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" svg:font-family="'EB Garamond'"/>
    <style:font-face style:name="Lato Black" svg:font-family="'Lato Black'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Text_20_body">
      <style:text-properties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text-properties style:language-asian="ru" style:country-asian="RU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/>
    <style:style style:name="P7" style:family="paragraph" style:parent-style-name="Contents_20_1">
      <style:paragraph-properties>
        <style:tab-stops>
          <style:tab-stop style:position="10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0.6929in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2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3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4" style:family="text">
      <style:text-properties style:language-asian="ru" style:country-asian="RU"/>
    </style:style>
    <style:style style:name="T5" style:family="text">
      <style:text-properties style:font-name="FreeSerif1" fo:font-size="18pt" style:font-size-asian="18pt" style:font-size-complex="18pt"/>
    </style:style>
    <style:style style:name="T6" style:family="text">
      <style:text-properties style:font-name="FreeSerif1" fo:font-size="18pt" style:font-size-asian="18pt" style:language-asian="ru" style:country-asian="RU" style:font-size-complex="18pt"/>
    </style:style>
    <style:style style:name="T7" style:family="text">
      <style:text-properties style:font-name="FreeSerif1" fo:font-size="18pt" fo:font-style="italic" style:font-name-asian="Times New Roman" style:font-size-asian="18pt" style:language-asian="ru" style:country-asian="RU" style:font-style-asian="italic" style:font-name-complex="Times New Roman" style:font-size-complex="18pt" style:font-style-complex="italic"/>
    </style:style>
    <style:style style:name="T8" style:family="text">
      <style:text-properties style:font-name="FreeSerif1" fo:font-size="18pt" style:font-name-asian="Times New Roman" style:font-size-asian="18pt" style:language-asian="ru" style:country-asian="RU" style:font-name-complex="Times New Roman" style:font-size-complex="18pt"/>
    </style:style>
    <style:style style:name="T9" style:family="text">
      <style:text-properties officeooo:rsid="00245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26768_3462270752"/><text:span text:style-name="T4">ЗАБАВНЫЙ СЛОВАРИК</text:span><text:span text:style-name="T2"> <text:line-break/></text:span><text:span text:style-name="T4">для всех, кто знать не знает иврита</text:span><text:bookmark-end text:name="__RefHeading___Toc26768_3462270752"/></text:h>
      <text:p text:style-name="Text_20_body">(впрочем, и для тех, кому вдруг загорелось узнать)</text:p>
      <text:p text:style-name="Text_20_body"><text:span text:style-name="T3">Сочинил</text:span></text:p>
      <text:h text:style-name="Heading_20_3" text:outline-level="3"><text:bookmark-start text:name="__RefHeading___Toc26770_3462270752"/><text:span text:style-name="T4">Самуил ЧЕРФАС</text:span><text:bookmark-end text:name="__RefHeading___Toc26770_3462270752"/></text:h>
      <text:p text:style-name="Text_20_body"><text:bookmark-start text:name="__RefHeading___Toc26772_3462270752"/>СТИХИ О ПЕЧАЛЬНОЙ КОРОВЕ<text:bookmark-end text:name="__RefHeading___Toc26772_3462270752"/></text:p>
      <text:p text:style-name="Text_20_body">Попался мне в руки ивритский словарь, и стал ум искать, как бы ухватить неслыханные вокабулы. Вот изречёшь, словно заклинание: "ТАРНЕГО<text:span text:style-name="T5">́</text:span>ЛЕТ"! До чего торжественно! А всего-то навсего — "курица"... И за какой только колышек привязать тебя в памяти, хохлатка?</text:p>
      <text:p text:style-name="Text_20_body">Но вдруг из столкновений знакомого и странного посыпались искорки созвучий, изумляя игрой невообразимых смыслов.</text:p>
      <text:p text:style-name="Text_20_body">Многие стишки здесь детсадовские и школьные, но есть и посерьёзнее, в которых на проказливую детку оглядывается умудренный жизнью дяденька.. Кое что здесь ради красного словца (не пощадив, конечно, и отца), или стихоплётного озорства (полагаю, не лишнего: ведь каждый трюк и повтор — ещё один узелок в памяти).</text:p>
      <text:p text:style-name="Text_20_body">Занятные курьёзы рождает иногда смешение русского с ивритом.</text:p>
      <text:p text:style-name="Text_20_body">Говорит мама сынишке:</text:p>
      <text:p text:style-name="Text_20_body">— Я тебе сейчас Пушкина почитаю:</text:p>
      <text:p text:style-name="Text_20_body"><text:span text:style-name="T1">Унылая пора, очей очарованье,</text:span></text:p>
      <text:p text:style-name="Text_20_body"><text:span text:style-name="T1">Приятна мне твоя прощальная краса...</text:span></text:p>
      <text:p text:style-name="Text_20_body">Ты всё понял?</text:p>
      <text:p text:style-name="Text_20_body">— А что такое "унылый"?</text:p>
      <text:p text:style-name="Text_20_body">— Ну, печальный, когда у человека плохое настроение.</text:p>
      <text:p text:style-name="Text_20_body">— А "очей очарованье"?</text:p>
      <text:p text:style-name="Text_20_body">— "Очи" — это глаза, "очарование" — то что красиво и глаза радует. Так о чём здесь говорится?</text:p>
      <text:p text:style-name="Text_20_body">— О красивой печальной корове...</text:p>
      <text:p text:style-name="Text_20_body">Тут уже у мамы ум за разум заходит.</text:p>
      <text:p text:style-name="Text_20_body">— Ну как ты, мама, не понимаешь! ПАРА<text:span text:style-name="T5">́</text:span> — это же корова.</text:p>
      <text:p text:style-name="Text_20_body"><text:span text:style-name="T1">SIC!</text:span><text:span text:style-name="T2"> Серьёзное замечание для очень серьёзных учителей и учеников!</text:span></text:p>
      <text:p text:style-name="Text_20_body"><text:bookmark-start text:name="__RefHeading___Toc26774_3462270752"/><text:span text:style-name="T2">Шуточный словарик </text:span><text:span text:style-name="T4">ни в коем случае не является самостоятельным учебным пособием</text:span><text:span text:style-name="T2">. Ивритские слова в нём — лишь материал для игры, и поэтому их произношение и написание максимально приближены к требованиям русской речи. Русское написание даёт лишь </text:span><text:span text:style-name="T4">намёк</text:span><text:span text:style-name="T2"> на реальное ивритское слово, но и такая подсказка, надо надеяться, будет полезна для запоминания.</text:span><text:bookmark-end text:name="__RefHeading___Toc26774_3462270752"/></text:p>
      <text:p text:style-name="Text_20_body">А теперь — кому забавляться, кому — делом заниматься:</text:p>
      <text:p text:style-name="Text_20_body"><text:span text:style-name="T1">Пускай влетают в ухо</text:span></text:p>
      <text:p text:style-name="Text_20_body"><text:span text:style-name="T1">Простейшие слова:</text:span></text:p>
      <text:p text:style-name="Text_20_body"><text:span text:style-name="T1">Еду вкушает брюхо,</text:span></text:p>
      <text:p text:style-name="Text_20_body"><text:span text:style-name="T1">А Е</text:span><text:span text:style-name="T7">́</text:span><text:span text:style-name="T1">ДУ — голова!</text:span></text:p>
      <text:h text:style-name="Heading_20_3" text:outline-level="3"><text:bookmark-start text:name="__RefHeading___Toc26776_3462270752"/><text:span text:style-name="T4">Е</text:span><text:span text:style-name="T6">́</text:span><text:span text:style-name="T4">ДА</text:span><text:span text:style-name="T2"> </text:span><text:span text:style-name="T1">(ивр.)</text:span><text:span text:style-name="T2"> — знания</text:span><text:bookmark-end text:name="__RefHeading___Toc26776_3462270752"/></text:h>
      <text:h text:style-name="Heading_20_3" text:outline-level="3"><text:bookmark-start text:name="__RefHeading___Toc26778_3462270752"/><text:span text:style-name="T4">С. Черфас</text:span><text:bookmark-end text:name="__RefHeading___Toc26778_3462270752"/></text:h>
      <text:h text:style-name="Heading_20_3" text:outline-level="3"><text:bookmark-start text:name="__RefHeading___Toc26780_3462270752"/><text:span text:style-name="T4">буква — ОТ</text:span><text:bookmark-end text:name="__RefHeading___Toc26780_3462270752"/></text:h>
      <text:h text:style-name="Heading_20_3" text:outline-level="3"><text:bookmark-start text:name="__RefHeading___Toc26782_3462270752"/><text:span text:style-name="T4">слово — МИЛА</text:span><text:span text:style-name="T6">́</text:span><text:bookmark-end text:name="__RefHeading___Toc26782_3462270752"/></text:h>
      <text:h text:style-name="Heading_20_3" text:outline-level="3"><text:bookmark-start text:name="__RefHeading___Toc26784_3462270752"/><text:span text:style-name="T4">слова — МИЛИ</text:span><text:span text:style-name="T6">́</text:span><text:span text:style-name="T4">М</text:span><text:bookmark-end text:name="__RefHeading___Toc26784_3462270752"/></text:h>
      <text:h text:style-name="Heading_20_3" text:outline-level="3"><text:bookmark-start text:name="__RefHeading___Toc26786_3462270752"/><text:span text:style-name="T4">предложение — МИШПА</text:span><text:span text:style-name="T6">́</text:span><text:span text:style-name="T4">Т</text:span><text:bookmark-end text:name="__RefHeading___Toc26786_3462270752"/></text:h>
      <text:p text:style-name="Text_20_body">Откуда грамота идёт?</text:p>
      <text:p text:style-name="Text_20_body">От одинокой буквы ОТ.</text:p>
      <text:p text:style-name="Text_20_body">Но ей компания мила,</text:p>
      <text:p text:style-name="Text_20_body">И буквы сходятся в МИЛА<text:span text:style-name="T5">́</text:span>.</text:p>
      <text:p text:style-name="Text_20_body">МИЛА<text:span text:style-name="T5">́</text:span> с МИЛою станут в ряд,</text:p>
      <text:p text:style-name="Text_20_body">И получается МИШПА<text:span text:style-name="T5">́</text:span>Т.</text:p>
      <text:p text:style-name="Text_20_body">МИЛИ<text:span text:style-name="T5">́</text:span>Мов вдоволь дал Господь:</text:p>
      <text:p text:style-name="Text_20_body">Хватает всем, чтоб вздор молоть.</text:p>
      <text:h text:style-name="Heading_20_2" text:outline-level="2"/>
      <text:h text:style-name="Heading_20_3" text:outline-level="3"><text:bookmark-start text:name="__RefHeading___Toc26788_3462270752"/><text:span text:style-name="T4">семья — МИШПАХА</text:span><text:span text:style-name="T6">́</text:span><text:bookmark-end text:name="__RefHeading___Toc26788_3462270752"/></text:h>
      <text:p text:style-name="Text_20_body">Мишка, папа, мама — ха! —</text:p>
      <text:p text:style-name="Text_20_body">Получилась МИШПАХА<text:span text:style-name="T5">́</text:span>.</text:p>
      <text:h text:style-name="Heading_20_3" text:outline-level="3"><text:bookmark-start text:name="__RefHeading___Toc26790_3462270752"/><text:span text:style-name="T4">бабушка — СА</text:span><text:span text:style-name="T6">́</text:span><text:span text:style-name="T4">ВТА</text:span><text:bookmark-end text:name="__RefHeading___Toc26790_3462270752"/></text:h>
      <text:h text:style-name="Heading_20_3" text:outline-level="3"><text:bookmark-start text:name="__RefHeading___Toc26792_3462270752"/><text:span text:style-name="T4">дедушка — СА</text:span><text:span text:style-name="T6">́</text:span><text:span text:style-name="T4">БА</text:span><text:bookmark-end text:name="__RefHeading___Toc26792_3462270752"/></text:h>
      <text:p text:style-name="Text_20_body">Приезжает в гости завтра</text:p>
      <text:p text:style-name="Text_20_body">Дорогая баба СА<text:span text:style-name="T5">́</text:span>ВТА</text:p>
      <text:p text:style-name="Text_20_body">И везёт с собою баба</text:p>
      <text:p text:style-name="Text_20_body">Дорогого деда СА<text:span text:style-name="T5">́</text:span>БА.</text:p>
      <text:h text:style-name="Heading_20_3" text:outline-level="3"><text:bookmark-start text:name="__RefHeading___Toc26794_3462270752"/><text:span text:style-name="T4">дядя — ДОД</text:span><text:bookmark-end text:name="__RefHeading___Toc26794_3462270752"/></text:h>
      <text:h text:style-name="Heading_20_3" text:outline-level="3"><text:bookmark-start text:name="__RefHeading___Toc26796_3462270752"/><text:span text:style-name="T4">тётя — ДО</text:span><text:span text:style-name="T6">́</text:span><text:span text:style-name="T4">ДА</text:span><text:bookmark-end text:name="__RefHeading___Toc26796_3462270752"/></text:h>
      <text:h text:style-name="Heading_20_3" text:outline-level="3"><text:bookmark-start text:name="__RefHeading___Toc26798_3462270752"/><text:span text:style-name="T4">двоюродный брат — БЕН-ДО</text:span><text:span text:style-name="T6">́</text:span><text:span text:style-name="T4">Д</text:span><text:bookmark-end text:name="__RefHeading___Toc26798_3462270752"/></text:h>
      <text:p text:style-name="Text_20_body">Дядя ДОД и тётя ДО<text:span text:style-name="T5">́</text:span>ДА</text:p>
      <text:p text:style-name="Text_20_body">Не вылазят с огорода,</text:p>
      <text:p text:style-name="Text_20_body">И двоюродный БЕН-ДОД</text:p>
      <text:p text:style-name="Text_20_body">Тоже любит огород.</text:p>
      <text:h text:style-name="Heading_20_3" text:outline-level="3"><text:bookmark-start text:name="__RefHeading___Toc26800_3462270752"/><text:span text:style-name="T4">брат — АХ</text:span><text:bookmark-end text:name="__RefHeading___Toc26800_3462270752"/></text:h>
      <text:h text:style-name="Heading_20_3" text:outline-level="3"><text:bookmark-start text:name="__RefHeading___Toc26802_3462270752"/><text:span text:style-name="T4">сестра — АХО</text:span><text:span text:style-name="T6">́</text:span><text:span text:style-name="T4">Т</text:span><text:bookmark-end text:name="__RefHeading___Toc26802_3462270752"/></text:h>
      <text:p text:style-name="Text_20_body">Ах, как весело в гостях</text:p>
      <text:p text:style-name="Text_20_body">Мне бывать у брата АХ!</text:p>
      <text:p text:style-name="Text_20_body">А к АХО<text:span text:style-name="T5">́</text:span>Те неохота —</text:p>
      <text:p text:style-name="Text_20_body">Там тоска лишь да зевота.</text:p>
      <text:h text:style-name="Heading_20_3" text:outline-level="3"><text:bookmark-start text:name="__RefHeading___Toc26804_3462270752"/><text:span text:style-name="T4">подробность — ПРАТ подробности — ПРАТИ</text:span><text:span text:style-name="T6">́</text:span><text:span text:style-name="T4">М</text:span><text:bookmark-end text:name="__RefHeading___Toc26804_3462270752"/></text:h>
      <text:p text:style-name="Text_20_body">Побратим о побратиме</text:p>
      <text:p text:style-name="Text_20_body">Знает всё во всех ПРАТИ<text:span text:style-name="T5">́</text:span>Мах</text:p>
      <text:p text:style-name="Text_20_body">И о брате брат</text:p>
      <text:p text:style-name="Text_20_body"><text:soft-page-break/>Знает каждый ПРАТ.</text:p>
      <text:h text:style-name="Heading_20_3" text:outline-level="3"><text:bookmark-start text:name="__RefHeading___Toc26806_3462270752"/><text:span text:style-name="T4">сын — БЕН</text:span><text:bookmark-end text:name="__RefHeading___Toc26806_3462270752"/></text:h>
      <text:p text:style-name="Text_20_body">У сына БЕНа — бенефис,</text:p>
      <text:p text:style-name="Text_20_body">И, в окружении актрис,</text:p>
      <text:p text:style-name="Text_20_body">Сказал на весь театр Беня:</text:p>
      <text:p text:style-name="Text_20_body">"Отец, ты видишь: я на сцене!"</text:p>
      <text:h text:style-name="Heading_20_3" text:outline-level="3"><text:bookmark-start text:name="__RefHeading___Toc26808_3462270752"/><text:span text:style-name="T4">дочь — БАТ</text:span><text:bookmark-end text:name="__RefHeading___Toc26808_3462270752"/></text:h>
      <text:p text:style-name="Text_20_body">Обожала БАТа батю</text:p>
      <text:p text:style-name="Text_20_body">И не шла без бати спати,</text:p>
      <text:p text:style-name="Text_20_body">Приставала: "Сядь здесь с краю,</text:p>
      <text:p text:style-name="Text_20_body">Спой мне на ночь "баю-баю".</text:p>
      <text:h text:style-name="Heading_20_3" text:outline-level="3"><text:bookmark-start text:name="__RefHeading___Toc26810_3462270752"/><text:span text:style-name="T4">родились — НОЛЬДУ</text:span><text:span text:style-name="T6">́</text:span><text:bookmark-end text:name="__RefHeading___Toc26810_3462270752"/></text:h>
      <text:p text:style-name="Text_20_body">— А пингвины где НОЛЬДУ<text:span text:style-name="T5">́</text:span>?</text:p>
      <text:p text:style-name="Text_20_body"><text:span text:style-name="T2">— Ну, известно где: </text:span><text:span text:style-name="T1">на льду</text:span><text:span text:style-name="T2">.</text:span></text:p>
      <text:h text:style-name="Heading_20_3" text:outline-level="3"><text:bookmark-start text:name="__RefHeading___Toc26812_3462270752"/><text:span text:style-name="T4">происхождение — МОЦА</text:span><text:span text:style-name="T6">́</text:span><text:bookmark-end text:name="__RefHeading___Toc26812_3462270752"/></text:h>
      <text:p text:style-name="Text_20_body">— Хочешь знать своё МОЦА<text:span text:style-name="T5">́</text:span> —</text:p>
      <text:p text:style-name="Text_20_body">Порасспрашивай отца.</text:p>
      <text:h text:style-name="Heading_20_3" text:outline-level="3"><text:bookmark-start text:name="__RefHeading___Toc26814_3462270752"/><text:span text:style-name="T4">родители — hОРИ</text:span><text:span text:style-name="T6">́</text:span><text:span text:style-name="T4">М</text:span><text:bookmark-end text:name="__RefHeading___Toc26814_3462270752"/></text:h>
      <text:p text:style-name="Text_20_body">Как мы вдруг ни погорим,</text:p>
      <text:p text:style-name="Text_20_body">Знаем — выручат hОРИ<text:span text:style-name="T5">́</text:span>М.</text:p>
      <text:h text:style-name="Heading_20_3" text:outline-level="3"><text:bookmark-start text:name="__RefHeading___Toc26816_3462270752"/><text:span text:style-name="T4">предложение </text:span><text:span text:style-name="T1">(о чём-либо)</text:span><text:span text:style-name="T4"> — hАЦА</text:span><text:span text:style-name="T2">А</text:span><text:bookmark-end text:name="__RefHeading___Toc26816_3462270752"/></text:h>
      <text:p text:style-name="Text_20_body">— Кончились деньги, какое hАЦЦА<text:span text:style-name="T5">́</text:span>?</text:p>
      <text:p text:style-name="Text_20_body">— Такое hАЦЦА<text:span text:style-name="T5">́</text:span> — попроси у отца.</text:p>
      <text:h text:style-name="Heading_20_3" text:outline-level="3"><text:bookmark-start text:name="__RefHeading___Toc26818_3462270752"/><text:span text:style-name="T4">младенец — ТИНО</text:span><text:span text:style-name="T6">́</text:span><text:span text:style-name="T4">К</text:span><text:bookmark-end text:name="__RefHeading___Toc26818_3462270752"/></text:h>
      <text:p text:style-name="Text_20_body">Что за прелесть ваш ТИНО<text:span text:style-name="T5">́</text:span>К!</text:p>
      <text:p text:style-name="Text_20_body">Доченька или сынок?</text:p>
      <text:h text:style-name="Heading_20_3" text:outline-level="3"><text:bookmark-start text:name="__RefHeading___Toc26820_3462270752"/><text:span text:style-name="T4">племянник — АХЪЯ</text:span><text:span text:style-name="T6">́</text:span><text:span text:style-name="T4">Н</text:span><text:bookmark-end text:name="__RefHeading___Toc26820_3462270752"/></text:h>
      <text:h text:style-name="Heading_20_3" text:outline-level="3"><text:bookmark-start text:name="__RefHeading___Toc26822_3462270752"/><text:span text:style-name="T4">племянница — АХЪЯНИ</text:span><text:span text:style-name="T6">́</text:span><text:span text:style-name="T4">Т</text:span><text:bookmark-end text:name="__RefHeading___Toc26822_3462270752"/></text:h>
      <text:p text:style-name="Text_20_body">Хайм, племяшка мой, АХЪЯ<text:span text:style-name="T5">́</text:span>Н,</text:p>
      <text:p text:style-name="Text_20_body">Сорванец и хулиган.</text:p>
      <text:p text:style-name="Text_20_body">А девчонка, АХЪЯНИ<text:span text:style-name="T5">́</text:span>Т,</text:p>
      <text:p text:style-name="Text_20_body">Всё над книжками сидит.</text:p>
      <text:h text:style-name="Heading_20_3" text:outline-level="3"><text:bookmark-start text:name="__RefHeading___Toc26824_3462270752"/><text:span text:style-name="T4">внук </text:span><text:span text:style-name="T2">?</text:span><text:span text:style-name="T4"> НЭ</text:span><text:span text:style-name="T6">́</text:span><text:span text:style-name="T4">ХЕД</text:span><text:bookmark-end text:name="__RefHeading___Toc26824_3462270752"/></text:h>
      <text:h text:style-name="Heading_20_3" text:outline-level="3"><text:bookmark-start text:name="__RefHeading___Toc26826_3462270752"/><text:span text:style-name="T4">внучка </text:span><text:span text:style-name="T2">?</text:span><text:span text:style-name="T4"> НЭХДА</text:span><text:span text:style-name="T6">́</text:span><text:bookmark-end text:name="__RefHeading___Toc26826_3462270752"/></text:h>
      <text:p text:style-name="Text_20_body"><text:span text:style-name="T2">НЭ</text:span><text:span text:style-name="T8">́</text:span><text:span text:style-name="T2">ХЕД спать совсем </text:span><text:span text:style-name="T1">не хочет</text:span><text:span text:style-name="T2">,</text:span></text:p>
      <text:p text:style-name="Text_20_body">Деду голову морочит,</text:p>
      <text:p text:style-name="Text_20_body">Чтоб с кроваткой рядом сел,</text:p>
      <text:p text:style-name="Text_20_body">На ночь песенку пропел,</text:p>
      <text:p text:style-name="Text_20_body">И, сказать не в силах "Нет",</text:p>
      <text:p text:style-name="Text_20_body">Напевать садится дед.</text:p>
      <text:p text:style-name="P3">***</text:p>
      <text:p text:style-name="Text_20_body">Ходит к деду НЭХДА<text:span text:style-name="T5">́</text:span></text:p>
      <text:p text:style-name="Text_20_body">По средам,</text:p>
      <text:p text:style-name="Text_20_body">А НЭ<text:span text:style-name="T5">́</text:span>ХЕДа ?</text:p>
      <text:p text:style-name="Text_20_body">Как и нет его.</text:p>
      <text:h text:style-name="Heading_20_3" text:outline-level="3"><text:bookmark-start text:name="__RefHeading___Toc26828_3462270752"/><text:span text:style-name="T4">пришёл — БА</text:span><text:bookmark-end text:name="__RefHeading___Toc26828_3462270752"/></text:h>
      <text:p text:style-name="Text_20_body">Ба! Да это ты, орёл:</text:p>
      <text:p text:style-name="Text_20_body">В кои веки, а зашёл!</text:p>
      <text:h text:style-name="Heading_20_3" text:outline-level="3"><text:bookmark-start text:name="__RefHeading___Toc26830_3462270752"/><text:span text:style-name="T4">правнук — НИН</text:span><text:bookmark-end text:name="__RefHeading___Toc26830_3462270752"/></text:h>
      <text:p text:style-name="Text_20_body">Чудный правнук НИН у Нины —</text:p>
      <text:p text:style-name="Text_20_body">Завтра будут именины.</text:p>
      <text:h text:style-name="Heading_20_3" text:outline-level="3"><text:bookmark-start text:name="__RefHeading___Toc26832_3462270752"/><text:span text:style-name="T4">девочка — ЯЛДА</text:span><text:span text:style-name="T6">́</text:span><text:bookmark-end text:name="__RefHeading___Toc26832_3462270752"/></text:h>
      <text:h text:style-name="Heading_20_3" text:outline-level="3"><text:bookmark-start text:name="__RefHeading___Toc26834_3462270752"/><text:span text:style-name="T4">мальчик — Е</text:span><text:span text:style-name="T6">́</text:span><text:span text:style-name="T4">ЛЕД</text:span><text:bookmark-end text:name="__RefHeading___Toc26834_3462270752"/></text:h>
      <text:h text:style-name="Heading_20_3" text:outline-level="3"><text:bookmark-start text:name="__RefHeading___Toc26836_3462270752"/><text:span text:style-name="T4">девочки — ЕЛАДО</text:span><text:span text:style-name="T6">́</text:span><text:span text:style-name="T4">Т</text:span><text:bookmark-end text:name="__RefHeading___Toc26836_3462270752"/></text:h>
      <text:h text:style-name="Heading_20_3" text:outline-level="3"><text:bookmark-start text:name="__RefHeading___Toc26838_3462270752"/><text:span text:style-name="T4">мальчики — ЕЛАДИ</text:span><text:span text:style-name="T6">́</text:span><text:span text:style-name="T4">М</text:span><text:bookmark-end text:name="__RefHeading___Toc26838_3462270752"/></text:h>
      <text:p text:style-name="Text_20_body">И запомни навсегда:</text:p>
      <text:p text:style-name="Text_20_body">Я ЯЛДА<text:span text:style-name="T5">́</text:span>, а не балда!</text:p>
      <text:p text:style-name="Text_20_body">Сам ты смыслишь еле-еле,</text:p>
      <text:p text:style-name="Text_20_body">А ещё мальчишка, Е<text:span text:style-name="T5">́</text:span>ЛЕД!</text:p>
      <text:p text:style-name="P3">***</text:p>
      <text:p text:style-name="Text_20_body">Пьют малиновый компот</text:p>
      <text:p text:style-name="Text_20_body">Три девчонки ЕЛАДО<text:span text:style-name="T5">́</text:span>Т,</text:p>
      <text:p text:style-name="Text_20_body">А мы финики едим —</text:p>
      <text:p text:style-name="Text_20_body">Шесть мальчишек ЕЛАД<text:span text:style-name="T5">́</text:span>ИМ.</text:p>
      <text:h text:style-name="Heading_20_3" text:outline-level="3"><text:bookmark-start text:name="__RefHeading___Toc26840_3462270752"/><text:span text:style-name="T4">взрослый — МЭВУГА</text:span><text:span text:style-name="T6">́</text:span><text:span text:style-name="T4">Р</text:span><text:bookmark-end text:name="__RefHeading___Toc26840_3462270752"/></text:h>
      <text:p text:style-name="Text_20_body">Мы не дети — МЭВУГА<text:span text:style-name="T5">́</text:span>Ры,</text:p>
      <text:p text:style-name="Text_20_body">Мы, увы, скорее стары...</text:p>
      <text:h text:style-name="Heading_20_3" text:outline-level="3"><text:bookmark-start text:name="__RefHeading___Toc26842_3462270752"/><text:span text:style-name="T4">бесплатно — ХИНА</text:span><text:span text:style-name="T6">́</text:span><text:span text:style-name="T4">М</text:span><text:bookmark-end text:name="__RefHeading___Toc26842_3462270752"/></text:h>
      <text:p text:style-name="Text_20_body">Берут деньги с пап и мам,</text:p>
      <text:p text:style-name="Text_20_body">А мы — дети, нам — ХИНА<text:span text:style-name="T5">́</text:span>М!</text:p>
      <text:h text:style-name="Heading_20_3" text:outline-level="3"><text:bookmark-start text:name="__RefHeading___Toc26844_3462270752"/><text:span text:style-name="T4">муж, хозяин — БААЛ</text:span><text:bookmark-end text:name="__RefHeading___Toc26844_3462270752"/></text:h>
      <text:p text:style-name="Text_20_body">Берта по балам порхала:</text:p>
      <text:p text:style-name="Text_20_body">БААЛа на балу искала.</text:p>
      <text:p text:style-name="Text_20_body">После свадьбы Бертин БААЛ</text:p>
      <text:p text:style-name="Text_20_body">Сразу упорхнул на бал.</text:p>
      <text:h text:style-name="Heading_20_3" text:outline-level="3"><text:bookmark-start text:name="__RefHeading___Toc26846_3462270752"/><text:span text:style-name="T4">мужчина — Г</text:span><text:span text:style-name="T6">́</text:span><text:span text:style-name="T4">ЕВЕР</text:span><text:bookmark-end text:name="__RefHeading___Toc26846_3462270752"/></text:h>
      <text:h text:style-name="Heading_20_3" text:outline-level="3"><text:bookmark-start text:name="__RefHeading___Toc26848_3462270752"/><text:span text:style-name="T4">мужчины — ГВАРИ</text:span><text:span text:style-name="T6">́</text:span><text:span text:style-name="T4">М</text:span><text:bookmark-end text:name="__RefHeading___Toc26848_3462270752"/></text:h>
      <text:p text:style-name="Text_20_body">Завтра двигает на север</text:p>
      <text:p text:style-name="Text_20_body">Наш мужик, трудяга ГЕ<text:span text:style-name="T5">́</text:span>ВЕР.</text:p>
      <text:p text:style-name="Text_20_body">Наливаем, говорим:</text:p>
      <text:p text:style-name="Text_20_body">Собрались одни ГВАРИ<text:span text:style-name="T5">́</text:span>М.</text:p>
      <text:h text:style-name="Heading_20_3" text:outline-level="3"><text:bookmark-start text:name="__RefHeading___Toc26850_3462270752"/><text:span text:style-name="T4">женщина, жена — ИША</text:span><text:span text:style-name="T6">́</text:span><text:bookmark-end text:name="__RefHeading___Toc26850_3462270752"/></text:h>
      <text:h text:style-name="Heading_20_3" text:outline-level="3"><text:bookmark-start text:name="__RefHeading___Toc26852_3462270752"/><text:span text:style-name="T4">женщины — НАШИ</text:span><text:span text:style-name="T6">́</text:span><text:span text:style-name="T4">М</text:span><text:bookmark-end text:name="__RefHeading___Toc26852_3462270752"/></text:h>
      <text:p text:style-name="Text_20_body">Возмущается ИША<text:span text:style-name="T5">́</text:span>:</text:p>
      <text:p text:style-name="Text_20_body">— Дама я, а не ишак!</text:p>
      <text:p text:style-name="Text_20_body">Очень мало дорожим</text:p>
      <text:p text:style-name="Text_20_body">Все мы нашими НАШИ<text:span text:style-name="T5">́</text:span>М.</text:p>
      <text:h text:style-name="Heading_20_3" text:outline-level="3"><text:bookmark-start text:name="__RefHeading___Toc26854_3462270752"/><text:span text:style-name="T4">человечество — ЭНОШУ</text:span><text:span text:style-name="T6">́</text:span><text:span text:style-name="T4">Т</text:span><text:bookmark-end text:name="__RefHeading___Toc26854_3462270752"/></text:h>
      <text:p text:style-name="Text_20_body">Кто-то шут, а кто — не шут,</text:p>
      <text:p text:style-name="Text_20_body">Все мы вместе — ЭНОШУ<text:span text:style-name="T5">́</text:span>Т.</text:p>
      <text:h text:style-name="Heading_20_3" text:outline-level="3"><text:bookmark-start text:name="__RefHeading___Toc26856_3462270752"/><text:span text:style-name="T4">сильный — ХАЗА</text:span><text:span text:style-name="T6">́</text:span><text:span text:style-name="T4">К</text:span><text:bookmark-end text:name="__RefHeading___Toc26856_3462270752"/></text:h>
      <text:p text:style-name="Text_20_body">Парень ваш силён — ХАЗА<text:span text:style-name="T5">́</text:span>К —</text:p>
      <text:p text:style-name="Text_20_body">Крепкий вырастет казак!</text:p>
      <text:h text:style-name="Heading_20_3" text:outline-level="3"><text:bookmark-start text:name="__RefHeading___Toc26858_3462270752"/><text:span text:style-name="T4">слабый — ХАЛА</text:span><text:span text:style-name="T6">́</text:span><text:span text:style-name="T4">Ш</text:span><text:bookmark-end text:name="__RefHeading___Toc26858_3462270752"/></text:h>
      <text:p text:style-name="Text_20_body">Не едок в ряду калашном</text:p>
      <text:p text:style-name="Text_20_body">Не силён в бою кулашном.</text:p>
      <text:p text:style-name="Text_20_body">Значит, чтоб не быть ХАЛА<text:span text:style-name="T5">́</text:span>Шем,</text:p>
      <text:p text:style-name="Text_20_body">Надо кушать много каши.</text:p>
      <text:h text:style-name="Heading_20_3" text:outline-level="3"><text:bookmark-start text:name="__RefHeading___Toc26860_3462270752"/><text:span text:style-name="T4">великан — АНА</text:span><text:span text:style-name="T6">́</text:span><text:span text:style-name="T4">К</text:span><text:bookmark-end text:name="__RefHeading___Toc26860_3462270752"/></text:h>
      <text:p text:style-name="Text_20_body">В Андах жил один АНА<text:span text:style-name="T5">́</text:span>К,</text:p>
      <text:p text:style-name="Text_20_body">Был АНА<text:span text:style-name="T5">́</text:span>К большой дурак:</text:p>
      <text:p text:style-name="Text_20_body">Камни скатывал в долину</text:p>
      <text:p text:style-name="Text_20_body">Для забавы, просто так.</text:p>
      <text:h text:style-name="Heading_20_3" text:outline-level="3"><text:bookmark-start text:name="__RefHeading___Toc26862_3462270752"/><text:soft-page-break/><text:span text:style-name="T4">толстый — ШАМЕ</text:span><text:span text:style-name="T6">́</text:span><text:span text:style-name="T4">Н</text:span><text:bookmark-end text:name="__RefHeading___Toc26862_3462270752"/></text:h>
      <text:h text:style-name="Heading_20_3" text:outline-level="3"><text:bookmark-start text:name="__RefHeading___Toc26864_3462270752"/><text:span text:style-name="T4">толстый — АВЭ</text:span><text:span text:style-name="T6">́</text:span><text:bookmark-end text:name="__RefHeading___Toc26864_3462270752"/></text:h>
      <text:h text:style-name="Heading_20_3" text:outline-level="3"><text:bookmark-start text:name="__RefHeading___Toc26866_3462270752"/><text:span text:style-name="T4">худой — РАЗЕ</text:span><text:span text:style-name="T6">́</text:span><text:bookmark-end text:name="__RefHeading___Toc26866_3462270752"/></text:h>
      <text:h text:style-name="Heading_20_3" text:outline-level="3"><text:bookmark-start text:name="__RefHeading___Toc26868_3462270752"/><text:span text:style-name="T4">тощий — ЦАНУ</text:span><text:span text:style-name="T6">́</text:span><text:span text:style-name="T4">М</text:span><text:bookmark-end text:name="__RefHeading___Toc26868_3462270752"/></text:h>
      <text:p text:style-name="Text_20_body">Шамал Шмуль на переменах:</text:p>
      <text:p text:style-name="Text_20_body">За год стал совсем ШАМЕ<text:span text:style-name="T5">́</text:span>Н он.</text:p>
      <text:p text:style-name="Text_20_body">Ездил Изя на козе:</text:p>
      <text:p text:style-name="Text_20_body">Лёгкий, ловкий и РАЗЕ<text:span text:style-name="T5">́</text:span>.</text:p>
      <text:p text:style-name="P3">***</text:p>
      <text:p text:style-name="Text_20_body">— Ай красавица, ханум!</text:p>
      <text:p text:style-name="Text_20_body">Почему ханум ЦАНУ<text:span text:style-name="T5">́</text:span>М?</text:p>
      <text:p text:style-name="Text_20_body">Хочешь быстро стать АВЭ<text:span text:style-name="T5">́</text:span> —</text:p>
      <text:p text:style-name="Text_20_body">Ближе подходи к халве!</text:p>
      <text:h text:style-name="Heading_20_2" text:outline-level="2"/>
      <text:h text:style-name="Heading_20_3" text:outline-level="3"><text:bookmark-start text:name="__RefHeading___Toc26870_3462270752"/><text:span text:style-name="T4">во-первых — РЕШИ</text:span><text:span text:style-name="T6">́</text:span><text:span text:style-name="T4">Т</text:span><text:bookmark-end text:name="__RefHeading___Toc26870_3462270752"/></text:h>
      <text:h text:style-name="Heading_20_3" text:outline-level="3"><text:bookmark-start text:name="__RefHeading___Toc26872_3462270752"/><text:span text:style-name="T4">во-вторых — ШЕНИ</text:span><text:span text:style-name="T6">́</text:span><text:span text:style-name="T4">Т</text:span><text:bookmark-end text:name="__RefHeading___Toc26872_3462270752"/></text:h>
      <text:h text:style-name="Heading_20_3" text:outline-level="3"><text:bookmark-start text:name="__RefHeading___Toc26874_3462270752"/><text:span text:style-name="T4">в-третьих — ШЛИШИ</text:span><text:span text:style-name="T6">́</text:span><text:span text:style-name="T4">Т</text:span><text:bookmark-end text:name="__RefHeading___Toc26874_3462270752"/></text:h>
      <text:p text:style-name="Text_20_body">Что сделает папа?</text:p>
      <text:p text:style-name="Text_20_body"><text:span text:style-name="T2">Во-первых — </text:span><text:span text:style-name="T1">решит</text:span><text:span text:style-name="T2">,</text:span></text:p>
      <text:p text:style-name="Text_20_body"><text:span text:style-name="T2">Невесту подыщет и тут же </text:span><text:span text:style-name="T1">жени</text:span><text:span text:style-name="T7">́</text:span><text:span text:style-name="T1">т</text:span><text:span text:style-name="T2">,</text:span></text:p>
      <text:p text:style-name="Text_20_body">А станешь перечить —</text:p>
      <text:p text:style-name="Text_20_body"><text:span text:style-name="T2">Наследства </text:span><text:span text:style-name="T1">ж лишит</text:span><text:span text:style-name="T2">!</text:span></text:p>
      <text:h text:style-name="Heading_20_3" text:outline-level="3"><text:bookmark-start text:name="__RefHeading___Toc26876_3462270752"/><text:span text:style-name="T4">разумная — НЕВОНА</text:span><text:span text:style-name="T6">́</text:span><text:bookmark-end text:name="__RefHeading___Toc26876_3462270752"/></text:h>
      <text:p text:style-name="Text_20_body">Нина примерная будет жена:</text:p>
      <text:p text:style-name="Text_20_body">Нина невинна и НЕВОНА<text:span text:style-name="T5">́</text:span>.</text:p>
      <text:h text:style-name="Heading_20_3" text:outline-level="3"><text:bookmark-start text:name="__RefHeading___Toc26878_3462270752"/><text:span text:style-name="T4">согласен — МАСКИ</text:span><text:span text:style-name="T6">́</text:span><text:span text:style-name="T4">М</text:span><text:bookmark-end text:name="__RefHeading___Toc26878_3462270752"/></text:h>
      <text:h text:style-name="Heading_20_3" text:outline-level="3"><text:bookmark-start text:name="__RefHeading___Toc26880_3462270752"/><text:span text:style-name="T4">очаровательный — МАКСИ</text:span><text:span text:style-name="T6">́</text:span><text:span text:style-name="T4">М</text:span><text:bookmark-end text:name="__RefHeading___Toc26880_3462270752"/></text:h>
      <text:p text:style-name="Text_20_body">— Согласен ли Максим?</text:p>
      <text:p text:style-name="Text_20_body">— Максим сказал: "МАСКИ<text:span text:style-name="T5">́</text:span>М".</text:p>
      <text:p text:style-name="P3">***</text:p>
      <text:p text:style-name="Text_20_body">Очаровательный парень Максим:</text:p>
      <text:p text:style-name="Text_20_body">Десять невест устремилось за ним,</text:p>
      <text:p text:style-name="Text_20_body">Всем он охотно ответил: "МАСКИ<text:span text:style-name="T5">́</text:span>М"!</text:p>
      <text:h text:style-name="Heading_20_3" text:outline-level="3"><text:bookmark-start text:name="__RefHeading___Toc26882_3462270752"/><text:span text:style-name="T4">задание — М(Е)СИМА</text:span><text:span text:style-name="T6">́</text:span><text:bookmark-end text:name="__RefHeading___Toc26882_3462270752"/></text:h>
      <text:p text:style-name="Text_20_body">Такая вот, Сима, тебе МЕСИМА<text:span text:style-name="T5">́</text:span>:</text:p>
      <text:p text:style-name="Text_20_body">Сведи-ка Максима за месяц с ума.</text:p>
      <text:p text:style-name="Text_20_body">Не сможешь — останешься навек сама.</text:p>
      <text:h text:style-name="Heading_20_3" text:outline-level="3"><text:bookmark-start text:name="__RefHeading___Toc26884_3462270752"/><text:span text:style-name="T4">прохожий — ОВЕ</text:span><text:span text:style-name="T6">́</text:span><text:span text:style-name="T4">Р</text:span><text:bookmark-end text:name="__RefHeading___Toc26884_3462270752"/></text:h>
      <text:p text:style-name="Text_20_body">Глядела Вера на ОВЕ<text:span text:style-name="T5">́</text:span>Ров и вздыхала,</text:p>
      <text:p text:style-name="Text_20_body">И веру в счастье личное теряла,</text:p>
      <text:p text:style-name="Text_20_body">Но как-то шёл красавец-офицер,</text:p>
      <text:p text:style-name="Text_20_body">И выкрикнула Вера: "Стой, ОВЕ<text:span text:style-name="T5">́</text:span>Р!"</text:p>
      <text:h text:style-name="Heading_20_3" text:outline-level="3"><text:bookmark-start text:name="__RefHeading___Toc26886_3462270752"/><text:span text:style-name="T4">свадьба — ХАТУНА</text:span><text:span text:style-name="T6">́</text:span><text:bookmark-end text:name="__RefHeading___Toc26886_3462270752"/></text:h>
      <text:h text:style-name="Heading_20_3" text:outline-level="3"><text:bookmark-start text:name="__RefHeading___Toc26888_3462270752"/><text:span text:style-name="T4">жених — ХАТТА</text:span><text:span text:style-name="T6">́</text:span><text:span text:style-name="T4">Н</text:span><text:bookmark-end text:name="__RefHeading___Toc26888_3462270752"/></text:h>
      <text:h text:style-name="Heading_20_3" text:outline-level="3"><text:bookmark-start text:name="__RefHeading___Toc26890_3462270752"/><text:span text:style-name="T4">невеста — КАЛЛА</text:span><text:span text:style-name="T6">́</text:span><text:bookmark-end text:name="__RefHeading___Toc26890_3462270752"/></text:h>
      <text:p text:style-name="Text_20_body">Почему у нас сегодня</text:p>
      <text:p text:style-name="Text_20_body">Хата ходит ходуном?</text:p>
      <text:p text:style-name="Text_20_body">ХАТУНА<text:span text:style-name="T5">́</text:span> у нас сегодня —</text:p>
      <text:p text:style-name="Text_20_body">Пляшем, шутим, пьём, поём.</text:p>
      <text:p text:style-name="Text_20_body">А жених у нас, ХАТТА<text:span text:style-name="T5">́</text:span>Н,</text:p>
      <text:p text:style-name="Text_20_body">Ну, ни капельки не пьян.</text:p>
      <text:p text:style-name="Text_20_body">"Выпьешь, — говорит КАЛЛА<text:span text:style-name="T5">́</text:span> —</text:p>
      <text:p text:style-name="Text_20_body">Убегу из-за стола!"</text:p>
      <text:h text:style-name="Heading_20_3" text:outline-level="3"><text:bookmark-start text:name="__RefHeading___Toc26892_3462270752"/><text:span text:style-name="T4">соответствие — hАТАМА</text:span><text:span text:style-name="T6">́</text:span><text:bookmark-end text:name="__RefHeading___Toc26892_3462270752"/></text:h>
      <text:p text:style-name="Text_20_body">hАТАМА<text:span text:style-name="T5">́</text:span> у Тома с Тамарой —</text:p>
      <text:p text:style-name="Text_20_body">Идеальная просто пара!</text:p>
      <text:h text:style-name="Heading_20_3" text:outline-level="3"><text:bookmark-start text:name="__RefHeading___Toc26894_3462270752"/><text:span text:style-name="T4">кольцо — ТАББАА</text:span><text:span text:style-name="T6">́</text:span><text:span text:style-name="T4">Т</text:span><text:bookmark-end text:name="__RefHeading___Toc26894_3462270752"/></text:h>
      <text:p text:style-name="Text_20_body">ТАББАА<text:span text:style-name="T5">́</text:span>Т — обет</text:p>
      <text:p text:style-name="Text_20_body">До старости лет.</text:p>
      <text:h text:style-name="Heading_20_3" text:outline-level="3"><text:bookmark-start text:name="__RefHeading___Toc26896_3462270752"/><text:span text:style-name="T4">зять — ХАТА</text:span><text:span text:style-name="T6">́</text:span><text:span text:style-name="T4">Н</text:span><text:bookmark-end text:name="__RefHeading___Toc26896_3462270752"/></text:h>
      <text:p text:style-name="Text_20_body">Без ума тётя Хана</text:p>
      <text:p text:style-name="Text_20_body">От ХАТА<text:span text:style-name="T5">́</text:span>На Натана:</text:p>
      <text:p text:style-name="Text_20_body">Он прислал к именинам</text:p>
      <text:p text:style-name="Text_20_body">Ей кулончик: "От сына".</text:p>
      <text:h text:style-name="Heading_20_3" text:outline-level="3"><text:bookmark-start text:name="__RefHeading___Toc26898_3462270752"/><text:span text:style-name="T4">счастье — О</text:span><text:span text:style-name="T6">́</text:span><text:span text:style-name="T4">ШЕР</text:span><text:bookmark-end text:name="__RefHeading___Toc26898_3462270752"/></text:h>
      <text:p text:style-name="Text_20_body">— Если ты женой не брошен,</text:p>
      <text:p text:style-name="Text_20_body">Если ходишь в макинтоше</text:p>
      <text:p text:style-name="Text_20_body">И имеешь кус хороший,</text:p>
      <text:p text:style-name="Text_20_body">Чем тебе, стервец, не О<text:span text:style-name="T5">́</text:span>ШЕР? —</text:p>
      <text:p text:style-name="Text_20_body">Говорила зятю тёща.</text:p>
      <text:h text:style-name="Heading_20_3" text:outline-level="3"><text:bookmark-start text:name="__RefHeading___Toc26900_3462270752"/><text:span text:style-name="T4">тёща — ХОТЭ</text:span><text:span text:style-name="T6">́</text:span><text:span text:style-name="T4">НЕТ</text:span><text:bookmark-end text:name="__RefHeading___Toc26900_3462270752"/></text:h>
      <text:p text:style-name="Text_20_body">— Наш театр в воскресенье</text:p>
      <text:p text:style-name="Text_20_body">Не зависит от хотенья,</text:p>
      <text:p text:style-name="Text_20_body">А от милости ХОТЭ<text:span text:style-name="T5">́</text:span>НЕТ:</text:p>
      <text:p text:style-name="Text_20_body">Если днём она зайдёт</text:p>
      <text:p text:style-name="Text_20_body">И Абрашку заберёт.</text:p>
      <text:p text:style-name="P3">***</text:p>
      <text:p text:style-name="Text_20_body">Зятю говорит ХОТЭ<text:span text:style-name="T5">́</text:span>НЭТ:</text:p>
      <text:p text:style-name="Text_20_body">— Вы бы с дочкой не хотели</text:p>
      <text:p text:style-name="Text_20_body">В воскресенье погулять?</text:p>
      <text:p text:style-name="Text_20_body">Я могу Абрашу взять.</text:p>
      <text:h text:style-name="Heading_20_3" text:outline-level="3"><text:bookmark-start text:name="__RefHeading___Toc26902_3462270752"/><text:span text:style-name="T4">ждать — Л(Е)ХАКО</text:span><text:span text:style-name="T6">́</text:span><text:span text:style-name="T4">Т</text:span><text:bookmark-end text:name="__RefHeading___Toc26902_3462270752"/></text:h>
      <text:h text:style-name="Heading_20_3" text:outline-level="3"><text:bookmark-start text:name="__RefHeading___Toc26904_3462270752"/><text:span text:style-name="T4">ожидание — hАМТАНА</text:span><text:span text:style-name="T6">́</text:span><text:bookmark-end text:name="__RefHeading___Toc26904_3462270752"/></text:h>
      <text:p text:style-name="Text_20_body">Хуже нет лиха, чем ЛЕХАКО<text:span text:style-name="T5">́</text:span>Т —</text:p>
      <text:p text:style-name="Text_20_body">Плохо тому, кто в тревоге ждёт.</text:p>
      <text:p text:style-name="P3">***</text:p>
      <text:p text:style-name="Text_20_body">Тягомотна hАМТАНА<text:span text:style-name="T5">́</text:span>:</text:p>
      <text:p text:style-name="Text_20_body">То к окну, то от окна —</text:p>
      <text:p text:style-name="Text_20_body">Хуже нету: изнывать,</text:p>
      <text:p text:style-name="Text_20_body">Вскакивать и снова ждать.</text:p>
      <text:h text:style-name="Heading_20_3" text:outline-level="3"><text:bookmark-start text:name="__RefHeading___Toc26906_3462270752"/><text:span text:style-name="T4">разлука </text:span><text:span text:style-name="T2">-</text:span><text:span text:style-name="T4">ПРЕЙДА</text:span><text:span text:style-name="T6">́</text:span><text:bookmark-end text:name="__RefHeading___Toc26906_3462270752"/></text:h>
      <text:p text:style-name="Text_20_body">Надоела ты, ПРЭЙДА<text:span text:style-name="T5">́</text:span> —</text:p>
      <text:p text:style-name="Text_20_body">Долго тянутся года,</text:p>
      <text:p text:style-name="Text_20_body">Ни просвета впереди,</text:p>
      <text:p text:style-name="Text_20_body">Ах, скорей назад приди!</text:p>
      <text:h text:style-name="Heading_20_3" text:outline-level="3"><text:bookmark-start text:name="__RefHeading___Toc26908_3462270752"/><text:span text:style-name="T4">подождешь — ТАМТИНИ</text:span><text:span text:style-name="T6">́</text:span><text:bookmark-end text:name="__RefHeading___Toc26908_3462270752"/></text:h>
      <text:p text:style-name="Text_20_body">— Ты меня не тяни,</text:p>
      <text:h text:style-name="Heading_20_3" text:outline-level="3"><text:bookmark-start text:name="__RefHeading___Toc26910_3462270752"/><text:soft-page-break/><text:span text:style-name="T2">Там в тени ТАМТИНИ</text:span><text:span text:style-name="T8">́</text:span><text:span text:style-name="T3">!</text:span><text:bookmark-end text:name="__RefHeading___Toc26910_3462270752"/></text:h>
      <text:h text:style-name="Heading_20_3" text:outline-level="3"><text:bookmark-start text:name="__RefHeading___Toc26912_3462270752"/><text:span text:style-name="T4">тоска — ГАГУИ</text:span><text:span text:style-name="T6">́</text:span><text:span text:style-name="T4">М</text:span><text:bookmark-end text:name="__RefHeading___Toc26912_3462270752"/></text:h>
      <text:h text:style-name="Heading_20_3" text:outline-level="3"><text:bookmark-start text:name="__RefHeading___Toc26914_3462270752"/><text:span text:style-name="T4">грусть — Э</text:span><text:span text:style-name="T6">́</text:span><text:span text:style-name="T4">ЦЕВ</text:span><text:bookmark-end text:name="__RefHeading___Toc26914_3462270752"/></text:h>
      <text:h text:style-name="Heading_20_3" text:outline-level="3"><text:bookmark-start text:name="__RefHeading___Toc26916_3462270752"/><text:span text:style-name="T4">грустный — АЦУ</text:span><text:span text:style-name="T6">́</text:span><text:span text:style-name="T4">В</text:span><text:bookmark-end text:name="__RefHeading___Toc26916_3462270752"/></text:h>
      <text:p text:style-name="Text_20_body">Всё растратим, проторгуем —</text:p>
      <text:p text:style-name="Text_20_body">И без денег заГАГУИ<text:span text:style-name="T5">́</text:span>М:</text:p>
      <text:p text:style-name="Text_20_body">В сердце Э<text:span text:style-name="T5">́</text:span>ЦЭВ, грусть-тоска —</text:p>
      <text:p text:style-name="Text_20_body">Ни пирушки, ни дружка.</text:p>
      <text:p text:style-name="P3">***</text:p>
      <text:p text:style-name="Text_20_body">— Ты чего такой АЦУ<text:span text:style-name="T5">́</text:span>В?</text:p>
      <text:p text:style-name="Text_20_body">— Лето близится к концу,</text:p>
      <text:p text:style-name="Text_20_body">Вот бы, на зиму заснув,</text:p>
      <text:p text:style-name="Text_20_body">Сразу увидать весну.</text:p>
      <text:h text:style-name="Heading_20_3" text:outline-level="3"><text:bookmark-start text:name="__RefHeading___Toc26918_3462270752"/><text:span text:style-name="T4">скука — ШИАМУ</text:span><text:span text:style-name="T6">́</text:span><text:span text:style-name="T4">М</text:span><text:bookmark-end text:name="__RefHeading___Toc26918_3462270752"/></text:h>
      <text:p text:style-name="Text_20_body">Без дел в глуши томится ум,</text:p>
      <text:p text:style-name="Text_20_body">Его изводит ШИАМУ<text:span text:style-name="T5">́</text:span>М.</text:p>
      <text:h text:style-name="Heading_20_3" text:outline-level="3"><text:bookmark-start text:name="__RefHeading___Toc26920_3462270752"/><text:span text:style-name="T4">развод — ГЕРУШИ</text:span><text:span text:style-name="T6">́</text:span><text:span text:style-name="T4">М</text:span><text:bookmark-end text:name="__RefHeading___Toc26920_3462270752"/></text:h>
      <text:p text:style-name="Text_20_body">На два брака нерушимых</text:p>
      <text:p text:style-name="Text_20_body">Есть у нас по ГЕРУШИ<text:span text:style-name="T5">́</text:span>Му,</text:p>
      <text:p text:style-name="Text_20_body">И кабы не ГЕРУШИ<text:span text:style-name="T5">́</text:span>Мы,</text:p>
      <text:p text:style-name="Text_20_body">Были б браки нерушимы.</text:p>
      <text:h text:style-name="Heading_20_3" text:outline-level="3"><text:bookmark-start text:name="__RefHeading___Toc26922_3462270752"/><text:span text:style-name="T4">холостой — РАВА</text:span><text:span text:style-name="T6">́</text:span><text:span text:style-name="T4">К</text:span><text:bookmark-end text:name="__RefHeading___Toc26922_3462270752"/></text:h>
      <text:h text:style-name="Heading_20_3" text:outline-level="3"><text:bookmark-start text:name="__RefHeading___Toc26924_3462270752"/><text:span text:style-name="T4">женатый — НАСУ</text:span><text:span text:style-name="T6">́</text:span><text:span text:style-name="T4">Й</text:span><text:bookmark-end text:name="__RefHeading___Toc26924_3462270752"/></text:h>
      <text:p text:style-name="Text_20_body">Да, бесконечно прав РАВА<text:span text:style-name="T5">́</text:span>К,</text:p>
      <text:p text:style-name="Text_20_body">Не заключив законный брак,</text:p>
      <text:p text:style-name="Text_20_body">Нередко думают НАСУ<text:span text:style-name="T5">́</text:span>И</text:p>
      <text:p text:style-name="Text_20_body">Перед супругами пасуя.</text:p>
      <text:h text:style-name="Heading_20_3" text:outline-level="3"><text:bookmark-start text:name="__RefHeading___Toc26926_3462270752"/><text:span text:style-name="T4">разведённый — ГАРУ</text:span><text:span text:style-name="T6">́</text:span><text:span text:style-name="T4">Ш</text:span><text:bookmark-end text:name="__RefHeading___Toc26926_3462270752"/></text:h>
      <text:h text:style-name="Heading_20_3" text:outline-level="3"><text:bookmark-start text:name="__RefHeading___Toc26928_3462270752"/><text:span text:style-name="T4">разведённая — ГРУША</text:span><text:span text:style-name="T6">́</text:span><text:bookmark-end text:name="__RefHeading___Toc26928_3462270752"/></text:h>
      <text:p text:style-name="Text_20_body">Третий год вздыхает Груша:</text:p>
      <text:p text:style-name="Text_20_body">"Ох, найти бы мне ГАРУ<text:span text:style-name="T5">́</text:span>Ша:</text:p>
      <text:p text:style-name="Text_20_body">Холостые не спешат —</text:p>
      <text:p text:style-name="Text_20_body">Не нужна с дитём ГРУША<text:span text:style-name="T5">́</text:span>".</text:p>
      <text:h text:style-name="Heading_20_3" text:outline-level="3"><text:bookmark-start text:name="__RefHeading___Toc26930_3462270752"/><text:span text:style-name="T4">вдова — АЛМАНА</text:span><text:span text:style-name="T6">́</text:span><text:bookmark-end text:name="__RefHeading___Toc26930_3462270752"/></text:h>
      <text:h text:style-name="Heading_20_3" text:outline-level="3"><text:bookmark-start text:name="__RefHeading___Toc26932_3462270752"/><text:span text:style-name="T4">вдовец — АЛМА</text:span><text:span text:style-name="T6">́</text:span><text:span text:style-name="T4">Н</text:span><text:bookmark-end text:name="__RefHeading___Toc26932_3462270752"/></text:h>
      <text:p text:style-name="Text_20_body">Загрустила АЛМАНА<text:span text:style-name="T5">́</text:span>:</text:p>
      <text:p text:style-name="Text_20_body">"Не прожить мне без вина!"</text:p>
      <text:p text:style-name="Text_20_body">А вдовец-срамец, АЛМА<text:span text:style-name="T5">́</text:span>Н,</text:p>
      <text:p text:style-name="Text_20_body">Деток бросил — и в шалман.</text:p>
      <text:h text:style-name="Heading_20_3" text:outline-level="3"><text:bookmark-start text:name="__RefHeading___Toc26934_3462270752"/><text:span text:style-name="T4">отчим — АВ-ХОРЕ</text:span><text:span text:style-name="T6">́</text:span><text:span text:style-name="T4">Г</text:span><text:bookmark-end text:name="__RefHeading___Toc26934_3462270752"/></text:h>
      <text:p text:style-name="Text_20_body">Пусть не папа АВ-ХОРЕ<text:span text:style-name="T5">́</text:span>Г —</text:p>
      <text:p text:style-name="Text_20_body">Это тоже человек:</text:p>
      <text:p text:style-name="Text_20_body">Его мама позвала,</text:p>
      <text:p text:style-name="Text_20_body">Чтоб у нас семья была.</text:p>
      <text:h text:style-name="Heading_20_3" text:outline-level="3"><text:bookmark-start text:name="__RefHeading___Toc26936_3462270752"/><text:span text:style-name="T4">мачеха — ЭМ-ХОРЕ</text:span><text:span text:style-name="T6">́</text:span><text:span text:style-name="T4">ГЕТ</text:span><text:bookmark-end text:name="__RefHeading___Toc26936_3462270752"/></text:h>
      <text:p text:style-name="Text_20_body">ЭМ-ХОРЕ<text:span text:style-name="T5">́</text:span>ГЕТ, хоть она</text:p>
      <text:p text:style-name="Text_20_body">Моему отцу жена,</text:p>
      <text:p text:style-name="Text_20_body">Только мне она — не мама:</text:p>
      <text:p text:style-name="Text_20_body">Я дерзка с ней и упряма,</text:p>
      <text:p text:style-name="Text_20_body">Хорохорюсь, хохочу,</text:p>
      <text:p text:style-name="Text_20_body">Просто видеть не хочу!</text:p>
      <text:h text:style-name="Heading_20_3" text:outline-level="3"><text:bookmark-start text:name="__RefHeading___Toc26938_3462270752"/><text:span text:style-name="T4">наследство — ЕРУША</text:span><text:span text:style-name="T6">́</text:span><text:bookmark-end text:name="__RefHeading___Toc26938_3462270752"/></text:h>
      <text:p text:style-name="Text_20_body">У Ероши ЕРУША<text:span text:style-name="T5">́</text:span>:</text:p>
      <text:p text:style-name="Text_20_body">Три тупых карандаша</text:p>
      <text:p text:style-name="Text_20_body">И от бабушки записка:</text:p>
      <text:p text:style-name="Text_20_body">"Покорми котлетой киску".</text:p>
      <text:h text:style-name="Heading_20_3" text:outline-level="3"><text:bookmark-start text:name="__RefHeading___Toc26940_3462270752"/><text:span text:style-name="T4">воспитанник — ХАННИ</text:span><text:span text:style-name="T6">́</text:span><text:span text:style-name="T4">Х</text:span><text:bookmark-end text:name="__RefHeading___Toc26940_3462270752"/></text:h>
      <text:p text:style-name="Text_20_body">— Этот мальчишка у Ханны — ХАННИ<text:span text:style-name="T5">́</text:span>Х?</text:p>
      <text:p text:style-name="Text_20_body">— Да, из детдома, и трое своих.</text:p>
      <text:h text:style-name="Heading_20_3" text:outline-level="3"><text:bookmark-start text:name="__RefHeading___Toc26942_3462270752"/><text:span text:style-name="T4">сирота — ЯТО</text:span><text:span text:style-name="T6">́</text:span><text:span text:style-name="T4">М</text:span><text:bookmark-end text:name="__RefHeading___Toc26942_3462270752"/></text:h>
      <text:p text:style-name="Text_20_body">Сиротинушка я, Том:</text:p>
      <text:p text:style-name="Text_20_body">Я один живу, с котом.</text:p>
      <text:h text:style-name="Heading_20_3" text:outline-level="3"><text:bookmark-start text:name="__RefHeading___Toc26944_3462270752"/><text:span text:style-name="T4">бездетный — АКА</text:span><text:span text:style-name="T6">́</text:span><text:span text:style-name="T4">Р</text:span><text:bookmark-end text:name="__RefHeading___Toc26944_3462270752"/></text:h>
      <text:p text:style-name="Text_20_body">Нет потомков у АКА<text:span text:style-name="T5">́</text:span>Ра —</text:p>
      <text:p text:style-name="Text_20_body">И за что такая кара?</text:p>
      <text:h text:style-name="Heading_20_3" text:outline-level="3"><text:bookmark-start text:name="__RefHeading___Toc26946_3462270752"/><text:span text:style-name="T4">поколение — ДОР</text:span><text:bookmark-end text:name="__RefHeading___Toc26946_3462270752"/></text:h>
      <text:p text:style-name="Text_20_body">Чем отличается ДОРа от ДОРы,</text:p>
      <text:p text:style-name="Text_20_body">И почему между ними раздоры,</text:p>
      <text:p text:style-name="Text_20_body">ДОРа седая и ДОРа младая</text:p>
      <text:p text:style-name="Text_20_body">"Дурой" друг дружку порой называют?</text:p>
      <text:h text:style-name="Heading_20_2" text:outline-level="2"/>
      <text:h text:style-name="Heading_20_3" text:outline-level="3"><text:bookmark-start text:name="__RefHeading___Toc26948_3462270752"/><text:span text:style-name="T4">дом — БАЙТ</text:span><text:bookmark-end text:name="__RefHeading___Toc26948_3462270752"/></text:h>
      <text:h text:style-name="Heading_20_3" text:outline-level="3"><text:bookmark-start text:name="__RefHeading___Toc26950_3462270752"/><text:span text:style-name="T4">двор — ХАЦЕ</text:span><text:span text:style-name="T6">́</text:span><text:span text:style-name="T4">Р</text:span><text:bookmark-end text:name="__RefHeading___Toc26950_3462270752"/></text:h>
      <text:h text:style-name="Heading_20_3" text:outline-level="3"><text:bookmark-start text:name="__RefHeading___Toc26952_3462270752"/><text:span text:style-name="T4">забор — ГАДЕ</text:span><text:span text:style-name="T6">́</text:span><text:span text:style-name="T4">Р</text:span><text:bookmark-end text:name="__RefHeading___Toc26952_3462270752"/></text:h>
      <text:p text:style-name="Text_20_body">Есть у БАЙТа ХАЦЕ<text:span text:style-name="T5">́</text:span>Р,</text:p>
      <text:p text:style-name="Text_20_body">А вокруг него — ГАДЕ<text:span text:style-name="T5">́</text:span>Р.</text:p>
      <text:p text:style-name="Text_20_body">Чтоб запомнили мы скоро:</text:p>
      <text:p text:style-name="Text_20_body">Дом да двор вокруг с забором.</text:p>
      <text:h text:style-name="Heading_20_3" text:outline-level="3"><text:bookmark-start text:name="__RefHeading___Toc26954_3462270752"/><text:span text:style-name="T4">забор — ГАДЕ</text:span><text:span text:style-name="T6">́</text:span><text:span text:style-name="T4">Р</text:span><text:bookmark-end text:name="__RefHeading___Toc26954_3462270752"/></text:h>
      <text:p text:style-name="Text_20_body">На ГАДЕ<text:span text:style-name="T5">́</text:span>Ре Гера-гость</text:p>
      <text:p text:style-name="Text_20_body">Песню пел про иву,</text:p>
      <text:p text:style-name="Text_20_body">Разодрал штаны о гвоздь</text:p>
      <text:p text:style-name="Text_20_body">И упал в крапиву.</text:p>
      <text:h text:style-name="Heading_20_3" text:outline-level="3"><text:bookmark-start text:name="__RefHeading___Toc26956_3462270752"/><text:span text:style-name="T4">крыша — ГАГ</text:span><text:bookmark-end text:name="__RefHeading___Toc26956_3462270752"/></text:h>
      <text:p text:style-name="Text_20_body">Собрался на крыше ГАГ</text:p>
      <text:p text:style-name="Text_20_body">Шумный суд котов-бродяг,</text:p>
      <text:p text:style-name="Text_20_body">А когда нашли, кто враг,</text:p>
      <text:p text:style-name="Text_20_body">С ГАГа выгнали в овраг.</text:p>
      <text:h text:style-name="Heading_20_3" text:outline-level="3"><text:bookmark-start text:name="__RefHeading___Toc26958_3462270752"/><text:span text:style-name="T4">вес — МИШКА</text:span><text:span text:style-name="T6">́</text:span><text:span text:style-name="T4">ЛЬ</text:span><text:bookmark-end text:name="__RefHeading___Toc26958_3462270752"/></text:h>
      <text:p text:style-name="Text_20_body">МИШКА<text:span text:style-name="T5">́</text:span>ЛЬ мешка запомнил Миша,</text:p>
      <text:p text:style-name="Text_20_body">Когда волок мешок под крышу.</text:p>
      <text:h text:style-name="Heading_20_3" text:outline-level="3"><text:bookmark-start text:name="__RefHeading___Toc26960_3462270752"/><text:span text:style-name="T4">труба </text:span><text:span text:style-name="T1">(на крыше)</text:span><text:span text:style-name="T4"> — АРУБА</text:span><text:bookmark-end text:name="__RefHeading___Toc26960_3462270752"/></text:h>
      <text:p text:style-name="Text_20_body">— Дым валит из АРУБА<text:span text:style-name="T5">́</text:span>!</text:p>
      <text:p text:style-name="Text_20_body">— Так на то она труба.</text:p>
      <text:h text:style-name="Heading_20_3" text:outline-level="3"><text:bookmark-start text:name="__RefHeading___Toc26962_3462270752"/><text:span text:style-name="T4">дым — АША</text:span><text:span text:style-name="T6">́</text:span><text:span text:style-name="T4">Н</text:span><text:bookmark-end text:name="__RefHeading___Toc26962_3462270752"/></text:h>
      <text:p text:style-name="Text_20_body">Если вьётся над крышей АША<text:span text:style-name="T5">́</text:span>Н —</text:p>
      <text:p text:style-name="Text_20_body">Есть в том доме живая душа.</text:p>
      <text:h text:style-name="Heading_20_3" text:outline-level="3"><text:bookmark-start text:name="__RefHeading___Toc26964_3462270752"/><text:soft-page-break/><text:span text:style-name="T4">флигель — АГА</text:span><text:span text:style-name="T6">́</text:span><text:span text:style-name="T4">Ф</text:span><text:bookmark-end text:name="__RefHeading___Toc26964_3462270752"/></text:h>
      <text:p text:style-name="Text_20_body">Пришла в запустенье усадьба у графа —</text:p>
      <text:p text:style-name="Text_20_body">Теперь там одна лишь Агафья в АГА<text:span text:style-name="T5">́</text:span>Фе.</text:p>
      <text:h text:style-name="Heading_20_3" text:outline-level="3"><text:bookmark-start text:name="__RefHeading___Toc26966_3462270752"/><text:span text:style-name="T4">этаж — КОМА</text:span><text:span text:style-name="T6">́</text:span><text:bookmark-end text:name="__RefHeading___Toc26966_3462270752"/></text:h>
      <text:p text:style-name="Text_20_body">Снежная баба — важная,</text:p>
      <text:p text:style-name="Text_20_body">Тяжёлая, трёхэтажная.</text:p>
      <text:p text:style-name="Text_20_body">Строят её, как строят дома:</text:p>
      <text:p text:style-name="Text_20_body">Первый КОМА<text:span text:style-name="T5">́</text:span>, второй КОМА<text:span text:style-name="T5">́</text:span>...</text:p>
      <text:p text:style-name="Text_20_body">Катают дети за комом ком</text:p>
      <text:p text:style-name="Text_20_body">И ставят бабу с метлой и совком.</text:p>
      <text:h text:style-name="Heading_20_3" text:outline-level="3"><text:bookmark-start text:name="__RefHeading___Toc26968_3462270752"/><text:span text:style-name="T4">балкон — Г(Е)ЗУЗТРА</text:span><text:span text:style-name="T6">́</text:span><text:bookmark-end text:name="__RefHeading___Toc26968_3462270752"/></text:h>
      <text:p text:style-name="Text_20_body">Собирался Зураб под ГЗУЗТРА<text:span text:style-name="T5">́</text:span></text:p>
      <text:p text:style-name="Text_20_body">Серенады петь до утра,</text:p>
      <text:p text:style-name="Text_20_body">Но сказала ему Гюльсара:</text:p>
      <text:p text:style-name="Text_20_body">"Обломилась здесь балка вчера,</text:p>
      <text:p text:style-name="Text_20_body">Не хочу за тебя отвечать".</text:p>
      <text:p text:style-name="Text_20_body">И отправилась, сладкая, спать.</text:p>
      <text:h text:style-name="Heading_20_3" text:outline-level="3"><text:bookmark-start text:name="__RefHeading___Toc26970_3462270752"/><text:span text:style-name="T4">лестница — СУЛА</text:span><text:span text:style-name="T6">́</text:span><text:span text:style-name="T4">М</text:span><text:bookmark-end text:name="__RefHeading___Toc26970_3462270752"/></text:h>
      <text:p text:style-name="Text_20_body">Суламифь с куском салями</text:p>
      <text:p text:style-name="Text_20_body">Забралась на верх СУЛА<text:span text:style-name="T5">́</text:span>Ми</text:p>
      <text:p text:style-name="Text_20_body">И барбоса дразнит: "Ам!</text:p>
      <text:p text:style-name="Text_20_body">Прыгай вверх, а то не дам!"</text:p>
      <text:h text:style-name="Heading_20_3" text:outline-level="3"><text:bookmark-start text:name="__RefHeading___Toc26972_3462270752"/><text:span text:style-name="T4">погреб — МАРТЕ</text:span><text:span text:style-name="T6">́</text:span><text:span text:style-name="T4">Ф</text:span><text:bookmark-end text:name="__RefHeading___Toc26972_3462270752"/></text:h>
      <text:p text:style-name="Text_20_body">В МАРТЕ<text:span text:style-name="T5">́</text:span>Фе до марта спят</text:p>
      <text:p text:style-name="Text_20_body">Тыквы, лук и салат,</text:p>
      <text:p text:style-name="Text_20_body">Яблоки и айва,</text:p>
      <text:p text:style-name="Text_20_body">Зреющие слова,</text:p>
      <text:p text:style-name="Text_20_body">Лес, огород и сад</text:p>
      <text:p text:style-name="Text_20_body">В МАРТЕ<text:span text:style-name="T5">́</text:span>Фе до марта спят.</text:p>
      <text:h text:style-name="Heading_20_3" text:outline-level="3"><text:bookmark-start text:name="__RefHeading___Toc26974_3462270752"/><text:span text:style-name="T4">сосед — ШАХЕ</text:span><text:span text:style-name="T6">́</text:span><text:span text:style-name="T4">Н</text:span><text:bookmark-end text:name="__RefHeading___Toc26974_3462270752"/></text:h>
      <text:p text:style-name="Text_20_body">Стал, руки скрестив,</text:p>
      <text:p text:style-name="Text_20_body">Наш ШАХЕ<text:span text:style-name="T5">́</text:span>Н во дверях</text:p>
      <text:p text:style-name="Text_20_body">И смотрит надменно,</text:p>
      <text:p text:style-name="Text_20_body">Хоть вовсе не шах.</text:p>
      <text:h text:style-name="Heading_20_3" text:outline-level="3"><text:bookmark-start text:name="__RefHeading___Toc26976_3462270752"/><text:span text:style-name="T4">двери — ДЕ</text:span><text:span text:style-name="T6">́</text:span><text:span text:style-name="T4">ЛЕТ</text:span><text:bookmark-end text:name="__RefHeading___Toc26976_3462270752"/></text:h>
      <text:h text:style-name="Heading_20_3" text:outline-level="3"><text:bookmark-start text:name="__RefHeading___Toc26978_3462270752"/><text:span text:style-name="T4">квартира — ДИРА</text:span><text:span text:style-name="T6">́</text:span><text:bookmark-end text:name="__RefHeading___Toc26978_3462270752"/></text:h>
      <text:p text:style-name="Text_20_body">Дом и двор надёжно делят</text:p>
      <text:p text:style-name="Text_20_body">Двери запертые, ДЕ<text:span text:style-name="T5">́</text:span>ЛЕТ.</text:p>
      <text:p text:style-name="Text_20_body">Без дверей была б ДИРА<text:span text:style-name="T5">́</text:span></text:p>
      <text:p text:style-name="Text_20_body">Не квартира, а дыра.</text:p>
      <text:h text:style-name="Heading_20_3" text:outline-level="3"><text:bookmark-start text:name="__RefHeading___Toc26980_3462270752"/><text:span text:style-name="T4">вход — КНИСА</text:span><text:span text:style-name="T6">́</text:span><text:bookmark-end text:name="__RefHeading___Toc26980_3462270752"/></text:h>
      <text:p text:style-name="Text_20_body">— Какой тут низкий КНИСА<text:span text:style-name="T5">́</text:span>!</text:p>
      <text:p text:style-name="Text_20_body">— КНИСА<text:span text:style-name="T5">́</text:span> для рослого пса.</text:p>
      <text:h text:style-name="Heading_20_3" text:outline-level="3"><text:bookmark-start text:name="__RefHeading___Toc26982_3462270752"/><text:span text:style-name="T4">коридор — ПРОЗДО</text:span><text:span text:style-name="T6">́</text:span><text:span text:style-name="T4">Р</text:span><text:bookmark-end text:name="__RefHeading___Toc26982_3462270752"/></text:h>
      <text:p text:style-name="Text_20_body"><text:span text:style-name="T2">Коридор — </text:span><text:span text:style-name="T1">простор</text:span><text:span text:style-name="T2">?</text:span></text:p>
      <text:p text:style-name="Text_20_body">Извините, вздор!</text:p>
      <text:h text:style-name="Heading_20_3" text:outline-level="3"><text:bookmark-start text:name="__RefHeading___Toc26984_3462270752"/><text:span text:style-name="T4">стена — КИР</text:span><text:bookmark-end text:name="__RefHeading___Toc26984_3462270752"/></text:h>
      <text:p text:style-name="Text_20_body">Есть четыре голых КИРы:</text:p>
      <text:p text:style-name="Text_20_body">Вот и вся моя квартира.</text:p>
      <text:h text:style-name="Heading_20_3" text:outline-level="3"><text:bookmark-start text:name="__RefHeading___Toc26986_3462270752"/><text:span text:style-name="T4">угол — ПИНА</text:span><text:span text:style-name="T6">́</text:span><text:bookmark-end text:name="__RefHeading___Toc26986_3462270752"/></text:h>
      <text:p text:style-name="Text_20_body">Где со стеною сойдётся стена,</text:p>
      <text:p text:style-name="Text_20_body">Что между ними возникнет?</text:p>
      <text:p text:style-name="Text_20_body">— ПИНА<text:span text:style-name="T5">́</text:span>.</text:p>
      <text:p text:style-name="P3">***</text:p>
      <text:p text:style-name="Text_20_body">Я его заметил спину:</text:p>
      <text:p text:style-name="Text_20_body">Цапнул брошку — и за ПИНу.</text:p>
      <text:h text:style-name="Heading_20_3" text:outline-level="3"><text:bookmark-start text:name="__RefHeading___Toc26988_3462270752"/><text:span text:style-name="T4">открываю </text:span><text:span text:style-name="T2">?</text:span><text:span text:style-name="T4"> ПОТЭ</text:span><text:span text:style-name="T6">́</text:span><text:span text:style-name="T4">АХ</text:span><text:bookmark-end text:name="__RefHeading___Toc26988_3462270752"/></text:h>
      <text:p text:style-name="Text_20_body">Чтобы мы здесь не потели,</text:p>
      <text:p text:style-name="Text_20_body">Я сейчас окно ПОТЭ<text:span text:style-name="T5">́</text:span>АХ.</text:p>
      <text:h text:style-name="Heading_20_3" text:outline-level="3"><text:bookmark-start text:name="__RefHeading___Toc26990_3462270752"/><text:span text:style-name="T4">окно — ХАЛО</text:span><text:span text:style-name="T6">́</text:span><text:span text:style-name="T4">Н</text:span><text:bookmark-end text:name="__RefHeading___Toc26990_3462270752"/></text:h>
      <text:p text:style-name="Text_20_body">Кто напустил нам холод в сон?</text:p>
      <text:p text:style-name="Text_20_body">Кто распахнул окно, ХАЛО<text:span text:style-name="T5">́</text:span>Н?</text:p>
      <text:h text:style-name="Heading_20_3" text:outline-level="3"><text:bookmark-start text:name="__RefHeading___Toc26992_3462270752"/><text:span text:style-name="T4">стекло — ЗХУХИ</text:span><text:span text:style-name="T6">́</text:span><text:span text:style-name="T4">Т</text:span><text:bookmark-end text:name="__RefHeading___Toc26992_3462270752"/></text:h>
      <text:p text:style-name="Text_20_body">Вдруг окно как зазвенит!</text:p>
      <text:p text:style-name="Text_20_body">Билл мячом разбил ЗХУХИ<text:span text:style-name="T5">́</text:span>Т —</text:p>
      <text:p text:style-name="Text_20_body">Вот тебе и хи-хи-хи!</text:p>
      <text:h text:style-name="Heading_20_3" text:outline-level="3"><text:bookmark-start text:name="__RefHeading___Toc26994_3462270752"/><text:span text:style-name="T4">занавеска — ВИЛО</text:span><text:span text:style-name="T6">́</text:span><text:span text:style-name="T4">Н</text:span><text:bookmark-end text:name="__RefHeading___Toc26994_3462270752"/></text:h>
      <text:p text:style-name="Text_20_body">Наконец-то рассвело!</text:p>
      <text:p text:style-name="Text_20_body">Утро брызнуло в ВИЛО<text:span text:style-name="T5">́</text:span>Н,</text:p>
      <text:p text:style-name="Text_20_body">И ВИЛО<text:span text:style-name="T5">́</text:span>Ны всех окон,</text:p>
      <text:p text:style-name="Text_20_body">Солнце мигом развело!</text:p>
      <text:p text:style-name="P3">***</text:p>
      <text:p text:style-name="Text_20_body">Забрезжило раннее утро в ВИЛО<text:span text:style-name="T5">́</text:span>Н,</text:p>
      <text:p text:style-name="Text_20_body">Стоит, затаясь, за ВИЛО<text:span text:style-name="T5">́</text:span>Ном Вийон:</text:p>
      <text:p text:style-name="Text_20_body">В покоях чужих он встречает рассвет —</text:p>
      <text:p text:style-name="Text_20_body">Ворюга, любовник и гений-поэт.</text:p>
      <text:h text:style-name="Heading_20_3" text:outline-level="3"><text:bookmark-start text:name="__RefHeading___Toc26996_3462270752"/>комната,<text:bookmark-end text:name="__RefHeading___Toc26996_3462270752"/></text:h>
      <text:h text:style-name="Heading_20_3" text:outline-level="3"><text:bookmark-start text:name="__RefHeading___Toc26998_3462270752"/><text:span text:style-name="T4">религиозная школа — ХЭ</text:span><text:span text:style-name="T6">́</text:span><text:span text:style-name="T4">ДЕР</text:span><text:bookmark-end text:name="__RefHeading___Toc26998_3462270752"/></text:h>
      <text:p text:style-name="Text_20_body">Есть ХЭ<text:span text:style-name="T5">́</text:span>ДЕРЫ, где изучают Талмуд,</text:p>
      <text:p text:style-name="Text_20_body">А есть и такие, где просто живут.</text:p>
      <text:h text:style-name="Heading_20_3" text:outline-level="3"><text:bookmark-start text:name="__RefHeading___Toc27000_3462270752"/><text:span text:style-name="T4">лампочка — НУРА</text:span><text:span text:style-name="T6">́</text:span><text:bookmark-end text:name="__RefHeading___Toc27000_3462270752"/></text:h>
      <text:p text:style-name="Text_20_body">Вот свисает со шнура</text:p>
      <text:p text:style-name="Text_20_body">Чудо-лампочка, НУРА<text:span text:style-name="T5">́</text:span>:</text:p>
      <text:p text:style-name="Text_20_body">Щелкнул кнопкой — и ура! —</text:p>
      <text:p text:style-name="Text_20_body">Льётся свет от бога Ра.</text:p>
      <text:h text:style-name="Heading_20_3" text:outline-level="3"><text:bookmark-start text:name="__RefHeading___Toc27002_3462270752"/><text:span text:style-name="T4">фонарь </text:span><text:span text:style-name="T1">(карманный)</text:span><text:span text:style-name="T4"> — ПАНА</text:span><text:span text:style-name="T6">́</text:span><text:span text:style-name="T4">С</text:span><text:bookmark-end text:name="__RefHeading___Toc27002_3462270752"/></text:h>
      <text:p text:style-name="Text_20_body">— Что за странный светопляс?</text:p>
      <text:p text:style-name="Text_20_body">— С фонарём идёт Панас.</text:p>
      <text:h text:style-name="Heading_20_3" text:outline-level="3"><text:bookmark-start text:name="__RefHeading___Toc27004_3462270752"/><text:span text:style-name="T4">лампа, светильник — МЕНОРА</text:span><text:span text:style-name="T6">́</text:span><text:bookmark-end text:name="__RefHeading___Toc27004_3462270752"/></text:h>
      <text:p text:style-name="Text_20_body">До утра МЕНОРА<text:span text:style-name="T5">́</text:span> горела,</text:p>
      <text:p text:style-name="Text_20_body">А зачем — какое вам дело?</text:p>
      <text:h text:style-name="Heading_20_3" text:outline-level="3"><text:bookmark-start text:name="__RefHeading___Toc27006_3462270752"/><text:span text:style-name="T4">хрусталь — БДО</text:span><text:span text:style-name="T6">́</text:span><text:span text:style-name="T4">ЛАХ</text:span><text:bookmark-end text:name="__RefHeading___Toc27006_3462270752"/></text:h>
      <text:p text:style-name="Text_20_body">— Гляди, тут не не БДО<text:span text:style-name="T5">́</text:span>ЛАХ —</text:p>
      <text:p text:style-name="Text_20_body">Простое стекло!</text:p>
      <text:p text:style-name="Text_20_body">Надули, как лоха, —</text:p>
      <text:p text:style-name="Text_20_body">Такое зло!</text:p>
      <text:h text:style-name="Heading_20_3" text:outline-level="3"><text:bookmark-start text:name="__RefHeading___Toc27008_3462270752"/><text:span text:style-name="T4">потолок — ТИКРА</text:span><text:span text:style-name="T6">́</text:span><text:bookmark-end text:name="__RefHeading___Toc27008_3462270752"/></text:h>
      <text:p text:style-name="Text_20_body">Чуть проснувшись по утрам</text:p>
      <text:p text:style-name="Text_20_body">Устремляем взгляд в ТИКРА<text:span text:style-name="T5">́</text:span>,</text:p>
      <text:p text:style-name="Text_20_body">И на нём, как на экране,</text:p>
      <text:p text:style-name="Text_20_body">В тайном призрачном тумане</text:p>
      <text:p text:style-name="Text_20_body">Тают смыслы сцен и слов</text:p>
      <text:p text:style-name="Text_20_body">Гениальных наших снов.</text:p>
      <text:h text:style-name="Heading_20_3" text:outline-level="3"><text:bookmark-start text:name="__RefHeading___Toc27010_3462270752"/><text:span text:style-name="T4">пол — РИЦПА</text:span><text:span text:style-name="T6">́</text:span><text:bookmark-end text:name="__RefHeading___Toc27010_3462270752"/></text:h>
      <text:p text:style-name="Text_20_body">Отчего скрипит РИЦПА<text:span text:style-name="T5">́</text:span>,</text:p>
      <text:p text:style-name="Text_20_body">Стонут половицы?</text:p>
      <text:p text:style-name="Text_20_body">Дед выделывает "па":</text:p>
      <text:p text:style-name="Text_20_body">Старому не спится...</text:p>
      <text:h text:style-name="Heading_20_3" text:outline-level="3"><text:bookmark-start text:name="__RefHeading___Toc27012_3462270752"/><text:span text:style-name="T4">ковёр — ШАТИ</text:span><text:span text:style-name="T6">́</text:span><text:span text:style-name="T4">АХ</text:span><text:bookmark-end text:name="__RefHeading___Toc27012_3462270752"/></text:h>
      <text:p text:style-name="Text_20_body">Вносили для шаха ШАТИ<text:span text:style-name="T5">́</text:span>АХ в шатёр,</text:p>
      <text:p text:style-name="Text_20_body">Садился с достоинством шах на ковёр.</text:p>
      <text:p text:style-name="Text_20_body"><text:soft-page-break/>Он знал, повелитель, на почести падкий:</text:p>
      <text:p text:style-name="Text_20_body">Шатёр без ШАТИ<text:span text:style-name="T5">́</text:span>АХа — просто палатка.</text:p>
      <text:h text:style-name="Heading_20_3" text:outline-level="3"><text:bookmark-start text:name="__RefHeading___Toc27014_3462270752"/><text:span text:style-name="T4">лесть — ХАНУППА</text:span><text:span text:style-name="T6">́</text:span><text:bookmark-end text:name="__RefHeading___Toc27014_3462270752"/></text:h>
      <text:p text:style-name="Text_20_body">Хамы хану ХАНУППА<text:span text:style-name="T5">́</text:span>ли,</text:p>
      <text:p text:style-name="Text_20_body">Пока хана не прогнали,</text:p>
      <text:p text:style-name="Text_20_body">А как с трона хан упал,</text:p>
      <text:p text:style-name="Text_20_body">Хам ему не ХАНУППА<text:span text:style-name="T5">́</text:span>л.</text:p>
      <text:h text:style-name="Heading_20_3" text:outline-level="3"><text:bookmark-start text:name="__RefHeading___Toc27016_3462270752"/><text:span text:style-name="T4">мебель — РАhИТИ</text:span><text:span text:style-name="T6">́</text:span><text:span text:style-name="T4">М</text:span><text:bookmark-end text:name="__RefHeading___Toc27016_3462270752"/></text:h>
      <text:p text:style-name="Text_20_body">На чём мы спим, сидим, едим,</text:p>
      <text:p text:style-name="Text_20_body">Вся наша мебель — РАhИТИ<text:span text:style-name="T5">́</text:span>М,</text:p>
      <text:p text:style-name="Text_20_body">И куплена по случаю,</text:p>
      <text:p text:style-name="Text_20_body">Рахитная, колючая.</text:p>
      <text:h text:style-name="Heading_20_3" text:outline-level="3"><text:bookmark-start text:name="__RefHeading___Toc27018_3462270752"/><text:span text:style-name="T4">стол — ШУЛХА</text:span><text:span text:style-name="T6">́</text:span><text:span text:style-name="T4">Н</text:span><text:bookmark-end text:name="__RefHeading___Toc27018_3462270752"/></text:h>
      <text:h text:style-name="Heading_20_3" text:outline-level="3"><text:bookmark-start text:name="__RefHeading___Toc27020_3462270752"/><text:span text:style-name="T4">еда — О</text:span><text:span text:style-name="T6">́</text:span><text:span text:style-name="T4">ХЕЛЬ</text:span><text:bookmark-end text:name="__RefHeading___Toc27020_3462270752"/></text:h>
      <text:p text:style-name="Text_20_body">А ну, хулиган,</text:p>
      <text:p text:style-name="Text_20_body">Садись за ШУЛХА<text:span text:style-name="T5">́</text:span>Н!</text:p>
      <text:p text:style-name="Text_20_body">Хоть вёл себя плохо,</text:p>
      <text:p text:style-name="Text_20_body">Но лопай свой О<text:span text:style-name="T5">́</text:span>ХЕЛЬ.</text:p>
      <text:h text:style-name="Heading_20_3" text:outline-level="3"><text:bookmark-start text:name="__RefHeading___Toc27022_3462270752"/><text:span text:style-name="T4">ящик </text:span><text:span text:style-name="T1">(стола)</text:span><text:span text:style-name="T4"> — М(Е)ГЕРА</text:span><text:span text:style-name="T6">́</text:span><text:bookmark-end text:name="__RefHeading___Toc27022_3462270752"/></text:h>
      <text:p text:style-name="Text_20_body">— Что ты всё там прячешь, Гера?</text:p>
      <text:p text:style-name="Text_20_body">— В МЕГЕРА<text:span text:style-name="T5">́</text:span> — портрет мегеры.</text:p>
      <text:h text:style-name="Heading_20_3" text:outline-level="3"><text:bookmark-start text:name="__RefHeading___Toc27024_3462270752"/><text:span text:style-name="T4">стул — КИСЕ</text:span><text:span text:style-name="T6">́</text:span><text:bookmark-end text:name="__RefHeading___Toc27024_3462270752"/></text:h>
      <text:p text:style-name="Text_20_body">На высоком, на КИСЕ<text:span text:style-name="T5">́</text:span></text:p>
      <text:p text:style-name="Text_20_body">Кот сидит во всей красе,</text:p>
      <text:p text:style-name="Text_20_body">Кисеёй его прикрою —</text:p>
      <text:p text:style-name="Text_20_body">Пусть мурлычет здесь в покое.</text:p>
      <text:h text:style-name="Heading_20_3" text:outline-level="3"><text:bookmark-start text:name="__RefHeading___Toc27026_3462270752"/><text:span text:style-name="T4">комод — ШИДА</text:span><text:span text:style-name="T6">́</text:span><text:bookmark-end text:name="__RefHeading___Toc27026_3462270752"/></text:h>
      <text:p text:style-name="Text_20_body">Распашонки сшила Лида</text:p>
      <text:p text:style-name="Text_20_body">И сложила стопкой в ШИДу.</text:p>
      <text:p text:style-name="Text_20_body">Под замком её ШИДА<text:span text:style-name="T5">́</text:span>:</text:p>
      <text:p text:style-name="Text_20_body">Вещи в ней — не ерунда.</text:p>
      <text:h text:style-name="Heading_20_3" text:outline-level="3"><text:bookmark-start text:name="__RefHeading___Toc27028_3462270752"/><text:span text:style-name="T4">шкаф — АРО</text:span><text:span text:style-name="T6">́</text:span><text:span text:style-name="T4">Н</text:span><text:bookmark-end text:name="__RefHeading___Toc27028_3462270752"/></text:h>
      <text:p text:style-name="Text_20_body">Села на АРО<text:span text:style-name="T5">́</text:span>На</text:p>
      <text:p text:style-name="Text_20_body">Тощая ворона.</text:p>
      <text:h text:style-name="Heading_20_3" text:outline-level="3"><text:bookmark-start text:name="__RefHeading___Toc27030_3462270752"/><text:span text:style-name="T4">полка — МАДА</text:span><text:span text:style-name="T6">́</text:span><text:span text:style-name="T4">Ф</text:span><text:bookmark-end text:name="__RefHeading___Toc27030_3462270752"/></text:h>
      <text:p text:style-name="Text_20_body">— Мама, ты сейчас у шкафа —</text:p>
      <text:p text:style-name="Text_20_body">Дай мне с верхнего МАДА<text:span text:style-name="T5">́</text:span>Фа</text:p>
      <text:p text:style-name="Text_20_body">Дяди бедного скелет,</text:p>
      <text:p text:style-name="Text_20_body">Что лежит там сорок лет.</text:p>
      <text:h text:style-name="Heading_20_3" text:outline-level="3"><text:bookmark-start text:name="__RefHeading___Toc27032_3462270752"/><text:span text:style-name="T4">зеркало — МАРЪ А</text:span><text:span text:style-name="T6">́</text:span><text:bookmark-end text:name="__RefHeading___Toc27032_3462270752"/></text:h>
      <text:p text:style-name="Text_20_body">Глянул в зеркало, МАРЪА<text:span text:style-name="T5">́</text:span>,</text:p>
      <text:p text:style-name="Text_20_body">А оттуда мне дурак</text:p>
      <text:p text:style-name="Text_20_body">Рожу выставил, умора!</text:p>
      <text:p text:style-name="Text_20_body">Говорит: "С приветом, Жора!"</text:p>
      <text:h text:style-name="Heading_20_3" text:outline-level="3"><text:bookmark-start text:name="__RefHeading___Toc27034_3462270752"/><text:span text:style-name="T4">зеркало — РИ</text:span><text:span text:style-name="T6">́</text:span><text:bookmark-end text:name="__RefHeading___Toc27034_3462270752"/></text:h>
      <text:h text:style-name="Heading_20_3" text:outline-level="3"><text:bookmark-start text:name="__RefHeading___Toc27036_3462270752"/><text:span text:style-name="T4">в зеркало — баРИ</text:span><text:span text:style-name="T6">́</text:span><text:bookmark-end text:name="__RefHeading___Toc27036_3462270752"/></text:h>
      <text:h text:style-name="Heading_20_3" text:outline-level="3"><text:bookmark-start text:name="__RefHeading___Toc27038_3462270752"/><text:span text:style-name="T4">здоровый — БАРИ</text:span><text:span text:style-name="T6">́</text:span><text:bookmark-end text:name="__RefHeading___Toc27038_3462270752"/></text:h>
      <text:p text:style-name="Text_20_body">Посмотрел баРИ<text:span text:style-name="T5">́</text:span> —</text:p>
      <text:p text:style-name="Text_20_body">Вижу, что БАРИ<text:span text:style-name="T5">́</text:span></text:p>
      <text:h text:style-name="Heading_20_3" text:outline-level="3"><text:bookmark-start text:name="__RefHeading___Toc27040_3462270752"/><text:span text:style-name="T4">шезлонг — КИСЕ</text:span><text:span text:style-name="T6">́</text:span><text:span text:style-name="T4">-НО</text:span><text:span text:style-name="T6">́</text:span><text:span text:style-name="T4">АХ</text:span><text:bookmark-end text:name="__RefHeading___Toc27040_3462270752"/></text:h>
      <text:p text:style-name="Text_20_body"><text:span text:style-name="T1">(стул для отдыха)</text:span></text:p>
      <text:p text:style-name="Text_20_body">Сяду с киской в КИСЕ<text:span text:style-name="T5">́</text:span>-НО<text:span text:style-name="T5">́</text:span>АХ,</text:p>
      <text:p text:style-name="Text_20_body">Протяну блаженно ноги —</text:p>
      <text:p text:style-name="Text_20_body">Так удобен КИСЕ<text:span text:style-name="T5">́</text:span>-НОХ</text:p>
      <text:p text:style-name="Text_20_body">И для киски, и для ног!</text:p>
      <text:h text:style-name="Heading_20_3" text:outline-level="3"><text:bookmark-start text:name="__RefHeading___Toc27042_3462270752"/><text:span text:style-name="T4">отдых </text:span><text:span text:style-name="T2">?</text:span><text:span text:style-name="T4"> НО</text:span><text:span text:style-name="T6">́</text:span><text:span text:style-name="T4">ФЕШ</text:span><text:bookmark-end text:name="__RefHeading___Toc27042_3462270752"/></text:h>
      <text:p text:style-name="Text_20_body">После НО<text:span text:style-name="T5">́</text:span>ФЕШа ночного</text:p>
      <text:p text:style-name="Text_20_body">Утром встанешь, словно новый!</text:p>
      <text:h text:style-name="Heading_20_3" text:outline-level="3"><text:bookmark-start text:name="__RefHeading___Toc27044_3462270752"/><text:span text:style-name="T4">тихо — hАС</text:span><text:bookmark-end text:name="__RefHeading___Toc27044_3462270752"/></text:h>
      <text:p text:style-name="Text_20_body"><text:span text:style-name="T2">Все легли и свет </text:span><text:span text:style-name="T1">погас.</text:span></text:p>
      <text:p text:style-name="Text_20_body">Тсс, ни звука — тихий час!</text:p>
      <text:h text:style-name="Heading_20_3" text:outline-level="3"><text:bookmark-start text:name="__RefHeading___Toc27046_3462270752"/><text:span text:style-name="T4">тихо — ШЕ</text:span><text:span text:style-name="T6">́</text:span><text:span text:style-name="T4">КЕТ</text:span><text:bookmark-end text:name="__RefHeading___Toc27046_3462270752"/></text:h>
      <text:p text:style-name="Text_20_body">ШЕ<text:span text:style-name="T5">́</text:span>КЕТ, ШЕ<text:span text:style-name="T5">́</text:span>КЕТ шепчет шкетик:</text:p>
      <text:p text:style-name="Text_20_body">"Папа, дай мне тихо шекель".</text:p>
      <text:h text:style-name="Heading_20_3" text:outline-level="3"><text:bookmark-start text:name="__RefHeading___Toc27048_3462270752"/><text:span text:style-name="T4">диван — САПА</text:span><text:span text:style-name="T6">́</text:span><text:bookmark-end text:name="__RefHeading___Toc27048_3462270752"/></text:h>
      <text:p text:style-name="Text_20_body">Есть у нас диван САПА<text:span text:style-name="T5">́</text:span>,</text:p>
      <text:p text:style-name="Text_20_body">Чтобы папа днём поспал,</text:p>
      <text:p text:style-name="Text_20_body">Нам не портил настроенье,</text:p>
      <text:p text:style-name="Text_20_body">Встал весёлым и весенним.</text:p>
      <text:h text:style-name="Heading_20_3" text:outline-level="3"><text:bookmark-start text:name="__RefHeading___Toc27050_3462270752"/><text:span text:style-name="T4">кровать — МИТА</text:span><text:span text:style-name="T6">́</text:span><text:bookmark-end text:name="__RefHeading___Toc27050_3462270752"/></text:h>
      <text:p text:style-name="Text_20_body">Ах, кровать моя, МИТА<text:span text:style-name="T5">́</text:span> —</text:p>
      <text:p text:style-name="Text_20_body">Ты всегда моя мечта!</text:p>
      <text:h text:style-name="Heading_20_3" text:outline-level="3"><text:bookmark-start text:name="__RefHeading___Toc27052_3462270752"/><text:span text:style-name="T4">привычка — hЕРГЕ</text:span><text:span text:style-name="T6">́</text:span><text:span text:style-name="T4">ЛЬ</text:span><text:bookmark-end text:name="__RefHeading___Toc27052_3462270752"/></text:h>
      <text:p text:style-name="Text_20_body">Такой у Геры hЕРГЕ<text:span text:style-name="T5">́</text:span>ЛЬ:</text:p>
      <text:p text:style-name="Text_20_body">Поел, попил — и в постель.</text:p>
      <text:h text:style-name="Heading_20_3" text:outline-level="3"><text:bookmark-start text:name="__RefHeading___Toc27054_3462270752"/><text:span text:style-name="T4">матрас — МИЗРА</text:span><text:span text:style-name="T8">́</text:span><text:span text:style-name="T4">Н</text:span><text:bookmark-end text:name="__RefHeading___Toc27054_3462270752"/></text:h>
      <text:p text:style-name="Text_20_body">Зимой морозной рано</text:p>
      <text:p text:style-name="Text_20_body">Нас не стащить с МИЗРА<text:span text:style-name="T5">́</text:span>На.</text:p>
      <text:p text:style-name="Text_20_body">"Поспи ещё хоть час!" —</text:p>
      <text:p text:style-name="Text_20_body">Взывает к нам матрас.</text:p>
      <text:h text:style-name="Heading_20_3" text:outline-level="3"><text:bookmark-start text:name="__RefHeading___Toc27056_3462270752"/><text:span text:style-name="T4">одеяло — СМИХА</text:span><text:span text:style-name="T6">́</text:span><text:bookmark-end text:name="__RefHeading___Toc27056_3462270752"/></text:h>
      <text:p text:style-name="Text_20_body">Когда морозы и снега,</text:p>
      <text:p text:style-name="Text_20_body">Накройся с головой СМИХА<text:span text:style-name="T5">́</text:span>,</text:p>
      <text:p text:style-name="Text_20_body">Мечтая, что продлятся сны,</text:p>
      <text:p text:style-name="Text_20_body">Как у медведя, до весны.</text:p>
      <text:h text:style-name="Heading_20_3" text:outline-level="3"><text:bookmark-start text:name="__RefHeading___Toc27058_3462270752"/><text:span text:style-name="T4">подушка — КАР</text:span><text:bookmark-end text:name="__RefHeading___Toc27058_3462270752"/></text:h>
      <text:h text:style-name="Heading_20_3" text:outline-level="3"><text:bookmark-start text:name="__RefHeading___Toc27060_3462270752"/><text:span text:style-name="T4">наволочка — ЦИПИ</text:span><text:span text:style-name="T6">́</text:span><text:span text:style-name="T4">Т</text:span><text:bookmark-end text:name="__RefHeading___Toc27060_3462270752"/></text:h>
      <text:p text:style-name="Text_20_body">Постелил кровать Макар,</text:p>
      <text:p text:style-name="Text_20_body">Натянул на КАР ЦИПИ<text:span text:style-name="T5">́</text:span>Т,</text:p>
      <text:p text:style-name="Text_20_body">Правым ухом давит КАР</text:p>
      <text:p text:style-name="Text_20_body">И от счастия сопит.</text:p>
      <text:h text:style-name="Heading_20_3" text:outline-level="3"><text:bookmark-start text:name="__RefHeading___Toc27062_3462270752"/><text:span text:style-name="T4">дремлет — НАМ</text:span><text:bookmark-end text:name="__RefHeading___Toc27062_3462270752"/></text:h>
      <text:p text:style-name="Text_20_body">Когда дремлет Яша, НАМ,</text:p>
      <text:p text:style-name="Text_20_body">Как легко живётся нам!</text:p>
      <text:h text:style-name="Heading_20_3" text:outline-level="3"><text:bookmark-start text:name="__RefHeading___Toc27064_3462270752"/><text:span text:style-name="T4">спит — ЯШЕ</text:span><text:span text:style-name="T6">́</text:span><text:span text:style-name="T4">Н</text:span><text:bookmark-end text:name="__RefHeading___Toc27064_3462270752"/></text:h>
      <text:p text:style-name="Text_20_body">Когда ЯШЕ<text:span text:style-name="T5">́</text:span>Н глубоко Яша,</text:p>
      <text:p text:style-name="Text_20_body">То не бывает Яши краше.</text:p>
      <text:h text:style-name="Heading_20_3" text:outline-level="3"><text:bookmark-start text:name="__RefHeading___Toc27066_3462270752"/><text:span text:style-name="T4">сон </text:span><text:span text:style-name="T1">(сновидение)</text:span><text:span text:style-name="T4"> — ХАЛО</text:span><text:span text:style-name="T6">́</text:span><text:span text:style-name="T4">М</text:span><text:bookmark-end text:name="__RefHeading___Toc27066_3462270752"/></text:h>
      <text:h text:style-name="Heading_20_3" text:outline-level="3"><text:bookmark-start text:name="__RefHeading___Toc27068_3462270752"/><text:span text:style-name="T4">сон </text:span><text:span text:style-name="T1">(глубокий)</text:span><text:span text:style-name="T4"> — ТАРДЕМА</text:span><text:span text:style-name="T6">́</text:span><text:bookmark-end text:name="__RefHeading___Toc27068_3462270752"/></text:h>
      <text:p text:style-name="Text_20_body">Почему, скажи мне, мама,</text:p>
      <text:p text:style-name="Text_20_body">В снах бывает столько хлама?</text:p>
      <text:p text:style-name="P3">***</text:p>
      <text:p text:style-name="Text_20_body">Легко, задремав,</text:p>
      <text:p text:style-name="Text_20_body">Упасть в ТАРДЕМА<text:span text:style-name="T5">́</text:span>.</text:p>
      <text:p text:style-name="Text_20_body">Сон мёртвый — не дрёма:</text:p>
      <text:p text:style-name="Text_20_body">В нём нету ХАЛО<text:span text:style-name="T5">́</text:span>Ма.</text:p>
      <text:h text:style-name="Heading_20_3" text:outline-level="3"><text:bookmark-start text:name="__RefHeading___Toc27070_3462270752"/><text:span text:style-name="T4">закончил — ГАМА</text:span><text:span text:style-name="T6">́</text:span><text:span text:style-name="T4">Р</text:span><text:bookmark-end text:name="__RefHeading___Toc27070_3462270752"/></text:h>
      <text:p text:style-name="Text_20_body">— Когда же ты уснул, Омар?</text:p>
      <text:p text:style-name="Text_20_body">— Когда комар кусать ГАМА<text:span text:style-name="T5">́</text:span>Р.</text:p>
      <text:h text:style-name="Heading_20_3" text:outline-level="3"><text:bookmark-start text:name="__RefHeading___Toc27072_3462270752"/><text:span text:style-name="T4">комар </text:span><text:span text:style-name="T1">?</text:span><text:span text:style-name="T4"> ЯТУ</text:span><text:span text:style-name="T6">́</text:span><text:span text:style-name="T4">Ш</text:span><text:bookmark-end text:name="__RefHeading___Toc27072_3462270752"/></text:h>
      <text:p text:style-name="Text_20_body">Только сядь, комар-ЯТУ<text:span text:style-name="T5">́</text:span>Ш ?</text:p>
      <text:p text:style-name="Text_20_body"><text:span text:style-name="T2">Я те хлопну не </text:span><text:span text:style-name="T1">шутя</text:span><text:span text:style-name="T2">!</text:span></text:p>
      <text:h text:style-name="Heading_20_2" text:outline-level="2"><text:soft-page-break/></text:h>
      <text:h text:style-name="Heading_20_3" text:outline-level="3"><text:bookmark-start text:name="__RefHeading___Toc27074_3462270752"/><text:span text:style-name="T4">утюг — МАГАhЕ</text:span><text:span text:style-name="T6">́</text:span><text:span text:style-name="T4">Ц</text:span><text:bookmark-end text:name="__RefHeading___Toc27074_3462270752"/></text:h>
      <text:p text:style-name="Text_20_body">Нету жару у МАГАhЕ<text:span text:style-name="T5">́</text:span>Ца,</text:p>
      <text:p text:style-name="Text_20_body">Чтоб хоть сколечко согреться,</text:p>
      <text:p text:style-name="Text_20_body">И откуда только прыть,</text:p>
      <text:p text:style-name="Text_20_body">Чтоб штаны мои спалить?</text:p>
      <text:h text:style-name="Heading_20_3" text:outline-level="3"><text:bookmark-start text:name="__RefHeading___Toc27076_3462270752"/><text:span text:style-name="T4">труп — ГВИЯ</text:span><text:span text:style-name="T6">́</text:span><text:bookmark-end text:name="__RefHeading___Toc27076_3462270752"/></text:h>
      <text:p text:style-name="Text_20_body">Чтоб не стали вы и я</text:p>
      <text:p text:style-name="Text_20_body">К утру угольным ГВИЯ<text:span text:style-name="T5">́</text:span>,</text:p>
      <text:p text:style-name="Text_20_body">Посмотрите на ночь, друг,</text:p>
      <text:p text:style-name="Text_20_body">Не включён ли в сеть утюг?</text:p>
      <text:h text:style-name="Heading_20_3" text:outline-level="3"><text:bookmark-start text:name="__RefHeading___Toc27078_3462270752"/><text:span text:style-name="T4">гладкий — ХАЛА</text:span><text:span text:style-name="T6">́</text:span><text:span text:style-name="T4">К</text:span><text:bookmark-end text:name="__RefHeading___Toc27078_3462270752"/></text:h>
      <text:p text:style-name="Text_20_body">Галя гладила халат,</text:p>
      <text:p text:style-name="Text_20_body">Чтобы был халат ХАЛА<text:span text:style-name="T5">́</text:span>К,</text:p>
      <text:p text:style-name="Text_20_body">Все разглаживала складки,</text:p>
      <text:p text:style-name="Text_20_body">Чтобы стал халатик гладким.</text:p>
      <text:h text:style-name="Heading_20_3" text:outline-level="3"><text:bookmark-start text:name="__RefHeading___Toc27080_3462270752"/><text:span text:style-name="T4">электричество — ХАШМА</text:span><text:span text:style-name="T6">́</text:span><text:span text:style-name="T4">Л</text:span><text:bookmark-end text:name="__RefHeading___Toc27080_3462270752"/></text:h>
      <text:h text:style-name="Heading_20_3" text:outline-level="3"><text:bookmark-start text:name="__RefHeading___Toc27082_3462270752"/><text:span text:style-name="T4">электромонтёр — ХАШМАЛАЙ</text:span><text:span text:style-name="T6">́</text:span><text:span text:style-name="T4">Й</text:span><text:bookmark-end text:name="__RefHeading___Toc27082_3462270752"/></text:h>
      <text:p text:style-name="Text_20_body">В школе все мы, хоть и мало,</text:p>
      <text:p text:style-name="Text_20_body">Что-то знали про ХАШМА<text:span text:style-name="T5">́</text:span>Лу,</text:p>
      <text:p text:style-name="Text_20_body">А как вырубился свет</text:p>
      <text:p text:style-name="Text_20_body">Оказалось — знаний нет.</text:p>
      <text:p text:style-name="Text_20_body">Где ты милый ХАШМАЛА<text:span text:style-name="T5">́</text:span>Й?</text:p>
      <text:p text:style-name="Text_20_body">Без тебя — хоть помирай!</text:p>
      <text:h text:style-name="Heading_20_3" text:outline-level="3"><text:bookmark-start text:name="__RefHeading___Toc27084_3462270752"/><text:span text:style-name="T4">отвёртка — МАВРЕ</text:span><text:span text:style-name="T6">́</text:span><text:span text:style-name="T4">Г</text:span><text:bookmark-end text:name="__RefHeading___Toc27084_3462270752"/></text:h>
      <text:p text:style-name="Text_20_body">Лез Марик МАВРЕ<text:span text:style-name="T5">́</text:span>Гом</text:p>
      <text:p text:style-name="Text_20_body">В розетку под током,</text:p>
      <text:p text:style-name="Text_20_body">Отделался Марик</text:p>
      <text:p text:style-name="Text_20_body">Лишь воплем и шоком.</text:p>
      <text:p text:style-name="Text_20_body">Квартира без света,</text:p>
      <text:p text:style-name="Text_20_body">Убыток и вред,</text:p>
      <text:p text:style-name="Text_20_body">Но весел и крепок</text:p>
      <text:p text:style-name="Text_20_body">Проказник МАВРЕ<text:span text:style-name="T5">́</text:span>Г.</text:p>
      <text:h text:style-name="Heading_20_3" text:outline-level="3"><text:bookmark-start text:name="__RefHeading___Toc27086_3462270752"/><text:span text:style-name="T4">пожарный — КАБА</text:span><text:span text:style-name="T6">́</text:span><text:span text:style-name="T4">Й</text:span><text:bookmark-end text:name="__RefHeading___Toc27086_3462270752"/></text:h>
      <text:p text:style-name="Text_20_body">Говорят, КАБА<text:span text:style-name="T5">́</text:span>Й-бабай</text:p>
      <text:p text:style-name="Text_20_body">Очень любит баю-бай,</text:p>
      <text:p text:style-name="Text_20_body">Но когда пожар пылает,</text:p>
      <text:p text:style-name="Text_20_body">Все КАБА<text:span text:style-name="T5">́</text:span>я уважают.</text:p>
      <text:h text:style-name="Heading_20_3" text:outline-level="3"><text:bookmark-start text:name="__RefHeading___Toc27088_3462270752"/><text:span text:style-name="T4">доброволец — МИТНАДЕ</text:span><text:span text:style-name="T6">́</text:span><text:span text:style-name="T4">В</text:span><text:bookmark-end text:name="__RefHeading___Toc27088_3462270752"/></text:h>
      <text:p text:style-name="Text_20_body">Костюм защитный вмиг надев,</text:p>
      <text:p text:style-name="Text_20_body">Готов спасать нас МИТНАДЕ<text:span text:style-name="T5">́</text:span>В.</text:p>
      <text:h text:style-name="Heading_20_3" text:outline-level="3"><text:bookmark-start text:name="__RefHeading___Toc27090_3462270752"/><text:span text:style-name="T4">пожар — ДЛЕЙКА</text:span><text:span text:style-name="T6">́</text:span><text:bookmark-end text:name="__RefHeading___Toc27090_3462270752"/></text:h>
      <text:h text:style-name="Heading_20_3" text:outline-level="3"><text:bookmark-start text:name="__RefHeading___Toc27092_3462270752"/><text:span text:style-name="T4">пожар — СРЭФА</text:span><text:span text:style-name="T6">́</text:span><text:bookmark-end text:name="__RefHeading___Toc27092_3462270752"/></text:h>
      <text:p text:style-name="Text_20_body">С вышки, если вдруг ДЛЭЙКА<text:span text:style-name="T5">́</text:span>,</text:p>
      <text:p text:style-name="Text_20_body">Видно нам издалека.</text:p>
      <text:p text:style-name="P3">***</text:p>
      <text:p text:style-name="Text_20_body">— Что стало причиной СРЭФА<text:span text:style-name="T5">́</text:span>?</text:p>
      <text:p text:style-name="Text_20_body">— Огненная строфа.</text:p>
      <text:h text:style-name="Heading_20_3" text:outline-level="3"><text:bookmark-start text:name="__RefHeading___Toc27094_3462270752"/><text:span text:style-name="T4">беспорядок — БИЛБУ</text:span><text:span text:style-name="T6">́</text:span><text:span text:style-name="T4">Л</text:span><text:bookmark-end text:name="__RefHeading___Toc27094_3462270752"/></text:h>
      <text:p text:style-name="Text_20_body">Вор у бабульки стибрил баул,</text:p>
      <text:p text:style-name="Text_20_body">В нём оказался полный БИЛБУ<text:span text:style-name="T5">́</text:span>Л:</text:p>
      <text:p text:style-name="Text_20_body">Чёрствые булки,</text:p>
      <text:p text:style-name="Text_20_body">Нитки, пилюльки,</text:p>
      <text:p text:style-name="Text_20_body">Скомканный тюль.</text:p>
      <text:p text:style-name="Text_20_body">Денежек — нуль.</text:p>
      <text:h text:style-name="Heading_20_3" text:outline-level="3"><text:bookmark-start text:name="__RefHeading___Toc27096_3462270752"/><text:span text:style-name="T4">суматоха — МЭhУМА</text:span><text:span text:style-name="T6">́</text:span><text:bookmark-end text:name="__RefHeading___Toc27096_3462270752"/></text:h>
      <text:p text:style-name="Text_20_body">Такая здесь МЭhУМА<text:span text:style-name="T5">́</text:span>,</text:p>
      <text:p text:style-name="Text_20_body">Что можно сойти с ума.</text:p>
      <text:h text:style-name="Heading_20_3" text:outline-level="3"><text:bookmark-start text:name="__RefHeading___Toc27098_3462270752"/>фартук — СИНО<text:span text:style-name="T5">́</text:span>Р<text:bookmark-end text:name="__RefHeading___Toc27098_3462270752"/></text:h>
      <text:p text:style-name="Text_20_body">— Не изволите ль, сеньор,</text:p>
      <text:p text:style-name="Text_20_body">Натянуть на фрак СИНО<text:span text:style-name="T5">́</text:span>Р</text:p>
      <text:p text:style-name="Text_20_body">И, без лишних пересудов,</text:p>
      <text:p text:style-name="Text_20_body">За часок помыть посуду?</text:p>
      <text:h text:style-name="Heading_20_3" text:outline-level="3"><text:bookmark-start text:name="__RefHeading___Toc27100_3462270752"/><text:span text:style-name="T4">аккуратный </text:span><text:span text:style-name="T1">(содержащийся</text:span><text:bookmark-end text:name="__RefHeading___Toc27100_3462270752"/></text:h>
      <text:h text:style-name="Heading_20_3" text:outline-level="3"><text:bookmark-start text:name="__RefHeading___Toc27102_3462270752"/><text:span text:style-name="T1">в порядке)</text:span><text:span text:style-name="T4"> — МСУДДА</text:span><text:span text:style-name="T6">́</text:span><text:span text:style-name="T4">Р</text:span><text:bookmark-end text:name="__RefHeading___Toc27102_3462270752"/></text:h>
      <text:p text:style-name="Text_20_body">Здесь в столовой надо, сударь,</text:p>
      <text:p text:style-name="Text_20_body">За собой убрать посуду,</text:p>
      <text:p text:style-name="Text_20_body">Надо, хоть вы князь, хоть царь,</text:p>
      <text:p text:style-name="Text_20_body">Здесь поддерживать МСУДДА<text:span text:style-name="T5">́</text:span>Р!</text:p>
      <text:h text:style-name="Heading_20_3" text:outline-level="3"><text:bookmark-start text:name="__RefHeading___Toc27104_3462270752"/><text:span text:style-name="T4">пыль — АВВА</text:span><text:span text:style-name="T6">́</text:span><text:span text:style-name="T4">К</text:span><text:bookmark-end text:name="__RefHeading___Toc27104_3462270752"/></text:h>
      <text:p text:style-name="Text_20_body">Враг истёр табак в АВВА<text:span text:style-name="T5">́</text:span>К,</text:p>
      <text:p text:style-name="Text_20_body">Чтоб со следу сбить собак.</text:p>
      <text:h text:style-name="Heading_20_3" text:outline-level="3"><text:bookmark-start text:name="__RefHeading___Toc27106_3462270752"/><text:span text:style-name="T4">пыльный — МЕУБА</text:span><text:span text:style-name="T6">́</text:span><text:span text:style-name="T4">К</text:span><text:bookmark-end text:name="__RefHeading___Toc27106_3462270752"/></text:h>
      <text:p text:style-name="Text_20_body">Весь дом наш МЕУБА<text:span text:style-name="T5">́</text:span>чный</text:p>
      <text:p text:style-name="Text_20_body">От долгой жизни дачной.меувак</text:p>
      <text:h text:style-name="Heading_20_3" text:outline-level="3"><text:bookmark-start text:name="__RefHeading___Toc27108_3462270752"/><text:span text:style-name="T4">веник — МАТАТЕ</text:span><text:span text:style-name="T6">́</text:span><text:bookmark-end text:name="__RefHeading___Toc27108_3462270752"/></text:h>
      <text:p text:style-name="Text_20_body">Помотайся с МАТАТЕ<text:span text:style-name="T5">́</text:span> —</text:p>
      <text:p text:style-name="Text_20_body">Будет дом твой в чистоте</text:p>
      <text:h text:style-name="Heading_20_3" text:outline-level="3"><text:bookmark-start text:name="__RefHeading___Toc27110_3462270752"/><text:span text:style-name="T4">мусор — ЗЕ</text:span><text:span text:style-name="T6">́</text:span><text:span text:style-name="T4">ВЕЛЬ</text:span><text:bookmark-end text:name="__RefHeading___Toc27110_3462270752"/></text:h>
      <text:p text:style-name="Text_20_body">— Смотри-ка, Зина, дряни целый воз —</text:p>
      <text:p text:style-name="Text_20_body">Откуда столько ЗЕ<text:span text:style-name="T5">́</text:span>ВЕЛя взялось?</text:p>
      <text:h text:style-name="Heading_20_3" text:outline-level="3"><text:bookmark-start text:name="__RefHeading___Toc27112_3462270752"/><text:span text:style-name="T4">пепельница — МААФЕРА</text:span><text:span text:style-name="T6">́</text:span><text:bookmark-end text:name="__RefHeading___Toc27112_3462270752"/></text:h>
      <text:p text:style-name="Text_20_body">Гора бычков в МААФЕ<text:span text:style-name="T5">́</text:span>РА:</text:p>
      <text:p text:style-name="Text_20_body">Курили "Мальборо" вчера.</text:p>
      <text:h text:style-name="Heading_20_3" text:outline-level="3"><text:bookmark-start text:name="__RefHeading___Toc27114_3462270752"/><text:span text:style-name="T4">окурок — БДАЛ СИГАРИЯ</text:span><text:span text:style-name="T6">́</text:span><text:bookmark-end text:name="__RefHeading___Toc27114_3462270752"/></text:h>
      <text:p text:style-name="Text_20_body">Без затяжки сдохну я —</text:p>
      <text:p text:style-name="Text_20_body">Кто б дал БДАЛ СИГАРИЯ<text:span text:style-name="T5">́</text:span>?</text:p>
      <text:h text:style-name="Heading_20_3" text:outline-level="3"><text:bookmark-start text:name="__RefHeading___Toc27116_3462270752"/><text:span text:style-name="T4">трубка </text:span><text:span text:style-name="T1">(курительная)</text:span><text:span text:style-name="T4"> — МИКТЭ</text:span><text:span text:style-name="T6">́</text:span><text:span text:style-name="T4">РЭТ</text:span><text:bookmark-end text:name="__RefHeading___Toc27116_3462270752"/></text:h>
      <text:p text:style-name="Text_20_body">Дымок МИКТЭ<text:span text:style-name="T5">́</text:span>РЭТа ароматен,</text:p>
      <text:p text:style-name="Text_20_body">И некурящему он приятен.</text:p>
      <text:p text:style-name="Text_20_body">Резной МИКТЭ<text:span text:style-name="T5">́</text:span>РЭТ с тугим кисетом</text:p>
      <text:p text:style-name="Text_20_body">Куда солидней, чем сигарета.</text:p>
      <text:h text:style-name="Heading_20_3" text:outline-level="3"><text:bookmark-start text:name="__RefHeading___Toc27118_3462270752"/><text:span text:style-name="T4">грязь</text:span><text:span text:style-name="T2"> — </text:span><text:span text:style-name="T4">ЛИХЛУ</text:span><text:span text:style-name="T8">́</text:span><text:span text:style-name="T4">Х</text:span><text:bookmark-end text:name="__RefHeading___Toc27118_3462270752"/></text:h>
      <text:h text:style-name="Heading_20_3" text:outline-level="3"><text:bookmark-start text:name="__RefHeading___Toc27120_3462270752"/>грязь — БОЦ<text:bookmark-end text:name="__RefHeading___Toc27120_3462270752"/></text:h>
      <text:h text:style-name="Heading_20_3" text:outline-level="3"><text:bookmark-start text:name="__RefHeading___Toc27122_3462270752"/><text:span text:style-name="T4">чистый — НАКИ</text:span><text:span text:style-name="T6">́</text:span><text:bookmark-end text:name="__RefHeading___Toc27122_3462270752"/></text:h>
      <text:p text:style-name="Text_20_body">— В кухне дух и куча мух,</text:p>
      <text:p text:style-name="Text_20_body">Свинство и сплошной ЛИХЛУ<text:span text:style-name="T5">́</text:span>Х:</text:p>
      <text:p text:style-name="Text_20_body">Вот вам тряпки, мужики,</text:p>
      <text:p text:style-name="Text_20_body">И чтоб стало всё НАКИ<text:span text:style-name="T5">́</text:span>!</text:p>
      <text:p text:style-name="P3">***</text:p>
      <text:p text:style-name="Text_20_body">На дворе грязища, БОЦ,</text:p>
      <text:p text:style-name="Text_20_body">Поскользнулся я и — бац!</text:p>
      <text:h text:style-name="Heading_20_3" text:outline-level="3"><text:bookmark-start text:name="__RefHeading___Toc27124_3462270752"/><text:span text:style-name="T4">чистый, светлый — ЦАХ загрязнённый — МЕЗУhА</text:span><text:span text:style-name="T6">́</text:span><text:span text:style-name="T4">М</text:span><text:bookmark-end text:name="__RefHeading___Toc27124_3462270752"/></text:h>
      <text:p text:style-name="Text_20_body">Бывает в лесных озерцах</text:p>
      <text:p text:style-name="Text_20_body">Вода изумительно ЦАХ,</text:p>
      <text:p text:style-name="Text_20_body">А в городе грохот и гам,</text:p>
      <text:p text:style-name="Text_20_body">И воздух сизый МЕЗУhА<text:span text:style-name="T5">́</text:span>М.</text:p>
      <text:h text:style-name="Heading_20_3" text:outline-level="3"><text:bookmark-start text:name="__RefHeading___Toc27126_3462270752"/><text:span text:style-name="T4">ведро — ДЛИ</text:span><text:bookmark-end text:name="__RefHeading___Toc27126_3462270752"/></text:h>
      <text:h text:style-name="Heading_20_3" text:outline-level="3"><text:bookmark-start text:name="__RefHeading___Toc27128_3462270752"/><text:span text:style-name="T4">тряпка — СМАРТУ</text:span><text:span text:style-name="T6">́</text:span><text:span text:style-name="T4">Т</text:span><text:bookmark-end text:name="__RefHeading___Toc27128_3462270752"/></text:h>
      <text:p text:style-name="Text_20_body"><text:span text:style-name="T1">Деличке</text:span><text:span text:style-name="T2"> ведро ДЛИ дали</text:span></text:p>
      <text:p text:style-name="Text_20_body">И где мусор подмести показали:</text:p>
      <text:p text:style-name="Text_20_body"><text:span text:style-name="T2">"</text:span><text:span text:style-name="T1">С марта</text:span><text:span text:style-name="T2"> кучу нагребли ещё ту там,</text:span></text:p>
      <text:p text:style-name="Text_20_body"><text:soft-page-break/>Убери и пол протри ты СМАРТУ<text:span text:style-name="T5">́</text:span>Том".</text:p>
      <text:h text:style-name="Heading_20_3" text:outline-level="3"><text:bookmark-start text:name="__RefHeading___Toc27130_3462270752"/><text:span text:style-name="T4">тряпка — МАТЛИ</text:span><text:span text:style-name="T6">́</text:span><text:span text:style-name="T4">Т</text:span><text:bookmark-end text:name="__RefHeading___Toc27130_3462270752"/></text:h>
      <text:p text:style-name="Text_20_body">Пройдусь-ка МАТЛИ<text:span text:style-name="T5">́</text:span>Том</text:p>
      <text:p text:style-name="Text_20_body">По плиткам и плитам,</text:p>
      <text:p text:style-name="Text_20_body">И с кафеля сразу</text:p>
      <text:p text:style-name="Text_20_body">Всю грязь удалит он.</text:p>
      <text:h text:style-name="Heading_20_3" text:outline-level="3"><text:bookmark-start text:name="__RefHeading___Toc27132_3462270752"/><text:span text:style-name="T4">хлам — ГРУТАО</text:span><text:span text:style-name="T6">́</text:span><text:span text:style-name="T4">Т</text:span><text:bookmark-end text:name="__RefHeading___Toc27132_3462270752"/></text:h>
      <text:p text:style-name="Text_20_body">Что и задаром никто не берёт:</text:p>
      <text:p text:style-name="Text_20_body">Старый пиджак и скрипучий комод,</text:p>
      <text:p text:style-name="Text_20_body">Вещи в гробу — это хлам, ГРУТАО<text:span text:style-name="T5">́</text:span>Т.</text:p>
      <text:h text:style-name="Heading_20_3" text:outline-level="3"><text:bookmark-start text:name="__RefHeading___Toc27134_3462270752"/><text:span text:style-name="T4">ванна, ванная комната- АМБА</text:span><text:span text:style-name="T6">́</text:span><text:span text:style-name="T4">ТЬЯ</text:span><text:bookmark-end text:name="__RefHeading___Toc27134_3462270752"/></text:h>
      <text:p text:style-name="Text_20_body">А у нас вчера в АМБА<text:span text:style-name="T5">́</text:span>ТЬЕ</text:p>
      <text:p text:style-name="Text_20_body">Бражку гнать задумал батя.</text:p>
      <text:p text:style-name="Text_20_body">Нам теперь не до мыться —</text:p>
      <text:p text:style-name="Text_20_body">Выйдет целая бадья!</text:p>
      <text:h text:style-name="Heading_20_3" text:outline-level="3"><text:bookmark-start text:name="__RefHeading___Toc27136_3462270752"/><text:span text:style-name="T4">душ — МИКЛА</text:span><text:span text:style-name="T6">́</text:span><text:span text:style-name="T4">ХАТ</text:span><text:bookmark-end text:name="__RefHeading___Toc27136_3462270752"/></text:h>
      <text:p text:style-name="Text_20_body">Горячий МИКЛА<text:span text:style-name="T5">́</text:span>ХАТ,</text:p>
      <text:p text:style-name="Text_20_body">Халатовый рай —</text:p>
      <text:p text:style-name="Text_20_body">Зачем нам Гвинея,</text:p>
      <text:p text:style-name="Text_20_body">Миклуха-Маклай?</text:p>
      <text:h text:style-name="Heading_20_3" text:outline-level="3"><text:bookmark-start text:name="__RefHeading___Toc27138_3462270752"/><text:span text:style-name="T4">выбор </text:span><text:span text:style-name="T2">?</text:span><text:span text:style-name="T4"> БРЭЙРА</text:span><text:span text:style-name="T6">́</text:span><text:bookmark-end text:name="__RefHeading___Toc27138_3462270752"/></text:h>
      <text:p text:style-name="Text_20_body">Бриться ? не бриться:</text:p>
      <text:p text:style-name="Text_20_body">Такая БРЭЙРА<text:span text:style-name="T5">́</text:span> ?</text:p>
      <text:p text:style-name="Text_20_body">Вроде бы я</text:p>
      <text:p text:style-name="Text_20_body">Уже брился вчера?</text:p>
      <text:h text:style-name="Heading_20_3" text:outline-level="3"><text:bookmark-start text:name="__RefHeading___Toc27140_3462270752"/><text:span text:style-name="T4">эл. вилка — ТЭ</text:span><text:span text:style-name="T6">́</text:span><text:span text:style-name="T4">КА</text:span><text:bookmark-end text:name="__RefHeading___Toc27140_3462270752"/></text:h>
      <text:h text:style-name="Heading_20_3" text:outline-level="3"><text:bookmark-start text:name="__RefHeading___Toc27142_3462270752"/><text:span text:style-name="T4">эл. розетка — ШЭ</text:span><text:span text:style-name="T6">́</text:span><text:span text:style-name="T4">КА</text:span><text:bookmark-end text:name="__RefHeading___Toc27142_3462270752"/></text:h>
      <text:h text:style-name="Heading_20_3" text:outline-level="3"><text:bookmark-start text:name="__RefHeading___Toc27144_3462270752"/><text:span text:style-name="T4">бритва — ГИЛУ</text:span><text:span text:style-name="T6">́</text:span><text:span text:style-name="T4">АХ</text:span><text:bookmark-end text:name="__RefHeading___Toc27144_3462270752"/></text:h>
      <text:p text:style-name="Text_20_body">Тыкнул дядя ТЭ<text:span text:style-name="T5">́</text:span>Ку в ШЭ<text:span text:style-name="T5">́</text:span>Ку,</text:p>
      <text:p text:style-name="Text_20_body">А потом — ГИЛУ<text:span text:style-name="T5">́</text:span>АХ в щёку.</text:p>
      <text:p text:style-name="Text_20_body">Долго он водил ГИЛУ<text:span text:style-name="T5">́</text:span>АХ</text:p>
      <text:p text:style-name="Text_20_body">Отражением милуясь.</text:p>
      <text:h text:style-name="Heading_20_3" text:outline-level="3"><text:bookmark-start text:name="__RefHeading___Toc27146_3462270752"/><text:span text:style-name="T4">польза — ТОЭ</text:span><text:span text:style-name="T6">́</text:span><text:span text:style-name="T4">ЛЕТ</text:span><text:bookmark-end text:name="__RefHeading___Toc27146_3462270752"/></text:h>
      <text:p text:style-name="Text_20_body"><text:span text:style-name="T2">Польза есть </text:span><text:span text:style-name="T1">от туалета</text:span><text:span text:style-name="T2">,</text:span></text:p>
      <text:p text:style-name="Text_20_body">И сомнений в этом нету.</text:p>
      <text:h text:style-name="Heading_20_3" text:outline-level="3"><text:bookmark-start text:name="__RefHeading___Toc27148_3462270752"/><text:span text:style-name="T4">уборная </text:span><text:span text:style-name="T2">?</text:span><text:span text:style-name="T4"> БЕТ-ШИМУ</text:span><text:span text:style-name="T6">́</text:span><text:span text:style-name="T4">Ш</text:span><text:bookmark-end text:name="__RefHeading___Toc27148_3462270752"/></text:h>
      <text:p text:style-name="Text_20_body">? Сарра! Срочно нужен муж!</text:p>
      <text:p text:style-name="Text_20_body">? Подожди, он в БЕТ-ШИМУ<text:span text:style-name="T5">́</text:span>Ш</text:p>
      <text:p text:style-name="P3">***</text:p>
      <text:p text:style-name="Text_20_body">Уборные (туалеты) на вокзалах и в тому подобных общественных местах называют "ШЕРУТИ<text:span text:style-name="T5">́</text:span>М"</text:p>
      <text:h text:style-name="Heading_20_3" text:outline-level="3"><text:bookmark-start text:name="__RefHeading___Toc27150_3462270752"/><text:span text:style-name="T4">кухня — МИТБА</text:span><text:span text:style-name="T6">́</text:span><text:span text:style-name="T4">Х</text:span><text:bookmark-end text:name="__RefHeading___Toc27150_3462270752"/></text:h>
      <text:p text:style-name="Text_20_body">Среди ночи банка — бах!</text:p>
      <text:p text:style-name="Text_20_body">— Кто там бродит по МИТБА<text:span text:style-name="T5">́</text:span>Х?</text:p>
      <text:p text:style-name="Text_20_body">— Это Митька, отощав,</text:p>
      <text:p text:style-name="Text_20_body">Ищет ложкой кость во щах!</text:p>
      <text:h text:style-name="Heading_20_3" text:outline-level="3"><text:bookmark-start text:name="__RefHeading___Toc27152_3462270752"/><text:span text:style-name="T4">кран — БЕ</text:span><text:span text:style-name="T6">́</text:span><text:span text:style-name="T4">РЕЗ</text:span><text:bookmark-end text:name="__RefHeading___Toc27152_3462270752"/></text:h>
      <text:p text:style-name="Text_20_body">Плачет БЕ<text:span text:style-name="T5">́</text:span>РЕЗ, как берёза,</text:p>
      <text:p text:style-name="Text_20_body">Он роняет капли-слёзы,</text:p>
      <text:p text:style-name="Text_20_body">Он рыдает, стонет, воет:</text:p>
      <text:p text:style-name="Text_20_body">"Ну, когда меня закроют?"</text:p>
      <text:h text:style-name="Heading_20_3" text:outline-level="3"><text:bookmark-start text:name="__RefHeading___Toc27154_3462270752"/><text:span text:style-name="T4">раковина </text:span><text:span text:style-name="T1">(кухонная)</text:span><text:span text:style-name="T4"> </text:span><text:span text:style-name="T2">?</text:span><text:span text:style-name="T4"> КИО</text:span><text:span text:style-name="T6">́</text:span><text:span text:style-name="T4">Р</text:span><text:bookmark-end text:name="__RefHeading___Toc27154_3462270752"/></text:h>
      <text:p text:style-name="Text_20_body">? Сколько гадости в КИО<text:span text:style-name="T5">́</text:span>Ре —</text:p>
      <text:p text:style-name="Text_20_body">Так сейчас весь слив засорим.</text:p>
      <text:p text:style-name="Text_20_body">Неочищенный КИО<text:span text:style-name="T5">́</text:span>Р</text:p>
      <text:p text:style-name="Text_20_body">И хозяевам укор!</text:p>
      <text:h text:style-name="Heading_20_3" text:outline-level="3"><text:bookmark-start text:name="__RefHeading___Toc27156_3462270752"/><text:span text:style-name="T4">плита — КИРА</text:span><text:span text:style-name="T6">́</text:span><text:span text:style-name="T4">ИМ</text:span><text:bookmark-end text:name="__RefHeading___Toc27156_3462270752"/></text:h>
      <text:p text:style-name="Text_20_body">На кухне у КИРА<text:span text:style-name="T5">́</text:span>ИМ</text:p>
      <text:p text:style-name="Text_20_body">По вечерам киряем.</text:p>
      <text:h text:style-name="Heading_20_3" text:outline-level="3"><text:bookmark-start text:name="__RefHeading___Toc27158_3462270752"/><text:span text:style-name="T4">замороженный — КАФУ</text:span><text:span text:style-name="T6">́</text:span><text:bookmark-end text:name="__RefHeading___Toc27158_3462270752"/></text:h>
      <text:p text:style-name="Text_20_body">В морозильном шкафу</text:p>
      <text:p text:style-name="Text_20_body">Все продукты КАФУ<text:span text:style-name="T5">́</text:span>.</text:p>
      <text:h text:style-name="Heading_20_3" text:outline-level="3"><text:bookmark-start text:name="__RefHeading___Toc27160_3462270752"/><text:span text:style-name="T4">повар — ТАБА</text:span><text:span text:style-name="T6">́</text:span><text:span text:style-name="T4">Х</text:span><text:bookmark-end text:name="__RefHeading___Toc27160_3462270752"/></text:h>
      <text:p text:style-name="Text_20_body">Не курил ТАБА<text:span text:style-name="T5">́</text:span>Х табак,</text:p>
      <text:p text:style-name="Text_20_body">А любил ТАБА<text:span text:style-name="T5">́</text:span>Х собак,</text:p>
      <text:p text:style-name="Text_20_body">И к нему со всей округи</text:p>
      <text:p text:style-name="Text_20_body">Псы сбегались натощак.</text:p>
      <text:h text:style-name="Heading_20_3" text:outline-level="3"><text:bookmark-start text:name="__RefHeading___Toc27162_3462270752"/><text:span text:style-name="T4">спичка — ГАФРУ</text:span><text:span text:style-name="T6">́</text:span><text:span text:style-name="T4">Р</text:span><text:bookmark-end text:name="__RefHeading___Toc27162_3462270752"/></text:h>
      <text:p text:style-name="Text_20_body">Коробок беру и — фурр! —</text:p>
      <text:p text:style-name="Text_20_body">Спичкой чиркаю ГАФРУ<text:span text:style-name="T5">́</text:span>Р.</text:p>
      <text:h text:style-name="Heading_20_3" text:outline-level="3"><text:bookmark-start text:name="__RefHeading___Toc27164_3462270752"/><text:span text:style-name="T4">посуда — КЕЛИ</text:span><text:span text:style-name="T6">́</text:span><text:span text:style-name="T4">М</text:span><text:bookmark-end text:name="__RefHeading___Toc27164_3462270752"/></text:h>
      <text:p text:style-name="Text_20_body">В келии КЕЛИ<text:span text:style-name="T5">́</text:span>М простой:</text:p>
      <text:p text:style-name="Text_20_body">Кружка и кувшин с водой.</text:p>
      <text:h text:style-name="Heading_20_3" text:outline-level="3"><text:bookmark-start text:name="__RefHeading___Toc27166_3462270752"/><text:span text:style-name="T4">чайник — КУМКУ</text:span><text:span text:style-name="T6">́</text:span><text:span text:style-name="T4">М</text:span><text:bookmark-end text:name="__RefHeading___Toc27166_3462270752"/></text:h>
      <text:p text:style-name="Text_20_body">Заходи сегодня, кум,</text:p>
      <text:p text:style-name="Text_20_body">Разопьём с тобой КУМКУ<text:span text:style-name="T5">́</text:span>М.</text:p>
      <text:p text:style-name="Text_20_body">В госте я души не чаю —</text:p>
      <text:p text:style-name="Text_20_body">Вскипячу в КУМКУ<text:span text:style-name="T5">́</text:span>Ме чаю.</text:p>
      <text:h text:style-name="Heading_20_3" text:outline-level="3"><text:bookmark-start text:name="__RefHeading___Toc27168_3462270752"/><text:span text:style-name="T4">сковорода — МАХВА</text:span><text:span text:style-name="T6">́</text:span><text:span text:style-name="T4">Т</text:span><text:bookmark-end text:name="__RefHeading___Toc27168_3462270752"/></text:h>
      <text:p text:style-name="Text_20_body">Чтобы снять с огня МАХВА<text:span text:style-name="T5">́</text:span>Т,</text:p>
      <text:p text:style-name="Text_20_body">Нужно ручку иль ухват.</text:p>
      <text:h text:style-name="Heading_20_3" text:outline-level="3"><text:bookmark-start text:name="__RefHeading___Toc27170_3462270752"/><text:span text:style-name="T4">поднос — МАГА</text:span><text:span text:style-name="T6">́</text:span><text:span text:style-name="T4">Ш</text:span><text:bookmark-end text:name="__RefHeading___Toc27170_3462270752"/></text:h>
      <text:p text:style-name="Text_20_body">Маш, ты маме помогаш?*</text:p>
      <text:p text:style-name="Text_20_body">Так неси сюда МАГА<text:span text:style-name="T5">́</text:span>Ш.</text:p>
      <text:p text:style-name="Text_20_body">- — - — - — - —</text:p>
      <text:p text:style-name="Text_20_body"><text:span text:style-name="T2">*</text:span><text:span text:style-name="T1">Помогаешь (просторечие)</text:span></text:p>
      <text:h text:style-name="Heading_20_3" text:outline-level="3"><text:bookmark-start text:name="__RefHeading___Toc27172_3462270752"/><text:span text:style-name="T4">нож — САККИ</text:span><text:span text:style-name="T6">́</text:span><text:span text:style-name="T4">Н</text:span><text:bookmark-end text:name="__RefHeading___Toc27172_3462270752"/></text:h>
      <text:p text:style-name="Text_20_body">У косы травоядной</text:p>
      <text:p text:style-name="Text_20_body">Брат САККИ<text:span text:style-name="T5">́</text:span>Н кровожадный:</text:p>
      <text:p text:style-name="Text_20_body">Всякой крови алкает —</text:p>
      <text:p text:style-name="Text_20_body">Режет, рубит, кромсает.</text:p>
      <text:h text:style-name="Heading_20_3" text:outline-level="3"><text:bookmark-start text:name="__RefHeading___Toc27174_3462270752"/><text:span text:style-name="T4">острый </text:span><text:span text:style-name="T1">(об орудии)</text:span><text:span text:style-name="T4"> — ХАД</text:span><text:bookmark-end text:name="__RefHeading___Toc27174_3462270752"/></text:h>
      <text:p text:style-name="Text_20_body">Чтоб подстричь без муки сад,</text:p>
      <text:p text:style-name="Text_20_body">Ножницы должны быть ХАД.</text:p>
      <text:h text:style-name="Heading_20_3" text:outline-level="3"><text:bookmark-start text:name="__RefHeading___Toc27176_3462270752"/><text:span text:style-name="T4">точил — ХИДЕ</text:span><text:span text:style-name="T6">́</text:span><text:span text:style-name="T4">Д</text:span><text:bookmark-end text:name="__RefHeading___Toc27176_3462270752"/></text:h>
      <text:p text:style-name="Text_20_body">На кругу искрящем дед</text:p>
      <text:p text:style-name="Text_20_body">Целый день точил, ХИДЕ<text:span text:style-name="T5">́</text:span>Д,</text:p>
      <text:p text:style-name="Text_20_body">Бритвы, ножницы с ножами,</text:p>
      <text:p text:style-name="Text_20_body">Открывалки с топорами,</text:p>
      <text:p text:style-name="Text_20_body">Две рапиры, три кинжала</text:p>
      <text:p text:style-name="Text_20_body">И змеи гремучей жало.</text:p>
      <text:h text:style-name="Heading_20_3" text:outline-level="3"><text:bookmark-start text:name="__RefHeading___Toc27178_3462270752"/><text:span text:style-name="T4">нож перочинный — ОЛА</text:span><text:span text:style-name="T6">́</text:span><text:span text:style-name="T4">Р</text:span><text:bookmark-end text:name="__RefHeading___Toc27178_3462270752"/></text:h>
      <text:p text:style-name="Text_20_body">Хоть сто<text:span text:style-name="T5">́</text:span>ляр,</text:p>
      <text:p text:style-name="Text_20_body">Хоть столя<text:span text:style-name="T5">́</text:span>р</text:p>
      <text:p text:style-name="Text_20_body">Хоть О<text:span text:style-name="T5">́</text:span>ЛАР,</text:p>
      <text:p text:style-name="Text_20_body">Хоть ОЛА<text:span text:style-name="T5">́</text:span>Р,</text:p>
      <text:p text:style-name="Text_20_body">А перочинный нож</text:p>
      <text:p text:style-name="Text_20_body"><text:soft-page-break/>На место мне положь!</text:p>
      <text:h text:style-name="Heading_20_3" text:outline-level="3"><text:bookmark-start text:name="__RefHeading___Toc27180_3462270752"/><text:span text:style-name="T4">консерваня банка — ПАХИ</text:span><text:span text:style-name="T6">́</text:span><text:span text:style-name="T4">Т</text:span><text:bookmark-end text:name="__RefHeading___Toc27180_3462270752"/></text:h>
      <text:h text:style-name="Heading_20_3" text:outline-level="3"><text:bookmark-start text:name="__RefHeading___Toc27182_3462270752"/>нож консервный — ПАТХА<text:span text:style-name="T5">́</text:span>Н<text:bookmark-end text:name="__RefHeading___Toc27182_3462270752"/></text:h>
      <text:p text:style-name="Text_20_body">Жить из ПАХИ<text:span text:style-name="T5">́</text:span>Та,</text:p>
      <text:p text:style-name="Text_20_body">Может, и сыто —</text:p>
      <text:p text:style-name="Text_20_body">Скучно, однако,</text:p>
      <text:p text:style-name="Text_20_body">Жить из ПАХИ<text:span text:style-name="T5">́</text:span>Та.</text:p>
      <text:p text:style-name="P3">***</text:p>
      <text:p text:style-name="Text_20_body">Банка острых баклажан.</text:p>
      <text:p text:style-name="Text_20_body">— Где, Машутка, наш ПАТХА<text:span text:style-name="T5">́</text:span>Н?</text:p>
      <text:p text:style-name="Text_20_body">Банку баклажанную</text:p>
      <text:p text:style-name="Text_20_body">Распорю ПАТХА<text:span text:style-name="T5">́</text:span>Ном я.</text:p>
      <text:h text:style-name="Heading_20_3" text:outline-level="3"><text:bookmark-start text:name="__RefHeading___Toc27184_3462270752"/><text:span text:style-name="T4">горшок — СИР</text:span><text:bookmark-end text:name="__RefHeading___Toc27184_3462270752"/></text:h>
      <text:p text:style-name="Text_20_body">Не изволите ли, сир,</text:p>
      <text:p text:style-name="Text_20_body">Здесь отведать в СИРе сыр?</text:p>
      <text:h text:style-name="Heading_20_3" text:outline-level="3"><text:bookmark-start text:name="__RefHeading___Toc27186_3462270752"/><text:span text:style-name="T4">миска — КЕАРА</text:span><text:bookmark-end text:name="__RefHeading___Toc27186_3462270752"/></text:h>
      <text:p text:style-name="Text_20_body">Терпят страсти повара</text:p>
      <text:p text:style-name="Text_20_body">В кухне с раннего утра,</text:p>
      <text:p text:style-name="Text_20_body">Чтоб горячий, красный, страстный</text:p>
      <text:p text:style-name="Text_20_body">Борщ налить нам в КЕАРА<text:span text:style-name="T5">́</text:span>.</text:p>
      <text:h text:style-name="Heading_20_3" text:outline-level="3"><text:bookmark-start text:name="__RefHeading___Toc27188_3462270752"/><text:span text:style-name="T4">крышка — МИХСЭ</text:span><text:span text:style-name="T6">́</text:span><text:bookmark-end text:name="__RefHeading___Toc27188_3462270752"/></text:h>
      <text:p text:style-name="Text_20_body">МИХСЭ<text:span text:style-name="T5">́</text:span> на миске</text:p>
      <text:p text:style-name="Text_20_body">От крыс и киски.</text:p>
      <text:h text:style-name="Heading_20_3" text:outline-level="3"><text:bookmark-start text:name="__RefHeading___Toc27190_3462270752"/><text:span text:style-name="T4">тарелка — ЦАЛА</text:span><text:span text:style-name="T6">́</text:span><text:span text:style-name="T4">ХАТ</text:span><text:bookmark-end text:name="__RefHeading___Toc27190_3462270752"/></text:h>
      <text:p text:style-name="Text_20_body">ЦАЛА<text:span text:style-name="T5">́</text:span>ХАТ была весела и цела,</text:p>
      <text:p text:style-name="Text_20_body">Пока не упала она со стола.</text:p>
      <text:p text:style-name="Text_20_body">А после, как соус попал на ковёр,</text:p>
      <text:p text:style-name="Text_20_body">Совсем невесёлый пошёл разговор.</text:p>
      <text:h text:style-name="Heading_20_3" text:outline-level="3"><text:bookmark-start text:name="__RefHeading___Toc27192_3462270752"/><text:span text:style-name="T4">трещина — СЭ</text:span><text:span text:style-name="T6">́</text:span><text:span text:style-name="T4">ДЭК</text:span><text:bookmark-end text:name="__RefHeading___Toc27192_3462270752"/></text:h>
      <text:p text:style-name="Text_20_body">Откуда на судочке СЭ<text:span text:style-name="T5">́</text:span>ДЭК?</text:p>
      <text:p text:style-name="Text_20_body">Кто брал без спросу из соседок?</text:p>
      <text:h text:style-name="Heading_20_3" text:outline-level="3"><text:bookmark-start text:name="__RefHeading___Toc27194_3462270752"/><text:span text:style-name="T4">ябеда — МАЛШИ</text:span><text:span text:style-name="T6">́</text:span><text:span text:style-name="T4">Н</text:span><text:bookmark-end text:name="__RefHeading___Toc27194_3462270752"/></text:h>
      <text:p text:style-name="Text_20_body">Кто вчера разбил кувшин,</text:p>
      <text:p text:style-name="Text_20_body">Скажет бабушке МАЛШИ<text:span text:style-name="T5">́</text:span>Н.</text:p>
      <text:h text:style-name="Heading_20_3" text:outline-level="3"><text:bookmark-start text:name="__RefHeading___Toc27196_3462270752"/><text:span text:style-name="T4">вилка — МАЗЛЕ</text:span><text:span text:style-name="T6">́</text:span><text:span text:style-name="T4">Г</text:span><text:bookmark-end text:name="__RefHeading___Toc27196_3462270752"/></text:h>
      <text:p text:style-name="Text_20_body">За вилы берись,</text:p>
      <text:p text:style-name="Text_20_body">Чтоб насыпать телегу,</text:p>
      <text:p text:style-name="Text_20_body">А, рот наполняя,</text:p>
      <text:p text:style-name="Text_20_body">Ворочай МАЗЛЕ<text:span text:style-name="T5">́</text:span>Гом.</text:p>
      <text:h text:style-name="Heading_20_3" text:outline-level="3"><text:bookmark-start text:name="__RefHeading___Toc27198_3462270752"/><text:span text:style-name="T4">ложка столовая — КАФ</text:span><text:bookmark-end text:name="__RefHeading___Toc27198_3462270752"/></text:h>
      <text:h text:style-name="Heading_20_3" text:outline-level="3"><text:bookmark-start text:name="__RefHeading___Toc27200_3462270752"/><text:span text:style-name="T4">ложка чайная — КАПИ</text:span><text:span text:style-name="T6">́</text:span><text:span text:style-name="T4">Т</text:span><text:bookmark-end text:name="__RefHeading___Toc27200_3462270752"/></text:h>
      <text:p text:style-name="Text_20_body">Дорогую ложку, КАФ,</text:p>
      <text:p text:style-name="Text_20_body">Положи в кухонный шкаф.</text:p>
      <text:p text:style-name="P3">***</text:p>
      <text:p text:style-name="Text_20_body">Опусти КАПИ<text:span text:style-name="T5">́</text:span>Т в компот,</text:p>
      <text:p text:style-name="Text_20_body">Побыстрей кидай в свой рот</text:p>
      <text:p text:style-name="Text_20_body">Вишни, сливы, ежевику,</text:p>
      <text:p text:style-name="Text_20_body">Абрикосы и клубнику</text:p>
      <text:p text:style-name="Text_20_body">И трудись, трудись до пота,</text:p>
      <text:p text:style-name="Text_20_body">До скончания компота!</text:p>
      <text:h text:style-name="Heading_20_3" text:outline-level="3"><text:bookmark-start text:name="__RefHeading___Toc27202_3462270752"/><text:span text:style-name="T4">стакан — КОС</text:span><text:bookmark-end text:name="__RefHeading___Toc27202_3462270752"/></text:h>
      <text:h text:style-name="Heading_20_3" text:outline-level="3"><text:bookmark-start text:name="__RefHeading___Toc27204_3462270752"/><text:span text:style-name="T4">стаканы — КОСО</text:span><text:span text:style-name="T6">́</text:span><text:span text:style-name="T4">Т</text:span><text:bookmark-end text:name="__RefHeading___Toc27204_3462270752"/></text:h>
      <text:p text:style-name="Text_20_body">Собрались косить осот,</text:p>
      <text:p text:style-name="Text_20_body">Взяли косы и КОСО<text:span text:style-name="T5">́</text:span>Т,</text:p>
      <text:p text:style-name="Text_20_body">До обеда покосили,</text:p>
      <text:p text:style-name="Text_20_body">С самогоном закусили,</text:p>
      <text:p text:style-name="Text_20_body">Окосев, пошли с работы,</text:p>
      <text:p text:style-name="Text_20_body">Бросив косы и КОСО<text:span text:style-name="T5">́</text:span>Ты.</text:p>
      <text:h text:style-name="Heading_20_3" text:outline-level="3"><text:bookmark-start text:name="__RefHeading___Toc27206_3462270752"/><text:span text:style-name="T4">кувшин — КАД</text:span><text:bookmark-end text:name="__RefHeading___Toc27206_3462270752"/></text:h>
      <text:p text:style-name="Text_20_body">КАД за КАДом бражки сладкой —</text:p>
      <text:p text:style-name="Text_20_body">И за день сцедили кадку.</text:p>
      <text:h text:style-name="Heading_20_3" text:outline-level="3"><text:bookmark-start text:name="__RefHeading___Toc27208_3462270752"/><text:span text:style-name="T4">гончар — КАДДА</text:span><text:span text:style-name="T6">́</text:span><text:span text:style-name="T4">Р</text:span><text:bookmark-end text:name="__RefHeading___Toc27208_3462270752"/></text:h>
      <text:p text:style-name="Text_20_body">Крутит круг гончар-КАДДА<text:span text:style-name="T5">́</text:span>Р —</text:p>
      <text:p text:style-name="Text_20_body">У него особый дар</text:p>
      <text:p text:style-name="Text_20_body">Для души и по заказу</text:p>
      <text:p text:style-name="Text_20_body">Делать греческие вазы.</text:p>
      <text:h text:style-name="Heading_20_3" text:outline-level="3"><text:bookmark-start text:name="__RefHeading___Toc27210_3462270752"/><text:span text:style-name="T4">чашка — СЕ</text:span><text:span text:style-name="T6">́</text:span><text:span text:style-name="T4">ФЕЛЬ</text:span><text:bookmark-end text:name="__RefHeading___Toc27210_3462270752"/></text:h>
      <text:p text:style-name="Text_20_body">СЕ<text:span text:style-name="T5">́</text:span>ФЕЛЬ с фиалками, из фарфора —</text:p>
      <text:p text:style-name="Text_20_body">Такую другую встретишь не скоро.</text:p>
      <text:h text:style-name="Heading_20_3" text:outline-level="3"><text:bookmark-start text:name="__RefHeading___Toc27212_3462270752"/><text:span text:style-name="T4">тесто — БАЦЕ</text:span><text:span text:style-name="T6">́</text:span><text:span text:style-name="T4">К</text:span><text:bookmark-end text:name="__RefHeading___Toc27212_3462270752"/></text:h>
      <text:p text:style-name="Text_20_body">Бац — лепёшка, бац — вторая!</text:p>
      <text:p text:style-name="Text_20_body">Кто с БАЦЕ<text:span text:style-name="T5">́</text:span>К с утра играет?</text:p>
      <text:p text:style-name="Text_20_body">Это мама в воскресенье</text:p>
      <text:p text:style-name="Text_20_body">Всем готовит угощенье.</text:p>
      <text:h text:style-name="Heading_20_3" text:outline-level="3"><text:bookmark-start text:name="__RefHeading___Toc27214_3462270752"/><text:span text:style-name="T4">месит — ЛАШ</text:span><text:bookmark-end text:name="__RefHeading___Toc27214_3462270752"/></text:h>
      <text:p text:style-name="Text_20_body">На калач и на лаваш</text:p>
      <text:p text:style-name="Text_20_body">Пекарь тесто месит, ЛАШ,</text:p>
      <text:p text:style-name="Text_20_body">Ловко хлопает ладонь,</text:p>
      <text:p text:style-name="Text_20_body">Лижет противень огонь!</text:p>
      <text:h text:style-name="Heading_20_3" text:outline-level="3"><text:bookmark-start text:name="__RefHeading___Toc27216_3462270752"/><text:span text:style-name="T4">пекарня — МААФИЯ</text:span><text:span text:style-name="T6">́</text:span><text:bookmark-end text:name="__RefHeading___Toc27216_3462270752"/></text:h>
      <text:h text:style-name="Heading_20_3" text:outline-level="3"><text:bookmark-start text:name="__RefHeading___Toc27218_3462270752"/><text:span text:style-name="T2">Все мы МАФИИ благодарны</text:span><text:span text:style-name="T4">:</text:span><text:bookmark-end text:name="__RefHeading___Toc27218_3462270752"/></text:h>
      <text:p text:style-name="Text_20_body">Хлеб-то едим мы из пекарни.</text:p>
      <text:h text:style-name="Heading_20_3" text:outline-level="3"><text:bookmark-start text:name="__RefHeading___Toc27220_3462270752"/><text:span text:style-name="T4">яйцо — БЕЙЦА</text:span><text:span text:style-name="T6">́</text:span><text:bookmark-end text:name="__RefHeading___Toc27220_3462270752"/></text:h>
      <text:p text:style-name="Text_20_body">Яичко, БЕЙЦА<text:span text:style-name="T5">́</text:span>,</text:p>
      <text:p text:style-name="Text_20_body">Такая цаца<text:span text:style-name="T5">́</text:span>!</text:p>
      <text:p text:style-name="Text_20_body">Не трожьте БЕЙЦоцу,</text:p>
      <text:p text:style-name="Text_20_body">А то разобьётся!</text:p>
      <text:h text:style-name="Heading_20_3" text:outline-level="3"><text:bookmark-start text:name="__RefHeading___Toc27222_3462270752"/><text:span text:style-name="T4">макаронина — ИТРИЯ</text:span><text:span text:style-name="T6">́</text:span><text:bookmark-end text:name="__RefHeading___Toc27222_3462270752"/></text:h>
      <text:h text:style-name="Heading_20_3" text:outline-level="3"><text:bookmark-start text:name="__RefHeading___Toc27224_3462270752"/><text:span text:style-name="T4">макароны — ИТРИЙО</text:span><text:span text:style-name="T6">́</text:span><text:span text:style-name="T4">Т</text:span><text:bookmark-end text:name="__RefHeading___Toc27224_3462270752"/></text:h>
      <text:p text:style-name="Text_20_body">Вот сейчас на вилку я</text:p>
      <text:p text:style-name="Text_20_body">Намотаю ИТРИЯ<text:span text:style-name="T5">́</text:span>:</text:p>
      <text:p text:style-name="Text_20_body">Обожаю ИТРИЙ<text:span text:style-name="T5">́</text:span>ОТ —</text:p>
      <text:p text:style-name="Text_20_body">Просто сами лезут в рот!</text:p>
      <text:h text:style-name="Heading_20_3" text:outline-level="3"><text:bookmark-start text:name="__RefHeading___Toc27226_3462270752"/><text:span text:style-name="T4">сыр — ГВИНА</text:span><text:span text:style-name="T6">́</text:span><text:bookmark-end text:name="__RefHeading___Toc27226_3462270752"/></text:h>
      <text:p text:style-name="Text_20_body">Дайте сыру мне, ГВИНА<text:span text:style-name="T5">́</text:span>,</text:p>
      <text:p text:style-name="Text_20_body">Да налейте мне вина.</text:p>
      <text:p text:style-name="Text_20_body">Эх, всегда б вино да сыр,</text:p>
      <text:p text:style-name="Text_20_body">Дом, семья, друзья и мир.</text:p>
      <text:h text:style-name="Heading_20_3" text:outline-level="3"><text:bookmark-start text:name="__RefHeading___Toc27228_3462270752"/><text:span text:style-name="T4">бутылка — БАКБУ</text:span><text:span text:style-name="T6">́</text:span><text:span text:style-name="T4">К</text:span><text:bookmark-end text:name="__RefHeading___Toc27228_3462270752"/></text:h>
      <text:p text:style-name="Text_20_body">— Почему, скажи, БАКБУ<text:span text:style-name="T5">́</text:span>Ка</text:p>
      <text:p text:style-name="Text_20_body">Из стекла, а не бамбука?</text:p>
      <text:p text:style-name="Text_20_body">— Может, попросту, бамбук</text:p>
      <text:p text:style-name="Text_20_body">Не годится для БАКБУ<text:span text:style-name="T5">́</text:span>К?</text:p>
      <text:h text:style-name="Heading_20_3" text:outline-level="3"><text:bookmark-start text:name="__RefHeading___Toc27230_3462270752"/><text:span text:style-name="T4">вино — Я</text:span><text:span text:style-name="T6">́</text:span><text:span text:style-name="T4">ИН</text:span><text:bookmark-end text:name="__RefHeading___Toc27230_3462270752"/></text:h>
      <text:h text:style-name="Heading_20_3" text:outline-level="3"><text:bookmark-start text:name="__RefHeading___Toc27232_3462270752"/><text:span text:style-name="T4">бутылка — БАКБУ</text:span><text:span text:style-name="T6">́</text:span><text:span text:style-name="T4">К</text:span><text:bookmark-end text:name="__RefHeading___Toc27232_3462270752"/></text:h>
      <text:p text:style-name="Text_20_body">Ну, сегодня погуляем!</text:p>
      <text:p text:style-name="Text_20_body">Тут со мной БАКБУ<text:span text:style-name="T5">́</text:span>Ка Я<text:span text:style-name="T5">́</text:span>ИН!</text:p>
      <text:h text:style-name="Heading_20_3" text:outline-level="3"><text:bookmark-start text:name="__RefHeading___Toc27234_3462270752"/><text:span text:style-name="T4">струя — СИЛО</text:span><text:span text:style-name="T6">́</text:span><text:span text:style-name="T4">Н</text:span><text:bookmark-end text:name="__RefHeading___Toc27234_3462270752"/></text:h>
      <text:p text:style-name="Text_20_body">Газировка из сифона</text:p>
      <text:p text:style-name="Text_20_body">Вверх ударила СИЛО<text:span text:style-name="T5">́</text:span>Ном</text:p>
      <text:p text:style-name="Text_20_body">И обрызгала плафон:</text:p>
      <text:p text:style-name="Text_20_body">Очень был СИЛО<text:span text:style-name="T5">́</text:span>Н силён.</text:p>
      <text:h text:style-name="Heading_20_3" text:outline-level="3"><text:bookmark-start text:name="__RefHeading___Toc27236_3462270752"/><text:span text:style-name="T4">пиво — БИ</text:span><text:span text:style-name="T6">́</text:span><text:span text:style-name="T4">РА</text:span><text:bookmark-end text:name="__RefHeading___Toc27236_3462270752"/></text:h>
      <text:p text:style-name="Text_20_body">БИ<text:span text:style-name="T5">́</text:span>РА здесь зовётся пиво:</text:p>
      <text:p text:style-name="Text_20_body"><text:soft-page-break/>Как у немцев — справедливо!</text:p>
      <text:h text:style-name="Heading_20_3" text:outline-level="3"><text:bookmark-start text:name="__RefHeading___Toc27238_3462270752"/><text:span text:style-name="T4">готовый — МУХА</text:span><text:span text:style-name="T6">́</text:span><text:span text:style-name="T4">Н</text:span><text:bookmark-end text:name="__RefHeading___Toc27238_3462270752"/></text:h>
      <text:p text:style-name="Text_20_body">— Где там делся наш гурман?</text:p>
      <text:p text:style-name="Text_20_body"><text:span text:style-name="T2">Пусть идёт: </text:span><text:span text:style-name="T1">уха </text:span><text:span text:style-name="T2">МУХА</text:span><text:span text:style-name="T8">́</text:span><text:span text:style-name="T2">Н!</text:span></text:p>
      <text:h text:style-name="Heading_20_3" text:outline-level="3"><text:bookmark-start text:name="__RefHeading___Toc27240_3462270752"/><text:span text:style-name="T4">мёд — ДВАШ</text:span><text:bookmark-end text:name="__RefHeading___Toc27240_3462270752"/></text:h>
      <text:p text:style-name="Text_20_body"><text:span text:style-name="T1">Дважды</text:span><text:span text:style-name="T2">, трижды сладок мёд:</text:span></text:p>
      <text:p text:style-name="Text_20_body">Ни конфеты, ни варенье,</text:p>
      <text:p text:style-name="Text_20_body">Ни песочное печенье</text:p>
      <text:p text:style-name="Text_20_body">С ним в сравненье не идёт!</text:p>
      <text:h text:style-name="Heading_20_3" text:outline-level="3"><text:bookmark-start text:name="__RefHeading___Toc27242_3462270752"/><text:span text:style-name="T4">варенье — РИБА</text:span><text:span text:style-name="T6">́</text:span><text:bookmark-end text:name="__RefHeading___Toc27242_3462270752"/></text:h>
      <text:p text:style-name="Text_20_body">Сварить вы могли бы</text:p>
      <text:p text:style-name="Text_20_body"><text:span text:style-name="T2">Варенье из </text:span><text:span text:style-name="T1">рыбы</text:span><text:span text:style-name="T2">?</text:span></text:p>
      <text:h text:style-name="Heading_20_3" text:outline-level="3"><text:bookmark-start text:name="__RefHeading___Toc27244_3462270752"/><text:span text:style-name="T4">сладкий — МАТО</text:span><text:span text:style-name="T6">́</text:span><text:span text:style-name="T4">К</text:span><text:bookmark-end text:name="__RefHeading___Toc27244_3462270752"/></text:h>
      <text:h text:style-name="Heading_20_3" text:outline-level="3"><text:bookmark-start text:name="__RefHeading___Toc27246_3462270752"/><text:span text:style-name="T4">сласти — МАМТА</text:span><text:span text:style-name="T6">́</text:span><text:span text:style-name="T4">К</text:span><text:bookmark-end text:name="__RefHeading___Toc27246_3462270752"/></text:h>
      <text:p text:style-name="Text_20_body">Сладок медок —</text:p>
      <text:p text:style-name="Text_20_body">Очень МАТО<text:span text:style-name="T5">́</text:span>К,</text:p>
      <text:p text:style-name="Text_20_body">Любит его</text:p>
      <text:p text:style-name="Text_20_body">Каждый роток.</text:p>
      <text:p text:style-name="Text_20_body">Дай нам МАМТА<text:span text:style-name="T5">́</text:span>К</text:p>
      <text:p text:style-name="Text_20_body">Хоть натощак!</text:p>
      <text:h text:style-name="Heading_20_3" text:outline-level="3"><text:bookmark-start text:name="__RefHeading___Toc27248_3462270752"/><text:span text:style-name="T4">горький — МАР</text:span><text:bookmark-end text:name="__RefHeading___Toc27248_3462270752"/></text:h>
      <text:p text:style-name="Text_20_body">Был у нас писатель МАР —</text:p>
      <text:p text:style-name="Text_20_body">Он описывал кошмар:</text:p>
      <text:p text:style-name="Text_20_body">Мерзких нищих и воров,</text:p>
      <text:p text:style-name="Text_20_body">Подлецов-профессоров,</text:p>
      <text:p text:style-name="Text_20_body">Дух беды срамной и тёрпкий,</text:p>
      <text:p text:style-name="Text_20_body">Потому и звался — Горький.</text:p>
      <text:h text:style-name="Heading_20_3" text:outline-level="3"><text:bookmark-start text:name="__RefHeading___Toc27250_3462270752"/><text:span text:style-name="T4">суп — МАРА</text:span><text:span text:style-name="T6">́</text:span><text:span text:style-name="T4">К</text:span><text:bookmark-end text:name="__RefHeading___Toc27250_3462270752"/></text:h>
      <text:p text:style-name="Text_20_body">Мясо, картшечка и пастернак —</text:p>
      <text:p text:style-name="Text_20_body">Вот и готов без мороки МАРА<text:span text:style-name="T5">́</text:span>К.</text:p>
      <text:h text:style-name="Heading_20_3" text:outline-level="3"><text:bookmark-start text:name="__RefHeading___Toc27252_3462270752"/><text:span text:style-name="T4">бульон </text:span><text:span text:style-name="T1">(суп из птицы) </text:span><text:span text:style-name="T2">?</text:span><text:span text:style-name="T4"> МРАК-О</text:span><text:span text:style-name="T6">́</text:span><text:span text:style-name="T4">Ф</text:span><text:bookmark-end text:name="__RefHeading___Toc27252_3462270752"/></text:h>
      <text:p text:style-name="Text_20_body">Тот, конечно, был дурак,</text:p>
      <text:p text:style-name="Text_20_body">Кто назвал бульончик "мрак".</text:p>
      <text:p text:style-name="Text_20_body">Нет, наваристый МРАК-О<text:span text:style-name="T5">́</text:span>Ф</text:p>
      <text:p text:style-name="Text_20_body">Пища не для дураков!</text:p>
      <text:h text:style-name="Heading_20_3" text:outline-level="3"><text:bookmark-start text:name="__RefHeading___Toc27254_3462270752"/><text:span text:style-name="T4">соль </text:span><text:span text:style-name="T2">?</text:span><text:span text:style-name="T4"> МЕ</text:span><text:span text:style-name="T6">́</text:span><text:span text:style-name="T4">ЛАХ</text:span><text:bookmark-end text:name="__RefHeading___Toc27254_3462270752"/></text:h>
      <text:p text:style-name="Text_20_body">Мелко молот белый МЕ<text:span text:style-name="T5">́</text:span>ЛАХ,</text:p>
      <text:p text:style-name="Text_20_body">Чист и тонок, словно мел он.</text:p>
      <text:p text:style-name="Text_20_body">В суп насыпьте МЕ<text:span text:style-name="T5">́</text:span>ЛАХ смело,</text:p>
      <text:p text:style-name="Text_20_body">Ложку в руку ? и за дело.</text:p>
      <text:h text:style-name="Heading_20_3" text:outline-level="3"><text:bookmark-start text:name="__RefHeading___Toc27256_3462270752"/><text:span text:style-name="T4">редкий — ДАЛИ</text:span><text:span text:style-name="T6">́</text:span><text:span text:style-name="T4">Л</text:span><text:bookmark-end text:name="__RefHeading___Toc27256_3462270752"/></text:h>
      <text:p text:style-name="Text_20_body">— Зачем ты в суп воды долил?</text:p>
      <text:p text:style-name="Text_20_body">— А чтоб пореже был, ДАЛИ<text:span text:style-name="T5">́</text:span>Л.</text:p>
      <text:h text:style-name="Heading_20_3" text:outline-level="3"><text:bookmark-start text:name="__RefHeading___Toc27258_3462270752"/><text:span text:style-name="T4">безвкусный — ТАФЕ</text:span><text:span text:style-name="T6">́</text:span><text:span text:style-name="T4">Л</text:span><text:bookmark-end text:name="__RefHeading___Toc27258_3462270752"/></text:h>
      <text:p text:style-name="Text_20_body">— Чего ты тефтели сегодня не съел?</text:p>
      <text:p text:style-name="Text_20_body">— Да в рот не идут: совершенно ТАФЕ<text:span text:style-name="T5">́</text:span>Л.</text:p>
      <text:h text:style-name="Heading_20_3" text:outline-level="3"><text:bookmark-start text:name="__RefHeading___Toc27260_3462270752"/><text:span text:style-name="T4">базар — ШУК</text:span><text:bookmark-end text:name="__RefHeading___Toc27260_3462270752"/></text:h>
      <text:p text:style-name="Text_20_body">Лук, урюк, укроп, фундук</text:p>
      <text:p text:style-name="Text_20_body">Предлагает шумный ШУК,</text:p>
      <text:p text:style-name="Text_20_body">А как стащат кошелёк —</text:p>
      <text:p text:style-name="Text_20_body">Будет вам от ШУКа шок.</text:p>
      <text:h text:style-name="Heading_20_3" text:outline-level="3"><text:bookmark-start text:name="__RefHeading___Toc27262_3462270752"/><text:span text:style-name="T4">запомнил — ЗАХА</text:span><text:span text:style-name="T6">́</text:span><text:span text:style-name="T4">Р</text:span><text:bookmark-end text:name="__RefHeading___Toc27262_3462270752"/></text:h>
      <text:h text:style-name="Heading_20_3" text:outline-level="3"><text:bookmark-start text:name="__RefHeading___Toc27264_3462270752"/><text:span text:style-name="T4">забыл — ШАХА</text:span><text:span text:style-name="T6">́</text:span><text:span text:style-name="T4">Х</text:span><text:bookmark-end text:name="__RefHeading___Toc27264_3462270752"/></text:h>
      <text:p text:style-name="Text_20_body"><text:span text:style-name="T2">Всё запомнил дед </text:span><text:span text:style-name="T1">Захар</text:span><text:span text:style-name="T2">,</text:span></text:p>
      <text:p text:style-name="Text_20_body">Хоть и очень, очень стар:</text:p>
      <text:p text:style-name="Text_20_body">Он купил к обеду мяса</text:p>
      <text:p text:style-name="Text_20_body">И окрошечного кваса,</text:p>
      <text:p text:style-name="Text_20_body">И зелёненький лучок,</text:p>
      <text:p text:style-name="Text_20_body">И редисочки пучок,</text:p>
      <text:p text:style-name="Text_20_body">И домашнего печенья,</text:p>
      <text:p text:style-name="Text_20_body">И крестьянского варенья,</text:p>
      <text:p text:style-name="Text_20_body">И пампушки на дрожжах,</text:p>
      <text:p text:style-name="Text_20_body">А про сахар он — ШАХА<text:span text:style-name="T5">́</text:span>Х...</text:p>
      <text:h text:style-name="Heading_20_3" text:outline-level="3"><text:bookmark-start text:name="__RefHeading___Toc27266_3462270752"/><text:span text:style-name="T4">достал — hИСИ</text:span><text:span text:style-name="T6">́</text:span><text:span text:style-name="T4">Г</text:span><text:bookmark-end text:name="__RefHeading___Toc27266_3462270752"/></text:h>
      <text:p text:style-name="Text_20_body">— Где ты, Васенька, ХИССИ<text:span text:style-name="T5">́</text:span>Г</text:p>
      <text:p text:style-name="Text_20_body">Три копчёных рыбы сиг?</text:p>
      <text:h text:style-name="Heading_20_3" text:outline-level="3"><text:bookmark-start text:name="__RefHeading___Toc27268_3462270752"/><text:span text:style-name="T4">овощи — ЕРАКО</text:span><text:span text:style-name="T6">́</text:span><text:span text:style-name="T4">Т</text:span><text:bookmark-end text:name="__RefHeading___Toc27268_3462270752"/></text:h>
      <text:h text:style-name="Heading_20_3" text:outline-level="3"><text:bookmark-start text:name="__RefHeading___Toc27270_3462270752"/><text:span text:style-name="T4">мясо — БАСА</text:span><text:span text:style-name="T6">́</text:span><text:span text:style-name="T4">Р</text:span><text:bookmark-end text:name="__RefHeading___Toc27270_3462270752"/></text:h>
      <text:p text:style-name="Text_20_body">— Что не весел ты, мой кот:</text:p>
      <text:p text:style-name="Text_20_body">Принесла я ЕРАКО<text:span text:style-name="T5">́</text:span>Т.</text:p>
      <text:p text:style-name="Text_20_body">— Лучше б, матушка, с базара</text:p>
      <text:p text:style-name="Text_20_body">Принесла ты мне БАСА<text:span text:style-name="T5">́</text:span>Ра!</text:p>
      <text:h text:style-name="Heading_20_3" text:outline-level="3"><text:bookmark-start text:name="__RefHeading___Toc27272_3462270752"/><text:span text:style-name="T4">лук — БАЦА</text:span><text:span text:style-name="T6">́</text:span><text:span text:style-name="T4">Л</text:span><text:bookmark-end text:name="__RefHeading___Toc27272_3462270752"/></text:h>
      <text:p text:style-name="Text_20_body">Чтоб бацилла не свалила,</text:p>
      <text:p text:style-name="Text_20_body">Сбацать танец сил хватило,</text:p>
      <text:p text:style-name="Text_20_body">Что блестел ты и бряцал,</text:p>
      <text:p text:style-name="Text_20_body">Жуй хрустящий лук, БАЦА<text:span text:style-name="T5">́</text:span>Л!</text:p>
      <text:h text:style-name="Heading_20_3" text:outline-level="3"><text:bookmark-start text:name="__RefHeading___Toc27274_3462270752"/><text:span text:style-name="T4">картофель — ТАПУ</text:span><text:span text:style-name="T6">́</text:span><text:span text:style-name="T4">АХ-АДАМА</text:span><text:span text:style-name="T6">́</text:span><text:bookmark-end text:name="__RefHeading___Toc27274_3462270752"/></text:h>
      <text:p text:style-name="Text_20_body">— Скажите, почём ТАПУАХ-АДАМА<text:span text:style-name="T5">́</text:span>?</text:p>
      <text:p text:style-name="Text_20_body">— Совсем чепуха — отдаём задарма.</text:p>
      <text:h text:style-name="Heading_20_3" text:outline-level="3"><text:bookmark-start text:name="__RefHeading___Toc27276_3462270752"/><text:span text:style-name="T4">плесень — О</text:span><text:span text:style-name="T6">́</text:span><text:span text:style-name="T4">ВЕШ</text:span><text:bookmark-end text:name="__RefHeading___Toc27276_3462270752"/></text:h>
      <text:p text:style-name="Text_20_body">Позабудешь в сумке овощ,</text:p>
      <text:p text:style-name="Text_20_body">И покроет овощ О<text:span text:style-name="T5">́</text:span>ВЕШ.</text:p>
      <text:h text:style-name="Heading_20_3" text:outline-level="3"><text:bookmark-start text:name="__RefHeading___Toc27278_3462270752"/><text:span text:style-name="T4">капуста — КРУВ</text:span><text:bookmark-end text:name="__RefHeading___Toc27278_3462270752"/></text:h>
      <text:p text:style-name="Text_20_body">В октябре хрустят во рту</text:p>
      <text:p text:style-name="Text_20_body">Кочерыжки свежей КРУВ,</text:p>
      <text:p text:style-name="Text_20_body">Листья крупные вокруг,</text:p>
      <text:p text:style-name="Text_20_body">И повсюду — хруп да хруп.</text:p>
      <text:h text:style-name="Heading_20_3" text:outline-level="3"><text:bookmark-start text:name="__RefHeading___Toc27280_3462270752"/><text:span text:style-name="T4">цветная капуста — КРУВИ</text:span><text:span text:style-name="T6">́</text:span><text:span text:style-name="T4">Т</text:span><text:bookmark-end text:name="__RefHeading___Toc27280_3462270752"/></text:h>
      <text:p text:style-name="Text_20_body">Кудрявый КРУВИ<text:span text:style-name="T5">́</text:span>Т</text:p>
      <text:p text:style-name="Text_20_body">Как пеной покрыт,</text:p>
      <text:p text:style-name="Text_20_body">И сразу в корзину</text:p>
      <text:p text:style-name="Text_20_body">Попасть норовит.</text:p>
      <text:h text:style-name="Heading_20_3" text:outline-level="3"><text:bookmark-start text:name="__RefHeading___Toc27282_3462270752"/><text:span text:style-name="T4">подсолнух — ХАМАНИ</text:span><text:span text:style-name="T6">́</text:span><text:span text:style-name="T4">Т</text:span><text:bookmark-end text:name="__RefHeading___Toc27282_3462270752"/></text:h>
      <text:p text:style-name="Text_20_body">Нет краше и ярче полей ХАМАНИ<text:span text:style-name="T5">́</text:span>Та:</text:p>
      <text:p text:style-name="Text_20_body">И солнцеподобьем они знамениты,</text:p>
      <text:p text:style-name="Text_20_body">И тем, что на лавке в ленивом общеньи</text:p>
      <text:p text:style-name="Text_20_body">Семян ХАМАНИ<text:span text:style-name="T5">́</text:span>Та ничто не заменит.</text:p>
      <text:h text:style-name="Heading_20_3" text:outline-level="3"><text:bookmark-start text:name="__RefHeading___Toc27284_3462270752"/><text:span text:style-name="T4">беседа — СИХА</text:span><text:span text:style-name="T6">́</text:span><text:bookmark-end text:name="__RefHeading___Toc27284_3462270752"/></text:h>
      <text:p text:style-name="Text_20_body">Беседа лилась тиха,</text:p>
      <text:p text:style-name="Text_20_body">Сердечной была СИХА<text:span text:style-name="T5">́</text:span>.</text:p>
      <text:h text:style-name="Heading_20_3" text:outline-level="3"><text:bookmark-start text:name="__RefHeading___Toc27286_3462270752"/><text:span text:style-name="T4">баклажан — ХАЦИ</text:span><text:span text:style-name="T6">́</text:span><text:span text:style-name="T4">ЛЬ</text:span><text:bookmark-end text:name="__RefHeading___Toc27286_3462270752"/></text:h>
      <text:p text:style-name="Text_20_body">Тёте Циле мы купили</text:p>
      <text:p text:style-name="Text_20_body">Сумку полную ХАЦИ<text:span text:style-name="T5">́</text:span>Лей:</text:p>
      <text:p text:style-name="Text_20_body">Все соседи на пиру</text:p>
      <text:p text:style-name="Text_20_body">Хвалят Цилину икру.</text:p>
      <text:h text:style-name="Heading_20_3" text:outline-level="3"><text:bookmark-start text:name="__RefHeading___Toc27288_3462270752"/><text:span text:style-name="T4">звонил — ЦИЛЬЦЕ</text:span><text:span text:style-name="T6">́</text:span><text:span text:style-name="T4">ЛЬ</text:span><text:bookmark-end text:name="__RefHeading___Toc27288_3462270752"/></text:h>
      <text:p text:style-name="Text_20_body">Тётя Циля, на неделе</text:p>
      <text:p text:style-name="Text_20_body">Вы звонили, ЦИЛИЦЕЛи?</text:p>
      <text:p text:style-name="Text_20_body">Если вы нам ЦИЛИЦЕЛи,</text:p>
      <text:p text:style-name="Text_20_body">То с какой, скажите, целью?</text:p>
      <text:h text:style-name="Heading_20_3" text:outline-level="3"><text:bookmark-start text:name="__RefHeading___Toc27290_3462270752"/><text:span text:style-name="T4">огурец — МЕЛАФЕФО</text:span><text:span text:style-name="T6">́</text:span><text:span text:style-name="T4">Н</text:span><text:bookmark-end text:name="__RefHeading___Toc27290_3462270752"/></text:h>
      <text:p text:style-name="Text_20_body">Фон пупырчатый, зелёный,</text:p>
      <text:p text:style-name="Text_20_body"><text:soft-page-break/>Свежий, утренний, солёный.</text:p>
      <text:p text:style-name="Text_20_body">Всех застолий хрусткий фон —</text:p>
      <text:p text:style-name="Text_20_body">Огурец — МЕЛАФЕФО<text:span text:style-name="T5">́</text:span>Н.</text:p>
      <text:h text:style-name="Heading_20_3" text:outline-level="3"><text:bookmark-start text:name="__RefHeading___Toc27292_3462270752"/><text:span text:style-name="T4">горох — АФУНА</text:span><text:span text:style-name="T6">́</text:span><text:bookmark-end text:name="__RefHeading___Toc27292_3462270752"/></text:h>
      <text:p text:style-name="Text_20_body">Если торба полна</text:p>
      <text:p text:style-name="Text_20_body">Шалуна-АФУНА<text:span text:style-name="T5">́</text:span> —</text:p>
      <text:p text:style-name="Text_20_body">Это тоже не плохо:</text:p>
      <text:p text:style-name="Text_20_body">Значит, будем с горохом.</text:p>
      <text:h text:style-name="Heading_20_3" text:outline-level="3"><text:bookmark-start text:name="__RefHeading___Toc27294_3462270752"/><text:span text:style-name="T4">лейка — МАЗЛЕ</text:span><text:span text:style-name="T6">́</text:span><text:span text:style-name="T4">Ф</text:span><text:bookmark-end text:name="__RefHeading___Toc27294_3462270752"/></text:h>
      <text:h text:style-name="Heading_20_3" text:outline-level="3"><text:bookmark-start text:name="__RefHeading___Toc27296_3462270752"/><text:span text:style-name="T4">морковь — ГЕ</text:span><text:span text:style-name="T6">́</text:span><text:span text:style-name="T4">ЗЕР</text:span><text:bookmark-end text:name="__RefHeading___Toc27296_3462270752"/></text:h>
      <text:p text:style-name="Text_20_body">Поливай морковь, МАЗЛЕ<text:span text:style-name="T5">́</text:span>Ф,</text:p>
      <text:p text:style-name="Text_20_body">Мягкой влаги не жалей,</text:p>
      <text:p text:style-name="Text_20_body">Сотней струек лейся, лейся,</text:p>
      <text:p text:style-name="Text_20_body">Чтоб, как гейзер, брызнул ГЕ<text:span text:style-name="T5">́</text:span>ЗЕР!</text:p>
      <text:h text:style-name="Heading_20_3" text:outline-level="3"><text:bookmark-start text:name="__RefHeading___Toc27298_3462270752"/><text:span text:style-name="T4">кабачок </text:span><text:span text:style-name="T1">(овощ)</text:span><text:span text:style-name="T4"> — КИ</text:span><text:span text:style-name="T6">́</text:span><text:span text:style-name="T4">ШУ</text:span><text:bookmark-end text:name="__RefHeading___Toc27298_3462270752"/></text:h>
      <text:p text:style-name="Text_20_body">Я, мадам, вас попрошу:</text:p>
      <text:p text:style-name="Text_20_body">Дайте среднюю КИШУ<text:span text:style-name="T5">́</text:span>,</text:p>
      <text:p text:style-name="Text_20_body">Дайте сорок кабачков,</text:p>
      <text:p text:style-name="Text_20_body">А не десять кабаков!</text:p>
      <text:h text:style-name="Heading_20_3" text:outline-level="3"><text:bookmark-start text:name="__RefHeading___Toc27300_3462270752"/><text:span text:style-name="T4">свёкла — СЭ</text:span><text:span text:style-name="T6">́</text:span><text:span text:style-name="T4">ЛЭК</text:span><text:bookmark-end text:name="__RefHeading___Toc27300_3462270752"/></text:h>
      <text:p text:style-name="Text_20_body">СЭ<text:span text:style-name="T5">́</text:span>ЛЭК белый, СЭ<text:span text:style-name="T5">́</text:span>ЛЭК бурый,</text:p>
      <text:p text:style-name="Text_20_body">СЭ<text:span text:style-name="T5">́</text:span>ЛЭК сахарный и хмурый,</text:p>
      <text:p text:style-name="Text_20_body">Он в салате и в конфете,</text:p>
      <text:p text:style-name="Text_20_body">В маринаде, винегрете,</text:p>
      <text:p text:style-name="Text_20_body">И всегда идёт в борщок</text:p>
      <text:p text:style-name="Text_20_body">СЭ<text:span text:style-name="T5">́</text:span>ЛЭК — красный бурячок!</text:p>
      <text:h text:style-name="Heading_20_3" text:outline-level="3"><text:bookmark-start text:name="__RefHeading___Toc27302_3462270752"/><text:span text:style-name="T4">редька — ЦНОН</text:span><text:bookmark-end text:name="__RefHeading___Toc27302_3462270752"/></text:h>
      <text:h text:style-name="Heading_20_3" text:outline-level="3"><text:bookmark-start text:name="__RefHeading___Toc27304_3462270752"/><text:span text:style-name="T4">редиска — ЦНОНИ</text:span><text:span text:style-name="T6">́</text:span><text:span text:style-name="T4">Т</text:span><text:bookmark-end text:name="__RefHeading___Toc27304_3462270752"/></text:h>
      <text:p text:style-name="Text_20_body">Мне приснился странный сон,</text:p>
      <text:p text:style-name="Text_20_body">Будто ем я горький ЦНОН,</text:p>
      <text:p text:style-name="Text_20_body">А вокруг гора лежит</text:p>
      <text:p text:style-name="Text_20_body">Крепких красненьких ЦНОНИ<text:span text:style-name="T5">́</text:span>Т.</text:p>
      <text:h text:style-name="Heading_20_3" text:outline-level="3"><text:bookmark-start text:name="__RefHeading___Toc27306_3462270752"/><text:span text:style-name="T4">помидор — АГВАНИЯ</text:span><text:span text:style-name="T6">́</text:span><text:bookmark-end text:name="__RefHeading___Toc27306_3462270752"/></text:h>
      <text:p text:style-name="Text_20_body">Помидор АГВАНИЯ<text:span text:style-name="T5">́</text:span></text:p>
      <text:p text:style-name="Text_20_body">Красная компания</text:p>
      <text:p text:style-name="Text_20_body">Во всё поле разбежалась,</text:p>
      <text:p text:style-name="Text_20_body">В частых листьях затерялась.</text:p>
      <text:p text:style-name="Text_20_body">Эй, АГВАНИЯ<text:span text:style-name="T5">́</text:span>, ау!</text:p>
      <text:p text:style-name="Text_20_body">Я в ведро тебя зову!</text:p>
      <text:h text:style-name="Heading_20_3" text:outline-level="3"><text:bookmark-start text:name="__RefHeading___Toc27308_3462270752"/><text:span text:style-name="T4">маринованный — КАВУ</text:span><text:span text:style-name="T6">́</text:span><text:span text:style-name="T4">Ш</text:span><text:bookmark-end text:name="__RefHeading___Toc27308_3462270752"/></text:h>
      <text:p text:style-name="Text_20_body">Набирай из кадушки</text:p>
      <text:p text:style-name="Text_20_body">Помидорки-КАВУ<text:span text:style-name="T5">́</text:span>Шки ?</text:p>
      <text:p text:style-name="Text_20_body">Ешь за милую душу!</text:p>
      <text:h text:style-name="Heading_20_3" text:outline-level="3"><text:bookmark-start text:name="__RefHeading___Toc27310_3462270752"/><text:span text:style-name="T4">салат </text:span><text:span text:style-name="T1">(листья)</text:span><text:span text:style-name="T4"> — ХА</text:span><text:span text:style-name="T6">́</text:span><text:span text:style-name="T4">СА</text:span><text:bookmark-end text:name="__RefHeading___Toc27310_3462270752"/></text:h>
      <text:p text:style-name="Text_20_body">Звал торговец зычным басом:</text:p>
      <text:p text:style-name="Text_20_body">"Покупайте, люди, ХА<text:span text:style-name="T5">́</text:span>Су!"</text:p>
      <text:h text:style-name="Heading_20_3" text:outline-level="3"><text:bookmark-start text:name="__RefHeading___Toc27312_3462270752"/><text:span text:style-name="T4">перец — ПИЛЬПЕ</text:span><text:span text:style-name="T6">́</text:span><text:span text:style-name="T4">ЛЬ</text:span><text:bookmark-end text:name="__RefHeading___Toc27312_3462270752"/></text:h>
      <text:p text:style-name="Text_20_body">Что ж мы ели, пили, пели,</text:p>
      <text:p text:style-name="Text_20_body">А забыли о ПИЛЬПЕ<text:span text:style-name="T5">́</text:span>Ле?</text:p>
      <text:p text:style-name="Text_20_body">Ведь без перчика ПИЛЬПЕ<text:span text:style-name="T5">́</text:span>Ля</text:p>
      <text:p text:style-name="Text_20_body">Пир — не пир на самом деле!</text:p>
      <text:h text:style-name="Heading_20_3" text:outline-level="3"><text:bookmark-start text:name="__RefHeading___Toc27314_3462270752"/><text:span text:style-name="T4">гость — ОРЕ</text:span><text:span text:style-name="T6">́</text:span><text:span text:style-name="T4">АХ</text:span><text:bookmark-end text:name="__RefHeading___Toc27314_3462270752"/></text:h>
      <text:h text:style-name="Heading_20_3" text:outline-level="3"><text:bookmark-start text:name="__RefHeading___Toc27316_3462270752"/><text:span text:style-name="T4">гостьи — ОРХО</text:span><text:span text:style-name="T6">́</text:span><text:span text:style-name="T4">Т</text:span><text:bookmark-end text:name="__RefHeading___Toc27316_3462270752"/></text:h>
      <text:h text:style-name="Heading_20_3" text:outline-level="3"><text:bookmark-start text:name="__RefHeading___Toc27318_3462270752"/><text:span text:style-name="T4">приглашённый — МУЗМА</text:span><text:span text:style-name="T6">́</text:span><text:span text:style-name="T4">Н</text:span><text:bookmark-end text:name="__RefHeading___Toc27318_3462270752"/></text:h>
      <text:p text:style-name="Text_20_body">— Вишь, несёт сюда ОРЕ<text:span text:style-name="T5">́</text:span>АХ,</text:p>
      <text:p text:style-name="Text_20_body">Ну, а в доме — ни ореха!</text:p>
      <text:p text:style-name="Text_20_body">Что ж мы, право, хуже всех —</text:p>
      <text:p text:style-name="Text_20_body">Не кормить ОРЕ<text:span text:style-name="T5">́</text:span>АХ — грех!</text:p>
      <text:p text:style-name="P3">***</text:p>
      <text:p text:style-name="Text_20_body">Гости наши званные,</text:p>
      <text:p text:style-name="Text_20_body">Гостюшки МУЗМА<text:span text:style-name="T5">́</text:span>Нные,</text:p>
      <text:p text:style-name="Text_20_body">До чего охота нам</text:p>
      <text:p text:style-name="Text_20_body">Посидеть с ОРХО<text:span text:style-name="T5">́</text:span>Тами!</text:p>
      <text:h text:style-name="Heading_20_3" text:outline-level="3"><text:bookmark-start text:name="__RefHeading___Toc27320_3462270752"/><text:span text:style-name="T4">приглашенная — МАЗМИ</text:span><text:span text:style-name="T6">́</text:span><text:span text:style-name="T4">НА</text:span><text:bookmark-end text:name="__RefHeading___Toc27320_3462270752"/></text:h>
      <text:h text:style-name="Heading_20_3" text:outline-level="3"><text:bookmark-start text:name="__RefHeading___Toc27322_3462270752"/><text:span text:style-name="T4">приглашение — АЗМА</text:span><text:span text:style-name="T6">́</text:span><text:span text:style-name="T4">НА</text:span><text:bookmark-end text:name="__RefHeading___Toc27322_3462270752"/></text:h>
      <text:p text:style-name="Text_20_body">Муся закатила пир</text:p>
      <text:p text:style-name="Text_20_body">И МАЗМИ<text:span text:style-name="T5">́</text:span>НА целый мир:</text:p>
      <text:p text:style-name="Text_20_body">Даже Осина жена</text:p>
      <text:p text:style-name="Text_20_body">Получила АЗМА<text:span text:style-name="T5">́</text:span>НА.</text:p>
      <text:h text:style-name="Heading_20_3" text:outline-level="3"><text:bookmark-start text:name="__RefHeading___Toc27324_3462270752"/><text:span text:style-name="T4">только — РАК</text:span><text:bookmark-end text:name="__RefHeading___Toc27324_3462270752"/></text:h>
      <text:p text:style-name="Text_20_body">— Что ж мы оплошали так:</text:p>
      <text:p text:style-name="Text_20_body">На закуску — только рак.</text:p>
      <text:h text:style-name="Heading_20_3" text:outline-level="3"><text:bookmark-start text:name="__RefHeading___Toc27326_3462270752"/><text:span text:style-name="T4">визит — БИККУ</text:span><text:span text:style-name="T6">́</text:span><text:span text:style-name="T4">Р</text:span><text:bookmark-end text:name="__RefHeading___Toc27326_3462270752"/></text:h>
      <text:p text:style-name="Text_20_body">Ждём вот-вот БИККУ<text:span text:style-name="T5">́</text:span>Р его</text:p>
      <text:p text:style-name="Text_20_body">С выпивкой и куревом.</text:p>
      <text:h text:style-name="Heading_20_3" text:outline-level="3"><text:bookmark-start text:name="__RefHeading___Toc27328_3462270752"/><text:span text:style-name="T4">смущайся — ТИТБАЭ</text:span><text:span text:style-name="T6">́</text:span><text:span text:style-name="T4">Ш</text:span><text:bookmark-end text:name="__RefHeading___Toc27328_3462270752"/></text:h>
      <text:p text:style-name="Text_20_body">Толя, ты не ТИТБАЭ<text:span text:style-name="T5">́</text:span>Ш —</text:p>
      <text:p text:style-name="Text_20_body">Всё, что дали, смело ешь!</text:p>
      <text:h text:style-name="Heading_20_3" text:outline-level="3"><text:bookmark-start text:name="__RefHeading___Toc27330_3462270752"/><text:span text:style-name="T4">укроп — ШАМИ</text:span><text:span text:style-name="T6">́</text:span><text:span text:style-name="T4">Р</text:span><text:bookmark-end text:name="__RefHeading___Toc27330_3462270752"/></text:h>
      <text:p text:style-name="Text_20_body"><text:span text:style-name="T2">Приносил в свой дом </text:span><text:span text:style-name="T1">Шамир</text:span></text:p>
      <text:p text:style-name="Text_20_body">И укроп к столу, и мир.</text:p>
      <text:h text:style-name="Heading_20_3" text:outline-level="3"><text:bookmark-start text:name="__RefHeading___Toc27332_3462270752"/><text:span text:style-name="T4">чеснок — ШУМ</text:span><text:bookmark-end text:name="__RefHeading___Toc27332_3462270752"/></text:h>
      <text:p text:style-name="Text_20_body">Борщ без ШУМа — ерунда,</text:p>
      <text:p text:style-name="Text_20_body">С ШУМом борщ — вот это да!</text:p>
      <text:h text:style-name="Heading_20_3" text:outline-level="3"><text:bookmark-start text:name="__RefHeading___Toc27334_3462270752"/><text:span text:style-name="T4">тыква — ДЛАА</text:span><text:span text:style-name="T6">́</text:span><text:span text:style-name="T4">Т</text:span><text:bookmark-end text:name="__RefHeading___Toc27334_3462270752"/></text:h>
      <text:h text:style-name="Heading_20_3" text:outline-level="3"><text:bookmark-start text:name="__RefHeading___Toc27336_3462270752"/><text:span text:style-name="T4">тыквы — ДЛУИ</text:span><text:span text:style-name="T6">́</text:span><text:span text:style-name="T4">М</text:span><text:bookmark-end text:name="__RefHeading___Toc27336_3462270752"/></text:h>
      <text:p text:style-name="Text_20_body">Нам хватит ДЛАА<text:span text:style-name="T5">́</text:span>Т</text:p>
      <text:p text:style-name="Text_20_body">На целый отряд,</text:p>
      <text:p text:style-name="Text_20_body">А парой ДЛУИ<text:span text:style-name="T5">́</text:span>М</text:p>
      <text:p text:style-name="Text_20_body">Весь полк угостим.</text:p>
      <text:h text:style-name="Heading_20_3" text:outline-level="3"><text:bookmark-start text:name="__RefHeading___Toc27338_3462270752"/><text:span text:style-name="T4">гриб</text:span><text:span text:style-name="T2"> — </text:span><text:span text:style-name="T4">ПИТРИЯ</text:span><text:span text:style-name="T6">́</text:span><text:bookmark-end text:name="__RefHeading___Toc27338_3462270752"/></text:h>
      <text:p text:style-name="Text_20_body">Любопытное, друзья,</text:p>
      <text:p text:style-name="Text_20_body">Выраженье ?-три-Я<text:span text:style-name="T5">́</text:span>:</text:p>
      <text:p text:style-name="Text_20_body">Раскусивши, что в нём, мы б</text:p>
      <text:p text:style-name="Text_20_body">Получили белый гриб.</text:p>
      <text:h text:style-name="Heading_20_3" text:outline-level="3"><text:bookmark-start text:name="__RefHeading___Toc27340_3462270752"/><text:span text:style-name="T4">орех — ЭГО</text:span><text:span text:style-name="T6">́</text:span><text:span text:style-name="T4">З</text:span><text:bookmark-end text:name="__RefHeading___Toc27340_3462270752"/></text:h>
      <text:h text:style-name="Heading_20_3" text:outline-level="3"><text:bookmark-start text:name="__RefHeading___Toc27342_3462270752"/><text:span text:style-name="T4">открытие </text:span><text:span text:style-name="T1">(научное)</text:span><text:span text:style-name="T4"> — ТАГЛИ</text:span><text:span text:style-name="T6">́</text:span><text:span text:style-name="T4">Т</text:span><text:bookmark-end text:name="__RefHeading___Toc27342_3462270752"/></text:h>
      <text:p text:style-name="Text_20_body">Мозга извилинам — ядра ЭГО<text:span text:style-name="T5">́</text:span>За,</text:p>
      <text:p text:style-name="Text_20_body">Травам — белёсые краски мороза</text:p>
      <text:p text:style-name="Text_20_body">Формой подобны, но чей же ТАГЛИ<text:span text:style-name="T5">́</text:span>Т</text:p>
      <text:p text:style-name="Text_20_body">Связь их глубинную нам объяснит?</text:p>
      <text:h text:style-name="Heading_20_3" text:outline-level="3"><text:bookmark-start text:name="__RefHeading___Toc27344_3462270752"/><text:span text:style-name="T4">фрукты — ПЕРО</text:span><text:span text:style-name="T6">́</text:span><text:span text:style-name="T4">Т</text:span><text:bookmark-end text:name="__RefHeading___Toc27344_3462270752"/></text:h>
      <text:p text:style-name="Text_20_body">Сколько разных ПЕРО<text:span text:style-name="T5">́</text:span>Т</text:p>
      <text:p text:style-name="Text_20_body">Так и просятся в рот,</text:p>
      <text:p text:style-name="Text_20_body">Не грызи ты перо,</text:p>
      <text:p text:style-name="Text_20_body">А берись за пирог!</text:p>
      <text:h text:style-name="Heading_20_3" text:outline-level="3"><text:bookmark-start text:name="__RefHeading___Toc27346_3462270752"/><text:span text:style-name="T4">возможность, случай — hИЗДАМНУ</text:span><text:span text:style-name="T6">́</text:span><text:span text:style-name="T4">Т</text:span><text:bookmark-end text:name="__RefHeading___Toc27346_3462270752"/></text:h>
      <text:p text:style-name="Text_20_body"><text:span text:style-name="T2">— Дай им только hИЗДАМНУ</text:span><text:span text:style-name="T8">́</text:span><text:span text:style-name="T2">Т —</text:span></text:p>
      <text:p text:style-name="Text_20_body">Сразу весь пирог умнут!</text:p>
      <text:h text:style-name="Heading_20_3" text:outline-level="3"><text:bookmark-start text:name="__RefHeading___Toc27348_3462270752"/><text:span text:style-name="T4">яблоко — ТАПУА</text:span><text:span text:style-name="T6">́</text:span><text:span text:style-name="T4">Х</text:span><text:bookmark-end text:name="__RefHeading___Toc27348_3462270752"/></text:h>
      <text:p text:style-name="Text_20_body">— Сколько уступите за ТАПУАХ?</text:p>
      <text:p text:style-name="Text_20_body"><text:soft-page-break/>Если сойдёмся, ящих беру их!</text:p>
      <text:h text:style-name="Heading_20_3" text:outline-level="3"><text:bookmark-start text:name="__RefHeading___Toc27350_3462270752"/><text:span text:style-name="T4">апельсин — ТАПУ</text:span><text:span text:style-name="T6">́</text:span><text:span text:style-name="T4">З</text:span><text:bookmark-end text:name="__RefHeading___Toc27350_3462270752"/></text:h>
      <text:p text:style-name="Text_20_body">Здесь сейчас сезон ТАПУ<text:span text:style-name="T5">́</text:span>Зов</text:p>
      <text:p text:style-name="Text_20_body">— Не стесняйся, ешь от пуза!</text:p>
      <text:h text:style-name="Heading_20_3" text:outline-level="3"><text:bookmark-start text:name="__RefHeading___Toc27352_3462270752"/><text:span text:style-name="T4">грейпфрут — ЭШКАЛИ</text:span><text:span text:style-name="T6">́</text:span><text:span text:style-name="T4">Т</text:span><text:bookmark-end text:name="__RefHeading___Toc27352_3462270752"/></text:h>
      <text:p text:style-name="Text_20_body">Каждому школьнику по ЭШКАЛИ<text:span text:style-name="T5">́</text:span>Ту:</text:p>
      <text:p text:style-name="Text_20_body">Пусть, пока кушает, хоть не шалит он.</text:p>
      <text:h text:style-name="Heading_20_3" text:outline-level="3"><text:bookmark-start text:name="__RefHeading___Toc27354_3462270752"/><text:span text:style-name="T4">клубника — ТУТ-САДЕ</text:span><text:span text:style-name="T6">́</text:span><text:bookmark-end text:name="__RefHeading___Toc27354_3462270752"/></text:h>
      <text:p text:style-name="Text_20_body">Густо выросли на грядке</text:p>
      <text:p text:style-name="Text_20_body">Краснобочки ТУТ-САДЯ<text:span text:style-name="T5">́</text:span>Тки,</text:p>
      <text:p text:style-name="Text_20_body">Тут садили ТУТ-САДим —</text:p>
      <text:p text:style-name="Text_20_body">Прямо тут их и съедим!</text:p>
      <text:h text:style-name="Heading_20_3" text:outline-level="3"><text:bookmark-start text:name="__RefHeading___Toc27356_3462270752"/><text:span text:style-name="T4">виноград — АНАВИ</text:span><text:span text:style-name="T6">́</text:span><text:span text:style-name="T4">М</text:span><text:bookmark-end text:name="__RefHeading___Toc27356_3462270752"/></text:h>
      <text:p text:style-name="Text_20_body">Зреет сизый АНАВИ<text:span text:style-name="T5">́</text:span>М:</text:p>
      <text:p text:style-name="Text_20_body">Скоро вина обновим.</text:p>
      <text:h text:style-name="Heading_20_3" text:outline-level="3"><text:bookmark-start text:name="__RefHeading___Toc27358_3462270752"/><text:span text:style-name="T4">арбуз — АВАТИ</text:span><text:span text:style-name="T6">́</text:span><text:span text:style-name="T4">АХ</text:span><text:bookmark-end text:name="__RefHeading___Toc27358_3462270752"/></text:h>
      <text:p text:style-name="Text_20_body">Полон красной сочной ваты</text:p>
      <text:p text:style-name="Text_20_body">АВАТИ<text:span text:style-name="T5">́</text:span>АХ ноздреватый.</text:p>
      <text:p text:style-name="Text_20_body">И блестят, как на картине,</text:p>
      <text:p text:style-name="Text_20_body">Кнопки чёрные в ватине.</text:p>
      <text:h text:style-name="Heading_20_3" text:outline-level="3"><text:bookmark-start text:name="__RefHeading___Toc27360_3462270752"/><text:span text:style-name="T4">вишня — ДУВДЕВА</text:span><text:span text:style-name="T6">́</text:span><text:span text:style-name="T4">Н</text:span><text:bookmark-end text:name="__RefHeading___Toc27360_3462270752"/></text:h>
      <text:p text:style-name="Text_20_body">Дядя Ваня на дивание</text:p>
      <text:p text:style-name="Text_20_body">С полной миской ДУВДЕВА<text:span text:style-name="T5">́</text:span>Ней</text:p>
      <text:p text:style-name="Text_20_body">Сто с кусочком лет назад</text:p>
      <text:p text:style-name="Text_20_body">Созерцал вишнёвый сад.</text:p>
      <text:h text:style-name="Heading_20_3" text:outline-level="3"><text:bookmark-start text:name="__RefHeading___Toc27362_3462270752"/><text:span text:style-name="T4">абрикос — МИШМЕ</text:span><text:span text:style-name="T6">́</text:span><text:span text:style-name="T4">Ш</text:span><text:bookmark-end text:name="__RefHeading___Toc27362_3462270752"/></text:h>
      <text:p text:style-name="Text_20_body">Свеж пушистенький МИШМЕ<text:span text:style-name="T5">́</text:span>Ш:</text:p>
      <text:p text:style-name="Text_20_body">Не заметив, блюдо съешь.</text:p>
      <text:h text:style-name="Heading_20_3" text:outline-level="3"><text:bookmark-start text:name="__RefHeading___Toc27364_3462270752"/><text:span text:style-name="T4">слива — ШАЗИФ</text:span><text:bookmark-end text:name="__RefHeading___Toc27364_3462270752"/></text:h>
      <text:p text:style-name="Text_20_body">На десерт у нас ШАЗИ<text:span text:style-name="T5">́</text:span>Ф —</text:p>
      <text:p text:style-name="Text_20_body">Ваза сизых спелых слив.</text:p>
      <text:h text:style-name="Heading_20_3" text:outline-level="3"><text:bookmark-start text:name="__RefHeading___Toc27366_3462270752"/><text:span text:style-name="T4">проглотил — БАЛА</text:span><text:span text:style-name="T6">́</text:span><text:bookmark-end text:name="__RefHeading___Toc27366_3462270752"/></text:h>
      <text:p text:style-name="Text_20_body">Мама сливы мне дала:</text:p>
      <text:p text:style-name="Text_20_body">Я их с косточкой — БАЛА<text:span text:style-name="T5">́</text:span>!</text:p>
      <text:h text:style-name="Heading_20_3" text:outline-level="3"><text:bookmark-start text:name="__RefHeading___Toc27368_3462270752"/><text:span text:style-name="T4">финик — ТАМА</text:span><text:span text:style-name="T6">́</text:span><text:span text:style-name="T4">Р</text:span><text:bookmark-end text:name="__RefHeading___Toc27368_3462270752"/></text:h>
      <text:p text:style-name="Text_20_body">Шла Тамара на базар —</text:p>
      <text:p text:style-name="Text_20_body">Вдруг кричат: "ТАМА<text:span text:style-name="T5">́</text:span>Р", "ТАМА<text:span text:style-name="T5">́</text:span>Р"!</text:p>
      <text:p text:style-name="Text_20_body">Оглянулась — не поймёт:</text:p>
      <text:p text:style-name="Text_20_body">Кто и где её зовёт?</text:p>
      <text:p text:style-name="Text_20_body">Видит — финики горой,</text:p>
      <text:p text:style-name="Text_20_body">Рядом парень озорной —</text:p>
      <text:p text:style-name="Text_20_body">"Ай, — кричит, — раз ты Тамара —</text:p>
      <text:p text:style-name="Text_20_body">Забирай кило задаром!"</text:p>
      <text:h text:style-name="Heading_20_3" text:outline-level="3"><text:bookmark-start text:name="__RefHeading___Toc27370_3462270752"/><text:span text:style-name="T4">корзина — САЛЬ</text:span><text:bookmark-end text:name="__RefHeading___Toc27370_3462270752"/></text:h>
      <text:p text:style-name="Text_20_body">Тётя Сарра шла с базара,</text:p>
      <text:p text:style-name="Text_20_body">Сало в САЛЬ её лежало:</text:p>
      <text:p text:style-name="Text_20_body">Сало с солью тётя Сарра</text:p>
      <text:p text:style-name="Text_20_body">Даже очень уважала.</text:p>
      <text:h text:style-name="Heading_20_3" text:outline-level="3"><text:bookmark-start text:name="__RefHeading___Toc27372_3462270752"/><text:span text:style-name="T4">сало — ХЭ</text:span><text:span text:style-name="T6">́</text:span><text:span text:style-name="T4">ЛЭВ</text:span><text:bookmark-end text:name="__RefHeading___Toc27372_3462270752"/></text:h>
      <text:p text:style-name="Text_20_body">Презирающие ХЭ<text:span text:style-name="T5">́</text:span>ЛЭВ,</text:p>
      <text:p text:style-name="Text_20_body">Несомнено, крепки в вере.</text:p>
      <text:p text:style-name="Text_20_body">Уважающие ХЭ<text:span text:style-name="T5">́</text:span>ЛЭВ,</text:p>
      <text:p text:style-name="Text_20_body">Очень часто очень в теле.</text:p>
      <text:h text:style-name="Heading_20_3" text:outline-level="3"><text:bookmark-start text:name="__RefHeading___Toc27374_3462270752"/><text:span text:style-name="T4">еда — МАЗО</text:span><text:span text:style-name="T6">́</text:span><text:span text:style-name="T4">Н</text:span><text:bookmark-end text:name="__RefHeading___Toc27374_3462270752"/></text:h>
      <text:p text:style-name="Text_20_body">Фокус-покус-фармазон</text:p>
      <text:p text:style-name="Text_20_body">Положил на стол МАЗО<text:span text:style-name="T5">́</text:span>Н:</text:p>
      <text:p text:style-name="Text_20_body">Заливное и котлеты,</text:p>
      <text:p text:style-name="Text_20_body">Шоколадные конфеты,</text:p>
      <text:p text:style-name="Text_20_body">Груши, яблоки, кизил —</text:p>
      <text:p text:style-name="Text_20_body">Белой скатертью накрыл,</text:p>
      <text:p text:style-name="Text_20_body">Над столом поколдовал,</text:p>
      <text:p text:style-name="Text_20_body">"Энки-Беники"сказал,</text:p>
      <text:p text:style-name="Text_20_body">Дёрг скатёрку, а под ней —</text:p>
      <text:p text:style-name="Text_20_body">Пара сизых голубей.</text:p>
      <text:h text:style-name="Heading_20_3" text:outline-level="3"><text:bookmark-start text:name="__RefHeading___Toc27376_3462270752"/><text:span text:style-name="T4">знал — ЯДА</text:span><text:span text:style-name="T6">́</text:span><text:bookmark-end text:name="__RefHeading___Toc27376_3462270752"/></text:h>
      <text:p text:style-name="Text_20_body">Где запрятана еда</text:p>
      <text:p text:style-name="Text_20_body"><text:span text:style-name="T2">Ты не знаешь, а </text:span><text:span text:style-name="T1">я — да</text:span><text:span text:style-name="T2">!</text:span></text:p>
      <text:h text:style-name="Heading_20_3" text:outline-level="3"><text:bookmark-start text:name="__RefHeading___Toc27378_3462270752"/><text:span text:style-name="T4">упрямый — АКША</text:span><text:span text:style-name="T6">́</text:span><text:span text:style-name="T4">Н</text:span><text:bookmark-end text:name="__RefHeading___Toc27378_3462270752"/></text:h>
      <text:p text:style-name="Text_20_body">Не будь АКША<text:span text:style-name="T5">́</text:span>Ном, Яшка,</text:p>
      <text:p text:style-name="Text_20_body">Поешь немного кашки.</text:p>
      <text:h text:style-name="Heading_20_3" text:outline-level="3"><text:bookmark-start text:name="__RefHeading___Toc27380_3462270752"/><text:span text:style-name="T4">бифштекс — УМЦА</text:span><text:span text:style-name="T6">́</text:span><text:bookmark-end text:name="__RefHeading___Toc27380_3462270752"/></text:h>
      <text:p text:style-name="Text_20_body">Мэл умяла два УМЦА<text:span text:style-name="T5">́</text:span> —</text:p>
      <text:p text:style-name="Text_20_body">Ах, какая умница!</text:p>
      <text:h text:style-name="Heading_20_3" text:outline-level="3"><text:bookmark-start text:name="__RefHeading___Toc27382_3462270752"/><text:span text:style-name="T4">котлеты — КЦИТО</text:span><text:span text:style-name="T6">́</text:span><text:span text:style-name="T4">Т</text:span><text:bookmark-end text:name="__RefHeading___Toc27382_3462270752"/></text:h>
      <text:h text:style-name="Heading_20_3" text:outline-level="3"><text:bookmark-start text:name="__RefHeading___Toc27384_3462270752"/><text:span text:style-name="T4">рыба — ДАГ</text:span><text:bookmark-end text:name="__RefHeading___Toc27384_3462270752"/></text:h>
      <text:p text:style-name="Text_20_body">Цыц, нацелившийся кот,</text:p>
      <text:p text:style-name="Text_20_body">Не тебе шипят КЦИТО<text:span text:style-name="T5">́</text:span>Т!</text:p>
      <text:p text:style-name="Text_20_body">И не трись у ног, чудак,</text:p>
      <text:p text:style-name="Text_20_body">Ты получишь рыбу, ДАГ.</text:p>
      <text:h text:style-name="Heading_20_3" text:outline-level="3"><text:bookmark-start text:name="__RefHeading___Toc27386_3462270752"/><text:span text:style-name="T4">квадрат — РИББУ</text:span><text:span text:style-name="T6">́</text:span><text:span text:style-name="T4">А</text:span><text:bookmark-end text:name="__RefHeading___Toc27386_3462270752"/></text:h>
      <text:p text:style-name="Text_20_body">Рыбу в РИББУ<text:span text:style-name="T5">́</text:span>А</text:p>
      <text:p text:style-name="Text_20_body">Я нарисую.</text:p>
      <text:p text:style-name="Text_20_body">— Как ты попала,</text:p>
      <text:p text:style-name="Text_20_body">Рыба, в РИББУ<text:span text:style-name="T5">́</text:span>А?</text:p>
      <text:p text:style-name="Text_20_body">— Чтобы прославить</text:p>
      <text:p text:style-name="Text_20_body">В искусстве сома,</text:p>
      <text:p text:style-name="Text_20_body">Я заплыла</text:p>
      <text:p text:style-name="Text_20_body">В эту раму сама!</text:p>
      <text:h text:style-name="Heading_20_3" text:outline-level="3"><text:bookmark-start text:name="__RefHeading___Toc27388_3462270752"/><text:span text:style-name="T4">голодный — РАЭ</text:span><text:span text:style-name="T6">́</text:span><text:span text:style-name="T4">В</text:span><text:bookmark-end text:name="__RefHeading___Toc27388_3462270752"/></text:h>
      <text:p text:style-name="Text_20_body">Борщ и три котлеты съев,</text:p>
      <text:p text:style-name="Text_20_body">Неужэели РАЭ<text:span text:style-name="T5">́</text:span>В?</text:p>
      <text:h text:style-name="Heading_20_3" text:outline-level="3"><text:bookmark-start text:name="__RefHeading___Toc27390_3462270752"/><text:span text:style-name="T4">сытый — САВЕ</text:span><text:span text:style-name="T6">́</text:span><text:span text:style-name="T4">А</text:span><text:bookmark-end text:name="__RefHeading___Toc27390_3462270752"/></text:h>
      <text:p text:style-name="Text_20_body">Нравится мне быть САВЕ<text:span text:style-name="T5">́</text:span>А:</text:p>
      <text:p text:style-name="Text_20_body">Ем, пока не осовею.</text:p>
      <text:h text:style-name="Heading_20_3" text:outline-level="3"><text:bookmark-start text:name="__RefHeading___Toc27392_3462270752"/><text:span text:style-name="T4">близнецы — ТЕАМИ</text:span><text:span text:style-name="T6">́</text:span><text:span text:style-name="T4">М</text:span><text:bookmark-end text:name="__RefHeading___Toc27392_3462270752"/></text:h>
      <text:h text:style-name="Heading_20_3" text:outline-level="3"><text:bookmark-start text:name="__RefHeading___Toc27394_3462270752"/><text:span text:style-name="T4">аппетит — ТЕАВО</text:span><text:span text:style-name="T6">́</text:span><text:span text:style-name="T4">Н</text:span><text:bookmark-end text:name="__RefHeading___Toc27394_3462270752"/></text:h>
      <text:p text:style-name="Text_20_body">С ТЕАВО<text:span text:style-name="T5">́</text:span>Ном ТЕАМИ<text:span text:style-name="T5">́</text:span>Мы</text:p>
      <text:p text:style-name="Text_20_body">Гнали к тётке, а не мимо.</text:p>
      <text:p text:style-name="Text_20_body">ТЕАМИ<text:span text:style-name="T5">́</text:span>Мов с ТЕАВО<text:span text:style-name="T5">́</text:span>Н</text:p>
      <text:p text:style-name="Text_20_body">Тётка выставила вон.</text:p>
      <text:p text:style-name="Text_20_body">(Вот жадюга!)</text:p>
      <text:h text:style-name="Heading_20_3" text:outline-level="3"><text:bookmark-start text:name="__RefHeading___Toc27396_3462270752"/><text:span text:style-name="T4">колбаса — НАКНИ</text:span><text:span text:style-name="T6">́</text:span><text:span text:style-name="T4">К</text:span><text:bookmark-end text:name="__RefHeading___Toc27396_3462270752"/></text:h>
      <text:p text:style-name="Text_20_body">— Что потащим на пикник?</text:p>
      <text:p text:style-name="Text_20_body">— Пива, хлеба и НАХНИ<text:span text:style-name="T5">́</text:span>К.К</text:p>
      <text:h text:style-name="Heading_20_3" text:outline-level="3"><text:bookmark-start text:name="__RefHeading___Toc27398_3462270752"/><text:span text:style-name="T4">макаронина — ИТРИЯ</text:span><text:bookmark-end text:name="__RefHeading___Toc27398_3462270752"/></text:h>
      <text:h text:style-name="Heading_20_3" text:outline-level="3"><text:bookmark-start text:name="__RefHeading___Toc27400_3462270752"/><text:span text:style-name="T4">макароны — ИТРИЙО</text:span><text:span text:style-name="T6">́</text:span><text:span text:style-name="T4">Т</text:span><text:bookmark-end text:name="__RefHeading___Toc27400_3462270752"/></text:h>
      <text:p text:style-name="Text_20_body">Вот сейчас на вилку я</text:p>
      <text:p text:style-name="Text_20_body">Намотаю ИТРИЯ<text:span text:style-name="T5">́</text:span>:</text:p>
      <text:p text:style-name="Text_20_body">Обожаю ИТРИЙ<text:span text:style-name="T5">́</text:span>ОТ —</text:p>
      <text:p text:style-name="Text_20_body">Просто сами лезут в рот!</text:p>
      <text:h text:style-name="Heading_20_3" text:outline-level="3"><text:bookmark-start text:name="__RefHeading___Toc27402_3462270752"/><text:span text:style-name="T4">соус — РО</text:span><text:span text:style-name="T6">́</text:span><text:span text:style-name="T4">ТЭВ</text:span><text:bookmark-end text:name="__RefHeading___Toc27402_3462270752"/></text:h>
      <text:p text:style-name="Text_20_body">Открывает ртов ворота</text:p>
      <text:p text:style-name="Text_20_body">Макаронам острый РО<text:span text:style-name="T5">́</text:span>ТЭВ.</text:p>
      <text:h text:style-name="Heading_20_3" text:outline-level="3"><text:bookmark-start text:name="__RefHeading___Toc27404_3462270752"/><text:span text:style-name="T4">горчица — ХАРДА</text:span><text:span text:style-name="T6">́</text:span><text:span text:style-name="T4">Л</text:span><text:bookmark-end text:name="__RefHeading___Toc27404_3462270752"/></text:h>
      <text:p text:style-name="Text_20_body">Прямо в нос до слёз поддал</text:p>
      <text:p text:style-name="Text_20_body"><text:soft-page-break/>Настоявшийся ХАРДА<text:span text:style-name="T5">́</text:span>Л.</text:p>
      <text:p text:style-name="Text_20_body">Дух схватило от кашицы</text:p>
      <text:p text:style-name="Text_20_body">Под названием "горчица".</text:p>
      <text:h text:style-name="Heading_20_3" text:outline-level="3"><text:bookmark-start text:name="__RefHeading___Toc27406_3462270752"/><text:span text:style-name="T4">манка — СО</text:span><text:span text:style-name="T6">́</text:span><text:span text:style-name="T4">ЛЭТ</text:span><text:bookmark-end text:name="__RefHeading___Toc27406_3462270752"/></text:h>
      <text:h text:style-name="Heading_20_3" text:outline-level="3"><text:bookmark-start text:name="__RefHeading___Toc27408_3462270752"/><text:span text:style-name="T4">каша — ДАЙСА</text:span><text:span text:style-name="T6">́</text:span><text:bookmark-end text:name="__RefHeading___Toc27408_3462270752"/></text:h>
      <text:p text:style-name="Text_20_body">Наша няня кашку солит —</text:p>
      <text:p text:style-name="Text_20_body">На плите вскипает СО<text:span text:style-name="T5">́</text:span>ЛЕТ,</text:p>
      <text:p text:style-name="Text_20_body">И кричит весь детский сад:</text:p>
      <text:p text:style-name="Text_20_body">"Няня, дай скорей ДАЙСА<text:span text:style-name="T5">́</text:span>!"</text:p>
      <text:h text:style-name="Heading_20_3" text:outline-level="3"><text:bookmark-start text:name="__RefHeading___Toc27410_3462270752"/><text:span text:style-name="T4">твёрдый — КАШЭ</text:span><text:bookmark-end text:name="__RefHeading___Toc27410_3462270752"/></text:h>
      <text:p text:style-name="Text_20_body">Нет терпения у Даши</text:p>
      <text:p text:style-name="Text_20_body">Разварить как надо кашу —</text:p>
      <text:p text:style-name="Text_20_body">Чуть вскипит, кричит: "Уже!"</text:p>
      <text:p text:style-name="Text_20_body">А крупа ещё — КАШЭ<text:span text:style-name="T5">́</text:span>.</text:p>
      <text:h text:style-name="Heading_20_3" text:outline-level="3"><text:bookmark-start text:name="__RefHeading___Toc27412_3462270752"/><text:span text:style-name="T4">полный — МАЛЕ</text:span><text:bookmark-end text:name="__RefHeading___Toc27412_3462270752"/></text:h>
      <text:p text:style-name="Text_20_body">На столе стоит с желе</text:p>
      <text:p text:style-name="Text_20_body">Миска полная, МАЛЕ<text:span text:style-name="T5">́</text:span>,</text:p>
      <text:p text:style-name="Text_20_body">Но сказала крошка Алла:</text:p>
      <text:p text:style-name="Text_20_body">— Дай ещё! МАЛЕ<text:span text:style-name="T5">́</text:span> мне мало!</text:p>
      <text:h text:style-name="Heading_20_3" text:outline-level="3"><text:bookmark-start text:name="__RefHeading___Toc27414_3462270752"/><text:span text:style-name="T4">пустой — РЕК</text:span><text:bookmark-end text:name="__RefHeading___Toc27414_3462270752"/></text:h>
      <text:p text:style-name="Text_20_body">Едет грека через реку,</text:p>
      <text:p text:style-name="Text_20_body">Видел рака в ре<text:span text:style-name="T5">́</text:span>ке грек,</text:p>
      <text:p text:style-name="Text_20_body">Руку грека сунул в реку,</text:p>
      <text:p text:style-name="Text_20_body">Но рука осталась РЕК.</text:p>
      <text:h text:style-name="Heading_20_3" text:outline-level="3"><text:bookmark-start text:name="__RefHeading___Toc27416_3462270752"/><text:span text:style-name="T4">много — hАРБЕ</text:span><text:span text:style-name="T6">́</text:span><text:bookmark-end text:name="__RefHeading___Toc27416_3462270752"/></text:h>
      <text:p text:style-name="Text_20_body">Сена много на арбе:</text:p>
      <text:p text:style-name="Text_20_body">На арбе его hАРБЕ<text:span text:style-name="T5">́</text:span>.</text:p>
      <text:h text:style-name="Heading_20_3" text:outline-level="3"><text:bookmark-start text:name="__RefHeading___Toc27418_3462270752"/><text:span text:style-name="T4">пирог — УГА</text:span><text:span text:style-name="T6">́</text:span><text:bookmark-end text:name="__RefHeading___Toc27418_3462270752"/></text:h>
      <text:p text:style-name="Text_20_body">День-деньской не для врага</text:p>
      <text:p text:style-name="Text_20_body">Я пекла пирог УГА<text:span text:style-name="T5">́</text:span> —</text:p>
      <text:p text:style-name="Text_20_body">Друг забыл, сгорел УГА<text:span text:style-name="T5">́</text:span>,</text:p>
      <text:p text:style-name="Text_20_body">И на целый дом угар.</text:p>
      <text:h text:style-name="Heading_20_3" text:outline-level="3"><text:bookmark-start text:name="__RefHeading___Toc27420_3462270752"/><text:span text:style-name="T4">исчез — НЕЭЛА</text:span><text:span text:style-name="T6">́</text:span><text:span text:style-name="T4">М</text:span><text:bookmark-end text:name="__RefHeading___Toc27420_3462270752"/></text:h>
      <text:p text:style-name="Text_20_body">Торта я не ела, мам:</text:p>
      <text:p text:style-name="Text_20_body">Сам в рту он НЕЭЛА<text:span text:style-name="T5">́</text:span>М.</text:p>
      <text:h text:style-name="Heading_20_3" text:outline-level="3"><text:bookmark-start text:name="__RefHeading___Toc27422_3462270752"/><text:span text:style-name="T4">сок — МИЦ</text:span><text:bookmark-end text:name="__RefHeading___Toc27422_3462270752"/></text:h>
      <text:p text:style-name="Text_20_body">МИЦ из ягоды сочится,</text:p>
      <text:p text:style-name="Text_20_body">МИЦ из яблока давится,</text:p>
      <text:p text:style-name="Text_20_body">Мы не можем жить без МИЦа —</text:p>
      <text:p text:style-name="Text_20_body">Витаминных МИЦов море</text:p>
      <text:p text:style-name="Text_20_body">Растворит любое горе.</text:p>
      <text:h text:style-name="Heading_20_3" text:outline-level="3"><text:bookmark-start text:name="__RefHeading___Toc27424_3462270752"/><text:span text:style-name="T4">компот — ЛИФТА</text:span><text:span text:style-name="T6">́</text:span><text:span text:style-name="T4">Н</text:span><text:bookmark-end text:name="__RefHeading___Toc27424_3462270752"/></text:h>
      <text:p text:style-name="Text_20_body">Налейте ЛИФТА<text:span text:style-name="T5">́</text:span>На</text:p>
      <text:p text:style-name="Text_20_body">Четыре стакана:</text:p>
      <text:p text:style-name="Text_20_body">Из лайма, фейхоа,</text:p>
      <text:p text:style-name="Text_20_body">Ирги<text:span text:style-name="T5">́</text:span> и кинкана.</text:p>
      <text:h text:style-name="Heading_20_3" text:outline-level="3"><text:bookmark-start text:name="__RefHeading___Toc27426_3462270752"/><text:span text:style-name="T4">магазин деликатесов — МААДАНИЯ</text:span><text:span text:style-name="T6">́</text:span><text:bookmark-end text:name="__RefHeading___Toc27426_3462270752"/></text:h>
      <text:p text:style-name="Text_20_body">Из МААДАНИИ в Магаданию —</text:p>
      <text:p text:style-name="Text_20_body">Но этим не кончились их страдания.</text:p>
      <text:h text:style-name="Heading_20_3" text:outline-level="3"><text:bookmark-start text:name="__RefHeading___Toc27428_3462270752"/><text:span text:style-name="T4">мороженое — ГЛИДА</text:span><text:span text:style-name="T6">́</text:span><text:bookmark-end text:name="__RefHeading___Toc27428_3462270752"/></text:h>
      <text:p text:style-name="Text_20_body">Обижают Лиду —</text:p>
      <text:p text:style-name="Text_20_body">Не дают ей ГЛИДы:</text:p>
      <text:p text:style-name="Text_20_body">Ледяные ГЛИДы,</text:p>
      <text:p text:style-name="Text_20_body">А у Лиды — гланды.</text:p>
      <text:h text:style-name="Heading_20_3" text:outline-level="3"><text:bookmark-start text:name="__RefHeading___Toc27430_3462270752"/><text:span text:style-name="T4">ломоть — ПАТ</text:span><text:bookmark-end text:name="__RefHeading___Toc27430_3462270752"/></text:h>
      <text:p text:style-name="Text_20_body">Кому приелся шоколад,</text:p>
      <text:p text:style-name="Text_20_body">Кому приснился хлеба ПАТ...</text:p>
      <text:h text:style-name="Heading_20_3" text:outline-level="3"><text:bookmark-start text:name="__RefHeading___Toc27432_3462270752"/><text:span text:style-name="T4">масло </text:span><text:span text:style-name="T1">(сливочное) — </text:span><text:span text:style-name="T4">ХЕМЪА</text:span><text:span text:style-name="T6">́</text:span><text:bookmark-end text:name="__RefHeading___Toc27432_3462270752"/></text:h>
      <text:p text:style-name="Text_20_body">Схема проста для ХЕМЪА<text:span text:style-name="T5">́</text:span>:</text:p>
      <text:p text:style-name="Text_20_body">Намазал, ам! — и нема*.</text:p>
      <text:p text:style-name="Text_20_body">- — - — - — - — -</text:p>
      <text:p text:style-name="Text_20_body">* нет (укр.)</text:p>
      <text:h text:style-name="Heading_20_3" text:outline-level="3"><text:bookmark-start text:name="__RefHeading___Toc27434_3462270752"/><text:span text:style-name="T4">масло растительное — ШЭ</text:span><text:span text:style-name="T6">́</text:span><text:span text:style-name="T4">МЭН</text:span><text:bookmark-end text:name="__RefHeading___Toc27434_3462270752"/></text:h>
      <text:p text:style-name="Text_20_body">Из подсолнечного семени</text:p>
      <text:p text:style-name="Text_20_body">Льются реки мягкой ШЭ<text:span text:style-name="T5">́</text:span>МЭНи.</text:p>
      <text:h text:style-name="Heading_20_3" text:outline-level="3"><text:bookmark-start text:name="__RefHeading___Toc27436_3462270752"/><text:span text:style-name="T4">бутерброд — КАРИ</text:span><text:span text:style-name="T6">́</text:span><text:span text:style-name="T4">Х</text:span><text:bookmark-end text:name="__RefHeading___Toc27436_3462270752"/></text:h>
      <text:p text:style-name="Text_20_body">Ломоть хлеба взял старик,</text:p>
      <text:p text:style-name="Text_20_body">Смазал маслом густо:</text:p>
      <text:p text:style-name="Text_20_body">Получился вмиг КАРИ<text:span text:style-name="T5">́</text:span>Х —</text:p>
      <text:p text:style-name="Text_20_body">Скоро, сытно, вкусно!</text:p>
      <text:h text:style-name="Heading_20_3" text:outline-level="3"><text:bookmark-start text:name="__RefHeading___Toc27438_3462270752"/><text:span text:style-name="T4">кусочек — ПИССА</text:span><text:span text:style-name="T6">́</text:span><text:bookmark-end text:name="__RefHeading___Toc27438_3462270752"/></text:h>
      <text:p text:style-name="Text_20_body">В миске киске три ПИССА<text:span text:style-name="T5">́</text:span></text:p>
      <text:p text:style-name="Text_20_body">И ещё ПИССА<text:span text:style-name="T5">́</text:span> для пса.</text:p>
      <text:p text:style-name="Text_20_body">Вспомнишь, или записать?</text:p>
      <text:h text:style-name="Heading_20_3" text:outline-level="3"><text:bookmark-start text:name="__RefHeading___Toc27440_3462270752"/><text:span text:style-name="T4">порция — МАНА</text:span><text:span text:style-name="T6">́</text:span><text:bookmark-end text:name="__RefHeading___Toc27440_3462270752"/></text:h>
      <text:p text:style-name="Text_20_body">— Оставьте Мане МАНА<text:span text:style-name="T5">́</text:span>:</text:p>
      <text:p text:style-name="Text_20_body">Ещё не встала она.</text:p>
      <text:p text:style-name="Text_20_body">На кухне будет для Мани</text:p>
      <text:p text:style-name="Text_20_body">Хлеб с маслом и кашей манной.</text:p>
      <text:h text:style-name="Heading_20_2" text:outline-level="2"/>
      <text:h text:style-name="Heading_20_3" text:outline-level="3"><text:bookmark-start text:name="__RefHeading___Toc27442_3462270752"/><text:span text:style-name="T4">крестьянин — ИКА</text:span><text:span text:style-name="T6">́</text:span><text:span text:style-name="T4">Р</text:span><text:bookmark-end text:name="__RefHeading___Toc27442_3462270752"/></text:h>
      <text:p text:style-name="Text_20_body">У крестьянина, ИКА<text:span text:style-name="T5">́</text:span>Ра,</text:p>
      <text:p text:style-name="Text_20_body">За спиной не крыльев пара —</text:p>
      <text:p text:style-name="Text_20_body">Пара сильных тракоторов,</text:p>
      <text:p text:style-name="Text_20_body">Сто ухоженных коров.</text:p>
      <text:p text:style-name="Text_20_body">Целый день в поту ИКА<text:span text:style-name="T5">́</text:span>Р,</text:p>
      <text:p text:style-name="Text_20_body">Но его не плавит жар.</text:p>
      <text:h text:style-name="Heading_20_3" text:outline-level="3"><text:bookmark-start text:name="__RefHeading___Toc27444_3462270752"/><text:span text:style-name="T4">ферма, хозяйство — МЕ</text:span><text:span text:style-name="T6">́</text:span><text:span text:style-name="T4">ШЕК</text:span><text:bookmark-end text:name="__RefHeading___Toc27444_3462270752"/></text:h>
      <text:p text:style-name="Text_20_body">Был у Мишки МЕ<text:span text:style-name="T5">́</text:span>ШЕК мышек,</text:p>
      <text:p text:style-name="Text_20_body">Белых мышек, дорогих —</text:p>
      <text:p text:style-name="Text_20_body">Мишка не держал других.</text:p>
      <text:h text:style-name="Heading_20_3" text:outline-level="3"><text:bookmark-start text:name="__RefHeading___Toc27446_3462270752"/><text:span text:style-name="T4">земля — АДАМА</text:span><text:span text:style-name="T6">́</text:span><text:bookmark-end text:name="__RefHeading___Toc27446_3462270752"/></text:h>
      <text:p text:style-name="Text_20_body">Подвела Адама дама —</text:p>
      <text:p text:style-name="Text_20_body">Рай закрылся для Адама,</text:p>
      <text:p text:style-name="Text_20_body">Значит, подзаняв ума,</text:p>
      <text:p text:style-name="Text_20_body">Надо жить на АДАМА<text:span text:style-name="T5">́</text:span>.</text:p>
      <text:h text:style-name="Heading_20_3" text:outline-level="3"><text:bookmark-start text:name="__RefHeading___Toc27448_3462270752"/><text:span text:style-name="T4">земля </text:span><text:span text:style-name="T1">(почва)</text:span><text:span text:style-name="T4"> — КАРКА</text:span><text:span text:style-name="T6">́</text:span><text:bookmark-end text:name="__RefHeading___Toc27448_3462270752"/></text:h>
      <text:p text:style-name="Text_20_body">Весною грозовою</text:p>
      <text:p text:style-name="Text_20_body">Земля, как пух, мягка,</text:p>
      <text:p text:style-name="Text_20_body">Спекается корою</text:p>
      <text:p text:style-name="Text_20_body">В июльский зной КАРКА<text:span text:style-name="T5">́</text:span>.</text:p>
      <text:h text:style-name="Heading_20_3" text:outline-level="3"><text:bookmark-start text:name="__RefHeading___Toc27450_3462270752"/><text:span text:style-name="T4">засуха — БАЦЦО</text:span><text:span text:style-name="T6">́</text:span><text:span text:style-name="T4">РЕТ</text:span><text:bookmark-end text:name="__RefHeading___Toc27450_3462270752"/></text:h>
      <text:p text:style-name="Text_20_body">Беда для землицы,</text:p>
      <text:p text:style-name="Text_20_body">Для травушки горе,</text:p>
      <text:p text:style-name="Text_20_body">Когда надвигается</text:p>
      <text:p text:style-name="Text_20_body">Знойный БАЦЦО<text:span text:style-name="T5">́</text:span>РЕТ.</text:p>
      <text:h text:style-name="Heading_20_3" text:outline-level="3"><text:bookmark-start text:name="__RefHeading___Toc27452_3462270752"/><text:soft-page-break/><text:span text:style-name="T4">колодец — БЕЭ</text:span><text:span text:style-name="T8">́</text:span><text:span text:style-name="T4">Р</text:span><text:bookmark-end text:name="__RefHeading___Toc27452_3462270752"/></text:h>
      <text:p text:style-name="Text_20_body">В БЕЭ<text:span text:style-name="T5">́</text:span>Ре волшебную воду берите,</text:p>
      <text:p text:style-name="Text_20_body"><text:span text:style-name="T1">Бережно</text:span><text:span text:style-name="T2"> в вёдрах в избушку несите,</text:span></text:p>
      <text:p text:style-name="Text_20_body">Баба рукою над ней покружит —</text:p>
      <text:p text:style-name="Text_20_body">Милого сердце приворожит.</text:p>
      <text:h text:style-name="Heading_20_3" text:outline-level="3"><text:bookmark-start text:name="__RefHeading___Toc27454_3462270752"/><text:span text:style-name="T4">канава — ТЭАЛА</text:span><text:span text:style-name="T6">́</text:span><text:bookmark-end text:name="__RefHeading___Toc27454_3462270752"/></text:h>
      <text:p text:style-name="Text_20_body">Чтобы с полей вода сошла,</text:p>
      <text:p text:style-name="Text_20_body">Издре<text:span text:style-name="T5">́</text:span>вле роют ТЭАЛА<text:span text:style-name="T5">́</text:span>.</text:p>
      <text:h text:style-name="Heading_20_3" text:outline-level="3"><text:bookmark-start text:name="__RefHeading___Toc27456_3462270752"/><text:span text:style-name="T4">поле — САДЕ</text:span><text:span text:style-name="T6">́</text:span><text:bookmark-end text:name="__RefHeading___Toc27456_3462270752"/></text:h>
      <text:h text:style-name="Heading_20_3" text:outline-level="3"><text:bookmark-start text:name="__RefHeading___Toc27458_3462270752"/><text:span text:style-name="T4">колос — ШИБО</text:span><text:span text:style-name="T6">́</text:span><text:span text:style-name="T4">ЛЕТ</text:span><text:bookmark-end text:name="__RefHeading___Toc27458_3462270752"/></text:h>
      <text:p text:style-name="Text_20_body">Поле-полюшко — не сад,</text:p>
      <text:p text:style-name="Text_20_body">В нём ни вишен, ни гранат:</text:p>
      <text:p text:style-name="Text_20_body">Во САДЕ<text:span text:style-name="T5">́</text:span>, широком поле,</text:p>
      <text:p text:style-name="Text_20_body">Колоски растут, ШИБО<text:span text:style-name="T5">́</text:span>ЛЕТ.</text:p>
      <text:h text:style-name="Heading_20_3" text:outline-level="3"><text:bookmark-start text:name="__RefHeading___Toc27460_3462270752"/><text:span text:style-name="T4">посеял — ЗАРА</text:span><text:span text:style-name="T6">́</text:span><text:bookmark-end text:name="__RefHeading___Toc27460_3462270752"/></text:h>
      <text:p text:style-name="Text_20_body">Коль посеял ты, ЗАРА<text:span text:style-name="T5">́</text:span>,</text:p>
      <text:p text:style-name="Text_20_body">Как земля была сыра</text:p>
      <text:p text:style-name="Text_20_body">Будет осенью гора</text:p>
      <text:p text:style-name="Text_20_body">Ржи и прочего добра.</text:p>
      <text:h text:style-name="Heading_20_3" text:outline-level="3"><text:bookmark-start text:name="__RefHeading___Toc27462_3462270752"/><text:span text:style-name="T4">серп — МАГГА</text:span><text:span text:style-name="T6">́</text:span><text:span text:style-name="T4">Л</text:span><text:bookmark-end text:name="__RefHeading___Toc27462_3462270752"/></text:h>
      <text:h text:style-name="Heading_20_3" text:outline-level="3"><text:bookmark-start text:name="__RefHeading___Toc27464_3462270752"/><text:span text:style-name="T4">сноп — АМИ</text:span><text:span text:style-name="T6">́</text:span><text:span text:style-name="T4">Р</text:span><text:bookmark-end text:name="__RefHeading___Toc27464_3462270752"/></text:h>
      <text:p text:style-name="Text_20_body">Серп, МАГГА<text:span text:style-name="T5">́</text:span>Л, и сноп, АМИ<text:span text:style-name="T5">́</text:span>Р,</text:p>
      <text:p text:style-name="Text_20_body">Означают труд и мир.</text:p>
      <text:h text:style-name="Heading_20_3" text:outline-level="3"><text:bookmark-start text:name="__RefHeading___Toc27466_3462270752"/><text:span text:style-name="T4">плуг — МАХРЕША</text:span><text:span text:style-name="T6">́</text:span><text:bookmark-end text:name="__RefHeading___Toc27466_3462270752"/></text:h>
      <text:p text:style-name="Text_20_body">Глубоко и не спеша</text:p>
      <text:p text:style-name="Text_20_body">Режет землю МАХРЕША<text:span text:style-name="T5">́</text:span>,</text:p>
      <text:p text:style-name="Text_20_body">Вдоль и вширь, за шагом шаг,</text:p>
      <text:p text:style-name="Text_20_body">Комья лемехом круша.</text:p>
      <text:h text:style-name="Heading_20_3" text:outline-level="3"><text:bookmark-start text:name="__RefHeading___Toc27468_3462270752"/><text:span text:style-name="T4">корень — ШО</text:span><text:span text:style-name="T6">́</text:span><text:span text:style-name="T4">РЕШ</text:span><text:bookmark-end text:name="__RefHeading___Toc27468_3462270752"/></text:h>
      <text:p text:style-name="Text_20_body">Что в земле ты шаришь, ШО<text:span text:style-name="T5">́</text:span>РЕШ?</text:p>
      <text:p text:style-name="Text_20_body">Может, ищешь, где твой кореш,</text:p>
      <text:p text:style-name="Text_20_body">Закадычный корешок</text:p>
      <text:p text:style-name="Text_20_body">С дуба-дерева дружок?</text:p>
      <text:h text:style-name="Heading_20_3" text:outline-level="3"><text:bookmark-start text:name="__RefHeading___Toc27470_3462270752"/><text:span text:style-name="T4">пахал — ХАРА</text:span><text:span text:style-name="T6">́</text:span><text:span text:style-name="T4">Ш</text:span><text:bookmark-end text:name="__RefHeading___Toc27470_3462270752"/></text:h>
      <text:p text:style-name="Text_20_body">Чтобы трактор ваш ХАРА<text:span text:style-name="T5">́</text:span>Ш,</text:p>
      <text:p text:style-name="Text_20_body">Нужен трактору гараж:</text:p>
      <text:p text:style-name="Text_20_body">Будет он под крышей жить —</text:p>
      <text:p text:style-name="Text_20_body">Будет землю хорошить!</text:p>
      <text:h text:style-name="Heading_20_3" text:outline-level="3"><text:bookmark-start text:name="__RefHeading___Toc27472_3462270752"/><text:span text:style-name="T4">пшеница — ХИТА</text:span><text:span text:style-name="T6">́</text:span><text:bookmark-end text:name="__RefHeading___Toc27472_3462270752"/></text:h>
      <text:p text:style-name="Text_20_body">Когда в стране полно ХИТА<text:span text:style-name="T5">́</text:span>,</text:p>
      <text:p text:style-name="Text_20_body">Страна довольна и сыта,</text:p>
      <text:p text:style-name="Text_20_body">За ружья не хватается,</text:p>
      <text:p text:style-name="Text_20_body">Живёт и умиляется.</text:p>
      <text:h text:style-name="Heading_20_3" text:outline-level="3"><text:bookmark-start text:name="__RefHeading___Toc27474_3462270752"/><text:span text:style-name="T4">кукуруза — ТИ</text:span><text:span text:style-name="T6">́</text:span><text:span text:style-name="T4">РАС</text:span><text:bookmark-end text:name="__RefHeading___Toc27474_3462270752"/></text:h>
      <text:p text:style-name="Text_20_body">ТИ<text:span text:style-name="T5">́</text:span>РАС мы перебирали,</text:p>
      <text:p text:style-name="Text_20_body">Листья длинные сдирали,</text:p>
      <text:p text:style-name="Text_20_body">На террасе подсушили,</text:p>
      <text:p text:style-name="Text_20_body">Зёрна в ступку накрошили,</text:p>
      <text:p text:style-name="Text_20_body">Потолкли и помололи —</text:p>
      <text:p text:style-name="Text_20_body">Мамалыгу ели в поле.</text:p>
      <text:h text:style-name="Heading_20_3" text:outline-level="3"><text:bookmark-start text:name="__RefHeading___Toc27476_3462270752"/><text:span text:style-name="T4">лошадь — СУС</text:span><text:bookmark-end text:name="__RefHeading___Toc27476_3462270752"/></text:h>
      <text:p text:style-name="Text_20_body">Я нисколько не боюсь</text:p>
      <text:p text:style-name="Text_20_body">Сесть верхом на лошадь СУС.</text:p>
      <text:p text:style-name="Text_20_body">Я на лошади промчусь,</text:p>
      <text:p text:style-name="Text_20_body">Не сорвусь, не разобьюсь!</text:p>
      <text:h text:style-name="Heading_20_3" text:outline-level="3"><text:bookmark-start text:name="__RefHeading___Toc27478_3462270752"/><text:span text:style-name="T4">копыто — ПАРСА</text:span><text:span text:style-name="T6">́</text:span><text:bookmark-end text:name="__RefHeading___Toc27478_3462270752"/></text:h>
      <text:p text:style-name="Text_20_body">Чтобы топали ПАРСА<text:span text:style-name="T5">́</text:span>,</text:p>
      <text:p text:style-name="Text_20_body">Надо вдоволь дать овса.</text:p>
      <text:h text:style-name="Heading_20_3" text:outline-level="3"><text:bookmark-start text:name="__RefHeading___Toc27480_3462270752"/><text:span text:style-name="T4">рог — КЭ</text:span><text:span text:style-name="T6">́</text:span><text:span text:style-name="T4">РЕН</text:span><text:bookmark-end text:name="__RefHeading___Toc27480_3462270752"/></text:h>
      <text:h text:style-name="Heading_20_3" text:outline-level="3"><text:bookmark-start text:name="__RefHeading___Toc27482_3462270752"/><text:span text:style-name="T4">рога — КАРНА</text:span><text:span text:style-name="T6">́</text:span><text:span text:style-name="T4">ИМ</text:span><text:bookmark-end text:name="__RefHeading___Toc27482_3462270752"/></text:h>
      <text:p text:style-name="Text_20_body">— Будешь так самоуверен,</text:p>
      <text:p text:style-name="Text_20_body"><text:span text:style-name="T1">Обкорнаем</text:span><text:span text:style-name="T2"> мигом КЭ</text:span><text:span text:style-name="T8">́</text:span><text:span text:style-name="T2">РЕН!</text:span></text:p>
      <text:h text:style-name="Heading_20_3" text:outline-level="3"><text:bookmark-start text:name="__RefHeading___Toc27484_3462270752"/><text:span text:style-name="T4">всадник — РОКЭ</text:span><text:span text:style-name="T6">́</text:span><text:span text:style-name="T4">В</text:span><text:bookmark-end text:name="__RefHeading___Toc27484_3462270752"/></text:h>
      <text:p text:style-name="Text_20_body">В седло вскочив и не слетев,</text:p>
      <text:p text:style-name="Text_20_body">Ходок становится РОКЭ<text:span text:style-name="T5">́</text:span>В.</text:p>
      <text:h text:style-name="Heading_20_3" text:outline-level="3"><text:bookmark-start text:name="__RefHeading___Toc27486_3462270752"/><text:span text:style-name="T4">скотина — БЕhЕМА</text:span><text:span text:style-name="T6">́</text:span><text:bookmark-end text:name="__RefHeading___Toc27486_3462270752"/></text:h>
      <text:h text:style-name="Heading_20_3" text:outline-level="3"><text:bookmark-start text:name="__RefHeading___Toc27488_3462270752"/><text:span text:style-name="T4">крупный скот — БЕhЕМО</text:span><text:span text:style-name="T6">́</text:span><text:span text:style-name="T4">Т</text:span><text:bookmark-end text:name="__RefHeading___Toc27488_3462270752"/></text:h>
      <text:p text:style-name="Text_20_body">У домашнего БЕhЕМА<text:span text:style-name="T5">́</text:span></text:p>
      <text:p text:style-name="Text_20_body">Много мяса и мало ума,</text:p>
      <text:p text:style-name="Text_20_body">И любой упитанный скот</text:p>
      <text:p text:style-name="Text_20_body"><text:span text:style-name="T2">Называется </text:span><text:span text:style-name="T1">бегемот</text:span><text:span text:style-name="T2">.</text:span></text:p>
      <text:h text:style-name="Heading_20_3" text:outline-level="3"><text:bookmark-start text:name="__RefHeading___Toc27490_3462270752"/><text:span text:style-name="T4">корова — ПАРА</text:span><text:span text:style-name="T6">́</text:span><text:bookmark-end text:name="__RefHeading___Toc27490_3462270752"/></text:h>
      <text:p text:style-name="Text_20_body">От коровушки ПАРА<text:span text:style-name="T5">́</text:span></text:p>
      <text:p text:style-name="Text_20_body">Молочко нам пить пора.</text:p>
      <text:p text:style-name="Text_20_body">Молоко парит, парное,</text:p>
      <text:p text:style-name="Text_20_body">Чистотравное, сенное.</text:p>
      <text:h text:style-name="Heading_20_3" text:outline-level="3"><text:bookmark-start text:name="__RefHeading___Toc27492_3462270752"/><text:span text:style-name="T4">коровник </text:span><text:span text:style-name="T2">?</text:span><text:span text:style-name="T4"> РЕ</text:span><text:span text:style-name="T6">́</text:span><text:span text:style-name="T4">ФЕТ</text:span><text:bookmark-end text:name="__RefHeading___Toc27492_3462270752"/></text:h>
      <text:p text:style-name="Text_20_body">Поднимает РЕ<text:span text:style-name="T5">́</text:span>ФЕТ рёв:</text:p>
      <text:p text:style-name="Text_20_body">Значит час доить коров.</text:p>
      <text:h text:style-name="Heading_20_3" text:outline-level="3"><text:bookmark-start text:name="__RefHeading___Toc27494_3462270752"/><text:span text:style-name="T4">трава — Э</text:span><text:span text:style-name="T6">́</text:span><text:span text:style-name="T4">СЭВ</text:span><text:bookmark-end text:name="__RefHeading___Toc27494_3462270752"/></text:h>
      <text:h text:style-name="Heading_20_3" text:outline-level="3"><text:bookmark-start text:name="__RefHeading___Toc27496_3462270752"/><text:span text:style-name="T4">трава — ДЭ</text:span><text:span text:style-name="T6">́</text:span><text:span text:style-name="T4">ШЭ</text:span><text:bookmark-end text:name="__RefHeading___Toc27496_3462270752"/></text:h>
      <text:p text:style-name="Text_20_body">Как весною ласков Э<text:span text:style-name="T5">́</text:span>СЭВ,</text:p>
      <text:p text:style-name="Text_20_body">Как весь мир весенний весел!</text:p>
      <text:p text:style-name="P3">***</text:p>
      <text:p text:style-name="Text_20_body">Где ж ты ДЭ<text:span text:style-name="T5">́</text:span>ШЭ,</text:p>
      <text:p text:style-name="Text_20_body">Где ж ты, где же</text:p>
      <text:p text:style-name="Text_20_body">Травушка-муравушка,</text:p>
      <text:p text:style-name="Text_20_body">Тёлушкам забавушка?</text:p>
      <text:h text:style-name="Heading_20_3" text:outline-level="3"><text:bookmark-start text:name="__RefHeading___Toc27498_3462270752"/><text:span text:style-name="T4">солома — КАШ</text:span><text:bookmark-end text:name="__RefHeading___Toc27498_3462270752"/></text:h>
      <text:p text:style-name="Text_20_body">Любит Даша спать на КАШе,</text:p>
      <text:p text:style-name="Text_20_body">Потому что тёлка — Даша.</text:p>
      <text:h text:style-name="Heading_20_3" text:outline-level="3"><text:bookmark-start text:name="__RefHeading___Toc27500_3462270752"/><text:span text:style-name="T4">телёнок — Э</text:span><text:span text:style-name="T6">́</text:span><text:span text:style-name="T4">ГЕЛ</text:span><text:bookmark-end text:name="__RefHeading___Toc27500_3462270752"/></text:h>
      <text:p text:style-name="Text_20_body">У коровы есть телёнок,</text:p>
      <text:p text:style-name="Text_20_body">Шаловливый ЭГЕЛёнок,</text:p>
      <text:p text:style-name="Text_20_body">В маму тычется спросонок,</text:p>
      <text:p text:style-name="Text_20_body">Пьёт парное молоко.</text:p>
      <text:p text:style-name="Text_20_body">ЭГЕЛёнку жить легко.</text:p>
      <text:h text:style-name="Heading_20_3" text:outline-level="3"><text:bookmark-start text:name="__RefHeading___Toc27502_3462270752"/><text:span text:style-name="T4">вегетарианство — ТИВОНУ</text:span><text:span text:style-name="T6">́</text:span><text:span text:style-name="T4">Т вегетарианец — ЦИМХОНИ</text:span><text:bookmark-end text:name="__RefHeading___Toc27502_3462270752"/></text:h>
      <text:h text:style-name="Heading_20_3" text:outline-level="3"><text:bookmark-start text:name="__RefHeading___Toc27504_3462270752"/><text:span text:style-name="T4">вегетарианцы — ЦИМХОНИ</text:span><text:span text:style-name="T6">́</text:span><text:span text:style-name="T4">М</text:span><text:bookmark-end text:name="__RefHeading___Toc27504_3462270752"/></text:h>
      <text:h text:style-name="Heading_20_3" text:outline-level="3"><text:bookmark-start text:name="__RefHeading___Toc27506_3462270752"/><text:span text:style-name="T4">вегетарианки — ЦИМХОНЬЁ</text:span><text:span text:style-name="T6">́</text:span><text:span text:style-name="T4">Т</text:span><text:bookmark-end text:name="__RefHeading___Toc27506_3462270752"/></text:h>
      <text:p text:style-name="Text_20_body">Те, кто верит в ТИВОНУ<text:span text:style-name="T5">́</text:span>Т,</text:p>
      <text:p text:style-name="Text_20_body">Блюда с мясом не умнут.</text:p>
      <text:p text:style-name="Text_20_body">Уважает зверь и скот</text:p>
      <text:p text:style-name="Text_20_body">ЦИМХОНИ<text:span text:style-name="T5">́</text:span>М и ЦИМХОНЬЁ<text:span text:style-name="T5">́</text:span>Т —</text:p>
      <text:p text:style-name="Text_20_body">И мычат им всем они:</text:p>
      <text:p text:style-name="Text_20_body">"Здравствуй, друг наш, ЦИМХОНИ<text:span text:style-name="T5">́</text:span>!"</text:p>
      <text:h text:style-name="Heading_20_3" text:outline-level="3"><text:bookmark-start text:name="__RefHeading___Toc27508_3462270752"/><text:span text:style-name="T4">молоко — ХАЛА</text:span><text:span text:style-name="T6">́</text:span><text:span text:style-name="T4">В</text:span><text:bookmark-end text:name="__RefHeading___Toc27508_3462270752"/></text:h>
      <text:p text:style-name="Text_20_body">Слава пенному ХАЛА<text:span text:style-name="T5">́</text:span>Ву,</text:p>
      <text:p text:style-name="Text_20_body">Сливкам слава, маслу слава,</text:p>
      <text:p text:style-name="Text_20_body">Слава сыру и сметане</text:p>
      <text:p text:style-name="Text_20_body">И хвала доярке Мане!</text:p>
      <text:h text:style-name="Heading_20_3" text:outline-level="3"><text:bookmark-start text:name="__RefHeading___Toc27510_3462270752"/><text:span text:style-name="T4">простокваша — ЛЭ</text:span><text:span text:style-name="T6">́</text:span><text:span text:style-name="T4">БЭН</text:span><text:bookmark-end text:name="__RefHeading___Toc27510_3462270752"/></text:h>
      <text:p text:style-name="Text_20_body">Кто, друзья, не любит с хлебом</text:p>
      <text:p text:style-name="Text_20_body">Похлебать холодный ЛЭ<text:span text:style-name="T5">́</text:span>БЭН?</text:p>
      <text:p text:style-name="Text_20_body">Радость праздников и буден:</text:p>
      <text:p text:style-name="Text_20_body"><text:soft-page-break/>В белой чашке синий студень.</text:p>
      <text:h text:style-name="Heading_20_3" text:outline-level="3"><text:bookmark-start text:name="__RefHeading___Toc27512_3462270752"/><text:span text:style-name="T4">щётка — МИВРЭ</text:span><text:span text:style-name="T6">́</text:span><text:span text:style-name="T4">ШЕТ</text:span><text:bookmark-end text:name="__RefHeading___Toc27512_3462270752"/></text:h>
      <text:p text:style-name="Text_20_body">Мавруша МИВРЭ<text:span text:style-name="T5">́</text:span>ШЕТ</text:p>
      <text:p text:style-name="Text_20_body">Коровушку тешит,</text:p>
      <text:p text:style-name="Text_20_body">С утра её моет,</text:p>
      <text:p text:style-name="Text_20_body">Бока её чешет.</text:p>
      <text:h text:style-name="Heading_20_3" text:outline-level="3"><text:bookmark-start text:name="__RefHeading___Toc27514_3462270752"/><text:span text:style-name="T4">пастух — РОЭ</text:span><text:span text:style-name="T6">́</text:span><text:bookmark-end text:name="__RefHeading___Toc27514_3462270752"/></text:h>
      <text:h text:style-name="Heading_20_3" text:outline-level="3"><text:bookmark-start text:name="__RefHeading___Toc27516_3462270752"/><text:span text:style-name="T4">мелкий домашний скот — ЦОН</text:span><text:bookmark-end text:name="__RefHeading___Toc27516_3462270752"/></text:h>
      <text:p text:style-name="Text_20_body">РОЭ<text:span text:style-name="T5">́</text:span> рожком сзывает ЦОН</text:p>
      <text:p text:style-name="Text_20_body">И с лежебок сгоняет сон.</text:p>
      <text:h text:style-name="Heading_20_3" text:outline-level="3"><text:bookmark-start text:name="__RefHeading___Toc27518_3462270752"/><text:span text:style-name="T4">коза — ЭЗ</text:span><text:bookmark-end text:name="__RefHeading___Toc27518_3462270752"/></text:h>
      <text:p text:style-name="Text_20_body">Что всего важней в козе?</text:p>
      <text:p text:style-name="Text_20_body">Ну, конечно, буква "Зэ".</text:p>
      <text:p text:style-name="Text_20_body">Чтоб придать ей должный вес,</text:p>
      <text:p text:style-name="Text_20_body">Будем звать козу на "ЭЗ"!</text:p>
      <text:h text:style-name="Heading_20_3" text:outline-level="3"><text:bookmark-start text:name="__RefHeading___Toc27520_3462270752"/><text:span text:style-name="T4">мягкий — РАХ</text:span><text:bookmark-end text:name="__RefHeading___Toc27520_3462270752"/></text:h>
      <text:p text:style-name="Text_20_body">Нежен пух у коз в горах —</text:p>
      <text:p text:style-name="Text_20_body">Удовольствие для прях,</text:p>
      <text:p text:style-name="Text_20_body">Ткут они на хуторах</text:p>
      <text:p text:style-name="Text_20_body">Шали мягонькие, РАХ.</text:p>
      <text:h text:style-name="Heading_20_3" text:outline-level="3"><text:bookmark-start text:name="__RefHeading___Toc27522_3462270752"/><text:span text:style-name="T4">козлёнок — ГДИ</text:span><text:bookmark-end text:name="__RefHeading___Toc27522_3462270752"/></text:h>
      <text:p text:style-name="Text_20_body">Заблудился наш козлёнок,</text:p>
      <text:p text:style-name="Text_20_body">Потерялся наш ребёнок.</text:p>
      <text:p text:style-name="Text_20_body">Где ты, где ты, где ты, ГДИ?</text:p>
      <text:p text:style-name="Text_20_body">Поскорей домой иди!</text:p>
      <text:h text:style-name="Heading_20_3" text:outline-level="3"><text:bookmark-start text:name="__RefHeading___Toc27524_3462270752"/><text:span text:style-name="T4">ягнёнок — ТАЛЕ</text:span><text:span text:style-name="T6">́</text:span><text:bookmark-end text:name="__RefHeading___Toc27524_3462270752"/></text:h>
      <text:p text:style-name="Text_20_body">Летом тяжко ТАЛЕ<text:span text:style-name="T5">́</text:span>,</text:p>
      <text:p text:style-name="Text_20_body">В жаркой шубе ТАЛЕ<text:span text:style-name="T5">́</text:span>,</text:p>
      <text:p text:style-name="Text_20_body">Всё же лучше ТАЛЕ<text:span text:style-name="T5">́</text:span>,</text:p>
      <text:p text:style-name="Text_20_body">Чем потом, на столе.</text:p>
      <text:h text:style-name="Heading_20_3" text:outline-level="3"><text:bookmark-start text:name="__RefHeading___Toc27526_3462270752"/><text:span text:style-name="T4">овца — КЕ</text:span><text:span text:style-name="T6">́</text:span><text:span text:style-name="T4">ВЕС</text:span><text:bookmark-end text:name="__RefHeading___Toc27526_3462270752"/></text:h>
      <text:p text:style-name="Text_20_body">Важен в КЕ<text:span text:style-name="T5">́</text:span>ВЕСе не вес,</text:p>
      <text:p text:style-name="Text_20_body">А покров её телес.</text:p>
      <text:h text:style-name="Heading_20_3" text:outline-level="3"><text:bookmark-start text:name="__RefHeading___Toc27528_3462270752"/><text:span text:style-name="T4">шерсть — ЦЕ</text:span><text:span text:style-name="T6">́</text:span><text:span text:style-name="T4">МЕР</text:span><text:bookmark-end text:name="__RefHeading___Toc27528_3462270752"/></text:h>
      <text:p text:style-name="Text_20_body">Овца ценна не статью,</text:p>
      <text:p text:style-name="Text_20_body">А ЦЕ<text:span text:style-name="T5">́</text:span>МЕРом для платья.</text:p>
      <text:h text:style-name="Heading_20_3" text:outline-level="3"><text:bookmark-start text:name="__RefHeading___Toc27530_3462270752"/><text:span text:style-name="T4">овчарня — ДИР</text:span><text:bookmark-end text:name="__RefHeading___Toc27530_3462270752"/></text:h>
      <text:p text:style-name="Text_20_body">У овечек нет квартир —</text:p>
      <text:p text:style-name="Text_20_body">Есть зато овчарня, ДИР.</text:p>
      <text:h text:style-name="Heading_20_3" text:outline-level="3"><text:bookmark-start text:name="__RefHeading___Toc27532_3462270752"/><text:span text:style-name="T4">мул — ПЕ</text:span><text:span text:style-name="T6">́</text:span><text:span text:style-name="T4">РЕД</text:span><text:bookmark-end text:name="__RefHeading___Toc27532_3462270752"/></text:h>
      <text:p text:style-name="Text_20_body">Тысчи миль повозка мерит —</text:p>
      <text:p text:style-name="Text_20_body"><text:span text:style-name="T2">Мул же все их мерит </text:span><text:span text:style-name="T1">перед</text:span><text:span text:style-name="T2">.</text:span></text:p>
      <text:h text:style-name="Heading_20_3" text:outline-level="3"><text:bookmark-start text:name="__RefHeading___Toc27534_3462270752"/><text:span text:style-name="T4">осёл — ХАМО</text:span><text:span text:style-name="T6">́</text:span><text:span text:style-name="T4">Р</text:span><text:bookmark-end text:name="__RefHeading___Toc27534_3462270752"/></text:h>
      <text:p text:style-name="Text_20_body">Гомер в истории один,</text:p>
      <text:p text:style-name="Text_20_body">А вот ХАМО<text:span text:style-name="T5">́</text:span>Ров — пруд пруди...</text:p>
      <text:h text:style-name="Heading_20_3" text:outline-level="3"><text:bookmark-start text:name="__RefHeading___Toc27536_3462270752"/><text:span text:style-name="T4">зоосад — ГАН-ХАЁТ</text:span><text:bookmark-end text:name="__RefHeading___Toc27536_3462270752"/></text:h>
      <text:p text:style-name="Text_20_body">В ГАН-ХАЁТ</text:p>
      <text:p text:style-name="Text_20_body">Попал койот:</text:p>
      <text:p text:style-name="Text_20_body">Там теперь он и поёт.</text:p>
      <text:h text:style-name="Heading_20_3" text:outline-level="3"><text:bookmark-start text:name="__RefHeading___Toc27538_3462270752"/><text:span text:style-name="T4">жертва — КОРБА</text:span><text:span text:style-name="T6">́</text:span><text:span text:style-name="T4">Н</text:span><text:bookmark-end text:name="__RefHeading___Toc27538_3462270752"/></text:h>
      <text:p text:style-name="Text_20_body">Как попал кабан в капкан,</text:p>
      <text:p text:style-name="Text_20_body">Так и стал кабан КОРБА<text:span text:style-name="T5">́</text:span>Н.</text:p>
      <text:h text:style-name="Heading_20_3" text:outline-level="3"><text:bookmark-start text:name="__RefHeading___Toc27540_3462270752"/><text:span text:style-name="T4">яма — БОР</text:span><text:bookmark-end text:name="__RefHeading___Toc27540_3462270752"/></text:h>
      <text:p text:style-name="Text_20_body">БОР в бору отрыл медведь:</text:p>
      <text:p text:style-name="Text_20_body">Будет зиму в ней сопеть!</text:p>
      <text:h text:style-name="Heading_20_3" text:outline-level="3"><text:bookmark-start text:name="__RefHeading___Toc27542_3462270752"/><text:span text:style-name="T4">медведь — ДОВ</text:span><text:bookmark-end text:name="__RefHeading___Toc27542_3462270752"/></text:h>
      <text:p text:style-name="Text_20_body">До преклонных до годов</text:p>
      <text:p text:style-name="Text_20_body">Дожил в цирке мишка ДОВ,</text:p>
      <text:p text:style-name="Text_20_body">В спячке лапу не сосал,</text:p>
      <text:p text:style-name="Text_20_body">Мёд с малиной не искал,</text:p>
      <text:p text:style-name="Text_20_body">А, не видев небосвода,</text:p>
      <text:p text:style-name="Text_20_body">При стечении народа</text:p>
      <text:p text:style-name="Text_20_body">Каждый вечер танцевал.</text:p>
      <text:h text:style-name="Heading_20_3" text:outline-level="3"><text:bookmark-start text:name="__RefHeading___Toc27544_3462270752"/><text:span text:style-name="T4">медвежонок — ДУБО</text:span><text:span text:style-name="T6">́</text:span><text:span text:style-name="T4">Н</text:span><text:bookmark-end text:name="__RefHeading___Toc27544_3462270752"/></text:h>
      <text:p text:style-name="Text_20_body">Спал под дубом крошка-мишка,</text:p>
      <text:p text:style-name="Text_20_body">Брат назвал его: "дубишка",</text:p>
      <text:p text:style-name="Text_20_body">Но с обидой рявкнул он:</text:p>
      <text:p text:style-name="Text_20_body">"Не дубишка, а ДУБО<text:span text:style-name="T5">́</text:span>Н!"</text:p>
      <text:h text:style-name="Heading_20_3" text:outline-level="3"><text:bookmark-start text:name="__RefHeading___Toc27546_3462270752"/><text:span text:style-name="T4">тигр — НАМЕ</text:span><text:span text:style-name="T6">́</text:span><text:span text:style-name="T4">Р</text:span><text:bookmark-end text:name="__RefHeading___Toc27546_3462270752"/></text:h>
      <text:p text:style-name="Text_20_body"><text:span text:style-name="T2">В </text:span><text:span text:style-name="T1">намереньях</text:span><text:span text:style-name="T2"> тигра,</text:span></text:p>
      <text:p text:style-name="Text_20_body">Конечно, не игры:</text:p>
      <text:p text:style-name="Text_20_body">Какая осанка, какой глазомер —</text:p>
      <text:p text:style-name="Text_20_body">Смотри, как он сжался и замер, НАМЕ<text:span text:style-name="T5">́</text:span>Р!</text:p>
      <text:h text:style-name="Heading_20_3" text:outline-level="3"><text:bookmark-start text:name="__RefHeading___Toc27548_3462270752"/><text:span text:style-name="T4">лев — АРЬЕ</text:span><text:span text:style-name="T6">́</text:span><text:bookmark-end text:name="__RefHeading___Toc27548_3462270752"/></text:h>
      <text:p text:style-name="Text_20_body">Что ни вечер полон</text:p>
      <text:p text:style-name="Text_20_body">Этот зал открытый:</text:p>
      <text:p text:style-name="Text_20_body">Ждёт с волненьем встречи</text:p>
      <text:p text:style-name="Text_20_body">С бардом знаменитым.</text:p>
      <text:p text:style-name="Text_20_body">Еле бьётся сердце</text:p>
      <text:p text:style-name="Text_20_body">У жирафа с ланью,</text:p>
      <text:p text:style-name="Text_20_body">У косули с зеброй</text:p>
      <text:p text:style-name="Text_20_body">Замерло дыханье.</text:p>
      <text:p text:style-name="Text_20_body">Здесь от века к веку,</text:p>
      <text:p text:style-name="Text_20_body">От году к неделе</text:p>
      <text:p text:style-name="Text_20_body">Не устаревают</text:p>
      <text:p text:style-name="Text_20_body">Арии АРЬЕ<text:span text:style-name="T5">́</text:span>ля.</text:p>
      <text:h text:style-name="Heading_20_3" text:outline-level="3"><text:bookmark-start text:name="__RefHeading___Toc27550_3462270752"/><text:span text:style-name="T4">кнут — МАГЛЕ</text:span><text:span text:style-name="T6">́</text:span><text:span text:style-name="T4">В</text:span><text:bookmark-end text:name="__RefHeading___Toc27550_3462270752"/></text:h>
      <text:p text:style-name="Text_20_body">— Как покорился магу лев?</text:p>
      <text:p text:style-name="Text_20_body">— В руке у мага был МАГЛЕ<text:span text:style-name="T5">́</text:span>В.</text:p>
      <text:h text:style-name="Heading_20_3" text:outline-level="3"><text:bookmark-start text:name="__RefHeading___Toc27552_3462270752"/><text:span text:style-name="T4">летучая мышь — АТАЛЕ</text:span><text:span text:style-name="T6">́</text:span><text:span text:style-name="T4">Ф</text:span><text:bookmark-end text:name="__RefHeading___Toc27552_3462270752"/></text:h>
      <text:p text:style-name="Text_20_body">АТАЛЕ<text:span text:style-name="T5">́</text:span>Ф — совсем не лев,</text:p>
      <text:p text:style-name="Text_20_body">Но ночную тьму презрев,</text:p>
      <text:p text:style-name="Text_20_body">По глухим углам шныряет,</text:p>
      <text:p text:style-name="Text_20_body">Мам и деточек пугает,</text:p>
      <text:p text:style-name="Text_20_body">И кричит он не баском,</text:p>
      <text:p text:style-name="Text_20_body">А неслышным голоском</text:p>
      <text:h text:style-name="Heading_20_3" text:outline-level="3"><text:bookmark-start text:name="__RefHeading___Toc27554_3462270752"/><text:span text:style-name="T4">волк — ЗЕЭ</text:span><text:span text:style-name="T6">́</text:span><text:span text:style-name="T4">В</text:span><text:bookmark-end text:name="__RefHeading___Toc27554_3462270752"/></text:h>
      <text:p text:style-name="Text_20_body">Вот перед вами волк ЗЕЭ<text:span text:style-name="T5">́</text:span>В —</text:p>
      <text:p text:style-name="Text_20_body">Есть у него роскошный зев,</text:p>
      <text:p text:style-name="Text_20_body">Но, разевая этот зев,</text:p>
      <text:p text:style-name="Text_20_body">Зевает не всегда ЗЕЭ<text:span text:style-name="T5">́</text:span>В.</text:p>
      <text:h text:style-name="Heading_20_3" text:outline-level="3"><text:bookmark-start text:name="__RefHeading___Toc27556_3462270752"/><text:span text:style-name="T4">лиса — ШУА</text:span><text:span text:style-name="T6">́</text:span><text:span text:style-name="T4">Л</text:span><text:bookmark-end text:name="__RefHeading___Toc27556_3462270752"/></text:h>
      <text:p text:style-name="Text_20_body">— Сколько вдруг цыплят пропало!</text:p>
      <text:p text:style-name="Text_20_body">Знать, ШУА<text:span text:style-name="T5">́</text:span>Ла побывала...</text:p>
      <text:h text:style-name="Heading_20_3" text:outline-level="3"><text:bookmark-start text:name="__RefHeading___Toc27558_3462270752"/><text:span text:style-name="T4">заяц — АРНА</text:span><text:span text:style-name="T6">́</text:span><text:span text:style-name="T4">В</text:span><text:bookmark-end text:name="__RefHeading___Toc27558_3462270752"/></text:h>
      <text:p text:style-name="Text_20_body">Всю капусту обкорнав,</text:p>
      <text:p text:style-name="Text_20_body">Скрылся в роще вор-АРНА<text:span text:style-name="T5">́</text:span>В.</text:p>
      <text:h text:style-name="Heading_20_3" text:outline-level="3"><text:bookmark-start text:name="__RefHeading___Toc27560_3462270752"/><text:span text:style-name="T4">охотник — ЦАЯ</text:span><text:span text:style-name="T6">́</text:span><text:span text:style-name="T4">Д</text:span><text:bookmark-end text:name="__RefHeading___Toc27560_3462270752"/></text:h>
      <text:p text:style-name="Text_20_body">Заядлым ЦАЯ<text:span text:style-name="T5">́</text:span>ДАМ,</text:p>
      <text:p text:style-name="Text_20_body">Азартным ЦАЯ<text:span text:style-name="T5">́</text:span>Дам</text:p>
      <text:p text:style-name="Text_20_body">И зайцы не рады,</text:p>
      <text:p text:style-name="Text_20_body">И лисы не рады.</text:p>
      <text:h text:style-name="Heading_20_3" text:outline-level="3"><text:bookmark-start text:name="__RefHeading___Toc27562_3462270752"/><text:span text:style-name="T4">белка — СНАИ</text:span><text:span text:style-name="T6">́</text:span><text:bookmark-end text:name="__RefHeading___Toc27562_3462270752"/></text:h>
      <text:p text:style-name="Text_20_body">Где на кедрах средь хвои<text:span text:style-name="T5">́</text:span></text:p>
      <text:p text:style-name="Text_20_body">Вкусненькие шишки,</text:p>
      <text:p text:style-name="Text_20_body">Знают белочка СНАИ<text:span text:style-name="T5">́</text:span></text:p>
      <text:p text:style-name="Text_20_body">И её детишки.</text:p>
      <text:h text:style-name="Heading_20_3" text:outline-level="3"><text:bookmark-start text:name="__RefHeading___Toc27564_3462270752"/><text:span text:style-name="T4">ёж — КИПО</text:span><text:span text:style-name="T6">́</text:span><text:span text:style-name="T4">Д</text:span><text:bookmark-end text:name="__RefHeading___Toc27564_3462270752"/></text:h>
      <text:p text:style-name="Text_20_body">Так устроен КИППО<text:span text:style-name="T5">́</text:span>Д,</text:p>
      <text:p text:style-name="Text_20_body"><text:soft-page-break/>Что не быть ему под:</text:p>
      <text:p text:style-name="Text_20_body">Просто сесть на КИППО<text:span text:style-name="T5">́</text:span>Да</text:p>
      <text:p text:style-name="Text_20_body">Никому не охота.</text:p>
      <text:h text:style-name="Heading_20_3" text:outline-level="3"><text:bookmark-start text:name="__RefHeading___Toc27566_3462270752"/><text:span text:style-name="T4">дикобраз — ДАРБА</text:span><text:span text:style-name="T6">́</text:span><text:span text:style-name="T4">Н</text:span><text:bookmark-end text:name="__RefHeading___Toc27566_3462270752"/></text:h>
      <text:p text:style-name="Text_20_body">Не хотите ль как-то в бане</text:p>
      <text:p text:style-name="Text_20_body">Спинку потереть ДАРБА<text:span text:style-name="T5">́</text:span>Ню?</text:p>
      <text:p text:style-name="Text_20_body">А потом наоборот —</text:p>
      <text:p text:style-name="Text_20_body">Он вас спинкою потрёт...</text:p>
      <text:h text:style-name="Heading_20_3" text:outline-level="3"><text:bookmark-start text:name="__RefHeading___Toc27568_3462270752"/><text:span text:style-name="T4">верблюд — ГАМА</text:span><text:span text:style-name="T6">́</text:span><text:span text:style-name="T4">ЛЬ</text:span><text:bookmark-end text:name="__RefHeading___Toc27568_3462270752"/></text:h>
      <text:p text:style-name="Text_20_body">Что ГАМА<text:span text:style-name="T5">́</text:span>ЛЬ? ГАМА<text:span text:style-name="T5">́</text:span>ЛЬ — гамак.</text:p>
      <text:p text:style-name="Text_20_body">Хоть не верится, а так:</text:p>
      <text:p text:style-name="Text_20_body">В сонный зной горбы ГАМА<text:span text:style-name="T5">́</text:span>Ля</text:p>
      <text:p text:style-name="Text_20_body">Сто веков людей качали.</text:p>
      <text:h text:style-name="Heading_20_3" text:outline-level="3"><text:bookmark-start text:name="__RefHeading___Toc27570_3462270752"/><text:span text:style-name="T4">горб </text:span><text:span text:style-name="T2">(верблюда)</text:span><text:span text:style-name="T4"> — ДАБЕ</text:span><text:span text:style-name="T6">́</text:span><text:span text:style-name="T4">ШЕТ</text:span><text:bookmark-end text:name="__RefHeading___Toc27570_3462270752"/></text:h>
      <text:p text:style-name="Text_20_body">Где смерть и конному, и пешему,</text:p>
      <text:p text:style-name="Text_20_body">Бежит, смеясь, верблюд с ДАБЕ<text:span text:style-name="T5">́</text:span>ШЕТом.</text:p>
      <text:h text:style-name="Heading_20_3" text:outline-level="3"><text:bookmark-start text:name="__RefHeading___Toc27572_3462270752"/><text:span text:style-name="T4">воробей — ДРОР</text:span><text:bookmark-end text:name="__RefHeading___Toc27572_3462270752"/></text:h>
      <text:p text:style-name="Text_20_body">Озорник, наглец и вор</text:p>
      <text:p text:style-name="Text_20_body">Дворовой задира ДРОР.</text:p>
      <text:h text:style-name="Heading_20_3" text:outline-level="3"><text:bookmark-start text:name="__RefHeading___Toc27574_3462270752"/><text:span text:style-name="T4">орёл — НЭ</text:span><text:span text:style-name="T6">́</text:span><text:span text:style-name="T4">ШЭР</text:span><text:bookmark-end text:name="__RefHeading___Toc27574_3462270752"/></text:h>
      <text:p text:style-name="Text_20_body"><text:span text:style-name="T1">Нешто</text:span><text:span text:style-name="T2"> НЭ</text:span><text:span text:style-name="T8">́</text:span><text:span text:style-name="T2">ШЭР над равниной,</text:span></text:p>
      <text:p text:style-name="Text_20_body">Устремляя взор орлиный</text:p>
      <text:p text:style-name="Text_20_body">С горних высей в дольний мир,</text:p>
      <text:p text:style-name="Text_20_body">Мышку высмотрел на пир?</text:p>
      <text:h text:style-name="Heading_20_3" text:outline-level="3"><text:bookmark-start text:name="__RefHeading___Toc27576_3462270752"/><text:span text:style-name="T4">павлин — ТАВА</text:span><text:span text:style-name="T6">́</text:span><text:span text:style-name="T4">С</text:span><text:bookmark-end text:name="__RefHeading___Toc27576_3462270752"/></text:h>
      <text:p text:style-name="Text_20_body">Радужный хвост распускает ТАВА<text:span text:style-name="T5">́</text:span>С —</text:p>
      <text:p text:style-name="Text_20_body">Этим хвостом он приветствует вас,</text:p>
      <text:p text:style-name="Text_20_body">Радостно сам превращаясь в букет:</text:p>
      <text:p text:style-name="Text_20_body">В мире павлина галантнее нет!</text:p>
      <text:h text:style-name="Heading_20_3" text:outline-level="3"><text:bookmark-start text:name="__RefHeading___Toc27578_3462270752"/><text:span text:style-name="T4">ворона — ОРЕ</text:span><text:span text:style-name="T6">́</text:span><text:span text:style-name="T4">В</text:span><text:bookmark-end text:name="__RefHeading___Toc27578_3462270752"/></text:h>
      <text:p text:style-name="Text_20_body">Не гони ОРЕ<text:span text:style-name="T5">́</text:span>Ва с древа:</text:p>
      <text:p text:style-name="Text_20_body">О<text:span text:style-name="T5">́</text:span>ра много от ОРЕ<text:span text:style-name="T5">́</text:span>Ва.</text:p>
      <text:h text:style-name="Heading_20_3" text:outline-level="3"><text:bookmark-start text:name="__RefHeading___Toc27580_3462270752"/><text:span text:style-name="T4">ласточка — СНУНИ</text:span><text:span text:style-name="T6">́</text:span><text:span text:style-name="T4">Т</text:span><text:bookmark-end text:name="__RefHeading___Toc27580_3462270752"/></text:h>
      <text:p text:style-name="Text_20_body">Снуют СНУНИ<text:span text:style-name="T5">́</text:span>Ты —</text:p>
      <text:p text:style-name="Text_20_body">Их сны забыты,</text:p>
      <text:p text:style-name="Text_20_body">Но гнёзда свиты</text:p>
      <text:p text:style-name="Text_20_body">И детки сыты.</text:p>
      <text:h text:style-name="Heading_20_3" text:outline-level="3"><text:bookmark-start text:name="__RefHeading___Toc27582_3462270752"/><text:span text:style-name="T4">соловей — ЗАМИ</text:span><text:span text:style-name="T6">́</text:span><text:span text:style-name="T4">Р</text:span><text:bookmark-end text:name="__RefHeading___Toc27582_3462270752"/></text:h>
      <text:p text:style-name="Text_20_body">Что ЗАМИ<text:span text:style-name="T5">́</text:span>Р-соловушка</text:p>
      <text:p text:style-name="Text_20_body">Кружшиь мне головушку?</text:p>
      <text:p text:style-name="Text_20_body">Замерло сердечко —</text:p>
      <text:p text:style-name="Text_20_body">Милый недалечко.</text:p>
      <text:h text:style-name="Heading_20_3" text:outline-level="3"><text:bookmark-start text:name="__RefHeading___Toc27584_3462270752"/>попугай — ТУ<text:span text:style-name="T5">́</text:span>ККИ<text:bookmark-end text:name="__RefHeading___Toc27584_3462270752"/></text:h>
      <text:p text:style-name="Text_20_body">— Что за штуки знает ТУ<text:span text:style-name="T5">́</text:span>ККИ?</text:p>
      <text:p text:style-name="Text_20_body">— Знает он слова и звуки.</text:p>
      <text:p text:style-name="P1">***</text:p>
      <text:p text:style-name="Text_20_body">Что ты ТУ<text:span text:style-name="T5">́</text:span>ККИ настучал,</text:p>
      <text:p text:style-name="Text_20_body">Что ты маме рассказал?</text:p>
      <text:p text:style-name="Text_20_body">Разве я тебя учил</text:p>
      <text:p text:style-name="Text_20_body">Каркать: "Дядя — крокодил!"</text:p>
      <text:h text:style-name="Heading_20_3" text:outline-level="3"><text:bookmark-start text:name="__RefHeading___Toc27586_3462270752"/><text:span text:style-name="T4">убежал — БАРА</text:span><text:span text:style-name="T6">́</text:span><text:span text:style-name="T4">Х</text:span><text:bookmark-end text:name="__RefHeading___Toc27586_3462270752"/></text:h>
      <text:p text:style-name="Text_20_body">Попугай на всех парах</text:p>
      <text:p text:style-name="Text_20_body">От кота — БАРА<text:span text:style-name="T5">́</text:span>Х, БАРА<text:span text:style-name="T5">́</text:span>Х —</text:p>
      <text:p text:style-name="Text_20_body">Забарахтался, упал —</text:p>
      <text:p text:style-name="Text_20_body">В лапки Васеньке попал.</text:p>
      <text:h text:style-name="Heading_20_3" text:outline-level="3"><text:bookmark-start text:name="__RefHeading___Toc27588_3462270752"/><text:span text:style-name="T4">птичье</text:span><text:span text:style-name="T2"> </text:span><text:span text:style-name="T4">перо</text:span><text:span text:style-name="T2"> — </text:span><text:span text:style-name="T4">НОЦА</text:span><text:span text:style-name="T6">́</text:span><text:bookmark-end text:name="__RefHeading___Toc27588_3462270752"/></text:h>
      <text:p text:style-name="Text_20_body">Если взять перо НОЦА<text:span text:style-name="T5">́</text:span></text:p>
      <text:p text:style-name="Text_20_body">И макнуть в чернильницу,</text:p>
      <text:p text:style-name="Text_20_body">То из острого конца</text:p>
      <text:p text:style-name="Text_20_body">Басня может вылиться.</text:p>
      <text:h text:style-name="Heading_20_3" text:outline-level="3"><text:bookmark-start text:name="__RefHeading___Toc27590_3462270752"/><text:span text:style-name="T4">кит — ЛИВЬЯТА</text:span><text:span text:style-name="T6">́</text:span><text:span text:style-name="T4">Н</text:span><text:bookmark-end text:name="__RefHeading___Toc27590_3462270752"/></text:h>
      <text:p text:style-name="Text_20_body">На полотнах Левитана</text:p>
      <text:p text:style-name="Text_20_body">Не ищите ЛИВЬЯТА<text:span text:style-name="T5">́</text:span>На:</text:p>
      <text:p text:style-name="Text_20_body">Нету на лесной поляне</text:p>
      <text:p text:style-name="Text_20_body">Тех, чье место в океане.</text:p>
      <text:h text:style-name="Heading_20_3" text:outline-level="3"><text:bookmark-start text:name="__RefHeading___Toc27592_3462270752"/><text:span text:style-name="T4">слон — ПИЛЬ</text:span><text:bookmark-end text:name="__RefHeading___Toc27592_3462270752"/></text:h>
      <text:p text:style-name="Text_20_body">В воду трубы опустили</text:p>
      <text:p text:style-name="Text_20_body">Длиннохоботные ПИЛи.</text:p>
      <text:p text:style-name="Text_20_body">ПИЛи пили и трубили,</text:p>
      <text:p text:style-name="Text_20_body">А потом заснули в иле.</text:p>
      <text:h text:style-name="Heading_20_3" text:outline-level="3"><text:bookmark-start text:name="__RefHeading___Toc27594_3462270752"/><text:span text:style-name="T4">лань — АЯЛА</text:span><text:span text:style-name="T6">́</text:span><text:bookmark-end text:name="__RefHeading___Toc27594_3462270752"/></text:h>
      <text:p text:style-name="Text_20_body">Тонконога АЯЛА<text:span text:style-name="T5">́</text:span></text:p>
      <text:p text:style-name="Text_20_body">Пролетела, как стрела.</text:p>
      <text:p text:style-name="Text_20_body">Погоди, не цель стрелу:</text:p>
      <text:p text:style-name="Text_20_body">Жаль скакунью АЯЛу<text:span text:style-name="T5">́</text:span>.</text:p>
      <text:h text:style-name="Heading_20_3" text:outline-level="3"><text:bookmark-start text:name="__RefHeading___Toc27596_3462270752"/><text:span text:style-name="T4">обезьяна — КОФ</text:span><text:bookmark-end text:name="__RefHeading___Toc27596_3462270752"/></text:h>
      <text:p text:style-name="Text_20_body">Кто сегодня без очков?</text:p>
      <text:p text:style-name="Text_20_body">Без очков мартышка КОФ:</text:p>
      <text:p text:style-name="Text_20_body">Ей стекляшки не к лицу,</text:p>
      <text:p text:style-name="Text_20_body">А к лицу они отцу.</text:p>
      <text:h text:style-name="Heading_20_3" text:outline-level="3"><text:bookmark-start text:name="__RefHeading___Toc27598_3462270752"/><text:span text:style-name="T4">лягушка — ЦФАРДЕ</text:span><text:span text:style-name="T6">́</text:span><text:span text:style-name="T4">А</text:span><text:bookmark-end text:name="__RefHeading___Toc27598_3462270752"/></text:h>
      <text:p text:style-name="Text_20_body">Царевна-лягушка,</text:p>
      <text:p text:style-name="Text_20_body">Царевна-ЦФАРДЕ<text:span text:style-name="T5">́</text:span>А,</text:p>
      <text:p text:style-name="Text_20_body">Царь-дева — игрушка,</text:p>
      <text:p text:style-name="Text_20_body">И я тебя сделал!</text:p>
      <text:h text:style-name="Heading_20_3" text:outline-level="3"><text:bookmark-start text:name="__RefHeading___Toc27600_3462270752"/><text:span text:style-name="T4">жаба — КАРПАДА</text:span><text:span text:style-name="T6">́</text:span><text:bookmark-end text:name="__RefHeading___Toc27600_3462270752"/></text:h>
      <text:p text:style-name="Text_20_body">— Ты купила карпа, да?</text:p>
      <text:p text:style-name="Text_20_body">Значит будешь КАРПАДА<text:span text:style-name="T5">́</text:span>.</text:p>
      <text:h text:style-name="Heading_20_3" text:outline-level="3"><text:bookmark-start text:name="__RefHeading___Toc27602_3462270752"/><text:span text:style-name="T4">мышь — АХБА</text:span><text:span text:style-name="T6">́</text:span><text:span text:style-name="T4">Р</text:span><text:bookmark-end text:name="__RefHeading___Toc27602_3462270752"/></text:h>
      <text:p text:style-name="Text_20_body">Быстро юркнула в амбар</text:p>
      <text:p text:style-name="Text_20_body">Мышка шустрая АХБА<text:span text:style-name="T5">́</text:span>Р.</text:p>
      <text:p text:style-name="Text_20_body">Ах, вы мыши, ах, вы баре,</text:p>
      <text:p text:style-name="Text_20_body">Знать вольно вам жить в амбаре!</text:p>
      <text:h text:style-name="Heading_20_3" text:outline-level="3"><text:bookmark-start text:name="__RefHeading___Toc27604_3462270752"/><text:span text:style-name="T4">нора — МЭУРА</text:span><text:span text:style-name="T6">́</text:span><text:bookmark-end text:name="__RefHeading___Toc27604_3462270752"/></text:h>
      <text:p text:style-name="Text_20_body">Мурка ждёт у МЭУРА<text:span text:style-name="T5">́</text:span>:</text:p>
      <text:p text:style-name="Text_20_body">Не знать мышечке добра!</text:p>
      <text:h text:style-name="Heading_20_3" text:outline-level="3"><text:bookmark-start text:name="__RefHeading___Toc27606_3462270752"/><text:span text:style-name="T4">приманка — ПИТАЙО</text:span><text:span text:style-name="T6">́</text:span><text:span text:style-name="T4">Н</text:span><text:bookmark-end text:name="__RefHeading___Toc27606_3462270752"/></text:h>
      <text:p text:style-name="Text_20_body">На питанье вам, плутовки,</text:p>
      <text:p text:style-name="Text_20_body">ПИТАЙО<text:span text:style-name="T5">́</text:span>Н:</text:p>
      <text:p text:style-name="Text_20_body">Сыр в коварной мышеловке —</text:p>
      <text:p text:style-name="Text_20_body">Это он.</text:p>
      <text:h text:style-name="Heading_20_3" text:outline-level="3"><text:bookmark-start text:name="__RefHeading___Toc27608_3462270752"/><text:span text:style-name="T4">крыса — ХУЛДА</text:span><text:span text:style-name="T6">́</text:span><text:bookmark-end text:name="__RefHeading___Toc27608_3462270752"/></text:h>
      <text:p text:style-name="Text_20_body">Хуже нет тебя, ХУЛДА<text:span text:style-name="T5">́</text:span>,</text:p>
      <text:p text:style-name="Text_20_body">Хоть толста ты, хоть худа.</text:p>
      <text:p text:style-name="Text_20_body">Всё подряд грызёт ХУЛДА<text:span text:style-name="T5">́</text:span>:</text:p>
      <text:p text:style-name="Text_20_body">Для неё весь мир — еда.</text:p>
      <text:h text:style-name="Heading_20_3" text:outline-level="3"><text:bookmark-start text:name="__RefHeading___Toc27610_3462270752"/><text:span text:style-name="T4">темнота — ХО</text:span><text:span text:style-name="T6">́</text:span><text:span text:style-name="T4">ШЕХ</text:span><text:bookmark-end text:name="__RefHeading___Toc27610_3462270752"/></text:h>
      <text:p text:style-name="Text_20_body">В темноте безликой, ХО<text:span text:style-name="T5">́</text:span>ШЕХ,</text:p>
      <text:p text:style-name="Text_20_body">Сколько скрыто серых кошек!</text:p>
      <text:h text:style-name="Heading_20_3" text:outline-level="3"><text:bookmark-start text:name="__RefHeading___Toc27612_3462270752"/><text:span text:style-name="T4">светло — БАhИ</text:span><text:span text:style-name="T6">́</text:span><text:span text:style-name="T4">Р</text:span><text:bookmark-end text:name="__RefHeading___Toc27612_3462270752"/></text:h>
      <text:p text:style-name="Text_20_body">"Тигр, о тигр, светло горящий..."</text:p>
      <text:p text:style-name="Text_20_body"><text:span text:style-name="T2">— Ты, </text:span><text:span text:style-name="T1">Багира</text:span><text:span text:style-name="T2">*, в тёмной чаще?</text:span></text:p>
      <text:p text:style-name="P3">***</text:p>
      <text:p text:style-name="P2">*Багира из "Маугли" Киплинга, правда, пантера,</text:p>
      <text:p text:style-name="P2">а не тигр.</text:p>
      <text:h text:style-name="Heading_20_3" text:outline-level="3"><text:bookmark-start text:name="__RefHeading___Toc27614_3462270752"/><text:soft-page-break/><text:span text:style-name="T4">кошка — ХАТУ</text:span><text:span text:style-name="T6">́</text:span><text:span text:style-name="T4">ЛЬ</text:span><text:bookmark-end text:name="__RefHeading___Toc27614_3462270752"/></text:h>
      <text:p text:style-name="Text_20_body">— Почему ХАТУ<text:span text:style-name="T5">́</text:span>Ля в хате?</text:p>
      <text:p text:style-name="Text_20_body">— Целый день здесь нужно спать ей,</text:p>
      <text:p text:style-name="Text_20_body">Чтобы ночью на природе</text:p>
      <text:p text:style-name="Text_20_body">Спеть в кошачьем хороводе.</text:p>
      <text:h text:style-name="Heading_20_3" text:outline-level="3"><text:bookmark-start text:name="__RefHeading___Toc27616_3462270752"/><text:span text:style-name="T4">юркий — ХАМКА</text:span><text:span text:style-name="T6">́</text:span><text:span text:style-name="T4">Н</text:span><text:bookmark-end text:name="__RefHeading___Toc27616_3462270752"/></text:h>
      <text:p text:style-name="Text_20_body">Хомячок ХАМКА<text:span text:style-name="T5">́</text:span>Н</text:p>
      <text:p text:style-name="Text_20_body">Не пойдёт в капкан,</text:p>
      <text:p text:style-name="Text_20_body">Юркнет под комод,</text:p>
      <text:p text:style-name="Text_20_body">Где не схватит кот.</text:p>
      <text:h text:style-name="Heading_20_3" text:outline-level="3"><text:bookmark-start text:name="__RefHeading___Toc27618_3462270752"/><text:span text:style-name="T4">пёс — КЕ</text:span><text:span text:style-name="T6">́</text:span><text:span text:style-name="T4">ЛЕВ</text:span><text:bookmark-end text:name="__RefHeading___Toc27618_3462270752"/></text:h>
      <text:p text:style-name="Text_20_body">Келья КЕ<text:span text:style-name="T5">́</text:span>ЛЕВА у дерева,</text:p>
      <text:p text:style-name="Text_20_body">Там же в землю вбита цепь его.</text:p>
      <text:p text:style-name="Text_20_body">Одиноко в келье КЕ<text:span text:style-name="T5">́</text:span>ЛЕВУ,</text:p>
      <text:p text:style-name="Text_20_body">А чужих пускать — не велено.</text:p>
      <text:h text:style-name="Heading_20_3" text:outline-level="3"><text:bookmark-start text:name="__RefHeading___Toc27620_3462270752"/><text:span text:style-name="T4">конура — МЕЛУНА</text:span><text:span text:style-name="T6">́</text:span><text:bookmark-end text:name="__RefHeading___Toc27620_3462270752"/></text:h>
      <text:p text:style-name="Text_20_body">Вылез пёс из МЕЛУНА<text:span text:style-name="T5">́</text:span> —</text:p>
      <text:p text:style-name="Text_20_body">Светит полная луна,</text:p>
      <text:p text:style-name="Text_20_body">И завыл треклятый пёс</text:p>
      <text:p text:style-name="Text_20_body">До луны и дальних звёзд.</text:p>
      <text:h text:style-name="Heading_20_3" text:outline-level="3"><text:bookmark-start text:name="__RefHeading___Toc27622_3462270752"/><text:span text:style-name="T4">щенок — КЛАВЛА</text:span><text:span text:style-name="T6">́</text:span><text:span text:style-name="T4">В</text:span><text:bookmark-end text:name="__RefHeading___Toc27622_3462270752"/></text:h>
      <text:p text:style-name="Text_20_body">— Кто там спит под лавкой, Клав?</text:p>
      <text:p text:style-name="Text_20_body">— Мой щеночек, милый Лав*.</text:p>
      <text:p text:style-name="Text_20_body">— Полюби меня ты, Клава,</text:p>
      <text:p text:style-name="Text_20_body">И зови своим КЛАВЛА<text:span text:style-name="T5">́</text:span>Вом.</text:p>
      <text:p text:style-name="P3">***</text:p>
      <text:p text:style-name="Text_20_body">*Лав — любовь (англ.)</text:p>
      <text:h text:style-name="Heading_20_3" text:outline-level="3"><text:bookmark-start text:name="__RefHeading___Toc27624_3462270752"/><text:span text:style-name="T4">влажный, сырой — РАТУ</text:span><text:span text:style-name="T6">́</text:span><text:span text:style-name="T4">В</text:span><text:bookmark-end text:name="__RefHeading___Toc27624_3462270752"/></text:h>
      <text:p text:style-name="Text_20_body">Хоть у крота нора РАТУ<text:span text:style-name="T5">́</text:span>В,</text:p>
      <text:p text:style-name="Text_20_body">Совсем не худо в ней кроту,</text:p>
      <text:p text:style-name="Text_20_body">Он любит влагу, сырость, мрак,</text:p>
      <text:p text:style-name="Text_20_body">И презирает чистоту.</text:p>
      <text:h text:style-name="Heading_20_3" text:outline-level="3"><text:bookmark-start text:name="__RefHeading___Toc27626_3462270752"/><text:span text:style-name="T4">хвост — ЗАНА</text:span><text:span text:style-name="T6">́</text:span><text:span text:style-name="T4">В</text:span><text:bookmark-end text:name="__RefHeading___Toc27626_3462270752"/></text:h>
      <text:p text:style-name="Text_20_body">— Чей в кустах мелькнул ЗАНА<text:span text:style-name="T5">́</text:span>В? —</text:p>
      <text:p text:style-name="Text_20_body">Рявкнул пёс, кота узнав,</text:p>
      <text:p text:style-name="Text_20_body">И со звонким лаем, гавом</text:p>
      <text:p text:style-name="Text_20_body">Так пустился за ЗАНА<text:span text:style-name="T5">́</text:span>Вом,</text:p>
      <text:p text:style-name="Text_20_body">Что, хвостище распустив,</text:p>
      <text:p text:style-name="Text_20_body">Кот на клён взлетел, чуть жив.</text:p>
      <text:h text:style-name="Heading_20_3" text:outline-level="3"><text:bookmark-start text:name="__RefHeading___Toc27628_3462270752"/><text:span text:style-name="T4">курица — ТАРНЕГО</text:span><text:span text:style-name="T6">́</text:span><text:span text:style-name="T4">ЛЕТ</text:span><text:bookmark-end text:name="__RefHeading___Toc27628_3462270752"/></text:h>
      <text:p text:style-name="Text_20_body">Мальчуган на тропке к школе</text:p>
      <text:p text:style-name="Text_20_body">Встретил птицу ТАРНЕГО<text:span text:style-name="T5">́</text:span>ЛЕТ</text:p>
      <text:p text:style-name="Text_20_body">И набросился: "Ура!</text:p>
      <text:p text:style-name="Text_20_body">Прочь с тропы моей, кура!"</text:p>
      <text:h text:style-name="Heading_20_3" text:outline-level="3"><text:bookmark-start text:name="__RefHeading___Toc27630_3462270752"/><text:span text:style-name="T4">гребень </text:span><text:span text:style-name="T1">(петушиный)</text:span><text:span text:style-name="T4"> — КАРБОЛЕ</text:span><text:span text:style-name="T6">́</text:span><text:span text:style-name="T4">Т</text:span><text:bookmark-end text:name="__RefHeading___Toc27630_3462270752"/></text:h>
      <text:p text:style-name="Text_20_body">Если воин с КАРБОЛЕ<text:span text:style-name="T5">́</text:span>Том</text:p>
      <text:p text:style-name="Text_20_body">И старинным арбалетом,</text:p>
      <text:p text:style-name="Text_20_body">Значит воин — из балета.</text:p>
      <text:h text:style-name="Heading_20_3" text:outline-level="3"><text:bookmark-start text:name="__RefHeading___Toc27632_3462270752"/><text:span text:style-name="T4">гусь — АВА</text:span><text:span text:style-name="T6">́</text:span><text:span text:style-name="T4">З</text:span><text:bookmark-end text:name="__RefHeading___Toc27632_3462270752"/></text:h>
      <text:h text:style-name="Heading_20_3" text:outline-level="3"><text:bookmark-start text:name="__RefHeading___Toc27634_3462270752"/><text:span text:style-name="T4">гусиная ферма — АВАЗИЯ</text:span><text:span text:style-name="T6">́</text:span><text:bookmark-end text:name="__RefHeading___Toc27634_3462270752"/></text:h>
      <text:p text:style-name="Text_20_body">А в Азию, а в Азию</text:p>
      <text:p text:style-name="Text_20_body">Идёт гусей инвазия* —</text:p>
      <text:p text:style-name="Text_20_body">Их в вазах возят в Азию,</text:p>
      <text:p text:style-name="Text_20_body"><text:span text:style-name="T2">И гусь кричит: "</text:span><text:span text:style-name="T1">А в вазе — я</text:span><text:span text:style-name="T2">!"</text:span></text:p>
      <text:p text:style-name="Text_20_body">- — - — - — - —</text:p>
      <text:p text:style-name="Text_20_body">* Инвазия, по-английски, по-латински и по-медицински — "вторжение"</text:p>
      <text:h text:style-name="Heading_20_3" text:outline-level="3"><text:bookmark-start text:name="__RefHeading___Toc27636_3462270752"/><text:span text:style-name="T4">утка — БАРВА</text:span><text:span text:style-name="T6">́</text:span><text:span text:style-name="T4">З</text:span><text:bookmark-end text:name="__RefHeading___Toc27636_3462270752"/></text:h>
      <text:p text:style-name="Text_20_body">С лаем бросился барбос</text:p>
      <text:p text:style-name="Text_20_body">На степенную БАРВА<text:span text:style-name="T5">́</text:span>З —</text:p>
      <text:p text:style-name="Text_20_body">Утка клювом тюк, и пёс</text:p>
      <text:p text:style-name="Text_20_body">Правый глаз свой еле спас.</text:p>
      <text:h text:style-name="Heading_20_3" text:outline-level="3"><text:bookmark-start text:name="__RefHeading___Toc27638_3462270752"/><text:span text:style-name="T4">индюк — ОДУ</text:span><text:span text:style-name="T6">́</text:span><text:bookmark-end text:name="__RefHeading___Toc27638_3462270752"/></text:h>
      <text:p text:style-name="Text_20_body">Восславим ОДУ<text:span text:style-name="T5">́</text:span> и споём ему оду —</text:p>
      <text:p text:style-name="Text_20_body">Он главная пища простому народу.</text:p>
      <text:p text:style-name="Text_20_body">В стране, где ни кролика нет, ни свиньи,</text:p>
      <text:p text:style-name="Text_20_body">ОДУ<text:span text:style-name="T5">́</text:span> насыщает нас в будние дни.</text:p>
      <text:h text:style-name="Heading_20_3" text:outline-level="3"><text:bookmark-start text:name="__RefHeading___Toc27640_3462270752"/><text:span text:style-name="T4">ветка — АНА</text:span><text:span text:style-name="T6">́</text:span><text:span text:style-name="T4">Ф</text:span><text:bookmark-end text:name="__RefHeading___Toc27640_3462270752"/></text:h>
      <text:h text:style-name="Heading_20_3" text:outline-level="3"><text:bookmark-start text:name="__RefHeading___Toc27642_3462270752"/><text:span text:style-name="T4">птица — ОФ</text:span><text:bookmark-end text:name="__RefHeading___Toc27642_3462270752"/></text:h>
      <text:p text:style-name="Text_20_body">Когда на АНА<text:span text:style-name="T5">́</text:span>ФЕ качается ОФ,</text:p>
      <text:p text:style-name="Text_20_body">Всё в полном порядке, и край наш здоров.</text:p>
      <text:p text:style-name="Text_20_body">Когда на АНА<text:span text:style-name="T5">́</text:span>Фе болтается граф,</text:p>
      <text:p text:style-name="Text_20_body">Народ разъярённый, быть может, неправ.</text:p>
      <text:h text:style-name="Heading_20_3" text:outline-level="3"><text:bookmark-start text:name="__RefHeading___Toc27644_3462270752"/><text:span text:style-name="T4">клюв — МАККО</text:span><text:span text:style-name="T6">́</text:span><text:span text:style-name="T4">Р</text:span><text:bookmark-end text:name="__RefHeading___Toc27644_3462270752"/></text:h>
      <text:p text:style-name="Text_20_body">Окривел гусиный вор:</text:p>
      <text:p text:style-name="Text_20_body">Проучил его МАККО<text:span text:style-name="T5">́</text:span>Р.</text:p>
      <text:p text:style-name="P3">***</text:p>
      <text:p text:style-name="Text_20_body">Долбя МАККО<text:span text:style-name="T5">́</text:span>Ром ко<text:span text:style-name="T5">́</text:span>ру,</text:p>
      <text:p text:style-name="Text_20_body">Натюкал крошек гору.</text:p>
      <text:h text:style-name="Heading_20_3" text:outline-level="3"><text:bookmark-start text:name="__RefHeading___Toc27646_3462270752"/><text:span text:style-name="T4">пугало — ДАХЛИ</text:span><text:span text:style-name="T6">́</text:span><text:span text:style-name="T4">ЛЬ</text:span><text:bookmark-end text:name="__RefHeading___Toc27646_3462270752"/></text:h>
      <text:p text:style-name="Text_20_body"><text:span text:style-name="T2">Чтоб со страху птиц</text:span><text:span text:style-name="T1">ы дохли,</text:span></text:p>
      <text:p text:style-name="Text_20_body">Чтобы клювы их отсохли,</text:p>
      <text:p text:style-name="Text_20_body">В огород мы пригласили</text:p>
      <text:p text:style-name="Text_20_body"><text:span text:style-name="T2">Четверых </text:span><text:span text:style-name="T1">дохляг</text:span><text:span text:style-name="T2"> ДАХЛИ</text:span><text:span text:style-name="T8">́</text:span><text:span text:style-name="T2">Лей.</text:span></text:p>
      <text:h text:style-name="Heading_20_3" text:outline-level="3"><text:bookmark-start text:name="__RefHeading___Toc27648_3462270752"/><text:span text:style-name="T4">ноготь, коготь — ЦИПО</text:span><text:span text:style-name="T6">́</text:span><text:span text:style-name="T4">РЕН</text:span><text:bookmark-end text:name="__RefHeading___Toc27648_3462270752"/></text:h>
      <text:h text:style-name="Heading_20_3" text:outline-level="3"><text:bookmark-start text:name="__RefHeading___Toc27650_3462270752"/><text:span text:style-name="T4">г</text:span><text:span text:style-name="T1">во</text:span><text:span text:style-name="T4">здика — ЦИПО</text:span><text:span text:style-name="T6">́</text:span><text:span text:style-name="T4">РЕН</text:span><text:bookmark-end text:name="__RefHeading___Toc27650_3462270752"/></text:h>
      <text:p text:style-name="Text_20_body"><text:span text:style-name="T2">Есть на жестких лап</text:span><text:span text:style-name="T1">ах цыпы</text:span></text:p>
      <text:p text:style-name="Text_20_body">Когти-гвоздики — гвоздики.</text:p>
      <text:p text:style-name="Text_20_body">И цветок, и когти-шпоры</text:p>
      <text:p text:style-name="Text_20_body">Называются ЦИПО<text:span text:style-name="T5">́</text:span>РЕН.</text:p>
      <text:h text:style-name="Heading_20_3" text:outline-level="3"><text:bookmark-start text:name="__RefHeading___Toc27652_3462270752"/><text:span text:style-name="T4">крыло — КАНА</text:span><text:span text:style-name="T6">́</text:span><text:span text:style-name="T4">Ф</text:span><text:bookmark-end text:name="__RefHeading___Toc27652_3462270752"/></text:h>
      <text:h text:style-name="Heading_20_3" text:outline-level="3"><text:bookmark-start text:name="__RefHeading___Toc27654_3462270752"/><text:span text:style-name="T4">крылья — КНАФА</text:span><text:span text:style-name="T6">́</text:span><text:span text:style-name="T4">ИМ</text:span><text:bookmark-end text:name="__RefHeading___Toc27654_3462270752"/></text:h>
      <text:p text:style-name="Text_20_body">Конь с КНАФА<text:span text:style-name="T5">́</text:span>ИМ уважаем —</text:p>
      <text:p text:style-name="Text_20_body">Он Пегасом называем.</text:p>
      <text:p text:style-name="P3">***</text:p>
      <text:p text:style-name="Text_20_body">— Нам нужен этот шкаф,</text:p>
      <text:p text:style-name="Text_20_body">Как кабану — КАНА<text:span text:style-name="T5">́</text:span>Ф.</text:p>
      <text:h text:style-name="Heading_20_3" text:outline-level="3"><text:bookmark-start text:name="__RefHeading___Toc27656_3462270752"/><text:span text:style-name="T4">бабочка — ПАРПА</text:span><text:span text:style-name="T6">́</text:span><text:span text:style-name="T4">Р</text:span><text:bookmark-end text:name="__RefHeading___Toc27656_3462270752"/></text:h>
      <text:p text:style-name="Text_20_body">— Чьих мелькает крыльев пара?</text:p>
      <text:p text:style-name="Text_20_body">— Пёстрой бабочки — ПАРПА<text:span text:style-name="T5">́</text:span>Ра.</text:p>
      <text:h text:style-name="Heading_20_3" text:outline-level="3"><text:bookmark-start text:name="__RefHeading___Toc27658_3462270752"/><text:span text:style-name="T4">гусеница — ЗА</text:span><text:span text:style-name="T6">́</text:span><text:span text:style-name="T4">ХАЛЬ</text:span><text:bookmark-end text:name="__RefHeading___Toc27658_3462270752"/></text:h>
      <text:h text:style-name="Heading_20_3" text:outline-level="3"><text:bookmark-start text:name="__RefHeading___Toc27660_3462270752"/><text:span text:style-name="T4">полз — ЗАХА</text:span><text:span text:style-name="T6">́</text:span><text:span text:style-name="T4">Л</text:span><text:bookmark-end text:name="__RefHeading___Toc27660_3462270752"/></text:h>
      <text:p text:style-name="Text_20_body">Сорока ногами ЗА<text:span text:style-name="T5">́</text:span>ХАЛЬ</text:p>
      <text:p text:style-name="Text_20_body">Полз и охал, полз и ахал,</text:p>
      <text:p text:style-name="Text_20_body">Целый час ЗАХА<text:span text:style-name="T5">́</text:span>Л, ЗАХА<text:span text:style-name="T5">́</text:span>Л —</text:p>
      <text:p text:style-name="Text_20_body">Круг за кругом лист вспахал.</text:p>
      <text:h text:style-name="Heading_20_3" text:outline-level="3"><text:bookmark-start text:name="__RefHeading___Toc27662_3462270752"/><text:span text:style-name="T4">пчела — ДВОРА</text:span><text:span text:style-name="T6">́</text:span><text:bookmark-end text:name="__RefHeading___Toc27662_3462270752"/></text:h>
      <text:p text:style-name="Text_20_body">Летите, пчёлы, со двора:</text:p>
      <text:p text:style-name="Text_20_body">Для мёда самая пора!</text:p>
      <text:h text:style-name="Heading_20_3" text:outline-level="3"><text:bookmark-start text:name="__RefHeading___Toc27664_3462270752"/><text:span text:style-name="T4">улей — КАВЕ</text:span><text:span text:style-name="T6">́</text:span><text:span text:style-name="T4">РЕТ</text:span><text:bookmark-end text:name="__RefHeading___Toc27664_3462270752"/></text:h>
      <text:p text:style-name="Text_20_body">Есть у пчёл в дому охрана,</text:p>
      <text:p text:style-name="Text_20_body"><text:soft-page-break/>Что дежурит неустанно —</text:p>
      <text:p text:style-name="Text_20_body">Кто не верит, пусть проверит</text:p>
      <text:p text:style-name="Text_20_body">И засунет нос в КАВЕ<text:span text:style-name="T5">́</text:span>РЕТ.</text:p>
      <text:h text:style-name="Heading_20_3" text:outline-level="3"><text:bookmark-start text:name="__RefHeading___Toc27666_3462270752"/><text:span text:style-name="T4">муравей — НЕМАЛА</text:span><text:span text:style-name="T6">́</text:span><text:bookmark-end text:name="__RefHeading___Toc27666_3462270752"/></text:h>
      <text:p text:style-name="Text_20_body">Я — не оса, я — не пчела:</text:p>
      <text:p text:style-name="Text_20_body">Я муравьиха НЕМАЛА<text:span text:style-name="T5">́</text:span>.</text:p>
      <text:p text:style-name="Text_20_body">А если скажут, что мала,</text:p>
      <text:p text:style-name="Text_20_body">Залезу в ухо к вам со зла!</text:p>
      <text:h text:style-name="Heading_20_3" text:outline-level="3"><text:bookmark-start text:name="__RefHeading___Toc27668_3462270752"/>червь — ТОЛА<text:span text:style-name="T5">́</text:span>Т<text:bookmark-end text:name="__RefHeading___Toc27668_3462270752"/></text:h>
      <text:p text:style-name="Text_20_body">Толстые ТОЛА<text:span text:style-name="T5">́</text:span>Ты под землёй сидят,</text:p>
      <text:p text:style-name="Text_20_body">Толстые ТОЛА<text:span text:style-name="T5">́</text:span>Ты корешки едят,</text:p>
      <text:p text:style-name="Text_20_body">Чернозём голубят, рыбаков не любят</text:p>
      <text:p text:style-name="Text_20_body">И о них со скользким страхом говорят.</text:p>
      <text:h text:style-name="Heading_20_3" text:outline-level="3"><text:bookmark-start text:name="__RefHeading___Toc27670_3462270752"/><text:span text:style-name="T4">жучок, мошка — ХИПУШИ</text:span><text:span text:style-name="T6">́</text:span><text:span text:style-name="T4">Т</text:span><text:bookmark-end text:name="__RefHeading___Toc27670_3462270752"/></text:h>
      <text:p text:style-name="Text_20_body">Всё кружит, бежит, спешит</text:p>
      <text:p text:style-name="Text_20_body">Крошка-мошка ХИПУШИ<text:span text:style-name="T5">́</text:span>Т.</text:p>
      <text:h text:style-name="Heading_20_3" text:outline-level="3"><text:bookmark-start text:name="__RefHeading___Toc27672_3462270752"/><text:span text:style-name="T4">??? — ПАРА</text:span><text:span text:style-name="T6">́</text:span><text:span text:style-name="T4">Т-МОШЕ</text:span><text:span text:style-name="T6">́</text:span><text:span text:style-name="T4">-РАБЕ</text:span><text:span text:style-name="T6">́</text:span><text:span text:style-name="T4">ЙНУ</text:span><text:bookmark-end text:name="__RefHeading___Toc27672_3462270752"/></text:h>
      <text:p text:style-name="Text_20_body">ПАРА<text:span text:style-name="T5">́</text:span>Т-МОШЕ<text:span text:style-name="T5">́</text:span>-РАБЕ<text:span text:style-name="T5">́</text:span>ЙНУ</text:p>
      <text:p text:style-name="Text_20_body">Быть может, император</text:p>
      <text:p text:style-name="Text_20_body">И в плен ему, робея,</text:p>
      <text:p text:style-name="Text_20_body">Сдаются супостаты?</text:p>
      <text:p text:style-name="Text_20_body">А если в тоге яркой</text:p>
      <text:p text:style-name="Text_20_body">Встречает он парад,</text:p>
      <text:p text:style-name="Text_20_body">ПАРА<text:span text:style-name="T5">́</text:span>Т-МОШЕ<text:span text:style-name="T5">́</text:span>-РАБЕ<text:span text:style-name="T5">́</text:span>ЙНУ</text:p>
      <text:p text:style-name="Text_20_body">Полки "Ура!"кричат?</text:p>
      <text:p text:style-name="Text_20_body">Увы, увы, ребята —</text:p>
      <text:p text:style-name="Text_20_body">И вымолвить неловко:</text:p>
      <text:p text:style-name="Text_20_body">ПАРА<text:span text:style-name="T5">́</text:span>Т-МОШЕ<text:span text:style-name="T5">́</text:span>-РАБЕ<text:span text:style-name="T5">́</text:span>ЙНУ —</text:p>
      <text:p text:style-name="Text_20_body">Лишь божия коровка...</text:p>
      <text:h text:style-name="Heading_20_3" text:outline-level="3"><text:bookmark-start text:name="__RefHeading___Toc27674_3462270752"/><text:span text:style-name="T4">таракан — ТИКА</text:span><text:span text:style-name="T6">́</text:span><text:span text:style-name="T4">Н</text:span><text:bookmark-end text:name="__RefHeading___Toc27674_3462270752"/></text:h>
      <text:p text:style-name="Text_20_body">ТИКА<text:span text:style-name="T5">́</text:span>Н-таракан</text:p>
      <text:p text:style-name="Text_20_body">Такой хулиган:</text:p>
      <text:p text:style-name="Text_20_body">Облазил всю посуду —</text:p>
      <text:p text:style-name="Text_20_body">Тикай*, ТИКА<text:span text:style-name="T5">́</text:span>Н, отсюда!</text:p>
      <text:p text:style-name="Text_20_body"><text:span text:style-name="T2">* Беги (</text:span><text:span text:style-name="T1">укр</text:span><text:span text:style-name="T2">.)</text:span></text:p>
      <text:h text:style-name="Heading_20_3" text:outline-level="3"><text:bookmark-start text:name="__RefHeading___Toc27676_3462270752"/><text:span text:style-name="T4">муха — ЗВУВ</text:span><text:bookmark-end text:name="__RefHeading___Toc27676_3462270752"/></text:h>
      <text:p text:style-name="Text_20_body">Взви<text:span text:style-name="T5">́</text:span>лась ведьма в ухе взвыв. —</text:p>
      <text:p text:style-name="Text_20_body">Ненавижу муху ЗВУВ!</text:p>
      <text:h text:style-name="Heading_20_3" text:outline-level="3"><text:bookmark-start text:name="__RefHeading___Toc27678_3462270752"/><text:span text:style-name="T4">оса — ЦИРЪА</text:span><text:span text:style-name="T6">́</text:span><text:bookmark-end text:name="__RefHeading___Toc27678_3462270752"/></text:h>
      <text:p text:style-name="Text_20_body">Познакомился с ЦИРЪА<text:span text:style-name="T5">́</text:span> я:</text:p>
      <text:p text:style-name="Text_20_body">В шею мазь теперь втираю.</text:p>
      <text:h text:style-name="Heading_20_3" text:outline-level="3"><text:bookmark-start text:name="__RefHeading___Toc27680_3462270752"/><text:span text:style-name="T4">паутина — КУР</text:span><text:bookmark-end text:name="__RefHeading___Toc27680_3462270752"/></text:h>
      <text:h text:style-name="Heading_20_3" text:outline-level="3"><text:bookmark-start text:name="__RefHeading___Toc27682_3462270752"/><text:span text:style-name="T4">паук — АККАВИ</text:span><text:span text:style-name="T6">́</text:span><text:span text:style-name="T4">Ш</text:span><text:bookmark-end text:name="__RefHeading___Toc27682_3462270752"/></text:h>
      <text:p text:style-name="Text_20_body">— Я вижу кур под потолком!</text:p>
      <text:p text:style-name="Text_20_body">— А ты не тронулся умом?</text:p>
      <text:p text:style-name="Text_20_body">— Да не курей, а КУР я вижу,</text:p>
      <text:p text:style-name="Text_20_body">И всё — работа АККВИ<text:span text:style-name="T5">́</text:span>Ша.</text:p>
      <text:h text:style-name="Heading_20_3" text:outline-level="3"><text:bookmark-start text:name="__RefHeading___Toc27684_3462270752"/><text:span text:style-name="T4">сверчок </text:span><text:span text:style-name="T2">?</text:span><text:span text:style-name="T4"> ЦРАЦА</text:span><text:span text:style-name="T6">́</text:span><text:span text:style-name="T4">Р</text:span><text:bookmark-end text:name="__RefHeading___Toc27684_3462270752"/></text:h>
      <text:p text:style-name="Text_20_body">Царь скакучий, царапучий,</text:p>
      <text:p text:style-name="Text_20_body">Царь скребучий и скрипучий,</text:p>
      <text:p text:style-name="Text_20_body">Потайной запечный царь,</text:p>
      <text:p text:style-name="Text_20_body">Снов палач ? сверчок ЦРАЦА<text:span text:style-name="T5">́</text:span>Р.</text:p>
      <text:h text:style-name="Heading_20_3" text:outline-level="3"><text:bookmark-start text:name="__RefHeading___Toc27686_3462270752"/><text:span text:style-name="T4">клоп — ПИШПЕ</text:span><text:span text:style-name="T6">́</text:span><text:span text:style-name="T4">Ш</text:span><text:bookmark-end text:name="__RefHeading___Toc27686_3462270752"/></text:h>
      <text:p text:style-name="Text_20_body">Пока спишь ты, сходит пеш</text:p>
      <text:p text:style-name="Text_20_body">Вниз по стеночке ПИШПЕ<text:span text:style-name="T5">́</text:span>Ш.</text:p>
      <text:p text:style-name="Text_20_body">Он почти что не летает,</text:p>
      <text:p text:style-name="Text_20_body">Но зато, как зверь, кусает.</text:p>
      <text:h text:style-name="Heading_20_3" text:outline-level="3"><text:bookmark-start text:name="__RefHeading___Toc27688_3462270752"/><text:span text:style-name="T4">блоха — ПАРЪО</text:span><text:span text:style-name="T6">́</text:span><text:span text:style-name="T4">Ш</text:span><text:bookmark-end text:name="__RefHeading___Toc27688_3462270752"/></text:h>
      <text:p text:style-name="Text_20_body">Завелись у Прошки</text:p>
      <text:p text:style-name="Text_20_body">Точечки-ПАРЪО<text:span text:style-name="T5">́</text:span>Шки,</text:p>
      <text:p text:style-name="Text_20_body">Одолели блошки.</text:p>
      <text:p text:style-name="Text_20_body">Он себя кусает</text:p>
      <text:p text:style-name="Text_20_body">И уныло лает.</text:p>
      <text:h text:style-name="Heading_20_3" text:outline-level="3"><text:bookmark-start text:name="__RefHeading___Toc27690_3462270752"/><text:span text:style-name="T4">скорпион — АКРА</text:span><text:span text:style-name="T6">́</text:span><text:span text:style-name="T4">В</text:span><text:bookmark-end text:name="__RefHeading___Toc27690_3462270752"/></text:h>
      <text:p text:style-name="Text_20_body">Берегись хвоста АКРА<text:span text:style-name="T5">́</text:span>Ва:</text:p>
      <text:p text:style-name="Text_20_body">У него в хвосте отрава!</text:p>
      <text:h text:style-name="Heading_20_3" text:outline-level="3"><text:bookmark-start text:name="__RefHeading___Toc27692_3462270752"/><text:span text:style-name="T4">змея — НАХА</text:span><text:span text:style-name="T6">́</text:span><text:span text:style-name="T4">Ш</text:span><text:bookmark-end text:name="__RefHeading___Toc27692_3462270752"/></text:h>
      <text:p text:style-name="Text_20_body">Ну, вошла змеюка в раж!</text:p>
      <text:p text:style-name="Text_20_body">Не шипи, нахал НАХА<text:span text:style-name="T5">́</text:span>Ш!</text:p>
      <text:h text:style-name="Heading_20_3" text:outline-level="3"><text:bookmark-start text:name="__RefHeading___Toc27694_3462270752"/><text:span text:style-name="T4">укус — НШИХА</text:span><text:span text:style-name="T6">́</text:span><text:bookmark-end text:name="__RefHeading___Toc27694_3462270752"/></text:h>
      <text:p text:style-name="Text_20_body">Не спеша, исподтишка</text:p>
      <text:p text:style-name="Text_20_body">Змей готовится к НШИХА<text:span text:style-name="T5">́</text:span></text:p>
      <text:p text:style-name="Text_20_body">И пронзает жертву жалом:</text:p>
      <text:p text:style-name="Text_20_body">В трубку свёрнутым кинжалом.</text:p>
      <text:h text:style-name="Heading_20_3" text:outline-level="3"><text:bookmark-start text:name="__RefHeading___Toc27696_3462270752"/><text:span text:style-name="T4">ящерица — ЛЕТАА</text:span><text:span text:style-name="T6">́</text:span><text:bookmark-end text:name="__RefHeading___Toc27696_3462270752"/></text:h>
      <text:p text:style-name="Text_20_body">В очень давние лета</text:p>
      <text:p text:style-name="Text_20_body">Вздумалось ЛЕТАА<text:span text:style-name="T5">́</text:span> летать:</text:p>
      <text:p text:style-name="Text_20_body">С камня серого взметнулась —</text:p>
      <text:p text:style-name="Text_20_body">Страшной птицей обернулась.</text:p>
      <text:h text:style-name="Heading_20_3" text:outline-level="3"><text:bookmark-start text:name="__RefHeading___Toc27698_3462270752"/><text:span text:style-name="T4">крокодил — ТАННИ</text:span><text:span text:style-name="T6">́</text:span><text:span text:style-name="T4">Н</text:span><text:bookmark-end text:name="__RefHeading___Toc27698_3462270752"/></text:h>
      <text:p text:style-name="Text_20_body">Жизнью жертвуют ТАННИ<text:span text:style-name="T5">́</text:span>Ны</text:p>
      <text:p text:style-name="Text_20_body">По тропическим низинам,</text:p>
      <text:p text:style-name="Text_20_body">Чтобы Тани, Зины, Нины</text:p>
      <text:p text:style-name="Text_20_body">Заходили в магазины,</text:p>
      <text:p text:style-name="Text_20_body">Брали сумки крокодильи</text:p>
      <text:p text:style-name="Text_20_body">И довольны жизнью были.</text:p>
      <text:h text:style-name="Heading_20_3" text:outline-level="3"><text:bookmark-start text:name="__RefHeading___Toc27700_3462270752"/><text:span text:style-name="T4">жемчужина — П(Е)НИНА</text:span><text:span text:style-name="T6">́</text:span><text:bookmark-end text:name="__RefHeading___Toc27700_3462270752"/></text:h>
      <text:h text:style-name="Heading_20_3" text:outline-level="3"><text:bookmark-start text:name="__RefHeading___Toc27702_3462270752"/><text:span text:style-name="T4">жемчужины — П(Е)НИНИ</text:span><text:span text:style-name="T6">́</text:span><text:span text:style-name="T4">М</text:span><text:bookmark-end text:name="__RefHeading___Toc27702_3462270752"/></text:h>
      <text:p text:style-name="Text_20_body">Спят ракушки в тине дна,</text:p>
      <text:p text:style-name="Text_20_body">В каждой зреет по ПНИНА<text:span text:style-name="T5">́</text:span>,</text:p>
      <text:p text:style-name="Text_20_body">Чтоб Полинам, Нинам — им</text:p>
      <text:p text:style-name="Text_20_body">Были бусы из ПНИНИ<text:span text:style-name="T5">́</text:span>М.</text:p>
      <text:h text:style-name="Heading_20_3" text:outline-level="3"><text:bookmark-start text:name="__RefHeading___Toc27704_3462270752"/><text:span text:style-name="T4">бусина — ХАРУ</text:span><text:span text:style-name="T6">́</text:span><text:span text:style-name="T4">З</text:span><text:bookmark-end text:name="__RefHeading___Toc27704_3462270752"/></text:h>
      <text:p text:style-name="Text_20_body">Нанижу на нитку ХАРУ<text:span text:style-name="T5">́</text:span>З за ХАРУ<text:span text:style-name="T5">́</text:span>Зом,</text:p>
      <text:p text:style-name="Text_20_body">И будут у Бусеньки чудные бусы!</text:p>
      <text:h text:style-name="Heading_20_3" text:outline-level="3"><text:bookmark-start text:name="__RefHeading___Toc27706_3462270752"/><text:span text:style-name="T4">настоящий — АМИТИ</text:span><text:span text:style-name="T6">́</text:span><text:bookmark-end text:name="__RefHeading___Toc27706_3462270752"/></text:h>
      <text:p text:style-name="Text_20_body">— Мань, ты носом не крути:</text:p>
      <text:p text:style-name="Text_20_body">Аметисты — АМИТИ<text:span text:style-name="T5">́</text:span>!</text:p>
      <text:h text:style-name="Heading_20_3" text:outline-level="3"><text:bookmark-start text:name="__RefHeading___Toc27708_3462270752"/><text:span text:style-name="T4">протест — МЭХАА</text:span><text:span text:style-name="T6">́</text:span><text:bookmark-end text:name="__RefHeading___Toc27708_3462270752"/></text:h>
      <text:p text:style-name="Text_20_body">Мех натуральный вам не смех:</text:p>
      <text:p text:style-name="Text_20_body">Бить росомах и белок — грех!</text:p>
      <text:p text:style-name="Text_20_body">Вид дам, разряженных в меха,</text:p>
      <text:p text:style-name="Text_20_body">Родит не зависть, а МЭХАА<text:span text:style-name="T5">́</text:span>.</text:p>
      <text:h text:style-name="Heading_20_2" text:outline-level="2"><text:soft-page-break/></text:h>
      <text:h text:style-name="Heading_20_3" text:outline-level="3"><text:bookmark-start text:name="__RefHeading___Toc27710_3462270752"/><text:span text:style-name="T4">промышленность — ТААСИЯ</text:span><text:span text:style-name="T6">́</text:span><text:bookmark-end text:name="__RefHeading___Toc27710_3462270752"/></text:h>
      <text:p text:style-name="Text_20_body">Тему выбрала Анастасия</text:p>
      <text:p text:style-name="Text_20_body">О ТААСии в Папуасии.</text:p>
      <text:h text:style-name="Heading_20_3" text:outline-level="3"><text:bookmark-start text:name="__RefHeading___Toc27712_3462270752"/>завод — БЕТ-ХАРО<text:span text:style-name="T5">́</text:span>ШЕТ<text:bookmark-end text:name="__RefHeading___Toc27712_3462270752"/></text:h>
      <text:p text:style-name="Text_20_body">Дом хоть шумный, но хороший,</text:p>
      <text:p text:style-name="Text_20_body">Он зовётся БЕТ-ХАРО<text:span text:style-name="T5">́</text:span>ШЕТ.</text:p>
      <text:p text:style-name="Text_20_body">Всюду занятый народ,</text:p>
      <text:p text:style-name="Text_20_body">Потому что здесь — завод.</text:p>
      <text:h text:style-name="Heading_20_3" text:outline-level="3"><text:bookmark-start text:name="__RefHeading___Toc27714_3462270752"/><text:span text:style-name="T4">смена — МИШМЕРА</text:span><text:span text:style-name="T6">́</text:span><text:bookmark-end text:name="__RefHeading___Toc27714_3462270752"/></text:h>
      <text:h text:style-name="Heading_20_3" text:outline-level="3"><text:bookmark-start text:name="__RefHeading___Toc27716_3462270752"/><text:span text:style-name="T4">смены — МИШМЕРО</text:span><text:span text:style-name="T6">́</text:span><text:span text:style-name="T4">Т</text:span><text:bookmark-end text:name="__RefHeading___Toc27716_3462270752"/></text:h>
      <text:p text:style-name="Text_20_body">Не любит народ</text:p>
      <text:p text:style-name="Text_20_body">Ночных МИШМЕРО<text:span text:style-name="T5">́</text:span>Т,</text:p>
      <text:p text:style-name="Text_20_body">И ночью, как все,</text:p>
      <text:p text:style-name="Text_20_body">Отдыхает завод.</text:p>
      <text:h text:style-name="Heading_20_3" text:outline-level="3"><text:bookmark-start text:name="__RefHeading___Toc27718_3462270752"/><text:span text:style-name="T4">рабочий — ПОЭ</text:span><text:span text:style-name="T6">́</text:span><text:span text:style-name="T4">Л</text:span><text:bookmark-end text:name="__RefHeading___Toc27718_3462270752"/></text:h>
      <text:h text:style-name="Heading_20_3" text:outline-level="3"><text:bookmark-start text:name="__RefHeading___Toc27720_3462270752"/><text:span text:style-name="T4">работник — ОВЭ</text:span><text:span text:style-name="T6">́</text:span><text:span text:style-name="T4">Д</text:span><text:bookmark-end text:name="__RefHeading___Toc27720_3462270752"/></text:h>
      <text:p text:style-name="Text_20_body">Быть без обеда ПОЭ<text:span text:style-name="T5">́</text:span>Лу не дело:</text:p>
      <text:p text:style-name="Text_20_body">Станет ОВЭ<text:span text:style-name="T5">́</text:span>Дом, коль плотно поел он.</text:p>
      <text:h text:style-name="Heading_20_3" text:outline-level="3"><text:bookmark-start text:name="__RefHeading___Toc27722_3462270752"/><text:span text:style-name="T4">работал, действовал </text:span><text:span text:style-name="T2">?</text:span><text:span text:style-name="T4"> ПАА</text:span><text:span text:style-name="T6">́</text:span><text:span text:style-name="T4">Л</text:span><text:bookmark-end text:name="__RefHeading___Toc27722_3462270752"/></text:h>
      <text:p text:style-name="Text_20_body">? Ты здесь здорово ПАА<text:span text:style-name="T5">́</text:span>Л!</text:p>
      <text:p text:style-name="Text_20_body">? Да, с утра весь день пахал.</text:p>
      <text:h text:style-name="Heading_20_3" text:outline-level="3"><text:bookmark-start text:name="__RefHeading___Toc27724_3462270752"/><text:span text:style-name="T4">качество — ЭЙХУ</text:span><text:span text:style-name="T6">́</text:span><text:span text:style-name="T4">Т</text:span><text:bookmark-end text:name="__RefHeading___Toc27724_3462270752"/></text:h>
      <text:p text:style-name="Text_20_body">— Для чего такой ЭЙХУ<text:span text:style-name="T5">́</text:span>Т?</text:p>
      <text:p text:style-name="Text_20_body">Качество должно быть Gut!</text:p>
      <text:h text:style-name="Heading_20_3" text:outline-level="3"><text:bookmark-start text:name="__RefHeading___Toc27726_3462270752"/><text:span text:style-name="T4">усталый — АЙЕ</text:span><text:span text:style-name="T6">́</text:span><text:span text:style-name="T4">Ф</text:span><text:bookmark-end text:name="__RefHeading___Toc27726_3462270752"/></text:h>
      <text:p text:style-name="Text_20_body">На ногах весь день, не ев —</text:p>
      <text:p text:style-name="Text_20_body">Ну, конечно, я АЙЕ<text:span text:style-name="T5">́</text:span>Ф!</text:p>
      <text:h text:style-name="Heading_20_3" text:outline-level="3"><text:bookmark-start text:name="__RefHeading___Toc27728_3462270752"/><text:span text:style-name="T4">забастовка — ШВИТА</text:span><text:span text:style-name="T6">́</text:span><text:bookmark-end text:name="__RefHeading___Toc27728_3462270752"/></text:h>
      <text:p text:style-name="Text_20_body">На заводе суета:</text:p>
      <text:p text:style-name="Text_20_body">Все готовятся к ШВИТА<text:span text:style-name="T5">́</text:span>,</text:p>
      <text:p text:style-name="Text_20_body">И директорская свита</text:p>
      <text:p text:style-name="Text_20_body">Всяким свинством занята.</text:p>
      <text:h text:style-name="Heading_20_2" text:outline-level="2"/>
      <text:h text:style-name="Heading_20_3" text:outline-level="3"><text:bookmark-start text:name="__RefHeading___Toc27730_3462270752"/><text:span text:style-name="T4">круг — ИГУ</text:span><text:span text:style-name="T6">́</text:span><text:span text:style-name="T4">Л</text:span><text:bookmark-end text:name="__RefHeading___Toc27730_3462270752"/></text:h>
      <text:p text:style-name="Text_20_body">Был бы у ИГУ<text:span text:style-name="T5">́</text:span>Ла угол,</text:p>
      <text:p text:style-name="Text_20_body">Так ИГГУ<text:span text:style-name="T5">́</text:span>Л бы не был кругом.</text:p>
      <text:h text:style-name="Heading_20_3" text:outline-level="3"><text:bookmark-start text:name="__RefHeading___Toc27732_3462270752"/><text:span text:style-name="T4">колесо — ГАЛЬГА</text:span><text:span text:style-name="T6">́</text:span><text:span text:style-name="T4">ЛЬ</text:span><text:bookmark-end text:name="__RefHeading___Toc27732_3462270752"/></text:h>
      <text:p text:style-name="Text_20_body">Далеки за далью дали,</text:p>
      <text:p text:style-name="Text_20_body">Колесят по ним ГАЛЬГА<text:span text:style-name="T5">́</text:span>Ли —</text:p>
      <text:p text:style-name="Text_20_body">Всё кругом, кругом, кругом,</text:p>
      <text:p text:style-name="Text_20_body">Всё бегом, бегом, бегом.</text:p>
      <text:h text:style-name="Heading_20_3" text:outline-level="3"><text:bookmark-start text:name="__RefHeading___Toc27734_3462270752"/><text:span text:style-name="T4">телега, тележка — АГАЛА</text:span><text:span text:style-name="T6">́</text:span><text:bookmark-end text:name="__RefHeading___Toc27734_3462270752"/></text:h>
      <text:p text:style-name="Text_20_body">Колёса, оглобли и конские ноги —</text:p>
      <text:p text:style-name="Text_20_body">Скрипит, тарахтит АГАЛА<text:span text:style-name="T5">́</text:span> по дороге,</text:p>
      <text:p text:style-name="Text_20_body">И нивы голы, и дорога гола —</text:p>
      <text:p text:style-name="Text_20_body">Трясётся, скрипит, тарахтит АГАЛА<text:span text:style-name="T5">́</text:span></text:p>
      <text:h text:style-name="Heading_20_3" text:outline-level="3"><text:bookmark-start text:name="__RefHeading___Toc27736_3462270752"/><text:span text:style-name="T4">руль — hЭ</text:span><text:span text:style-name="T6">́</text:span><text:span text:style-name="T4">ГЭ</text:span><text:bookmark-end text:name="__RefHeading___Toc27736_3462270752"/></text:h>
      <text:p text:style-name="Text_20_body">Ни к чему телеге hЭ<text:span text:style-name="T5">́</text:span>ГЭ:</text:p>
      <text:p text:style-name="Text_20_body">Вожжи нужны для телеги,</text:p>
      <text:p text:style-name="Text_20_body">"Тпру!", да "Но!", да "Цоб-цобэ!"</text:p>
      <text:p text:style-name="Text_20_body">Да бодрящий "Э-ге-ге!"</text:p>
      <text:h text:style-name="Heading_20_3" text:outline-level="3"><text:bookmark-start text:name="__RefHeading___Toc27738_3462270752"/><text:span text:style-name="T4">паровоз — КАТА</text:span><text:span text:style-name="T6">́</text:span><text:span text:style-name="T4">Р</text:span><text:bookmark-end text:name="__RefHeading___Toc27738_3462270752"/></text:h>
      <text:p text:style-name="Text_20_body">Паровоз, что нас катал,</text:p>
      <text:p text:style-name="Text_20_body">Называется КАТА<text:span text:style-name="T5">́</text:span>Р:</text:p>
      <text:p text:style-name="Text_20_body">В топке жар, повсюду пар,</text:p>
      <text:p text:style-name="Text_20_body">А как рявкнет вдруг — кошмар!</text:p>
      <text:h text:style-name="Heading_20_3" text:outline-level="3"><text:bookmark-start text:name="__RefHeading___Toc27740_3462270752"/><text:span text:style-name="T4">пар — КИТО</text:span><text:span text:style-name="T6">́</text:span><text:span text:style-name="T4">Р</text:span><text:bookmark-end text:name="__RefHeading___Toc27740_3462270752"/></text:h>
      <text:p text:style-name="Text_20_body">Несутся по рельсам</text:p>
      <text:p text:style-name="Text_20_body">И в горы, и с гор</text:p>
      <text:p text:style-name="Text_20_body">Колёса, которые</text:p>
      <text:p text:style-name="Text_20_body">Крутит КИТО<text:span text:style-name="T5">́</text:span>Р.</text:p>
      <text:p text:style-name="P3">***</text:p>
      <text:p text:style-name="Text_20_body">На нашем веку все машины — с мотором:</text:p>
      <text:p text:style-name="Text_20_body">Бензином питаются, а не КИТО<text:span text:style-name="T5">́</text:span>Ром,</text:p>
      <text:p text:style-name="Text_20_body">Но самые первые автомобили</text:p>
      <text:p text:style-name="Text_20_body">КИТО<text:span text:style-name="T5">́</text:span>Ром пыхтели, сопели и жили.</text:p>
      <text:h text:style-name="Heading_20_3" text:outline-level="3"><text:bookmark-start text:name="__RefHeading___Toc27742_3462270752"/><text:span text:style-name="T4">поезд — РАКЕ</text:span><text:span text:style-name="T6">́</text:span><text:span text:style-name="T4">ВЕТ</text:span><text:bookmark-end text:name="__RefHeading___Toc27742_3462270752"/></text:h>
      <text:p text:style-name="Text_20_body">Ракетой РАКЕ<text:span text:style-name="T5">́</text:span>ВЕТ по степи летит,</text:p>
      <text:p text:style-name="Text_20_body">Гудком привечая поклоны ракит.</text:p>
      <text:h text:style-name="Heading_20_3" text:outline-level="3"><text:bookmark-start text:name="__RefHeading___Toc27744_3462270752"/><text:span text:style-name="T4">билет </text:span><text:span text:style-name="T1">?</text:span><text:span text:style-name="T4"> КАРТИ</text:span><text:span text:style-name="T6">́</text:span><text:span text:style-name="T4">С</text:span><text:bookmark-end text:name="__RefHeading___Toc27744_3462270752"/></text:h>
      <text:p text:style-name="Text_20_body">Покупай билет КАРТИ<text:span text:style-name="T5">́</text:span>С,</text:p>
      <text:p text:style-name="Text_20_body">Лезь на полку и катись.</text:p>
      <text:h text:style-name="Heading_20_3" text:outline-level="3"><text:bookmark-start text:name="__RefHeading___Toc27746_3462270752"/><text:span text:style-name="T4">увы — АВО</text:span><text:span text:style-name="T6">́</text:span><text:span text:style-name="T4">Й</text:span><text:bookmark-end text:name="__RefHeading___Toc27746_3462270752"/></text:h>
      <text:p text:style-name="Text_20_body">Что с моею головой!</text:p>
      <text:p text:style-name="Text_20_body">Деньги взять забыл.</text:p>
      <text:p text:style-name="Text_20_body">АВО<text:span text:style-name="T5">́</text:span>Й!</text:p>
      <text:h text:style-name="Heading_20_3" text:outline-level="3"><text:bookmark-start text:name="__RefHeading___Toc27748_3462270752"/><text:span text:style-name="T4">потерянный — ОВЕ</text:span><text:span text:style-name="T6">́</text:span><text:span text:style-name="T4">Д</text:span><text:bookmark-end text:name="__RefHeading___Toc27748_3462270752"/></text:h>
      <text:h text:style-name="Heading_20_3" text:outline-level="3"><text:bookmark-start text:name="__RefHeading___Toc27750_3462270752"/><text:span text:style-name="T4">пропажа — АВЕДА</text:span><text:span text:style-name="T6">́</text:span><text:bookmark-end text:name="__RefHeading___Toc27750_3462270752"/></text:h>
      <text:p text:style-name="Text_20_body">Везде искал, а нет как нет!</text:p>
      <text:p text:style-name="Text_20_body">Вот ужас! Мой билет ОВЕ<text:span text:style-name="T5">́</text:span>Д!</text:p>
      <text:p text:style-name="P3">***</text:p>
      <text:p text:style-name="Text_20_body">АВЕДА<text:span text:style-name="T5">́</text:span> всегда беда,</text:p>
      <text:p text:style-name="Text_20_body">Даже если ерунда.</text:p>
      <text:h text:style-name="Heading_20_3" text:outline-level="3"><text:bookmark-start text:name="__RefHeading___Toc27752_3462270752"/><text:span text:style-name="T4">параллельный — МАКБИ</text:span><text:span text:style-name="T6">́</text:span><text:span text:style-name="T4">Л</text:span><text:bookmark-end text:name="__RefHeading___Toc27752_3462270752"/></text:h>
      <text:p text:style-name="Text_20_body">Кабы рельсы не МАКБИ<text:span text:style-name="T5">́</text:span>Ли,</text:p>
      <text:p text:style-name="Text_20_body">Поезда бы не ходили.</text:p>
      <text:h text:style-name="Heading_20_3" text:outline-level="3"><text:bookmark-start text:name="__RefHeading___Toc27754_3462270752"/><text:soft-page-break/><text:span text:style-name="T4">вагон — КАРО</text:span><text:span text:style-name="T6">́</text:span><text:span text:style-name="T4">Н</text:span><text:bookmark-end text:name="__RefHeading___Toc27754_3462270752"/></text:h>
      <text:p text:style-name="Text_20_body">Видали когда-то корову в короне?</text:p>
      <text:p text:style-name="Text_20_body">Несчастна корова в КАРО<text:span text:style-name="T5">́</text:span>Не-вагоне.</text:p>
      <text:h text:style-name="P4" text:outline-level="3"><text:bookmark-start text:name="__RefHeading___Toc27756_3462270752"/>ж.д. узел, вокзал —<text:bookmark-end text:name="__RefHeading___Toc27756_3462270752"/></text:h>
      <text:h text:style-name="Heading_20_3" text:outline-level="3"><text:bookmark-start text:name="__RefHeading___Toc27758_3462270752"/>БЕЙТ-НЕТИВО<text:span text:style-name="T5">́</text:span>Т<text:bookmark-end text:name="__RefHeading___Toc27758_3462270752"/></text:h>
      <text:p text:style-name="Text_20_body"><text:span text:style-name="T9">— </text:span>Вы завтра, Бетти, не на работе?</text:p>
      <text:p text:style-name="Text_20_body">Так значит, в десять в БЕЙТ-НЕТИВО<text:span text:style-name="T5">́</text:span>Те?</text:p>
      <text:p text:style-name="Text_20_body">А если встретить вы не придёте,</text:p>
      <text:p text:style-name="Text_20_body">Опять обидится ваша тётя.</text:p>
      <text:p text:style-name="P3">***</text:p>
      <text:p text:style-name="Text_20_body"><text:span text:style-name="T1">Обычно вокзал называют — ТАХАНАТ РАКЕВЕТ (остановка поезда)</text:span></text:p>
      <text:h text:style-name="Heading_20_3" text:outline-level="3"><text:bookmark-start text:name="__RefHeading___Toc27760_3462270752"/><text:span text:style-name="T4">остановка </text:span><text:span text:style-name="T2">?</text:span><text:span text:style-name="T4"> ТАХАНА</text:span><text:span text:style-name="T6">́</text:span><text:bookmark-end text:name="__RefHeading___Toc27760_3462270752"/></text:h>
      <text:p text:style-name="Text_20_body">Остановка-ТАХАНА<text:span text:style-name="T5">́</text:span> — </text:p>
      <text:p text:style-name="Text_20_body">Что там видно из окна?</text:p>
      <text:p text:style-name="Text_20_body">Где грибочки, где картошка,</text:p>
      <text:p text:style-name="Text_20_body">Где солёная рыбешка?</text:p>
      <text:p text:style-name="Text_20_body">Остановки-ТАХАНА<text:span text:style-name="T5">́</text:span></text:p>
      <text:p text:style-name="Text_20_body">Не прожить без стакана<text:span text:style-name="T5">́</text:span> — </text:p>
      <text:p text:style-name="Text_20_body">В час четыре ТАХАНы,</text:p>
      <text:p text:style-name="Text_20_body">И пустеют стаканы<text:span text:style-name="T5">́</text:span>.</text:p>
      <text:p text:style-name="P3">***</text:p>
      <text:p text:style-name="Text_20_body"><text:span text:style-name="T1">Читайте "Москва-Петушки" Венедикта Ерофеева</text:span></text:p>
      <text:h text:style-name="Heading_20_3" text:outline-level="3"><text:bookmark-start text:name="__RefHeading___Toc27762_3462270752"/><text:span text:style-name="T4">скамейка — САФСА</text:span><text:span text:style-name="T6">́</text:span><text:span text:style-name="T4">ЛЬ</text:span><text:bookmark-end text:name="__RefHeading___Toc27762_3462270752"/></text:h>
      <text:p text:style-name="Text_20_body">На вокзале, на САФСА<text:span text:style-name="T5">́</text:span>Ле</text:p>
      <text:p text:style-name="Text_20_body">Спать нам тоже не давали.</text:p>
      <text:h text:style-name="Heading_20_3" text:outline-level="3"><text:bookmark-start text:name="__RefHeading___Toc27764_3462270752"/><text:span text:style-name="T4">туннель — МИНhАРА</text:span><text:span text:style-name="T6">́</text:span><text:bookmark-end text:name="__RefHeading___Toc27764_3462270752"/></text:h>
      <text:p text:style-name="Text_20_body">Не заметишь, где гора,</text:p>
      <text:p text:style-name="Text_20_body">Когда въедешь в МИНhАРА:</text:p>
      <text:p text:style-name="Text_20_body">Вспыхнет и погаснет свет —</text:p>
      <text:p text:style-name="Text_20_body">И горы как будто нет.</text:p>
      <text:h text:style-name="Heading_20_3" text:outline-level="3"><text:bookmark-start text:name="__RefHeading___Toc27766_3462270752"/><text:span text:style-name="T4">светофор — РАМЗО</text:span><text:span text:style-name="T6">́</text:span><text:span text:style-name="T4">Р</text:span><text:bookmark-end text:name="__RefHeading___Toc27766_3462270752"/></text:h>
      <text:p text:style-name="Text_20_body">Неподкупный ревизор,</text:p>
      <text:p text:style-name="Text_20_body">На пути стоит РАМЗО<text:span text:style-name="T5">́</text:span>Р:</text:p>
      <text:p text:style-name="Text_20_body">Если вперит красный взор,</text:p>
      <text:p text:style-name="Text_20_body">Стой — и кончен разговор!</text:p>
      <text:h text:style-name="Heading_20_3" text:outline-level="3"><text:bookmark-start text:name="__RefHeading___Toc27768_3462270752"/><text:span text:style-name="T4">серый — АФО</text:span><text:span text:style-name="T6">́</text:span><text:span text:style-name="T4">Р</text:span><text:bookmark-end text:name="__RefHeading___Toc27768_3462270752"/></text:h>
      <text:p text:style-name="Text_20_body">Если светофор АФО<text:span text:style-name="T5">́</text:span>Р,</text:p>
      <text:p text:style-name="Text_20_body">Значит он — не светофор.</text:p>
      <text:h text:style-name="Heading_20_2" text:outline-level="2"/>
      <text:h text:style-name="Heading_20_3" text:outline-level="3"><text:bookmark-start text:name="__RefHeading___Toc27770_3462270752"/>прекрасное времяпровождение,<text:bookmark-end text:name="__RefHeading___Toc27770_3462270752"/></text:h>
      <text:h text:style-name="Heading_20_3" text:outline-level="3"><text:bookmark-start text:name="__RefHeading___Toc27772_3462270752"/><text:span text:style-name="T4">кайф — КЭЙФ</text:span><text:bookmark-end text:name="__RefHeading___Toc27772_3462270752"/></text:h>
      <text:p text:style-name="Text_20_body">КЭЙФ понятно всем народам —</text:p>
      <text:p text:style-name="Text_20_body">Ловится без перевода.</text:p>
      <text:h text:style-name="Heading_20_3" text:outline-level="3"><text:bookmark-start text:name="__RefHeading___Toc27774_3462270752"/><text:span text:style-name="T4">удовольствие — ОНЕ</text:span><text:span text:style-name="T6">́</text:span><text:span text:style-name="T4">Г</text:span><text:bookmark-end text:name="__RefHeading___Toc27774_3462270752"/></text:h>
      <text:p text:style-name="Text_20_body">Онегин, кончено, от слова "ОНЕ<text:span text:style-name="T5">́</text:span>Г":</text:p>
      <text:p text:style-name="Text_20_body">В своё удовольствие жил человек,</text:p>
      <text:p text:style-name="Text_20_body">В достатке и неге прошёл его век.</text:p>
      <text:h text:style-name="Heading_20_3" text:outline-level="3"><text:bookmark-start text:name="__RefHeading___Toc27776_3462270752"/><text:span text:style-name="T4">праздник — ХАГИГА</text:span><text:span text:style-name="T6">́</text:span><text:bookmark-end text:name="__RefHeading___Toc27776_3462270752"/></text:h>
      <text:p text:style-name="Text_20_body">Хи-хи-хи да га-га-га —</text:p>
      <text:p text:style-name="Text_20_body">Шумный праздник ХАГИГА<text:span text:style-name="T5">́</text:span> —</text:p>
      <text:p text:style-name="Text_20_body">Все хохочут, все гогочут</text:p>
      <text:p text:style-name="Text_20_body">Спозаранку и до ночи.</text:p>
      <text:h text:style-name="Heading_20_3" text:outline-level="3"><text:bookmark-start text:name="__RefHeading___Toc27778_3462270752"/><text:span text:style-name="T4">радость — СИМХА</text:span><text:span text:style-name="T6">́</text:span><text:bookmark-end text:name="__RefHeading___Toc27778_3462270752"/></text:h>
      <text:p text:style-name="Text_20_body">Там, где много шума, смеха,</text:p>
      <text:p text:style-name="Text_20_body">Где всеобщая потеха</text:p>
      <text:p text:style-name="Text_20_body">И валяют дурака,</text:p>
      <text:p text:style-name="Text_20_body">Радость светится, СИМХА<text:span text:style-name="T5">́</text:span>.</text:p>
      <text:h text:style-name="Heading_20_3" text:outline-level="3"><text:bookmark-start text:name="__RefHeading___Toc27780_3462270752"/><text:span text:style-name="T4">смех — ЦХОК</text:span><text:bookmark-end text:name="__RefHeading___Toc27780_3462270752"/></text:h>
      <text:h text:style-name="Heading_20_3" text:outline-level="3"><text:bookmark-start text:name="__RefHeading___Toc27782_3462270752"/><text:span text:style-name="T4">смешной — МАЦХИ</text:span><text:span text:style-name="T6">́</text:span><text:span text:style-name="T4">К</text:span><text:bookmark-end text:name="__RefHeading___Toc27782_3462270752"/></text:h>
      <text:p text:style-name="Text_20_body">Если люди "хо-хо-хок"-</text:p>
      <text:p text:style-name="Text_20_body">Значит, смех их душит, ЦХО<text:span text:style-name="T5">́</text:span>К.</text:p>
      <text:p text:style-name="Text_20_body">Если люди "хи-хи-хик"-</text:p>
      <text:p text:style-name="Text_20_body">Значит, ты смешной, МАЦХИ<text:span text:style-name="T5">́</text:span>К.</text:p>
      <text:h text:style-name="Heading_20_3" text:outline-level="3"><text:bookmark-start text:name="__RefHeading___Toc27784_3462270752"/><text:span text:style-name="T4">выдумка — БДА</text:span><text:span text:style-name="T6">́</text:span><text:span text:style-name="T4">Я, БДУТА</text:span><text:span text:style-name="T6">́</text:span><text:bookmark-end text:name="__RefHeading___Toc27784_3462270752"/></text:h>
      <text:h text:style-name="Heading_20_3" text:outline-level="3"><text:bookmark-start text:name="__RefHeading___Toc27786_3462270752"/><text:span text:style-name="T4">шутка — БДИХА</text:span><text:span text:style-name="T6">́</text:span><text:bookmark-end text:name="__RefHeading___Toc27786_3462270752"/></text:h>
      <text:p text:style-name="Text_20_body">Без БДАЯ<text:span text:style-name="T5">́</text:span>, БДУТА<text:span text:style-name="T5">́</text:span>, БДИХА<text:span text:style-name="T5">́</text:span></text:p>
      <text:p text:style-name="Text_20_body">Жизнь бедна, пуста, суха.</text:p>
      <text:h text:style-name="Heading_20_3" text:outline-level="3"><text:bookmark-start text:name="__RefHeading___Toc27788_3462270752"/><text:span text:style-name="T4">шутник — ЛЕЦ</text:span><text:bookmark-end text:name="__RefHeading___Toc27788_3462270752"/></text:h>
      <text:p text:style-name="Text_20_body">Сотни фрашек-задирашек</text:p>
      <text:p text:style-name="Text_20_body">Накатал ехидный Сташек,</text:p>
      <text:p text:style-name="Text_20_body">Остроумец и мудрец,</text:p>
      <text:p text:style-name="Text_20_body">Польский ёжик — Ежи ЛЕЦ.</text:p>
      <text:h text:style-name="Heading_20_3" text:outline-level="3"><text:bookmark-start text:name="__RefHeading___Toc27790_3462270752"/><text:span text:style-name="T4">цирк — КИРКА</text:span><text:span text:style-name="T6">́</text:span><text:span text:style-name="T4">С</text:span><text:bookmark-end text:name="__RefHeading___Toc27790_3462270752"/></text:h>
      <text:p text:style-name="Text_20_body">Парусина на каркасе,</text:p>
      <text:p text:style-name="Text_20_body">Рыжий клоун на матрасе —</text:p>
      <text:p text:style-name="Text_20_body">Это значит — мы в КИРКА<text:span text:style-name="T5">́</text:span>Се.</text:p>
      <text:h text:style-name="Heading_20_3" text:outline-level="3"><text:bookmark-start text:name="__RefHeading___Toc27792_3462270752"/><text:span text:style-name="T4">клоун — ЛЕЙЦА</text:span><text:span text:style-name="T6">́</text:span><text:span text:style-name="T4">Н</text:span><text:bookmark-end text:name="__RefHeading___Toc27792_3462270752"/></text:h>
      <text:p text:style-name="Text_20_body">— Уморительный пацан!</text:p>
      <text:p text:style-name="Text_20_body">Знаешь, Ленька, ты — ЛЕЙЦА<text:span text:style-name="T5">́</text:span>Н.</text:p>
      <text:h text:style-name="Heading_20_3" text:outline-level="3"><text:bookmark-start text:name="__RefHeading___Toc27794_3462270752"/><text:span text:style-name="T4">дикарь — ПЭ</text:span><text:span text:style-name="T6">́</text:span><text:span text:style-name="T4">РЕ</text:span><text:bookmark-end text:name="__RefHeading___Toc27794_3462270752"/></text:h>
      <text:p text:style-name="Text_20_body">Тех, кто ходит в перьях</text:p>
      <text:p text:style-name="Text_20_body">И одной повязке,</text:p>
      <text:p text:style-name="Text_20_body">Называют ПЭ<text:span text:style-name="T5">́</text:span>РЕ —</text:p>
      <text:p text:style-name="Text_20_body">Дикарём из сказки.</text:p>
      <text:p text:style-name="P3">***</text:p>
      <text:p text:style-name="Text_20_body">Передайте ПЭ<text:span text:style-name="T5">́</text:span>РЕ,</text:p>
      <text:p text:style-name="Text_20_body">Чтоб купил материю,</text:p>
      <text:p text:style-name="Text_20_body">Больше голым не ходил,</text:p>
      <text:p text:style-name="Text_20_body">Грязных перьев не носил.</text:p>
      <text:h text:style-name="Heading_20_3" text:outline-level="3"><text:bookmark-start text:name="__RefHeading___Toc27796_3462270752"/><text:span text:style-name="T4">лиллипут, карлик </text:span><text:span text:style-name="T1">?</text:span><text:span text:style-name="T4"> ГАМА</text:span><text:span text:style-name="T6">́</text:span><text:span text:style-name="T4">Д</text:span><text:bookmark-end text:name="__RefHeading___Toc27796_3462270752"/></text:h>
      <text:p text:style-name="Text_20_body">Небольшого роста дяди</text:p>
      <text:p text:style-name="Text_20_body">Называются ГАМА<text:span text:style-name="T5">́</text:span>Ди.</text:p>
      <text:p text:style-name="Text_20_body">От громады до ГАМА<text:span text:style-name="T5">́</text:span>Да</text:p>
      <text:p text:style-name="Text_20_body">Лишь две буквы ?</text:p>
      <text:p text:style-name="Text_20_body">Это ж надо!</text:p>
      <text:h text:style-name="Heading_20_3" text:outline-level="3"><text:bookmark-start text:name="__RefHeading___Toc27798_3462270752"/><text:span text:style-name="T4">ось — ЦИР</text:span><text:bookmark-end text:name="__RefHeading___Toc27798_3462270752"/></text:h>
      <text:p text:style-name="Text_20_body">Посадили мир на ЦИР,</text:p>
      <text:p text:style-name="Text_20_body"><text:soft-page-break/>Чтоб не жизнь была, а цирк.</text:p>
      <text:h text:style-name="Heading_20_3" text:outline-level="3"><text:bookmark-start text:name="__RefHeading___Toc27800_3462270752"/><text:span text:style-name="T4">фокусник — ЛАhАТУТА</text:span><text:span text:style-name="T6">́</text:span><text:span text:style-name="T4">Н</text:span><text:bookmark-end text:name="__RefHeading___Toc27800_3462270752"/></text:h>
      <text:p text:style-name="Text_20_body">Не было кармана у ЛАhАТУТА<text:span text:style-name="T5">́</text:span>На:</text:p>
      <text:p text:style-name="Text_20_body">Он из уха прямо доставал каштаны,</text:p>
      <text:p text:style-name="Text_20_body">Запросто из носа вынул папиросу,</text:p>
      <text:p text:style-name="Text_20_body">Бросил в рот конфету — и конфеты нету.</text:p>
      <text:p text:style-name="Text_20_body">"Это — сладкий фокус, —</text:p>
      <text:p text:style-name="Text_20_body">Объяснил нам шут. —</text:p>
      <text:p text:style-name="Text_20_body">Каждому доступен</text:p>
      <text:p text:style-name="Text_20_body">Этот ЛАhАТУ<text:span text:style-name="T5">́</text:span>Т".</text:p>
      <text:h text:style-name="Heading_20_3" text:outline-level="3"><text:bookmark-start text:name="__RefHeading___Toc27802_3462270752"/><text:span text:style-name="T4">компаньон — ШУТА</text:span><text:span text:style-name="T6">́</text:span><text:span text:style-name="T4">Ф</text:span><text:bookmark-end text:name="__RefHeading___Toc27802_3462270752"/></text:h>
      <text:p text:style-name="Text_20_body">Мудрый король ради прочности трона</text:p>
      <text:p text:style-name="Text_20_body"><text:span text:style-name="T2">Всегда приглашает </text:span><text:span text:style-name="T1">шута в</text:span><text:span text:style-name="T2"> компаньоны.</text:span></text:p>
      <text:h text:style-name="Heading_20_3" text:outline-level="3"><text:bookmark-start text:name="__RefHeading___Toc27804_3462270752"/><text:span text:style-name="T4">игрушка — ЦАЦУ</text:span><text:span text:style-name="T6">́</text:span><text:span text:style-name="T4">А</text:span><text:bookmark-end text:name="__RefHeading___Toc27804_3462270752"/></text:h>
      <text:p text:style-name="Text_20_body">Пап, купи мне ца<text:span text:style-name="T5">́</text:span>цу,</text:p>
      <text:p text:style-name="Text_20_body">Я хочу играться!</text:p>
      <text:p text:style-name="Text_20_body">А не купишь мне ЦАЦУ<text:span text:style-name="T5">́</text:span> —</text:p>
      <text:p text:style-name="Text_20_body">Я не стану есть мацу!</text:p>
      <text:h text:style-name="Heading_20_3" text:outline-level="3"><text:bookmark-start text:name="__RefHeading___Toc27806_3462270752"/><text:span text:style-name="T4">почти — КИМЪА</text:span><text:span text:style-name="T6">́</text:span><text:span text:style-name="T4">Т</text:span><text:bookmark-end text:name="__RefHeading___Toc27806_3462270752"/></text:h>
      <text:p text:style-name="Text_20_body">Мама, дай мне автомат:</text:p>
      <text:p text:style-name="Text_20_body">Видишь, я КИМЪАТ солдат!</text:p>
      <text:h text:style-name="Heading_20_3" text:outline-level="3"><text:bookmark-start text:name="__RefHeading___Toc27808_3462270752"/><text:span text:style-name="T4">кукла — БУБА</text:span><text:span text:style-name="T6">́</text:span><text:bookmark-end text:name="__RefHeading___Toc27808_3462270752"/></text:h>
      <text:p text:style-name="Text_20_body">В день рожденья Бебочке</text:p>
      <text:p text:style-name="Text_20_body">Подарили БУБочку</text:p>
      <text:p text:style-name="Text_20_body">В жёлтенькой рубашечке,</text:p>
      <text:p text:style-name="Text_20_body">Яркую, как бабочка.</text:p>
      <text:h text:style-name="Heading_20_3" text:outline-level="3"><text:bookmark-start text:name="__RefHeading___Toc27810_3462270752"/><text:span text:style-name="T4">волчок, юла — СВИВО</text:span><text:span text:style-name="T6">́</text:span><text:span text:style-name="T4">Н</text:span><text:bookmark-end text:name="__RefHeading___Toc27810_3462270752"/></text:h>
      <text:p text:style-name="Text_20_body">Разбегается СВИВО<text:span text:style-name="T5">́</text:span>Н,</text:p>
      <text:p text:style-name="Text_20_body">Рассыпает светлый звон,</text:p>
      <text:p text:style-name="Text_20_body">И, качаясь на оси,</text:p>
      <text:p text:style-name="Text_20_body">Просит: "Падаю, спаси!"</text:p>
      <text:h text:style-name="Heading_20_3" text:outline-level="3"><text:bookmark-start text:name="__RefHeading___Toc27812_3462270752"/><text:span text:style-name="T4">фигура — ЦУРА</text:span><text:span text:style-name="T6">́</text:span><text:bookmark-end text:name="__RefHeading___Toc27812_3462270752"/></text:h>
      <text:p text:style-name="Text_20_body">На полу валяются</text:p>
      <text:p text:style-name="Text_20_body"><text:span text:style-name="T2">Ромбики и </text:span><text:span text:style-name="T1">чурки</text:span><text:span text:style-name="T2">:</text:span></text:p>
      <text:p text:style-name="Text_20_body">Детки забавляются</text:p>
      <text:p text:style-name="Text_20_body">Играми в фигурки.</text:p>
      <text:h text:style-name="Heading_20_3" text:outline-level="3"><text:bookmark-start text:name="__RefHeading___Toc27814_3462270752"/><text:span text:style-name="T4">художник — ЦАЯ</text:span><text:span text:style-name="T6">́</text:span><text:span text:style-name="T4">Р</text:span><text:bookmark-end text:name="__RefHeading___Toc27814_3462270752"/></text:h>
      <text:h text:style-name="Heading_20_3" text:outline-level="3"><text:bookmark-start text:name="__RefHeading___Toc27816_3462270752"/><text:span text:style-name="T4">рисунок — ЦИЮ</text:span><text:span text:style-name="T6">́</text:span><text:span text:style-name="T4">Р</text:span><text:bookmark-end text:name="__RefHeading___Toc27816_3462270752"/></text:h>
      <text:p text:style-name="Text_20_body">У ЦАЯ<text:span text:style-name="T5">́</text:span>Ра, дяди Юры,</text:p>
      <text:p text:style-name="Text_20_body">Очень странные ЦИЮ<text:span text:style-name="T5">́</text:span>Ры:</text:p>
      <text:p text:style-name="Text_20_body">На одном с рогами — лес,</text:p>
      <text:p text:style-name="Text_20_body">На другом с грибами — бес.</text:p>
      <text:h text:style-name="Heading_20_3" text:outline-level="3"><text:bookmark-start text:name="__RefHeading___Toc27818_3462270752"/><text:span text:style-name="T4">краска — ЦЕ</text:span><text:span text:style-name="T6">́</text:span><text:span text:style-name="T4">ВА</text:span><text:bookmark-end text:name="__RefHeading___Toc27818_3462270752"/></text:h>
      <text:p text:style-name="Text_20_body">Получил в подарок Сева</text:p>
      <text:p text:style-name="Text_20_body">Целый ящик красок, ЦЕ<text:span text:style-name="T5">́</text:span>ВА,</text:p>
      <text:p text:style-name="Text_20_body">И большие буквы Сева</text:p>
      <text:p text:style-name="Text_20_body">Пишет справа и налево.</text:p>
      <text:h text:style-name="Heading_20_3" text:outline-level="3"><text:bookmark-start text:name="__RefHeading___Toc27820_3462270752"/><text:span text:style-name="T4">жёлтый — ЦАhО</text:span><text:span text:style-name="T6">́</text:span><text:span text:style-name="T4">В</text:span><text:bookmark-end text:name="__RefHeading___Toc27820_3462270752"/></text:h>
      <text:p text:style-name="Text_20_body">Цвет каков у желтков?</text:p>
      <text:p text:style-name="Text_20_body">У желтков цвет ЦАhО<text:span text:style-name="T5">́</text:span>В.</text:p>
      <text:h text:style-name="Heading_20_3" text:outline-level="3"><text:bookmark-start text:name="__RefHeading___Toc27822_3462270752"/><text:span text:style-name="T4">красный — АДО</text:span><text:span text:style-name="T6">́</text:span><text:span text:style-name="T4">М</text:span><text:bookmark-end text:name="__RefHeading___Toc27822_3462270752"/></text:h>
      <text:p text:style-name="Text_20_body">Ужас, если дом АДО<text:span text:style-name="T5">́</text:span>М,</text:p>
      <text:p text:style-name="Text_20_body">Если дым и пламень в нём.</text:p>
      <text:p text:style-name="Text_20_body">Как и рака красит дом</text:p>
      <text:p text:style-name="Text_20_body">Горе — он горит огнём.</text:p>
      <text:h text:style-name="Heading_20_3" text:outline-level="3"><text:bookmark-start text:name="__RefHeading___Toc27824_3462270752"/><text:span text:style-name="T4">синий — КАХО</text:span><text:span text:style-name="T6">́</text:span><text:span text:style-name="T4">Л</text:span><text:bookmark-end text:name="__RefHeading___Toc27824_3462270752"/></text:h>
      <text:p text:style-name="Text_20_body">Не халатик, а чехол —</text:p>
      <text:p text:style-name="Text_20_body">Мешковатый и КАХО<text:span text:style-name="T5">́</text:span>Л.</text:p>
      <text:h text:style-name="Heading_20_3" text:outline-level="3"><text:bookmark-start text:name="__RefHeading___Toc27826_3462270752"/><text:span text:style-name="T4">зелёный — ЯРО</text:span><text:span text:style-name="T6">́</text:span><text:span text:style-name="T4">К</text:span><text:bookmark-end text:name="__RefHeading___Toc27826_3462270752"/></text:h>
      <text:p text:style-name="Text_20_body">Каждый холм, овраг, ярок</text:p>
      <text:p text:style-name="Text_20_body">По весне в траве ЯРО<text:span text:style-name="T5">́</text:span>К,</text:p>
      <text:p text:style-name="Text_20_body">И трава ярка, зелёна</text:p>
      <text:p text:style-name="Text_20_body">По ложбинам и по склонам.</text:p>
      <text:h text:style-name="Heading_20_3" text:outline-level="3"><text:bookmark-start text:name="__RefHeading___Toc27828_3462270752"/><text:span text:style-name="T4">фиолетовый — САГО</text:span><text:span text:style-name="T6">́</text:span><text:span text:style-name="T4">ЛЬ</text:span><text:bookmark-end text:name="__RefHeading___Toc27828_3462270752"/></text:h>
      <text:p text:style-name="Text_20_body">Ух, как я ушибся больно,</text:p>
      <text:p text:style-name="Text_20_body">Стал синяк совсем САГО<text:span text:style-name="T5">́</text:span>ЛЬный.</text:p>
      <text:h text:style-name="Heading_20_3" text:outline-level="3"><text:bookmark-start text:name="__RefHeading___Toc27830_3462270752"/><text:span text:style-name="T4">коричневый — ХУМ</text:span><text:bookmark-end text:name="__RefHeading___Toc27830_3462270752"/></text:h>
      <text:p text:style-name="Text_20_body">— Мне доху бы на меху...</text:p>
      <text:p text:style-name="Text_20_body">— А какого цвета?</text:p>
      <text:p text:style-name="Text_20_body">— Хум.</text:p>
      <text:h text:style-name="Heading_20_3" text:outline-level="3"><text:bookmark-start text:name="__RefHeading___Toc27832_3462270752"/><text:span text:style-name="T4">чёрный — ШАХО</text:span><text:span text:style-name="T6">́</text:span><text:span text:style-name="T4">Р</text:span><text:bookmark-end text:name="__RefHeading___Toc27832_3462270752"/></text:h>
      <text:p text:style-name="Text_20_body">Чёрт-то чёрен, что за спор,</text:p>
      <text:p text:style-name="Text_20_body">Но черней — шахтёр-ШАХО<text:span text:style-name="T5">́</text:span>Р.</text:p>
      <text:h text:style-name="Heading_20_3" text:outline-level="3"><text:bookmark-start text:name="__RefHeading___Toc27834_3462270752"/><text:span text:style-name="T4">коллекция — О</text:span><text:span text:style-name="T6">́</text:span><text:span text:style-name="T4">СЭФ</text:span><text:bookmark-end text:name="__RefHeading___Toc27834_3462270752"/></text:h>
      <text:p text:style-name="Text_20_body">Если кто-то фантик бросит,</text:p>
      <text:p text:style-name="Text_20_body">Подбирает мигом Ося:</text:p>
      <text:p text:style-name="Text_20_body">У него обёрток О<text:span text:style-name="T5">́</text:span>СЭФ —</text:p>
      <text:p text:style-name="Text_20_body">Лишь конфетных сотен восемь.</text:p>
      <text:h text:style-name="Heading_20_3" text:outline-level="3"><text:bookmark-start text:name="__RefHeading___Toc27836_3462270752"/><text:span text:style-name="T4">помощник — ОЗЕ</text:span><text:span text:style-name="T6">́</text:span><text:span text:style-name="T4">Р</text:span><text:bookmark-end text:name="__RefHeading___Toc27836_3462270752"/></text:h>
      <text:h text:style-name="Heading_20_3" text:outline-level="3"><text:bookmark-start text:name="__RefHeading___Toc27838_3462270752"/><text:span text:style-name="T4">помощь — ЭЗРА</text:span><text:span text:style-name="T6">́</text:span><text:bookmark-end text:name="__RefHeading___Toc27838_3462270752"/></text:h>
      <text:p text:style-name="Text_20_body"><text:span text:style-name="T2">— </text:span><text:span text:style-name="T1">Озорник</text:span><text:span text:style-name="T2"> ваш пионер?</text:span></text:p>
      <text:p text:style-name="Text_20_body">— Нет, наш Осенька ОЗЕ<text:span text:style-name="T5">́</text:span>Р:</text:p>
      <text:p text:style-name="Text_20_body">Ищет с раннего утра,</text:p>
      <text:p text:style-name="Text_20_body">Где нужна его ЭЗРА<text:span text:style-name="T5">́</text:span>.</text:p>
      <text:h text:style-name="Heading_20_3" text:outline-level="3"><text:bookmark-start text:name="__RefHeading___Toc27840_3462270752"/><text:span text:style-name="T4">качели — НАДНЭДА</text:span><text:span text:style-name="T6">́</text:span><text:bookmark-end text:name="__RefHeading___Toc27840_3462270752"/></text:h>
      <text:p text:style-name="Text_20_body">Вверх — туда и вниз — сюда</text:p>
      <text:p text:style-name="Text_20_body">Раскачались НАДНЕДА<text:span text:style-name="T5">́</text:span> —</text:p>
      <text:p text:style-name="Text_20_body">Спозаранку до обеда —</text:p>
      <text:p text:style-name="Text_20_body">Надя с Натой, Тата с Недом.</text:p>
      <text:h text:style-name="Heading_20_3" text:outline-level="3"><text:bookmark-start text:name="__RefHeading___Toc27842_3462270752"/><text:span text:style-name="T4">головокружение — СХАРХО</text:span><text:span text:style-name="T6">́</text:span><text:span text:style-name="T4">РЕТ</text:span><text:bookmark-end text:name="__RefHeading___Toc27842_3462270752"/></text:h>
      <text:p text:style-name="Text_20_body">Были мы на карусели,</text:p>
      <text:p text:style-name="Text_20_body">В лёгком воздухе висели,</text:p>
      <text:p text:style-name="Text_20_body">Вниз летели с быстрых горок</text:p>
      <text:p text:style-name="Text_20_body">И кружились до СХАРХО<text:span text:style-name="T5">́</text:span>РЕТ.</text:p>
      <text:h text:style-name="Heading_20_3" text:outline-level="3"><text:bookmark-start text:name="__RefHeading___Toc27844_3462270752"/><text:span text:style-name="T4">маленький — КАТА</text:span><text:span text:style-name="T6">́</text:span><text:span text:style-name="T4">Н</text:span><text:bookmark-end text:name="__RefHeading___Toc27844_3462270752"/></text:h>
      <text:h text:style-name="Heading_20_3" text:outline-level="3"><text:bookmark-start text:name="__RefHeading___Toc27846_3462270752"/><text:span text:style-name="T4">высокий — ГАВО</text:span><text:span text:style-name="T6">́</text:span><text:span text:style-name="T4">hА</text:span><text:bookmark-end text:name="__RefHeading___Toc27846_3462270752"/></text:h>
      <text:h text:style-name="Heading_20_3" text:outline-level="3"><text:bookmark-start text:name="__RefHeading___Toc27848_3462270752"/><text:span text:style-name="T4">большой — ГАДО</text:span><text:span text:style-name="T6">́</text:span><text:span text:style-name="T4">ЛЬ</text:span><text:bookmark-end text:name="__RefHeading___Toc27848_3462270752"/></text:h>
      <text:h text:style-name="Heading_20_3" text:outline-level="3"><text:bookmark-start text:name="__RefHeading___Toc27850_3462270752"/><text:span text:style-name="T4">низкий — НАМУ</text:span><text:span text:style-name="T6">́</text:span><text:span text:style-name="T4">Х</text:span><text:bookmark-end text:name="__RefHeading___Toc27850_3462270752"/></text:h>
      <text:p text:style-name="Text_20_body"><text:span text:style-name="T2">Крошка </text:span><text:span text:style-name="T1">Катя</text:span><text:span text:style-name="T2"> с крошкой </text:span><text:span text:style-name="T1">Таней</text:span></text:p>
      <text:p text:style-name="Text_20_body"><text:span text:style-name="T2">Завтра едут на </text:span><text:span text:style-name="T1">катанье</text:span><text:span text:style-name="T2">,</text:span></text:p>
      <text:p text:style-name="Text_20_body">На канатной, на дороге</text:p>
      <text:p text:style-name="Text_20_body">Высоко за облака:</text:p>
      <text:p text:style-name="Text_20_body">Дух захватит с ГАВОhА!</text:p>
      <text:p text:style-name="Text_20_body">Сядут рядышком в гондоле —</text:p>
      <text:p text:style-name="Text_20_body">Пребольшой-большой ГАДО<text:span text:style-name="T5">́</text:span>Ли,</text:p>
      <text:p text:style-name="Text_20_body">А внизу-то все — НАМУ<text:span text:style-name="T5">́</text:span>Хи —</text:p>
      <text:p text:style-name="Text_20_body">Крошки-точечки, как мухи.</text:p>
      <text:h text:style-name="Heading_20_3" text:outline-level="3"><text:bookmark-start text:name="__RefHeading___Toc27852_3462270752"/><text:span text:style-name="T4">спрятался — hИТХАБЕ</text:span><text:span text:style-name="T6">́</text:span><text:span text:style-name="T4">ТИ</text:span><text:bookmark-end text:name="__RefHeading___Toc27852_3462270752"/></text:h>
      <text:p text:style-name="Text_20_body">Том от Бетти hИТХАБЕ<text:span text:style-name="T5">́</text:span>ТИ.</text:p>
      <text:p text:style-name="Text_20_body">— Где ты, крошка? — ищет Бетти. —</text:p>
      <text:p text:style-name="Text_20_body">Может, в спальне под диваном?</text:p>
      <text:p text:style-name="Text_20_body">Может, стал ты тараканом?</text:p>
      <text:h text:style-name="Heading_20_3" text:outline-level="3"><text:bookmark-start text:name="__RefHeading___Toc27854_3462270752"/><text:soft-page-break/><text:span text:style-name="T4">нашёл </text:span><text:span text:style-name="T1">(я)</text:span><text:span text:style-name="T4"> — МАЦА</text:span><text:span text:style-name="T6">́</text:span><text:span text:style-name="T4">ТИ</text:span><text:bookmark-end text:name="__RefHeading___Toc27854_3462270752"/></text:h>
      <text:h text:style-name="Heading_20_3" text:outline-level="3"><text:bookmark-start text:name="__RefHeading___Toc27856_3462270752"/><text:span text:style-name="T4">нашёл </text:span><text:span text:style-name="T1">(он)</text:span><text:span text:style-name="T2"> — </text:span><text:span text:style-name="T4">МАЦА</text:span><text:span text:style-name="T6">́</text:span><text:bookmark-end text:name="__RefHeading___Toc27856_3462270752"/></text:h>
      <text:p text:style-name="Text_20_body">Подметая под кроватью,</text:p>
      <text:p text:style-name="Text_20_body">Барабашку я МАЦА<text:span text:style-name="T5">́</text:span>ТИ,</text:p>
      <text:p text:style-name="Text_20_body">А под креслом у отца</text:p>
      <text:p text:style-name="Text_20_body">Сигарету брат МАЦА<text:span text:style-name="T5">́</text:span>.</text:p>
      <text:h text:style-name="Heading_20_3" text:outline-level="3"><text:bookmark-start text:name="__RefHeading___Toc27858_3462270752"/><text:span text:style-name="T4">искать — ЛЕХАПЕ</text:span><text:span text:style-name="T6">́</text:span><text:span text:style-name="T4">С</text:span><text:bookmark-end text:name="__RefHeading___Toc27858_3462270752"/></text:h>
      <text:p text:style-name="Text_20_body">По команде "ЛЕХАПЕ<text:span text:style-name="T5">́</text:span>С!"</text:p>
      <text:p text:style-name="Text_20_body"><text:span text:style-name="T2">Гениальный </text:span><text:span text:style-name="T1">Лёхин пёс</text:span></text:p>
      <text:p text:style-name="Text_20_body">Побежал за лисом в лес</text:p>
      <text:p text:style-name="Text_20_body">И два шкалика принёс.</text:p>
      <text:h text:style-name="Heading_20_3" text:outline-level="3"><text:bookmark-start text:name="__RefHeading___Toc27860_3462270752"/><text:span text:style-name="T4">будка — СУККА</text:span><text:span text:style-name="T6">́</text:span><text:bookmark-end text:name="__RefHeading___Toc27860_3462270752"/></text:h>
      <text:p text:style-name="Text_20_body">Дед-вахтёр сидел в СУККА<text:span text:style-name="T5">́</text:span>,</text:p>
      <text:p text:style-name="Text_20_body">Грыз миндальный шоколад,</text:p>
      <text:p text:style-name="Text_20_body">Проверяя пропуска</text:p>
      <text:p text:style-name="Text_20_body">На забытых деток склад.</text:p>
      <text:h text:style-name="Heading_20_3" text:outline-level="3"><text:bookmark-start text:name="__RefHeading___Toc27862_3462270752"/><text:span text:style-name="T4">загадка — ХИДА</text:span><text:span text:style-name="T6">́</text:span><text:bookmark-end text:name="__RefHeading___Toc27862_3462270752"/></text:h>
      <text:p text:style-name="Text_20_body">Вот вам, детки, ХИДА<text:span text:style-name="T5">́</text:span>:</text:p>
      <text:p text:style-name="Text_20_body">"Долга да худа,</text:p>
      <text:p text:style-name="Text_20_body">То черна, то бела,</text:p>
      <text:p text:style-name="Text_20_body">Её водит игла".</text:p>
      <text:p text:style-name="Text_20_body"><text:span text:style-name="T2">[</text:span><text:span text:style-name="T1">aktin</text:span><text:span text:style-name="T2">]</text:span></text:p>
      <text:h text:style-name="Heading_20_3" text:outline-level="3"><text:bookmark-start text:name="__RefHeading___Toc27864_3462270752"/><text:span text:style-name="T4">лужа — ШЛУЛИ</text:span><text:span text:style-name="T6">́</text:span><text:span text:style-name="T4">Т</text:span><text:bookmark-end text:name="__RefHeading___Toc27864_3462270752"/></text:h>
      <text:p text:style-name="Text_20_body">Под дождём шалила Лита,</text:p>
      <text:p text:style-name="Text_20_body">Шлёпала по всем ШЛУЛИ<text:span text:style-name="T5">́</text:span>Там,</text:p>
      <text:p text:style-name="Text_20_body">Извозилась до бровей —</text:p>
      <text:p text:style-name="Text_20_body">Радость мамочки своей.</text:p>
      <text:h text:style-name="Heading_20_3" text:outline-level="3"><text:bookmark-start text:name="__RefHeading___Toc27866_3462270752"/><text:span text:style-name="T4">шум — РААШ</text:span><text:bookmark-end text:name="__RefHeading___Toc27866_3462270752"/></text:h>
      <text:p text:style-name="Text_20_body">В третьем классе Бумбараш</text:p>
      <text:p text:style-name="Text_20_body">Поднимает крик и РААШ,</text:p>
      <text:p text:style-name="Text_20_body">И от рёва Бубмбараша</text:p>
      <text:p text:style-name="Text_20_body">Детвора впадает в раж.</text:p>
      <text:h text:style-name="Heading_20_3" text:outline-level="3"><text:bookmark-start text:name="__RefHeading___Toc27868_3462270752"/><text:span text:style-name="T4">прыгать — КАФА</text:span><text:span text:style-name="T6">́</text:span><text:span text:style-name="T4">Ц</text:span><text:bookmark-end text:name="__RefHeading___Toc27868_3462270752"/></text:h>
      <text:p text:style-name="Text_20_body">Деткам часто не лежится,</text:p>
      <text:p text:style-name="Text_20_body">Не сидится, не бежится:</text:p>
      <text:p text:style-name="Text_20_body">Нет им лучше для КАФА<text:span text:style-name="T5">́</text:span>Ца,</text:p>
      <text:p text:style-name="Text_20_body">Чем диваны и матрацы..</text:p>
      <text:h text:style-name="Heading_20_3" text:outline-level="3"><text:bookmark-start text:name="__RefHeading___Toc27870_3462270752"/><text:span text:style-name="T4">пружина — К(А)ФИ</text:span><text:span text:style-name="T6">́</text:span><text:span text:style-name="T4">Ц</text:span><text:bookmark-end text:name="__RefHeading___Toc27870_3462270752"/></text:h>
      <text:p text:style-name="Text_20_body">Если дочке не сидится,</text:p>
      <text:p text:style-name="Text_20_body">Если скачет, словно птица,</text:p>
      <text:p text:style-name="Text_20_body">Значит в ножках у девицы</text:p>
      <text:p text:style-name="Text_20_body">Две прыгучие КАФИ<text:span text:style-name="T5">́</text:span>Цы.</text:p>
      <text:h text:style-name="Heading_20_3" text:outline-level="3"><text:bookmark-start text:name="__RefHeading___Toc27872_3462270752"/><text:span text:style-name="T4">соревнование — ТАХАРУ</text:span><text:span text:style-name="T6">́</text:span><text:span text:style-name="T4">Т</text:span><text:bookmark-end text:name="__RefHeading___Toc27872_3462270752"/></text:h>
      <text:p text:style-name="Text_20_body">Потерял Тахир минуту</text:p>
      <text:p text:style-name="Text_20_body">В середине ТАХАРУ<text:span text:style-name="T5">́</text:span>Та,</text:p>
      <text:p text:style-name="Text_20_body">Но встряхнулся, поднажал</text:p>
      <text:p text:style-name="Text_20_body">И четвёртым прибежал.</text:p>
      <text:h text:style-name="Heading_20_3" text:outline-level="3"><text:bookmark-start text:name="__RefHeading___Toc27874_3462270752"/><text:span text:style-name="T4">конкурс — МИХРА</text:span><text:span text:style-name="T6">́</text:span><text:span text:style-name="T4">З</text:span><text:bookmark-end text:name="__RefHeading___Toc27874_3462270752"/></text:h>
      <text:p text:style-name="Text_20_body">Мишка, слышал — вот те раз!</text:p>
      <text:p text:style-name="Text_20_body">Выиграл вчера МИХРА<text:span text:style-name="T5">́</text:span>З —</text:p>
      <text:p text:style-name="Text_20_body">Шефом станет он у вас.</text:p>
      <text:h text:style-name="Heading_20_3" text:outline-level="3"><text:bookmark-start text:name="__RefHeading___Toc27876_3462270752"/><text:span text:style-name="T4">бего</text:span><text:span text:style-name="T6">́</text:span><text:span text:style-name="T4">м — Б(Е)РИЦА</text:span><text:span text:style-name="T6">́</text:span><text:bookmark-end text:name="__RefHeading___Toc27876_3462270752"/></text:h>
      <text:h text:style-name="Heading_20_3" text:outline-level="3"><text:bookmark-start text:name="__RefHeading___Toc27878_3462270752"/><text:span text:style-name="T4">бег — РИЦА</text:span><text:span text:style-name="T6">́</text:span><text:bookmark-end text:name="__RefHeading___Toc27878_3462270752"/></text:h>
      <text:p text:style-name="Text_20_body">Утром смахни паутину с лица</text:p>
      <text:p text:style-name="Text_20_body">И по тропинке рысцою — БРИЦА<text:span text:style-name="T5">́</text:span>!</text:p>
      <text:p text:style-name="Text_20_body">Лягут ли иней, роса или снег,</text:p>
      <text:p text:style-name="Text_20_body">Бодрость подарит утренний бег.</text:p>
      <text:h text:style-name="Heading_20_3" text:outline-level="3"><text:bookmark-start text:name="__RefHeading___Toc27880_3462270752"/><text:span text:style-name="T4">барабан — ТОФ</text:span><text:bookmark-end text:name="__RefHeading___Toc27880_3462270752"/></text:h>
      <text:p text:style-name="Text_20_body">Бьёт призывной дробью ТОФ:</text:p>
      <text:p text:style-name="Text_20_body">— "Будь готов!"</text:p>
      <text:p text:style-name="Text_20_body">— "Всегда готов!"</text:p>
      <text:h text:style-name="Heading_20_3" text:outline-level="3"><text:bookmark-start text:name="__RefHeading___Toc27882_3462270752"/><text:span text:style-name="T4">летний лагерь — КАЙТАНА</text:span><text:span text:style-name="T6">́</text:span><text:bookmark-end text:name="__RefHeading___Toc27882_3462270752"/></text:h>
      <text:p text:style-name="Text_20_body">На КАЙТАНе катания,</text:p>
      <text:p text:style-name="Text_20_body">Играния, гуляния,</text:p>
      <text:p text:style-name="Text_20_body">Позднее или ранее</text:p>
      <text:p text:style-name="Text_20_body">Мечтанья и вздыхания.</text:p>
      <text:h text:style-name="Heading_20_2" text:outline-level="2"/>
      <text:h text:style-name="Heading_20_3" text:outline-level="3"><text:bookmark-start text:name="__RefHeading___Toc27884_3462270752"/><text:span text:style-name="T4">голова — РОШ</text:span><text:bookmark-end text:name="__RefHeading___Toc27884_3462270752"/></text:h>
      <text:p text:style-name="Text_20_body">У кого на месте РОШ,</text:p>
      <text:p text:style-name="Text_20_body">Тот всегда во всём хорош.</text:p>
      <text:h text:style-name="Heading_20_3" text:outline-level="3"><text:bookmark-start text:name="__RefHeading___Toc27886_3462270752"/><text:span text:style-name="T4">лицо — ПАНИ</text:span><text:span text:style-name="T6">́</text:span><text:span text:style-name="T4">М</text:span><text:bookmark-end text:name="__RefHeading___Toc27886_3462270752"/></text:h>
      <text:p text:style-name="Text_20_body">Лица у людей, ПАНИ<text:span text:style-name="T5">́</text:span>М —</text:p>
      <text:p text:style-name="Text_20_body">Всё читается по ним.</text:p>
      <text:h text:style-name="Heading_20_3" text:outline-level="3"><text:bookmark-start text:name="__RefHeading___Toc27888_3462270752"/><text:span text:style-name="T4">лоб — МЕ</text:span><text:span text:style-name="T6">́</text:span><text:span text:style-name="T4">ЦАХ</text:span><text:bookmark-end text:name="__RefHeading___Toc27888_3462270752"/></text:h>
      <text:p text:style-name="Text_20_body">Что всего важнее в спецах?</text:p>
      <text:p text:style-name="Text_20_body">Чтобы был высокий МЕ<text:span text:style-name="T5">́</text:span>ЦАХ!</text:p>
      <text:h text:style-name="Heading_20_3" text:outline-level="3"><text:bookmark-start text:name="__RefHeading___Toc27890_3462270752"/><text:span text:style-name="T4">глаз — А</text:span><text:span text:style-name="T6">́</text:span><text:span text:style-name="T4">ИН</text:span><text:bookmark-end text:name="__RefHeading___Toc27890_3462270752"/></text:h>
      <text:p text:style-name="Text_20_body">Сколько дивных чар и таин</text:p>
      <text:p text:style-name="Text_20_body">Прячет глаз девичий, А<text:span text:style-name="T5">́</text:span>ИН!</text:p>
      <text:h text:style-name="Heading_20_3" text:outline-level="3"><text:bookmark-start text:name="__RefHeading___Toc27892_3462270752"/><text:span text:style-name="T4">искра — НИЦО</text:span><text:span text:style-name="T6">́</text:span><text:span text:style-name="T4">Ц</text:span><text:bookmark-end text:name="__RefHeading___Toc27892_3462270752"/></text:h>
      <text:p text:style-name="Text_20_body">Сверкнёт лишь НИЦО<text:span text:style-name="T5">́</text:span>Ц</text:p>
      <text:p text:style-name="Text_20_body">Из-под взмаха ресниц,</text:p>
      <text:p text:style-name="Text_20_body">И падает рыцарь</text:p>
      <text:p text:style-name="Text_20_body">Поверженный ниц.</text:p>
      <text:h text:style-name="Heading_20_3" text:outline-level="3"><text:bookmark-start text:name="__RefHeading___Toc27894_3462270752"/><text:span text:style-name="T4">излучение — КРИНА</text:span><text:span text:style-name="T6">́</text:span><text:bookmark-end text:name="__RefHeading___Toc27894_3462270752"/></text:h>
      <text:p text:style-name="Text_20_body">Из глаз Карины такая КРИНА<text:span text:style-name="T5">́</text:span> —</text:p>
      <text:p text:style-name="Text_20_body">Насмерть может сразить она.</text:p>
      <text:h text:style-name="Heading_20_3" text:outline-level="3"><text:bookmark-start text:name="__RefHeading___Toc27896_3462270752"/><text:span text:style-name="T4">брови — ГАБО</text:span><text:span text:style-name="T6">́</text:span><text:span text:style-name="T4">Т</text:span><text:bookmark-end text:name="__RefHeading___Toc27896_3462270752"/></text:h>
      <text:p text:style-name="Text_20_body">У красотки Рут забота</text:p>
      <text:p text:style-name="Text_20_body">Тушью вычернить ГАБО<text:span text:style-name="T5">́</text:span>Ты.</text:p>
      <text:h text:style-name="Heading_20_3" text:outline-level="3"><text:bookmark-start text:name="__RefHeading___Toc27898_3462270752"/><text:span text:style-name="T4">висок — РАККА</text:span><text:span text:style-name="T6">́</text:span><text:bookmark-end text:name="__RefHeading___Toc27898_3462270752"/></text:h>
      <text:p text:style-name="Text_20_body">Чтоб назвать дурака,</text:p>
      <text:p text:style-name="Text_20_body">Покрути у РАККА<text:span text:style-name="T5">́</text:span>.</text:p>
      <text:h text:style-name="Heading_20_3" text:outline-level="3"><text:bookmark-start text:name="__RefHeading___Toc27900_3462270752"/><text:soft-page-break/><text:span text:style-name="T4">рот — ПЕ</text:span><text:bookmark-end text:name="__RefHeading___Toc27900_3462270752"/></text:h>
      <text:p text:style-name="Text_20_body">Создан ПЕ для пения</text:p>
      <text:p text:style-name="Text_20_body">И для говорения,</text:p>
      <text:p text:style-name="Text_20_body">И опустошения</text:p>
      <text:p text:style-name="Text_20_body">Блюдечек с варением.</text:p>
      <text:h text:style-name="Heading_20_3" text:outline-level="3"><text:bookmark-start text:name="__RefHeading___Toc27902_3462270752"/><text:span text:style-name="T4">губа — САФА</text:span><text:span text:style-name="T6">́</text:span><text:bookmark-end text:name="__RefHeading___Toc27902_3462270752"/></text:h>
      <text:h text:style-name="Heading_20_3" text:outline-level="3"><text:bookmark-start text:name="__RefHeading___Toc27904_3462270752"/><text:span text:style-name="T4">губы — СФАТА</text:span><text:span text:style-name="T6">́</text:span><text:span text:style-name="T4">ИМ</text:span><text:bookmark-end text:name="__RefHeading___Toc27904_3462270752"/></text:h>
      <text:p text:style-name="Text_20_body">Оса Фаю обожала,</text:p>
      <text:p text:style-name="Text_20_body">Горько в губки целовала —</text:p>
      <text:p text:style-name="Text_20_body">От такой любви СФАТА<text:span text:style-name="T5">́</text:span>ИМ</text:p>
      <text:p text:style-name="Text_20_body">Стали пухлые у Фаи.</text:p>
      <text:h text:style-name="Heading_20_3" text:outline-level="3"><text:bookmark-start text:name="__RefHeading___Toc27906_3462270752"/><text:span text:style-name="T4">помада — СФАТО</text:span><text:span text:style-name="T6">́</text:span><text:span text:style-name="T4">Н</text:span><text:bookmark-end text:name="__RefHeading___Toc27906_3462270752"/></text:h>
      <text:p text:style-name="Text_20_body">На фото очень скромна Нинон:</text:p>
      <text:p text:style-name="Text_20_body">На фото совсем не видно СФАТО<text:span text:style-name="T5">́</text:span>Н.</text:p>
      <text:h text:style-name="Heading_20_3" text:outline-level="3"><text:bookmark-start text:name="__RefHeading___Toc27908_3462270752"/><text:span text:style-name="T4">зуб — ШЕН</text:span><text:bookmark-end text:name="__RefHeading___Toc27908_3462270752"/></text:h>
      <text:p text:style-name="Text_20_body">ШЕН у крошечки Наташи:</text:p>
      <text:p text:style-name="Text_20_body">Он нисколечко не страшен!</text:p>
      <text:h text:style-name="Heading_20_3" text:outline-level="3"><text:bookmark-start text:name="__RefHeading___Toc27910_3462270752"/><text:span text:style-name="T4">нос — АФ</text:span><text:bookmark-end text:name="__RefHeading___Toc27910_3462270752"/></text:h>
      <text:p text:style-name="Text_20_body">Глеб разузнал, что дед был граф,</text:p>
      <text:p text:style-name="Text_20_body">И ходит нынче АФ задрав.</text:p>
      <text:h text:style-name="Heading_20_3" text:outline-level="3"><text:bookmark-start text:name="__RefHeading___Toc27912_3462270752"/><text:span text:style-name="T4">щёки — ЛЕХАЯ</text:span><text:span text:style-name="T6">́</text:span><text:span text:style-name="T4">ИМ</text:span><text:bookmark-end text:name="__RefHeading___Toc27912_3462270752"/></text:h>
      <text:p text:style-name="Text_20_body"><text:span text:style-name="T2">А скажи, как </text:span><text:span text:style-name="T1">лихо я им</text:span></text:p>
      <text:p text:style-name="Text_20_body">Надавал по ЛЕХАЯ<text:span text:style-name="T5">́</text:span>ИМ!</text:p>
      <text:h text:style-name="Heading_20_3" text:outline-level="3"><text:bookmark-start text:name="__RefHeading___Toc27914_3462270752"/><text:span text:style-name="T4">волосы — СЕА</text:span><text:span text:style-name="T6">́</text:span><text:span text:style-name="T4">Р</text:span><text:bookmark-end text:name="__RefHeading___Toc27914_3462270752"/></text:h>
      <text:p text:style-name="Text_20_body">Волосы у Сарры</text:p>
      <text:p text:style-name="Text_20_body">Длинные СЕА<text:span text:style-name="T5">́</text:span>Ры.</text:p>
      <text:h text:style-name="Heading_20_3" text:outline-level="3"><text:bookmark-start text:name="__RefHeading___Toc27916_3462270752"/><text:span text:style-name="T4">коса — ЦАМА</text:span><text:span text:style-name="T6">́</text:span><text:bookmark-end text:name="__RefHeading___Toc27916_3462270752"/></text:h>
      <text:p text:style-name="Text_20_body">У меня коса ЦАМА<text:span text:style-name="T5">́</text:span>:</text:p>
      <text:p text:style-name="Text_20_body">Заплетаю я сама —</text:p>
      <text:p text:style-name="Text_20_body">Хуже нет девчонке сраму,</text:p>
      <text:p text:style-name="Text_20_body">Чем просить об этом маму!</text:p>
      <text:h text:style-name="Heading_20_3" text:outline-level="3"><text:bookmark-start text:name="__RefHeading___Toc27918_3462270752"/><text:span text:style-name="T4">парикмахерская — МИСПАРА</text:span><text:span text:style-name="T6">́</text:span><text:bookmark-end text:name="__RefHeading___Toc27918_3462270752"/></text:h>
      <text:p text:style-name="Text_20_body">Совсем всклокоченный с утра —</text:p>
      <text:p text:style-name="Text_20_body">Давно пора мне в МИСПАРА<text:span text:style-name="T5">́</text:span>.</text:p>
      <text:h text:style-name="Heading_20_3" text:outline-level="3"><text:bookmark-start text:name="__RefHeading___Toc27920_3462270752"/><text:span text:style-name="T4">парикмахер — САПА</text:span><text:span text:style-name="T6">́</text:span><text:span text:style-name="T4">Р</text:span><text:bookmark-end text:name="__RefHeading___Toc27920_3462270752"/></text:h>
      <text:p text:style-name="Text_20_body">В волосах густых САПА<text:span text:style-name="T5">́</text:span>Р</text:p>
      <text:p text:style-name="Text_20_body">Яше борозду сапал,</text:p>
      <text:p text:style-name="Text_20_body">А когда сапать устал</text:p>
      <text:p text:style-name="Text_20_body">Всё машинкой взял да сжал.</text:p>
      <text:h text:style-name="Heading_20_3" text:outline-level="3"><text:bookmark-start text:name="__RefHeading___Toc27922_3462270752"/><text:span text:style-name="T4">гребешок, расческа — МАСРЕ</text:span><text:span text:style-name="T6">́</text:span><text:span text:style-name="T4">К</text:span><text:bookmark-end text:name="__RefHeading___Toc27922_3462270752"/></text:h>
      <text:p text:style-name="Text_20_body">Ровно стать висок к височку,</text:p>
      <text:p text:style-name="Text_20_body">Волосочек к волосочку!</text:p>
      <text:p text:style-name="Text_20_body">Всем кудряшкам разогнуться!</text:p>
      <text:p text:style-name="Text_20_body">Всем барашкам подтянуться!</text:p>
      <text:p text:style-name="Text_20_body">Я, МАСРЕ<text:span text:style-name="T5">́</text:span>К, предупреждаю:</text:p>
      <text:p text:style-name="Text_20_body">Завтра будет строевая —</text:p>
      <text:p text:style-name="Text_20_body">Парикмахер-генерал</text:p>
      <text:p text:style-name="Text_20_body">Нам устроит всем аврал!</text:p>
      <text:h text:style-name="Heading_20_3" text:outline-level="3"><text:bookmark-start text:name="__RefHeading___Toc27924_3462270752"/><text:span text:style-name="T4">лысый — КЕРЕ</text:span><text:span text:style-name="T6">́</text:span><text:span text:style-name="T4">АХ</text:span><text:bookmark-end text:name="__RefHeading___Toc27924_3462270752"/></text:h>
      <text:h text:style-name="Heading_20_3" text:outline-level="3"><text:bookmark-start text:name="__RefHeading___Toc27926_3462270752"/><text:span text:style-name="T4">лысина — КАРА</text:span><text:span text:style-name="T6">́</text:span><text:span text:style-name="T4">ХАТ</text:span><text:bookmark-end text:name="__RefHeading___Toc27926_3462270752"/></text:h>
      <text:p text:style-name="Text_20_body">Мужчины стареют, кряхтят и хиреют,</text:p>
      <text:p text:style-name="Text_20_body">Был парень кудрявый — и вот уж КЕРЕ<text:span text:style-name="T5">́</text:span>АХ.</text:p>
      <text:p text:style-name="Text_20_body">Ах, сколько страданий, волнений и страха</text:p>
      <text:p text:style-name="Text_20_body">Приносит мужчинам невинный КАРА<text:span text:style-name="T5">́</text:span>ХАТ!</text:p>
      <text:h text:style-name="Heading_20_3" text:outline-level="3"><text:bookmark-start text:name="__RefHeading___Toc27928_3462270752"/><text:span text:style-name="T4">равенство — ШИВЬО</text:span><text:span text:style-name="T6">́</text:span><text:span text:style-name="T4">Н</text:span><text:bookmark-end text:name="__RefHeading___Toc27928_3462270752"/></text:h>
      <text:p text:style-name="Text_20_body">Лысому ШИВЬО<text:span text:style-name="T5">́</text:span>Н с кудрявым</text:p>
      <text:p text:style-name="Text_20_body">Придаёт шиньон лукавый.</text:p>
      <text:h text:style-name="Heading_20_3" text:outline-level="3"><text:bookmark-start text:name="__RefHeading___Toc27930_3462270752"/><text:span text:style-name="T4">ухо — О</text:span><text:span text:style-name="T6">́</text:span><text:span text:style-name="T4">ЗЕН</text:span><text:bookmark-end text:name="__RefHeading___Toc27930_3462270752"/></text:h>
      <text:h text:style-name="Heading_20_3" text:outline-level="3"><text:bookmark-start text:name="__RefHeading___Toc27932_3462270752"/><text:span text:style-name="T4">уши — ОЗНА</text:span><text:span text:style-name="T6">́</text:span><text:span text:style-name="T4">ИМ</text:span><text:bookmark-end text:name="__RefHeading___Toc27932_3462270752"/></text:h>
      <text:p text:style-name="Text_20_body">Крепко в кепке отморозил</text:p>
      <text:p text:style-name="Text_20_body">Ухарь Ося ухо О<text:span text:style-name="T5">́</text:span>ЗЕН.</text:p>
      <text:p text:style-name="Text_20_body">Мы морозьи шутки знаем:</text:p>
      <text:p text:style-name="Text_20_body">В шапку прячем мы ОЗНА<text:span text:style-name="T5">́</text:span>ИМ!</text:p>
      <text:h text:style-name="Heading_20_3" text:outline-level="3"><text:bookmark-start text:name="__RefHeading___Toc27934_3462270752"/><text:span text:style-name="T4">слышал — ШАМА</text:span><text:span text:style-name="T6">́</text:span><text:bookmark-end text:name="__RefHeading___Toc27934_3462270752"/></text:h>
      <text:h text:style-name="Heading_20_3" text:outline-level="3"><text:bookmark-start text:name="__RefHeading___Toc27936_3462270752"/><text:span text:style-name="T4">слышать — ЛИШМО</text:span><text:span text:style-name="T6">́</text:span><text:span text:style-name="T4">А</text:span><text:bookmark-end text:name="__RefHeading___Toc27936_3462270752"/></text:h>
      <text:p text:style-name="Text_20_body">Сказал сынок трёхлетний маме:</text:p>
      <text:p text:style-name="Text_20_body">"Я звуки шамаю ушами".</text:p>
      <text:h text:style-name="Heading_20_3" text:outline-level="3"><text:bookmark-start text:name="__RefHeading___Toc27938_3462270752"/><text:span text:style-name="T4">затылок — О</text:span><text:span text:style-name="T6">́</text:span><text:span text:style-name="T4">РЭФ</text:span><text:bookmark-end text:name="__RefHeading___Toc27938_3462270752"/></text:h>
      <text:p text:style-name="Text_20_body">Всем смотреть друг другу в О<text:span text:style-name="T5">́</text:span>РЭФ!</text:p>
      <text:p text:style-name="Text_20_body"><text:span text:style-name="T2">Не </text:span><text:span text:style-name="T1">ордой</text:span><text:span text:style-name="T2"> идти, а строем!</text:span></text:p>
      <text:h text:style-name="Heading_20_3" text:outline-level="3"><text:bookmark-start text:name="__RefHeading___Toc27940_3462270752"/><text:span text:style-name="T4">плечо — КАТЭ</text:span><text:span text:style-name="T6">́</text:span><text:span text:style-name="T4">Ф</text:span><text:bookmark-end text:name="__RefHeading___Toc27940_3462270752"/></text:h>
      <text:h text:style-name="Heading_20_3" text:outline-level="3"><text:bookmark-start text:name="__RefHeading___Toc27942_3462270752"/><text:span text:style-name="T4">плечи — КТЭФА</text:span><text:span text:style-name="T6">́</text:span><text:span text:style-name="T4">ИМ</text:span><text:bookmark-end text:name="__RefHeading___Toc27942_3462270752"/></text:h>
      <text:p text:style-name="Text_20_body">У меня плечо, КАТЭ<text:span text:style-name="T5">́</text:span>Ф,</text:p>
      <text:p text:style-name="Text_20_body">Для катания котов.</text:p>
      <text:p text:style-name="Text_20_body">А на двух плечах, КТЭФА<text:span text:style-name="T5">́</text:span>ИМ,</text:p>
      <text:p text:style-name="Text_20_body">Катю с Фаей я катаю.</text:p>
      <text:h text:style-name="Heading_20_3" text:outline-level="3"><text:bookmark-start text:name="__RefHeading___Toc27944_3462270752"/><text:span text:style-name="T4">спина — ГАВ</text:span><text:bookmark-end text:name="__RefHeading___Toc27944_3462270752"/></text:h>
      <text:p text:style-name="Text_20_body">Что у дяди сзади, Граф?</text:p>
      <text:p text:style-name="Text_20_body">Граф ответил: ГАВ, ГАВ, ГАВ!</text:p>
      <text:h text:style-name="Heading_20_3" text:outline-level="3"><text:bookmark-start text:name="__RefHeading___Toc27946_3462270752"/><text:span text:style-name="T4">поясница — МО</text:span><text:span text:style-name="T6">́</text:span><text:span text:style-name="T4">ТЭН</text:span><text:bookmark-end text:name="__RefHeading___Toc27946_3462270752"/></text:h>
      <text:p text:style-name="Text_20_body">Мотя день-деньской замотан —</text:p>
      <text:p text:style-name="Text_20_body">Разогнуть не может МО<text:span text:style-name="T5">́</text:span>ТЭН:</text:p>
      <text:p text:style-name="Text_20_body">Спозаранку в огороде</text:p>
      <text:p text:style-name="Text_20_body">По капусте с сапкой ходит.</text:p>
      <text:h text:style-name="Heading_20_3" text:outline-level="3"><text:bookmark-start text:name="__RefHeading___Toc27948_3462270752"/><text:span text:style-name="T4">печень — КАВЕ</text:span><text:span text:style-name="T6">́</text:span><text:span text:style-name="T4">Д</text:span><text:bookmark-end text:name="__RefHeading___Toc27948_3462270752"/></text:h>
      <text:p text:style-name="Text_20_body">Кабы ты, Федюня, ведал,</text:p>
      <text:p text:style-name="Text_20_body">Как сидишь ты мне в КАВЕ<text:span text:style-name="T5">́</text:span>Дах!</text:p>
      <text:p text:style-name="P3">***</text:p>
      <text:p text:style-name="Text_20_body">Много водки глушит дед —</text:p>
      <text:p text:style-name="Text_20_body">От неё КАВЕ<text:span text:style-name="T5">́</text:span>Ду вред.</text:p>
      <text:h text:style-name="Heading_20_3" text:outline-level="3"><text:bookmark-start text:name="__RefHeading___Toc27950_3462270752"/><text:span text:style-name="T4">рука — ЯД</text:span><text:bookmark-end text:name="__RefHeading___Toc27950_3462270752"/></text:h>
      <text:p text:style-name="Text_20_body">Если в классе говорят:</text:p>
      <text:p text:style-name="Text_20_body">Поднимите правый ЯД,</text:p>
      <text:p text:style-name="Text_20_body">Не валяйте дурака,</text:p>
      <text:p text:style-name="Text_20_body">Потому что ЯД — рука.</text:p>
      <text:h text:style-name="Heading_20_3" text:outline-level="3"><text:bookmark-start text:name="__RefHeading___Toc27952_3462270752"/><text:span text:style-name="T4">яд </text:span><text:span text:style-name="T2">?</text:span><text:span text:style-name="T4"> РААЛЬ</text:span><text:bookmark-end text:name="__RefHeading___Toc27952_3462270752"/></text:h>
      <text:p text:style-name="Text_20_body">Алкаши бутылку РААЛи</text:p>
      <text:p text:style-name="Text_20_body">На дороге подобрали,</text:p>
      <text:p text:style-name="Text_20_body">Что внутри не разобрали ?</text:p>
      <text:p text:style-name="Text_20_body">В ящик в тот же день сыграли.</text:p>
      <text:h text:style-name="Heading_20_3" text:outline-level="3"><text:bookmark-start text:name="__RefHeading___Toc27954_3462270752"/><text:span text:style-name="T4">кулак — ЭГРО</text:span><text:span text:style-name="T6">́</text:span><text:span text:style-name="T4">Ф</text:span><text:bookmark-end text:name="__RefHeading___Toc27954_3462270752"/></text:h>
      <text:p text:style-name="Text_20_body">Здоров у Эрика ЭГРО<text:span text:style-name="T5">́</text:span>Ф —</text:p>
      <text:p text:style-name="Text_20_body">И нет у Эрика врагов.</text:p>
      <text:h text:style-name="Heading_20_3" text:outline-level="3"><text:bookmark-start text:name="__RefHeading___Toc27956_3462270752"/><text:span text:style-name="T4">нога — РЕ</text:span><text:span text:style-name="T6">́</text:span><text:span text:style-name="T4">ГЕЛЬ</text:span><text:bookmark-end text:name="__RefHeading___Toc27956_3462270752"/></text:h>
      <text:h text:style-name="Heading_20_3" text:outline-level="3"><text:bookmark-start text:name="__RefHeading___Toc27958_3462270752"/><text:span text:style-name="T4">ноги — РЕГЛА</text:span><text:span text:style-name="T6">́</text:span><text:span text:style-name="T4">ИМ</text:span><text:bookmark-end text:name="__RefHeading___Toc27958_3462270752"/></text:h>
      <text:p text:style-name="Text_20_body">— Левой марш! — велит устав, —</text:p>
      <text:p text:style-name="Text_20_body">Регулярно РЕ<text:span text:style-name="T5">́</text:span>ГЕЛЬ ставь!</text:p>
      <text:p text:style-name="Text_20_body">По команде в такт шагаем:</text:p>
      <text:p text:style-name="Text_20_body">Есть регламент для РЕГЛА<text:span text:style-name="T5">́</text:span>ИМ.</text:p>
      <text:h text:style-name="Heading_20_3" text:outline-level="3"><text:bookmark-start text:name="__RefHeading___Toc27960_3462270752"/><text:span text:style-name="T4">шаг — ЦААД</text:span><text:bookmark-end text:name="__RefHeading___Toc27960_3462270752"/></text:h>
      <text:p text:style-name="Text_20_body">Порой единый ЦААД</text:p>
      <text:p text:style-name="Text_20_body">Решает — в рай иль в ад.</text:p>
      <text:h text:style-name="Heading_20_3" text:outline-level="3"><text:bookmark-start text:name="__RefHeading___Toc27962_3462270752"/><text:soft-page-break/><text:span text:style-name="T4">шар, мяч — КАДУ</text:span><text:span text:style-name="T6">́</text:span><text:span text:style-name="T4">Р</text:span><text:bookmark-end text:name="__RefHeading___Toc27962_3462270752"/></text:h>
      <text:h text:style-name="Heading_20_3" text:outline-level="3"><text:bookmark-start text:name="__RefHeading___Toc27964_3462270752"/><text:span text:style-name="T4">нога — РЕ</text:span><text:span text:style-name="T6">́</text:span><text:span text:style-name="T4">ГЕЛЬ</text:span><text:bookmark-end text:name="__RefHeading___Toc27964_3462270752"/></text:h>
      <text:h text:style-name="Heading_20_3" text:outline-level="3"><text:bookmark-start text:name="__RefHeading___Toc27966_3462270752"/><text:span text:style-name="T4">футбол — КАДУРЕ</text:span><text:span text:style-name="T6">́</text:span><text:span text:style-name="T4">ГЕЛЬ</text:span><text:bookmark-end text:name="__RefHeading___Toc27966_3462270752"/></text:h>
      <text:p text:style-name="Text_20_body">По КАДУ<text:span text:style-name="T5">́</text:span>Ру РЕ<text:span text:style-name="T5">́</text:span>ГЕЛем</text:p>
      <text:p text:style-name="Text_20_body">Бьют на КАДУРЕ<text:span text:style-name="T5">́</text:span>ГЛе</text:p>
      <text:p text:style-name="Text_20_body">До седьмого пота —</text:p>
      <text:p text:style-name="Text_20_body">Точно и в ворота.</text:p>
      <text:h text:style-name="Heading_20_3" text:outline-level="3"><text:bookmark-start text:name="__RefHeading___Toc27968_3462270752"/><text:span text:style-name="T4">шар, мяч — КАДУ</text:span><text:span text:style-name="T6">́</text:span><text:span text:style-name="T4">Р</text:span><text:bookmark-end text:name="__RefHeading___Toc27968_3462270752"/></text:h>
      <text:p text:style-name="Text_20_body">Двадцать дядек за КАДУ<text:span text:style-name="T5">́</text:span>Ром</text:p>
      <text:p text:style-name="Text_20_body">Два часа гоняют сдуру,</text:p>
      <text:p text:style-name="Text_20_body">И ревут сто тысяч: "Гол!!!"</text:p>
      <text:p text:style-name="Text_20_body">Называется — футбол.</text:p>
      <text:h text:style-name="Heading_20_3" text:outline-level="3"><text:bookmark-start text:name="__RefHeading___Toc27970_3462270752"/><text:span text:style-name="T4">чудо — ПЭ</text:span><text:span text:style-name="T6">́</text:span><text:span text:style-name="T4">ЛЕ</text:span><text:bookmark-end text:name="__RefHeading___Toc27970_3462270752"/></text:h>
      <text:p text:style-name="Text_20_body">Лучше нету на земле</text:p>
      <text:p text:style-name="Text_20_body">Футболиста, чем Пеле.</text:p>
      <text:p text:style-name="Text_20_body">Знают все его повсюду,</text:p>
      <text:p text:style-name="Text_20_body">Потому что ПЭ<text:span text:style-name="T5">́</text:span>ЛЕ — чудо!</text:p>
      <text:h text:style-name="Heading_20_3" text:outline-level="3"><text:bookmark-start text:name="__RefHeading___Toc27972_3462270752"/><text:span text:style-name="T4">выставка — ТААРУХА</text:span><text:span text:style-name="T6">́</text:span><text:bookmark-end text:name="__RefHeading___Toc27972_3462270752"/></text:h>
      <text:p text:style-name="Text_20_body">На поле футбольном ТААРУХА<text:span text:style-name="T5">́</text:span>:</text:p>
      <text:p text:style-name="Text_20_body">Под микроскопом</text:p>
      <text:p text:style-name="Text_20_body">на лыжах блоха!</text:p>
      <text:h text:style-name="Heading_20_3" text:outline-level="3"><text:bookmark-start text:name="__RefHeading___Toc27974_3462270752"/><text:span text:style-name="T4">проиграли — hИФСА</text:span><text:span text:style-name="T6">́</text:span><text:span text:style-name="T4">ДНУ</text:span><text:bookmark-end text:name="__RefHeading___Toc27974_3462270752"/></text:h>
      <text:p text:style-name="Text_20_body">— Просадили матч, hИФСА<text:span text:style-name="T5">́</text:span>ДНУ —</text:p>
      <text:p text:style-name="Text_20_body">До чего теперь досадно!</text:p>
      <text:h text:style-name="Heading_20_3" text:outline-level="3"><text:bookmark-start text:name="__RefHeading___Toc27976_3462270752"/><text:span text:style-name="T4">бокс — ИГРУ</text:span><text:span text:style-name="T6">́</text:span><text:span text:style-name="T4">Ф</text:span><text:bookmark-end text:name="__RefHeading___Toc27976_3462270752"/></text:h>
      <text:p text:style-name="Text_20_body">Нырком и хуком</text:p>
      <text:p text:style-name="Text_20_body">В нокаут друга</text:p>
      <text:p text:style-name="Text_20_body">Швырнуть из круга</text:p>
      <text:p text:style-name="Text_20_body">Стремится друг:</text:p>
      <text:p text:style-name="Text_20_body"><text:span text:style-name="T1">Игра </text:span><text:span text:style-name="T2">для крепких парней —</text:span></text:p>
      <text:p text:style-name="Text_20_body">ИГРУ<text:span text:style-name="T5">́</text:span>Ф.</text:p>
      <text:h text:style-name="Heading_20_3" text:outline-level="3"><text:bookmark-start text:name="__RefHeading___Toc27978_3462270752"/><text:span text:style-name="T4">круг, кружок — ХУГ</text:span><text:bookmark-end text:name="__RefHeading___Toc27978_3462270752"/></text:h>
      <text:p text:style-name="Text_20_body">На боксёрском ХУГе хук</text:p>
      <text:p text:style-name="Text_20_body">С радостью вам влупит друг.</text:p>
      <text:h text:style-name="Heading_20_3" text:outline-level="3"><text:bookmark-start text:name="__RefHeading___Toc27980_3462270752"/><text:span text:style-name="T4">колено — БЕ</text:span><text:span text:style-name="T6">́</text:span><text:span text:style-name="T4">РЕХ</text:span><text:bookmark-end text:name="__RefHeading___Toc27980_3462270752"/></text:h>
      <text:p text:style-name="Text_20_body">Вылезал из моря Герик,</text:p>
      <text:p text:style-name="Text_20_body">Ткнулся БЕ<text:span text:style-name="T5">́</text:span>РЕХ в скальный берег</text:p>
      <text:p text:style-name="Text_20_body">И колено не сберёг —</text:p>
      <text:p text:style-name="Text_20_body">Всем купальщикам урок!</text:p>
      <text:h text:style-name="Heading_20_3" text:outline-level="3"><text:bookmark-start text:name="__RefHeading___Toc27982_3462270752"/><text:span text:style-name="T4">мускул — ШРИ</text:span><text:span text:style-name="T6">́</text:span><text:span text:style-name="T4">Р</text:span><text:bookmark-end text:name="__RefHeading___Toc27982_3462270752"/></text:h>
      <text:p text:style-name="Text_20_body">Колено и локоть, и шея — шарниры,</text:p>
      <text:p text:style-name="Text_20_body">И в этой машине их двигпют ШРИ<text:span text:style-name="T5">́</text:span>Ры.</text:p>
      <text:h text:style-name="Heading_20_3" text:outline-level="3"><text:bookmark-start text:name="__RefHeading___Toc27984_3462270752"/><text:span text:style-name="T4">палец — ЭЦБА</text:span><text:span text:style-name="T6">́</text:span><text:bookmark-end text:name="__RefHeading___Toc27984_3462270752"/></text:h>
      <text:p text:style-name="Text_20_body">Если палец, ЭЦБА<text:span text:style-name="T5">́</text:span>,</text:p>
      <text:p text:style-name="Text_20_body">Приложу я к губам,</text:p>
      <text:p text:style-name="Text_20_body">Значит тайну храни:</text:p>
      <text:p text:style-name="Text_20_body">Никому — ни, ни, ни!</text:p>
      <text:h text:style-name="Heading_20_3" text:outline-level="3"><text:bookmark-start text:name="__RefHeading___Toc27986_3462270752"/><text:span text:style-name="T4">большой палец — АГУДА</text:span><text:span text:style-name="T6">́</text:span><text:span text:style-name="T4">Л</text:span><text:bookmark-end text:name="__RefHeading___Toc27986_3462270752"/></text:h>
      <text:p text:style-name="Text_20_body">На отшибе АГУДА<text:span text:style-name="T5">́</text:span>Л —</text:p>
      <text:p text:style-name="Text_20_body">Мал, да крепок и удал.</text:p>
      <text:h text:style-name="Heading_20_3" text:outline-level="3"><text:bookmark-start text:name="__RefHeading___Toc27988_3462270752"/><text:span text:style-name="T4">ребро — ЦЕЛА</text:span><text:span text:style-name="T6">́</text:span><text:bookmark-end text:name="__RefHeading___Toc27988_3462270752"/></text:h>
      <text:h text:style-name="Heading_20_3" text:outline-level="3"><text:bookmark-start text:name="__RefHeading___Toc27990_3462270752"/><text:span text:style-name="T4">рёбра — ЦЛАЛО</text:span><text:span text:style-name="T6">́</text:span><text:span text:style-name="T4">Т</text:span><text:bookmark-end text:name="__RefHeading___Toc27990_3462270752"/></text:h>
      <text:p text:style-name="Text_20_body">Из ЦЕЛА<text:span text:style-name="T5">́</text:span> Бог Еву сделал,</text:p>
      <text:p text:style-name="Text_20_body">Но цело осталось тело,</text:p>
      <text:p text:style-name="Text_20_body">Исцелилось и живёт:</text:p>
      <text:p text:style-name="Text_20_body">Много в нём ещё ЦЛАЛО<text:span text:style-name="T5">́</text:span>Т.</text:p>
      <text:h text:style-name="Heading_20_3" text:outline-level="3"><text:bookmark-start text:name="__RefHeading___Toc27992_3462270752"/><text:span text:style-name="T4">сердце — ЛЕВ</text:span><text:bookmark-end text:name="__RefHeading___Toc27992_3462270752"/></text:h>
      <text:p text:style-name="Text_20_body">ЛЕВ в любом из нас сидит,</text:p>
      <text:p text:style-name="Text_20_body">Робкий или страстный,</text:p>
      <text:p text:style-name="Text_20_body">Изводить его и злить,</text:p>
      <text:p text:style-name="Text_20_body">Глупо и опасно:</text:p>
      <text:p text:style-name="Text_20_body">Если в клетку поскребёт —</text:p>
      <text:p text:style-name="Text_20_body">Ждёт большой испуг,</text:p>
      <text:p text:style-name="Text_20_body">А когда совсем замрёт,</text:p>
      <text:p text:style-name="Text_20_body">То и нам каюк.</text:p>
      <text:h text:style-name="Heading_20_2" text:outline-level="2"/>
      <text:h text:style-name="Heading_20_3" text:outline-level="3"><text:bookmark-start text:name="__RefHeading___Toc27994_3462270752"/><text:span text:style-name="T4">мода — ОФНА</text:span><text:span text:style-name="T6">́</text:span><text:bookmark-end text:name="__RefHeading___Toc27994_3462270752"/></text:h>
      <text:p text:style-name="Text_20_body">Неувядающая ОФНА<text:span text:style-name="T5">́</text:span>:</text:p>
      <text:p text:style-name="Text_20_body">Он — в костюме Адама,</text:p>
      <text:p text:style-name="Text_20_body">В платье Евы — она.</text:p>
      <text:h text:style-name="Heading_20_3" text:outline-level="3"><text:bookmark-start text:name="__RefHeading___Toc27996_3462270752"/><text:span text:style-name="T4">пальто — МЕИ</text:span><text:span text:style-name="T6">́</text:span><text:span text:style-name="T4">ЛЬ</text:span><text:bookmark-end text:name="__RefHeading___Toc27996_3462270752"/></text:h>
      <text:p text:style-name="Text_20_body">У красавицы Рахили</text:p>
      <text:p text:style-name="Text_20_body">Две роскошные МЕИ<text:span text:style-name="T5">́</text:span>Ли:</text:p>
      <text:p text:style-name="Text_20_body">С соболями и с лисой.</text:p>
      <text:p text:style-name="Text_20_body">Рядом муж идёт босой.</text:p>
      <text:h text:style-name="Heading_20_3" text:outline-level="3"><text:bookmark-start text:name="__RefHeading___Toc27998_3462270752"/><text:span text:style-name="T4">шапка — КОВА</text:span><text:span text:style-name="T6">́</text:span><text:bookmark-end text:name="__RefHeading___Toc27998_3462270752"/></text:h>
      <text:p text:style-name="Text_20_body">— Зря ты тут, Сенька,</text:p>
      <text:p text:style-name="Text_20_body">Качаешь права:</text:p>
      <text:p text:style-name="Text_20_body">Не по тебе эта,</text:p>
      <text:p text:style-name="Text_20_body">Сенька, КОВА<text:span text:style-name="T5">́</text:span>.</text:p>
      <text:h text:style-name="Heading_20_3" text:outline-level="3"><text:bookmark-start text:name="__RefHeading___Toc28000_3462270752"/><text:span text:style-name="T4">пятно — КЭ</text:span><text:span text:style-name="T6">́</text:span><text:span text:style-name="T4">ТЭМ</text:span><text:bookmark-end text:name="__RefHeading___Toc28000_3462270752"/></text:h>
      <text:p text:style-name="Text_20_body">Посадила Катя где-то</text:p>
      <text:p text:style-name="Text_20_body">На пальто большущий КЭ<text:span text:style-name="T5">́</text:span>ТЭМ —</text:p>
      <text:p text:style-name="Text_20_body">Не выводится оно,</text:p>
      <text:p text:style-name="Text_20_body">Препротивное пятно!</text:p>
      <text:h text:style-name="Heading_20_3" text:outline-level="3"><text:bookmark-start text:name="__RefHeading___Toc28002_3462270752"/><text:span text:style-name="T4">платье — СИМЛА</text:span><text:span text:style-name="T6">́</text:span><text:bookmark-end text:name="__RefHeading___Toc28002_3462270752"/></text:h>
      <text:p text:style-name="Text_20_body">Что за чудная СИМЛА<text:span text:style-name="T5">́</text:span>!</text:p>
      <text:p text:style-name="Text_20_body">Как ты, Сима, в нем мила!</text:p>
      <text:h text:style-name="Heading_20_3" text:outline-level="3"><text:bookmark-start text:name="__RefHeading___Toc28004_3462270752"/><text:span text:style-name="T4">рубашка — ХУЛЬЦА</text:span><text:span text:style-name="T6">́</text:span><text:bookmark-end text:name="__RefHeading___Toc28004_3462270752"/></text:h>
      <text:p text:style-name="Text_20_body">Не хули свою ХУЛЬЦу —</text:p>
      <text:p text:style-name="Text_20_body">Ведь она тебе к лицу.</text:p>
      <text:p text:style-name="Text_20_body">Не для красного словца:</text:p>
      <text:p text:style-name="Text_20_body">Очень славная ХУЛЬЦА<text:span text:style-name="T5">́</text:span>!</text:p>
      <text:h text:style-name="Heading_20_3" text:outline-level="3"><text:bookmark-start text:name="__RefHeading___Toc28006_3462270752"/><text:soft-page-break/><text:span text:style-name="T4">зажим </text:span><text:span text:style-name="T1">(для белья)</text:span><text:span text:style-name="T4"> — Э</text:span><text:span text:style-name="T6">́</text:span><text:span text:style-name="T4">ТЭВ</text:span><text:bookmark-end text:name="__RefHeading___Toc28006_3462270752"/></text:h>
      <text:h text:style-name="Heading_20_3" text:outline-level="3"><text:bookmark-start text:name="__RefHeading___Toc28008_3462270752"/><text:span text:style-name="T4">зажимы — ЭТВИ</text:span><text:span text:style-name="T6">́</text:span><text:span text:style-name="T4">М</text:span><text:bookmark-end text:name="__RefHeading___Toc28008_3462270752"/></text:h>
      <text:p text:style-name="Text_20_body">Слабоват был этот Э<text:span text:style-name="T5">́</text:span>ТЭВ</text:p>
      <text:p text:style-name="Text_20_body">И сорвал рубашку ветер.</text:p>
      <text:p text:style-name="Text_20_body">Мы убытков не хотим —</text:p>
      <text:p text:style-name="Text_20_body">Купим крепкие ЭТВИ<text:span text:style-name="T5">́</text:span>М.</text:p>
      <text:h text:style-name="Heading_20_3" text:outline-level="3"><text:bookmark-start text:name="__RefHeading___Toc28010_3462270752"/><text:span text:style-name="T4">воротник — ЦАВВАРО</text:span><text:span text:style-name="T6">́</text:span><text:span text:style-name="T4">Н</text:span><text:bookmark-end text:name="__RefHeading___Toc28010_3462270752"/></text:h>
      <text:p text:style-name="Text_20_body">ЦАВВАРО<text:span text:style-name="T5">́</text:span>Н косоворотки,</text:p>
      <text:p text:style-name="Text_20_body">Вверх торчащий и короткий,</text:p>
      <text:p text:style-name="Text_20_body">С пуговицей на боку</text:p>
      <text:p text:style-name="Text_20_body">Шею тёр большевику.</text:p>
      <text:h text:style-name="Heading_20_3" text:outline-level="3"><text:bookmark-start text:name="__RefHeading___Toc28012_3462270752"/><text:span text:style-name="T4">костюм — ХАЛИФА</text:span><text:span text:style-name="T6">́</text:span><text:bookmark-end text:name="__RefHeading___Toc28012_3462270752"/></text:h>
      <text:p text:style-name="Text_20_body">Халиф без халата,</text:p>
      <text:p text:style-name="Text_20_body">Халиф без тюрбана,</text:p>
      <text:p text:style-name="Text_20_body">Халиф в ХАЛИФА<text:span text:style-name="T5">́</text:span> —</text:p>
      <text:p text:style-name="Text_20_body">Непривычно и странно.</text:p>
      <text:h text:style-name="Heading_20_3" text:outline-level="3"><text:bookmark-start text:name="__RefHeading___Toc28014_3462270752"/><text:span text:style-name="T4">галстук </text:span><text:span text:style-name="T2">?</text:span><text:span text:style-name="T4"> АНИВА</text:span><text:span text:style-name="T6">́</text:span><text:bookmark-end text:name="__RefHeading___Toc28014_3462270752"/></text:h>
      <text:p text:style-name="Text_20_body">В АНИВА<text:span text:style-name="T5">́</text:span>не Ваня</text:p>
      <text:p text:style-name="Text_20_body">На подъемном кране</text:p>
      <text:p text:style-name="Text_20_body">Едет на свиданье</text:p>
      <text:p text:style-name="Text_20_body">К плиточнице Ане.</text:p>
      <text:h text:style-name="Heading_20_3" text:outline-level="3"><text:bookmark-start text:name="__RefHeading___Toc28016_3462270752"/><text:span text:style-name="T4">шарф — ЦАИ</text:span><text:span text:style-name="T6">́</text:span><text:span text:style-name="T4">Ф</text:span><text:bookmark-end text:name="__RefHeading___Toc28016_3462270752"/></text:h>
      <text:p text:style-name="Text_20_body">С тонкой шеей птица гриф:</text:p>
      <text:p text:style-name="Text_20_body">Очень нужен ей ЦАИ<text:span text:style-name="T5">́</text:span>Ф —</text:p>
      <text:p text:style-name="Text_20_body">Без ЦАИ<text:span text:style-name="T5">́</text:span>Фа эта птица</text:p>
      <text:p text:style-name="Text_20_body">Может скоро простудиться.</text:p>
      <text:h text:style-name="Heading_20_3" text:outline-level="3"><text:bookmark-start text:name="__RefHeading___Toc28018_3462270752"/><text:span text:style-name="T4">штаны — МИСНАХА</text:span><text:span text:style-name="T6">́</text:span><text:span text:style-name="T4">ИМ</text:span><text:bookmark-end text:name="__RefHeading___Toc28018_3462270752"/></text:h>
      <text:p text:style-name="Text_20_body">МИСНАХА<text:span text:style-name="T5">́</text:span>ИМ, мы вас знаем,</text:p>
      <text:p text:style-name="Text_20_body">Часто на смех поднимаем,</text:p>
      <text:p text:style-name="Text_20_body">Утверждая, что штаны</text:p>
      <text:p text:style-name="Text_20_body">На все стороны равны.</text:p>
      <text:h text:style-name="Heading_20_3" text:outline-level="3"><text:bookmark-start text:name="__RefHeading___Toc28020_3462270752"/><text:span text:style-name="T4">карман — КИС</text:span><text:bookmark-end text:name="__RefHeading___Toc28020_3462270752"/></text:h>
      <text:p text:style-name="Text_20_body">На штанах всегда есть КИС,</text:p>
      <text:p text:style-name="Text_20_body">А о том, что в КИСе — тсс-с!</text:p>
      <text:p text:style-name="Text_20_body">В КИСе редко держат мышь —</text:p>
      <text:p text:style-name="Text_20_body">Чаще в КИСе прячут шиш.</text:p>
      <text:h text:style-name="Heading_20_3" text:outline-level="3"><text:bookmark-start text:name="__RefHeading___Toc28022_3462270752"/><text:span text:style-name="T4">пряжка — АВЗА</text:span><text:span text:style-name="T6">́</text:span><text:span text:style-name="T4">М</text:span><text:bookmark-end text:name="__RefHeading___Toc28022_3462270752"/></text:h>
      <text:p text:style-name="Text_20_body">Если подведёт АВЗА<text:span text:style-name="T5">́</text:span>М,</text:p>
      <text:p text:style-name="Text_20_body">Настоящий будет срам.</text:p>
      <text:h text:style-name="Heading_20_3" text:outline-level="3"><text:bookmark-start text:name="__RefHeading___Toc28024_3462270752"/><text:span text:style-name="T4">мех — ПАРВА</text:span><text:bookmark-end text:name="__RefHeading___Toc28024_3462270752"/></text:h>
      <text:p text:style-name="Text_20_body">Шубку Пашенька порвала —</text:p>
      <text:p text:style-name="Text_20_body">Дорогую, из ПАРВА<text:span text:style-name="T5">́</text:span>ла.</text:p>
      <text:h text:style-name="Heading_20_3" text:outline-level="3"><text:bookmark-start text:name="__RefHeading___Toc28026_3462270752"/><text:span text:style-name="T4">варежки — КФАФО</text:span><text:span text:style-name="T6">́</text:span><text:span text:style-name="T4">Т</text:span><text:bookmark-end text:name="__RefHeading___Toc28026_3462270752"/></text:h>
      <text:p text:style-name="Text_20_body">Свяжет бабушка вот-вот</text:p>
      <text:p text:style-name="Text_20_body">Внуку варежки КФАТО<text:span text:style-name="T5">́</text:span>Т,</text:p>
      <text:p text:style-name="Text_20_body">В этих варежках КФАТО<text:span text:style-name="T5">́</text:span>Т</text:p>
      <text:p text:style-name="Text_20_body">Он в снежки играть пойдет.</text:p>
      <text:h text:style-name="Heading_20_3" text:outline-level="3"><text:bookmark-start text:name="__RefHeading___Toc28028_3462270752"/><text:span text:style-name="T4">перчатки — КСАЯ</text:span><text:span text:style-name="T6">́</text:span><text:bookmark-end text:name="__RefHeading___Toc28028_3462270752"/></text:h>
      <text:p text:style-name="Text_20_body">Заверну ко Ксаночке,</text:p>
      <text:p text:style-name="Text_20_body">Приглашу на саночки:</text:p>
      <text:p text:style-name="Text_20_body">Нипочём метель косая</text:p>
      <text:p text:style-name="Text_20_body">В мягких, тёплых, ладных КСАЯ.</text:p>
      <text:h text:style-name="Heading_20_3" text:outline-level="3"><text:bookmark-start text:name="__RefHeading___Toc28030_3462270752"/><text:span text:style-name="T4">сани — МИЗХЕ</text:span><text:span text:style-name="T6">́</text:span><text:span text:style-name="T4">ЛЕТ</text:span><text:bookmark-end text:name="__RefHeading___Toc28030_3462270752"/></text:h>
      <text:p text:style-name="Text_20_body">МИЗХЕ<text:span text:style-name="T5">́</text:span>ЛЕТ в метели по снегу летели,</text:p>
      <text:p text:style-name="Text_20_body">Полозья скрипели, сугробы белели,</text:p>
      <text:p text:style-name="Text_20_body">А снежные вихри смеялись и пели.</text:p>
      <text:h text:style-name="Heading_20_3" text:outline-level="3"><text:bookmark-start text:name="__RefHeading___Toc28032_3462270752"/><text:span text:style-name="T4">продолжит — ЯМШИ</text:span><text:span text:style-name="T6">́</text:span><text:span text:style-name="T4">Х</text:span><text:bookmark-end text:name="__RefHeading___Toc28032_3462270752"/></text:h>
      <text:p text:style-name="Text_20_body">Сегодня устал и на козлах затих,</text:p>
      <text:p text:style-name="Text_20_body">А завтра ЯМШИ<text:span text:style-name="T5">́</text:span>Х свою песню ямщик.</text:p>
      <text:h text:style-name="Heading_20_3" text:outline-level="3"><text:bookmark-start text:name="__RefHeading___Toc28034_3462270752"/><text:span text:style-name="T4">ботинки, обувь — НААЛА</text:span><text:span text:style-name="T6">́</text:span><text:span text:style-name="T4">ИМ</text:span><text:bookmark-end text:name="__RefHeading___Toc28034_3462270752"/></text:h>
      <text:h text:style-name="Heading_20_3" text:outline-level="3"><text:bookmark-start text:name="__RefHeading___Toc28036_3462270752"/><text:span text:style-name="T4">одежда — БГАДИ</text:span><text:span text:style-name="T6">́</text:span><text:span text:style-name="T4">М</text:span><text:bookmark-end text:name="__RefHeading___Toc28036_3462270752"/></text:h>
      <text:p text:style-name="Text_20_body">Завтра мы для Ермолая</text:p>
      <text:p text:style-name="Text_20_body">Покупаем НААЛА<text:span text:style-name="T5">́</text:span>ИМ,</text:p>
      <text:p text:style-name="Text_20_body">А насчёт купить БГАДИ<text:span text:style-name="T5">́</text:span>М</text:p>
      <text:p text:style-name="Text_20_body">Мы покуда погодим.</text:p>
      <text:h text:style-name="Heading_20_3" text:outline-level="3"><text:bookmark-start text:name="__RefHeading___Toc28038_3462270752"/><text:span text:style-name="T4">галоша — АРДА</text:span><text:span text:style-name="T6">́</text:span><text:span text:style-name="T4">ЛЬ</text:span><text:bookmark-end text:name="__RefHeading___Toc28038_3462270752"/></text:h>
      <text:p text:style-name="Text_20_body">— Дали вам АРДА<text:span text:style-name="T5">́</text:span>Ли —</text:p>
      <text:p text:style-name="Text_20_body">Покоряйте дали!</text:p>
      <text:h text:style-name="Heading_20_3" text:outline-level="3"><text:bookmark-start text:name="__RefHeading___Toc28040_3462270752"/><text:span text:style-name="T4">шнурок — СРОХ</text:span><text:bookmark-end text:name="__RefHeading___Toc28040_3462270752"/></text:h>
      <text:p text:style-name="Text_20_body">Лопнул в туфельке шнурок:</text:p>
      <text:p text:style-name="Text_20_body"><text:span text:style-name="T2">Вышел старенькому </text:span><text:span text:style-name="T1">срок</text:span><text:span text:style-name="T2">.</text:span></text:p>
      <text:h text:style-name="Heading_20_3" text:outline-level="3"><text:bookmark-start text:name="__RefHeading___Toc28042_3462270752"/><text:span text:style-name="T4">пара — ЗУГ</text:span><text:bookmark-end text:name="__RefHeading___Toc28042_3462270752"/></text:h>
      <text:p text:style-name="Text_20_body">Друг за другом, круг за кругом</text:p>
      <text:p text:style-name="Text_20_body">Вытанцовывают ЗУГи.</text:p>
      <text:p text:style-name="Text_20_body">ЗУГ-ботиночки споткнулись,</text:p>
      <text:p text:style-name="Text_20_body">ЗУГи-туфельки надулись.</text:p>
      <text:h text:style-name="Heading_20_3" text:outline-level="3"><text:bookmark-start text:name="__RefHeading___Toc28044_3462270752"/><text:span text:style-name="T4">босой — ЯХЕ</text:span><text:span text:style-name="T6">́</text:span><text:span text:style-name="T4">В</text:span><text:bookmark-end text:name="__RefHeading___Toc28044_3462270752"/></text:h>
      <text:p text:style-name="Text_20_body">Обувь всякую презрев,</text:p>
      <text:p text:style-name="Text_20_body">Яков топает ЯХЕ<text:span text:style-name="T5">́</text:span>В,</text:p>
      <text:p text:style-name="Text_20_body">В топь ЯХЕ<text:span text:style-name="T5">́</text:span>В шагает Яков,</text:p>
      <text:p text:style-name="Text_20_body">Не страшась ни змей, ни раков.</text:p>
      <text:h text:style-name="Heading_20_3" text:outline-level="3"><text:bookmark-start text:name="__RefHeading___Toc28046_3462270752"/><text:span text:style-name="T4">одежда — БГАДИ</text:span><text:span text:style-name="T6">́</text:span><text:span text:style-name="T4">М</text:span><text:bookmark-end text:name="__RefHeading___Toc28046_3462270752"/></text:h>
      <text:h text:style-name="Heading_20_3" text:outline-level="3"><text:bookmark-start text:name="__RefHeading___Toc28048_3462270752"/><text:span text:style-name="T4">обувь — НААЛА</text:span><text:span text:style-name="T6">́</text:span><text:span text:style-name="T4">ИМ</text:span><text:bookmark-end text:name="__RefHeading___Toc28048_3462270752"/></text:h>
      <text:h text:style-name="Heading_20_3" text:outline-level="3"><text:bookmark-start text:name="__RefHeading___Toc28050_3462270752"/><text:span text:style-name="T4">сапоги — МЕГАФА</text:span><text:span text:style-name="T6">́</text:span><text:span text:style-name="T4">ИМ</text:span><text:bookmark-end text:name="__RefHeading___Toc28050_3462270752"/></text:h>
      <text:h text:style-name="Heading_20_3" text:outline-level="3"><text:bookmark-start text:name="__RefHeading___Toc28052_3462270752"/><text:span text:style-name="T4">штаны — МИХНАСА</text:span><text:span text:style-name="T6">́</text:span><text:span text:style-name="T4">ИМ пальто — МЕИ</text:span><text:span text:style-name="T6">́</text:span><text:span text:style-name="T4">ЛЬ</text:span><text:bookmark-end text:name="__RefHeading___Toc28052_3462270752"/></text:h>
      <text:p text:style-name="Text_20_body">Всю БГАДИ<text:span text:style-name="T5">́</text:span>М и НААЛА<text:span text:style-name="T5">́</text:span>ИМ</text:p>
      <text:p text:style-name="Text_20_body">МЕГАФА<text:span text:style-name="T5">́</text:span>ИМ, МИХНАСА<text:span text:style-name="T5">́</text:span>ИМ</text:p>
      <text:p text:style-name="Text_20_body">И рахилькину МЕИ<text:span text:style-name="T5">́</text:span>ЛЬ</text:p>
      <text:p text:style-name="Text_20_body">Сдам сегодня же в утиль!</text:p>
      <text:h text:style-name="Heading_20_3" text:outline-level="3"><text:bookmark-start text:name="__RefHeading___Toc28054_3462270752"/><text:span text:style-name="T4">впитал — САФА</text:span><text:span text:style-name="T6">́</text:span><text:span text:style-name="T4">Г</text:span><text:bookmark-end text:name="__RefHeading___Toc28054_3462270752"/></text:h>
      <text:h text:style-name="Heading_20_3" text:outline-level="3"><text:bookmark-start text:name="__RefHeading___Toc28056_3462270752"/><text:span text:style-name="T4">глубокий — АМО</text:span><text:span text:style-name="T6">́</text:span><text:span text:style-name="T4">К</text:span><text:bookmark-end text:name="__RefHeading___Toc28056_3462270752"/></text:h>
      <text:p text:style-name="Text_20_body">Лужи на дворе АМО<text:span text:style-name="T5">́</text:span>К!</text:p>
      <text:p text:style-name="Text_20_body">Жижу всю САФА<text:span text:style-name="T5">́</text:span>Г сапог —</text:p>
      <text:p text:style-name="Text_20_body">Чуть не до колен промок.</text:p>
      <text:h text:style-name="Heading_20_3" text:outline-level="3"><text:bookmark-start text:name="__RefHeading___Toc28058_3462270752"/><text:span text:style-name="T4">надел </text:span><text:span text:style-name="T1">(об одежде)</text:span><text:span text:style-name="T4"> — ЛАВА</text:span><text:span text:style-name="T6">́</text:span><text:span text:style-name="T4">Ш</text:span><text:bookmark-end text:name="__RefHeading___Toc28058_3462270752"/></text:h>
      <text:p text:style-name="Text_20_body">— В темноте халат ЛАВА<text:span text:style-name="T5">́</text:span>Ш —</text:p>
      <text:p text:style-name="Text_20_body">Не заметил, что он ваш.</text:p>
      <text:h text:style-name="Heading_20_3" text:outline-level="3"><text:bookmark-start text:name="__RefHeading___Toc28060_3462270752"/><text:span text:style-name="T4">надел </text:span><text:span text:style-name="T1">(об обуви)</text:span><text:span text:style-name="T4"> — НААЛ</text:span><text:bookmark-end text:name="__RefHeading___Toc28060_3462270752"/></text:h>
      <text:p text:style-name="Text_20_body">— Ты видишь, какой этот Нюма нахал?</text:p>
      <text:p text:style-name="Text_20_body">Кроссовки мои, не спросивши, НААЛ!</text:p>
      <text:h text:style-name="Heading_20_2" text:outline-level="2"><text:soft-page-break/></text:h>
      <text:h text:style-name="Heading_20_3" text:outline-level="3"><text:bookmark-start text:name="__RefHeading___Toc28062_3462270752"/><text:span text:style-name="T4">борода — ЗАКА</text:span><text:span text:style-name="T6">́</text:span><text:span text:style-name="T4">Н</text:span><text:bookmark-end text:name="__RefHeading___Toc28062_3462270752"/></text:h>
      <text:p text:style-name="Text_20_body">Носит смолоду Иван</text:p>
      <text:p text:style-name="Text_20_body">Пышным веником ЗАКА<text:span text:style-name="T5">́</text:span>Н,</text:p>
      <text:p text:style-name="Text_20_body">А в ЗАКА<text:span text:style-name="T5">́</text:span>Не, как в кармане,</text:p>
      <text:p text:style-name="Text_20_body">Полно семечек у Вани.</text:p>
      <text:h text:style-name="Heading_20_3" text:outline-level="3"><text:bookmark-start text:name="__RefHeading___Toc28064_3462270752"/><text:span text:style-name="T4">седина — СЕЙВА</text:span><text:span text:style-name="T6">́</text:span><text:bookmark-end text:name="__RefHeading___Toc28064_3462270752"/></text:h>
      <text:h text:style-name="Heading_20_3" text:outline-level="3"><text:bookmark-start text:name="__RefHeading___Toc28066_3462270752"/><text:span text:style-name="T4">седой — БААЛ СЕЙВА</text:span><text:span text:style-name="T6">́</text:span><text:bookmark-end text:name="__RefHeading___Toc28066_3462270752"/></text:h>
      <text:p text:style-name="Text_20_body">Стал рано Сева БААЛ СЕЙВА<text:span text:style-name="T5">́</text:span>:</text:p>
      <text:p text:style-name="Text_20_body">Седа у Севы голова.</text:p>
      <text:h text:style-name="Heading_20_3" text:outline-level="3"><text:bookmark-start text:name="__RefHeading___Toc28068_3462270752"/><text:span text:style-name="T4">старость — ЗИКНА</text:span><text:span text:style-name="T6">́</text:span><text:bookmark-end text:name="__RefHeading___Toc28068_3462270752"/></text:h>
      <text:p text:style-name="Text_20_body">Ноги не ходят,</text:p>
      <text:p text:style-name="Text_20_body">Ноет спина:</text:p>
      <text:p text:style-name="Text_20_body">Значит ЗИКНА<text:span text:style-name="T5">́</text:span>,</text:p>
      <text:p text:style-name="Text_20_body">Значит — она...</text:p>
      <text:h text:style-name="Heading_20_3" text:outline-level="3"><text:bookmark-start text:name="__RefHeading___Toc28070_3462270752"/><text:span text:style-name="T4">старик — ЗАКЕ</text:span><text:span text:style-name="T6">́</text:span><text:span text:style-name="T4">Н</text:span><text:bookmark-end text:name="__RefHeading___Toc28070_3462270752"/></text:h>
      <text:h text:style-name="Heading_20_3" text:outline-level="3"><text:bookmark-start text:name="__RefHeading___Toc28072_3462270752"/><text:span text:style-name="T4">старуха — ЗКЕНА</text:span><text:span text:style-name="T6">́</text:span><text:bookmark-end text:name="__RefHeading___Toc28072_3462270752"/></text:h>
      <text:h text:style-name="Heading_20_3" text:outline-level="3"><text:bookmark-start text:name="__RefHeading___Toc28074_3462270752"/><text:span text:style-name="T4">старик</text:span><text:span text:style-name="T2"> </text:span><text:span text:style-name="T1">(глубокий) — </text:span><text:span text:style-name="T4">ЯШИ</text:span><text:span text:style-name="T6">́</text:span><text:span text:style-name="T4">Ш</text:span><text:bookmark-end text:name="__RefHeading___Toc28074_3462270752"/></text:h>
      <text:p text:style-name="Text_20_body"><text:line-break/>- Ты, сынок, сейчас за кем? —</text:p>
      <text:p text:style-name="Text_20_body">Говорит старик ЗАКЕ<text:span text:style-name="T5">́</text:span>Н.</text:p>
      <text:p text:style-name="Text_20_body">— Там, у правого окна,</text:p>
      <text:p text:style-name="Text_20_body">На скамеечке ЗКЕНА<text:span text:style-name="T5">́</text:span>.</text:p>
      <text:p text:style-name="P3">***</text:p>
      <text:p text:style-name="Text_20_body">В восемьдесят лет ЯШИ<text:span text:style-name="T5">́</text:span>Ш</text:p>
      <text:p text:style-name="Text_20_body">Крикнул наглой смерти: "Кыш!"</text:p>
      <text:p text:style-name="Text_20_body">В девяносто лет ЯШИ<text:span text:style-name="T5">́</text:span>Ш</text:p>
      <text:p text:style-name="Text_20_body">Показал костлявой шиш.</text:p>
      <text:h text:style-name="Heading_20_3" text:outline-level="3"><text:bookmark-start text:name="__RefHeading___Toc28076_3462270752"/><text:span text:style-name="T4">юбилей — ЙОВЕ</text:span><text:span text:style-name="T6">́</text:span><text:span text:style-name="T4">ЛЬ</text:span><text:bookmark-end text:name="__RefHeading___Toc28076_3462270752"/></text:h>
      <text:p text:style-name="Text_20_body">Гляди, как все постарели:</text:p>
      <text:p text:style-name="Text_20_body">Один за другим ЙОВЕ<text:span text:style-name="T5">́</text:span>Ли.</text:p>
      <text:h text:style-name="Heading_20_3" text:outline-level="3"><text:bookmark-start text:name="__RefHeading___Toc28078_3462270752"/><text:span text:style-name="T4">возраст — ГИЛ</text:span><text:bookmark-end text:name="__RefHeading___Toc28078_3462270752"/></text:h>
      <text:p text:style-name="Text_20_body">Кончается ГИЛ</text:p>
      <text:p text:style-name="Text_20_body">У края могил.</text:p>
      <text:h text:style-name="Heading_20_3" text:outline-level="3"><text:bookmark-start text:name="__RefHeading___Toc28080_3462270752"/><text:span text:style-name="T4">старый, поношенный — ЯША</text:span><text:span text:style-name="T6">́</text:span><text:span text:style-name="T4">Н</text:span><text:bookmark-end text:name="__RefHeading___Toc28080_3462270752"/></text:h>
      <text:p text:style-name="Text_20_body">Мой кафтан, хоть и ЯША<text:span text:style-name="T5">́</text:span>Н,</text:p>
      <text:p text:style-name="Text_20_body">Но лежит к нему душа:</text:p>
      <text:p text:style-name="Text_20_body">Я менять его не стану</text:p>
      <text:p text:style-name="Text_20_body">На три новые кафтана.</text:p>
      <text:h text:style-name="Heading_20_3" text:outline-level="3"><text:bookmark-start text:name="__RefHeading___Toc28082_3462270752"/><text:span text:style-name="T4">терпение — САВЛАНУ</text:span><text:span text:style-name="T6">́</text:span><text:span text:style-name="T4">Т</text:span><text:bookmark-end text:name="__RefHeading___Toc28082_3462270752"/></text:h>
      <text:p text:style-name="Text_20_body">Не спешите, САВЛАНУ<text:span text:style-name="T5">́</text:span>Т:</text:p>
      <text:p text:style-name="Text_20_body">Пусть ленивые вздохнут.</text:p>
      <text:h text:style-name="Heading_20_3" text:outline-level="3"><text:bookmark-start text:name="__RefHeading___Toc28084_3462270752"/><text:span text:style-name="T4">скромность — ЦАНИУ</text:span><text:span text:style-name="T6">́</text:span><text:span text:style-name="T4">Т</text:span><text:bookmark-end text:name="__RefHeading___Toc28084_3462270752"/></text:h>
      <text:p text:style-name="Text_20_body">Скромно ль говорить кому-то,</text:p>
      <text:p text:style-name="Text_20_body">Что не ценят ЦАНИУ<text:span text:style-name="T5">́</text:span>Та?</text:p>
      <text:h text:style-name="Heading_20_3" text:outline-level="3"><text:bookmark-start text:name="__RefHeading___Toc28086_3462270752"/><text:span text:style-name="T4">лабиринт — МАВО</text:span><text:span text:style-name="T6">́</text:span><text:span text:style-name="T4">Х</text:span><text:bookmark-end text:name="__RefHeading___Toc28086_3462270752"/></text:h>
      <text:p text:style-name="Text_20_body">Лабиринт МАВО<text:span text:style-name="T5">́</text:span>Х —</text:p>
      <text:p text:style-name="Text_20_body">Каменный подвох.</text:p>
      <text:h text:style-name="Heading_20_3" text:outline-level="3"><text:bookmark-start text:name="__RefHeading___Toc28088_3462270752"/><text:span text:style-name="T4">доска </text:span><text:span text:style-name="T1">(классная)</text:span><text:span text:style-name="T4"> — ЛУА</text:span><text:span text:style-name="T6">́</text:span><text:span text:style-name="T4">Х</text:span><text:bookmark-end text:name="__RefHeading___Toc28088_3462270752"/></text:h>
      <text:p text:style-name="Text_20_body">Малахов шёл к ЛУА<text:span text:style-name="T5">́</text:span>Ху,</text:p>
      <text:p text:style-name="Text_20_body">Как Пугачев на плаху.</text:p>
      <text:p text:style-name="P3">***</text:p>
      <text:p text:style-name="Text_20_body">Олух у ЛУА<text:span text:style-name="T5">́</text:span>Ха</text:p>
      <text:p text:style-name="Text_20_body">Чувствует кожей,</text:p>
      <text:p text:style-name="Text_20_body">Что и подсказка</text:p>
      <text:p text:style-name="Text_20_body">Ему не поможет.</text:p>
      <text:h text:style-name="Heading_20_3" text:outline-level="3"><text:bookmark-start text:name="__RefHeading___Toc28090_3462270752"/><text:span text:style-name="T4">грамматика — ДИКДУ</text:span><text:span text:style-name="T6">́</text:span><text:span text:style-name="T4">К</text:span><text:bookmark-end text:name="__RefHeading___Toc28090_3462270752"/></text:h>
      <text:p text:style-name="Text_20_body">Всякий, севший за ДИКДУ<text:span text:style-name="T5">́</text:span>К,</text:p>
      <text:p text:style-name="Text_20_body">Чувствует, что он — дундук*,</text:p>
      <text:p text:style-name="Text_20_body">А с диктантом — сколько мук!</text:p>
      <text:p text:style-name="P3">***</text:p>
      <text:p text:style-name="Text_20_body"><text:span text:style-name="T2">*</text:span><text:span text:style-name="T1">Тупой, глупый (просторечие</text:span><text:span text:style-name="T2">)</text:span></text:p>
      <text:h text:style-name="Heading_20_3" text:outline-level="3"><text:bookmark-start text:name="__RefHeading___Toc28092_3462270752"/><text:span text:style-name="T4">мел — ГИР</text:span><text:bookmark-end text:name="__RefHeading___Toc28092_3462270752"/></text:h>
      <text:p text:style-name="Text_20_body">Для чего карандаши?</text:p>
      <text:p text:style-name="Text_20_body">ГИРю в руку — и пиши.</text:p>
      <text:p text:style-name="Text_20_body">А не выучил урок —</text:p>
      <text:p text:style-name="Text_20_body">Тяжелее гирь мелок.</text:p>
      <text:h text:style-name="Heading_20_3" text:outline-level="3"><text:bookmark-start text:name="__RefHeading___Toc28094_3462270752"/><text:span text:style-name="T4">конспект — ТАКЦИ</text:span><text:span text:style-name="T6">́</text:span><text:span text:style-name="T4">Р</text:span><text:bookmark-end text:name="__RefHeading___Toc28094_3462270752"/></text:h>
      <text:p text:style-name="Text_20_body">В памяти сплошные дыры —</text:p>
      <text:p text:style-name="Text_20_body">Провалюсь я без ТАКЦИ<text:span text:style-name="T5">́</text:span>Ра.</text:p>
      <text:h text:style-name="Heading_20_3" text:outline-level="3"><text:bookmark-start text:name="__RefHeading___Toc28096_3462270752"/><text:span text:style-name="T4">экзаменующийся — НИВХА</text:span><text:span text:style-name="T6">́</text:span><text:span text:style-name="T4">Н</text:span><text:bookmark-end text:name="__RefHeading___Toc28096_3462270752"/></text:h>
      <text:p text:style-name="Text_20_body">Никто и не станет у нивха-НИВХА<text:span text:style-name="T5">́</text:span>На</text:p>
      <text:p text:style-name="Text_20_body">Шпаргалки искать в сахалинских карманах.</text:p>
      <text:h text:style-name="Heading_20_3" text:outline-level="3"><text:bookmark-start text:name="__RefHeading___Toc28098_3462270752"/><text:span text:style-name="T4">экзаменатор — БОХЕ</text:span><text:span text:style-name="T6">́</text:span><text:span text:style-name="T4">Н</text:span><text:bookmark-end text:name="__RefHeading___Toc28098_3462270752"/></text:h>
      <text:p text:style-name="Text_20_body">Милостив Бог,</text:p>
      <text:p text:style-name="Text_20_body">Да БОХЕ<text:span text:style-name="T5">́</text:span>Н больно строг:</text:p>
      <text:p text:style-name="Text_20_body">Не простит он,</text:p>
      <text:p text:style-name="Text_20_body">не сдавших зачёта в срок.</text:p>
      <text:h text:style-name="Heading_20_3" text:outline-level="3"><text:bookmark-start text:name="__RefHeading___Toc28100_3462270752"/><text:span text:style-name="T4">экзамен — Б(Е)ХИНА</text:span><text:span text:style-name="T6">́</text:span><text:bookmark-end text:name="__RefHeading___Toc28100_3462270752"/></text:h>
      <text:p text:style-name="Text_20_body">По химии спихнув БХИНу<text:span text:style-name="T5">́</text:span>,</text:p>
      <text:p text:style-name="Text_20_body">Я ноги сразу протяну.</text:p>
      <text:h text:style-name="Heading_20_3" text:outline-level="3"><text:bookmark-start text:name="__RefHeading___Toc28102_3462270752"/><text:span text:style-name="T4">неудача — КИШАЛО</text:span><text:span text:style-name="T6">́</text:span><text:span text:style-name="T4">Н</text:span><text:bookmark-end text:name="__RefHeading___Toc28102_3462270752"/></text:h>
      <text:p text:style-name="Text_20_body">Гарпун отбросил кашалот.</text:p>
      <text:p text:style-name="Text_20_body">Для китобоя — КИШАЛО<text:span text:style-name="T5">́</text:span>Н</text:p>
      <text:h text:style-name="Heading_20_3" text:outline-level="3"><text:bookmark-start text:name="__RefHeading___Toc28104_3462270752"/><text:span text:style-name="T4">провалился — НИХША</text:span><text:span text:style-name="T6">́</text:span><text:span text:style-name="T4">ЛЬ</text:span><text:bookmark-end text:name="__RefHeading___Toc28104_3462270752"/></text:h>
      <text:p text:style-name="Text_20_body">— НИХША<text:span text:style-name="T5">́</text:span>ЛЬ?</text:p>
      <text:p text:style-name="Text_20_body">— НИХША<text:span text:style-name="T5">́</text:span>ЛЬ...</text:p>
      <text:p text:style-name="Text_20_body">— И очень жаль.</text:p>
      <text:h text:style-name="Heading_20_3" text:outline-level="3"><text:bookmark-start text:name="__RefHeading___Toc28106_3462270752"/><text:span text:style-name="T4">неудача — КИШАЛО</text:span><text:span text:style-name="T6">́</text:span><text:span text:style-name="T4">Т</text:span><text:bookmark-end text:name="__RefHeading___Toc28106_3462270752"/></text:h>
      <text:p text:style-name="Text_20_body">Гарпун отбросил кашалот.</text:p>
      <text:p text:style-name="Text_20_body">Для китобоя — КИШАЛО<text:span text:style-name="T5">́</text:span>Т</text:p>
      <text:h text:style-name="Heading_20_3" text:outline-level="3"><text:bookmark-start text:name="__RefHeading___Toc28108_3462270752"/><text:span text:style-name="T4">несчастье — АСО</text:span><text:span text:style-name="T6">́</text:span><text:span text:style-name="T4">Н</text:span><text:bookmark-end text:name="__RefHeading___Toc28108_3462270752"/></text:h>
      <text:p text:style-name="Text_20_body">Часто в сон погруженным</text:p>
      <text:p text:style-name="Text_20_body">Видятся лишь АСО<text:span text:style-name="T5">́</text:span>Ны,</text:p>
      <text:p text:style-name="Text_20_body">Но если уходит сон —</text:p>
      <text:p text:style-name="Text_20_body">Это тоже АСО<text:span text:style-name="T5">́</text:span>Н.</text:p>
      <text:h text:style-name="Heading_20_3" text:outline-level="3"><text:bookmark-start text:name="__RefHeading___Toc28110_3462270752"/><text:span text:style-name="T4">кошмар — СИЮ</text:span><text:span text:style-name="T6">́</text:span><text:span text:style-name="T4">Т</text:span><text:bookmark-end text:name="__RefHeading___Toc28110_3462270752"/></text:h>
      <text:p text:style-name="Text_20_body">Суть сна, люди,</text:p>
      <text:p text:style-name="Text_20_body">Скрыта в СИЮ<text:span text:style-name="T5">́</text:span>Те.</text:p>
      <text:p text:style-name="Text_20_body">Ещё хуже СИЮ<text:span text:style-name="T5">́</text:span>Т,</text:p>
      <text:p text:style-name="Text_20_body">Когда спать не дают.</text:p>
      <text:h text:style-name="Heading_20_3" text:outline-level="3"><text:bookmark-start text:name="__RefHeading___Toc28112_3462270752"/><text:span text:style-name="T4">дремлет — НАМ</text:span><text:bookmark-end text:name="__RefHeading___Toc28112_3462270752"/></text:h>
      <text:p text:style-name="Text_20_body">Когда дремлет Яша, НАМ,</text:p>
      <text:p text:style-name="Text_20_body">Как легко живётся нам!</text:p>
      <text:h text:style-name="Heading_20_3" text:outline-level="3"><text:bookmark-start text:name="__RefHeading___Toc28114_3462270752"/><text:span text:style-name="T4">спит — ЯШЕ</text:span><text:span text:style-name="T6">́</text:span><text:span text:style-name="T4">Н</text:span><text:bookmark-end text:name="__RefHeading___Toc28114_3462270752"/></text:h>
      <text:p text:style-name="Text_20_body">Когда ЯШЕ<text:span text:style-name="T5">́</text:span>Н глубоко Яша,</text:p>
      <text:p text:style-name="Text_20_body">То не бывает Яши краше.</text:p>
      <text:h text:style-name="Heading_20_3" text:outline-level="3"><text:bookmark-start text:name="__RefHeading___Toc28116_3462270752"/><text:span text:style-name="T4">удар — МАКА</text:span><text:span text:style-name="T6">́</text:span><text:bookmark-end text:name="__RefHeading___Toc28116_3462270752"/></text:h>
      <text:p text:style-name="Text_20_body">Марик влез в большую драку,</text:p>
      <text:p text:style-name="Text_20_body">Получил большую МАКу.</text:p>
      <text:p text:style-name="Text_20_body">— Ох, — кряхтит, — МАКА<text:span text:style-name="T5">́</text:span>, МАКА<text:span text:style-name="T5">́</text:span>,</text:p>
      <text:p text:style-name="Text_20_body">Ох, намяли мне бока!</text:p>
      <text:h text:style-name="Heading_20_3" text:outline-level="3"><text:bookmark-start text:name="__RefHeading___Toc28118_3462270752"/><text:soft-page-break/><text:span text:style-name="T4">клетка — КЛЮВ</text:span><text:bookmark-end text:name="__RefHeading___Toc28118_3462270752"/></text:h>
      <text:p text:style-name="Text_20_body">А теперь вздохните, детки:</text:p>
      <text:p text:style-name="Text_20_body">Птичка в КЛЮВе, значит, в клетке.</text:p>
      <text:p text:style-name="Text_20_body">Тяжела ты птичья доля:</text:p>
      <text:p text:style-name="Text_20_body">Горше коршуна неволя.</text:p>
      <text:h text:style-name="Heading_20_3" text:outline-level="3"><text:bookmark-start text:name="__RefHeading___Toc28120_3462270752"/><text:span text:style-name="T4">больница — БЕТ-ХОЛИ</text:span><text:span text:style-name="T6">́</text:span><text:span text:style-name="T4">М</text:span><text:bookmark-end text:name="__RefHeading___Toc28120_3462270752"/></text:h>
      <text:h text:style-name="Heading_20_3" text:outline-level="3"><text:bookmark-start text:name="__RefHeading___Toc28122_3462270752"/><text:span text:style-name="T4">дом — БАЙТ</text:span><text:bookmark-end text:name="__RefHeading___Toc28122_3462270752"/></text:h>
      <text:p text:style-name="Text_20_body">Мы лежим сегодня в БАЙТе,</text:p>
      <text:p text:style-name="Text_20_body">Вы бедняжек навещайте —</text:p>
      <text:p text:style-name="Text_20_body">Потихонечку скулим,</text:p>
      <text:p text:style-name="Text_20_body">Потому что — БЕТ-ХОЛИ<text:span text:style-name="T5">́</text:span>М</text:p>
      <text:h text:style-name="Heading_20_3" text:outline-level="3"><text:bookmark-start text:name="__RefHeading___Toc28124_3462270752"/><text:span text:style-name="T4">сначала — ТХИЛА</text:span><text:span text:style-name="T6">́</text:span><text:bookmark-end text:name="__RefHeading___Toc28124_3462270752"/></text:h>
      <text:h text:style-name="Heading_20_3" text:outline-level="3"><text:bookmark-start text:name="__RefHeading___Toc28126_3462270752"/><text:span text:style-name="T4">начало — hАТХАЛА</text:span><text:span text:style-name="T6">́</text:span><text:bookmark-end text:name="__RefHeading___Toc28126_3462270752"/></text:h>
      <text:p text:style-name="Text_20_body">— Лен, ты где с утра была?</text:p>
      <text:p text:style-name="Text_20_body">Я зашла к тебе ТХИЛА<text:span text:style-name="T5">́</text:span>,</text:p>
      <text:p text:style-name="Text_20_body">После к Ханне забежала:</text:p>
      <text:p text:style-name="Text_20_body">Её "скорая"забрала —</text:p>
      <text:p text:style-name="Text_20_body">Плохи у неё дела.</text:p>
      <text:p text:style-name="Text_20_body">Вот с утра и hАТХАЛА<text:span text:style-name="T5">́</text:span>...</text:p>
      <text:h text:style-name="Heading_20_3" text:outline-level="3"><text:bookmark-start text:name="__RefHeading___Toc28128_3462270752"/><text:span text:style-name="T4">болезнь — МАХАЛА</text:span><text:span text:style-name="T6">́</text:span><text:bookmark-end text:name="__RefHeading___Toc28128_3462270752"/></text:h>
      <text:p text:style-name="Text_20_body">Отвяжись, МАХАЛА<text:span text:style-name="T5">́</text:span>,</text:p>
      <text:p text:style-name="Text_20_body">От тебя столько зла!</text:p>
      <text:p text:style-name="Text_20_body">Стольких ты истерзала,</text:p>
      <text:p text:style-name="Text_20_body">Искривила, сковала</text:p>
      <text:p text:style-name="Text_20_body">И рассудка лишила,</text:p>
      <text:p text:style-name="Text_20_body">И смахнула в могилу.</text:p>
      <text:h text:style-name="Heading_20_3" text:outline-level="3"><text:bookmark-start text:name="__RefHeading___Toc28130_3462270752"/><text:span text:style-name="T4">здоровье — БРИУ</text:span><text:span text:style-name="T6">́</text:span><text:span text:style-name="T4">Т</text:span><text:bookmark-end text:name="__RefHeading___Toc28130_3462270752"/></text:h>
      <text:p text:style-name="Text_20_body">Без семьи и без БРИУ<text:span text:style-name="T5">́</text:span>Та</text:p>
      <text:p text:style-name="Text_20_body">Разве нужен ты кому-то?</text:p>
      <text:p text:style-name="Text_20_body">Дом, семейство и БРИУ<text:span text:style-name="T5">́</text:span>Т</text:p>
      <text:p text:style-name="Text_20_body">Потеряв, бредут в приют.</text:p>
      <text:h text:style-name="Heading_20_3" text:outline-level="3"><text:bookmark-start text:name="__RefHeading___Toc28132_3462270752"/><text:span text:style-name="T4">баня — БЕТ-МЕРХА</text:span><text:span text:style-name="T6">́</text:span><text:span text:style-name="T4">Ц</text:span><text:bookmark-end text:name="__RefHeading___Toc28132_3462270752"/></text:h>
      <text:p text:style-name="Text_20_body">Здоровьем, братцы,</text:p>
      <text:p text:style-name="Text_20_body">Надо заряжаться</text:p>
      <text:p text:style-name="Text_20_body">В парной, на верхней полке</text:p>
      <text:p text:style-name="Text_20_body">В БЕТ-МЕРХА<text:span text:style-name="T5">́</text:span>Це!</text:p>
      <text:h text:style-name="Heading_20_3" text:outline-level="3"><text:bookmark-start text:name="__RefHeading___Toc28134_3462270752"/><text:span text:style-name="T4">врач — РОФЕ</text:span><text:span text:style-name="T6">́</text:span><text:bookmark-end text:name="__RefHeading___Toc28134_3462270752"/></text:h>
      <text:p text:style-name="Text_20_body">Где диагноз, в той графе</text:p>
      <text:p text:style-name="Text_20_body">Записал мне врач РОФЕ<text:span text:style-name="T5">́</text:span>:</text:p>
      <text:p text:style-name="Text_20_body">"В ухе, в горле и в колене</text:p>
      <text:p text:style-name="Text_20_body">Обостренье стойкой лени".</text:p>
      <text:h text:style-name="Heading_20_3" text:outline-level="3"><text:bookmark-start text:name="__RefHeading___Toc28136_3462270752"/><text:span text:style-name="T4">здоров — БАРИ</text:span><text:span text:style-name="T6">́</text:span><text:bookmark-end text:name="__RefHeading___Toc28136_3462270752"/></text:h>
      <text:p text:style-name="Text_20_body">Про болячки мне не ври:</text:p>
      <text:p text:style-name="Text_20_body">Ты, как бык, здоров — БАРИ<text:span text:style-name="T5">́</text:span>!</text:p>
      <text:h text:style-name="Heading_20_3" text:outline-level="3"><text:bookmark-start text:name="__RefHeading___Toc28138_3462270752"/><text:span text:style-name="T4">свежий </text:span><text:span text:style-name="T2">?</text:span><text:span text:style-name="T4"> ТАРИ</text:span><text:span text:style-name="T6">́</text:span><text:bookmark-end text:name="__RefHeading___Toc28138_3462270752"/></text:h>
      <text:h text:style-name="Heading_20_3" text:outline-level="3"><text:bookmark-start text:name="__RefHeading___Toc28140_3462270752"/><text:span text:style-name="T4">здоровый </text:span><text:span text:style-name="T2">?</text:span><text:span text:style-name="T4"> БАРИ</text:span><text:span text:style-name="T6">́</text:span><text:bookmark-end text:name="__RefHeading___Toc28140_3462270752"/></text:h>
      <text:p text:style-name="Text_20_body">Будь, мужик, ТАРИ<text:span text:style-name="T5">́</text:span>-БАРИ<text:span text:style-name="T5">́</text:span>,</text:p>
      <text:p text:style-name="Text_20_body">Тары-бары говори,</text:p>
      <text:p text:style-name="Text_20_body">Только очень не хитри!</text:p>
      <text:h text:style-name="Heading_20_3" text:outline-level="3"><text:bookmark-start text:name="__RefHeading___Toc28142_3462270752"/><text:span text:style-name="T1">(чтобы ты)</text:span><text:span text:style-name="T2"> </text:span><text:span text:style-name="T4">выздоровел- ШЭТАВРИ</text:span><text:span text:style-name="T6">́</text:span><text:bookmark-end text:name="__RefHeading___Toc28142_3462270752"/></text:h>
      <text:p text:style-name="Text_20_body">— Поезжай-ка в Таврию, ШЭТАВРИ<text:span text:style-name="T5">́</text:span>,</text:p>
      <text:p text:style-name="Text_20_body">Но на баб таврических не смотри!</text:p>
      <text:h text:style-name="Heading_20_3" text:outline-level="3"><text:bookmark-start text:name="__RefHeading___Toc28144_3462270752"/><text:span text:style-name="T4">улучшение </text:span><text:span text:style-name="T2">?</text:span><text:span text:style-name="T4"> hИШТАПРУ</text:span><text:span text:style-name="T6">́</text:span><text:span text:style-name="T4">Т</text:span><text:bookmark-end text:name="__RefHeading___Toc28144_3462270752"/></text:h>
      <text:p text:style-name="Text_20_body">Ишь ты, как на горку прут!</text:p>
      <text:p text:style-name="Text_20_body">Подлечились ? hИШТАПРУ<text:span text:style-name="T5">́</text:span>Т.</text:p>
      <text:h text:style-name="Heading_20_3" text:outline-level="3"><text:bookmark-start text:name="__RefHeading___Toc28146_3462270752"/><text:span text:style-name="T4">ручей — НА</text:span><text:span text:style-name="T6">́</text:span><text:span text:style-name="T4">ХАЛЬ</text:span><text:bookmark-end text:name="__RefHeading___Toc28146_3462270752"/></text:h>
      <text:p text:style-name="Text_20_body">Чтоб не знать недугов, знахарь</text:p>
      <text:p text:style-name="Text_20_body">Нам велел купаться в НА<text:span text:style-name="T5">́</text:span>ХАЛЬ,</text:p>
      <text:p text:style-name="Text_20_body">Брызг колючих не бояться,</text:p>
      <text:p text:style-name="Text_20_body">А играть и закаляться.</text:p>
      <text:h text:style-name="Heading_20_3" text:outline-level="3"><text:bookmark-start text:name="__RefHeading___Toc28148_3462270752"/><text:span text:style-name="T4">скверно — ГАРУ</text:span><text:span text:style-name="T6">́</text:span><text:span text:style-name="T4">А</text:span><text:bookmark-end text:name="__RefHeading___Toc28148_3462270752"/></text:h>
      <text:p text:style-name="Text_20_body">Чувствую себя ГАРУ<text:span text:style-name="T5">́</text:span>А</text:p>
      <text:p text:style-name="Text_20_body">И поэтому горюю.</text:p>
      <text:h text:style-name="Heading_20_3" text:outline-level="3"><text:bookmark-start text:name="__RefHeading___Toc28150_3462270752"/><text:span text:style-name="T4">болен — ХОЛЕ</text:span><text:span text:style-name="T6">́</text:span><text:bookmark-end text:name="__RefHeading___Toc28150_3462270752"/></text:h>
      <text:p text:style-name="Text_20_body">Кто ХОЛЕ<text:span text:style-name="T5">́</text:span>, серьёзно болен,</text:p>
      <text:p text:style-name="Text_20_body">Тот сидеть не должен в школе,</text:p>
      <text:p text:style-name="Text_20_body">А лежать в тепле и в холе.</text:p>
      <text:h text:style-name="Heading_20_3" text:outline-level="3"><text:bookmark-start text:name="__RefHeading___Toc28152_3462270752"/><text:span text:style-name="T4">лекарство — ТРУФА</text:span><text:span text:style-name="T6">́</text:span><text:bookmark-end text:name="__RefHeading___Toc28152_3462270752"/></text:h>
      <text:p text:style-name="Text_20_body">Если бы трюфелями лечили:</text:p>
      <text:p text:style-name="Text_20_body">В аптеку лакомки бы ходили.</text:p>
      <text:h text:style-name="Heading_20_3" text:outline-level="3"><text:bookmark-start text:name="__RefHeading___Toc28154_3462270752"/><text:span text:style-name="T4">больно — КЭА</text:span><text:span text:style-name="T6">́</text:span><text:span text:style-name="T4">В</text:span><text:bookmark-end text:name="__RefHeading___Toc28154_3462270752"/></text:h>
      <text:p text:style-name="Text_20_body">Дан, колено разодрав,</text:p>
      <text:p text:style-name="Text_20_body">Завопил КЭА<text:span text:style-name="T5">́</text:span>В, К"А<text:span text:style-name="T5">́</text:span>В!</text:p>
      <text:h text:style-name="Heading_20_3" text:outline-level="3"><text:bookmark-start text:name="__RefHeading___Toc28156_3462270752"/><text:span text:style-name="T4">ранка — ПЕ</text:span><text:span text:style-name="T6">́</text:span><text:span text:style-name="T4">ЦА</text:span><text:bookmark-end text:name="__RefHeading___Toc28156_3462270752"/></text:h>
      <text:p text:style-name="Text_20_body">Йодом смазал ранку ПЕ<text:span text:style-name="T5">́</text:span>ЦА,</text:p>
      <text:p text:style-name="Text_20_body">И печётся, как от перца.</text:p>
      <text:h text:style-name="Heading_20_3" text:outline-level="3"><text:bookmark-start text:name="__RefHeading___Toc28158_3462270752"/><text:span text:style-name="T4">царапина — СРИТА</text:span><text:span text:style-name="T6">́</text:span><text:bookmark-end text:name="__RefHeading___Toc28158_3462270752"/></text:h>
      <text:p text:style-name="Text_20_body">— Что ты, Рита, по средам</text:p>
      <text:p text:style-name="Text_20_body">В класс приходишь со СРИТА<text:span text:style-name="T5">́</text:span>?</text:p>
      <text:p text:style-name="Text_20_body">— Я по вторникам у деда</text:p>
      <text:p text:style-name="Text_20_body">Провожу с котом беседу.</text:p>
      <text:h text:style-name="Heading_20_3" text:outline-level="3"><text:bookmark-start text:name="__RefHeading___Toc28160_3462270752"/><text:span text:style-name="T4">крючок — ВАВ</text:span><text:bookmark-end text:name="__RefHeading___Toc28160_3462270752"/></text:h>
      <text:p text:style-name="Text_20_body">От крючка-колючки, ВАВа,</text:p>
      <text:p text:style-name="Text_20_body">У Ильи на пальце вава.</text:p>
      <text:h text:style-name="Heading_20_3" text:outline-level="3"><text:bookmark-start text:name="__RefHeading___Toc28162_3462270752"/><text:span text:style-name="T4">прыщ — АВААБУ</text:span><text:span text:style-name="T6">́</text:span><text:span text:style-name="T4">А</text:span><text:bookmark-end text:name="__RefHeading___Toc28162_3462270752"/></text:h>
      <text:p text:style-name="Text_20_body">С АВААБУ<text:span text:style-name="T5">́</text:span>А да на лбу</text:p>
      <text:p text:style-name="Text_20_body">Не ходи ты, Вася, в клуб,</text:p>
      <text:p text:style-name="Text_20_body">А расти-ка лучше чуб.</text:p>
      <text:h text:style-name="Heading_20_3" text:outline-level="3"><text:bookmark-start text:name="__RefHeading___Toc28164_3462270752"/><text:span text:style-name="T4">гной — МУГЛА</text:span><text:span text:style-name="T6">́</text:span><text:bookmark-end text:name="__RefHeading___Toc28164_3462270752"/></text:h>
      <text:p text:style-name="Text_20_body">Если б не нарыв с МУГЛА<text:span text:style-name="T5">́</text:span>,</text:p>
      <text:p text:style-name="Text_20_body">Рана сразу б зажила.</text:p>
      <text:h text:style-name="Heading_20_3" text:outline-level="3"><text:bookmark-start text:name="__RefHeading___Toc28166_3462270752"/><text:span text:style-name="T4">ожог — КВИЯ</text:span><text:span text:style-name="T6">́</text:span><text:bookmark-end text:name="__RefHeading___Toc28166_3462270752"/></text:h>
      <text:p text:style-name="Text_20_body">Третьей степени КВИЯ<text:span text:style-name="T5">́</text:span> —</text:p>
      <text:p text:style-name="Text_20_body">Оттого и вою я!</text:p>
      <text:h text:style-name="Heading_20_3" text:outline-level="3"><text:bookmark-start text:name="__RefHeading___Toc28168_3462270752"/><text:span text:style-name="T4">повредил — ПАГА</text:span><text:span text:style-name="T6">́</text:span><text:bookmark-end text:name="__RefHeading___Toc28168_3462270752"/></text:h>
      <text:h text:style-name="Heading_20_3" text:outline-level="3"><text:bookmark-start text:name="__RefHeading___Toc28170_3462270752"/><text:span text:style-name="T4">беда, повреждение — ПЕ</text:span><text:span text:style-name="T6">́</text:span><text:span text:style-name="T4">ГА</text:span><text:bookmark-end text:name="__RefHeading___Toc28170_3462270752"/></text:h>
      <text:p text:style-name="Text_20_body">Не прошёл и три шага,</text:p>
      <text:p text:style-name="Text_20_body">Ногу я себе ПАГА<text:span text:style-name="T5">́</text:span>.</text:p>
      <text:p text:style-name="Text_20_body">И откуда только ПЕ<text:span text:style-name="T5">́</text:span>ГА —</text:p>
      <text:p text:style-name="Text_20_body">Не дойти мне до ночлега!</text:p>
      <text:h text:style-name="Heading_20_3" text:outline-level="3"><text:bookmark-start text:name="__RefHeading___Toc28172_3462270752"/><text:span text:style-name="T4">гипс — ГЭ</text:span><text:span text:style-name="T6">́</text:span><text:span text:style-name="T4">ВЕС</text:span><text:bookmark-end text:name="__RefHeading___Toc28172_3462270752"/></text:h>
      <text:p text:style-name="Text_20_body">Вес ГЭ<text:span text:style-name="T5">́</text:span>ВЕСА узнает,</text:p>
      <text:p text:style-name="Text_20_body">Кто ногу поломает.</text:p>
      <text:h text:style-name="Heading_20_3" text:outline-level="3"><text:bookmark-start text:name="__RefHeading___Toc28174_3462270752"/><text:span text:style-name="T4">повязка — ТАХБО</text:span><text:span text:style-name="T6">́</text:span><text:span text:style-name="T4">ШЕТ</text:span><text:bookmark-end text:name="__RefHeading___Toc28174_3462270752"/></text:h>
      <text:p text:style-name="Text_20_body">Чтоб не так саднила кожа,</text:p>
      <text:p text:style-name="Text_20_body">Мы ТАХБО<text:span text:style-name="T5">́</text:span>ШЕТ сменим позже.</text:p>
      <text:h text:style-name="Heading_20_3" text:outline-level="3"><text:bookmark-start text:name="__RefHeading___Toc28176_3462270752"/><text:span text:style-name="T4">чихат</text:span><text:span text:style-name="T2">ь</text:span><text:span text:style-name="T4"> — hИТТАТЕ</text:span><text:span text:style-name="T6">́</text:span><text:span text:style-name="T4">Ш</text:span><text:bookmark-end text:name="__RefHeading___Toc28176_3462270752"/></text:h>
      <text:p text:style-name="Text_20_body">Кто свой нос хвоинкой тешит,</text:p>
      <text:p text:style-name="Text_20_body">Рявкнет звонким hИТТАТЕ<text:span text:style-name="T5">́</text:span>Шем.</text:p>
      <text:h text:style-name="Heading_20_3" text:outline-level="3"><text:bookmark-start text:name="__RefHeading___Toc28178_3462270752"/><text:span text:style-name="T4">ладонь — КАФ</text:span><text:bookmark-end text:name="__RefHeading___Toc28178_3462270752"/></text:h>
      <text:h text:style-name="Heading_20_3" text:outline-level="3"><text:bookmark-start text:name="__RefHeading___Toc28180_3462270752"/><text:span text:style-name="T4">насморк — НАЗЕ</text:span><text:span text:style-name="T6">́</text:span><text:span text:style-name="T4">ЛЕТ</text:span><text:bookmark-end text:name="__RefHeading___Toc28180_3462270752"/></text:h>
      <text:p text:style-name="Text_20_body">Что-то всё ты "ках" да "ках"-</text:p>
      <text:p text:style-name="Text_20_body">Рот прикрой ладошкой, КАФ,</text:p>
      <text:p text:style-name="Text_20_body">Насморк у тебя, НАЗЕ<text:span text:style-name="T5">́</text:span>ЛЕТ,</text:p>
      <text:p text:style-name="Text_20_body"><text:soft-page-break/>Так что, полежи в постели.</text:p>
      <text:h text:style-name="Heading_20_3" text:outline-level="3"><text:bookmark-start text:name="__RefHeading___Toc28182_3462270752"/><text:span text:style-name="T4">грипп — ШАППА</text:span><text:span text:style-name="T6">́</text:span><text:span text:style-name="T4">Т</text:span><text:bookmark-end text:name="__RefHeading___Toc28182_3462270752"/></text:h>
      <text:p text:style-name="Text_20_body">Все дрожат, хрипят, шипят —</text:p>
      <text:p text:style-name="Text_20_body">Все свалились от ШАППА<text:span text:style-name="T5">́</text:span>Т.</text:p>
      <text:h text:style-name="Heading_20_3" text:outline-level="3"><text:bookmark-start text:name="__RefHeading___Toc28184_3462270752"/><text:span text:style-name="T4">озноб — ЦМАРМО</text:span><text:span text:style-name="T6">́</text:span><text:span text:style-name="T4">РЕТ</text:span><text:bookmark-end text:name="__RefHeading___Toc28184_3462270752"/></text:h>
      <text:p text:style-name="Text_20_body">Совсем разморило, дрожу, помираю —</text:p>
      <text:p text:style-name="Text_20_body">Эк, как ЦМАРМО<text:span text:style-name="T5">́</text:span>РЕТ меня разбирает!</text:p>
      <text:h text:style-name="Heading_20_3" text:outline-level="3"><text:bookmark-start text:name="__RefHeading___Toc28186_3462270752"/><text:span text:style-name="T4">градусник — МАДХО</text:span><text:span text:style-name="T6">́</text:span><text:span text:style-name="T4">М</text:span><text:bookmark-end text:name="__RefHeading___Toc28186_3462270752"/></text:h>
      <text:p text:style-name="Text_20_body">Стонущим в жару лихом,</text:p>
      <text:p text:style-name="Text_20_body">Ставят каждый час МАДХО<text:span text:style-name="T5">́</text:span>М.</text:p>
      <text:p text:style-name="P3">***</text:p>
      <text:p text:style-name="Text_20_body">Под мышкой у Пахома</text:p>
      <text:p text:style-name="Text_20_body">Есть место для МАДХО<text:span text:style-name="T5">́</text:span>Ма,</text:p>
      <text:p text:style-name="Text_20_body">И жарко там МАДХО<text:span text:style-name="T5">́</text:span>Му,</text:p>
      <text:p text:style-name="Text_20_body">Когда знобит Пахома.</text:p>
      <text:h text:style-name="Heading_20_3" text:outline-level="3"><text:bookmark-start text:name="__RefHeading___Toc28188_3462270752"/><text:span text:style-name="T4">прививка — hАРКАВА</text:span><text:span text:style-name="T6">́</text:span><text:bookmark-end text:name="__RefHeading___Toc28188_3462270752"/></text:h>
      <text:p text:style-name="Text_20_body">Чтоб не кашлять и не харкать,</text:p>
      <text:p text:style-name="Text_20_body">Ночью не рубить дрова,</text:p>
      <text:p text:style-name="Text_20_body">Приглашает город Харьков</text:p>
      <text:p text:style-name="Text_20_body">Всех прийти на hАРКАВА<text:span text:style-name="T5">́</text:span>.</text:p>
      <text:h text:style-name="Heading_20_3" text:outline-level="3"><text:bookmark-start text:name="__RefHeading___Toc28190_3462270752"/><text:span text:style-name="T4">микробы — ХАЙДАКИ</text:span><text:span text:style-name="T6">́</text:span><text:span text:style-name="T4">М</text:span><text:bookmark-end text:name="__RefHeading___Toc28190_3462270752"/></text:h>
      <text:p text:style-name="Text_20_body">Гайдуки мы, ХАЙДАКИ<text:span text:style-name="T5">́</text:span>МЫ,</text:p>
      <text:p text:style-name="Text_20_body">Вашей плоти едоки мы.</text:p>
      <text:h text:style-name="Heading_20_3" text:outline-level="3"><text:bookmark-start text:name="__RefHeading___Toc28192_3462270752"/><text:span text:style-name="T4">вирус — НАГИ</text:span><text:span text:style-name="T6">́</text:span><text:span text:style-name="T4">Ф</text:span><text:bookmark-end text:name="__RefHeading___Toc28192_3462270752"/></text:h>
      <text:p text:style-name="Text_20_body">Безногий, безрукий, но наглый НАГИ<text:span text:style-name="T5">́</text:span>Ф</text:p>
      <text:p text:style-name="Text_20_body">Приносит несчастным холеру и тиф*.</text:p>
      <text:p text:style-name="Text_20_body">______________</text:p>
      <text:p text:style-name="Text_20_body">* Если не рифмы ради, то холера и тиф вызываются не вирусами, а бактериями.</text:p>
      <text:h text:style-name="Heading_20_3" text:outline-level="3"><text:bookmark-start text:name="__RefHeading___Toc28194_3462270752"/><text:span text:style-name="T4">укол — ЗРИКА</text:span><text:span text:style-name="T6">́</text:span><text:bookmark-end text:name="__RefHeading___Toc28194_3462270752"/></text:h>
      <text:p text:style-name="Text_20_body">Медсестричка Рика-злюка</text:p>
      <text:p text:style-name="Text_20_body">Мне ЗРИКА<text:span text:style-name="T5">́</text:span> вогнала в руку,</text:p>
      <text:p text:style-name="Text_20_body">Пригрозив: "За ругань, друг мой,</text:p>
      <text:p text:style-name="Text_20_body">Завтра здесь же спустишь брюки!"</text:p>
      <text:h text:style-name="Heading_20_3" text:outline-level="3"><text:bookmark-start text:name="__RefHeading___Toc28196_3462270752"/><text:span text:style-name="T4">понос — ШИЛШУ</text:span><text:span text:style-name="T6">́</text:span><text:span text:style-name="T4">Л</text:span><text:bookmark-end text:name="__RefHeading___Toc28196_3462270752"/></text:h>
      <text:p text:style-name="Text_20_body">Если кишки затрубили,</text:p>
      <text:p text:style-name="Text_20_body">Если в чреве шум и гул,</text:p>
      <text:p text:style-name="Text_20_body">Значит, руки вы не мыли</text:p>
      <text:p text:style-name="Text_20_body">И получите ШИЛШУ<text:span text:style-name="T5">́</text:span>Л.</text:p>
      <text:h text:style-name="Heading_20_3" text:outline-level="3"><text:bookmark-start text:name="__RefHeading___Toc28198_3462270752"/><text:span text:style-name="T4">рвота — hАКАА</text:span><text:span text:style-name="T6">́</text:span><text:bookmark-end text:name="__RefHeading___Toc28198_3462270752"/></text:h>
      <text:p text:style-name="Text_20_body">Просто hАКАА<text:span text:style-name="T5">́</text:span></text:p>
      <text:p text:style-name="Text_20_body">От такого стиха.</text:p>
      <text:h text:style-name="Heading_20_3" text:outline-level="3"><text:bookmark-start text:name="__RefHeading___Toc28200_3462270752"/><text:span text:style-name="T4">чума — ДЭ</text:span><text:span text:style-name="T6">́</text:span><text:span text:style-name="T4">ВЕР</text:span><text:bookmark-end text:name="__RefHeading___Toc28200_3462270752"/></text:h>
      <text:p text:style-name="Text_20_body">Не сошлась невестка с деверем:</text:p>
      <text:p text:style-name="Text_20_body">На весь двор ругала ДЭ<text:span text:style-name="T5">́</text:span>ВЕРом.</text:p>
      <text:h text:style-name="Heading_20_3" text:outline-level="3"><text:bookmark-start text:name="__RefHeading___Toc28202_3462270752"/><text:span text:style-name="T4">бешенство — КЭЛЭ</text:span><text:span text:style-name="T6">́</text:span><text:span text:style-name="T4">ВЭТ</text:span><text:bookmark-end text:name="__RefHeading___Toc28202_3462270752"/></text:h>
      <text:p text:style-name="Text_20_body">Пёс с КЭЛЭ<text:span text:style-name="T5">́</text:span>ВЭТ оклолеет,</text:p>
      <text:p text:style-name="Text_20_body">И никто не пожалеет.</text:p>
      <text:h text:style-name="Heading_20_3" text:outline-level="3"><text:bookmark-start text:name="__RefHeading___Toc28204_3462270752"/><text:span text:style-name="T4">пьявка — АЛУКА</text:span><text:span text:style-name="T6">́</text:span><text:bookmark-end text:name="__RefHeading___Toc28204_3462270752"/></text:h>
      <text:p text:style-name="Text_20_body">Жаждет крови АЛУКА<text:span text:style-name="T5">́</text:span>,</text:p>
      <text:p text:style-name="Text_20_body">Но не видят в ней врага:</text:p>
      <text:p text:style-name="Text_20_body">Ведь хватает ей для пищи</text:p>
      <text:p text:style-name="Text_20_body">Крови чёрной, вредной, лишней.</text:p>
      <text:h text:style-name="Heading_20_3" text:outline-level="3"><text:bookmark-start text:name="__RefHeading___Toc28206_3462270752"/><text:span text:style-name="T4">заика — МГАМГЕ</text:span><text:span text:style-name="T6">́</text:span><text:span text:style-name="T4">М</text:span><text:bookmark-end text:name="__RefHeading___Toc28206_3462270752"/></text:h>
      <text:p text:style-name="Text_20_body">Что ни слово, то проблема</text:p>
      <text:p text:style-name="Text_20_body">Для несчастного МГАМГЕ<text:span text:style-name="T5">́</text:span>Ма:</text:p>
      <text:p text:style-name="Text_20_body">Что-то хочет он сказать,</text:p>
      <text:p text:style-name="Text_20_body">Но лишь "ма-ге-ме"слыхать.</text:p>
      <text:h text:style-name="Heading_20_3" text:outline-level="3"><text:bookmark-start text:name="__RefHeading___Toc28208_3462270752"/><text:span text:style-name="T4">слепой — ИВВЕ</text:span><text:span text:style-name="T6">́</text:span><text:span text:style-name="T4">Р</text:span><text:bookmark-end text:name="__RefHeading___Toc28208_3462270752"/></text:h>
      <text:p text:style-name="Text_20_body">Зрячий, верящий в химеры,</text:p>
      <text:p text:style-name="Text_20_body">Вздор хватающий на веру,</text:p>
      <text:p text:style-name="Text_20_body">Видит хуже, чем ИВВЕ<text:span text:style-name="T5">́</text:span>Р,</text:p>
      <text:p text:style-name="Text_20_body">Отрешившийся химер.</text:p>
      <text:h text:style-name="Heading_20_3" text:outline-level="3"><text:bookmark-start text:name="__RefHeading___Toc28210_3462270752"/><text:span text:style-name="T4">калека — НАХЭ</text:span><text:span text:style-name="T6">́</text:span><text:bookmark-end text:name="__RefHeading___Toc28210_3462270752"/></text:h>
      <text:p text:style-name="Text_20_body">Ходит на одной ноге,</text:p>
      <text:p text:style-name="Text_20_body">Горе мыкая, НАХЭ<text:span text:style-name="T5">́</text:span> —</text:p>
      <text:p text:style-name="Text_20_body">Не скакал бы он с трамвая,</text:p>
      <text:p text:style-name="Text_20_body">Так была бы и вторая...</text:p>
      <text:h text:style-name="Heading_20_3" text:outline-level="3"><text:bookmark-start text:name="__RefHeading___Toc28212_3462270752"/><text:span text:style-name="T4">горбатый </text:span><text:span text:style-name="T2">?</text:span><text:span text:style-name="T4"> ГИББЕ</text:span><text:span text:style-name="T6">́</text:span><text:span text:style-name="T4">Н</text:span><text:bookmark-end text:name="__RefHeading___Toc28212_3462270752"/></text:h>
      <text:p text:style-name="Text_20_body">Две погибели у Бена:</text:p>
      <text:p text:style-name="Text_20_body">Быть согбенну и ГИББЕ<text:span text:style-name="T5">́</text:span>Ну.</text:p>
      <text:h text:style-name="Heading_20_3" text:outline-level="3"><text:bookmark-start text:name="__RefHeading___Toc28214_3462270752"/><text:span text:style-name="T4">хромой — ЦОЛЕ</text:span><text:span text:style-name="T6">́</text:span><text:span text:style-name="T4">А</text:span><text:bookmark-end text:name="__RefHeading___Toc28214_3462270752"/></text:h>
      <text:p text:style-name="Text_20_body">Чуть не один в том бою уцелел он,</text:p>
      <text:p text:style-name="Text_20_body">Только остался навеки ЦОЛЕ<text:span text:style-name="T5">́</text:span>А.</text:p>
      <text:h text:style-name="Heading_20_3" text:outline-level="3"><text:bookmark-start text:name="__RefHeading___Toc28216_3462270752"/><text:span text:style-name="T4">протез — ТОТА</text:span><text:span text:style-name="T6">́</text:span><text:span text:style-name="T4">В</text:span><text:bookmark-end text:name="__RefHeading___Toc28216_3462270752"/></text:h>
      <text:p text:style-name="Text_20_body">Потеряв стопу с суставом,</text:p>
      <text:p text:style-name="Text_20_body">Надо мучиться с ТОТА<text:span text:style-name="T5">́</text:span>Вом.</text:p>
      <text:h text:style-name="Heading_20_3" text:outline-level="3"><text:bookmark-start text:name="__RefHeading___Toc28218_3462270752"/><text:span text:style-name="T4">паралич — ШИТТУ</text:span><text:span text:style-name="T6">́</text:span><text:span text:style-name="T4">К</text:span><text:bookmark-end text:name="__RefHeading___Toc28218_3462270752"/></text:h>
      <text:p text:style-name="Text_20_body">Нет, с ШИТТУ<text:span text:style-name="T5">́</text:span>Ком не житуха,</text:p>
      <text:p text:style-name="Text_20_body">А одна сплошная мука:</text:p>
      <text:p text:style-name="Text_20_body">Годы долгие лежать</text:p>
      <text:p text:style-name="Text_20_body">И бессмысленно дышать.</text:p>
      <text:h text:style-name="Heading_20_3" text:outline-level="3"><text:bookmark-start text:name="__RefHeading___Toc28220_3462270752"/><text:span text:style-name="T4">туберкулёз — ШАХЭ</text:span><text:span text:style-name="T6">́</text:span><text:span text:style-name="T4">ФЭТ</text:span><text:bookmark-end text:name="__RefHeading___Toc28220_3462270752"/></text:h>
      <text:p text:style-name="Text_20_body">ШАХЭ<text:span text:style-name="T5">́</text:span>ФЭТ — чахотка,</text:p>
      <text:p text:style-name="Text_20_body">Чахотка — сухотка —</text:p>
      <text:p text:style-name="Text_20_body">Не знать бы нам лучше</text:p>
      <text:p text:style-name="Text_20_body">Ни хвори, ни слов:</text:p>
      <text:p text:style-name="Text_20_body">Играй, закаляйся,</text:p>
      <text:p text:style-name="Text_20_body">И будь ты здоров.</text:p>
      <text:h text:style-name="Heading_20_3" text:outline-level="3"><text:bookmark-start text:name="__RefHeading___Toc28222_3462270752"/><text:span text:style-name="T4">комплекс </text:span><text:span text:style-name="T1">(психологический)</text:span><text:span text:style-name="T4"> — ТАСБИ</text:span><text:span text:style-name="T6">́</text:span><text:span text:style-name="T4">Х</text:span><text:bookmark-end text:name="__RefHeading___Toc28222_3462270752"/></text:h>
      <text:p text:style-name="Text_20_body">Всякий выверт, бзик и свих</text:p>
      <text:p text:style-name="Text_20_body">Называться стал ТАСБИ<text:span text:style-name="T5">́</text:span>Х,</text:p>
      <text:p text:style-name="Text_20_body">И теперь их не стыдятся,</text:p>
      <text:p text:style-name="Text_20_body">А лелеют и гордятся.</text:p>
      <text:h text:style-name="Heading_20_2" text:outline-level="2"><text:soft-page-break/></text:h>
      <text:h text:style-name="Heading_20_3" text:outline-level="3"><text:bookmark-start text:name="__RefHeading___Toc28224_3462270752"/><text:span text:style-name="T4">сад — ГАН</text:span><text:bookmark-end text:name="__RefHeading___Toc28224_3462270752"/></text:h>
      <text:h text:style-name="Heading_20_3" text:outline-level="3"><text:bookmark-start text:name="__RefHeading___Toc28226_3462270752"/><text:span text:style-name="T4">садовник — ГАНА</text:span><text:span text:style-name="T6">́</text:span><text:span text:style-name="T4">Н</text:span><text:bookmark-end text:name="__RefHeading___Toc28226_3462270752"/></text:h>
      <text:h text:style-name="Heading_20_3" text:outline-level="3"><text:bookmark-start text:name="__RefHeading___Toc28228_3462270752"/><text:span text:style-name="T4">груша — АГА</text:span><text:span text:style-name="T6">́</text:span><text:span text:style-name="T4">С</text:span><text:bookmark-end text:name="__RefHeading___Toc28228_3462270752"/></text:h>
      <text:p text:style-name="Text_20_body">Чуть вздремнул в саду ГАНА<text:span text:style-name="T5">́</text:span>Н,</text:p>
      <text:p text:style-name="Text_20_body">В ГАН забрался хулиган —</text:p>
      <text:p text:style-name="Text_20_body">Целый куль АГА<text:span text:style-name="T5">́</text:span>С натряс,</text:p>
      <text:p text:style-name="Text_20_body">Раз на спину — и атас!</text:p>
      <text:p text:style-name="Text_20_body">Встрепенулся тут ГАНА<text:span text:style-name="T5">́</text:span>Н:</text:p>
      <text:p text:style-name="Text_20_body">У забора хулиган!</text:p>
      <text:p text:style-name="Text_20_body">Хоть одышка у ГАНА<text:span text:style-name="T5">́</text:span>На,</text:p>
      <text:p text:style-name="Text_20_body">Но догнал он хулигана.</text:p>
      <text:p text:style-name="Text_20_body">Вору кара и позор —</text:p>
      <text:p text:style-name="Text_20_body">В сад не лазят в этих пор!</text:p>
      <text:h text:style-name="Heading_20_3" text:outline-level="3"><text:bookmark-start text:name="__RefHeading___Toc28230_3462270752"/><text:span text:style-name="T4">цветок — ПЕ</text:span><text:span text:style-name="T6">́</text:span><text:span text:style-name="T4">РАХ</text:span><text:bookmark-end text:name="__RefHeading___Toc28230_3462270752"/></text:h>
      <text:p text:style-name="Text_20_body">Каждый цветик-светик ПЕ<text:span text:style-name="T5">́</text:span>РАХ,</text:p>
      <text:p text:style-name="Text_20_body">Разодетый в пух и прах,</text:p>
      <text:p text:style-name="Text_20_body">В лепестках, как в дивных перьях,</text:p>
      <text:p text:style-name="Text_20_body">Жданный гость на всех пирах.</text:p>
      <text:h text:style-name="Heading_20_3" text:outline-level="3"><text:bookmark-start text:name="__RefHeading___Toc28232_3462270752"/><text:span text:style-name="T4">клумба — АРУГА</text:span><text:span text:style-name="T6">́</text:span><text:bookmark-end text:name="__RefHeading___Toc28232_3462270752"/></text:h>
      <text:p text:style-name="Text_20_body">Абрам зашёл на АРУГА<text:span text:style-name="T5">́</text:span> —</text:p>
      <text:p text:style-name="Text_20_body">Его садовник отругал.</text:p>
      <text:h text:style-name="Heading_20_3" text:outline-level="3"><text:bookmark-start text:name="__RefHeading___Toc28234_3462270752"/><text:span text:style-name="T4">сирень — ЛИЛА</text:span><text:span text:style-name="T6">́</text:span><text:span text:style-name="T4">Х</text:span><text:bookmark-end text:name="__RefHeading___Toc28234_3462270752"/></text:h>
      <text:p text:style-name="Text_20_body">В день рожденья Лилии</text:p>
      <text:p text:style-name="Text_20_body">Поднесли не лилии,</text:p>
      <text:p text:style-name="Text_20_body">А лиловую ЛИЛА<text:span text:style-name="T5">́</text:span>Х,</text:p>
      <text:p text:style-name="Text_20_body">И сказала Лиля: "Ах!"</text:p>
      <text:h text:style-name="Heading_20_3" text:outline-level="3"><text:bookmark-start text:name="__RefHeading___Toc28236_3462270752"/><text:span text:style-name="T4">роза — ВЕ</text:span><text:span text:style-name="T6">́</text:span><text:span text:style-name="T4">РЕД</text:span><text:bookmark-end text:name="__RefHeading___Toc28236_3462270752"/></text:h>
      <text:p text:style-name="Text_20_body">Кто, ребята, вам поверит,</text:p>
      <text:p text:style-name="Text_20_body">Будто роза — это ВЕ<text:span text:style-name="T5">́</text:span>РЕД?</text:p>
      <text:p text:style-name="Text_20_body">Ведь и вправду сущий бред:</text:p>
      <text:p text:style-name="Text_20_body">Нюхать розу — не во вред!</text:p>
      <text:h text:style-name="Heading_20_3" text:outline-level="3"><text:bookmark-start text:name="__RefHeading___Toc28238_3462270752"/><text:span text:style-name="T4">шип — КОЦ</text:span><text:bookmark-end text:name="__RefHeading___Toc28238_3462270752"/></text:h>
      <text:p text:style-name="Text_20_body">У растений когти — КО<text:span text:style-name="T5">́</text:span>Цы:</text:p>
      <text:p text:style-name="Text_20_body">Ими можно уколоться.</text:p>
      <text:h text:style-name="Heading_20_3" text:outline-level="3"><text:bookmark-start text:name="__RefHeading___Toc28240_3462270752"/><text:span text:style-name="T4">букет — ЗЕР</text:span><text:bookmark-end text:name="__RefHeading___Toc28240_3462270752"/></text:h>
      <text:p text:style-name="Text_20_body">Я букет принёс вам, ЗЕР,</text:p>
      <text:p text:style-name="Text_20_body">Распишитесь, милый сэр,</text:p>
      <text:p text:style-name="Text_20_body">А коль шиллинг мне дадут —</text:p>
      <text:p text:style-name="Text_20_body">Будет зе<text:span text:style-name="T5">́</text:span>ри-зе<text:span text:style-name="T5">́</text:span>ри гуд!</text:p>
      <text:h text:style-name="Heading_20_3" text:outline-level="3"><text:bookmark-start text:name="__RefHeading___Toc28242_3462270752"/><text:span text:style-name="T4">одуванчик — САВЬО</text:span><text:span text:style-name="T6">́</text:span><text:span text:style-name="T4">Н</text:span><text:bookmark-end text:name="__RefHeading___Toc28242_3462270752"/></text:h>
      <text:p text:style-name="Text_20_body">Ветерок весёлый веет,</text:p>
      <text:p text:style-name="Text_20_body">Он срывает, носит, сеет</text:p>
      <text:p text:style-name="Text_20_body">По полям и вешним склонам</text:p>
      <text:p text:style-name="Text_20_body">Парашютики САВЬО<text:span text:style-name="T5">́</text:span>НА.</text:p>
      <text:h text:style-name="Heading_20_3" text:outline-level="3"><text:bookmark-start text:name="__RefHeading___Toc28244_3462270752"/><text:span text:style-name="T4">лес — Я</text:span><text:span text:style-name="T6">́</text:span><text:span text:style-name="T4">АР</text:span><text:bookmark-end text:name="__RefHeading___Toc28244_3462270752"/></text:h>
      <text:p text:style-name="Text_20_body"><text:span text:style-name="T2">Во бору ли, во </text:span><text:span text:style-name="T1">яру</text:span></text:p>
      <text:p text:style-name="Text_20_body">Ищет Ванечка сестру,</text:p>
      <text:p text:style-name="Text_20_body">Да глуха кругом тайга —</text:p>
      <text:p text:style-name="Text_20_body">Не отдаст сестру Яга.</text:p>
      <text:h text:style-name="Heading_20_3" text:outline-level="3"><text:bookmark-start text:name="__RefHeading___Toc28246_3462270752"/><text:span text:style-name="T4">вместе — Я</text:span><text:span text:style-name="T6">́</text:span><text:span text:style-name="T4">ХАД</text:span><text:bookmark-end text:name="__RefHeading___Toc28246_3462270752"/></text:h>
      <text:p text:style-name="Text_20_body">Соберёмся Я<text:span text:style-name="T5">́</text:span>ХАД мы</text:p>
      <text:p text:style-name="Text_20_body">Да махнём по ягоды!</text:p>
      <text:h text:style-name="Heading_20_3" text:outline-level="3"><text:bookmark-start text:name="__RefHeading___Toc28248_3462270752"/><text:span text:style-name="T4">роща </text:span><text:span text:style-name="T1">?</text:span><text:span text:style-name="T4"> ХОРША</text:span><text:span text:style-name="T6">́</text:span><text:bookmark-end text:name="__RefHeading___Toc28248_3462270752"/></text:h>
      <text:p text:style-name="Text_20_body">Ах ты, рощица, ХОРША<text:span text:style-name="T5">́</text:span>,</text:p>
      <text:p text:style-name="Text_20_body">До чего ж ты хороша!</text:p>
      <text:h text:style-name="Heading_20_2" text:outline-level="2"/>
      <text:h text:style-name="Heading_20_3" text:outline-level="3"><text:bookmark-start text:name="__RefHeading___Toc28250_3462270752"/><text:span text:style-name="T4">природа — ТЭ</text:span><text:span text:style-name="T6">́</text:span><text:span text:style-name="T4">ВА</text:span><text:bookmark-end text:name="__RefHeading___Toc28250_3462270752"/></text:h>
      <text:p text:style-name="Text_20_body">Осталась бы ТЭ<text:span text:style-name="T5">́</text:span>ВА девой навек,</text:p>
      <text:p text:style-name="Text_20_body">Да грубый к ней подошёл человек.</text:p>
      <text:h text:style-name="Heading_20_3" text:outline-level="3"><text:bookmark-start text:name="__RefHeading___Toc28252_3462270752"/><text:span text:style-name="T4">время года — ОНА</text:span><text:span text:style-name="T6">́</text:span><text:bookmark-end text:name="__RefHeading___Toc28252_3462270752"/></text:h>
      <text:p text:style-name="Text_20_body">Она и лето, и весна,</text:p>
      <text:p text:style-name="Text_20_body">И осень, и зима ОНА<text:span text:style-name="T5">́</text:span></text:p>
      <text:h text:style-name="Heading_20_3" text:outline-level="3"><text:bookmark-start text:name="__RefHeading___Toc28254_3462270752"/><text:span text:style-name="T4">весна — АВИ</text:span><text:span text:style-name="T6">́</text:span><text:span text:style-name="T4">В</text:span><text:bookmark-end text:name="__RefHeading___Toc28254_3462270752"/></text:h>
      <text:h text:style-name="Heading_20_3" text:outline-level="3"><text:bookmark-start text:name="__RefHeading___Toc28256_3462270752"/><text:span text:style-name="T4">лето — КА</text:span><text:span text:style-name="T6">́</text:span><text:span text:style-name="T4">ИЦ</text:span><text:bookmark-end text:name="__RefHeading___Toc28256_3462270752"/></text:h>
      <text:h text:style-name="Heading_20_3" text:outline-level="3"><text:bookmark-start text:name="__RefHeading___Toc28258_3462270752"/><text:span text:style-name="T4">осень — СТАВ</text:span><text:bookmark-end text:name="__RefHeading___Toc28258_3462270752"/></text:h>
      <text:h text:style-name="Heading_20_3" text:outline-level="3"><text:bookmark-start text:name="__RefHeading___Toc28260_3462270752"/><text:span text:style-name="T4">зима — ХО</text:span><text:span text:style-name="T6">́</text:span><text:span text:style-name="T4">РЕФ</text:span><text:bookmark-end text:name="__RefHeading___Toc28260_3462270752"/></text:h>
      <text:p text:style-name="Text_20_body">Виват, весна!</text:p>
      <text:p text:style-name="Text_20_body">Весной я жив,</text:p>
      <text:p text:style-name="Text_20_body">Весной я еду в Тель-Авив!</text:p>
      <text:p text:style-name="Text_20_body"><text:span text:style-name="T2">А летом, </text:span><text:span text:style-name="T1">каюсь</text:span><text:span text:style-name="T2">,</text:span></text:p>
      <text:p text:style-name="Text_20_body">На пляже маюсь.</text:p>
      <text:p text:style-name="Text_20_body">Только, маяться устав,</text:p>
      <text:p text:style-name="Text_20_body">Жду, когда уж осень, СТАВ.</text:p>
      <text:p text:style-name="Text_20_body">Зимой морось, холод, хвори —</text:p>
      <text:p text:style-name="Text_20_body">Не зима, а сущий ХО<text:span text:style-name="T5">́</text:span>РЕФ!</text:p>
      <text:h text:style-name="Heading_20_3" text:outline-level="3"><text:bookmark-start text:name="__RefHeading___Toc28262_3462270752"/><text:span text:style-name="T4">вода — МА</text:span><text:span text:style-name="T6">́</text:span><text:span text:style-name="T4">ИМ</text:span><text:bookmark-end text:name="__RefHeading___Toc28262_3462270752"/></text:h>
      <text:h text:style-name="Heading_20_3" text:outline-level="3"><text:bookmark-start text:name="__RefHeading___Toc28264_3462270752"/><text:span text:style-name="T4">небо — ШАМА</text:span><text:span text:style-name="T6">́</text:span><text:span text:style-name="T4">ИМ</text:span><text:bookmark-end text:name="__RefHeading___Toc28264_3462270752"/></text:h>
      <text:p text:style-name="Text_20_body">Если МА<text:span text:style-name="T5">́</text:span>ИМ</text:p>
      <text:p text:style-name="Text_20_body">Льёт с ШАМА<text:span text:style-name="T5">́</text:span>ИМ,</text:p>
      <text:p text:style-name="Text_20_body">Распростись с весёлым маем</text:p>
      <text:h text:style-name="Heading_20_3" text:outline-level="3"><text:bookmark-start text:name="__RefHeading___Toc28266_3462270752"/><text:span text:style-name="T4">погода — МЭ</text:span><text:span text:style-name="T6">́</text:span><text:span text:style-name="T4">ЗЭГ-hАВИ</text:span><text:span text:style-name="T6">́</text:span><text:span text:style-name="T4">Р</text:span><text:bookmark-end text:name="__RefHeading___Toc28266_3462270752"/></text:h>
      <text:p text:style-name="Text_20_body">Промозгло и холодно —</text:p>
      <text:p text:style-name="Text_20_body">МЭ<text:span text:style-name="T5">́</text:span>ЗЭГ-hАВИ<text:span text:style-name="T5">́</text:span>Ра —</text:p>
      <text:p text:style-name="Text_20_body">В такую погоду</text:p>
      <text:p text:style-name="Text_20_body">Сидят по квартирам.</text:p>
      <text:h text:style-name="Heading_20_3" text:outline-level="3"><text:bookmark-start text:name="__RefHeading___Toc28268_3462270752"/><text:span text:style-name="T4">холод </text:span><text:span text:style-name="T2">?</text:span><text:span text:style-name="T4"> КОР</text:span><text:bookmark-end text:name="__RefHeading___Toc28268_3462270752"/></text:h>
      <text:h text:style-name="Heading_20_3" text:outline-level="3"><text:bookmark-start text:name="__RefHeading___Toc28270_3462270752"/><text:span text:style-name="T4">холодно </text:span><text:span text:style-name="T2">?</text:span><text:span text:style-name="T4"> КАР</text:span><text:bookmark-end text:name="__RefHeading___Toc28270_3462270752"/></text:h>
      <text:p text:style-name="Text_20_body">Закаркали громко вороны,</text:p>
      <text:p text:style-name="Text_20_body">Листвы пламенеют пожары,</text:p>
      <text:p text:style-name="Text_20_body">И поутру в проседи склоны,</text:p>
      <text:p text:style-name="Text_20_body">И близятся долгие КАРы.</text:p>
      <text:h text:style-name="Heading_20_3" text:outline-level="3"><text:bookmark-start text:name="__RefHeading___Toc28272_3462270752"/><text:span text:style-name="T4">жарко </text:span><text:span text:style-name="T2">?</text:span><text:span text:style-name="T4"> ХАМ</text:span><text:bookmark-end text:name="__RefHeading___Toc28272_3462270752"/></text:h>
      <text:p text:style-name="Text_20_body">Фу, как пот течёт с утра ?</text:p>
      <text:p text:style-name="Text_20_body"><text:span text:style-name="T2">Просто </text:span><text:span text:style-name="T1">хамская</text:span><text:span text:style-name="T2"> жара!</text:span></text:p>
      <text:h text:style-name="Heading_20_3" text:outline-level="3"><text:bookmark-start text:name="__RefHeading___Toc28274_3462270752"/><text:span text:style-name="T4">обман, афёра — ТАРМИ</text:span><text:span text:style-name="T6">́</text:span><text:span text:style-name="T4">Т</text:span><text:bookmark-end text:name="__RefHeading___Toc28274_3462270752"/></text:h>
      <text:p text:style-name="Text_20_body">Гляди-ка, Димка, как штормит!</text:p>
      <text:p text:style-name="Text_20_body">А твой прогноз — сплошной ТАРМИ<text:span text:style-name="T5">́</text:span>Т.</text:p>
      <text:h text:style-name="Heading_20_3" text:outline-level="3"><text:bookmark-start text:name="__RefHeading___Toc28276_3462270752"/><text:span text:style-name="T4">прогноз — ТАХАЗИ</text:span><text:span text:style-name="T6">́</text:span><text:span text:style-name="T4">Т</text:span><text:bookmark-end text:name="__RefHeading___Toc28276_3462270752"/></text:h>
      <text:p text:style-name="Text_20_body">— Видишь — точный ТАХАЗИ<text:span text:style-name="T5">́</text:span>Т:</text:p>
      <text:p text:style-name="Text_20_body">Холодно и моросит.</text:p>
      <text:h text:style-name="Heading_20_3" text:outline-level="3"><text:bookmark-start text:name="__RefHeading___Toc28278_3462270752"/><text:span text:style-name="T4">облако — АНА</text:span><text:span text:style-name="T6">́</text:span><text:span text:style-name="T4">Н</text:span><text:bookmark-end text:name="__RefHeading___Toc28278_3462270752"/></text:h>
      <text:p text:style-name="Text_20_body">Проплывает, как банан,</text:p>
      <text:p text:style-name="Text_20_body">В небе облако АНА<text:span text:style-name="T5">́</text:span>Н,</text:p>
      <text:p text:style-name="Text_20_body">Вот бы с этого АНАН<text:span text:style-name="T5">́</text:span>а</text:p>
      <text:p text:style-name="Text_20_body">Да посыпались бананы!</text:p>
      <text:h text:style-name="Heading_20_3" text:outline-level="3"><text:bookmark-start text:name="__RefHeading___Toc28280_3462270752"/><text:span text:style-name="T4">туман — АРАФЭ</text:span><text:span text:style-name="T6">́</text:span><text:span text:style-name="T4">Л</text:span><text:bookmark-end text:name="__RefHeading___Toc28280_3462270752"/></text:h>
      <text:p text:style-name="Text_20_body">Тучка, дочь тумана АРАФЭ<text:span text:style-name="T5">́</text:span>Ла,</text:p>
      <text:p text:style-name="Text_20_body">С арфой в сини горы улетела,</text:p>
      <text:p text:style-name="Text_20_body">Там она к утёсу приласкалась,</text:p>
      <text:p text:style-name="Text_20_body">На груди его играть осталась.</text:p>
      <text:h text:style-name="Heading_20_3" text:outline-level="3"><text:bookmark-start text:name="__RefHeading___Toc28282_3462270752"/><text:span text:style-name="T4">тень — ЦЕЛЬ</text:span><text:bookmark-end text:name="__RefHeading___Toc28282_3462270752"/></text:h>
      <text:p text:style-name="Text_20_body">На большой поляне ель.</text:p>
      <text:p text:style-name="Text_20_body">Вышло солнце — вижу ЦЕЛЬ.</text:p>
      <text:p text:style-name="Text_20_body"><text:soft-page-break/>Только тучка набежала —</text:p>
      <text:p text:style-name="Text_20_body">Солнца нет, и ЦЕЛЬ пропала.</text:p>
      <text:p text:style-name="Text_20_body">Так с утра и целый день,</text:p>
      <text:p text:style-name="Text_20_body">Потому что ЦЕЛЬ — лишь тень.</text:p>
      <text:h text:style-name="Heading_20_3" text:outline-level="3"><text:bookmark-start text:name="__RefHeading___Toc28284_3462270752"/><text:span text:style-name="T4">цель — МАТАРА</text:span><text:span text:style-name="T6">́</text:span><text:bookmark-end text:name="__RefHeading___Toc28284_3462270752"/></text:h>
      <text:p text:style-name="Text_20_body">В тире треск стоит утра:</text:p>
      <text:p text:style-name="Text_20_body">Целят все в МАТАРА<text:span text:style-name="T5">́</text:span>:</text:p>
      <text:p text:style-name="Text_20_body">Метко в голову врагу</text:p>
      <text:p text:style-name="Text_20_body">Лягут пули на кругу.</text:p>
      <text:h text:style-name="Heading_20_3" text:outline-level="3"><text:bookmark-start text:name="__RefHeading___Toc28286_3462270752"/><text:span text:style-name="T4">роса — ТАЛ</text:span><text:bookmark-end text:name="__RefHeading___Toc28286_3462270752"/></text:h>
      <text:p text:style-name="Text_20_body">Утречком, когда я встал:</text:p>
      <text:p text:style-name="Text_20_body">Вся трава сверкала в ТАЛ,</text:p>
      <text:p text:style-name="Text_20_body">А теперь трава гола —</text:p>
      <text:p text:style-name="Text_20_body">Разве ТАЛ растаяла?</text:p>
      <text:h text:style-name="Heading_20_3" text:outline-level="3"><text:bookmark-start text:name="__RefHeading___Toc28288_3462270752"/><text:span text:style-name="T4">радуга — КЕ</text:span><text:span text:style-name="T6">́</text:span><text:span text:style-name="T4">ШЕТ</text:span><text:bookmark-end text:name="__RefHeading___Toc28288_3462270752"/></text:h>
      <text:p text:style-name="Text_20_body">Семицветьем красок КЕ<text:span text:style-name="T5">́</text:span>ШЕТ</text:p>
      <text:p text:style-name="Text_20_body">В поднебесье око тешит.</text:p>
      <text:h text:style-name="Heading_20_3" text:outline-level="3"><text:bookmark-start text:name="__RefHeading___Toc28290_3462270752"/><text:span text:style-name="T4">капля — ТИППА</text:span><text:span text:style-name="T6">́</text:span><text:bookmark-end text:name="__RefHeading___Toc28290_3462270752"/></text:h>
      <text:h text:style-name="Heading_20_3" text:outline-level="3"><text:bookmark-start text:name="__RefHeading___Toc28292_3462270752"/><text:span text:style-name="T4">капли</text:span><text:span text:style-name="T2"> — </text:span><text:span text:style-name="T4">ТИППОТ</text:span><text:span text:style-name="T6">́</text:span><text:bookmark-end text:name="__RefHeading___Toc28292_3462270752"/></text:h>
      <text:p text:style-name="Text_20_body">С листьев падает ТИППА<text:span text:style-name="T5">́</text:span>,</text:p>
      <text:p text:style-name="Text_20_body">От дождя сыра тропа,</text:p>
      <text:p text:style-name="Text_20_body">Небо хмурое с утра,</text:p>
      <text:p text:style-name="Text_20_body">А ТИППОТ<text:span text:style-name="T5">́</text:span> всё как да кап.</text:p>
      <text:h text:style-name="Heading_20_3" text:outline-level="3"><text:bookmark-start text:name="__RefHeading___Toc28294_3462270752"/><text:span text:style-name="T4">ветер — РУ</text:span><text:span text:style-name="T6">́</text:span><text:span text:style-name="T4">АХ</text:span><text:bookmark-end text:name="__RefHeading___Toc28294_3462270752"/></text:h>
      <text:p text:style-name="Text_20_body">Я ветер РУ<text:span text:style-name="T5">́</text:span>АХ,</text:p>
      <text:p text:style-name="Text_20_body">Мой весел дух:</text:p>
      <text:p text:style-name="Text_20_body">В деревья дую,</text:p>
      <text:p text:style-name="Text_20_body">Сдуваю пух,</text:p>
      <text:p text:style-name="Text_20_body">Его несу я,</text:p>
      <text:p text:style-name="Text_20_body">Как белых мух.</text:p>
      <text:h text:style-name="Heading_20_3" text:outline-level="3"><text:bookmark-start text:name="__RefHeading___Toc28296_3462270752"/><text:span text:style-name="T4">веер </text:span><text:span text:style-name="T2">?</text:span><text:span text:style-name="T4"> МНИФА</text:span><text:span text:style-name="T6">́</text:span><text:bookmark-end text:name="__RefHeading___Toc28296_3462270752"/></text:h>
      <text:p text:style-name="Text_20_body">Нимфы древних мифов</text:p>
      <text:p text:style-name="Text_20_body">Обошлись без МНИФов:</text:p>
      <text:p text:style-name="Text_20_body">Овевал их пир</text:p>
      <text:p text:style-name="Text_20_body">Сладостный Зефир.</text:p>
      <text:h text:style-name="Heading_20_3" text:outline-level="3"><text:bookmark-start text:name="__RefHeading___Toc28298_3462270752"/><text:span text:style-name="T4">запах — РЕ</text:span><text:span text:style-name="T6">́</text:span><text:span text:style-name="T4">АХ</text:span><text:bookmark-end text:name="__RefHeading___Toc28298_3462270752"/></text:h>
      <text:p text:style-name="Text_20_body">Резкий РЕ<text:span text:style-name="T5">́</text:span>АХ реактива.</text:p>
      <text:p text:style-name="Text_20_body">— Что ты там разлила, Рива?</text:p>
      <text:h text:style-name="Heading_20_3" text:outline-level="3"><text:bookmark-start text:name="__RefHeading___Toc28300_3462270752"/><text:span text:style-name="T4">ветрено — СОЭ</text:span><text:span text:style-name="T6">́</text:span><text:span text:style-name="T4">Р</text:span><text:bookmark-end text:name="__RefHeading___Toc28300_3462270752"/></text:h>
      <text:p text:style-name="Text_20_body">Сэр, июль у нас СОЭ<text:span text:style-name="T5">́</text:span>Р:</text:p>
      <text:p text:style-name="Text_20_body">Ветры сильно дуют, Сэр.</text:p>
      <text:h text:style-name="Heading_20_3" text:outline-level="3"><text:bookmark-start text:name="__RefHeading___Toc28302_3462270752"/><text:span text:style-name="T4">град — БАРА</text:span><text:span text:style-name="T6">́</text:span><text:span text:style-name="T4">Д</text:span><text:bookmark-end text:name="__RefHeading___Toc28302_3462270752"/></text:h>
      <text:h text:style-name="Heading_20_3" text:outline-level="3"><text:bookmark-start text:name="__RefHeading___Toc28304_3462270752"/><text:span text:style-name="T4">дождь — ГЕ</text:span><text:span text:style-name="T6">́</text:span><text:span text:style-name="T4">ШЕМ</text:span><text:bookmark-end text:name="__RefHeading___Toc28304_3462270752"/></text:h>
      <text:h text:style-name="Heading_20_3" text:outline-level="3"><text:bookmark-start text:name="__RefHeading___Toc28306_3462270752"/><text:span text:style-name="T4">плащ — М(Е)ИЛ-ГЭ</text:span><text:span text:style-name="T6">́</text:span><text:span text:style-name="T4">ШЕМ</text:span><text:bookmark-end text:name="__RefHeading___Toc28306_3462270752"/></text:h>
      <text:p text:style-name="Text_20_body">Только вышли на парад —</text:p>
      <text:p text:style-name="Text_20_body">Вдруг как грянет град-БАРА<text:span text:style-name="T5">́</text:span>Д,</text:p>
      <text:p text:style-name="Text_20_body">А за градом дождик-ГЕ<text:span text:style-name="T5">́</text:span>ШЕМ:</text:p>
      <text:p text:style-name="Text_20_body">Со всех ног обратно чешем!</text:p>
      <text:p text:style-name="P3">***</text:p>
      <text:p text:style-name="Text_20_body">В дождь и ливень хлещущий</text:p>
      <text:p text:style-name="Text_20_body">Нет милей МИЛ-ГЭ<text:span text:style-name="T5">́</text:span>ШЭМа.</text:p>
      <text:h text:style-name="Heading_20_3" text:outline-level="3"><text:bookmark-start text:name="__RefHeading___Toc28308_3462270752"/><text:span text:style-name="T4">ливень — МАТА</text:span><text:span text:style-name="T6">́</text:span><text:span text:style-name="T4">Р</text:span><text:bookmark-end text:name="__RefHeading___Toc28308_3462270752"/></text:h>
      <text:p text:style-name="Text_20_body">Вихрь, молнии удар —</text:p>
      <text:p text:style-name="Text_20_body">И обрушился МАТА<text:span text:style-name="T5">́</text:span>Р.</text:p>
      <text:h text:style-name="Heading_20_3" text:outline-level="3"><text:bookmark-start text:name="__RefHeading___Toc28310_3462270752"/><text:span text:style-name="T4">зонтик — МИТРИЯ</text:span><text:span text:style-name="T6">́</text:span><text:bookmark-end text:name="__RefHeading___Toc28310_3462270752"/></text:h>
      <text:p text:style-name="Text_20_body">Есть у Димы-Дмитрия<text:span text:style-name="T5">́</text:span></text:p>
      <text:p text:style-name="Text_20_body">Чёрный зонтик, МИТРИЯ<text:span text:style-name="T5">́</text:span>.</text:p>
      <text:p text:style-name="Text_20_body">Чуть закаплет, Дмитрий</text:p>
      <text:h text:style-name="Heading_20_3" text:outline-level="3"><text:bookmark-start text:name="__RefHeading___Toc28312_3462270752"/><text:span text:style-name="T2">Раскрывает МИТРий.</text:span><text:bookmark-end text:name="__RefHeading___Toc28312_3462270752"/></text:h>
      <text:h text:style-name="Heading_20_3" text:outline-level="3"><text:bookmark-start text:name="__RefHeading___Toc28314_3462270752"/><text:span text:style-name="T4">гром — РААМ</text:span><text:bookmark-end text:name="__RefHeading___Toc28314_3462270752"/></text:h>
      <text:p text:style-name="Text_20_body">Тарарам по всем горам:</text:p>
      <text:p text:style-name="Text_20_body">Буря, грохот, град и РААМ</text:p>
      <text:h text:style-name="Heading_20_3" text:outline-level="3"><text:bookmark-start text:name="__RefHeading___Toc28316_3462270752"/><text:span text:style-name="T4">куст </text:span><text:span text:style-name="T2">?</text:span><text:span text:style-name="T4"> СИА</text:span><text:span text:style-name="T6">́</text:span><text:span text:style-name="T4">Х</text:span><text:bookmark-end text:name="__RefHeading___Toc28316_3462270752"/></text:h>
      <text:p text:style-name="Text_20_body">От грозы и града Стах</text:p>
      <text:p text:style-name="Text_20_body">Сразу спрятался в СИА<text:span text:style-name="T5">́</text:span>Х.</text:p>
      <text:h text:style-name="Heading_20_3" text:outline-level="3"><text:bookmark-start text:name="__RefHeading___Toc28318_3462270752"/><text:span text:style-name="T4">дрожь — РААД</text:span><text:bookmark-end text:name="__RefHeading___Toc28318_3462270752"/></text:h>
      <text:p text:style-name="Text_20_body">Ветер, холод, дождь и град,</text:p>
      <text:p text:style-name="Text_20_body">И зубами все стучат —</text:p>
      <text:p text:style-name="Text_20_body">Всех пробрал трясучий РААД.</text:p>
      <text:h text:style-name="Heading_20_3" text:outline-level="3"><text:bookmark-start text:name="__RefHeading___Toc28320_3462270752"/><text:span text:style-name="T4">эхо — hЕД</text:span><text:bookmark-end text:name="__RefHeading___Toc28320_3462270752"/></text:h>
      <text:p text:style-name="Text_20_body">Повторяет громко hЕД</text:p>
      <text:p text:style-name="Text_20_body">И разумное, и бред —</text:p>
      <text:p text:style-name="Text_20_body">Ведь ума у hЕДа нет.</text:p>
      <text:h text:style-name="Heading_20_3" text:outline-level="3"><text:bookmark-start text:name="__RefHeading___Toc28322_3462270752"/><text:span text:style-name="T4">молния — БАРА</text:span><text:span text:style-name="T6">́</text:span><text:span text:style-name="T4">К</text:span><text:bookmark-end text:name="__RefHeading___Toc28322_3462270752"/></text:h>
      <text:p text:style-name="Text_20_body">Попала молния в барак,</text:p>
      <text:p text:style-name="Text_20_body">И, где был мрак,</text:p>
      <text:p text:style-name="Text_20_body">Стал полный мрак.</text:p>
      <text:h text:style-name="Heading_20_3" text:outline-level="3"><text:bookmark-start text:name="__RefHeading___Toc28324_3462270752"/><text:span text:style-name="T4">буря — СЕАРА</text:span><text:span text:style-name="T6">́</text:span><text:bookmark-end text:name="__RefHeading___Toc28324_3462270752"/></text:h>
      <text:p text:style-name="Text_20_body">Ветер зверствует с утра —</text:p>
      <text:p text:style-name="Text_20_body">Будет буря, СЕАРА<text:span text:style-name="T5">́</text:span>,</text:p>
      <text:p text:style-name="Text_20_body">На приколе катера,</text:p>
      <text:p text:style-name="Text_20_body">А уйдёшь — не жди добра.</text:p>
      <text:h text:style-name="Heading_20_3" text:outline-level="3"><text:bookmark-start text:name="__RefHeading___Toc28326_3462270752"/><text:span text:style-name="T4">лист — АЛЕ</text:span><text:span text:style-name="T6">́</text:span><text:bookmark-end text:name="__RefHeading___Toc28326_3462270752"/></text:h>
      <text:p text:style-name="Text_20_body">На осенние аллеи</text:p>
      <text:p text:style-name="Text_20_body">Листья падают, алея,</text:p>
      <text:p text:style-name="Text_20_body">Рвёт их ветер, не жалея,</text:p>
      <text:p text:style-name="Text_20_body">С каждым вздохом злее, злее...</text:p>
      <text:h text:style-name="Heading_20_3" text:outline-level="3"><text:bookmark-start text:name="__RefHeading___Toc28328_3462270752"/><text:span text:style-name="T4">снег — ШЕ</text:span><text:span text:style-name="T6">́</text:span><text:span text:style-name="T4">ЛЕГ</text:span><text:bookmark-end text:name="__RefHeading___Toc28328_3462270752"/></text:h>
      <text:p text:style-name="Text_20_body">Неужели, неужели</text:p>
      <text:p text:style-name="Text_20_body">Шелестел нам ночью ШЕ<text:span text:style-name="T5">́</text:span>ЛЕГ,</text:p>
      <text:p text:style-name="Text_20_body">И, шепча поутру, лёг</text:p>
      <text:p text:style-name="Text_20_body">ШЕ<text:span text:style-name="T5">́</text:span>ЛЕГ, лёгонький снежок?</text:p>
      <text:h text:style-name="Heading_20_3" text:outline-level="3"><text:bookmark-start text:name="__RefHeading___Toc28330_3462270752"/><text:span text:style-name="T4">звезда — КОХА</text:span><text:span text:style-name="T6">́</text:span><text:span text:style-name="T4">В</text:span><text:bookmark-end text:name="__RefHeading___Toc28330_3462270752"/></text:h>
      <text:p text:style-name="Text_20_body">Мироздания заставы</text:p>
      <text:p text:style-name="Text_20_body">Стерегут в ночи КОХА<text:span text:style-name="T5">́</text:span>Вы:</text:p>
      <text:p text:style-name="Text_20_body">Видим сквозь мильоны лет</text:p>
      <text:p text:style-name="Text_20_body">Огоньки их сигарет.</text:p>
      <text:h text:style-name="Heading_20_3" text:outline-level="3"><text:bookmark-start text:name="__RefHeading___Toc28332_3462270752"/><text:span text:style-name="T4">луна — ЯРЕ</text:span><text:span text:style-name="T6">́</text:span><text:span text:style-name="T4">АХ</text:span><text:bookmark-end text:name="__RefHeading___Toc28332_3462270752"/></text:h>
      <text:p text:style-name="Text_20_body">Кто от яркого ЯРЕ<text:span text:style-name="T5">́</text:span>АХ,</text:p>
      <text:p text:style-name="Text_20_body">В полнолуние дурея,</text:p>
      <text:p text:style-name="Text_20_body">Скачет с крыш на галереи,</text:p>
      <text:p text:style-name="Text_20_body">Как заправский акробатик,</text:p>
      <text:p text:style-name="Text_20_body">Называется лунатик.</text:p>
      <text:h text:style-name="Heading_20_3" text:outline-level="3"><text:bookmark-start text:name="__RefHeading___Toc28334_3462270752"/><text:span text:style-name="T4">взошло — ЗАРА</text:span><text:span text:style-name="T6">́</text:span><text:span text:style-name="T4">Х</text:span><text:bookmark-end text:name="__RefHeading___Toc28334_3462270752"/></text:h>
      <text:p text:style-name="Text_20_body">Солнце на заре ЗАРА<text:span text:style-name="T5">́</text:span>Х,</text:p>
      <text:p text:style-name="Text_20_body">Разогнало тёмный страх,</text:p>
      <text:p text:style-name="Text_20_body">Упыри и вурдалаки</text:p>
      <text:p text:style-name="Text_20_body">Утром спрятались в норах.</text:p>
      <text:h text:style-name="Heading_20_3" text:outline-level="3"><text:bookmark-start text:name="__RefHeading___Toc28336_3462270752"/><text:span text:style-name="T4">север — ЦАФО</text:span><text:span text:style-name="T6">́</text:span><text:span text:style-name="T4">Н</text:span><text:bookmark-end text:name="__RefHeading___Toc28336_3462270752"/></text:h>
      <text:h text:style-name="Heading_20_3" text:outline-level="3"><text:bookmark-start text:name="__RefHeading___Toc28338_3462270752"/><text:span text:style-name="T4">юг — ДАРО</text:span><text:span text:style-name="T6">́</text:span><text:span text:style-name="T4">М</text:span><text:bookmark-end text:name="__RefHeading___Toc28338_3462270752"/></text:h>
      <text:p text:style-name="Text_20_body">С юга целеустремлённо</text:p>
      <text:p text:style-name="Text_20_body">На ЦАФО<text:span text:style-name="T5">́</text:span>Н неслись фургоны</text:p>
      <text:p text:style-name="Text_20_body">С щедрым яблочным добром:</text:p>
      <text:p text:style-name="Text_20_body">Чуть не даром на ДАРО<text:span text:style-name="T5">́</text:span>М.</text:p>
      <text:h text:style-name="Heading_20_3" text:outline-level="3"><text:bookmark-start text:name="__RefHeading___Toc28340_3462270752"/><text:span text:style-name="T4">восток — МИЗРА</text:span><text:span text:style-name="T6">́</text:span><text:span text:style-name="T4">Х</text:span><text:bookmark-end text:name="__RefHeading___Toc28340_3462270752"/></text:h>
      <text:h text:style-name="Heading_20_3" text:outline-level="3"><text:bookmark-start text:name="__RefHeading___Toc28342_3462270752"/><text:span text:style-name="T4">запад — МААРА</text:span><text:span text:style-name="T6">́</text:span><text:span text:style-name="T4">В</text:span><text:bookmark-end text:name="__RefHeading___Toc28342_3462270752"/></text:h>
      <text:p text:style-name="Text_20_body">Пришла заря, сметая страх:</text:p>
      <text:p text:style-name="Text_20_body">Глаза открылись на МИЗРА<text:span text:style-name="T5">́</text:span>Х.</text:p>
      <text:p text:style-name="Text_20_body">День удалился, доиграв:</text:p>
      <text:p text:style-name="Text_20_body"><text:soft-page-break/>Глаза закрылись на МААРА<text:span text:style-name="T5">́</text:span>В.</text:p>
      <text:h text:style-name="Heading_20_3" text:outline-level="3"><text:bookmark-start text:name="__RefHeading___Toc28344_3462270752"/><text:span text:style-name="T4">горизонт — О</text:span><text:span text:style-name="T6">́</text:span><text:span text:style-name="T4">ФЕК</text:span><text:bookmark-end text:name="__RefHeading___Toc28344_3462270752"/></text:h>
      <text:p text:style-name="Text_20_body">Как ни скор ты и ни ловок,</text:p>
      <text:p text:style-name="Text_20_body">Всех ловчее хитрый О<text:span text:style-name="T5">́</text:span>ФЕК:</text:p>
      <text:p text:style-name="Text_20_body">Вроде бы рукой подать,</text:p>
      <text:p text:style-name="Text_20_body">А ни взять и ни догнать.</text:p>
      <text:h text:style-name="Heading_20_3" text:outline-level="3"><text:bookmark-start text:name="__RefHeading___Toc28346_3462270752"/><text:span text:style-name="T4">солнечное затмение</text:span><text:span text:style-name="T2"> — </text:span><text:span text:style-name="T4">ЛИКУ</text:span><text:span text:style-name="T6">́</text:span><text:span text:style-name="T4">Й ХАМА</text:span><text:span text:style-name="T6">́</text:span><text:bookmark-end text:name="__RefHeading___Toc28346_3462270752"/></text:h>
      <text:p text:style-name="Text_20_body">ЛИКУ<text:span text:style-name="T5">́</text:span>Й ХАМА<text:span text:style-name="T5">́</text:span> — сойти с ума!</text:p>
      <text:p text:style-name="Text_20_body">Средь бела дня настала тьма!</text:p>
      <text:h text:style-name="Heading_20_3" text:outline-level="3"><text:bookmark-start text:name="__RefHeading___Toc28348_3462270752"/><text:span text:style-name="T4">вчера — ЭТМО</text:span><text:span text:style-name="T6">́</text:span><text:span text:style-name="T4">ЛЬ</text:span><text:bookmark-end text:name="__RefHeading___Toc28348_3462270752"/></text:h>
      <text:p text:style-name="Text_20_body">Как новая шапка была ведь ЭТМО<text:span text:style-name="T5">́</text:span>ЛЬ:</text:p>
      <text:p text:style-name="Text_20_body">Когда же успела проесть её моль?</text:p>
      <text:h text:style-name="Heading_20_3" text:outline-level="3"><text:bookmark-start text:name="__RefHeading___Toc28350_3462270752"/><text:span text:style-name="T4">сегодня — hАЙО</text:span><text:span text:style-name="T6">́</text:span><text:span text:style-name="T4">М</text:span><text:bookmark-end text:name="__RefHeading___Toc28350_3462270752"/></text:h>
      <text:p text:style-name="Text_20_body">— Зачем нам завтра заём?</text:p>
      <text:p text:style-name="Text_20_body">Заём нам нужен hАЙО<text:span text:style-name="T5">́</text:span>М!</text:p>
      <text:h text:style-name="Heading_20_3" text:outline-level="3"><text:bookmark-start text:name="__RefHeading___Toc28352_3462270752"/><text:span text:style-name="T4">завтра — МАХА</text:span><text:span text:style-name="T6">́</text:span><text:span text:style-name="T4">Р</text:span><text:bookmark-end text:name="__RefHeading___Toc28352_3462270752"/></text:h>
      <text:p text:style-name="Text_20_body">— Ты когда зайдёшь, Захар?</text:p>
      <text:p text:style-name="Text_20_body">— Завтра, дедушка, МАХА<text:span text:style-name="T5">́</text:span>Р.</text:p>
      <text:h text:style-name="Heading_20_3" text:outline-level="3"><text:bookmark-start text:name="__RefHeading___Toc28354_3462270752"/><text:span text:style-name="T4">всегда — ТАМИ</text:span><text:span text:style-name="T6">́</text:span><text:span text:style-name="T4">Д</text:span><text:bookmark-end text:name="__RefHeading___Toc28354_3462270752"/></text:h>
      <text:p text:style-name="Text_20_body">При застолье тамада</text:p>
      <text:p text:style-name="Text_20_body">Нужен обществу всегда:</text:p>
      <text:p text:style-name="Text_20_body">Он ТАМИ<text:span text:style-name="T5">́</text:span>Д, лукавя, льстит,</text:p>
      <text:p text:style-name="Text_20_body">Нам же лесть мила ТАМИ<text:span text:style-name="T5">́</text:span>Д.</text:p>
      <text:h text:style-name="Heading_20_3" text:outline-level="3"><text:bookmark-start text:name="__RefHeading___Toc28356_3462270752"/><text:span text:style-name="T4">полдень </text:span><text:span text:style-name="T1">?</text:span><text:span text:style-name="T4"> ЦОhОРА</text:span><text:span text:style-name="T6">́</text:span><text:span text:style-name="T4">ИМ</text:span><text:bookmark-end text:name="__RefHeading___Toc28356_3462270752"/></text:h>
      <text:p text:style-name="Text_20_body"><text:span text:style-name="T2">Вот и полдень , ЦО</text:span><text:span text:style-name="T1">hОРА</text:span><text:span text:style-name="T7">́</text:span><text:span text:style-name="T1">ИМ ?</text:span></text:p>
      <text:p text:style-name="Text_20_body">Третий час здесь загораем!</text:p>
      <text:h text:style-name="Heading_20_3" text:outline-level="3"><text:bookmark-start text:name="__RefHeading___Toc28358_3462270752"/><text:span text:style-name="T4">ночь — ЛА</text:span><text:span text:style-name="T6">́</text:span><text:span text:style-name="T4">ЙЛА</text:span><text:bookmark-end text:name="__RefHeading___Toc28358_3462270752"/></text:h>
      <text:p text:style-name="Text_20_body">Расстелила одеяла,</text:p>
      <text:p text:style-name="Text_20_body">Уложила, укачала,</text:p>
      <text:p text:style-name="Text_20_body">Унесла заботы прочь</text:p>
      <text:p text:style-name="Text_20_body">Ласковая ЛА<text:span text:style-name="T5">́</text:span>ЙЛА — ночь.</text:p>
      <text:h text:style-name="Heading_20_2" text:outline-level="2"/>
      <text:h text:style-name="Heading_20_3" text:outline-level="3"><text:bookmark-start text:name="__RefHeading___Toc28360_3462270752"/><text:span text:style-name="T4">справедливость — ЦЭ</text:span><text:span text:style-name="T6">́</text:span><text:span text:style-name="T4">ДЭК</text:span><text:bookmark-end text:name="__RefHeading___Toc28360_3462270752"/></text:h>
      <text:p text:style-name="Text_20_body">Нужен ЦЭ<text:span text:style-name="T5">́</text:span>ДЕК в детском садике,</text:p>
      <text:p text:style-name="Text_20_body">Чтоб достойно жили дяденьки.</text:p>
      <text:h text:style-name="Heading_20_3" text:outline-level="3"><text:bookmark-start text:name="__RefHeading___Toc28362_3462270752"/><text:span text:style-name="T4">закон, правосудие — МИШПА</text:span><text:span text:style-name="T6">́</text:span><text:span text:style-name="T4">Т</text:span><text:bookmark-end text:name="__RefHeading___Toc28362_3462270752"/></text:h>
      <text:p text:style-name="Text_20_body">Во имя права и свобод</text:p>
      <text:p text:style-name="Text_20_body">МИШПА<text:span text:style-name="T5">́</text:span>Т мышам напишет кот.</text:p>
      <text:h text:style-name="Heading_20_3" text:outline-level="3"><text:bookmark-start text:name="__RefHeading___Toc28364_3462270752"/><text:span text:style-name="T4">порядок — СЕ</text:span><text:span text:style-name="T6">́</text:span><text:span text:style-name="T4">ДЕР</text:span><text:bookmark-end text:name="__RefHeading___Toc28364_3462270752"/></text:h>
      <text:p text:style-name="Text_20_body">— Видишь, парень, мы уж седы,</text:p>
      <text:p text:style-name="Text_20_body">Чтоб менять здесь вечный СЕ<text:span text:style-name="T5">́</text:span>ДЕР,</text:p>
      <text:p text:style-name="Text_20_body">Хуже, лучше ли живём —</text:p>
      <text:p text:style-name="Text_20_body">С этим СЕ<text:span text:style-name="T5">́</text:span>ДЕРом помрём.</text:p>
      <text:h text:style-name="Heading_20_3" text:outline-level="3"><text:bookmark-start text:name="__RefHeading___Toc28366_3462270752"/><text:span text:style-name="T4">хулиган — БИРЬО</text:span><text:span text:style-name="T6">́</text:span><text:span text:style-name="T4">Н</text:span><text:bookmark-end text:name="__RefHeading___Toc28366_3462270752"/></text:h>
      <text:p text:style-name="Text_20_body">Без бульона БИРЬО<text:span text:style-name="T5">́</text:span>На оставили</text:p>
      <text:p text:style-name="Text_20_body">И до полдника в угол поставили,</text:p>
      <text:p text:style-name="Text_20_body">Чтобы маленьких не обижал</text:p>
      <text:p text:style-name="Text_20_body">И бирюльки их не отбирал.</text:p>
      <text:h text:style-name="Heading_20_3" text:outline-level="3"><text:bookmark-start text:name="__RefHeading___Toc28368_3462270752"/><text:span text:style-name="T4">строптивец — САРВА</text:span><text:span text:style-name="T6">́</text:span><text:span text:style-name="T4">Н</text:span><text:bookmark-end text:name="__RefHeading___Toc28368_3462270752"/></text:h>
      <text:h text:style-name="Heading_20_3" text:outline-level="3"><text:bookmark-start text:name="__RefHeading___Toc28370_3462270752"/><text:span text:style-name="T4">строптивцы — САРВАНИ</text:span><text:span text:style-name="T6">́</text:span><text:span text:style-name="T4">М</text:span><text:bookmark-end text:name="__RefHeading___Toc28370_3462270752"/></text:h>
      <text:p text:style-name="Text_20_body">Сорванцы-САРВАНИ<text:span text:style-name="T5">́</text:span>Ммы —</text:p>
      <text:p text:style-name="Text_20_body">Сладу нету нам с ними.</text:p>
      <text:p text:style-name="Text_20_body">Сорвиголовы эти</text:p>
      <text:p text:style-name="Text_20_body">Рвут все цепи и сети.</text:p>
      <text:h text:style-name="Heading_20_3" text:outline-level="3"><text:bookmark-start text:name="__RefHeading___Toc28372_3462270752"/><text:span text:style-name="T4">вседозволенность, распщценность — МАТИРАНУ</text:span><text:span text:style-name="T6">́</text:span><text:span text:style-name="T4">Т</text:span><text:bookmark-end text:name="__RefHeading___Toc28372_3462270752"/></text:h>
      <text:p text:style-name="Text_20_body">Если детки матернут,</text:p>
      <text:p text:style-name="Text_20_body">То у них — МАТИРАНУ<text:span text:style-name="T5">́</text:span>Т.</text:p>
      <text:h text:style-name="Heading_20_3" text:outline-level="3"><text:bookmark-start text:name="__RefHeading___Toc28374_3462270752"/><text:span text:style-name="T4">послушный — ЦАЙТА</text:span><text:span text:style-name="T6">́</text:span><text:span text:style-name="T4">Н</text:span><text:bookmark-end text:name="__RefHeading___Toc28374_3462270752"/></text:h>
      <text:p text:style-name="Text_20_body">Чтоб в ЦАЙТА<text:span text:style-name="T5">́</text:span>Не узреть шайтана,</text:p>
      <text:p text:style-name="Text_20_body">Разбудите ЦАЙТА<text:span text:style-name="T5">́</text:span>На рано.</text:p>
      <text:h text:style-name="Heading_20_3" text:outline-level="3"><text:bookmark-start text:name="__RefHeading___Toc28376_3462270752"/><text:span text:style-name="T4">наглец — ХУЦПА</text:span><text:span text:style-name="T6">́</text:span><text:span text:style-name="T4">Н</text:span><text:bookmark-end text:name="__RefHeading___Toc28376_3462270752"/></text:h>
      <text:p text:style-name="Text_20_body">ХУЦПА<text:span text:style-name="T5">́</text:span>Н — наглец и хулиган,</text:p>
      <text:p text:style-name="Text_20_body">Прохвост, пройдоха и горлан.</text:p>
      <text:h text:style-name="Heading_20_3" text:outline-level="3"><text:bookmark-start text:name="__RefHeading___Toc28378_3462270752"/><text:span text:style-name="T4">подглядывать — ЛЕАЦИ</text:span><text:span text:style-name="T6">́</text:span><text:span text:style-name="T4">Ц</text:span><text:bookmark-end text:name="__RefHeading___Toc28378_3462270752"/></text:h>
      <text:p text:style-name="Text_20_body">Эй, нахалёнок, брысь и цыц!</text:p>
      <text:p text:style-name="Text_20_body">Не смей к соседке ЛЕАЦИ<text:span text:style-name="T5">́</text:span>Ц!</text:p>
      <text:h text:style-name="Heading_20_3" text:outline-level="3"><text:bookmark-start text:name="__RefHeading___Toc28380_3462270752"/><text:span text:style-name="T4">аферист — НОХЕ</text:span><text:span text:style-name="T6">́</text:span><text:span text:style-name="T4">Л</text:span><text:bookmark-end text:name="__RefHeading___Toc28380_3462270752"/></text:h>
      <text:p text:style-name="Text_20_body">Чтоб НОХЕ<text:span text:style-name="T5">́</text:span>Лом стать нахалу,</text:p>
      <text:p text:style-name="Text_20_body">Одного нахальства мало:</text:p>
      <text:p text:style-name="Text_20_body">Нужен ум и честный вид,</text:p>
      <text:p text:style-name="Text_20_body">И совсем не нужен стыд.</text:p>
      <text:h text:style-name="Heading_20_3" text:outline-level="3"><text:bookmark-start text:name="__RefHeading___Toc28382_3462270752"/><text:span text:style-name="T4">совесть — МАЦПУ</text:span><text:span text:style-name="T6">́</text:span><text:span text:style-name="T4">Н</text:span><text:bookmark-end text:name="__RefHeading___Toc28382_3462270752"/></text:h>
      <text:h text:style-name="Heading_20_3" text:outline-level="3"><text:bookmark-start text:name="__RefHeading___Toc28384_3462270752"/><text:span text:style-name="T4">стыд — БУША</text:span><text:span text:style-name="T6">́</text:span><text:bookmark-end text:name="__RefHeading___Toc28384_3462270752"/></text:h>
      <text:p text:style-name="Text_20_body">Нет совсем у пацана</text:p>
      <text:p text:style-name="Text_20_body">Ни стыда, ни МАЦПУ<text:span text:style-name="T5">́</text:span>На.</text:p>
      <text:p text:style-name="Text_20_body">Старой бабушке сказал он:</text:p>
      <text:p text:style-name="Text_20_body">"Чтоб ты деньги потеряла!</text:p>
      <text:p text:style-name="Text_20_body">Чтоб ты кресло поломала!</text:p>
      <text:p text:style-name="Text_20_body">Чтоб ты села на ежа!"</text:p>
      <text:p text:style-name="Text_20_body">Ох, БУША<text:span text:style-name="T5">́</text:span>, БУША<text:span text:style-name="T5">́</text:span>, БУША<text:span text:style-name="T5">́</text:span>!</text:p>
      <text:h text:style-name="Heading_20_3" text:outline-level="3"><text:bookmark-start text:name="__RefHeading___Toc28386_3462270752"/><text:span text:style-name="T4">подозрение — ХАША</text:span><text:span text:style-name="T6">́</text:span><text:span text:style-name="T4">Д</text:span><text:bookmark-end text:name="__RefHeading___Toc28386_3462270752"/></text:h>
      <text:p text:style-name="Text_20_body">— А у меня большой ХАША<text:span text:style-name="T5">́</text:span>Д,</text:p>
      <text:p text:style-name="Text_20_body">Что Гоша съел наш шоколад.</text:p>
      <text:h text:style-name="Heading_20_3" text:outline-level="3"><text:bookmark-start text:name="__RefHeading___Toc28388_3462270752"/><text:span text:style-name="T4">взятка — ШОХА</text:span><text:span text:style-name="T6">́</text:span><text:span text:style-name="T4">Д</text:span><text:bookmark-end text:name="__RefHeading___Toc28388_3462270752"/></text:h>
      <text:p text:style-name="Text_20_body">Дать секретарше шоколад,</text:p>
      <text:p text:style-name="Text_20_body"><text:soft-page-break/>Любезность или же ШОХА<text:span text:style-name="T5">́</text:span>Д?</text:p>
      <text:h text:style-name="Heading_20_3" text:outline-level="3"><text:bookmark-start text:name="__RefHeading___Toc28390_3462270752"/><text:span text:style-name="T4">преступник — ПОШЭ</text:span><text:span text:style-name="T6">́</text:span><text:span text:style-name="T4">А преступление — ПЭ</text:span><text:span text:style-name="T6">́</text:span><text:span text:style-name="T4">ША</text:span><text:bookmark-end text:name="__RefHeading___Toc28390_3462270752"/></text:h>
      <text:p text:style-name="Text_20_body">В юстиции принципа</text:p>
      <text:p text:style-name="Text_20_body">Нету важнее:</text:p>
      <text:p text:style-name="Text_20_body">"За ПЭ<text:span text:style-name="T5">́</text:span>ШУ ПОШЭ<text:span text:style-name="T5">́</text:span>А</text:p>
      <text:p text:style-name="Text_20_body">Получит по шее!"</text:p>
      <text:h text:style-name="Heading_20_3" text:outline-level="3"><text:bookmark-start text:name="__RefHeading___Toc28392_3462270752"/><text:span text:style-name="T4">преступник — АВАРЬЯ</text:span><text:span text:style-name="T6">́</text:span><text:span text:style-name="T4">Н</text:span><text:bookmark-end text:name="__RefHeading___Toc28392_3462270752"/></text:h>
      <text:p text:style-name="Text_20_body">Аварии в жизни творят хулиганы,</text:p>
      <text:p text:style-name="Text_20_body">Убийцы, грабители и шарлатаны,</text:p>
      <text:p text:style-name="Text_20_body">И все, по закону, они — АВАРЬЯ<text:span text:style-name="T5">́</text:span>Ны.</text:p>
      <text:h text:style-name="Heading_20_3" text:outline-level="3"><text:bookmark-start text:name="__RefHeading___Toc28394_3462270752"/><text:span text:style-name="T4">банда — КНУФИЯ</text:span><text:span text:style-name="T6">́</text:span><text:bookmark-end text:name="__RefHeading___Toc28394_3462270752"/></text:h>
      <text:p text:style-name="Text_20_body">Как к ним ворвалась КНУФИЯ<text:span text:style-name="T5">́</text:span>,</text:p>
      <text:p text:style-name="Text_20_body">В окно на кухне видел я.</text:p>
      <text:h text:style-name="Heading_20_3" text:outline-level="3"><text:bookmark-start text:name="__RefHeading___Toc28396_3462270752"/><text:span text:style-name="T4">судить — ЛИШПО</text:span><text:span text:style-name="T6">́</text:span><text:span text:style-name="T4">Т</text:span><text:bookmark-end text:name="__RefHeading___Toc28396_3462270752"/></text:h>
      <text:p text:style-name="Text_20_body">— За что же Мотю заЛИШПО<text:span text:style-name="T5">́</text:span>Тили?</text:p>
      <text:p text:style-name="Text_20_body">— За заморозки после оттепели.</text:p>
      <text:h text:style-name="Heading_20_3" text:outline-level="3"><text:bookmark-start text:name="__RefHeading___Toc28398_3462270752"/><text:span text:style-name="T4">тюрьма — БЕТ-СО</text:span><text:span text:style-name="T6">́</text:span><text:span text:style-name="T4">hАР</text:span><text:bookmark-end text:name="__RefHeading___Toc28398_3462270752"/></text:h>
      <text:p text:style-name="Text_20_body">Наделавши бед, попадают в БЕТ-СО<text:span text:style-name="T5">́</text:span>hАР</text:p>
      <text:p text:style-name="Text_20_body">И долгие годы там без толку сохнут.</text:p>
      <text:h text:style-name="Heading_20_3" text:outline-level="3"><text:bookmark-start text:name="__RefHeading___Toc28400_3462270752"/><text:span text:style-name="T4">запертый </text:span><text:span text:style-name="T2">?</text:span><text:span text:style-name="T4"> НАУ</text:span><text:span text:style-name="T6">́</text:span><text:span text:style-name="T4">Л</text:span><text:bookmark-end text:name="__RefHeading___Toc28400_3462270752"/></text:h>
      <text:p text:style-name="Text_20_body">Кота усадили в баул —</text:p>
      <text:p text:style-name="Text_20_body">Теперь он в бауле НАУ<text:span text:style-name="T5">́</text:span>Л.</text:p>
      <text:p text:style-name="Text_20_body">На улицу просится кот,</text:p>
      <text:p text:style-name="Text_20_body">Вот-вот и баул разорвёт.</text:p>
      <text:h text:style-name="Heading_20_3" text:outline-level="3"><text:bookmark-start text:name="__RefHeading___Toc28402_3462270752"/><text:span text:style-name="T4">арестант — АСИ</text:span><text:span text:style-name="T6">́</text:span><text:span text:style-name="T4">Р</text:span><text:bookmark-end text:name="__RefHeading___Toc28402_3462270752"/></text:h>
      <text:p text:style-name="Text_20_body">Жизнь сера и сыра у АСИ<text:span text:style-name="T5">́</text:span>Ра,</text:p>
      <text:p text:style-name="Text_20_body">Ни пивка, ни кефира, ни сыра,</text:p>
      <text:p text:style-name="Text_20_body">В башмаках и на ватнике дыры,</text:p>
      <text:p text:style-name="Text_20_body">Да увесистый дрын бригадира.</text:p>
      <text:h text:style-name="Heading_20_3" text:outline-level="3"><text:bookmark-start text:name="__RefHeading___Toc28404_3462270752"/><text:span text:style-name="T4">орфография — КТИВ</text:span><text:bookmark-end text:name="__RefHeading___Toc28404_3462270752"/></text:h>
      <text:p text:style-name="Text_20_body">Те, кто плохо знают КТИ<text:span text:style-name="T5">́</text:span>Ву</text:p>
      <text:p text:style-name="Text_20_body">И с ошибкой пишут ксиву,</text:p>
      <text:p text:style-name="Text_20_body">Всё равно получат пять...</text:p>
      <text:p text:style-name="Text_20_body">Лет на зоне погулять.</text:p>
      <text:h text:style-name="Heading_20_3" text:outline-level="3"><text:bookmark-start text:name="__RefHeading___Toc28406_3462270752"/><text:span text:style-name="T4">грабёж — ШОД</text:span><text:bookmark-end text:name="__RefHeading___Toc28406_3462270752"/></text:h>
      <text:h text:style-name="Heading_20_3" text:outline-level="3"><text:bookmark-start text:name="__RefHeading___Toc28408_3462270752"/><text:span text:style-name="T4">грабитель — ШОДЕ</text:span><text:span text:style-name="T6">́</text:span><text:span text:style-name="T4">Д</text:span><text:bookmark-end text:name="__RefHeading___Toc28408_3462270752"/></text:h>
      <text:p text:style-name="Text_20_body">Был парень шкодником,</text:p>
      <text:p text:style-name="Text_20_body">Думал о ШОДах,</text:p>
      <text:p text:style-name="Text_20_body">От школы до ШОДа</text:p>
      <text:p text:style-name="Text_20_body">Дошёл за три года.</text:p>
      <text:p text:style-name="Text_20_body">Наделал он бед,</text:p>
      <text:p text:style-name="Text_20_body">Бесстыжий ШОДЕ<text:span text:style-name="T5">́</text:span>Д.</text:p>
      <text:h text:style-name="Heading_20_3" text:outline-level="3"><text:bookmark-start text:name="__RefHeading___Toc28410_3462270752"/><text:span text:style-name="T4">петля — ЛУЛЛА</text:span><text:span text:style-name="T6">́</text:span><text:bookmark-end text:name="__RefHeading___Toc28410_3462270752"/></text:h>
      <text:p text:style-name="Text_20_body">За разбойные дела</text:p>
      <text:p text:style-name="Text_20_body">Душегуба ждёт ЛУЛЛА<text:span text:style-name="T5">́</text:span>.</text:p>
      <text:h text:style-name="Heading_20_3" text:outline-level="3"><text:bookmark-start text:name="__RefHeading___Toc28412_3462270752"/><text:span text:style-name="T4">эшафот — ГАРДО</text:span><text:span text:style-name="T6">́</text:span><text:span text:style-name="T4">М</text:span><text:bookmark-end text:name="__RefHeading___Toc28412_3462270752"/></text:h>
      <text:p text:style-name="Text_20_body">А для гордыни, может быть, ГАРДО<text:span text:style-name="T5">́</text:span>М</text:p>
      <text:p text:style-name="Text_20_body">И есть родной и долгожданный дом.</text:p>
      <text:h text:style-name="Heading_20_3" text:outline-level="3"><text:bookmark-start text:name="__RefHeading___Toc28414_3462270752"/><text:span text:style-name="T4">судьба — ГОРА</text:span><text:span text:style-name="T6">́</text:span><text:span text:style-name="T4">Л</text:span><text:bookmark-end text:name="__RefHeading___Toc28414_3462270752"/></text:h>
      <text:p text:style-name="Text_20_body">Он многих обобрал, в тюрьму попал</text:p>
      <text:p text:style-name="Text_20_body">И сетовал: "Таков уж мой ГОРА<text:span text:style-name="T5">́</text:span>Л..."</text:p>
      <text:p text:style-name="Text_20_body">Вопрос: "А тех, которых обобрали,</text:p>
      <text:p text:style-name="Text_20_body">За что его ГОРА<text:span text:style-name="T5">́</text:span>Лом покарали?"</text:p>
      <text:h text:style-name="Heading_20_3" text:outline-level="3"><text:bookmark-start text:name="__RefHeading___Toc28416_3462270752"/><text:span text:style-name="T4">кошелёк — АРНА</text:span><text:span text:style-name="T6">́</text:span><text:span text:style-name="T4">К</text:span><text:bookmark-end text:name="__RefHeading___Toc28416_3462270752"/></text:h>
      <text:p text:style-name="Text_20_body">Любопытствует варнак,</text:p>
      <text:p text:style-name="Text_20_body">Где вы прячете АРНА<text:span text:style-name="T5">́</text:span>К?</text:p>
      <text:p text:style-name="Text_20_body">За любой намёк и знак</text:p>
      <text:p text:style-name="Text_20_body">Вам признателен варнак.</text:p>
      <text:h text:style-name="Heading_20_3" text:outline-level="3"><text:bookmark-start text:name="__RefHeading___Toc28418_3462270752"/><text:span text:style-name="T4">вор — ГАННА</text:span><text:span text:style-name="T6">́</text:span><text:span text:style-name="T4">В</text:span><text:bookmark-end text:name="__RefHeading___Toc28418_3462270752"/></text:h>
      <text:p text:style-name="Text_20_body">По задворкам и канавам</text:p>
      <text:p text:style-name="Text_20_body">Гнались люди за ГАННА<text:span text:style-name="T5">́</text:span>Вом,</text:p>
      <text:p text:style-name="Text_20_body">Чтоб сказать ему, догнав:</text:p>
      <text:p text:style-name="Text_20_body">"Знаешь, ты, ГАННА<text:span text:style-name="T5">́</text:span>В, неправ".</text:p>
      <text:h text:style-name="Heading_20_3" text:outline-level="3"><text:bookmark-start text:name="__RefHeading___Toc28420_3462270752"/><text:span text:style-name="T4">ловкий </text:span><text:span text:style-name="T2">?</text:span><text:span text:style-name="T4"> ЗАРИ</text:span><text:span text:style-name="T6">́</text:span><text:span text:style-name="T4">З</text:span><text:bookmark-end text:name="__RefHeading___Toc28420_3462270752"/></text:h>
      <text:p text:style-name="Text_20_body">Залез на карниз</text:p>
      <text:p text:style-name="Text_20_body">Воришка ЗАРИ<text:span text:style-name="T5">́</text:span>З:</text:p>
      <text:p text:style-name="Text_20_body">Спёр ризы сразу ?</text:p>
      <text:p text:style-name="Text_20_body">Ловкий, зараза!</text:p>
      <text:h text:style-name="Heading_20_3" text:outline-level="3"><text:bookmark-start text:name="__RefHeading___Toc28422_3462270752"/><text:span text:style-name="T4">оружие — НЭ</text:span><text:span text:style-name="T6">́</text:span><text:span text:style-name="T4">ШЕК</text:span><text:bookmark-end text:name="__RefHeading___Toc28422_3462270752"/></text:h>
      <text:p text:style-name="Text_20_body">Ножик — это НЭ<text:span text:style-name="T5">́</text:span>ШЕК тоже.</text:p>
      <text:p text:style-name="Text_20_body">Грешен, в чьём кармане ножик:</text:p>
      <text:p text:style-name="Text_20_body">Острый, тайный, выкидной,</text:p>
      <text:p text:style-name="Text_20_body">Прочный, блещущий, стальной.</text:p>
      <text:h text:style-name="Heading_20_3" text:outline-level="3"><text:bookmark-start text:name="__RefHeading___Toc28424_3462270752"/><text:span text:style-name="T4">организованный — М(Е)УРГА</text:span><text:span text:style-name="T6">́</text:span><text:span text:style-name="T4">Н</text:span><text:bookmark-end text:name="__RefHeading___Toc28424_3462270752"/></text:h>
      <text:p text:style-name="Text_20_body">Одинокий урка —</text:p>
      <text:p text:style-name="Text_20_body">Просто хулиган.</text:p>
      <text:p text:style-name="Text_20_body">Урка в шайке с Муркой —</text:p>
      <text:p text:style-name="Text_20_body">Уркаган МУРГА<text:span text:style-name="T5">́</text:span>Н.</text:p>
      <text:h text:style-name="Heading_20_3" text:outline-level="3"><text:bookmark-start text:name="__RefHeading___Toc28426_3462270752"/>карцер — ЦИНО<text:span text:style-name="T5">́</text:span>К<text:bookmark-end text:name="__RefHeading___Toc28426_3462270752"/></text:h>
      <text:p text:style-name="Text_20_body">— Где, начальник, мой сынок?</text:p>
      <text:p text:style-name="Text_20_body">Где мой кроткий голубок?</text:p>
      <text:p text:style-name="Text_20_body">— Ваш сынок сейчас в ЦИНО<text:span text:style-name="T5">́</text:span>К:</text:p>
      <text:p text:style-name="Text_20_body">Он вчера тюрьму поджёг.</text:p>
      <text:h text:style-name="Heading_20_3" text:outline-level="3"><text:bookmark-start text:name="__RefHeading___Toc28428_3462270752"/><text:span text:style-name="T4">пожертвование — ТРУМА</text:span><text:span text:style-name="T6">́</text:span><text:bookmark-end text:name="__RefHeading___Toc28428_3462270752"/></text:h>
      <text:p text:style-name="Text_20_body">Всегда вздыхают о ТРУМА<text:span text:style-name="T5">́</text:span></text:p>
      <text:p text:style-name="Text_20_body">И богадельня, и тюрьма.</text:p>
      <text:h text:style-name="Heading_20_3" text:outline-level="3"><text:bookmark-start text:name="__RefHeading___Toc28430_3462270752"/><text:span text:style-name="T4">судья — ШОФЕ</text:span><text:span text:style-name="T6">́</text:span><text:span text:style-name="T4">Т</text:span><text:bookmark-end text:name="__RefHeading___Toc28430_3462270752"/></text:h>
      <text:p text:style-name="Text_20_body">Хоть под шофе скажи, ШОФЕ<text:span text:style-name="T5">́</text:span>Т,</text:p>
      <text:p text:style-name="Text_20_body">Ты сколько выдал лишних лет?</text:p>
      <text:h text:style-name="Heading_20_3" text:outline-level="3"><text:bookmark-start text:name="__RefHeading___Toc28432_3462270752"/><text:span text:style-name="T4">относительно — ЯХАСИ</text:span><text:span text:style-name="T6">́</text:span><text:span text:style-name="T4">Т</text:span><text:bookmark-end text:name="__RefHeading___Toc28432_3462270752"/></text:h>
      <text:p text:style-name="Text_20_body">Много ль, мало ль вор сидит —</text:p>
      <text:p text:style-name="Text_20_body">Всё на свете ЯХАСИ<text:span text:style-name="T5">́</text:span>Т.</text:p>
      <text:h text:style-name="Heading_20_3" text:outline-level="3"><text:bookmark-start text:name="__RefHeading___Toc28434_3462270752"/><text:span text:style-name="T4">острый </text:span><text:span text:style-name="T1">(об уме, приправах)</text:span><text:span text:style-name="T4"> — ХАРИ</text:span><text:span text:style-name="T6">́</text:span><text:span text:style-name="T4">Ф</text:span><text:bookmark-end text:name="__RefHeading___Toc28434_3462270752"/></text:h>
      <text:p text:style-name="Text_20_body">Всех пройдох найдет шериф:</text:p>
      <text:p text:style-name="Text_20_body">У шерифа ум ХАРИ<text:span text:style-name="T5">́</text:span>Ф.</text:p>
      <text:h text:style-name="Heading_20_3" text:outline-level="3"><text:bookmark-start text:name="__RefHeading___Toc28436_3462270752"/><text:span text:style-name="T4">полицейский — ШОТЭ</text:span><text:span text:style-name="T6">́</text:span><text:span text:style-name="T4">Р</text:span><text:bookmark-end text:name="__RefHeading___Toc28436_3462270752"/></text:h>
      <text:h text:style-name="Heading_20_3" text:outline-level="3"><text:bookmark-start text:name="__RefHeading___Toc28438_3462270752"/><text:span text:style-name="T4">полиция — МИШТАРА</text:span><text:span text:style-name="T6">́</text:span><text:bookmark-end text:name="__RefHeading___Toc28438_3462270752"/></text:h>
      <text:p text:style-name="Text_20_body">С ШОТЭ<text:span text:style-name="T5">́</text:span>Ром не шутят —</text:p>
      <text:p text:style-name="Text_20_body">Запросто скрутит.</text:p>
      <text:p text:style-name="P3">***</text:p>
      <text:p text:style-name="Text_20_body">Те, кто служат в МИШТАРА<text:span text:style-name="T5">́</text:span>,</text:p>
      <text:p text:style-name="Text_20_body">Спуску не дают ворам,</text:p>
      <text:p text:style-name="Text_20_body">И зовут за это воры</text:p>
      <text:p text:style-name="Text_20_body">Их "менты"и "мусора".</text:p>
      <text:h text:style-name="Heading_20_3" text:outline-level="3"><text:bookmark-start text:name="__RefHeading___Toc28440_3462270752"/><text:span text:style-name="T4">данные — Н(Е)ТУНИ</text:span><text:span text:style-name="T6">́</text:span><text:span text:style-name="T4">М</text:span><text:bookmark-end text:name="__RefHeading___Toc28440_3462270752"/></text:h>
      <text:p text:style-name="Text_20_body">Как же разберёмся с ним,</text:p>
      <text:p text:style-name="Text_20_body">Если нету НЕТУНИ<text:span text:style-name="T5">́</text:span>М?</text:p>
      <text:h text:style-name="Heading_20_3" text:outline-level="3"><text:bookmark-start text:name="__RefHeading___Toc28442_3462270752"/><text:span text:style-name="T4">факт — УВДА</text:span><text:span text:style-name="T6">́</text:span><text:bookmark-end text:name="__RefHeading___Toc28442_3462270752"/></text:h>
      <text:p text:style-name="Text_20_body">Упряма УВДА<text:span text:style-name="T5">́</text:span>:</text:p>
      <text:p text:style-name="Text_20_body">Либо "нет", либо "да".</text:p>
      <text:h text:style-name="Heading_20_3" text:outline-level="3"><text:bookmark-start text:name="__RefHeading___Toc28444_3462270752"/><text:soft-page-break/><text:span text:style-name="T4">стук — Д(Е)ФИКА</text:span><text:span text:style-name="T6">́</text:span><text:bookmark-end text:name="__RefHeading___Toc28444_3462270752"/></text:h>
      <text:p text:style-name="Text_20_body">Стук стоит, ДЕФИКА<text:span text:style-name="T5">́</text:span>:</text:p>
      <text:p text:style-name="Text_20_body">Стукачей до фига!</text:p>
      <text:h text:style-name="Heading_20_3" text:outline-level="3"><text:bookmark-start text:name="__RefHeading___Toc28446_3462270752"/><text:span text:style-name="T4">неодушевлённый — ДОМЭ</text:span><text:span text:style-name="T6">́</text:span><text:span text:style-name="T4">М</text:span><text:bookmark-end text:name="__RefHeading___Toc28446_3462270752"/></text:h>
      <text:p text:style-name="Text_20_body">Стоит тот дом ДОМЭ<text:span text:style-name="T5">́</text:span>М,</text:p>
      <text:p text:style-name="Text_20_body">Он тёмен, глух и нем:</text:p>
      <text:p text:style-name="Text_20_body">Застыли в страхе души:</text:p>
      <text:p text:style-name="Text_20_body">У стен явились уши.</text:p>
      <text:h text:style-name="Heading_20_3" text:outline-level="3"><text:bookmark-start text:name="__RefHeading___Toc28448_3462270752"/><text:span text:style-name="T4">слеза — ДИМЪА</text:span><text:span text:style-name="T6">́</text:span><text:bookmark-end text:name="__RefHeading___Toc28448_3462270752"/></text:h>
      <text:p text:style-name="Text_20_body">От думы, что ждёт нас</text:p>
      <text:p text:style-name="Text_20_body">Тюрьма да сума,</text:p>
      <text:p text:style-name="Text_20_body">Безрадостный взор</text:p>
      <text:p text:style-name="Text_20_body">Застилает ДИМЪА.</text:p>
      <text:h text:style-name="Heading_20_3" text:outline-level="3"><text:bookmark-start text:name="__RefHeading___Toc28450_3462270752"/><text:span text:style-name="T4">хитрость — ОРМА</text:span><text:span text:style-name="T6">́</text:span><text:bookmark-end text:name="__RefHeading___Toc28450_3462270752"/></text:h>
      <text:p text:style-name="Text_20_body">Если в жизни норма — ОРМА<text:span text:style-name="T5">́</text:span>,</text:p>
      <text:p text:style-name="Text_20_body">Надо много кривого ума.</text:p>
      <text:h text:style-name="Heading_20_3" text:outline-level="3"><text:bookmark-start text:name="__RefHeading___Toc28452_3462270752"/><text:span text:style-name="T4">негр — КУ</text:span><text:span text:style-name="T6">́</text:span><text:span text:style-name="T4">ШИ</text:span><text:bookmark-end text:name="__RefHeading___Toc28452_3462270752"/></text:h>
      <text:p text:style-name="Text_20_body">Хоть белые, хоть КУ<text:span text:style-name="T5">́</text:span>ШИ,</text:p>
      <text:p text:style-name="Text_20_body">А были б светлы души.</text:p>
      <text:h text:style-name="Heading_20_3" text:outline-level="3"><text:bookmark-start text:name="__RefHeading___Toc28454_3462270752"/><text:span text:style-name="T4">правда — ЭМЕ</text:span><text:span text:style-name="T6">́</text:span><text:span text:style-name="T4">Т</text:span><text:bookmark-end text:name="__RefHeading___Toc28454_3462270752"/></text:h>
      <text:p text:style-name="Text_20_body">Кто сказал, что правды нет?</text:p>
      <text:p text:style-name="Text_20_body">Правда в мире есть — ЭМЕ<text:span text:style-name="T5">́</text:span>Т!</text:p>
      <text:p text:style-name="Text_20_body">Но неправ, конечно, тот,</text:p>
      <text:p text:style-name="Text_20_body">Кто решил, что правда — мёд.</text:p>
      <text:h text:style-name="Heading_20_3" text:outline-level="3"><text:bookmark-start text:name="__RefHeading___Toc28456_3462270752"/><text:span text:style-name="T4">честь — КАВО</text:span><text:span text:style-name="T6">́</text:span><text:span text:style-name="T4">Д</text:span><text:bookmark-end text:name="__RefHeading___Toc28456_3462270752"/></text:h>
      <text:p text:style-name="Text_20_body">Мораль хотите вы? — Так вот:</text:p>
      <text:p text:style-name="Text_20_body">Не знает страха смерти тот,</text:p>
      <text:p text:style-name="Text_20_body">Кто смолоду берёг КАВО<text:span text:style-name="T5">́</text:span>Д.</text:p>
      <text:h text:style-name="Heading_20_3" text:outline-level="3"><text:bookmark-start text:name="__RefHeading___Toc28458_3462270752"/><text:span text:style-name="T4">почёт — КАВО</text:span><text:span text:style-name="T6">́</text:span><text:span text:style-name="T4">Д</text:span><text:bookmark-end text:name="__RefHeading___Toc28458_3462270752"/></text:h>
      <text:p text:style-name="Text_20_body">Идёт Федот — ему КАВО<text:span text:style-name="T5">́</text:span>Д</text:p>
      <text:p text:style-name="Text_20_body">За то, что открывает рот,</text:p>
      <text:p text:style-name="Text_20_body">Когда вокруг молчит народ.</text:p>
      <text:h text:style-name="Heading_20_3" text:outline-level="3"><text:bookmark-start text:name="__RefHeading___Toc28460_3462270752"/><text:span text:style-name="T4">мораль </text:span><text:span text:style-name="T1">(этика)</text:span><text:span text:style-name="T4"> — МУССАРИЮ</text:span><text:span text:style-name="T6">́</text:span><text:span text:style-name="T4">Т</text:span><text:bookmark-end text:name="__RefHeading___Toc28460_3462270752"/></text:h>
      <text:p text:style-name="Text_20_body">Муссируют МУССАРИЮ<text:span text:style-name="T5">́</text:span>Т,</text:p>
      <text:p text:style-name="Text_20_body">А вот долги не отдают.</text:p>
      <text:h text:style-name="Heading_20_3" text:outline-level="3"><text:bookmark-start text:name="__RefHeading___Toc28462_3462270752"/><text:span text:style-name="T4">адвокат — ОРЕХ-ДИ</text:span><text:span text:style-name="T6">́</text:span><text:span text:style-name="T4">Н</text:span><text:bookmark-end text:name="__RefHeading___Toc28462_3462270752"/></text:h>
      <text:p text:style-name="Text_20_body">Всё дадим мы ОРЕХ-ДИ<text:span text:style-name="T5">́</text:span>Ну,</text:p>
      <text:p text:style-name="Text_20_body">Только бы не засудили!</text:p>
      <text:h text:style-name="Heading_20_3" text:outline-level="3"><text:bookmark-start text:name="__RefHeading___Toc28464_3462270752"/><text:span text:style-name="T4">доказательство — hОХАХА</text:span><text:span text:style-name="T6">́</text:span><text:bookmark-end text:name="__RefHeading___Toc28464_3462270752"/></text:h>
      <text:p text:style-name="Text_20_body">Докажет, что вода — суха,</text:p>
      <text:p text:style-name="Text_20_body">Что ростом со слона блоха,</text:p>
      <text:p text:style-name="Text_20_body">Что нету во вранье греха</text:p>
      <text:p text:style-name="Text_20_body">И всякий довод — hОХАХА!</text:p>
      <text:h text:style-name="Heading_20_3" text:outline-level="3"><text:bookmark-start text:name="__RefHeading___Toc28466_3462270752"/>амнистия — ХАНИНА<text:span text:style-name="T5">́</text:span><text:bookmark-end text:name="__RefHeading___Toc28466_3462270752"/></text:h>
      <text:p text:style-name="Text_20_body">Всем воришкам ХАНИНА<text:span text:style-name="T5">́</text:span>:</text:p>
      <text:p text:style-name="Text_20_body">Значит, кража прощена.</text:p>
      <text:h text:style-name="Heading_20_3" text:outline-level="3"><text:bookmark-start text:name="__RefHeading___Toc28468_3462270752"/><text:span text:style-name="T4">оправдание — ЗИККУ</text:span><text:span text:style-name="T6">́</text:span><text:span text:style-name="T4">Й</text:span><text:bookmark-end text:name="__RefHeading___Toc28468_3462270752"/></text:h>
      <text:h text:style-name="Heading_20_3" text:outline-level="3"><text:bookmark-start text:name="__RefHeading___Toc28470_3462270752"/><text:span text:style-name="T4">оправданный — ЗАКА</text:span><text:span text:style-name="T6">́</text:span><text:span text:style-name="T4">Й</text:span><text:bookmark-end text:name="__RefHeading___Toc28470_3462270752"/></text:h>
      <text:p text:style-name="Text_20_body">— Ну, Зинуленька, ликуй:</text:p>
      <text:p text:style-name="Text_20_body">Получил твой сын ЗИККУ<text:span text:style-name="T5">́</text:span>Й!</text:p>
      <text:p text:style-name="Text_20_body">Оправдали дурака —</text:p>
      <text:p text:style-name="Text_20_body">И пошёл себе ЗАКАЙ.</text:p>
      <text:h text:style-name="Heading_20_2" text:outline-level="2"/>
      <text:h text:style-name="Heading_20_3" text:outline-level="3"><text:bookmark-start text:name="__RefHeading___Toc28472_3462270752"/><text:span text:style-name="T4">паспорт — ДАРКО</text:span><text:span text:style-name="T6">́</text:span><text:span text:style-name="T4">Н</text:span><text:bookmark-end text:name="__RefHeading___Toc28472_3462270752"/></text:h>
      <text:p text:style-name="Text_20_body">Горыне пусть ДАРКО<text:span text:style-name="T5">́</text:span>Н дадут,</text:p>
      <text:p text:style-name="Text_20_body">Что он дракон, а не верблюд!</text:p>
      <text:h text:style-name="Heading_20_3" text:outline-level="3"><text:bookmark-start text:name="__RefHeading___Toc28474_3462270752"/><text:span text:style-name="T4">бумага (</text:span><text:span text:style-name="T1">материал</text:span><text:span text:style-name="T4">) — НИЬЯР</text:span><text:bookmark-end text:name="__RefHeading___Toc28474_3462270752"/></text:h>
      <text:h text:style-name="Heading_20_3" text:outline-level="3"><text:bookmark-start text:name="__RefHeading___Toc28476_3462270752"/><text:span text:style-name="T4">бумаги (</text:span><text:span text:style-name="T1">документы</text:span><text:span text:style-name="T4">) — НЬЯРО</text:span><text:span text:style-name="T6">́</text:span><text:span text:style-name="T4">Т</text:span><text:bookmark-end text:name="__RefHeading___Toc28476_3462270752"/></text:h>
      <text:p text:style-name="Text_20_body">Взъелась крыс чернильных рота:</text:p>
      <text:p text:style-name="Text_20_body">"Нет народа без НЬЯРО<text:span text:style-name="T5">́</text:span>Тов!"</text:p>
      <text:h text:style-name="Heading_20_3" text:outline-level="3"><text:bookmark-start text:name="__RefHeading___Toc28478_3462270752"/><text:span text:style-name="T4">учреждение — МОССА</text:span><text:span text:style-name="T6">́</text:span><text:span text:style-name="T4">Д</text:span><text:bookmark-end text:name="__RefHeading___Toc28478_3462270752"/></text:h>
      <text:p text:style-name="Text_20_body">Тяжёлый фасад,</text:p>
      <text:p text:style-name="Text_20_body">За фасадом — МОССА<text:span text:style-name="T5">́</text:span>Д:</text:p>
      <text:p text:style-name="Text_20_body">Забудешь не скоро,</text:p>
      <text:p text:style-name="Text_20_body">Что<text:span text:style-name="T5">́</text:span> там за контора.</text:p>
      <text:h text:style-name="Heading_20_3" text:outline-level="3"><text:bookmark-start text:name="__RefHeading___Toc28480_3462270752"/><text:span text:style-name="T4">печатать </text:span><text:span text:style-name="T1">(на машинке)</text:span><text:span text:style-name="T4"> — леhАДПИ</text:span><text:span text:style-name="T6">́</text:span><text:span text:style-name="T4">С</text:span><text:bookmark-end text:name="__RefHeading___Toc28480_3462270752"/></text:h>
      <text:p text:style-name="Text_20_body">— Снова будет много писку —</text:p>
      <text:p text:style-name="Text_20_body">Надо леhАДПИ<text:span text:style-name="T5">́</text:span>С отписку.</text:p>
      <text:h text:style-name="Heading_20_3" text:outline-level="3"><text:bookmark-start text:name="__RefHeading___Toc28482_3462270752"/><text:span text:style-name="T4">машинистка — КАТВАНИ</text:span><text:span text:style-name="T6">́</text:span><text:span text:style-name="T4">Т</text:span><text:bookmark-end text:name="__RefHeading___Toc28482_3462270752"/></text:h>
      <text:p text:style-name="Text_20_body">Ване Катя-КАТВАНИ<text:span text:style-name="T5">́</text:span>Т,</text:p>
      <text:p text:style-name="Text_20_body">Очень ясно говорит:</text:p>
      <text:p text:style-name="Text_20_body">"Не ходи ко мне в контору,</text:p>
      <text:p text:style-name="Text_20_body">А то будет бледный вид!"</text:p>
      <text:h text:style-name="Heading_20_3" text:outline-level="3"><text:bookmark-start text:name="__RefHeading___Toc28484_3462270752"/><text:span text:style-name="T4">клавиатура </text:span><text:span text:style-name="T2">?</text:span><text:span text:style-name="T4"> МАКЛЕ</text:span><text:span text:style-name="T6">́</text:span><text:span text:style-name="T4">ДЕТ</text:span><text:bookmark-end text:name="__RefHeading___Toc28484_3462270752"/></text:h>
      <text:p text:style-name="Text_20_body">Макарушка с МАКЛЕ<text:span text:style-name="T5">́</text:span>ДЕТ маг ?</text:p>
      <text:p text:style-name="Text_20_body">Вслепую лупит каждый знак!</text:p>
      <text:h text:style-name="Heading_20_3" text:outline-level="3"><text:bookmark-start text:name="__RefHeading___Toc28486_3462270752"/><text:span text:style-name="T4">личные данные — ЗЭУ</text:span><text:span text:style-name="T6">́</text:span><text:span text:style-name="T4">Т</text:span><text:bookmark-end text:name="__RefHeading___Toc28486_3462270752"/></text:h>
      <text:p text:style-name="Text_20_body">Если спросят про ЗЭУ<text:span text:style-name="T5">́</text:span>Т,</text:p>
      <text:p text:style-name="Text_20_body">Скажешь, как тебя зовут,</text:p>
      <text:p text:style-name="Text_20_body">Где родился, сколько лет,</text:p>
      <text:p text:style-name="Text_20_body">Был в тюряге или нет?</text:p>
      <text:h text:style-name="Heading_20_3" text:outline-level="3"><text:bookmark-start text:name="__RefHeading___Toc28488_3462270752"/><text:span text:style-name="T4">документ — МИСМА</text:span><text:span text:style-name="T6">́</text:span><text:span text:style-name="T4">Х</text:span><text:bookmark-end text:name="__RefHeading___Toc28488_3462270752"/></text:h>
      <text:h text:style-name="Heading_20_3" text:outline-level="3"><text:bookmark-start text:name="__RefHeading___Toc28490_3462270752"/><text:span text:style-name="T4">документы — МИСМА</text:span><text:span text:style-name="T6">́</text:span><text:span text:style-name="T4">ХИМ</text:span><text:bookmark-end text:name="__RefHeading___Toc28490_3462270752"/></text:h>
      <text:p text:style-name="Text_20_body">— Не поверишь: сходу, махом</text:p>
      <text:p text:style-name="Text_20_body">Подписали все МИСМА<text:span text:style-name="T5">́</text:span>ХИМ.</text:p>
      <text:h text:style-name="Heading_20_3" text:outline-level="3"><text:bookmark-start text:name="__RefHeading___Toc28492_3462270752"/><text:span text:style-name="T4">координатор — РАКА</text:span><text:span text:style-name="T6">́</text:span><text:span text:style-name="T4">З</text:span><text:bookmark-end text:name="__RefHeading___Toc28492_3462270752"/></text:h>
      <text:p text:style-name="Text_20_body">— Этот РАКА<text:span text:style-name="T5">́</text:span>З нам не указ:</text:p>
      <text:p text:style-name="Text_20_body">Пусть на бумаге предъявит приказ.</text:p>
      <text:h text:style-name="Heading_20_3" text:outline-level="3"><text:bookmark-start text:name="__RefHeading___Toc28494_3462270752"/><text:span text:style-name="T4">внезапно — ПИТО</text:span><text:span text:style-name="T6">́</text:span><text:span text:style-name="T4">М</text:span><text:bookmark-end text:name="__RefHeading___Toc28494_3462270752"/></text:h>
      <text:p text:style-name="Text_20_body">Я думал, появится шеф наш потом,</text:p>
      <text:p text:style-name="Text_20_body">А он, как назло, появился ПИТО<text:span text:style-name="T5">́</text:span>М.</text:p>
      <text:h text:style-name="Heading_20_3" text:outline-level="3"><text:bookmark-start text:name="__RefHeading___Toc28496_3462270752"/><text:span text:style-name="T4">ответственность — АХРАЮ</text:span><text:span text:style-name="T6">́</text:span><text:span text:style-name="T4">Т</text:span><text:bookmark-end text:name="__RefHeading___Toc28496_3462270752"/></text:h>
      <text:p text:style-name="Text_20_body">— Архаровцы! Где же их АХРАЮ<text:span text:style-name="T5">́</text:span>Т?</text:p>
      <text:p text:style-name="Text_20_body">Серьёзной работы им не дают.</text:p>
      <text:h text:style-name="Heading_20_3" text:outline-level="3"><text:bookmark-start text:name="__RefHeading___Toc28498_3462270752"/><text:span text:style-name="T4">должность — ТАФКИ</text:span><text:span text:style-name="T6">́</text:span><text:span text:style-name="T4">Д</text:span><text:bookmark-end text:name="__RefHeading___Toc28498_3462270752"/></text:h>
      <text:p text:style-name="Text_20_body">Получил ТАФКИ<text:span text:style-name="T5">́</text:span>Д Давид:</text:p>
      <text:p text:style-name="Text_20_body">Хмурым стал и плохо спит,</text:p>
      <text:p text:style-name="Text_20_body">И теперь ему не надо</text:p>
      <text:p text:style-name="Text_20_body">Ни ТАФКИ<text:span text:style-name="T5">́</text:span>Да, ни оклада.</text:p>
      <text:h text:style-name="Heading_20_3" text:outline-level="3"><text:bookmark-start text:name="__RefHeading___Toc28500_3462270752"/><text:span text:style-name="T4">комитет — ВААД</text:span><text:bookmark-end text:name="__RefHeading___Toc28500_3462270752"/></text:h>
      <text:p text:style-name="Text_20_body">— Такой общественник мой дядя,</text:p>
      <text:p text:style-name="Text_20_body">Что и в аду он будет в ВААДе.</text:p>
      <text:h text:style-name="Heading_20_3" text:outline-level="3"><text:bookmark-start text:name="__RefHeading___Toc28502_3462270752"/><text:span text:style-name="T4">справка — ИШУ</text:span><text:span text:style-name="T6">́</text:span><text:span text:style-name="T4">Р</text:span><text:bookmark-end text:name="__RefHeading___Toc28502_3462270752"/></text:h>
      <text:p text:style-name="Text_20_body">Эта Шура без ИШУ<text:span text:style-name="T5">́</text:span>Ра —</text:p>
      <text:p text:style-name="Text_20_body">Не пройдёт кандидатура.</text:p>
      <text:h text:style-name="Heading_20_3" text:outline-level="3"><text:bookmark-start text:name="__RefHeading___Toc28504_3462270752"/><text:soft-page-break/><text:span text:style-name="T4">разрешение — РИШАЙО</text:span><text:span text:style-name="T6">́</text:span><text:span text:style-name="T4">Н</text:span><text:bookmark-end text:name="__RefHeading___Toc28504_3462270752"/></text:h>
      <text:p text:style-name="Text_20_body">— Видите, вопрос решён:</text:p>
      <text:p text:style-name="Text_20_body">Завтра выдадут РИШАЙО<text:span text:style-name="T5">́</text:span>Н.</text:p>
      <text:h text:style-name="Heading_20_3" text:outline-level="3"><text:bookmark-start text:name="__RefHeading___Toc28506_3462270752"/><text:span text:style-name="T4">подпись — ХАТИМА</text:span><text:span text:style-name="T6">́</text:span><text:bookmark-end text:name="__RefHeading___Toc28506_3462270752"/></text:h>
      <text:p text:style-name="Text_20_body">Чтобы всё довести до ума,</text:p>
      <text:p text:style-name="Text_20_body">Хотим от тебя ХАТИМА<text:span text:style-name="T5">́</text:span> —</text:p>
      <text:p text:style-name="Text_20_body">Черкни-ка здесь:</text:p>
      <text:p text:style-name="Text_20_body">"Фатима".</text:p>
      <text:h text:style-name="Heading_20_3" text:outline-level="3"><text:bookmark-start text:name="__RefHeading___Toc28508_3462270752"/><text:span text:style-name="T4">жалоба — ТЛУНА</text:span><text:span text:style-name="T6">́</text:span><text:bookmark-end text:name="__RefHeading___Toc28508_3462270752"/></text:h>
      <text:p text:style-name="Text_20_body">— Пошли-ка туда ТЛУНА<text:span text:style-name="T5">́</text:span>!</text:p>
      <text:p text:style-name="Text_20_body">— Скорей ответит луна.</text:p>
      <text:h text:style-name="Heading_20_3" text:outline-level="3"><text:bookmark-start text:name="__RefHeading___Toc28510_3462270752"/><text:span text:style-name="T4">правило — КЛА</text:span><text:span text:style-name="T6">́</text:span><text:span text:style-name="T4">Л</text:span><text:bookmark-end text:name="__RefHeading___Toc28510_3462270752"/></text:h>
      <text:p text:style-name="Text_20_body">Такие ввели здесь КЛА<text:span text:style-name="T5">́</text:span>Ли,</text:p>
      <text:p text:style-name="Text_20_body">Что все их давно прокляли.</text:p>
      <text:h text:style-name="Heading_20_3" text:outline-level="3"><text:bookmark-start text:name="__RefHeading___Toc28512_3462270752"/><text:span text:style-name="T4">ясный — БАРУ</text:span><text:span text:style-name="T6">́</text:span><text:span text:style-name="T4">Р</text:span><text:bookmark-end text:name="__RefHeading___Toc28512_3462270752"/></text:h>
      <text:p text:style-name="Text_20_body">Ваш отчёт — сплошной сумбур.</text:p>
      <text:p text:style-name="Text_20_body">Столько аббревиатур!</text:p>
      <text:p text:style-name="Text_20_body">Выправьте, чтоб стал БАРУ<text:span text:style-name="T5">́</text:span>Р.</text:p>
      <text:h text:style-name="Heading_20_2" text:outline-level="2"/>
      <text:h text:style-name="Heading_20_3" text:outline-level="3"><text:bookmark-start text:name="__RefHeading___Toc28514_3462270752"/><text:span text:style-name="T4">почта — ДО</text:span><text:span text:style-name="T6">́</text:span><text:span text:style-name="T4">АР</text:span><text:bookmark-end text:name="__RefHeading___Toc28514_3462270752"/></text:h>
      <text:p text:style-name="Text_20_body">Коль тебе я, Дора, дорог,</text:p>
      <text:p text:style-name="Text_20_body">Поспеши на почту, ДО<text:span text:style-name="T5">́</text:span>АР,</text:p>
      <text:p text:style-name="Text_20_body">И пришли мне перевод.</text:p>
      <text:p text:style-name="Text_20_body"><text:span text:style-name="T1">Непутёвый твой Федот</text:span><text:span text:style-name="T2">.</text:span></text:p>
      <text:h text:style-name="Heading_20_3" text:outline-level="3"><text:bookmark-start text:name="__RefHeading___Toc28516_3462270752"/><text:span text:style-name="T4">почтальон </text:span><text:span text:style-name="T2">?</text:span><text:span text:style-name="T4"> ДАВА</text:span><text:span text:style-name="T6">́</text:span><text:span text:style-name="T4">Р</text:span><text:bookmark-end text:name="__RefHeading___Toc28516_3462270752"/></text:h>
      <text:p text:style-name="Text_20_body">У разносчика ДАВА<text:span text:style-name="T5">́</text:span>Ра</text:p>
      <text:p text:style-name="Text_20_body">Никакого нет товара:</text:p>
      <text:p text:style-name="Text_20_body">Он приносит не конфеты,</text:p>
      <text:p text:style-name="Text_20_body">А газеты и пакеты.</text:p>
      <text:h text:style-name="Heading_20_3" text:outline-level="3"><text:bookmark-start text:name="__RefHeading___Toc28518_3462270752"/><text:span text:style-name="T4">адрес — КТО</text:span><text:span text:style-name="T6">́</text:span><text:span text:style-name="T4">ВЕТ</text:span><text:bookmark-end text:name="__RefHeading___Toc28518_3462270752"/></text:h>
      <text:p text:style-name="Text_20_body"><text:span text:style-name="T2">— </text:span><text:span text:style-name="T1">Кто ведает</text:span><text:span text:style-name="T2">, где вы живёте?</text:span></text:p>
      <text:p text:style-name="Text_20_body">— Кому вы КТО<text:span text:style-name="T5">́</text:span>ВЕТ свой даёте.</text:p>
      <text:h text:style-name="Heading_20_3" text:outline-level="3"><text:bookmark-start text:name="__RefHeading___Toc28520_3462270752"/><text:span text:style-name="T4">письмо — МИХТА</text:span><text:span text:style-name="T6">́</text:span><text:span text:style-name="T4">В</text:span><text:bookmark-end text:name="__RefHeading___Toc28520_3462270752"/></text:h>
      <text:h text:style-name="Heading_20_3" text:outline-level="3"><text:bookmark-start text:name="__RefHeading___Toc28522_3462270752"/><text:span text:style-name="T4">конверт — МАТААФА</text:span><text:span text:style-name="T6">́</text:span><text:bookmark-end text:name="__RefHeading___Toc28522_3462270752"/></text:h>
      <text:p text:style-name="Text_20_body">Загрустив и заскучав</text:p>
      <text:p text:style-name="Text_20_body">Я пишу тебе МИХТА<text:span text:style-name="T5">́</text:span>В,</text:p>
      <text:p text:style-name="Text_20_body">И вложу я, Мустафа,</text:p>
      <text:p text:style-name="Text_20_body">Свой МИХТА<text:span text:style-name="T5">́</text:span>В в МАТААФА<text:span text:style-name="T5">́</text:span>.</text:p>
      <text:h text:style-name="Heading_20_3" text:outline-level="3"><text:bookmark-start text:name="__RefHeading___Toc28524_3462270752"/><text:span text:style-name="T4">посылка — ХАВИЛА</text:span><text:span text:style-name="T6">́</text:span><text:bookmark-end text:name="__RefHeading___Toc28524_3462270752"/></text:h>
      <text:p text:style-name="Text_20_body">Дяде Ротшильду хвала:</text:p>
      <text:p text:style-name="Text_20_body">Он прислал нам ХАВИЛА<text:span text:style-name="T5">́</text:span>!</text:p>
      <text:h text:style-name="Heading_20_3" text:outline-level="3"><text:bookmark-start text:name="__RefHeading___Toc28526_3462270752"/><text:span text:style-name="T4">марка — БУЛЬ</text:span><text:bookmark-end text:name="__RefHeading___Toc28526_3462270752"/></text:h>
      <text:p text:style-name="Text_20_body">В письме ему, на БУЛе,</text:p>
      <text:p text:style-name="Text_20_body">Керзон увидел дулю.*</text:p>
      <text:p text:style-name="Text_20_body">__________</text:p>
      <text:p text:style-name="Text_20_body">*Таков был ответ молодой советской власти на ультиматум британского министра в 1923 году.</text:p>
      <text:h text:style-name="Heading_20_2" text:outline-level="2"/>
      <text:h text:style-name="Heading_20_3" text:outline-level="3"><text:bookmark-start text:name="__RefHeading___Toc28528_3462270752"/><text:span text:style-name="T4">знания — Е</text:span><text:span text:style-name="T6">́</text:span><text:span text:style-name="T4">ДА</text:span><text:bookmark-end text:name="__RefHeading___Toc28528_3462270752"/></text:h>
      <text:p text:style-name="Text_20_body">Пускай влетают в ухо</text:p>
      <text:p text:style-name="Text_20_body">Простейшие слова:</text:p>
      <text:p text:style-name="Text_20_body">Еду вкушает брюхо,</text:p>
      <text:p text:style-name="Text_20_body">А Е<text:span text:style-name="T5">́</text:span>ДУ — голова.</text:p>
      <text:h text:style-name="Heading_20_3" text:outline-level="3"><text:bookmark-start text:name="__RefHeading___Toc28530_3462270752"/><text:span text:style-name="T4">образование — hАСКАЛА</text:span><text:span text:style-name="T6">́</text:span><text:bookmark-end text:name="__RefHeading___Toc28530_3462270752"/></text:h>
      <text:p text:style-name="Text_20_body">К оскалам скал науки,</text:p>
      <text:p text:style-name="Text_20_body">Чтоб тропка привела,</text:p>
      <text:p text:style-name="Text_20_body">Берите книги в руки —</text:p>
      <text:p text:style-name="Text_20_body">И вверх по hАСКАЛА<text:span text:style-name="T5">́</text:span></text:p>
      <text:h text:style-name="Heading_20_3" text:outline-level="3"><text:bookmark-start text:name="__RefHeading___Toc28532_3462270752"/><text:span text:style-name="T4">учёный — М(Е)ЛУМА</text:span><text:span text:style-name="T6">́</text:span><text:span text:style-name="T4">Д</text:span><text:bookmark-end text:name="__RefHeading___Toc28532_3462270752"/></text:h>
      <text:h text:style-name="Heading_20_3" text:outline-level="3"><text:bookmark-start text:name="__RefHeading___Toc28534_3462270752"/><text:span text:style-name="T4">наука — МАДДА</text:span><text:span text:style-name="T6">́</text:span><text:bookmark-end text:name="__RefHeading___Toc28534_3462270752"/></text:h>
      <text:p text:style-name="Text_20_body">Иметь ума палату надо,</text:p>
      <text:p text:style-name="Text_20_body">Чтобы учёным стать, МЛУМА<text:span text:style-name="T5">́</text:span>Дом,</text:p>
      <text:p text:style-name="Text_20_body">И годы тяжкого труда</text:p>
      <text:p text:style-name="Text_20_body">Наука требует, МАДДА<text:span text:style-name="T5">́</text:span>.</text:p>
      <text:h text:style-name="Heading_20_3" text:outline-level="3"><text:bookmark-start text:name="__RefHeading___Toc28536_3462270752"/><text:span text:style-name="T4">наследственность — ТОРАША</text:span><text:span text:style-name="T6">́</text:span><text:bookmark-end text:name="__RefHeading___Toc28536_3462270752"/></text:h>
      <text:p text:style-name="Text_20_body">Изучали ТОРАША<text:span text:style-name="T5">́</text:span></text:p>
      <text:p text:style-name="Text_20_body">На примере мураша —</text:p>
      <text:p text:style-name="Text_20_body">Вдруг слона родила</text:p>
      <text:p text:style-name="Text_20_body">Муха-дрозофила.</text:p>
      <text:h text:style-name="Heading_20_3" text:outline-level="3"><text:bookmark-start text:name="__RefHeading___Toc28538_3462270752"/><text:span text:style-name="T4">полюс — КО</text:span><text:span text:style-name="T6">́</text:span><text:span text:style-name="T4">ТЭВ</text:span><text:bookmark-end text:name="__RefHeading___Toc28538_3462270752"/></text:h>
      <text:p text:style-name="Text_20_body">Храбрый Амундсен со Скоттом</text:p>
      <text:p text:style-name="Text_20_body">В страшных льдах искали КО<text:span text:style-name="T5">́</text:span>ТЭВ,</text:p>
      <text:p text:style-name="Text_20_body">И нашли, и увидали,</text:p>
      <text:p text:style-name="Text_20_body">И неверам доказали:</text:p>
      <text:p text:style-name="Text_20_body">Мир стоит не на китах,</text:p>
      <text:p text:style-name="Text_20_body"><text:soft-page-break/>А на КО<text:span text:style-name="T5">́</text:span>ТЭВах-котах.</text:p>
      <text:h text:style-name="Heading_20_3" text:outline-level="3"><text:bookmark-start text:name="__RefHeading___Toc28540_3462270752"/><text:span text:style-name="T4">семинар — ЙОМ ИЮ</text:span><text:span text:style-name="T6">́</text:span><text:span text:style-name="T4">Н</text:span><text:bookmark-end text:name="__RefHeading___Toc28540_3462270752"/></text:h>
      <text:p text:style-name="Text_20_body">ЙОМ ИЮ<text:span text:style-name="T5">́</text:span>Н июньским днём —</text:p>
      <text:p text:style-name="Text_20_body">Вот зачем мы лето ждём!</text:p>
      <text:h text:style-name="Heading_20_3" text:outline-level="3"><text:bookmark-start text:name="__RefHeading___Toc28542_3462270752"/><text:span text:style-name="T4">конспект — ТАКЦИ</text:span><text:span text:style-name="T6">́</text:span><text:span text:style-name="T4">Р</text:span><text:bookmark-end text:name="__RefHeading___Toc28542_3462270752"/></text:h>
      <text:p text:style-name="Text_20_body">В памяти сплошные дыры —</text:p>
      <text:p text:style-name="Text_20_body">Провалюсь я без ТАКЦИ<text:span text:style-name="T5">́</text:span>Ра.</text:p>
      <text:h text:style-name="Heading_20_3" text:outline-level="3"><text:bookmark-start text:name="__RefHeading___Toc28544_3462270752"/><text:span text:style-name="T4">препарат — ТАХШИ</text:span><text:span text:style-name="T6">́</text:span><text:span text:style-name="T4">Р</text:span><text:bookmark-end text:name="__RefHeading___Toc28544_3462270752"/></text:h>
      <text:h text:style-name="Heading_20_3" text:outline-level="3"><text:bookmark-start text:name="__RefHeading___Toc28546_3462270752"/><text:span text:style-name="T4">прибор — МАХШИ</text:span><text:span text:style-name="T6">́</text:span><text:span text:style-name="T4">Р</text:span><text:bookmark-end text:name="__RefHeading___Toc28546_3462270752"/></text:h>
      <text:p text:style-name="Text_20_body">Вот и весь ТАХШИ<text:span text:style-name="T5">́</text:span>Р-МАХШИ<text:span text:style-name="T5">́</text:span>Р:</text:p>
      <text:p text:style-name="Text_20_body">В мышеловке желтый жир.</text:p>
      <text:h text:style-name="Heading_20_3" text:outline-level="3"><text:bookmark-start text:name="__RefHeading___Toc28548_3462270752"/><text:span text:style-name="T4">любопытный — САКРА</text:span><text:span text:style-name="T6">́</text:span><text:span text:style-name="T4">Н</text:span><text:bookmark-end text:name="__RefHeading___Toc28548_3462270752"/></text:h>
      <text:h text:style-name="Heading_20_3" text:outline-level="3"><text:bookmark-start text:name="__RefHeading___Toc28550_3462270752"/><text:span text:style-name="T4">любопытство — САКРАНУ</text:span><text:span text:style-name="T6">́</text:span><text:span text:style-name="T4">Т</text:span><text:bookmark-end text:name="__RefHeading___Toc28550_3462270752"/></text:h>
      <text:p text:style-name="Text_20_body">В самое сокровенное</text:p>
      <text:p text:style-name="Text_20_body">Нос свой САКРА<text:span text:style-name="T5">́</text:span>Ны воткнут:</text:p>
      <text:p text:style-name="Text_20_body">Вызнать, что там за сценой,</text:p>
      <text:p text:style-name="Text_20_body">Гложет их САКРАНУ<text:span text:style-name="T5">́</text:span>Т.</text:p>
      <text:h text:style-name="Heading_20_3" text:outline-level="3"><text:bookmark-start text:name="__RefHeading___Toc28552_3462270752"/><text:span text:style-name="T4">обсуждение — ДИУ</text:span><text:span text:style-name="T6">́</text:span><text:span text:style-name="T4">Н</text:span><text:bookmark-end text:name="__RefHeading___Toc28552_3462270752"/></text:h>
      <text:p text:style-name="Text_20_body">Целый день прошёл в ДИУ<text:span text:style-name="T5">́</text:span>Не:</text:p>
      <text:p text:style-name="Text_20_body">Что подарим тёте Дуне?</text:p>
      <text:h text:style-name="Heading_20_3" text:outline-level="3"><text:bookmark-start text:name="__RefHeading___Toc28554_3462270752"/><text:span text:style-name="T4">дискуссия — ВИККУ</text:span><text:span text:style-name="T6">́</text:span><text:span text:style-name="T4">АХ</text:span><text:bookmark-end text:name="__RefHeading___Toc28554_3462270752"/></text:h>
      <text:p text:style-name="Text_20_body">В кухонных ВИККУ<text:span text:style-name="T5">́</text:span>АХ</text:p>
      <text:p text:style-name="Text_20_body">Так прямы и лихи —</text:p>
      <text:p text:style-name="Text_20_body">В конторах сутулы,</text:p>
      <text:p text:style-name="Text_20_body">Смиренны и тихи.</text:p>
      <text:h text:style-name="Heading_20_3" text:outline-level="3"><text:bookmark-start text:name="__RefHeading___Toc28556_3462270752"/><text:span text:style-name="T4">предпочтительно — АДИ</text:span><text:span text:style-name="T6">́</text:span><text:span text:style-name="T4">В</text:span><text:bookmark-end text:name="__RefHeading___Toc28556_3462270752"/></text:h>
      <text:p text:style-name="Text_20_body">Умной мысли не родив,</text:p>
      <text:p text:style-name="Text_20_body">Слушать и молчать АДИ<text:span text:style-name="T5">́</text:span>В.</text:p>
      <text:h text:style-name="Heading_20_3" text:outline-level="3"><text:bookmark-start text:name="__RefHeading___Toc28558_3462270752"/><text:span text:style-name="T4">талант </text:span><text:span text:style-name="T2">?</text:span><text:span text:style-name="T4"> КИШ(А)РО</text:span><text:span text:style-name="T6">́</text:span><text:span text:style-name="T4">Н</text:span><text:bookmark-end text:name="__RefHeading___Toc28558_3462270752"/></text:h>
      <text:h text:style-name="Heading_20_3" text:outline-level="3"><text:bookmark-start text:name="__RefHeading___Toc28560_3462270752"/><text:span text:style-name="T4">труд </text:span><text:span text:style-name="T2">?</text:span><text:span text:style-name="T4"> АМА</text:span><text:span text:style-name="T6">́</text:span><text:span text:style-name="T4">Л</text:span><text:bookmark-end text:name="__RefHeading___Toc28560_3462270752"/></text:h>
      <text:p text:style-name="Text_20_body">Хоть и дал Господь КИШРО<text:span text:style-name="T5">́</text:span>Н,</text:p>
      <text:p text:style-name="Text_20_body">Не займёшь умельцев трон</text:p>
      <text:p text:style-name="Text_20_body">Без трудов больших, АМАЛА<text:span text:style-name="T5">́</text:span>:</text:p>
      <text:p text:style-name="Text_20_body">Одного таланта мало.</text:p>
      <text:h text:style-name="Heading_20_3" text:outline-level="3"><text:bookmark-start text:name="__RefHeading___Toc28562_3462270752"/><text:span text:style-name="T4">гений — ГАО</text:span><text:span text:style-name="T6">́</text:span><text:span text:style-name="T4">Н</text:span><text:bookmark-end text:name="__RefHeading___Toc28562_3462270752"/></text:h>
      <text:p text:style-name="Text_20_body">Говорят, голова ГАО<text:span text:style-name="T5">́</text:span>На</text:p>
      <text:p text:style-name="Text_20_body">Стоит целого миллиона,</text:p>
      <text:p text:style-name="Text_20_body">Говорят, если ты — ГАО<text:span text:style-name="T5">́</text:span>Н,</text:p>
      <text:p text:style-name="Text_20_body">Покажи нам свой миллион.</text:p>
      <text:h text:style-name="Heading_20_2" text:outline-level="2"/>
      <text:h text:style-name="Heading_20_3" text:outline-level="3"><text:bookmark-start text:name="__RefHeading___Toc28564_3462270752"/><text:span text:style-name="T4">все, весь — КОЛЬ</text:span><text:bookmark-end text:name="__RefHeading___Toc28564_3462270752"/></text:h>
      <text:p text:style-name="Text_20_body">— Дети все сегодня в школе?</text:p>
      <text:p text:style-name="Text_20_body">Как же все, коль нету Коли?</text:p>
      <text:h text:style-name="Heading_20_3" text:outline-level="3"><text:bookmark-start text:name="__RefHeading___Toc28566_3462270752"/><text:span text:style-name="T4">последний — АХАРО</text:span><text:span text:style-name="T6">́</text:span><text:span text:style-name="T4">Н</text:span><text:bookmark-end text:name="__RefHeading___Toc28566_3462270752"/></text:h>
      <text:p text:style-name="Text_20_body">— Вот, наконец, идёт Арон!</text:p>
      <text:p text:style-name="Text_20_body">Арон наш вечно АХАРО<text:span text:style-name="T5">́</text:span>Н!</text:p>
      <text:h text:style-name="Heading_20_3" text:outline-level="3"><text:bookmark-start text:name="__RefHeading___Toc28568_3462270752"/><text:span text:style-name="T4">класс </text:span><text:span text:style-name="T1">(школьный)</text:span><text:span text:style-name="T4"> — КИТА</text:span><text:span text:style-name="T6">́</text:span><text:bookmark-end text:name="__RefHeading___Toc28568_3462270752"/></text:h>
      <text:p text:style-name="Text_20_body">Иона жил три дня внутри кита</text:p>
      <text:p text:style-name="Text_20_body">И был исторгнут из китова рта,</text:p>
      <text:p text:style-name="Text_20_body">А мы КИТА<text:span text:style-name="T5">́</text:span> меняем десять раз,</text:p>
      <text:p text:style-name="Text_20_body">И исторгает нас десятый класс.</text:p>
      <text:h text:style-name="Heading_20_3" text:outline-level="3"><text:bookmark-start text:name="__RefHeading___Toc28570_3462270752"/><text:span text:style-name="T4">компания</text:span><text:span text:style-name="T2"> </text:span><text:span text:style-name="T1">(группа)</text:span><text:span text:style-name="T4"> — ХАВУРА</text:span><text:span text:style-name="T6">́</text:span><text:bookmark-end text:name="__RefHeading___Toc28570_3462270752"/></text:h>
      <text:p text:style-name="Text_20_body">— Откуда, Вася, ХАВУРА<text:span text:style-name="T5">́</text:span>?</text:p>
      <text:p text:style-name="Text_20_body">— Да все из нашего двора.</text:p>
      <text:h text:style-name="Heading_20_3" text:outline-level="3"><text:bookmark-start text:name="__RefHeading___Toc28572_3462270752"/><text:span text:style-name="T4">друг — ЯДИ</text:span><text:span text:style-name="T6">́</text:span><text:span text:style-name="T4">Д</text:span><text:bookmark-end text:name="__RefHeading___Toc28572_3462270752"/></text:h>
      <text:p text:style-name="Text_20_body">У людей ядовитых</text:p>
      <text:p text:style-name="Text_20_body">Не бывает ЯДИ<text:span text:style-name="T5">́</text:span>Дов:</text:p>
      <text:p text:style-name="Text_20_body">Им бы, может, и рады,</text:p>
      <text:p text:style-name="Text_20_body">Да не дружатся с ядом.</text:p>
      <text:h text:style-name="Heading_20_3" text:outline-level="3"><text:bookmark-start text:name="__RefHeading___Toc28574_3462270752"/><text:span text:style-name="T4">родственник, близкий — КАРО</text:span><text:span text:style-name="T6">́</text:span><text:span text:style-name="T4">В</text:span><text:bookmark-end text:name="__RefHeading___Toc28574_3462270752"/></text:h>
      <text:p text:style-name="Text_20_body">Ты КАРО<text:span text:style-name="T5">́</text:span>Вь, и я КАРО<text:span text:style-name="T5">́</text:span>Вь —</text:p>
      <text:p text:style-name="Text_20_body">В нас течёт родная кровь.</text:p>
      <text:p text:style-name="P3">***</text:p>
      <text:p text:style-name="Text_20_body">Все, кто близок нам по крови,</text:p>
      <text:p text:style-name="Text_20_body">Все они для нас КАРО<text:span text:style-name="T5">́</text:span>Ви —</text:p>
      <text:p text:style-name="Text_20_body">Если кровных подоить,</text:p>
      <text:p text:style-name="Text_20_body">Даже очень можно жить.</text:p>
      <text:h text:style-name="Heading_20_3" text:outline-level="3"><text:bookmark-start text:name="__RefHeading___Toc28576_3462270752"/><text:span text:style-name="T4">знакомый — МАКА</text:span><text:span text:style-name="T6">́</text:span><text:span text:style-name="T4">Р</text:span><text:bookmark-end text:name="__RefHeading___Toc28576_3462270752"/></text:h>
      <text:p text:style-name="Text_20_body">Макар мой знакомый — не сват и не брат —</text:p>
      <text:p text:style-name="Text_20_body">Не знаю, куда он гоняет телят.</text:p>
      <text:h text:style-name="Heading_20_3" text:outline-level="3"><text:bookmark-start text:name="__RefHeading___Toc28578_3462270752"/><text:span text:style-name="T4">узнал </text:span><text:span text:style-name="T1">(я)</text:span><text:span text:style-name="T4"> — hИКА</text:span><text:span text:style-name="T6">́</text:span><text:span text:style-name="T4">РТИ</text:span><text:bookmark-end text:name="__RefHeading___Toc28578_3462270752"/></text:h>
      <text:h text:style-name="Heading_20_3" text:outline-level="3"><text:bookmark-start text:name="__RefHeading___Toc28580_3462270752"/><text:span text:style-name="T4">узнал </text:span><text:span text:style-name="T1">(он) — </text:span><text:span text:style-name="T4">hИККИ</text:span><text:span text:style-name="T6">́</text:span><text:span text:style-name="T4">Р</text:span><text:bookmark-end text:name="__RefHeading___Toc28580_3462270752"/></text:h>
      <text:p text:style-name="Text_20_body">Я дорогу здесь hИКАРТИ:</text:p>
      <text:p text:style-name="Text_20_body">Посмотрел её на карте.</text:p>
      <text:p text:style-name="P3">***</text:p>
      <text:p text:style-name="Text_20_body">Кир братишку не hИККИ<text:span text:style-name="T5">́</text:span>Р:</text:p>
      <text:p text:style-name="Text_20_body">Тот оделся как факир.</text:p>
      <text:h text:style-name="Heading_20_3" text:outline-level="3"><text:bookmark-start text:name="__RefHeading___Toc28582_3462270752"/><text:span text:style-name="T4">перемена, перерыв — hАФСАКА</text:span><text:span text:style-name="T6">́</text:span><text:bookmark-end text:name="__RefHeading___Toc28582_3462270752"/></text:h>
      <text:p text:style-name="Text_20_body">Дал вчера на hАФСАКА<text:span text:style-name="T5">́</text:span></text:p>
      <text:p text:style-name="Text_20_body">Гарик Ваське тумака —</text:p>
      <text:p text:style-name="Text_20_body">Все щедры ученики</text:p>
      <text:p text:style-name="Text_20_body">В hАФСАКА<text:span text:style-name="T5">́</text:span> на тумаки.</text:p>
      <text:h text:style-name="Heading_20_3" text:outline-level="3"><text:bookmark-start text:name="__RefHeading___Toc28584_3462270752"/><text:span text:style-name="T4">легко </text:span><text:span text:style-name="T2">?</text:span><text:span text:style-name="T4"> бе КАЛУ</text:span><text:span text:style-name="T6">́</text:span><text:span text:style-name="T4">Т</text:span><text:bookmark-end text:name="__RefHeading___Toc28584_3462270752"/></text:h>
      <text:p text:style-name="Text_20_body">Поколотили Кольку КАЛУ<text:span text:style-name="T5">́</text:span>Т</text:p>
      <text:p text:style-name="Text_20_body">За то что зазнайка, жук он и плут.</text:p>
      <text:h text:style-name="Heading_20_3" text:outline-level="3"><text:bookmark-start text:name="__RefHeading___Toc28586_3462270752"/><text:span text:style-name="T4">воспитатель, инструктор — МАДРИ</text:span><text:span text:style-name="T6">́</text:span><text:span text:style-name="T4">Х</text:span><text:bookmark-end text:name="__RefHeading___Toc28586_3462270752"/></text:h>
      <text:p text:style-name="Text_20_body">Без мудрого МАДРИ<text:span text:style-name="T5">́</text:span>Ха</text:p>
      <text:p text:style-name="Text_20_body">Дурашкам будет лихо.</text:p>
      <text:h text:style-name="Heading_20_3" text:outline-level="3"><text:bookmark-start text:name="__RefHeading___Toc28588_3462270752"/><text:span text:style-name="T4">достаточно, удовлетворительно — МАСПИ</text:span><text:span text:style-name="T6">́</text:span><text:span text:style-name="T4">К</text:span><text:bookmark-end text:name="__RefHeading___Toc28588_3462270752"/></text:h>
      <text:p text:style-name="Text_20_body">— Как успехи, баловник?</text:p>
      <text:p text:style-name="Text_20_body">— В общем, двигаюсь, МАСПИ<text:span text:style-name="T5">́</text:span>К.</text:p>
      <text:h text:style-name="Heading_20_3" text:outline-level="3"><text:bookmark-start text:name="__RefHeading___Toc28590_3462270752"/><text:soft-page-break/><text:span text:style-name="T4">учительница — МОРА</text:span><text:span text:style-name="T6">́</text:span><text:bookmark-end text:name="__RefHeading___Toc28590_3462270752"/></text:h>
      <text:p text:style-name="Text_20_body">Классу МОРА<text:span text:style-name="T5">́</text:span> прочитала мораль —</text:p>
      <text:p text:style-name="Text_20_body">Класс целиком убежал на каток.</text:p>
      <text:p text:style-name="Text_20_body">Снова МОРА<text:span text:style-name="T5">́</text:span> прочитала мораль —</text:p>
      <text:p text:style-name="Text_20_body">Снова весь класс проказёнил урок.</text:p>
      <text:h text:style-name="Heading_20_3" text:outline-level="3"><text:bookmark-start text:name="__RefHeading___Toc28592_3462270752"/><text:span text:style-name="T4">лектор — МАРЦЕ</text:span><text:span text:style-name="T6">́</text:span><text:bookmark-end text:name="__RefHeading___Toc28592_3462270752"/></text:h>
      <text:h text:style-name="Heading_20_3" text:outline-level="3"><text:bookmark-start text:name="__RefHeading___Toc28594_3462270752"/><text:span text:style-name="T4">лекция — hАРЦАА</text:span><text:span text:style-name="T6">́</text:span><text:bookmark-end text:name="__RefHeading___Toc28594_3462270752"/></text:h>
      <text:p text:style-name="Text_20_body">У Марика-МАРЦЕ<text:span text:style-name="T5">́</text:span></text:p>
      <text:p text:style-name="Text_20_body">Вся мудрость на лице,</text:p>
      <text:p text:style-name="Text_20_body">И нет его hАРЦАА<text:span text:style-name="T5">́</text:span></text:p>
      <text:p text:style-name="Text_20_body">Ни края, ни конца.</text:p>
      <text:h text:style-name="Heading_20_3" text:outline-level="3"><text:bookmark-start text:name="__RefHeading___Toc28596_3462270752"/><text:span text:style-name="T4">дежурный — ТОРА</text:span><text:span text:style-name="T6">́</text:span><text:span text:style-name="T4">Н</text:span><text:bookmark-end text:name="__RefHeading___Toc28596_3462270752"/></text:h>
      <text:p text:style-name="Text_20_body">ТОРА<text:span text:style-name="T5">́</text:span>Н приходит рано,</text:p>
      <text:p text:style-name="Text_20_body">Распахивает рамы</text:p>
      <text:p text:style-name="Text_20_body">И начинает рьяно</text:p>
      <text:p text:style-name="Text_20_body">Все парты протирать.</text:p>
      <text:p text:style-name="Text_20_body">Спасибо же ТОРА<text:span text:style-name="T5">́</text:span>Ну,</text:p>
      <text:p text:style-name="Text_20_body">Мы будем все ТОРА<text:span text:style-name="T5">́</text:span>Ны,</text:p>
      <text:p text:style-name="Text_20_body">ТОРА<text:span text:style-name="T5">́</text:span>На надо слушать</text:p>
      <text:p text:style-name="Text_20_body">И надо уважать.</text:p>
      <text:h text:style-name="Heading_20_3" text:outline-level="3"><text:bookmark-start text:name="__RefHeading___Toc28598_3462270752"/><text:span text:style-name="T4">тетрадь — МАХБЕ</text:span><text:span text:style-name="T6">́</text:span><text:span text:style-name="T4">РЕТ</text:span><text:bookmark-end text:name="__RefHeading___Toc28598_3462270752"/></text:h>
      <text:p text:style-name="Text_20_body">МАХБЕ<text:span text:style-name="T5">́</text:span>РЕТ — в ранец,</text:p>
      <text:p text:style-name="Text_20_body"><text:span text:style-name="T1">Берет </text:span><text:span text:style-name="T2">на голову,</text:span></text:p>
      <text:p text:style-name="Text_20_body"><text:span text:style-name="T1">Махни </text:span><text:span text:style-name="T2">мне ручкой,</text:span></text:p>
      <text:p text:style-name="Text_20_body">И быстро — в школу.</text:p>
      <text:h text:style-name="Heading_20_3" text:outline-level="3"><text:bookmark-start text:name="__RefHeading___Toc28600_3462270752"/><text:span text:style-name="T4">словарь — МИЛО</text:span><text:span text:style-name="T6">́</text:span><text:span text:style-name="T4">Н</text:span><text:bookmark-end text:name="__RefHeading___Toc28600_3462270752"/></text:h>
      <text:p text:style-name="Text_20_body">В словаре большом, МИЛО<text:span text:style-name="T5">́</text:span>Н,</text:p>
      <text:p text:style-name="Text_20_body">Слов, наверное, мильон!</text:p>
      <text:h text:style-name="Heading_20_3" text:outline-level="3"><text:bookmark-start text:name="__RefHeading___Toc28602_3462270752"/><text:span text:style-name="T4">пенал — КАЛЬМА</text:span><text:span text:style-name="T6">́</text:span><text:span text:style-name="T4">Р</text:span><text:bookmark-end text:name="__RefHeading___Toc28602_3462270752"/></text:h>
      <text:p text:style-name="Text_20_body">— У меня КАЛЬМА<text:span text:style-name="T5">́</text:span>Р в портфеле!</text:p>
      <text:p text:style-name="Text_20_body">— В самом деле? — В самом деле.</text:p>
      <text:p text:style-name="Text_20_body">— Мокрый, с лапами-ужами?</text:p>
      <text:p text:style-name="Text_20_body">— Нет, сухой, с карандашами.</text:p>
      <text:h text:style-name="Heading_20_3" text:outline-level="3"><text:bookmark-start text:name="__RefHeading___Toc28604_3462270752"/><text:span text:style-name="T4">кипарис — БРОШь</text:span><text:bookmark-end text:name="__RefHeading___Toc28604_3462270752"/></text:h>
      <text:p text:style-name="Text_20_body">— Кипарис зовётся БРОШь.</text:p>
      <text:p text:style-name="Text_20_body">— Правду брешешь или врёшь?</text:p>
      <text:h text:style-name="Heading_20_3" text:outline-level="3"><text:bookmark-start text:name="__RefHeading___Toc28606_3462270752"/><text:span text:style-name="T4">ластик — МА</text:span><text:span text:style-name="T6">́</text:span><text:span text:style-name="T4">ХАК</text:span><text:bookmark-end text:name="__RefHeading___Toc28606_3462270752"/></text:h>
      <text:p text:style-name="Text_20_body">Ластик МА<text:span text:style-name="T5">́</text:span>ХАК мил и мягок,</text:p>
      <text:p text:style-name="Text_20_body">Без нажима льнёт к бумаге,</text:p>
      <text:p text:style-name="Text_20_body">Все помарочки счищает,</text:p>
      <text:p text:style-name="Text_20_body">Забывает и прощает.</text:p>
      <text:h text:style-name="Heading_20_3" text:outline-level="3"><text:bookmark-start text:name="__RefHeading___Toc28608_3462270752"/><text:span text:style-name="T4">карандаш — ИПАРО</text:span><text:span text:style-name="T6">́</text:span><text:span text:style-name="T4">Н</text:span><text:bookmark-end text:name="__RefHeading___Toc28608_3462270752"/></text:h>
      <text:p text:style-name="Text_20_body">Не пройдёт здесь ИПАРО<text:span text:style-name="T5">́</text:span>Н:</text:p>
      <text:p text:style-name="Text_20_body">Распишись-ка, друг, пером.</text:p>
      <text:h text:style-name="Heading_20_3" text:outline-level="3"><text:bookmark-start text:name="__RefHeading___Toc28610_3462270752"/><text:span text:style-name="T4">обёртка — АТИФА</text:span><text:span text:style-name="T6">́</text:span><text:bookmark-end text:name="__RefHeading___Toc28610_3462270752"/></text:h>
      <text:p text:style-name="Text_20_body">Книжкам, в АТИФА<text:span text:style-name="T5">́</text:span> одетым,</text:p>
      <text:p text:style-name="Text_20_body">Не страшны неряхи-дети.</text:p>
      <text:h text:style-name="Heading_20_3" text:outline-level="3"><text:bookmark-start text:name="__RefHeading___Toc28612_3462270752"/><text:span text:style-name="T4">решение </text:span><text:span text:style-name="T1">(задачи)</text:span><text:span text:style-name="T4"> </text:span><text:span text:style-name="T2">?</text:span><text:span text:style-name="T4"> ПИТРО</text:span><text:span text:style-name="T6">́</text:span><text:span text:style-name="T4">Н</text:span><text:bookmark-end text:name="__RefHeading___Toc28612_3462270752"/></text:h>
      <text:p text:style-name="Text_20_body">? Вот задачи Пит патронит:</text:p>
      <text:p text:style-name="Text_20_body">Все ? и с правильным ПИТРО<text:span text:style-name="T5">́</text:span>Ном!</text:p>
      <text:h text:style-name="Heading_20_3" text:outline-level="3"><text:bookmark-start text:name="__RefHeading___Toc28614_3462270752"/><text:span text:style-name="T4">запятая — ПСИК</text:span><text:bookmark-end text:name="__RefHeading___Toc28614_3462270752"/></text:h>
      <text:h text:style-name="Heading_20_3" text:outline-level="3"><text:bookmark-start text:name="__RefHeading___Toc28616_3462270752"/><text:span text:style-name="T4">точка — Н(Е)К</text:span><text:span text:style-name="T6">́</text:span><text:span text:style-name="T4">УДА</text:span><text:bookmark-end text:name="__RefHeading___Toc28616_3462270752"/></text:h>
      <text:p text:style-name="Text_20_body">ПСИК, запятая, как хвостик у пёсика,</text:p>
      <text:p text:style-name="Text_20_body">Ставят её перед словом "когда",</text:p>
      <text:p text:style-name="Text_20_body">Если же Н(Е)КУ<text:span text:style-name="T5">́</text:span>ДА во фразу попросится —</text:p>
      <text:p text:style-name="Text_20_body">Точка, конец, и уже — никуда.</text:p>
      <text:h text:style-name="Heading_20_3" text:outline-level="3"><text:bookmark-start text:name="__RefHeading___Toc28618_3462270752"/><text:span text:style-name="T4">доска </text:span><text:span text:style-name="T1">(классная)</text:span><text:span text:style-name="T4">,</text:span><text:bookmark-end text:name="__RefHeading___Toc28618_3462270752"/></text:h>
      <text:h text:style-name="Heading_20_3" text:outline-level="3"><text:bookmark-start text:name="__RefHeading___Toc28620_3462270752"/><text:span text:style-name="T4">расписание — ЛУА</text:span><text:span text:style-name="T6">́</text:span><text:span text:style-name="T4">Х</text:span><text:bookmark-end text:name="__RefHeading___Toc28620_3462270752"/></text:h>
      <text:p text:style-name="Text_20_body">Малахов шёл к ЛУА<text:span text:style-name="T5">́</text:span>Ху,</text:p>
      <text:p text:style-name="Text_20_body">Как Пугачев на плаху.</text:p>
      <text:h text:style-name="Heading_20_3" text:outline-level="3"><text:bookmark-start text:name="__RefHeading___Toc28622_3462270752"/><text:span text:style-name="T4">невежество — БУРУ</text:span><text:span text:style-name="T6">́</text:span><text:span text:style-name="T4">Т</text:span><text:bookmark-end text:name="__RefHeading___Toc28622_3462270752"/></text:h>
      <text:p text:style-name="Text_20_body">Тот, кто не помнит, кем был Брут,</text:p>
      <text:p text:style-name="Text_20_body">Явил в истории БУРУ<text:span text:style-name="T5">́</text:span>Т.</text:p>
      <text:h text:style-name="Heading_20_3" text:outline-level="3"><text:bookmark-start text:name="__RefHeading___Toc28624_3462270752"/><text:span text:style-name="T4">сумочка — ТИК</text:span><text:bookmark-end text:name="__RefHeading___Toc28624_3462270752"/></text:h>
      <text:p text:style-name="Text_20_body">В ТИКе в диком беспорядке</text:p>
      <text:p text:style-name="Text_20_body">Две тетрадки, полпомадки,</text:p>
      <text:p text:style-name="Text_20_body">Трёшка, мелочь, бигудюшки</text:p>
      <text:p text:style-name="Text_20_body">И записка от Андрюшки.</text:p>
      <text:h text:style-name="Heading_20_3" text:outline-level="3"><text:bookmark-start text:name="__RefHeading___Toc28626_3462270752"/><text:span text:style-name="T4">отношение — Я</text:span><text:span text:style-name="T6">́</text:span><text:span text:style-name="T4">ХАС</text:span><text:bookmark-end text:name="__RefHeading___Toc28626_3462270752"/></text:h>
      <text:p text:style-name="Text_20_body">— Какой у Аси с Васей Я<text:span text:style-name="T5">́</text:span>ХАС?</text:p>
      <text:p text:style-name="Text_20_body">— Да Вася глаз не сводит с Аси.</text:p>
      <text:h text:style-name="Heading_20_3" text:outline-level="3"><text:bookmark-start text:name="__RefHeading___Toc28628_3462270752"/><text:span text:style-name="T4">записка — ПЕ</text:span><text:span text:style-name="T6">́</text:span><text:span text:style-name="T4">ТЕК</text:span><text:bookmark-end text:name="__RefHeading___Toc28628_3462270752"/></text:h>
      <text:p text:style-name="Text_20_body">Петя слал мне ПЕ<text:span text:style-name="T5">́</text:span>ТЕКи</text:p>
      <text:p text:style-name="Text_20_body">И дарил конфетики,</text:p>
      <text:p text:style-name="Text_20_body">А я ПЕ<text:span text:style-name="T5">́</text:span>ТЕКи рвала,</text:p>
      <text:p text:style-name="Text_20_body">А конфетики брала.</text:p>
      <text:h text:style-name="Heading_20_2" text:outline-level="2"/>
      <text:h text:style-name="Heading_20_3" text:outline-level="3"><text:bookmark-start text:name="__RefHeading___Toc28630_3462270752"/><text:span text:style-name="T4">море — ЯМ</text:span><text:bookmark-end text:name="__RefHeading___Toc28630_3462270752"/></text:h>
      <text:h text:style-name="Heading_20_3" text:outline-level="3"><text:bookmark-start text:name="__RefHeading___Toc28632_3462270752"/><text:span text:style-name="T4">гора — hАР</text:span><text:bookmark-end text:name="__RefHeading___Toc28632_3462270752"/></text:h>
      <text:p text:style-name="Text_20_body">Море — это яма —</text:p>
      <text:p text:style-name="Text_20_body">Пруд для корабля.</text:p>
      <text:p text:style-name="Text_20_body">Ну и что, что яма</text:p>
      <text:p text:style-name="Text_20_body">Больше, чем земля?</text:p>
      <text:p text:style-name="P3">***</text:p>
      <text:p text:style-name="Text_20_body">У кого черней загар:</text:p>
      <text:p text:style-name="Text_20_body">У того, кто лазил в hАР,</text:p>
      <text:p text:style-name="Text_20_body">Иль кто лето всё упрямо</text:p>
      <text:p text:style-name="Text_20_body">Жил безвылазно у Я<text:span text:style-name="T5">́</text:span>Ма?</text:p>
      <text:h text:style-name="Heading_20_3" text:outline-level="3"><text:bookmark-start text:name="__RefHeading___Toc28634_3462270752"/><text:span text:style-name="T4">волна — ГАЛЬ</text:span><text:bookmark-end text:name="__RefHeading___Toc28634_3462270752"/></text:h>
      <text:p text:style-name="Text_20_body">ГАЛя, ГАЛочка — волна,</text:p>
      <text:p text:style-name="Text_20_body">Шаловлива, неверна,</text:p>
      <text:p text:style-name="Text_20_body">То гневлива и шумна,</text:p>
      <text:p text:style-name="Text_20_body">То ленива и смутна.</text:p>
      <text:h text:style-name="Heading_20_3" text:outline-level="3"><text:bookmark-start text:name="__RefHeading___Toc28636_3462270752"/><text:span text:style-name="T4">песок — ХОЛЬ</text:span><text:bookmark-end text:name="__RefHeading___Toc28636_3462270752"/></text:h>
      <text:p text:style-name="Text_20_body">Возле моря много ХОЛи,</text:p>
      <text:p text:style-name="Text_20_body">Вроде серой крупной соли,</text:p>
      <text:p text:style-name="Text_20_body">ХОЛЬ не будит аппетит,</text:p>
      <text:p text:style-name="Text_20_body">А во рту с едой хрустит.</text:p>
      <text:h text:style-name="Heading_20_3" text:outline-level="3"><text:bookmark-start text:name="__RefHeading___Toc28638_3462270752"/><text:span text:style-name="T4">лодка — СИРА</text:span><text:span text:style-name="T6">́</text:span><text:bookmark-end text:name="__RefHeading___Toc28638_3462270752"/></text:h>
      <text:h text:style-name="Heading_20_3" text:outline-level="3"><text:bookmark-start text:name="__RefHeading___Toc28640_3462270752"/><text:span text:style-name="T4">секрет — СОД</text:span><text:bookmark-end text:name="__RefHeading___Toc28640_3462270752"/></text:h>
      <text:p text:style-name="Text_20_body">Была спозаранку сырая пора,</text:p>
      <text:p text:style-name="Text_20_body">Над омутом тихо скользила СИРА<text:span text:style-name="T5">́</text:span>.</text:p>
      <text:p text:style-name="Text_20_body">Таили в глубинах ревнивые воды</text:p>
      <text:p text:style-name="Text_20_body">Миножьи секреты, русалочьи СОДы,</text:p>
      <text:p text:style-name="Text_20_body">Чтоб хитрый рыбак не прознал нипочём,</text:p>
      <text:p text:style-name="Text_20_body">Где плещется лещ и скрывается сом.</text:p>
      <text:h text:style-name="Heading_20_3" text:outline-level="3"><text:bookmark-start text:name="__RefHeading___Toc28642_3462270752"/><text:soft-page-break/><text:span text:style-name="T4">утонули — ТАВУ</text:span><text:span text:style-name="T6">́</text:span><text:bookmark-end text:name="__RefHeading___Toc28642_3462270752"/></text:h>
      <text:p text:style-name="Text_20_body">Во ставочке, во ставу*</text:p>
      <text:p text:style-name="Text_20_body">Наши детушки ТАВУ<text:span text:style-name="T5">́</text:span>,</text:p>
      <text:p text:style-name="Text_20_body">Их русалочка нашла,</text:p>
      <text:p text:style-name="Text_20_body">В дальний омут отвела,</text:p>
      <text:p text:style-name="Text_20_body">Где её глубокий дом</text:p>
      <text:p text:style-name="Text_20_body">Стережёт усатый сом.</text:p>
      <text:p text:style-name="Text_20_body">_________</text:p>
      <text:p text:style-name="Text_20_body"><text:span text:style-name="T2">* Став — пруд (</text:span><text:span text:style-name="T1">укр</text:span><text:span text:style-name="T2">.)</text:span></text:p>
      <text:h text:style-name="Heading_20_3" text:outline-level="3"><text:bookmark-start text:name="__RefHeading___Toc28644_3462270752"/><text:span text:style-name="T4">глубина — О</text:span><text:span text:style-name="T6">́</text:span><text:span text:style-name="T4">МЭК</text:span><text:bookmark-end text:name="__RefHeading___Toc28644_3462270752"/></text:h>
      <text:p text:style-name="Text_20_body">Лишь нырнувши в омут,</text:p>
      <text:p text:style-name="Text_20_body">Осознаешь О<text:span text:style-name="T5">́</text:span>МЭК.</text:p>
      <text:h text:style-name="Heading_20_3" text:outline-level="3"><text:bookmark-start text:name="__RefHeading___Toc28646_3462270752"/><text:span text:style-name="T4">озеро — АГГА</text:span><text:span text:style-name="T6">́</text:span><text:span text:style-name="T4">М</text:span><text:bookmark-end text:name="__RefHeading___Toc28646_3462270752"/></text:h>
      <text:p text:style-name="Text_20_body">Тихий вечер, ни шума, ни гама,</text:p>
      <text:p text:style-name="Text_20_body">Собрались мы у лона АГГА<text:span text:style-name="T5">́</text:span>Ма,</text:p>
      <text:p text:style-name="Text_20_body">И доверчиво к нашим ногам</text:p>
      <text:p text:style-name="Text_20_body">Прикасается сонный АГГА<text:span text:style-name="T5">́</text:span>М.</text:p>
      <text:h text:style-name="Heading_20_3" text:outline-level="3"><text:bookmark-start text:name="__RefHeading___Toc28648_3462270752"/>рыбак — ДАЯ<text:span text:style-name="T5">́</text:span>Г<text:bookmark-end text:name="__RefHeading___Toc28648_3462270752"/></text:h>
      <text:h text:style-name="Heading_20_3" text:outline-level="3"><text:bookmark-start text:name="__RefHeading___Toc28650_3462270752"/><text:span text:style-name="T4">море — ЯМ</text:span><text:bookmark-end text:name="__RefHeading___Toc28650_3462270752"/></text:h>
      <text:h text:style-name="Heading_20_3" text:outline-level="3"><text:bookmark-start text:name="__RefHeading___Toc28652_3462270752"/><text:span text:style-name="T4">озеро — АГГА</text:span><text:span text:style-name="T6">́</text:span><text:span text:style-name="T4">М</text:span><text:bookmark-end text:name="__RefHeading___Toc28652_3462270752"/></text:h>
      <text:p text:style-name="Text_20_body">Смугл, силён, солён ДАЯ<text:span text:style-name="T5">́</text:span>Г,</text:p>
      <text:p text:style-name="Text_20_body">В ЯМе ловит он наваг,</text:p>
      <text:p text:style-name="Text_20_body">А в АГГА<text:span text:style-name="T5">́</text:span>Ме подле ЯМа</text:p>
      <text:p text:style-name="Text_20_body">Карпов тянет он сетями,</text:p>
      <text:p text:style-name="Text_20_body">Знает, где зимует рак —</text:p>
      <text:p text:style-name="Text_20_body">Вот каков ДАЯ<text:span text:style-name="T5">́</text:span>Г-рыбак!</text:p>
      <text:h text:style-name="Heading_20_3" text:outline-level="3"><text:bookmark-start text:name="__RefHeading___Toc28654_3462270752"/><text:span text:style-name="T4">удочка — ХАККА</text:span><text:span text:style-name="T6">́</text:span><text:bookmark-end text:name="__RefHeading___Toc28654_3462270752"/></text:h>
      <text:p text:style-name="Text_20_body">Есть ХАККА<text:span text:style-name="T5">́</text:span> у рыбака,</text:p>
      <text:p text:style-name="Text_20_body">Лёска, невод, три крючка,</text:p>
      <text:p text:style-name="Text_20_body">Но поймал он петуха —</text:p>
      <text:p text:style-name="Text_20_body">Не нужна ему уха!</text:p>
      <text:h text:style-name="Heading_20_3" text:outline-level="3"><text:bookmark-start text:name="__RefHeading___Toc28656_3462270752"/><text:span text:style-name="T4">средний, средиземное — ТИХО</text:span><text:span text:style-name="T6">́</text:span><text:span text:style-name="T4">Н</text:span><text:bookmark-end text:name="__RefHeading___Toc28656_3462270752"/></text:h>
      <text:p text:style-name="Text_20_body">В море-тихоне</text:p>
      <text:p text:style-name="Text_20_body">Редки шторма,</text:p>
      <text:p text:style-name="Text_20_body">В море-тихоне</text:p>
      <text:p text:style-name="Text_20_body">Мягка зима,</text:p>
      <text:p text:style-name="Text_20_body">Нет в нём разбега</text:p>
      <text:p text:style-name="Text_20_body">Ветрам на просторе.</text:p>
      <text:p text:style-name="Text_20_body">Море ТИХО<text:span text:style-name="T5">́</text:span>Н —</text:p>
      <text:p text:style-name="Text_20_body">Средиземное море.</text:p>
      <text:h text:style-name="Heading_20_3" text:outline-level="3"><text:bookmark-start text:name="__RefHeading___Toc28658_3462270752"/><text:span text:style-name="T4">фактор, причина — ГОРЕ</text:span><text:span text:style-name="T6">́</text:span><text:span text:style-name="T4">М причиняет — ГОРЕ</text:span><text:span text:style-name="T6">́</text:span><text:span text:style-name="T4">МЕТ</text:span><text:bookmark-end text:name="__RefHeading___Toc28658_3462270752"/></text:h>
      <text:p text:style-name="Text_20_body">Галерам шторм на море</text:p>
      <text:p text:style-name="Text_20_body">ГОРЕ<text:span text:style-name="T5">́</text:span>МЕТ много горя.</text:p>
      <text:h text:style-name="Heading_20_3" text:outline-level="3"><text:bookmark-start text:name="__RefHeading___Toc28660_3462270752"/><text:span text:style-name="T4">потоп — МАБУ</text:span><text:span text:style-name="T6">́</text:span><text:span text:style-name="T4">ЛЬ</text:span><text:bookmark-end text:name="__RefHeading___Toc28660_3462270752"/></text:h>
      <text:p text:style-name="Text_20_body">Когда МАБУ<text:span text:style-name="T5">́</text:span>ЛЬ,</text:p>
      <text:p text:style-name="Text_20_body">Мы все буль-буль —</text:p>
      <text:p text:style-name="Text_20_body">Лишь Ной в ковчеге</text:p>
      <text:p text:style-name="Text_20_body">Крутит руль.</text:p>
      <text:h text:style-name="Heading_20_3" text:outline-level="3"><text:bookmark-start text:name="__RefHeading___Toc28662_3462270752"/><text:span text:style-name="T4">корабль — ОНИЯ</text:span><text:span text:style-name="T6">́</text:span><text:bookmark-end text:name="__RefHeading___Toc28662_3462270752"/></text:h>
      <text:h text:style-name="Heading_20_3" text:outline-level="3"><text:bookmark-start text:name="__RefHeading___Toc28664_3462270752"/><text:span text:style-name="T4">остров — И</text:span><text:bookmark-end text:name="__RefHeading___Toc28664_3462270752"/></text:h>
      <text:p text:style-name="Text_20_body">Возле борта корабля</text:p>
      <text:p text:style-name="Text_20_body"><text:span text:style-name="T2">Неотрывно, </text:span><text:span text:style-name="T1">он и я</text:span><text:span text:style-name="T2">,</text:span></text:p>
      <text:p text:style-name="Text_20_body">Смотрим вдаль, а там вдали</text:p>
      <text:p text:style-name="Text_20_body">Еле-еле виден И.</text:p>
      <text:h text:style-name="Heading_20_3" text:outline-level="3"><text:bookmark-start text:name="__RefHeading___Toc28666_3462270752"/><text:span text:style-name="T4">каюта, камера — ТА</text:span><text:bookmark-end text:name="__RefHeading___Toc28666_3462270752"/></text:h>
      <text:p text:style-name="Text_20_body">— У тебя какая ТА?</text:p>
      <text:p text:style-name="Text_20_body">— Та, у правого борта:</text:p>
      <text:p text:style-name="Text_20_body">Вид на берег, красота —</text:p>
      <text:p text:style-name="Text_20_body">Не каюта, а мечта!</text:p>
      <text:h text:style-name="Heading_20_3" text:outline-level="3"><text:bookmark-start text:name="__RefHeading___Toc28668_3462270752"/><text:span text:style-name="T4">танкер — МЕХАЛИ</text:span><text:span text:style-name="T6">́</text:span><text:span text:style-name="T4">Т</text:span><text:bookmark-end text:name="__RefHeading___Toc28668_3462270752"/></text:h>
      <text:p text:style-name="Text_20_body">Медлен грузный МЕХАЛИ<text:span text:style-name="T5">́</text:span>Т,</text:p>
      <text:p text:style-name="Text_20_body">Телом еле шевелит,</text:p>
      <text:p text:style-name="Text_20_body">Путь полгода может длиться,</text:p>
      <text:p text:style-name="Text_20_body">И команда заскулит.</text:p>
      <text:h text:style-name="Heading_20_3" text:outline-level="3"><text:bookmark-start text:name="__RefHeading___Toc28670_3462270752"/><text:span text:style-name="T4">подводная лодка — ЦОЛЕ</text:span><text:span text:style-name="T6">́</text:span><text:span text:style-name="T4">ЛЕТ</text:span><text:bookmark-end text:name="__RefHeading___Toc28670_3462270752"/></text:h>
      <text:p text:style-name="Text_20_body">Под водой на самом деле</text:p>
      <text:p text:style-name="Text_20_body">Целый месяц можно жить,</text:p>
      <text:p text:style-name="Text_20_body">Если, спрятавшись в ЦОЛЕ<text:span text:style-name="T5">́</text:span>ЛЕТ,</text:p>
      <text:p text:style-name="Text_20_body">Не всплывая тихо плыть.</text:p>
      <text:h text:style-name="Heading_20_3" text:outline-level="3"><text:bookmark-start text:name="__RefHeading___Toc28672_3462270752"/><text:span text:style-name="T4">матрос — МАЛА</text:span><text:span text:style-name="T6">́</text:span><text:span text:style-name="T4">Х</text:span><text:bookmark-end text:name="__RefHeading___Toc28672_3462270752"/></text:h>
      <text:h text:style-name="Heading_20_3" text:outline-level="3"><text:bookmark-start text:name="__RefHeading___Toc28674_3462270752"/><text:span text:style-name="T4">самолёт — МАТО</text:span><text:span text:style-name="T6">́</text:span><text:span text:style-name="T4">С</text:span><text:bookmark-end text:name="__RefHeading___Toc28674_3462270752"/></text:h>
      <text:p text:style-name="Text_20_body">Двадцать лет матрос-МАЛА<text:span text:style-name="T5">́</text:span>Х,</text:p>
      <text:p text:style-name="Text_20_body">Жил в морях на кораблях,</text:p>
      <text:p text:style-name="Text_20_body">А потом взревел матрос:</text:p>
      <text:p text:style-name="Text_20_body">"Подавайте мне МАТО<text:span text:style-name="T5">́</text:span>С!"</text:p>
      <text:h text:style-name="Heading_20_3" text:outline-level="3"><text:bookmark-start text:name="__RefHeading___Toc28676_3462270752"/><text:span text:style-name="T4">самолёт — АВИРО</text:span><text:span text:style-name="T6">́</text:span><text:span text:style-name="T4">Н</text:span><text:bookmark-end text:name="__RefHeading___Toc28676_3462270752"/></text:h>
      <text:p text:style-name="Text_20_body">Заревел, вертясь, пропеллер,</text:p>
      <text:p text:style-name="Text_20_body">Изорвал он воздух зверем,</text:p>
      <text:p text:style-name="Text_20_body">И взлетел, спугнув ворон,</text:p>
      <text:p text:style-name="Text_20_body">Самолётик АВИРО<text:span text:style-name="T5">́</text:span>Н.</text:p>
      <text:h text:style-name="Heading_20_3" text:outline-level="3"><text:bookmark-start text:name="__RefHeading___Toc28678_3462270752"/><text:span text:style-name="T4">лётчик — ТАЯ</text:span><text:span text:style-name="T6">́</text:span><text:span text:style-name="T4">С</text:span><text:bookmark-end text:name="__RefHeading___Toc28678_3462270752"/></text:h>
      <text:p text:style-name="Text_20_body">Хорошо бы стать ТАЯ<text:span text:style-name="T5">́</text:span>Сом,</text:p>
      <text:p text:style-name="Text_20_body">А потом ТАЯ<text:span text:style-name="T5">́</text:span>Сом — асом:</text:p>
      <text:p text:style-name="Text_20_body">Бочку сделал самолёт —</text:p>
      <text:p text:style-name="Text_20_body">Ас-ТАЯ<text:span text:style-name="T5">́</text:span>С его ведёт.</text:p>
      <text:h text:style-name="Heading_20_3" text:outline-level="3"><text:bookmark-start text:name="__RefHeading___Toc28680_3462270752"/><text:span text:style-name="T4">стюардесса — ДАЯЛЕ</text:span><text:span text:style-name="T6">́</text:span><text:span text:style-name="T4">Т</text:span><text:bookmark-end text:name="__RefHeading___Toc28680_3462270752"/></text:h>
      <text:h text:style-name="Heading_20_3" text:outline-level="3"><text:bookmark-start text:name="__RefHeading___Toc28682_3462270752"/><text:span text:style-name="T4">стюардессы — ДАЯЛО</text:span><text:span text:style-name="T6">́</text:span><text:span text:style-name="T4">Т</text:span><text:bookmark-end text:name="__RefHeading___Toc28682_3462270752"/></text:h>
      <text:p text:style-name="Text_20_body">ДАЯЛО<text:span text:style-name="T5">́</text:span>Ты — не пилоты,</text:p>
      <text:p text:style-name="Text_20_body">Но летают ДАЯЛО<text:span text:style-name="T5">́</text:span>Ты.</text:p>
      <text:p text:style-name="Text_20_body">В синих высях ДАЯЛЕ<text:span text:style-name="T5">́</text:span>Т</text:p>
      <text:p text:style-name="Text_20_body">Оставляет в сердце след.</text:p>
      <text:h text:style-name="Heading_20_3" text:outline-level="3"><text:bookmark-start text:name="__RefHeading___Toc28684_3462270752"/><text:span text:style-name="T4">башня — МИГДА</text:span><text:span text:style-name="T6">́</text:span><text:span text:style-name="T4">Л</text:span><text:bookmark-end text:name="__RefHeading___Toc28684_3462270752"/></text:h>
      <text:p text:style-name="Text_20_body">За единый миг с МИГДА<text:span text:style-name="T5">́</text:span>Ля</text:p>
      <text:p text:style-name="Text_20_body">Взор окидывает дали,</text:p>
      <text:p text:style-name="Text_20_body">Что по тропкам пешеход</text:p>
      <text:p text:style-name="Text_20_body">И за год не обойдёт.</text:p>
      <text:h text:style-name="Heading_20_3" text:outline-level="3"><text:bookmark-start text:name="__RefHeading___Toc28686_3462270752"/><text:span text:style-name="T4">маяк </text:span><text:span text:style-name="T1">(башня света)</text:span><text:span text:style-name="T4"> — МИГДАЛО</text:span><text:span text:style-name="T6">́</text:span><text:span text:style-name="T4">Р</text:span><text:bookmark-end text:name="__RefHeading___Toc28686_3462270752"/></text:h>
      <text:p text:style-name="Text_20_body">Вдали мигает МИГДАЛО<text:span text:style-name="T5">́</text:span>Р,</text:p>
      <text:p text:style-name="Text_20_body">Буйков цветистый коридор,</text:p>
      <text:p text:style-name="Text_20_body">На миг сверкнули выси гор</text:p>
      <text:p text:style-name="Text_20_body">И тихо — заглушен мотор.</text:p>
      <text:h text:style-name="Heading_20_3" text:outline-level="3"><text:bookmark-start text:name="__RefHeading___Toc28688_3462270752"/><text:span text:style-name="T4">порт — НАМЕ</text:span><text:span text:style-name="T6">́</text:span><text:span text:style-name="T4">ЛЬ </text:span><text:span text:style-name="T2">намаль</text:span><text:bookmark-end text:name="__RefHeading___Toc28688_3462270752"/></text:h>
      <text:p text:style-name="Text_20_body">Курс на маяк точнее цель:</text:p>
      <text:p text:style-name="Text_20_body"><text:span text:style-name="T2">Ты хочешь в порт или </text:span><text:span text:style-name="T1">на мель</text:span><text:span text:style-name="T2">?</text:span></text:p>
      <text:h text:style-name="Heading_20_3" text:outline-level="3"><text:bookmark-start text:name="__RefHeading___Toc28690_3462270752"/><text:span text:style-name="T4">якорь — О</text:span><text:span text:style-name="T6">́</text:span><text:span text:style-name="T4">ГЕН</text:span><text:bookmark-end text:name="__RefHeading___Toc28690_3462270752"/></text:h>
      <text:p text:style-name="Text_20_body">Чтоб стоять, нужны не ноги</text:p>
      <text:p text:style-name="Text_20_body">Кораблю, а якорь — О<text:span text:style-name="T5">́</text:span>ГЕН.</text:p>
      <text:h text:style-name="Heading_20_3" text:outline-level="3"><text:bookmark-start text:name="__RefHeading___Toc28692_3462270752"/><text:span text:style-name="T4">парус — МИФРА</text:span><text:span text:style-name="T6">́</text:span><text:span text:style-name="T4">С</text:span><text:bookmark-end text:name="__RefHeading___Toc28692_3462270752"/></text:h>
      <text:p text:style-name="Text_20_body">Разудвается МИФРА<text:span text:style-name="T5">́</text:span>С,</text:p>
      <text:p text:style-name="Text_20_body">Полосатый, как матрас.</text:p>
      <text:h text:style-name="Heading_20_3" text:outline-level="3"><text:bookmark-start text:name="__RefHeading___Toc28694_3462270752"/><text:soft-page-break/><text:span text:style-name="T4">плавала </text:span><text:span text:style-name="T1">(о человеке)</text:span><text:span text:style-name="T4"> — САХА</text:span><text:span text:style-name="T6">́</text:span><text:bookmark-end text:name="__RefHeading___Toc28694_3462270752"/></text:h>
      <text:h text:style-name="Heading_20_3" text:outline-level="3"><text:bookmark-start text:name="__RefHeading___Toc28696_3462270752"/><text:span text:style-name="T4">плывёт </text:span><text:span text:style-name="T1">(о судне)</text:span><text:span text:style-name="T4"> — ШАТ</text:span><text:bookmark-end text:name="__RefHeading___Toc28696_3462270752"/></text:h>
      <text:p text:style-name="Text_20_body">Сима в озере САХА<text:span text:style-name="T5">́</text:span> —</text:p>
      <text:p text:style-name="Text_20_body">Вышла из воды суха.</text:p>
      <text:p text:style-name="P3">***</text:p>
      <text:p text:style-name="Text_20_body">По морям ШАТается</text:p>
      <text:p text:style-name="Text_20_body">Теплоход,</text:p>
      <text:p text:style-name="Text_20_body">То на рейде мается,</text:p>
      <text:p text:style-name="Text_20_body">То плывёт.</text:p>
      <text:h text:style-name="Heading_20_3" text:outline-level="3"><text:bookmark-start text:name="__RefHeading___Toc28698_3462270752"/><text:span text:style-name="T4">лёд — КЕ</text:span><text:span text:style-name="T6">́</text:span><text:span text:style-name="T4">РАХ</text:span><text:bookmark-end text:name="__RefHeading___Toc28698_3462270752"/></text:h>
      <text:p text:style-name="Text_20_body">Вмёрзла в КЕ<text:span text:style-name="T5">́</text:span>РАХ</text:p>
      <text:p text:style-name="Text_20_body">Шхуна в шхерах,</text:p>
      <text:p text:style-name="Text_20_body">И хоть вот он — рядом берег,</text:p>
      <text:p text:style-name="Text_20_body">КЕ<text:span text:style-name="T5">́</text:span>РАХ ей не одолеть,</text:p>
      <text:p text:style-name="Text_20_body">В ледяном плену сидеть.</text:p>
      <text:h text:style-name="Heading_20_3" text:outline-level="3"><text:bookmark-start text:name="__RefHeading___Toc28700_3462270752"/><text:span text:style-name="T4">водолаз — АМОДА</text:span><text:span text:style-name="T6">́</text:span><text:span text:style-name="T4">Й</text:span><text:bookmark-end text:name="__RefHeading___Toc28700_3462270752"/></text:h>
      <text:p text:style-name="Text_20_body">АМОДА<text:span text:style-name="T5">́</text:span>Й, АМОДА<text:span text:style-name="T5">́</text:span>Й,</text:p>
      <text:p text:style-name="Text_20_body">Поносить костюмчик дай!</text:p>
      <text:p text:style-name="Text_20_body">Моды АМОДА<text:span text:style-name="T5">́</text:span>я</text:p>
      <text:p text:style-name="Text_20_body">Спрутов восторгают.</text:p>
      <text:h text:style-name="Heading_20_2" text:outline-level="2"/>
      <text:h text:style-name="Heading_20_3" text:outline-level="3"><text:bookmark-start text:name="__RefHeading___Toc28702_3462270752"/><text:span text:style-name="T4">шофёр — НЕhА</text:span><text:span text:style-name="T6">́</text:span><text:span text:style-name="T4">Г</text:span><text:bookmark-end text:name="__RefHeading___Toc28702_3462270752"/></text:h>
      <text:p text:style-name="Text_20_body">Подцепил меня на гак</text:p>
      <text:p text:style-name="Text_20_body">Удалой шофёр НЕhА<text:span text:style-name="T5">́</text:span>Г</text:p>
      <text:p text:style-name="Text_20_body">И на горочку попёр —</text:p>
      <text:p text:style-name="Text_20_body">Выручай, НЕhА<text:span text:style-name="T5">́</text:span>Г-шофёр!</text:p>
      <text:h text:style-name="Heading_20_3" text:outline-level="3"><text:bookmark-start text:name="__RefHeading___Toc28704_3462270752"/><text:span text:style-name="T4">успеть — леhАСПИ</text:span><text:span text:style-name="T6">́</text:span><text:span text:style-name="T4">К</text:span><text:bookmark-end text:name="__RefHeading___Toc28704_3462270752"/></text:h>
      <text:h text:style-name="Heading_20_3" text:outline-level="3"><text:bookmark-start text:name="__RefHeading___Toc28706_3462270752"/><text:span text:style-name="T4">успели — hИСПИКУ</text:span><text:span text:style-name="T6">́</text:span><text:bookmark-end text:name="__RefHeading___Toc28706_3462270752"/></text:h>
      <text:p text:style-name="Text_20_body">— Помни — пробки, время пик...</text:p>
      <text:p text:style-name="Text_20_body">Как бы только нам ЛhИСПИ<text:span text:style-name="T5">́</text:span>К!</text:p>
      <text:h text:style-name="Heading_20_3" text:outline-level="3"><text:bookmark-start text:name="__RefHeading___Toc28708_3462270752"/><text:span text:style-name="T4">буксировал, тащил — ГАРА</text:span><text:span text:style-name="T6">́</text:span><text:span text:style-name="T4">Р</text:span><text:bookmark-end text:name="__RefHeading___Toc28708_3462270752"/></text:h>
      <text:p text:style-name="Text_20_body">В карете стрекозу комар,</text:p>
      <text:p text:style-name="Text_20_body">Запрягшись, на гору ГАРА<text:span text:style-name="T5">́</text:span>Р.</text:p>
      <text:h text:style-name="Heading_20_3" text:outline-level="3"><text:bookmark-start text:name="__RefHeading___Toc28710_3462270752"/><text:span text:style-name="T4">цепь — ШАРШЕ</text:span><text:span text:style-name="T6">́</text:span><text:span text:style-name="T4">РЕТ</text:span><text:bookmark-end text:name="__RefHeading___Toc28710_3462270752"/></text:h>
      <text:p text:style-name="Text_20_body">В масле машинном ШАРШЕ<text:span text:style-name="T5">́</text:span>РЕТ шуршит,</text:p>
      <text:p text:style-name="Text_20_body">Мягко на шинах машина спешит.</text:p>
      <text:h text:style-name="Heading_20_3" text:outline-level="3"><text:bookmark-start text:name="__RefHeading___Toc28712_3462270752"/><text:span text:style-name="T4">прокол </text:span><text:span text:style-name="T1">(в шине)</text:span><text:span text:style-name="T4"> — НЭ</text:span><text:span text:style-name="T6">́</text:span><text:span text:style-name="T4">КЕР</text:span><text:bookmark-end text:name="__RefHeading___Toc28712_3462270752"/></text:h>
      <text:p text:style-name="Text_20_body">— Хлопнулись мы с НЭ<text:span text:style-name="T5">́</text:span>КЕРом —</text:p>
      <text:p text:style-name="Text_20_body">Дальше ехать некуда.</text:p>
      <text:h text:style-name="Heading_20_3" text:outline-level="3"><text:bookmark-start text:name="__RefHeading___Toc28714_3462270752"/><text:span text:style-name="T4">шина — ЦМИГ</text:span><text:bookmark-end text:name="__RefHeading___Toc28714_3462270752"/></text:h>
      <text:p text:style-name="Text_20_body">Все машины мимо шмыг —</text:p>
      <text:p text:style-name="Text_20_body">Все с целёхонькими ЦМИГ!</text:p>
      <text:h text:style-name="Heading_20_3" text:outline-level="3"><text:bookmark-start text:name="__RefHeading___Toc28716_3462270752"/><text:span text:style-name="T4">берегись </text:span><text:span text:style-name="T2">?</text:span><text:span text:style-name="T4"> ЗАhИРУ</text:span><text:span text:style-name="T6">́</text:span><text:span text:style-name="T4">Т</text:span><text:bookmark-end text:name="__RefHeading___Toc28716_3462270752"/></text:h>
      <text:p text:style-name="Text_20_body">Берегись, Захар ? ЗХИРУ<text:span text:style-name="T5">́</text:span>Т:</text:p>
      <text:p text:style-name="Text_20_body">Это каверзный маршрут!</text:p>
      <text:h text:style-name="Heading_20_3" text:outline-level="3"><text:bookmark-start text:name="__RefHeading___Toc28718_3462270752"/><text:span text:style-name="T4">авария — ТЭУНА</text:span><text:span text:style-name="T6">́</text:span><text:bookmark-end text:name="__RefHeading___Toc28718_3462270752"/></text:h>
      <text:p text:style-name="Text_20_body">— Как стряслась ТЭУНА<text:span text:style-name="T5">́</text:span>?</text:p>
      <text:p text:style-name="Text_20_body">— В тучах скрылась луна,</text:p>
      <text:p text:style-name="Text_20_body">Путь в тумане тонул,</text:p>
      <text:p text:style-name="Text_20_body">Я легонько вздермнул:</text:p>
      <text:p text:style-name="Text_20_body">Руль из рук ускользнул...</text:p>
      <text:h text:style-name="Heading_20_3" text:outline-level="3"><text:bookmark-start text:name="__RefHeading___Toc28720_3462270752"/><text:span text:style-name="T4">полоса — ПАС</text:span><text:bookmark-end text:name="__RefHeading___Toc28720_3462270752"/></text:h>
      <text:p text:style-name="Text_20_body">Полоса — ПАС:</text:p>
      <text:p text:style-name="Text_20_body">Вот и весь сказ.</text:p>
      <text:h text:style-name="Heading_20_3" text:outline-level="3"><text:bookmark-start text:name="__RefHeading___Toc28722_3462270752"/><text:span text:style-name="T4">тормоз — БАЛЛА</text:span><text:span text:style-name="T6">́</text:span><text:span text:style-name="T4">М</text:span><text:bookmark-end text:name="__RefHeading___Toc28722_3462270752"/></text:h>
      <text:p text:style-name="Text_20_body">Баламут не проверил БАЛЛА<text:span text:style-name="T5">́</text:span>Ма:</text:p>
      <text:p text:style-name="Text_20_body">"Волге"- крышка, балбесу — яма.</text:p>
      <text:h text:style-name="Heading_20_3" text:outline-level="3"><text:bookmark-start text:name="__RefHeading___Toc28724_3462270752"/><text:span text:style-name="T4">бампер — ПАГО</text:span><text:span text:style-name="T6">́</text:span><text:span text:style-name="T4">Ш</text:span><text:bookmark-end text:name="__RefHeading___Toc28724_3462270752"/></text:h>
      <text:p text:style-name="Text_20_body">Если ПАГО<text:span text:style-name="T5">́</text:span>Ш погнёшь,</text:p>
      <text:p text:style-name="Text_20_body">Очень будешь хорош!</text:p>
      <text:h text:style-name="Heading_20_3" text:outline-level="3"><text:bookmark-start text:name="__RefHeading___Toc28726_3462270752"/><text:span text:style-name="T4">грузовик — МАСАИ</text:span><text:span text:style-name="T6">́</text:span><text:span text:style-name="T4">Т</text:span><text:bookmark-end text:name="__RefHeading___Toc28726_3462270752"/></text:h>
      <text:p text:style-name="Text_20_body">У МАСАИ<text:span text:style-name="T5">́</text:span>Та кузов</text:p>
      <text:p text:style-name="Text_20_body"><text:span text:style-name="T2">Для </text:span><text:span text:style-name="T1">массового</text:span><text:span text:style-name="T2"> груза.</text:span></text:p>
      <text:h text:style-name="Heading_20_3" text:outline-level="3"><text:bookmark-start text:name="__RefHeading___Toc28728_3462270752"/><text:span text:style-name="T4">участок </text:span><text:span text:style-name="T1">(строительный)</text:span><text:span text:style-name="T4"> — МИГРА</text:span><text:span text:style-name="T6">́</text:span><text:span text:style-name="T4">Ш</text:span><text:bookmark-end text:name="__RefHeading___Toc28728_3462270752"/></text:h>
      <text:p text:style-name="Text_20_body">— Для чего тебе МИГРА<text:span text:style-name="T5">́</text:span>Ш?</text:p>
      <text:p text:style-name="Text_20_body">— Чтоб поставить здесь гараж.</text:p>
      <text:h text:style-name="Heading_20_3" text:outline-level="3"><text:bookmark-start text:name="__RefHeading___Toc28730_3462270752"/><text:span text:style-name="T4">гараж — МУСА</text:span><text:span text:style-name="T6">́</text:span><text:span text:style-name="T4">Х</text:span><text:bookmark-end text:name="__RefHeading___Toc28730_3462270752"/></text:h>
      <text:p text:style-name="Text_20_body">"Мустанг" в МУСА<text:span text:style-name="T5">́</text:span>Хе сильней</text:p>
      <text:p text:style-name="Text_20_body">Двух сотен живых коней.</text:p>
      <text:h text:style-name="Heading_20_3" text:outline-level="3"><text:bookmark-start text:name="__RefHeading___Toc28732_3462270752"/><text:span text:style-name="T4">транспорт — ТАХБУРА</text:span><text:span text:style-name="T6">́</text:span><text:bookmark-end text:name="__RefHeading___Toc28732_3462270752"/></text:h>
      <text:h text:style-name="Heading_20_3" text:outline-level="3"><text:bookmark-start text:name="__RefHeading___Toc28734_3462270752"/><text:span text:style-name="T4">доставка — ТОВАЛА</text:span><text:span text:style-name="T6">́</text:span><text:bookmark-end text:name="__RefHeading___Toc28734_3462270752"/></text:h>
      <text:p text:style-name="Text_20_body">Тарантас, кабриолет,</text:p>
      <text:p text:style-name="Text_20_body">Самокат и драндулет,</text:p>
      <text:p text:style-name="Text_20_body">Самолёт и пароход,</text:p>
      <text:p text:style-name="Text_20_body">Крупный, сильный, сытый кот,</text:p>
      <text:p text:style-name="Text_20_body">Вся везущая мура —</text:p>
      <text:p text:style-name="Text_20_body">Это транспорт, ТАХБУРА<text:span text:style-name="T5">́</text:span>.</text:p>
      <text:p text:style-name="Text_20_body">И верблюд, и два вола —</text:p>
      <text:p text:style-name="Text_20_body">Всё сойдёт для ТОВАЛА<text:span text:style-name="T5">́</text:span>.</text:p>
      <text:h text:style-name="Heading_20_2" text:outline-level="2"><text:soft-page-break/></text:h>
      <text:h text:style-name="Heading_20_3" text:outline-level="3"><text:bookmark-start text:name="__RefHeading___Toc28736_3462270752"/><text:span text:style-name="T4">мастер, специалист — УМА</text:span><text:span text:style-name="T6">́</text:span><text:span text:style-name="T4">Н</text:span><text:bookmark-end text:name="__RefHeading___Toc28736_3462270752"/></text:h>
      <text:p text:style-name="Text_20_body">УМА<text:span text:style-name="T5">́</text:span>Н — умён —</text:p>
      <text:p text:style-name="Text_20_body">Таков закон.</text:p>
      <text:h text:style-name="Heading_20_3" text:outline-level="3"><text:bookmark-start text:name="__RefHeading___Toc28738_3462270752"/><text:span text:style-name="T4">оборудование — ЦИЮ</text:span><text:span text:style-name="T6">́</text:span><text:span text:style-name="T4">Т</text:span><text:bookmark-end text:name="__RefHeading___Toc28738_3462270752"/></text:h>
      <text:p text:style-name="Text_20_body">Если в цехе куют —</text:p>
      <text:p text:style-name="Text_20_body">В нём кузнечный ЦИЮ<text:span text:style-name="T5">́</text:span>Т.</text:p>
      <text:h text:style-name="Heading_20_3" text:outline-level="3"><text:bookmark-start text:name="__RefHeading___Toc28740_3462270752"/><text:span text:style-name="T4">число — МИСПА</text:span><text:span text:style-name="T6">́</text:span><text:span text:style-name="T4">Р</text:span><text:bookmark-end text:name="__RefHeading___Toc28740_3462270752"/></text:h>
      <text:p text:style-name="Text_20_body">Ноль с единицей — эта пара</text:p>
      <text:p text:style-name="Text_20_body">Плодит бесчисленно МИСПА<text:span text:style-name="T5">́</text:span>Ры..</text:p>
      <text:h text:style-name="Heading_20_3" text:outline-level="3"><text:bookmark-start text:name="__RefHeading___Toc28742_3462270752"/><text:span text:style-name="T4">опыт </text:span><text:span text:style-name="T1">(научный)</text:span><text:span text:style-name="T4"> — НИССУ</text:span><text:span text:style-name="T6">́</text:span><text:span text:style-name="T4">Й</text:span><text:bookmark-end text:name="__RefHeading___Toc28742_3462270752"/></text:h>
      <text:p text:style-name="Text_20_body">Если ставишь НИССУ<text:span text:style-name="T5">́</text:span>Й</text:p>
      <text:p text:style-name="Text_20_body">Нос свой в колбу не суй:</text:p>
      <text:p text:style-name="Text_20_body">Будешь после без носа</text:p>
      <text:p text:style-name="Text_20_body">С нерешенным вопросом.</text:p>
      <text:p text:style-name="P3">***</text:p>
      <text:p text:style-name="Text_20_body">Проверяли честность НИССУ<text:span text:style-name="T5">́</text:span>ями —</text:p>
      <text:p text:style-name="Text_20_body">Результаты неописуемы:</text:p>
      <text:p text:style-name="Text_20_body"><text:span text:style-name="T2">Всё домой </text:span><text:span text:style-name="T1">несуны несут</text:span><text:span text:style-name="T2">,</text:span></text:p>
      <text:p text:style-name="Text_20_body">Даже вымпел: "За честный труд".</text:p>
      <text:h text:style-name="Heading_20_3" text:outline-level="3"><text:bookmark-start text:name="__RefHeading___Toc28744_3462270752"/><text:span text:style-name="T4">элемент — ЕСО</text:span><text:span text:style-name="T6">́</text:span><text:span text:style-name="T4">Д</text:span><text:bookmark-end text:name="__RefHeading___Toc28744_3462270752"/></text:h>
      <text:p text:style-name="Text_20_body">В основе природы</text:p>
      <text:p text:style-name="Text_20_body">Одни лишь ЕСО<text:span text:style-name="T5">́</text:span>Ды.</text:p>
      <text:h text:style-name="Heading_20_3" text:outline-level="3"><text:bookmark-start text:name="__RefHeading___Toc28746_3462270752"/><text:span text:style-name="T4">метод — ШИТА</text:span><text:span text:style-name="T6">́</text:span><text:bookmark-end text:name="__RefHeading___Toc28746_3462270752"/></text:h>
      <text:p text:style-name="Text_20_body">У кого такая ШИТА<text:span text:style-name="T5">́</text:span>:</text:p>
      <text:p text:style-name="Text_20_body">Кусок не неси мимо рта,</text:p>
      <text:p text:style-name="Text_20_body">Стой поближе к корыту,</text:p>
      <text:p text:style-name="Text_20_body">И чтоб было всё шито-крыто?</text:p>
      <text:h text:style-name="Heading_20_3" text:outline-level="3"><text:bookmark-start text:name="__RefHeading___Toc28748_3462270752"/><text:span text:style-name="T4">способ, приём — ТАХБУЛА</text:span><text:span text:style-name="T6">́</text:span><text:bookmark-end text:name="__RefHeading___Toc28748_3462270752"/></text:h>
      <text:p text:style-name="Text_20_body">Одна у них ТАХБУЛА<text:span text:style-name="T5">́</text:span>:</text:p>
      <text:p text:style-name="Text_20_body">"Начнём, была не была!"</text:p>
      <text:h text:style-name="Heading_20_3" text:outline-level="3"><text:bookmark-start text:name="__RefHeading___Toc28750_3462270752"/><text:span text:style-name="T4">исследовал — ХАКА</text:span><text:span text:style-name="T6">́</text:span><text:span text:style-name="T4">Р</text:span><text:bookmark-end text:name="__RefHeading___Toc28750_3462270752"/></text:h>
      <text:h text:style-name="Heading_20_3" text:outline-level="3"><text:bookmark-start text:name="__RefHeading___Toc28752_3462270752"/><text:span text:style-name="T4">исследователь — ХОКЕ</text:span><text:span text:style-name="T6">́</text:span><text:span text:style-name="T4">Р</text:span><text:bookmark-end text:name="__RefHeading___Toc28752_3462270752"/></text:h>
      <text:p text:style-name="Text_20_body">Хакер к банку путь ХАКА<text:span text:style-name="T5">́</text:span>Р,</text:p>
      <text:p text:style-name="Text_20_body">По счетам нанёс удар,</text:p>
      <text:p text:style-name="Text_20_body">И ХОРКЕ<text:span text:style-name="T5">́</text:span>Ру банк за кражу</text:p>
      <text:p text:style-name="Text_20_body">Должность дал и гонорар.</text:p>
      <text:h text:style-name="Heading_20_3" text:outline-level="3"><text:bookmark-start text:name="__RefHeading___Toc28754_3462270752"/><text:span text:style-name="T4">белок — ХЭЛБО</text:span><text:span text:style-name="T6">́</text:span><text:span text:style-name="T4">Н</text:span><text:bookmark-end text:name="__RefHeading___Toc28754_3462270752"/></text:h>
      <text:h text:style-name="Heading_20_3" text:outline-level="3"><text:bookmark-start text:name="__RefHeading___Toc28756_3462270752"/><text:span text:style-name="T4">желток — ХЭЛМО</text:span><text:span text:style-name="T6">́</text:span><text:span text:style-name="T4">Н</text:span><text:bookmark-end text:name="__RefHeading___Toc28756_3462270752"/></text:h>
      <text:p text:style-name="Text_20_body">Неразлучимы ХЭЛБО<text:span text:style-name="T5">́</text:span>Н с ХЭЛМО<text:span text:style-name="T5">́</text:span>Ном:</text:p>
      <text:p text:style-name="Text_20_body">Основа жизни в союзе оном.</text:p>
      <text:h text:style-name="Heading_20_3" text:outline-level="3"><text:bookmark-start text:name="__RefHeading___Toc28758_3462270752"/><text:span text:style-name="T4">стандарт, норма — ТЕ</text:span><text:span text:style-name="T6">́</text:span><text:span text:style-name="T4">КЕН стандарты — ТКАНИ</text:span><text:span text:style-name="T6">́</text:span><text:span text:style-name="T4">М</text:span><text:bookmark-end text:name="__RefHeading___Toc28758_3462270752"/></text:h>
      <text:p text:style-name="Text_20_body">ТКАНИ<text:span text:style-name="T5">́</text:span>М на ткани легко понять:</text:p>
      <text:p text:style-name="Text_20_body">Хорошая ткань не должна линять!</text:p>
      <text:h text:style-name="Heading_20_3" text:outline-level="3"><text:bookmark-start text:name="__RefHeading___Toc28760_3462270752"/><text:span text:style-name="T4">кузнец — НАПА</text:span><text:span text:style-name="T6">́</text:span><text:span text:style-name="T4">Х</text:span><text:bookmark-end text:name="__RefHeading___Toc28760_3462270752"/></text:h>
      <text:p text:style-name="Text_20_body">Раздувает на углях</text:p>
      <text:p text:style-name="Text_20_body">Мехом пламя дед-НАПА<text:span text:style-name="T5">́</text:span>Х,</text:p>
      <text:p text:style-name="Text_20_body">И такие канделябры</text:p>
      <text:p text:style-name="Text_20_body">Он куёт, что просто — ах!</text:p>
      <text:h text:style-name="Heading_20_3" text:outline-level="3"><text:bookmark-start text:name="__RefHeading___Toc28762_3462270752"/><text:span text:style-name="T4">уголь — ПЭХА</text:span><text:span text:style-name="T6">́</text:span><text:span text:style-name="T4">М</text:span><text:bookmark-end text:name="__RefHeading___Toc28762_3462270752"/></text:h>
      <text:p text:style-name="Text_20_body">И поленьям, и дровам</text:p>
      <text:p text:style-name="Text_20_body">Сильный старший брат ПЭХА<text:span text:style-name="T5">́</text:span>М:</text:p>
      <text:p text:style-name="Text_20_body"><text:span text:style-name="T1">Пышет в печке</text:span><text:span text:style-name="T2"> тихим жаром,</text:span></text:p>
      <text:p text:style-name="Text_20_body">Иногда грозя пожаром.</text:p>
      <text:h text:style-name="Heading_20_3" text:outline-level="3"><text:bookmark-start text:name="__RefHeading___Toc28764_3462270752"/><text:span text:style-name="T4">столяр — НАГА</text:span><text:span text:style-name="T6">́</text:span><text:span text:style-name="T4">Р</text:span><text:bookmark-end text:name="__RefHeading___Toc28764_3462270752"/></text:h>
      <text:h text:style-name="Heading_20_3" text:outline-level="3"><text:bookmark-start text:name="__RefHeading___Toc28766_3462270752"/><text:span text:style-name="T4">столярная мастерская — НАГАРИЯ</text:span><text:span text:style-name="T6">́</text:span><text:bookmark-end text:name="__RefHeading___Toc28766_3462270752"/></text:h>
      <text:p text:style-name="Text_20_body">На горе НАГАРИЯ<text:span text:style-name="T5">́</text:span></text:p>
      <text:p text:style-name="Text_20_body">Дедушки Захария:</text:p>
      <text:p text:style-name="Text_20_body">Он НАГА<text:span text:style-name="T5">́</text:span>Р, помощник — я,</text:p>
      <text:p text:style-name="Text_20_body">Вместе там наяриваем.</text:p>
      <text:p text:style-name="Text_20_body">Затупил я рубанок Захара —</text:p>
      <text:p text:style-name="Text_20_body">Нагорело мне от НАГА<text:span text:style-name="T5">́</text:span>Ра.</text:p>
      <text:h text:style-name="Heading_20_3" text:outline-level="3"><text:bookmark-start text:name="__RefHeading___Toc28768_3462270752"/><text:span text:style-name="T4">бревно — КОРА</text:span><text:span text:style-name="T6">́</text:span><text:bookmark-end text:name="__RefHeading___Toc28768_3462270752"/></text:h>
      <text:p text:style-name="Text_20_body">Если дерево ободрать,</text:p>
      <text:p text:style-name="Text_20_body">Остаётся кора и КОРА<text:span text:style-name="T5">́</text:span>.</text:p>
      <text:h text:style-name="Heading_20_3" text:outline-level="3"><text:bookmark-start text:name="__RefHeading___Toc28770_3462270752"/><text:span text:style-name="T4">ювелир — ЦОРЕ</text:span><text:span text:style-name="T6">́</text:span><text:span text:style-name="T4">Ф</text:span><text:bookmark-end text:name="__RefHeading___Toc28770_3462270752"/></text:h>
      <text:p text:style-name="Text_20_body">Прилежно трудились ЦОРЕ<text:span text:style-name="T5">́</text:span>Фы царёвы,</text:p>
      <text:p text:style-name="Text_20_body">Коню золотя стремена и подковы.</text:p>
      <text:h text:style-name="Heading_20_3" text:outline-level="3"><text:bookmark-start text:name="__RefHeading___Toc28772_3462270752"/><text:span text:style-name="T4">жесть — ПАХ</text:span><text:bookmark-end text:name="__RefHeading___Toc28772_3462270752"/></text:h>
      <text:h text:style-name="Heading_20_3" text:outline-level="3"><text:bookmark-start text:name="__RefHeading___Toc28774_3462270752"/><text:span text:style-name="T4">жестянщик — ПЭХА</text:span><text:span text:style-name="T6">́</text:span><text:span text:style-name="T4">Х</text:span><text:bookmark-end text:name="__RefHeading___Toc28774_3462270752"/></text:h>
      <text:p text:style-name="Text_20_body">Тарабах-бабах-бабах!</text:p>
      <text:p text:style-name="Text_20_body">Разровняет ПАХ ПЭХА<text:span text:style-name="T5">́</text:span>Х,</text:p>
      <text:p text:style-name="Text_20_body">И под солнцем засияют</text:p>
      <text:p text:style-name="Text_20_body">Жестью крыши на домах.</text:p>
      <text:h text:style-name="Heading_20_3" text:outline-level="3"><text:bookmark-start text:name="__RefHeading___Toc28776_3462270752"/><text:span text:style-name="T4">портной — ХАЯ</text:span><text:span text:style-name="T6">́</text:span><text:span text:style-name="T4">Т</text:span><text:bookmark-end text:name="__RefHeading___Toc28776_3462270752"/></text:h>
      <text:p text:style-name="Text_20_body">— Кто пошил тебе халат?</text:p>
      <text:p text:style-name="Text_20_body">— Мне халат пошил ХАЯ<text:span text:style-name="T5">́</text:span>Т.</text:p>
      <text:h text:style-name="Heading_20_3" text:outline-level="3"><text:bookmark-start text:name="__RefHeading___Toc28778_3462270752"/><text:span text:style-name="T4">игла </text:span><text:span text:style-name="T2">?</text:span><text:span text:style-name="T4"> МА</text:span><text:span text:style-name="T6">́</text:span><text:span text:style-name="T4">ХАТ</text:span><text:bookmark-end text:name="__RefHeading___Toc28778_3462270752"/></text:h>
      <text:h text:style-name="Heading_20_3" text:outline-level="3"><text:bookmark-start text:name="__RefHeading___Toc28780_3462270752"/><text:span text:style-name="T4">нитка </text:span><text:span text:style-name="T2">?</text:span><text:span text:style-name="T4"> ХУТ</text:span><text:bookmark-end text:name="__RefHeading___Toc28780_3462270752"/></text:h>
      <text:p text:style-name="Text_20_body">Те, кто часто брюки рвут,</text:p>
      <text:p text:style-name="Text_20_body">Продевают в МА<text:span text:style-name="T5">́</text:span>ХАТ ХУТ</text:p>
      <text:p text:style-name="Text_20_body">И заплату сами шьют.</text:p>
      <text:h text:style-name="Heading_20_3" text:outline-level="3"><text:bookmark-start text:name="__RefHeading___Toc28782_3462270752"/><text:span text:style-name="T4">разорвалась — НИТКА</text:span><text:span text:style-name="T6">́</text:span><text:bookmark-end text:name="__RefHeading___Toc28782_3462270752"/></text:h>
      <text:h text:style-name="Heading_20_3" text:outline-level="3"><text:bookmark-start text:name="__RefHeading___Toc28784_3462270752"/><text:span text:style-name="T4">разрыв — НЕ</text:span><text:span text:style-name="T6">́</text:span><text:span text:style-name="T4">ТЕК</text:span><text:bookmark-end text:name="__RefHeading___Toc28784_3462270752"/></text:h>
      <text:p text:style-name="Text_20_body">Нитка тонка —</text:p>
      <text:p text:style-name="Text_20_body">Сразу НИТКА<text:span text:style-name="T5">́</text:span>.</text:p>
      <text:p text:style-name="Text_20_body">Ниток здесь нету,</text:p>
      <text:p text:style-name="Text_20_body">Чтобы без НЕ<text:span text:style-name="T5">́</text:span>ТЕК.</text:p>
      <text:h text:style-name="Heading_20_3" text:outline-level="3"><text:bookmark-start text:name="__RefHeading___Toc28786_3462270752"/><text:span text:style-name="T4">булавка — СИКА</text:span><text:bookmark-end text:name="__RefHeading___Toc28786_3462270752"/></text:h>
      <text:p text:style-name="Text_20_body">Чего Хасан хохочет?</text:p>
      <text:p text:style-name="Text_20_body">СИКА<text:span text:style-name="T5">́</text:span> его щекочет.</text:p>
      <text:h text:style-name="Heading_20_3" text:outline-level="3"><text:bookmark-start text:name="__RefHeading___Toc28788_3462270752"/><text:span text:style-name="T4">напёрсток — ЭЦБАО</text:span><text:span text:style-name="T6">́</text:span><text:span text:style-name="T4">Н</text:span><text:bookmark-end text:name="__RefHeading___Toc28788_3462270752"/></text:h>
      <text:p text:style-name="Text_20_body">Славный рыцарь ЭЦБАО<text:span text:style-name="T5">́</text:span>Н,</text:p>
      <text:p text:style-name="Text_20_body">И стальною грудью</text:p>
      <text:p text:style-name="Text_20_body">Защищает пальцы он</text:p>
      <text:p text:style-name="Text_20_body">Добрым шьющим людям.</text:p>
      <text:h text:style-name="Heading_20_3" text:outline-level="3"><text:bookmark-start text:name="__RefHeading___Toc28790_3462270752"/><text:span text:style-name="T4">ножницы — МИСПАРА</text:span><text:span text:style-name="T6">́</text:span><text:span text:style-name="T4">ИМ</text:span><text:bookmark-end text:name="__RefHeading___Toc28790_3462270752"/></text:h>
      <text:p text:style-name="Text_20_body">Как бы мама ни старалась</text:p>
      <text:p text:style-name="Text_20_body">Дальше спрятать МИСПАРА<text:span text:style-name="T5">́</text:span>ИМ,</text:p>
      <text:p text:style-name="Text_20_body">Детка сможет отыскать их</text:p>
      <text:p text:style-name="Text_20_body">И починит маме платье.</text:p>
      <text:h text:style-name="Heading_20_3" text:outline-level="3"><text:bookmark-start text:name="__RefHeading___Toc28792_3462270752"/><text:span text:style-name="T4">пуговица — КАФТО</text:span><text:span text:style-name="T6">́</text:span><text:span text:style-name="T4">Р</text:span><text:bookmark-end text:name="__RefHeading___Toc28792_3462270752"/></text:h>
      <text:p text:style-name="Text_20_body">— Кафтан мне с КАФТО<text:span text:style-name="T5">́</text:span>Ром</text:p>
      <text:p text:style-name="Text_20_body"><text:span text:style-name="T1">Ко вторнику</text:span><text:span text:style-name="T2">, скоро!</text:span></text:p>
      <text:p text:style-name="Text_20_body">— Кафтан и КАФТО<text:span text:style-name="T5">́</text:span>Р?</text:p>
      <text:p text:style-name="Text_20_body">О чём разговор?</text:p>
      <text:h text:style-name="Heading_20_3" text:outline-level="3"><text:bookmark-start text:name="__RefHeading___Toc28794_3462270752"/><text:span text:style-name="T4">гарнитура, принадлежности — АВЗАРИ</text:span><text:span text:style-name="T6">́</text:span><text:span text:style-name="T4">М</text:span><text:bookmark-end text:name="__RefHeading___Toc28794_3462270752"/></text:h>
      <text:p text:style-name="Text_20_body">Не мчитесь взглядом мимо:</text:p>
      <text:p text:style-name="Text_20_body"><text:soft-page-break/>Какие АВЗАРИ<text:span text:style-name="T5">́</text:span>Мы —</text:p>
      <text:p text:style-name="Text_20_body">Все запонки, все змейки,</text:p>
      <text:p text:style-name="Text_20_body">Нашлёпки и наклейки.</text:p>
      <text:h text:style-name="Heading_20_3" text:outline-level="3"><text:bookmark-start text:name="__RefHeading___Toc28796_3462270752"/><text:span text:style-name="T4">упаковка — АРИЗА</text:span><text:span text:style-name="T6">́</text:span><text:bookmark-end text:name="__RefHeading___Toc28796_3462270752"/></text:h>
      <text:p text:style-name="Text_20_body">Так разрезайте АРИЗА<text:span text:style-name="T5">́</text:span>,</text:p>
      <text:p text:style-name="Text_20_body">чтоб не попала пыль в глаза.</text:p>
      <text:h text:style-name="Heading_20_3" text:outline-level="3"><text:bookmark-start text:name="__RefHeading___Toc28798_3462270752"/><text:span text:style-name="T4">зажим — Э</text:span><text:span text:style-name="T6">́</text:span><text:span text:style-name="T4">ТЭВ</text:span><text:bookmark-end text:name="__RefHeading___Toc28798_3462270752"/></text:h>
      <text:h text:style-name="Heading_20_3" text:outline-level="3"><text:bookmark-start text:name="__RefHeading___Toc28800_3462270752"/><text:span text:style-name="T4">зажимы — ЭТВИ</text:span><text:span text:style-name="T6">́</text:span><text:span text:style-name="T4">М</text:span><text:bookmark-end text:name="__RefHeading___Toc28800_3462270752"/></text:h>
      <text:p text:style-name="Text_20_body">Слабоват был этот Э<text:span text:style-name="T5">́</text:span>ТЭВ,</text:p>
      <text:p text:style-name="Text_20_body">И сорвал рубашку ветер.</text:p>
      <text:p text:style-name="Text_20_body">Мы убытков не хотим —</text:p>
      <text:p text:style-name="Text_20_body">Купим крепкие ЭТВИ<text:span text:style-name="T5">́</text:span>М</text:p>
      <text:h text:style-name="Heading_20_3" text:outline-level="3"><text:bookmark-start text:name="__RefHeading___Toc28802_3462270752"/><text:span text:style-name="T4">фотограф — ЦАЛА</text:span><text:span text:style-name="T6">́</text:span><text:span text:style-name="T4">М</text:span><text:bookmark-end text:name="__RefHeading___Toc28802_3462270752"/></text:h>
      <text:p text:style-name="Text_20_body">Салам тебе, ЦАЛА<text:span text:style-name="T5">́</text:span>М!</text:p>
      <text:p text:style-name="Text_20_body">Два снимка сделай нам:</text:p>
      <text:p text:style-name="Text_20_body">Я сяду на тигрицу,</text:p>
      <text:p text:style-name="Text_20_body">А девочка — на львицу.</text:p>
      <text:h text:style-name="Heading_20_3" text:outline-level="3"><text:bookmark-start text:name="__RefHeading___Toc28804_3462270752"/><text:span text:style-name="T4">диктор — КАРЪЯН</text:span><text:bookmark-end text:name="__RefHeading___Toc28804_3462270752"/></text:h>
      <text:p text:style-name="Text_20_body">Картавость одолел Кирсан,</text:p>
      <text:p text:style-name="Text_20_body">И вот теперь Кирсан — КАРЪЯН,</text:p>
      <text:p text:style-name="Text_20_body">Речь у Кирсана без изъяна,</text:p>
      <text:p text:style-name="Text_20_body">Что очень важно для КАРЪЯНа.</text:p>
      <text:h text:style-name="Heading_20_3" text:outline-level="3"><text:bookmark-start text:name="__RefHeading___Toc28806_3462270752"/><text:span text:style-name="T4">молоток — ПАТИ</text:span><text:span text:style-name="T6">́</text:span><text:span text:style-name="T4">Ш</text:span><text:bookmark-end text:name="__RefHeading___Toc28806_3462270752"/></text:h>
      <text:p text:style-name="Text_20_body">Ты бы в праздник хоть, парниша,</text:p>
      <text:p text:style-name="Text_20_body">Молотком стучал потише!</text:p>
      <text:h text:style-name="Heading_20_3" text:outline-level="3"><text:bookmark-start text:name="__RefHeading___Toc28808_3462270752"/><text:span text:style-name="T4">гвоздь </text:span><text:span text:style-name="T2">?</text:span><text:span text:style-name="T4"> МАСМЕ</text:span><text:span text:style-name="T6">́</text:span><text:span text:style-name="T4">Р</text:span><text:bookmark-end text:name="__RefHeading___Toc28808_3462270752"/></text:h>
      <text:p text:style-name="Text_20_body">Толщину брусочка смерь</text:p>
      <text:p text:style-name="Text_20_body">И тащи сюда МАСМЕ<text:span text:style-name="T5">́</text:span>Р</text:p>
      <text:h text:style-name="Heading_20_3" text:outline-level="3"><text:bookmark-start text:name="__RefHeading___Toc28810_3462270752"/><text:span text:style-name="T4">закончил </text:span><text:span text:style-name="T2">?</text:span><text:span text:style-name="T4"> СИЕ</text:span><text:span text:style-name="T6">́</text:span><text:span text:style-name="T4">М</text:span><text:bookmark-end text:name="__RefHeading___Toc28810_3462270752"/></text:h>
      <text:p text:style-name="Text_20_body">? Саня, ты стучать СИЕ<text:span text:style-name="T5">́</text:span>М?</text:p>
      <text:p text:style-name="Text_20_body">? Да, СИЕ<text:span text:style-name="T5">́</text:span>М, совсем, совсем.</text:p>
      <text:h text:style-name="Heading_20_3" text:outline-level="3"><text:bookmark-start text:name="__RefHeading___Toc28812_3462270752"/><text:span text:style-name="T4">клещи — ЦВАТ</text:span><text:bookmark-end text:name="__RefHeading___Toc28812_3462270752"/></text:h>
      <text:p text:style-name="Text_20_body">Крепки, цепки клещи ЦВА<text:span text:style-name="T5">́</text:span>Ты</text:p>
      <text:p text:style-name="Text_20_body">И настойчивы, как сваты:</text:p>
      <text:p text:style-name="Text_20_body">За головку гвоздик хвать —</text:p>
      <text:p text:style-name="Text_20_body">Век свободы не видать!</text:p>
      <text:h text:style-name="Heading_20_3" text:outline-level="3"><text:bookmark-start text:name="__RefHeading___Toc28814_3462270752"/><text:span text:style-name="T4">топор — ГАРЗЭ</text:span><text:span text:style-name="T6">́</text:span><text:span text:style-name="T4">Н</text:span><text:bookmark-end text:name="__RefHeading___Toc28814_3462270752"/></text:h>
      <text:p text:style-name="Text_20_body">Не было ГАРЗЭ<text:span text:style-name="T5">́</text:span>На</text:p>
      <text:p text:style-name="Text_20_body">В джунглях у Тарзана:</text:p>
      <text:p text:style-name="Text_20_body">Ветки приносила</text:p>
      <text:p text:style-name="Text_20_body">Чита-обезьяна.</text:p>
      <text:h text:style-name="Heading_20_3" text:outline-level="3"><text:bookmark-start text:name="__RefHeading___Toc28816_3462270752"/><text:span text:style-name="T4">сверло — МАКДЕ</text:span><text:span text:style-name="T6">́</text:span><text:span text:style-name="T4">АХ</text:span><text:bookmark-end text:name="__RefHeading___Toc28816_3462270752"/></text:h>
      <text:p text:style-name="Text_20_body">Смеха сверлом, МАКДЕ<text:span text:style-name="T5">́</text:span>АХ,</text:p>
      <text:p text:style-name="Text_20_body">Шут дырявит идеи:</text:p>
      <text:p text:style-name="Text_20_body">Только подвёл к предмету —</text:p>
      <text:p text:style-name="Text_20_body">Хлоп, и идеи нету!</text:p>
      <text:h text:style-name="Heading_20_3" text:outline-level="3"><text:bookmark-start text:name="__RefHeading___Toc28818_3462270752"/><text:span text:style-name="T4">кирка — МАКО</text:span><text:span text:style-name="T6">́</text:span><text:span text:style-name="T4">Ш</text:span><text:bookmark-end text:name="__RefHeading___Toc28818_3462270752"/></text:h>
      <text:p text:style-name="Text_20_body">В макинтоше да с МАКО<text:span text:style-name="T5">́</text:span>Шем —</text:p>
      <text:p text:style-name="Text_20_body">То-то труженик хороший!</text:p>
      <text:h text:style-name="Heading_20_3" text:outline-level="3"><text:bookmark-start text:name="__RefHeading___Toc28820_3462270752"/><text:span text:style-name="T4">?????? — ЭТ</text:span><text:bookmark-end text:name="__RefHeading___Toc28820_3462270752"/></text:h>
      <text:p text:style-name="Text_20_body">Непременно нужно это</text:p>
      <text:p text:style-name="Text_20_body">Для канавы и кювета,</text:p>
      <text:p text:style-name="Text_20_body">И в хозяйстве, и в походе,</text:p>
      <text:p text:style-name="Text_20_body">Во саду и в огороде,</text:p>
      <text:p text:style-name="Text_20_body">Конопатый, рыжий этим</text:p>
      <text:p text:style-name="Text_20_body">Дедов век прервал на свете</text:p>
      <text:p text:style-name="Text_20_body">И, притворщик, говорил:</text:p>
      <text:p text:style-name="Text_20_body">"А я дедушку любил!"</text:p>
      <text:p text:style-name="Text_20_body">Что же это? Где ответ?</text:p>
      <text:p text:style-name="Text_20_body">Ну, конечно, это — ЭТ.</text:p>
      <text:p text:style-name="Text_20_body"><text:span text:style-name="T2">[</text:span><text:span text:style-name="T1">atapol</text:span><text:span text:style-name="T2">]</text:span></text:p>
      <text:h text:style-name="Heading_20_3" text:outline-level="3"><text:bookmark-start text:name="__RefHeading___Toc28822_3462270752"/><text:span text:style-name="T4">винт — БО</text:span><text:span text:style-name="T6">́</text:span><text:span text:style-name="T4">РЕГ</text:span><text:bookmark-end text:name="__RefHeading___Toc28822_3462270752"/></text:h>
      <text:p text:style-name="Text_20_body">Носит в сумке слесарь Боря</text:p>
      <text:p text:style-name="Text_20_body">Сотню самых разных БО<text:span text:style-name="T5">́</text:span>РЕГ,</text:p>
      <text:p text:style-name="Text_20_body">Сотни колких шпилек Боря</text:p>
      <text:p text:style-name="Text_20_body">Ввинчивает в разговоре.</text:p>
      <text:h text:style-name="Heading_20_3" text:outline-level="3"><text:bookmark-start text:name="__RefHeading___Toc28824_3462270752"/><text:span text:style-name="T4">инструмент(ы) — КЛЕЙ-АВОДА</text:span><text:span text:style-name="T6">́</text:span><text:bookmark-end text:name="__RefHeading___Toc28824_3462270752"/></text:h>
      <text:p text:style-name="Text_20_body">Чтобы клеилась работа,</text:p>
      <text:p text:style-name="Text_20_body">Нужны свёрла и долота,</text:p>
      <text:p text:style-name="Text_20_body">И паяльник, и тисочки,</text:p>
      <text:p text:style-name="Text_20_body">И ключи, и молоточки,</text:p>
      <text:p text:style-name="Text_20_body">И не счесть других вещей —</text:p>
      <text:p text:style-name="Text_20_body">Среди них липучий клей</text:p>
      <text:p text:style-name="Text_20_body">И, конечно же, вода:</text:p>
      <text:p text:style-name="Text_20_body">Вот и весь КЛЕЙ-АВОДА<text:span text:style-name="T5">́</text:span>.</text:p>
      <text:h text:style-name="Heading_20_3" text:outline-level="3"><text:bookmark-start text:name="__RefHeading___Toc28826_3462270752"/><text:span text:style-name="T4">клей — ДЭ</text:span><text:span text:style-name="T6">́</text:span><text:span text:style-name="T4">ВЭК</text:span><text:bookmark-end text:name="__RefHeading___Toc28826_3462270752"/></text:h>
      <text:p text:style-name="Text_20_body">Дима, Дима, где твой ДЭ<text:span text:style-name="T5">́</text:span>ВЭК?</text:p>
      <text:p text:style-name="Text_20_body">Чем ты, Дима, клеишь девок?</text:p>
      <text:h text:style-name="Heading_20_3" text:outline-level="3"><text:bookmark-start text:name="__RefHeading___Toc28828_3462270752"/><text:span text:style-name="T4">труба — ЦИНО</text:span><text:span text:style-name="T6">́</text:span><text:span text:style-name="T4">Р</text:span><text:bookmark-end text:name="__RefHeading___Toc28828_3462270752"/></text:h>
      <text:p text:style-name="Text_20_body">И оцинкованный ЦИНО<text:span text:style-name="T5">́</text:span>Р</text:p>
      <text:p text:style-name="Text_20_body">Не украшает коридор.</text:p>
      <text:h text:style-name="Heading_20_3" text:outline-level="3"><text:bookmark-start text:name="__RefHeading___Toc28830_3462270752"/><text:span text:style-name="T4">шланг</text:span><text:span text:style-name="T2"> — </text:span><text:span text:style-name="T4">ЦИНО</text:span><text:span text:style-name="T6">́</text:span><text:span text:style-name="T4">Р hАШКА</text:span><text:span text:style-name="T6">́</text:span><text:bookmark-end text:name="__RefHeading___Toc28830_3462270752"/></text:h>
      <text:p text:style-name="Text_20_body">В саду ценна кишка —</text:p>
      <text:p text:style-name="Text_20_body">Кишка ЦИНО<text:span text:style-name="T5">́</text:span>Р hАШКА<text:span text:style-name="T5">́</text:span>.</text:p>
      <text:h text:style-name="Heading_20_3" text:outline-level="3"><text:bookmark-start text:name="__RefHeading___Toc28832_3462270752"/><text:span text:style-name="T4">пила — МАСО</text:span><text:span text:style-name="T6">́</text:span><text:span text:style-name="T4">Р</text:span><text:bookmark-end text:name="__RefHeading___Toc28832_3462270752"/></text:h>
      <text:p text:style-name="Text_20_body">От визжащего МАСО<text:span text:style-name="T5">́</text:span>Ра</text:p>
      <text:p text:style-name="Text_20_body">Масса мусора и сора.</text:p>
      <text:h text:style-name="Heading_20_3" text:outline-level="3"><text:bookmark-start text:name="__RefHeading___Toc28834_3462270752"/><text:span text:style-name="T4">стамеска — ИЗМЕ</text:span><text:span text:style-name="T6">́</text:span><text:span text:style-name="T4">Ль</text:span><text:bookmark-end text:name="__RefHeading___Toc28834_3462270752"/></text:h>
      <text:p text:style-name="Text_20_body">ИЗМЕ<text:span text:style-name="T5">́</text:span>Ль брусок измелет,</text:p>
      <text:p text:style-name="Text_20_body">Пробьёт пазы и щели,</text:p>
      <text:p text:style-name="Text_20_body">И в плотницкой артели</text:p>
      <text:p text:style-name="Text_20_body">ИЗМЕ<text:span text:style-name="T5">́</text:span>Ль всегда при деле.</text:p>
      <text:h text:style-name="Heading_20_3" text:outline-level="3"><text:bookmark-start text:name="__RefHeading___Toc28836_3462270752"/><text:span text:style-name="T4">разница — hЭВДЕ</text:span><text:span text:style-name="T6">́</text:span><text:span text:style-name="T4">Л</text:span><text:bookmark-end text:name="__RefHeading___Toc28836_3462270752"/></text:h>
      <text:p text:style-name="Text_20_body">Когда у дел,</text:p>
      <text:p text:style-name="Text_20_body">И не у дел,</text:p>
      <text:p text:style-name="Text_20_body">То очень чувствуешь hЭВД<text:span text:style-name="T5">́</text:span>Л</text:p>
      <text:h text:style-name="Heading_20_2" text:outline-level="2"><text:soft-page-break/></text:h>
      <text:h text:style-name="Heading_20_3" text:outline-level="3"><text:bookmark-start text:name="__RefHeading___Toc28838_3462270752"/><text:span text:style-name="T4">извини </text:span><text:span text:style-name="T2">?</text:span><text:span text:style-name="T4"> СЛИХА</text:span><text:span text:style-name="T6">́</text:span><text:bookmark-end text:name="__RefHeading___Toc28838_3462270752"/></text:h>
      <text:p text:style-name="Text_20_body"><text:span text:style-name="T2">Извини, ты не </text:span><text:span text:style-name="T1">слыхал</text:span><text:span text:style-name="T2">,</text:span></text:p>
      <text:p text:style-name="Text_20_body">Как "Спартак"вчера сыграл?</text:p>
      <text:h text:style-name="Heading_20_3" text:outline-level="3"><text:bookmark-start text:name="__RefHeading___Toc28840_3462270752"/><text:span text:style-name="T4">дай! — ТНИ</text:span><text:bookmark-end text:name="__RefHeading___Toc28840_3462270752"/></text:h>
      <text:p text:style-name="Text_20_body">— ТНИ, дружок, не значит "ткни",</text:p>
      <text:p text:style-name="Text_20_body">А любезно протяни.</text:p>
      <text:h text:style-name="Heading_20_3" text:outline-level="3"><text:bookmark-start text:name="__RefHeading___Toc28842_3462270752"/><text:span text:style-name="T4">дал </text:span><text:span text:style-name="T2">?</text:span><text:span text:style-name="T4"> НАТА</text:span><text:span text:style-name="T6">́</text:span><text:span text:style-name="T4">Н</text:span><text:bookmark-end text:name="__RefHeading___Toc28842_3462270752"/></text:h>
      <text:p text:style-name="Text_20_body">Дал мне дядюшка Натан</text:p>
      <text:p text:style-name="Text_20_body">Десять шекелей в карман!</text:p>
      <text:h text:style-name="Heading_20_3" text:outline-level="3"><text:bookmark-start text:name="__RefHeading___Toc28844_3462270752"/><text:span text:style-name="T4">спасибо — ТОДА</text:span><text:span text:style-name="T6">́</text:span><text:bookmark-end text:name="__RefHeading___Toc28844_3462270752"/></text:h>
      <text:p text:style-name="Text_20_body">— Если я скажу: "Привет!</text:p>
      <text:p text:style-name="Text_20_body">Вот тебе велосипед".</text:p>
      <text:p text:style-name="Text_20_body">Что ответишь ты тогда?</text:p>
      <text:p text:style-name="Text_20_body">— Я скажу тебе: "ТОДА<text:span text:style-name="T5">́</text:span>!"</text:p>
      <text:h text:style-name="Heading_20_3" text:outline-level="3"><text:bookmark-start text:name="__RefHeading___Toc28846_3462270752"/><text:span text:style-name="T4">велосипед — ОФАНАЙИ</text:span><text:span text:style-name="T6">́</text:span><text:span text:style-name="T4">М</text:span><text:bookmark-end text:name="__RefHeading___Toc28846_3462270752"/></text:h>
      <text:p text:style-name="Text_20_body">У Афони — ОФАНАЙИ<text:span text:style-name="T5">́</text:span>М:</text:p>
      <text:p text:style-name="Text_20_body">Всем двором на нём гоняем</text:p>
      <text:p text:style-name="Text_20_body">И Афонин ОФАНАЙИ<text:span text:style-name="T5">́</text:span>М</text:p>
      <text:p text:style-name="Text_20_body">Очень скоро доконаем.</text:p>
      <text:h text:style-name="Heading_20_3" text:outline-level="3"><text:bookmark-start text:name="__RefHeading___Toc28848_3462270752"/><text:span text:style-name="T4">мотоцикл — ОФ(А)НО</text:span><text:span text:style-name="T6">́</text:span><text:span text:style-name="T4">А</text:span><text:bookmark-end text:name="__RefHeading___Toc28848_3462270752"/></text:h>
      <text:p text:style-name="Text_20_body">— У тебя какой ОФ(А)НО<text:span text:style-name="T5">́</text:span>А?</text:p>
      <text:p text:style-name="Text_20_body">— Мощный, красный, быстрый, новый!</text:p>
      <text:h text:style-name="Heading_20_3" text:outline-level="3"><text:bookmark-start text:name="__RefHeading___Toc28850_3462270752"/><text:span text:style-name="T4">мотороллер — КАТНОА</text:span><text:span text:style-name="T6">́</text:span><text:bookmark-end text:name="__RefHeading___Toc28850_3462270752"/></text:h>
      <text:p text:style-name="Text_20_body">На КАТНОА<text:span text:style-name="T5">́</text:span> катанули,</text:p>
      <text:p text:style-name="Text_20_body">Сидя прямо, как на стуле,</text:p>
      <text:p text:style-name="Text_20_body">Коля в шлеме, как танкист,</text:p>
      <text:p text:style-name="Text_20_body">Катю покатил на твист.</text:p>
      <text:h text:style-name="Heading_20_3" text:outline-level="3"><text:bookmark-start text:name="__RefHeading___Toc28852_3462270752"/><text:span text:style-name="T4">прогулка — ТИЮ</text:span><text:span text:style-name="T6">́</text:span><text:span text:style-name="T4">ЛЬ</text:span><text:bookmark-end text:name="__RefHeading___Toc28852_3462270752"/></text:h>
      <text:p text:style-name="Text_20_body">Не люблю сидеть на стуле,</text:p>
      <text:p text:style-name="Text_20_body">А люблю ходить в ТИЮ<text:span text:style-name="T5">́</text:span>Ли.</text:p>
      <text:h text:style-name="Heading_20_3" text:outline-level="3"><text:bookmark-start text:name="__RefHeading___Toc28854_3462270752"/><text:span text:style-name="T4">рюкзак — ТОРМИ</text:span><text:span text:style-name="T6">́</text:span><text:span text:style-name="T4">Л</text:span><text:bookmark-end text:name="__RefHeading___Toc28854_3462270752"/></text:h>
      <text:p text:style-name="Text_20_body">Брат на спину водрузил</text:p>
      <text:p text:style-name="Text_20_body">Пребольшой рюкзак ТОРМИ<text:span text:style-name="T5">́</text:span>Л.</text:p>
      <text:p text:style-name="Text_20_body">Тем ТОРМИ<text:span text:style-name="T5">́</text:span>Л туристу мил,</text:p>
      <text:p text:style-name="Text_20_body">Что в пути его кормил.</text:p>
      <text:h text:style-name="Heading_20_3" text:outline-level="3"><text:bookmark-start text:name="__RefHeading___Toc28856_3462270752"/><text:span text:style-name="T4">поход — МАСА</text:span><text:span text:style-name="T6">́</text:span><text:bookmark-end text:name="__RefHeading___Toc28856_3462270752"/></text:h>
      <text:p text:style-name="Text_20_body">Отправляемся в МА СА<text:span text:style-name="T5">́</text:span></text:p>
      <text:p text:style-name="Text_20_body">По нехоженным местам:</text:p>
      <text:p text:style-name="Text_20_body">Ждёт нас масса приключений,</text:p>
      <text:p text:style-name="Text_20_body">Впечатлений, ощущений,</text:p>
      <text:p text:style-name="Text_20_body">Реки, горы и леса,</text:p>
      <text:p text:style-name="Text_20_body">И сухая колбаса.</text:p>
      <text:h text:style-name="Heading_20_3" text:outline-level="3"><text:bookmark-start text:name="__RefHeading___Toc28858_3462270752"/><text:span text:style-name="T4">турист — ТАЯ</text:span><text:span text:style-name="T6">́</text:span><text:span text:style-name="T4">Р</text:span><text:bookmark-end text:name="__RefHeading___Toc28858_3462270752"/></text:h>
      <text:p text:style-name="Text_20_body">ТАЯ<text:span text:style-name="T5">́</text:span>Ров пара стояла</text:p>
      <text:p text:style-name="Text_20_body">На самом краю провала</text:p>
      <text:p text:style-name="Text_20_body">И долго соображала,</text:p>
      <text:p text:style-name="Text_20_body">Чего она в нём не видала?</text:p>
      <text:h text:style-name="Heading_20_3" text:outline-level="3"><text:bookmark-start text:name="__RefHeading___Toc28860_3462270752"/><text:span text:style-name="T4">гостиница, турбаза — АХСАНИЯ</text:span><text:span text:style-name="T6">́</text:span><text:bookmark-end text:name="__RefHeading___Toc28860_3462270752"/></text:h>
      <text:p text:style-name="Text_20_body">Полна АХСАНИЯ<text:span text:style-name="T5">́</text:span> в Аскании —</text:p>
      <text:p text:style-name="Text_20_body">Места бронируйте заранее.</text:p>
      <text:h text:style-name="Heading_20_3" text:outline-level="3"><text:bookmark-start text:name="__RefHeading___Toc28862_3462270752"/><text:span text:style-name="T4">колокольчик — ПААМО</text:span><text:span text:style-name="T6">́</text:span><text:span text:style-name="T4">Н</text:span><text:bookmark-end text:name="__RefHeading___Toc28862_3462270752"/></text:h>
      <text:h text:style-name="Heading_20_3" text:outline-level="3"><text:bookmark-start text:name="__RefHeading___Toc28864_3462270752"/><text:span text:style-name="T4">раз — ПААМ</text:span><text:bookmark-end text:name="__RefHeading___Toc28864_3462270752"/></text:h>
      <text:p text:style-name="Text_20_body">В колокольчик ПААМО<text:span text:style-name="T5">́</text:span>Н</text:p>
      <text:p text:style-name="Text_20_body">Звонит сторож Парамон.</text:p>
      <text:p text:style-name="Text_20_body">ПААМ три раза прозвенит:</text:p>
      <text:p text:style-name="Text_20_body">Значит нам обед накрыт.</text:p>
      <text:h text:style-name="Heading_20_3" text:outline-level="3"><text:bookmark-start text:name="__RefHeading___Toc28866_3462270752"/><text:span text:style-name="T4">спустился — ЯРА</text:span><text:span text:style-name="T6">́</text:span><text:span text:style-name="T4">Д</text:span><text:bookmark-end text:name="__RefHeading___Toc28866_3462270752"/></text:h>
      <text:p text:style-name="Text_20_body">Старший брат мой с гор спустился,</text:p>
      <text:p text:style-name="Text_20_body">Не сорвался, не разбился —</text:p>
      <text:p text:style-name="Text_20_body">Альпинист мой старший брат.</text:p>
      <text:p text:style-name="Text_20_body"><text:span text:style-name="T2">Он спустился — как </text:span><text:span text:style-name="T1">я рад</text:span><text:span text:style-name="T2">!</text:span></text:p>
      <text:h text:style-name="Heading_20_3" text:outline-level="3"><text:bookmark-start text:name="__RefHeading___Toc28868_3462270752"/><text:span text:style-name="T4">пояс — hАГУРА</text:span><text:span text:style-name="T6">́</text:span><text:bookmark-end text:name="__RefHeading___Toc28868_3462270752"/></text:h>
      <text:p text:style-name="Text_20_body">Чтоб не сбросила гора,</text:p>
      <text:p text:style-name="Text_20_body">Альпинисты-мастера</text:p>
      <text:p text:style-name="Text_20_body">Прицепляют hАГУРА<text:span text:style-name="T5">́</text:span></text:p>
      <text:p text:style-name="Text_20_body">К тросу над бездонной щелью:</text:p>
      <text:p text:style-name="Text_20_body">Вот такое им веселье...</text:p>
      <text:h text:style-name="Heading_20_3" text:outline-level="3"><text:bookmark-start text:name="__RefHeading___Toc28870_3462270752"/><text:span text:style-name="T4">смелый — АМИ</text:span><text:span text:style-name="T6">́</text:span><text:span text:style-name="T4">Ц</text:span><text:bookmark-end text:name="__RefHeading___Toc28870_3462270752"/></text:h>
      <text:p text:style-name="Text_20_body">Видал я одного АМИ<text:span text:style-name="T5">́</text:span>Ца:</text:p>
      <text:p text:style-name="Text_20_body">Он прыгнул со скалы, как птица,</text:p>
      <text:p text:style-name="Text_20_body">И встал на костылях в больнице,</text:p>
      <text:p text:style-name="Text_20_body">А мог бы кончить век в гробнице.</text:p>
      <text:h text:style-name="Heading_20_3" text:outline-level="3"><text:bookmark-start text:name="__RefHeading___Toc28872_3462270752"/><text:span text:style-name="T4">смельчак — МАПИ</text:span><text:span text:style-name="T6">́</text:span><text:span text:style-name="T4">Л</text:span><text:bookmark-end text:name="__RefHeading___Toc28872_3462270752"/></text:h>
      <text:p text:style-name="Text_20_body">— Это что там за МАПИ<text:span text:style-name="T5">́</text:span>Ли,</text:p>
      <text:p text:style-name="Text_20_body">Влезши на гору, вопили?</text:p>
      <text:p text:style-name="Text_20_body">— Эти? Видимо, просили,</text:p>
      <text:p text:style-name="Text_20_body">Чтоб на ручках их спустили.</text:p>
      <text:h text:style-name="Heading_20_3" text:outline-level="3"><text:bookmark-start text:name="__RefHeading___Toc28874_3462270752"/><text:span text:style-name="T4">бассейн — БРЕХА</text:span><text:span text:style-name="T6">́</text:span><text:bookmark-end text:name="__RefHeading___Toc28874_3462270752"/></text:h>
      <text:p text:style-name="Text_20_body">— Ты — ныряльщик? Брешешь, Барух!</text:p>
      <text:p text:style-name="Text_20_body">Ну, давай, нырнём на пару!</text:p>
      <text:p text:style-name="Text_20_body">Барух брюхом бах в БРЕХА<text:span text:style-name="T5">́</text:span>,</text:p>
      <text:p text:style-name="Text_20_body">А Рахилька: "Ха-ха-ха!"</text:p>
      <text:h text:style-name="Heading_20_3" text:outline-level="3"><text:bookmark-start text:name="__RefHeading___Toc28876_3462270752"/><text:span text:style-name="T4">костёр — МЕДУРА</text:span><text:span text:style-name="T6">́</text:span><text:bookmark-end text:name="__RefHeading___Toc28876_3462270752"/></text:h>
      <text:p text:style-name="Text_20_body">Жгла однажды детвора</text:p>
      <text:p text:style-name="Text_20_body">До рассвета МЕДУРА<text:span text:style-name="T5">́</text:span></text:p>
      <text:p text:style-name="Text_20_body">И всю ночь дурила так,</text:p>
      <text:p text:style-name="Text_20_body">Что сожгла большой рюкзак.</text:p>
      <text:h text:style-name="Heading_20_3" text:outline-level="3"><text:bookmark-start text:name="__RefHeading___Toc28878_3462270752"/><text:span text:style-name="T4">тропа — ШВИЛЬ</text:span><text:bookmark-end text:name="__RefHeading___Toc28878_3462270752"/></text:h>
      <text:p text:style-name="Text_20_body">Шли по ШВИЛю Шлёма с Вилей,</text:p>
      <text:p text:style-name="Text_20_body">Повстречали Шейлу с Лилей,</text:p>
      <text:p text:style-name="Text_20_body">И зачем пошли по ШВИЛю,</text:p>
      <text:p text:style-name="Text_20_body">Совершенно позабыли.</text:p>
      <text:h text:style-name="Heading_20_3" text:outline-level="3"><text:bookmark-start text:name="__RefHeading___Toc28880_3462270752"/><text:span text:style-name="T4">путь — М(Е)СИЛА</text:span><text:span text:style-name="T6">́</text:span><text:bookmark-end text:name="__RefHeading___Toc28880_3462270752"/></text:h>
      <text:p text:style-name="Text_20_body">— По МСИЛА<text:span text:style-name="T5">́</text:span> я грязь месила,</text:p>
      <text:p text:style-name="Text_20_body">Добрела в село насилу.</text:p>
      <text:h text:style-name="Heading_20_3" text:outline-level="3"><text:bookmark-start text:name="__RefHeading___Toc28882_3462270752"/><text:span text:style-name="T4">прокладывал </text:span><text:span text:style-name="T1">(дорогу)</text:span><text:span text:style-name="T4"> </text:span><text:span text:style-name="T2">?</text:span><text:span text:style-name="T4"> САЛА</text:span><text:span text:style-name="T6">́</text:span><text:span text:style-name="T4">Л</text:span><text:bookmark-end text:name="__RefHeading___Toc28882_3462270752"/></text:h>
      <text:p text:style-name="Text_20_body">Салават дорогу стлал</text:p>
      <text:p text:style-name="Text_20_body">И домой деньжишки слал,</text:p>
      <text:p text:style-name="Text_20_body">Рано-поутру вставал,</text:p>
      <text:p text:style-name="Text_20_body">А жевал, что Бог послал.</text:p>
      <text:h text:style-name="Heading_20_3" text:outline-level="3"><text:bookmark-start text:name="__RefHeading___Toc28884_3462270752"/><text:span text:style-name="T4">палатка — О</text:span><text:span text:style-name="T6">́</text:span><text:span text:style-name="T4">hЕЛ</text:span><text:bookmark-end text:name="__RefHeading___Toc28884_3462270752"/></text:h>
      <text:p text:style-name="Text_20_body">— Лучше уж в О<text:span text:style-name="T5">́</text:span>hЕЛе, чем в отеле —</text:p>
      <text:p text:style-name="Text_20_body">Только не больше, чем две недели!</text:p>
      <text:h text:style-name="Heading_20_3" text:outline-level="3"><text:bookmark-start text:name="__RefHeading___Toc28886_3462270752"/><text:span text:style-name="T4">пещера — МАРЪА</text:span><text:span text:style-name="T6">́</text:span><text:bookmark-end text:name="__RefHeading___Toc28886_3462270752"/></text:h>
      <text:p text:style-name="Text_20_body">Это что там за дыра?</text:p>
      <text:p text:style-name="Text_20_body">Там бездонная МАРЪА,</text:p>
      <text:p text:style-name="Text_20_body">Там не марево, а мрак —</text:p>
      <text:p text:style-name="Text_20_body">Холод, темь — и жутко как!</text:p>
      <text:h text:style-name="Heading_20_3" text:outline-level="3"><text:bookmark-start text:name="__RefHeading___Toc28888_3462270752"/><text:span text:style-name="T4">пейзаж — НОФ</text:span><text:bookmark-end text:name="__RefHeading___Toc28888_3462270752"/></text:h>
      <text:p text:style-name="Text_20_body">Из окна вагона НОФ</text:p>
      <text:p text:style-name="Text_20_body">Каждую минуту нов.</text:p>
      <text:h text:style-name="Heading_20_3" text:outline-level="3"><text:bookmark-start text:name="__RefHeading___Toc28890_3462270752"/><text:span text:style-name="T4">холм, горка — ГИВА</text:span><text:span text:style-name="T6">́</text:span><text:bookmark-end text:name="__RefHeading___Toc28890_3462270752"/></text:h>
      <text:p text:style-name="Text_20_body">Смотри, какая ГИВА<text:span text:style-name="T5">́</text:span>:</text:p>
      <text:p text:style-name="Text_20_body">Как лысая голова!</text:p>
      <text:h text:style-name="Heading_20_3" text:outline-level="3"><text:bookmark-start text:name="__RefHeading___Toc28892_3462270752"/><text:soft-page-break/><text:span text:style-name="T4">равнина — МИШО</text:span><text:span text:style-name="T6">́</text:span><text:span text:style-name="T4">Р</text:span><text:bookmark-end text:name="__RefHeading___Toc28892_3462270752"/></text:h>
      <text:p text:style-name="Text_20_body">— Местность, Мишенька, без гор</text:p>
      <text:p text:style-name="Text_20_body">Называется МИШО<text:span text:style-name="T5">́</text:span>Р.</text:p>
      <text:h text:style-name="Heading_20_3" text:outline-level="3"><text:bookmark-start text:name="__RefHeading___Toc28894_3462270752"/><text:span text:style-name="T4">река — НАhА</text:span><text:span text:style-name="T6">́</text:span><text:span text:style-name="T4">Р</text:span><text:bookmark-end text:name="__RefHeading___Toc28894_3462270752"/></text:h>
      <text:p text:style-name="Text_20_body"><text:span text:style-name="T2">Река </text:span><text:span text:style-name="T1">Ниагара</text:span><text:span text:style-name="T2"> не очень долга</text:span></text:p>
      <text:p text:style-name="Text_20_body"><text:span text:style-name="T2">И не для </text:span><text:span text:style-name="T1">загара</text:span><text:span text:style-name="T2"> её берега,</text:span></text:p>
      <text:p text:style-name="Text_20_body">Но всех оглушает десятки веков</text:p>
      <text:p text:style-name="Text_20_body">Её водопада раскатистый рёв.</text:p>
      <text:h text:style-name="Heading_20_3" text:outline-level="3"><text:bookmark-start text:name="__RefHeading___Toc28896_3462270752"/><text:span text:style-name="T4">поднялся — АЛА</text:span><text:span text:style-name="T6">́</text:span><text:bookmark-end text:name="__RefHeading___Toc28896_3462270752"/></text:h>
      <text:p text:style-name="Text_20_body">Ох, высоченная скала,</text:p>
      <text:p text:style-name="Text_20_body">А Алик на неё — АЛА<text:span text:style-name="T5">́</text:span>.</text:p>
      <text:h text:style-name="Heading_20_3" text:outline-level="3"><text:bookmark-start text:name="__RefHeading___Toc28898_3462270752"/><text:span text:style-name="T4">скала — СЕ</text:span><text:span text:style-name="T6">́</text:span><text:span text:style-name="T4">ЛА</text:span><text:bookmark-end text:name="__RefHeading___Toc28898_3462270752"/></text:h>
      <text:p text:style-name="Text_20_body">Если камень сбить умело,</text:p>
      <text:p text:style-name="Text_20_body">То из СЕ<text:span text:style-name="T5">́</text:span>ЛЫ выйдет стела.</text:p>
      <text:h text:style-name="Heading_20_3" text:outline-level="3"><text:bookmark-start text:name="__RefHeading___Toc28900_3462270752"/><text:span text:style-name="T4">вверх — ЛЕМА</text:span><text:span text:style-name="T6">́</text:span><text:span text:style-name="T4">ЛА</text:span><text:bookmark-end text:name="__RefHeading___Toc28900_3462270752"/></text:h>
      <text:p text:style-name="Text_20_body">Мой воздушный шарик вдруг</text:p>
      <text:p text:style-name="Text_20_body">Ветром вырвало из рук,</text:p>
      <text:p text:style-name="Text_20_body">Вверх да вверх его ЛЕМА<text:span text:style-name="T5">́</text:span>Ло,</text:p>
      <text:p text:style-name="Text_20_body">А потом совсем не стало.</text:p>
      <text:h text:style-name="Heading_20_3" text:outline-level="3"><text:bookmark-start text:name="__RefHeading___Toc28902_3462270752"/><text:span text:style-name="T4">вниз, внизу — ЛЕМА</text:span><text:span text:style-name="T6">́</text:span><text:span text:style-name="T4">ТА</text:span><text:bookmark-end text:name="__RefHeading___Toc28902_3462270752"/></text:h>
      <text:p text:style-name="Text_20_body">Страшно прыгать вниз, ЛЕМА<text:span text:style-name="T5">́</text:span>ТА,</text:p>
      <text:p text:style-name="Text_20_body">Без батута или мата:</text:p>
      <text:p text:style-name="Text_20_body">Если этак вниз ЛЕМАТЬ,</text:p>
      <text:p text:style-name="Text_20_body">Можно ноги поломать.</text:p>
      <text:h text:style-name="Heading_20_3" text:outline-level="3"><text:bookmark-start text:name="__RefHeading___Toc28904_3462270752"/><text:span text:style-name="T4">падать, упасть — ЛИПО</text:span><text:span text:style-name="T6">́</text:span><text:span text:style-name="T4">Л</text:span><text:bookmark-end text:name="__RefHeading___Toc28904_3462270752"/></text:h>
      <text:h text:style-name="Heading_20_3" text:outline-level="3"><text:bookmark-start text:name="__RefHeading___Toc28906_3462270752"/><text:span text:style-name="T4">упал — НАФА</text:span><text:span text:style-name="T6">́</text:span><text:span text:style-name="T4">Л</text:span><text:bookmark-end text:name="__RefHeading___Toc28906_3462270752"/></text:h>
      <text:p text:style-name="Text_20_body">Только что натёрли пол:</text:p>
      <text:p text:style-name="Text_20_body">Может Яшенька ЛИПО<text:span text:style-name="T5">́</text:span>Л.</text:p>
      <text:p text:style-name="Text_20_body">Пол ужасно скользким стал:</text:p>
      <text:p text:style-name="Text_20_body">Яшка на него НАФА<text:span text:style-name="T5">́</text:span>Л.</text:p>
      <text:h text:style-name="Heading_20_2" text:outline-level="2"/>
      <text:h text:style-name="Heading_20_3" text:outline-level="3"><text:bookmark-start text:name="__RefHeading___Toc28908_3462270752"/><text:span text:style-name="T4">религия — ДАТ</text:span><text:bookmark-end text:name="__RefHeading___Toc28908_3462270752"/></text:h>
      <text:h text:style-name="Heading_20_3" text:outline-level="3"><text:bookmark-start text:name="__RefHeading___Toc28910_3462270752"/><text:span text:style-name="T4">религиозный — ДАТИ</text:span><text:span text:style-name="T6">́</text:span><text:bookmark-end text:name="__RefHeading___Toc28910_3462270752"/></text:h>
      <text:p text:style-name="Text_20_body">В Бога верующий свято,</text:p>
      <text:p text:style-name="Text_20_body">В дом молитв по важным датам</text:p>
      <text:p text:style-name="Text_20_body">Не ленящийся идти,</text:p>
      <text:p text:style-name="Text_20_body">Называется ДАТИ<text:span text:style-name="T5">́</text:span>.</text:p>
      <text:h text:style-name="Heading_20_3" text:outline-level="3"><text:bookmark-start text:name="__RefHeading___Toc28912_3462270752"/><text:span text:style-name="T4">молитва — ТФИЛЛА</text:span><text:span text:style-name="T7">́</text:span><text:bookmark-end text:name="__RefHeading___Toc28912_3462270752"/></text:h>
      <text:p text:style-name="Text_20_body">Лучше пошли дела:</text:p>
      <text:p text:style-name="Text_20_body">Видать, ТФИЛЛА<text:span text:style-name="T5">́</text:span> помогла.</text:p>
      <text:h text:style-name="Heading_20_3" text:outline-level="3"><text:bookmark-start text:name="__RefHeading___Toc28914_3462270752"/><text:span text:style-name="T4">пророк — НАВИ</text:span><text:span text:style-name="T6">́</text:span><text:bookmark-end text:name="__RefHeading___Toc28914_3462270752"/></text:h>
      <text:h text:style-name="Heading_20_3" text:outline-level="3"><text:bookmark-start text:name="__RefHeading___Toc28916_3462270752"/><text:span text:style-name="T4">пророчество — НАВУА</text:span><text:span text:style-name="T6">́</text:span><text:bookmark-end text:name="__RefHeading___Toc28916_3462270752"/></text:h>
      <text:p text:style-name="Text_20_body">Во тьму веков уплывает НАВИ<text:span text:style-name="T5">́</text:span></text:p>
      <text:p text:style-name="Text_20_body">Грядущее чутким слухом ловить.</text:p>
      <text:p text:style-name="Text_20_body">И вещие в сердце взрастают слова,</text:p>
      <text:p text:style-name="Text_20_body">И внемлет безмолвный народ НАВУА<text:span text:style-name="T5">́</text:span>.</text:p>
      <text:h text:style-name="Heading_20_3" text:outline-level="3"><text:bookmark-start text:name="__RefHeading___Toc28918_3462270752"/><text:span text:style-name="T4">вымысел — Б(Е)ДАЯ</text:span><text:span text:style-name="T6">́</text:span><text:bookmark-end text:name="__RefHeading___Toc28918_3462270752"/></text:h>
      <text:p text:style-name="Text_20_body">Надо люду верить чуду.</text:p>
      <text:p text:style-name="Text_20_body">Верим байкам вы и я —</text:p>
      <text:p text:style-name="Text_20_body">Все мы падки на БДАЯ<text:span text:style-name="T5">́</text:span>.</text:p>
      <text:h text:style-name="Heading_20_3" text:outline-level="3"><text:bookmark-start text:name="__RefHeading___Toc28920_3462270752"/><text:span text:style-name="T4">брошюра — ХОВЕ</text:span><text:span text:style-name="T6">́</text:span><text:span text:style-name="T4">РЕТ</text:span><text:bookmark-end text:name="__RefHeading___Toc28920_3462270752"/></text:h>
      <text:p text:style-name="Text_20_body">Про пришельцев сто ХОВЕ<text:span text:style-name="T5">́</text:span>РЕТ —</text:p>
      <text:p text:style-name="Text_20_body">Значит, кто-то в это верит...</text:p>
      <text:h text:style-name="Heading_20_3" text:outline-level="3"><text:bookmark-start text:name="__RefHeading___Toc28922_3462270752"/><text:span text:style-name="T4">традиция — МАСО</text:span><text:span text:style-name="T6">́</text:span><text:span text:style-name="T4">РЕТ</text:span><text:bookmark-end text:name="__RefHeading___Toc28922_3462270752"/></text:h>
      <text:p text:style-name="Text_20_body">— Вот зарядили:</text:p>
      <text:p text:style-name="Text_20_body">"МАСО<text:span text:style-name="T5">́</text:span>РЕТ, МАСО<text:span text:style-name="T5">́</text:span>РЕТ"-</text:p>
      <text:p text:style-name="Text_20_body">Много в них мудрости,</text:p>
      <text:p text:style-name="Text_20_body">Много и сора.</text:p>
      <text:h text:style-name="Heading_20_3" text:outline-level="3"><text:bookmark-start text:name="__RefHeading___Toc28924_3462270752"/><text:span text:style-name="T4">фанатик — КАННА</text:span><text:span text:style-name="T6">́</text:span><text:span text:style-name="T4">Й</text:span><text:bookmark-end text:name="__RefHeading___Toc28924_3462270752"/></text:h>
      <text:h text:style-name="Heading_20_3" text:outline-level="3"><text:bookmark-start text:name="__RefHeading___Toc28926_3462270752"/><text:span text:style-name="T4">фантазия — ДИМЙО</text:span><text:span text:style-name="T6">́</text:span><text:span text:style-name="T4">Н</text:span><text:bookmark-end text:name="__RefHeading___Toc28926_3462270752"/></text:h>
      <text:p text:style-name="Text_20_body">Дай власть КАННА<text:span text:style-name="T5">́</text:span>Ю —</text:p>
      <text:p text:style-name="Text_20_body">Всех доконает:</text:p>
      <text:p text:style-name="Text_20_body">Строит он законы</text:p>
      <text:p text:style-name="Text_20_body">На своих ДИМЙО<text:span text:style-name="T5">́</text:span>Нах.</text:p>
      <text:h text:style-name="Heading_20_3" text:outline-level="3"><text:bookmark-start text:name="__RefHeading___Toc28928_3462270752"/><text:span text:style-name="T4">сера — ГОФРИ</text:span><text:span text:style-name="T6">́</text:span><text:span text:style-name="T4">Т</text:span><text:bookmark-end text:name="__RefHeading___Toc28928_3462270752"/></text:h>
      <text:p text:style-name="Text_20_body">Е<text:span text:style-name="T5">́</text:span>док адский дым ГОФРИ<text:span text:style-name="T5">́</text:span>Та:</text:p>
      <text:p text:style-name="Text_20_body">С запахом греха горит он.</text:p>
      <text:h text:style-name="Heading_20_3" text:outline-level="3"><text:bookmark-start text:name="__RefHeading___Toc28930_3462270752"/><text:span text:style-name="T4">чёрт — ШЕД</text:span><text:bookmark-end text:name="__RefHeading___Toc28930_3462270752"/></text:h>
      <text:h text:style-name="Heading_20_3" text:outline-level="3"><text:bookmark-start text:name="__RefHeading___Toc28932_3462270752"/><text:span text:style-name="T4">ад — ГЕhИНО</text:span><text:span text:style-name="T6">́</text:span><text:span text:style-name="T4">М</text:span><text:bookmark-end text:name="__RefHeading___Toc28932_3462270752"/></text:h>
      <text:p text:style-name="Text_20_body">Послали ШЕДа за вином</text:p>
      <text:p text:style-name="Text_20_body">Чтоб днём вернулся в ГЕhИНО<text:span text:style-name="T5">́</text:span>М —</text:p>
      <text:p text:style-name="Text_20_body">Все черти злы, простыл обед,</text:p>
      <text:p text:style-name="Text_20_body">А ШЕД ушед и не пришед.</text:p>
      <text:h text:style-name="Heading_20_3" text:outline-level="3"><text:bookmark-start text:name="__RefHeading___Toc28934_3462270752"/><text:span text:style-name="T4">кабак — БЭЙТ-МАРЗЭ</text:span><text:span text:style-name="T6">́</text:span><text:span text:style-name="T4">АХ</text:span><text:bookmark-end text:name="__RefHeading___Toc28934_3462270752"/></text:h>
      <text:p text:style-name="Text_20_body">Кабака, БЭЙТ-МАРЗЭ<text:span text:style-name="T5">́</text:span>АХ,</text:p>
      <text:p text:style-name="Text_20_body">Не встречал я мерзее.</text:p>
      <text:h text:style-name="Heading_20_3" text:outline-level="3"><text:bookmark-start text:name="__RefHeading___Toc28936_3462270752"/><text:span text:style-name="T4">карта </text:span><text:span text:style-name="T1">(игральная)</text:span><text:span text:style-name="T4"> — КЛАФ</text:span><text:bookmark-end text:name="__RefHeading___Toc28936_3462270752"/></text:h>
      <text:p text:style-name="Text_20_body">Клава Славу обыграла,</text:p>
      <text:p text:style-name="Text_20_body">Короля тузом прижала,</text:p>
      <text:p text:style-name="Text_20_body">"Не горюй, — сказала, — Слав.</text:p>
      <text:p text:style-name="Text_20_body">Просто мне везёт на КЛАФ".</text:p>
      <text:h text:style-name="Heading_20_3" text:outline-level="3"><text:bookmark-start text:name="__RefHeading___Toc28938_3462270752"/><text:span text:style-name="T4">лотерея — hАГРАЛА</text:span><text:span text:style-name="T6">́</text:span><text:bookmark-end text:name="__RefHeading___Toc28938_3462270752"/></text:h>
      <text:p text:style-name="Text_20_body">Лотереек я набрала —</text:p>
      <text:p text:style-name="Text_20_body">Всю получку проиграла.</text:p>
      <text:p text:style-name="Text_20_body">Чтоб ты, шельма-hАГРАЛА<text:span text:style-name="T5">́</text:span>,</text:p>
      <text:p text:style-name="Text_20_body">До рожденья умерла!</text:p>
      <text:h text:style-name="Heading_20_3" text:outline-level="3"><text:bookmark-start text:name="__RefHeading___Toc28940_3462270752"/><text:soft-page-break/><text:span text:style-name="T4">грех — ХЕТ</text:span><text:bookmark-end text:name="__RefHeading___Toc28940_3462270752"/></text:h>
      <text:p text:style-name="Text_20_body">Хетт придумал алфавит —</text:p>
      <text:p text:style-name="Text_20_body">Этим вечно знаменит.</text:p>
      <text:p text:style-name="Text_20_body">Почему же — стыд и смех —</text:p>
      <text:p text:style-name="Text_20_body">Словом ХЕТ назвали грех?</text:p>
      <text:h text:style-name="Heading_20_3" text:outline-level="3"><text:bookmark-start text:name="__RefHeading___Toc28942_3462270752"/><text:span text:style-name="T4">след — АКЕ</text:span><text:span text:style-name="T6">́</text:span><text:span text:style-name="T4">В</text:span><text:bookmark-end text:name="__RefHeading___Toc28942_3462270752"/></text:h>
      <text:p text:style-name="Text_20_body">Если кто-то свалял дурака,</text:p>
      <text:p text:style-name="Text_20_body">Остаётся АКЕ<text:span text:style-name="T5">́</text:span>В на века:</text:p>
      <text:p text:style-name="Text_20_body">Раскопают в архивах АКЕ<text:span text:style-name="T5">́</text:span>В</text:p>
      <text:p text:style-name="Text_20_body">И напишут когда-то: "Был грех..."</text:p>
      <text:h text:style-name="Heading_20_2" text:outline-level="2"/>
      <text:h text:style-name="Heading_20_3" text:outline-level="3"><text:bookmark-start text:name="__RefHeading___Toc28944_3462270752"/><text:span text:style-name="T4">поэт — МЕШОРЭ</text:span><text:span text:style-name="T6">́</text:span><text:span text:style-name="T4">Р</text:span><text:bookmark-end text:name="__RefHeading___Toc28944_3462270752"/></text:h>
      <text:p text:style-name="Text_20_body">МЕШОРЭ<text:span text:style-name="T5">́</text:span>Р — мешатель речи —</text:p>
      <text:p text:style-name="Text_20_body">Из кирпичиков наречий,</text:p>
      <text:p text:style-name="Text_20_body">Неуступчивых глаголов,</text:p>
      <text:p text:style-name="Text_20_body">Существительных тяжёлых,</text:p>
      <text:p text:style-name="Text_20_body">Из мелькнувших в нитях дыма</text:p>
      <text:p text:style-name="Text_20_body">Признаков неуловимых</text:p>
      <text:p text:style-name="Text_20_body">Строит свой бесплотный дом,</text:p>
      <text:p text:style-name="Text_20_body">Всё и вся вмещая в нём,</text:p>
      <text:p text:style-name="Text_20_body">И, блеснувши острым словом,</text:p>
      <text:p text:style-name="Text_20_body">Потрясает смыслом новым.</text:p>
      <text:h text:style-name="Heading_20_3" text:outline-level="3"><text:bookmark-start text:name="__RefHeading___Toc28946_3462270752"/><text:span text:style-name="T4">эпиграмма — МИХТА</text:span><text:span text:style-name="T6">́</text:span><text:span text:style-name="T4">М</text:span><text:bookmark-end text:name="__RefHeading___Toc28946_3462270752"/></text:h>
      <text:p text:style-name="Text_20_body">Есть у Пушкина МИХТА<text:span text:style-name="T5">́</text:span>Мы —</text:p>
      <text:p text:style-name="Text_20_body">Назубок их знают дамы —</text:p>
      <text:p text:style-name="Text_20_body">Целый сборник эпиграмм</text:p>
      <text:p text:style-name="Text_20_body">Под названьем: "Не для дам".</text:p>
      <text:h text:style-name="Heading_20_3" text:outline-level="3"><text:bookmark-start text:name="__RefHeading___Toc28948_3462270752"/><text:span text:style-name="T4">афоризм — ПИТГА</text:span><text:span text:style-name="T6">́</text:span><text:span text:style-name="T4">М</text:span><text:bookmark-end text:name="__RefHeading___Toc28948_3462270752"/></text:h>
      <text:p text:style-name="Text_20_body">Диетический ПИТГА<text:span text:style-name="T5">́</text:span>М:</text:p>
      <text:p text:style-name="Text_20_body">"Ужин свой отдай врагам!"</text:p>
      <text:p text:style-name="P3">***</text:p>
      <text:p text:style-name="Text_20_body">"Делай, как должно,</text:p>
      <text:p text:style-name="Text_20_body">И будь, что будет"-</text:p>
      <text:p text:style-name="Text_20_body">Этим ПИТГА<text:span text:style-name="T5">́</text:span>Мом</text:p>
      <text:p text:style-name="Text_20_body">И живы люди.</text:p>
      <text:h text:style-name="Heading_20_3" text:outline-level="3"><text:bookmark-start text:name="__RefHeading___Toc28950_3462270752"/><text:span text:style-name="T4">басня </text:span><text:span text:style-name="T2">?</text:span><text:span text:style-name="T4"> МАША</text:span><text:span text:style-name="T6">́</text:span><text:span text:style-name="T4">Л</text:span><text:bookmark-end text:name="__RefHeading___Toc28950_3462270752"/></text:h>
      <text:p text:style-name="Text_20_body">Замолчи, чтоб не мешал;</text:p>
      <text:p text:style-name="Text_20_body">Я сейчас учу МАША<text:span text:style-name="T5">́</text:span>Л.</text:p>
      <text:h text:style-name="Heading_20_3" text:outline-level="3"><text:bookmark-start text:name="__RefHeading___Toc28952_3462270752"/><text:span text:style-name="T4">отчёт </text:span><text:span text:style-name="T2">?</text:span><text:span text:style-name="T4"> ДУ</text:span><text:span text:style-name="T6">́</text:span><text:span text:style-name="T4">АХ</text:span><text:bookmark-end text:name="__RefHeading___Toc28952_3462270752"/></text:h>
      <text:p text:style-name="Text_20_body">ДУ<text:span text:style-name="T5">́</text:span>АХ в стихах ? смех,</text:p>
      <text:p text:style-name="Text_20_body">Стихи в духе ДУ<text:span text:style-name="T5">́</text:span>АХА ? грех.</text:p>
      <text:h text:style-name="Heading_20_3" text:outline-level="3"><text:bookmark-start text:name="__RefHeading___Toc28954_3462270752"/><text:span text:style-name="T4">язык — ЛАШО</text:span><text:span text:style-name="T6">́</text:span><text:span text:style-name="T4">Н</text:span><text:bookmark-end text:name="__RefHeading___Toc28954_3462270752"/></text:h>
      <text:p text:style-name="Text_20_body">У кого язык, ЛАШО<text:span text:style-name="T5">́</text:span>Н,</text:p>
      <text:p text:style-name="Text_20_body">Хитрой косточки лишён,</text:p>
      <text:p text:style-name="Text_20_body">Тот болтает вечно лишку</text:p>
      <text:p text:style-name="Text_20_body">И за трёп получит вышку.</text:p>
      <text:h text:style-name="Heading_20_3" text:outline-level="3"><text:bookmark-start text:name="__RefHeading___Toc28956_3462270752"/><text:span text:style-name="T4">речь, язык — САФА</text:span><text:span text:style-name="T6">́</text:span><text:bookmark-end text:name="__RefHeading___Toc28956_3462270752"/></text:h>
      <text:h text:style-name="Heading_20_3" text:outline-level="3"><text:bookmark-start text:name="__RefHeading___Toc28958_3462270752"/><text:span text:style-name="T4">болтун — ИШ СФАТА</text:span><text:span text:style-name="T6">́</text:span><text:span text:style-name="T4">ИМ</text:span><text:bookmark-end text:name="__RefHeading___Toc28958_3462270752"/></text:h>
      <text:p text:style-name="Text_20_body">Этих братьев-сватьев знаем —</text:p>
      <text:p text:style-name="Text_20_body">Ишь, болтают, ИШ СФАТА<text:span text:style-name="T5">́</text:span>ИМ.</text:p>
      <text:h text:style-name="Heading_20_3" text:outline-level="3"><text:bookmark-start text:name="__RefHeading___Toc28960_3462270752"/><text:span text:style-name="T4">краткий — КАЦА</text:span><text:span text:style-name="T6">́</text:span><text:span text:style-name="T4">Р</text:span><text:bookmark-end text:name="__RefHeading___Toc28960_3462270752"/></text:h>
      <text:p text:style-name="Text_20_body">Краткость — дар:</text:p>
      <text:p text:style-name="Text_20_body">Будь КАЦА<text:span text:style-name="T5">́</text:span>Р!</text:p>
      <text:h text:style-name="Heading_20_3" text:outline-level="3"><text:bookmark-start text:name="__RefHeading___Toc28962_3462270752"/><text:span text:style-name="T4">болтун — ПАТПЕТА</text:span><text:span text:style-name="T6">́</text:span><text:span text:style-name="T4">Н</text:span><text:bookmark-end text:name="__RefHeading___Toc28962_3462270752"/></text:h>
      <text:h text:style-name="Heading_20_3" text:outline-level="3"><text:bookmark-start text:name="__RefHeading___Toc28964_3462270752"/><text:span text:style-name="T4">сплетня — Р(Е)ХИЛУ</text:span><text:span text:style-name="T6">́</text:span><text:span text:style-name="T4">Т</text:span><text:bookmark-end text:name="__RefHeading___Toc28964_3462270752"/></text:h>
      <text:h text:style-name="Heading_20_3" text:outline-level="3"><text:bookmark-start text:name="__RefHeading___Toc28966_3462270752"/><text:span text:style-name="T4">болтовня — ПИТПУ</text:span><text:span text:style-name="T6">́</text:span><text:span text:style-name="T4">Т</text:span><text:bookmark-end text:name="__RefHeading___Toc28966_3462270752"/></text:h>
      <text:p text:style-name="Text_20_body">В ресторане ПАТПЕТА<text:span text:style-name="T5">́</text:span>Ньем</text:p>
      <text:p text:style-name="Text_20_body">Жарят свежий РЕХИЛУ<text:span text:style-name="T5">́</text:span>Т,</text:p>
      <text:p text:style-name="Text_20_body">И от этого питанья</text:p>
      <text:p text:style-name="Text_20_body">Получается ПИТПУ<text:span text:style-name="T5">́</text:span>Т.</text:p>
      <text:p text:style-name="Text_20_body">От ПИТПУ<text:span text:style-name="T5">́</text:span>Та уши вянут,</text:p>
      <text:p text:style-name="Text_20_body">От ПИТПУ<text:span text:style-name="T5">́</text:span>Та души мрут.</text:p>
      <text:p text:style-name="P3">***</text:p>
      <text:p text:style-name="Text_20_body">Послушать РЕХИЛУ<text:span text:style-name="T5">́</text:span>Т,</text:p>
      <text:p text:style-name="Text_20_body">Так каждый — вор и плут.</text:p>
      <text:h text:style-name="Heading_20_3" text:outline-level="3"><text:bookmark-start text:name="__RefHeading___Toc28968_3462270752"/><text:span text:style-name="T4">обида — ЭЛБО</text:span><text:span text:style-name="T6">́</text:span><text:span text:style-name="T4">Н</text:span><text:bookmark-end text:name="__RefHeading___Toc28968_3462270752"/></text:h>
      <text:p text:style-name="Text_20_body">— У Эльки язык без костей, балабон!</text:p>
      <text:p text:style-name="Text_20_body">Не стоит и брать его слов за ЭЛБО<text:span text:style-name="T5">́</text:span>Н.</text:p>
      <text:h text:style-name="Heading_20_3" text:outline-level="3"><text:bookmark-start text:name="__RefHeading___Toc28970_3462270752"/><text:span text:style-name="T4">звук речи — hЕГЕ</text:span><text:span text:style-name="T6">́</text:span><text:bookmark-end text:name="__RefHeading___Toc28970_3462270752"/></text:h>
      <text:h text:style-name="Heading_20_3" text:outline-level="3"><text:bookmark-start text:name="__RefHeading___Toc28972_3462270752"/><text:span text:style-name="T4">произношение — ХИГГУ</text:span><text:span text:style-name="T6">́</text:span><text:span text:style-name="T4">Й</text:span><text:bookmark-end text:name="__RefHeading___Toc28972_3462270752"/></text:h>
      <text:p text:style-name="Text_20_body">— На всё у него один hЕГЕ<text:span text:style-name="T5">́</text:span>:</text:p>
      <text:p text:style-name="Text_20_body">— Эге!..</text:p>
      <text:p text:style-name="P3">***</text:p>
      <text:p text:style-name="Text_20_body">Какой у гуся ХИГГУ<text:span text:style-name="T5">́</text:span>Й?</text:p>
      <text:p text:style-name="Text_20_body">— Ге-ге, га-га, и гу-гу.</text:p>
      <text:h text:style-name="Heading_20_3" text:outline-level="3"><text:bookmark-start text:name="__RefHeading___Toc28974_3462270752"/><text:span text:style-name="T4">выражение </text:span><text:span text:style-name="T1">(в речи)</text:span><text:span text:style-name="T4"> — БИТУ</text:span><text:span text:style-name="T6">́</text:span><text:span text:style-name="T4">Й</text:span><text:bookmark-end text:name="__RefHeading___Toc28974_3462270752"/></text:h>
      <text:p text:style-name="Text_20_body">Такие в речи БИТУ<text:span text:style-name="T5">́</text:span>И бытуют,</text:p>
      <text:p text:style-name="Text_20_body">Что лучше смолчи, а то арестуют...</text:p>
      <text:h text:style-name="Heading_20_3" text:outline-level="3"><text:bookmark-start text:name="__RefHeading___Toc28976_3462270752"/><text:span text:style-name="T4">жест — МЭХВА</text:span><text:span text:style-name="T6">́</text:span><text:bookmark-end text:name="__RefHeading___Toc28976_3462270752"/></text:h>
      <text:p text:style-name="Text_20_body">Для чего МЭХВА<text:span text:style-name="T5">́</text:span>?</text:p>
      <text:p text:style-name="Text_20_body">— МЭХВА<text:span text:style-name="T5">́</text:span></text:p>
      <text:p text:style-name="Text_20_body">Всем понятней, чем слова.</text:p>
      <text:h text:style-name="Heading_20_3" text:outline-level="3"><text:bookmark-start text:name="__RefHeading___Toc28978_3462270752"/><text:span text:style-name="T4">лингвист — БАЛША</text:span><text:span text:style-name="T6">́</text:span><text:span text:style-name="T4">Н</text:span><text:bookmark-end text:name="__RefHeading___Toc28978_3462270752"/></text:h>
      <text:h text:style-name="Heading_20_3" text:outline-level="3"><text:bookmark-start text:name="__RefHeading___Toc28980_3462270752"/><text:span text:style-name="T4">язык — ЛАШО</text:span><text:span text:style-name="T6">́</text:span><text:span text:style-name="T4">Н</text:span><text:bookmark-end text:name="__RefHeading___Toc28980_3462270752"/></text:h>
      <text:p text:style-name="Text_20_body">БАЛША<text:span text:style-name="T5">́</text:span>Ны погружаются в ЛАШО<text:span text:style-name="T5">́</text:span>Н,</text:p>
      <text:p text:style-name="Text_20_body">Чем глубже — тем таинственнее он.</text:p>
      <text:h text:style-name="Heading_20_3" text:outline-level="3"><text:bookmark-start text:name="__RefHeading___Toc28982_3462270752"/><text:span text:style-name="T4">знак, симптом — СИМА</text:span><text:span text:style-name="T6">́</text:span><text:span text:style-name="T4">Н</text:span><text:bookmark-end text:name="__RefHeading___Toc28982_3462270752"/></text:h>
      <text:p text:style-name="Text_20_body">Семантика — наука о СИМА<text:span text:style-name="T5">́</text:span>Нах —</text:p>
      <text:p text:style-name="Text_20_body">О знаках, смыслом наделённых странно.</text:p>
      <text:h text:style-name="Heading_20_3" text:outline-level="3"><text:bookmark-start text:name="__RefHeading___Toc28984_3462270752"/><text:soft-page-break/><text:span text:style-name="T4">смысл — МУВА</text:span><text:span text:style-name="T6">́</text:span><text:span text:style-name="T4">Н</text:span><text:bookmark-end text:name="__RefHeading___Toc28984_3462270752"/></text:h>
      <text:h text:style-name="Heading_20_3" text:outline-level="3"><text:bookmark-start text:name="__RefHeading___Toc28986_3462270752"/><text:span text:style-name="T4">смысл — МАШМАУ</text:span><text:span text:style-name="T6">́</text:span><text:span text:style-name="T4">Т</text:span><text:bookmark-end text:name="__RefHeading___Toc28986_3462270752"/></text:h>
      <text:p text:style-name="Text_20_body">Бывает, размышляешь на диване</text:p>
      <text:p text:style-name="Text_20_body">О скрытом тайной всех вещей МУВА<text:span text:style-name="T5">́</text:span>Не,</text:p>
      <text:p text:style-name="Text_20_body">И жаждой смысла жизни обуян,</text:p>
      <text:p text:style-name="Text_20_body">Поддакивает старенький диван.</text:p>
      <text:p text:style-name="P3">***</text:p>
      <text:p text:style-name="Text_20_body">И хоть этого маршрута</text:p>
      <text:p text:style-name="Text_20_body">Не понять нам МАШМАУ<text:span text:style-name="T5">́</text:span>Та,</text:p>
      <text:p text:style-name="Text_20_body">Все им смирненько идём,</text:p>
      <text:p text:style-name="Text_20_body">Сокрушаясь над житьём.</text:p>
      <text:h text:style-name="Heading_20_3" text:outline-level="3"><text:bookmark-start text:name="__RefHeading___Toc28988_3462270752"/><text:span text:style-name="T4">зависимость — Т(Е)ЛУ</text:span><text:span text:style-name="T6">́</text:span><text:span text:style-name="T4">Т</text:span><text:bookmark-end text:name="__RefHeading___Toc28988_3462270752"/></text:h>
      <text:h text:style-name="Heading_20_3" text:outline-level="3"><text:bookmark-start text:name="__RefHeading___Toc28990_3462270752"/><text:span text:style-name="T2">Ка</text:span><text:span text:style-name="T6">́</text:span><text:span text:style-name="T2">бы не ТЕЛУ</text:span><text:span text:style-name="T8">́</text:span><text:span text:style-name="T2">Т от тела,</text:span><text:bookmark-end text:name="__RefHeading___Toc28990_3462270752"/></text:h>
      <text:p text:style-name="Text_20_body">Высоко б душа взлетела...</text:p>
      <text:h text:style-name="Heading_20_3" text:outline-level="3"><text:bookmark-start text:name="__RefHeading___Toc28992_3462270752"/><text:span text:style-name="T4">имеет смысл — КЕДА</text:span><text:span text:style-name="T6">́</text:span><text:span text:style-name="T4">Й</text:span><text:bookmark-end text:name="__RefHeading___Toc28992_3462270752"/></text:h>
      <text:p text:style-name="Text_20_body">— Ты все деньги Клавке дай —</text:p>
      <text:p text:style-name="Text_20_body">Будет правильно, КЕДА<text:span text:style-name="T5">́</text:span>Й.</text:p>
      <text:h text:style-name="Heading_20_3" text:outline-level="3"><text:bookmark-start text:name="__RefHeading___Toc28994_3462270752"/><text:span text:style-name="T4">писатель — СОФЕ</text:span><text:span text:style-name="T6">́</text:span><text:span text:style-name="T4">Р</text:span><text:bookmark-end text:name="__RefHeading___Toc28994_3462270752"/></text:h>
      <text:p text:style-name="Text_20_body">Не принимай на веру</text:p>
      <text:p text:style-name="Text_20_body">Все выдумки СОФЕ<text:span text:style-name="T5">́</text:span>Ра,</text:p>
      <text:p text:style-name="Text_20_body">Но лишь внимай им в меру</text:p>
      <text:p text:style-name="Text_20_body">Как мудрому примеру.</text:p>
      <text:h text:style-name="Heading_20_3" text:outline-level="3"><text:bookmark-start text:name="__RefHeading___Toc28996_3462270752"/><text:span text:style-name="T4">редактор </text:span><text:span text:style-name="T2">?</text:span><text:span text:style-name="T4"> ОРЕ</text:span><text:span text:style-name="T6">́</text:span><text:span text:style-name="T4">Х</text:span><text:bookmark-end text:name="__RefHeading___Toc28996_3462270752"/></text:h>
      <text:p text:style-name="Text_20_body">От ОРЕ<text:span text:style-name="T5">́</text:span>Ха на орехи</text:p>
      <text:p text:style-name="Text_20_body">Получил вчера завцеха:</text:p>
      <text:p text:style-name="Text_20_body">В детской книжке пропустил он:</text:p>
      <text:p text:style-name="Text_20_body">"Мама МЫшу мылом мыла".</text:p>
      <text:h text:style-name="Heading_20_3" text:outline-level="3"><text:bookmark-start text:name="__RefHeading___Toc28998_3462270752"/><text:span text:style-name="T4">глава — ПЕ</text:span><text:span text:style-name="T6">́</text:span><text:span text:style-name="T4">РЕК</text:span><text:bookmark-end text:name="__RefHeading___Toc28998_3462270752"/></text:h>
      <text:p text:style-name="Text_20_body">Книга о странствиях —</text:p>
      <text:p text:style-name="Text_20_body">Перечень ПЕ<text:span text:style-name="T5">́</text:span>РЕКов:</text:p>
      <text:p text:style-name="Text_20_body">ПЕ<text:span text:style-name="T5">́</text:span>РЕК о Персии</text:p>
      <text:p text:style-name="Text_20_body">И об Америке,</text:p>
      <text:p text:style-name="Text_20_body">И океанам —</text:p>
      <text:p text:style-name="Text_20_body">От берега к берегу —</text:p>
      <text:p text:style-name="Text_20_body">Тоже по бурному,</text:p>
      <text:p text:style-name="Text_20_body">Пенному ПЕ<text:span text:style-name="T5">́</text:span>РЕКу.</text:p>
      <text:h text:style-name="Heading_20_3" text:outline-level="3"><text:bookmark-start text:name="__RefHeading___Toc29000_3462270752"/><text:span text:style-name="T4">рассказ — СИПУ</text:span><text:span text:style-name="T6">́</text:span><text:span text:style-name="T4">Р</text:span><text:bookmark-end text:name="__RefHeading___Toc29000_3462270752"/></text:h>
      <text:p text:style-name="Text_20_body">Про Сиам и Сингапур</text:p>
      <text:p text:style-name="Text_20_body">Начинаю я СИПУ<text:span text:style-name="T5">́</text:span>Р:</text:p>
      <text:p text:style-name="Text_20_body">"На восток, с волнами споря,</text:p>
      <text:p text:style-name="Text_20_body">Плыл кораблик в синем море..."</text:p>
      <text:h text:style-name="Heading_20_3" text:outline-level="3"><text:bookmark-start text:name="__RefHeading___Toc29002_3462270752"/><text:span text:style-name="T4">фабула, сюжет — АЛИЛА</text:span><text:span text:style-name="T6">́</text:span><text:bookmark-end text:name="__RefHeading___Toc29002_3462270752"/></text:h>
      <text:p text:style-name="Text_20_body">Раз книга увлекла,</text:p>
      <text:p text:style-name="Text_20_body">То есть в ней АЛИЛА<text:span text:style-name="T5">́</text:span>,</text:p>
      <text:p text:style-name="Text_20_body">Красавица и вор,</text:p>
      <text:p text:style-name="Text_20_body">И правый приговор.</text:p>
      <text:h text:style-name="Heading_20_3" text:outline-level="3"><text:bookmark-start text:name="__RefHeading___Toc29004_3462270752"/><text:span text:style-name="T4">обман — МИРМА</text:span><text:span text:style-name="T6">́</text:span><text:bookmark-end text:name="__RefHeading___Toc29004_3462270752"/></text:h>
      <text:h text:style-name="Heading_20_3" text:outline-level="3"><text:bookmark-start text:name="__RefHeading___Toc29006_3462270752"/><text:span text:style-name="T4">литература — СИФРУ</text:span><text:span text:style-name="T6">́</text:span><text:span text:style-name="T4">Т</text:span><text:bookmark-end text:name="__RefHeading___Toc29006_3462270752"/></text:h>
      <text:p text:style-name="Text_20_body">Если брешут без ума —</text:p>
      <text:p text:style-name="Text_20_body">Сразу видно, что МИРМА<text:span text:style-name="T5">́</text:span>,</text:p>
      <text:p text:style-name="Text_20_body">А талантливо соврут —</text:p>
      <text:p text:style-name="Text_20_body">Получается СИФРУ<text:span text:style-name="T5">́</text:span>Т.</text:p>
      <text:h text:style-name="Heading_20_3" text:outline-level="3"><text:bookmark-start text:name="__RefHeading___Toc29008_3462270752"/><text:span text:style-name="T4">критика </text:span><text:span text:style-name="T2">?</text:span><text:span text:style-name="T4"> БИККО</text:span><text:span text:style-name="T6">́</text:span><text:span text:style-name="T4">РЕТ</text:span><text:bookmark-end text:name="__RefHeading___Toc29008_3462270752"/></text:h>
      <text:p text:style-name="Text_20_body">Когда говорят с укором,</text:p>
      <text:p text:style-name="Text_20_body">Это и есть ? БИККОРЕТ.</text:p>
      <text:h text:style-name="Heading_20_3" text:outline-level="3"><text:bookmark-start text:name="__RefHeading___Toc29010_3462270752"/><text:span text:style-name="T4">псевдоним — ШЕМ БАДУ</text:span><text:span text:style-name="T6">́</text:span><text:span text:style-name="T4">Й</text:span><text:bookmark-end text:name="__RefHeading___Toc29010_3462270752"/></text:h>
      <text:p text:style-name="Text_20_body">Друг, ты критиков надуй —</text:p>
      <text:p text:style-name="Text_20_body">Подпишись здесь: Шем Баду<text:span text:style-name="T5">́</text:span>й.</text:p>
      <text:h text:style-name="Heading_20_3" text:outline-level="3"><text:bookmark-start text:name="__RefHeading___Toc29012_3462270752"/><text:span text:style-name="T4">газета </text:span><text:span text:style-name="T1">?</text:span><text:span text:style-name="T4"> И</text:span><text:span text:style-name="T6">́</text:span><text:span text:style-name="T4">ТОН</text:span><text:bookmark-end text:name="__RefHeading___Toc29012_3462270752"/></text:h>
      <text:p text:style-name="Text_20_body">Образован и начитан,</text:p>
      <text:p text:style-name="Text_20_body">Дядя Дан окончил Итон</text:p>
      <text:p text:style-name="Text_20_body">И, усвоив бойкий тон,</text:p>
      <text:p text:style-name="Text_20_body">Стал сотрудником ИТО<text:span text:style-name="T5">́</text:span>Н.</text:p>
      <text:h text:style-name="Heading_20_3" text:outline-level="3"><text:bookmark-start text:name="__RefHeading___Toc29014_3462270752"/><text:span text:style-name="T4">объявление — МОДАА</text:span><text:span text:style-name="T6">́</text:span><text:bookmark-end text:name="__RefHeading___Toc29014_3462270752"/></text:h>
      <text:p text:style-name="Text_20_body">Напечатайте МОДАА<text:span text:style-name="T5">́</text:span>:</text:p>
      <text:p text:style-name="Text_20_body">"Ева, жду в аду.</text:p>
      <text:p text:style-name="Text_20_body"><text:span text:style-name="T1">Адам</text:span><text:span text:style-name="T2">"</text:span></text:p>
      <text:h text:style-name="Heading_20_3" text:outline-level="3"><text:bookmark-start text:name="__RefHeading___Toc29016_3462270752"/><text:span text:style-name="T4">известия </text:span><text:span text:style-name="T2">?</text:span><text:span text:style-name="T4"> ЕДИО</text:span><text:span text:style-name="T6">́</text:span><text:span text:style-name="T4">Т</text:span><text:bookmark-end text:name="__RefHeading___Toc29016_3462270752"/></text:h>
      <text:p text:style-name="Text_20_body">ЕДИО<text:span text:style-name="T5">́</text:span>Т ? не идиот,</text:p>
      <text:p text:style-name="Text_20_body">А совсем наоборот:</text:p>
      <text:p text:style-name="Text_20_body">Не смущение ума,</text:p>
      <text:p text:style-name="Text_20_body">А упрямых фактов тьма.</text:p>
      <text:h text:style-name="Heading_20_3" text:outline-level="3"><text:bookmark-start text:name="__RefHeading___Toc29018_3462270752"/><text:span text:style-name="T4">перевод </text:span><text:span text:style-name="T1">(действие)</text:span><text:span text:style-name="T4"> — ТИРГУ</text:span><text:span text:style-name="T6">́</text:span><text:span text:style-name="T4">М</text:span><text:bookmark-end text:name="__RefHeading___Toc29018_3462270752"/></text:h>
      <text:h text:style-name="Heading_20_3" text:outline-level="3"><text:bookmark-start text:name="__RefHeading___Toc29020_3462270752"/><text:span text:style-name="T4">перевод </text:span><text:span text:style-name="T1">(результат) — </text:span><text:span text:style-name="T4">ТАРГУ</text:span><text:span text:style-name="T6">́</text:span><text:span text:style-name="T4">М переводчик, толмач — М(Е)ТУРГМА</text:span><text:span text:style-name="T6">́</text:span><text:span text:style-name="T4">Н</text:span><text:bookmark-end text:name="__RefHeading___Toc29020_3462270752"/></text:h>
      <text:p text:style-name="Text_20_body">На торгу многоязыком</text:p>
      <text:p text:style-name="Text_20_body">Мы немного наторгуем</text:p>
      <text:p text:style-name="Text_20_body">Без ТАРГУ<text:span text:style-name="T5">́</text:span>Мов, без ТИРГУ<text:span text:style-name="T5">́</text:span>Ма,</text:p>
      <text:p text:style-name="Text_20_body">Скорословов-МЕТУРГМА<text:span text:style-name="T5">́</text:span>Нов —</text:p>
      <text:p text:style-name="Text_20_body">Так да здравствует толмач,</text:p>
      <text:p text:style-name="Text_20_body">Неустанный наш трепач!</text:p>
      <text:h text:style-name="Heading_20_3" text:outline-level="3"><text:bookmark-start text:name="__RefHeading___Toc29022_3462270752"/><text:span text:style-name="T4">песня — ШИР</text:span><text:bookmark-end text:name="__RefHeading___Toc29022_3462270752"/></text:h>
      <text:p text:style-name="Text_20_body">ШИР — широка:</text:p>
      <text:p text:style-name="Text_20_body">Есть в ней тоска,</text:p>
      <text:p text:style-name="Text_20_body">Горе и радость,</text:p>
      <text:p text:style-name="Text_20_body">Старость и младость.</text:p>
      <text:p text:style-name="Text_20_body">Праздник души —</text:p>
      <text:p text:style-name="Text_20_body">Вот она — ШИР.</text:p>
      <text:h text:style-name="Heading_20_3" text:outline-level="3"><text:bookmark-start text:name="__RefHeading___Toc29024_3462270752"/><text:span text:style-name="T4">музыкант — НАГА</text:span><text:span text:style-name="T6">́</text:span><text:span text:style-name="T4">Н</text:span><text:bookmark-end text:name="__RefHeading___Toc29024_3462270752"/></text:h>
      <text:p text:style-name="Text_20_body">Коль слуха нет, не стать НАГА<text:span text:style-name="T5">́</text:span>Ном</text:p>
      <text:p text:style-name="Text_20_body">И под угрозою нагана.</text:p>
      <text:h text:style-name="Heading_20_3" text:outline-level="3"><text:bookmark-start text:name="__RefHeading___Toc29026_3462270752"/><text:span text:style-name="T4">ожидание, чаяние — ЦИПИЯ</text:span><text:span text:style-name="T6">́</text:span><text:bookmark-end text:name="__RefHeading___Toc29026_3462270752"/></text:h>
      <text:p text:style-name="Text_20_body">Ко мне мамка прицепилась,</text:p>
      <text:p text:style-name="Text_20_body">Чтоб играла, не ленилась —</text:p>
      <text:p text:style-name="Text_20_body">Просто бредит ЦИПИЯ<text:span text:style-name="T5">́</text:span>,</text:p>
      <text:p text:style-name="Text_20_body">Что скрипачкой стану я.</text:p>
      <text:h text:style-name="Heading_20_3" text:outline-level="3"><text:bookmark-start text:name="__RefHeading___Toc29028_3462270752"/><text:span text:style-name="T4">скрипка — КИНО</text:span><text:span text:style-name="T6">́</text:span><text:span text:style-name="T4">Р</text:span><text:bookmark-end text:name="__RefHeading___Toc29028_3462270752"/></text:h>
      <text:p text:style-name="Text_20_body">Тенор, кенарь и КИНО<text:span text:style-name="T5">́</text:span>Р —</text:p>
      <text:p text:style-name="Text_20_body">И ни трио, и ни хор,</text:p>
      <text:p text:style-name="Text_20_body">Ни квартет, и ни дуэт,</text:p>
      <text:p text:style-name="Text_20_body">И нигде такого нет.</text:p>
      <text:h text:style-name="Heading_20_3" text:outline-level="3"><text:bookmark-start text:name="__RefHeading___Toc29030_3462270752"/><text:span text:style-name="T4">труба </text:span><text:span text:style-name="T1">?</text:span><text:span text:style-name="T4"> ХАЦОЦРА</text:span><text:span text:style-name="T6">́</text:span><text:bookmark-end text:name="__RefHeading___Toc29030_3462270752"/></text:h>
      <text:p text:style-name="Text_20_body">Воет с самого утра</text:p>
      <text:p text:style-name="Text_20_body">У соседа ХАЦОЦРА<text:span text:style-name="T5">́</text:span> ?</text:p>
      <text:p text:style-name="Text_20_body">Хоть бы чёрт ему сыграл!</text:p>
      <text:p text:style-name="Text_20_body">Хоть бы кот его задрал!</text:p>
      <text:h text:style-name="Heading_20_3" text:outline-level="3"><text:bookmark-start text:name="__RefHeading___Toc29032_3462270752"/><text:span text:style-name="T4">танец — РИККУ</text:span><text:span text:style-name="T6">́</text:span><text:span text:style-name="T4">Д</text:span><text:bookmark-end text:name="__RefHeading___Toc29032_3462270752"/></text:h>
      <text:h text:style-name="Heading_20_3" text:outline-level="3"><text:bookmark-start text:name="__RefHeading___Toc29034_3462270752"/><text:span text:style-name="T4">танцор — РАКДА</text:span><text:span text:style-name="T6">́</text:span><text:span text:style-name="T4">Н</text:span><text:bookmark-end text:name="__RefHeading___Toc29034_3462270752"/></text:h>
      <text:p text:style-name="Text_20_body">— Эх, не ступишь, не пройдёшь</text:p>
      <text:p text:style-name="Text_20_body">Дайте место старику,</text:p>
      <text:p text:style-name="Text_20_body">Чтобы знала молодёжь,</text:p>
      <text:p text:style-name="Text_20_body">Как танцуется РИКК<text:span text:style-name="T5">́</text:span>УД:</text:p>
      <text:p text:style-name="Text_20_body">Старый дедушка Степан</text:p>
      <text:p text:style-name="Text_20_body"><text:soft-page-break/>Первый был в селе РАКДА<text:span text:style-name="T5">́</text:span>Н!</text:p>
      <text:h text:style-name="Heading_20_3" text:outline-level="3"><text:bookmark-start text:name="__RefHeading___Toc29036_3462270752"/><text:span text:style-name="T4">пластинка </text:span><text:span text:style-name="T2">граммофонная</text:span><text:span text:style-name="T4">) </text:span><text:span text:style-name="T2">?</text:span><text:span text:style-name="T4"> ТАКЛИ</text:span><text:span text:style-name="T6">́</text:span><text:span text:style-name="T4">Т</text:span><text:bookmark-end text:name="__RefHeading___Toc29036_3462270752"/></text:h>
      <text:p text:style-name="Text_20_body">Танцевали в такт ТАКЛИ<text:span text:style-name="T5">́</text:span>Ту</text:p>
      <text:p text:style-name="Text_20_body">Тома с Тимом, Коля с Ритой</text:p>
      <text:p text:style-name="Text_20_body">Вальсы, танго и фокстрот.</text:p>
      <text:p text:style-name="Text_20_body">Хорошо ТАКЛИ<text:span text:style-name="T5">́</text:span>Т поёт!</text:p>
      <text:h text:style-name="Heading_20_3" text:outline-level="3"><text:bookmark-start text:name="__RefHeading___Toc29038_3462270752"/><text:span text:style-name="T4">афиша — КРАЗА</text:span><text:span text:style-name="T6">́</text:span><text:bookmark-end text:name="__RefHeading___Toc29038_3462270752"/></text:h>
      <text:p text:style-name="Text_20_body">На тумбе КРАЗА<text:span text:style-name="T5">́</text:span>:</text:p>
      <text:p text:style-name="Text_20_body">Спектакль "Гроза".</text:p>
      <text:h text:style-name="Heading_20_3" text:outline-level="3"><text:bookmark-start text:name="__RefHeading___Toc29040_3462270752"/><text:span text:style-name="T4">присутствовал — НАХА</text:span><text:span text:style-name="T6">́</text:span><text:span text:style-name="T4">Х</text:span><text:bookmark-end text:name="__RefHeading___Toc29040_3462270752"/></text:h>
      <text:p text:style-name="Text_20_body">— Ты на концерте их НАХА<text:span text:style-name="T5">́</text:span>Х?</text:p>
      <text:p text:style-name="Text_20_body">— Стоял весь вечер на ногах.</text:p>
      <text:h text:style-name="Heading_20_3" text:outline-level="3"><text:bookmark-start text:name="__RefHeading___Toc29042_3462270752"/><text:span text:style-name="T4">впечатление — РО</text:span><text:span text:style-name="T6">́</text:span><text:span text:style-name="T4">ШЕМ</text:span><text:bookmark-end text:name="__RefHeading___Toc29042_3462270752"/></text:h>
      <text:p text:style-name="Text_20_body">— Какой у вас остался РО<text:span text:style-name="T5">́</text:span>ШЕМ?</text:p>
      <text:p text:style-name="Text_20_body">— Что ж, впечатление хорошее.</text:p>
      <text:h text:style-name="Heading_20_3" text:outline-level="3"><text:bookmark-start text:name="__RefHeading___Toc29044_3462270752"/><text:span text:style-name="T4">отменили — БИТЛУ</text:span><text:span text:style-name="T6">́</text:span><text:bookmark-end text:name="__RefHeading___Toc29044_3462270752"/></text:h>
      <text:p text:style-name="Text_20_body">— БИТЛУ<text:span text:style-name="T5">́</text:span> концерт "Битлов"!</text:p>
      <text:p text:style-name="Text_20_body">— Поспи, и будь здоров!</text:p>
      <text:h text:style-name="Heading_20_3" text:outline-level="3"><text:bookmark-start text:name="__RefHeading___Toc29046_3462270752"/><text:span text:style-name="T4">разочарование — АХЗАВА</text:span><text:span text:style-name="T6">́</text:span><text:bookmark-end text:name="__RefHeading___Toc29046_3462270752"/></text:h>
      <text:p text:style-name="Text_20_body">— Как их концерт прошёл?</text:p>
      <text:p text:style-name="Text_20_body">— Провал. Я целый вечер там зевал:</text:p>
      <text:p text:style-name="Text_20_body">Одна сплошная АХЗАВА<text:span text:style-name="T5">́</text:span>.</text:p>
      <text:h text:style-name="Heading_20_3" text:outline-level="3"><text:bookmark-start text:name="__RefHeading___Toc29048_3462270752"/><text:span text:style-name="T4">кассета </text:span><text:span text:style-name="T2">?</text:span><text:span text:style-name="T4"> КАЛЕ</text:span><text:span text:style-name="T6">́</text:span><text:span text:style-name="T4">ТЕТ</text:span><text:bookmark-end text:name="__RefHeading___Toc29048_3462270752"/></text:h>
      <text:p text:style-name="Text_20_body">Вот, не услышим этой речи:</text:p>
      <text:p text:style-name="Text_20_body">Ну, кто КАЛЕ<text:span text:style-name="T5">́</text:span>ТЕТ искалечил?</text:p>
      <text:h text:style-name="Heading_20_3" text:outline-level="3"><text:bookmark-start text:name="__RefHeading___Toc29050_3462270752"/><text:span text:style-name="T4">скульптор — ПАССА</text:span><text:span text:style-name="T6">́</text:span><text:span text:style-name="T4">Л</text:span><text:bookmark-end text:name="__RefHeading___Toc29050_3462270752"/></text:h>
      <text:h text:style-name="Heading_20_3" text:outline-level="3"><text:bookmark-start text:name="__RefHeading___Toc29052_3462270752"/><text:span text:style-name="T4">скульптура — ПИССУ</text:span><text:span text:style-name="T6">́</text:span><text:span text:style-name="T4">Л</text:span><text:bookmark-end text:name="__RefHeading___Toc29052_3462270752"/></text:h>
      <text:p text:style-name="Text_20_body">ПАССА<text:span text:style-name="T5">́</text:span>Л романов не писал,</text:p>
      <text:p text:style-name="Text_20_body">Он глину мял, гранит тесал,</text:p>
      <text:p text:style-name="Text_20_body">Писулек бренность презирая</text:p>
      <text:p text:style-name="Text_20_body">И дух в ПИССУ<text:span text:style-name="T5">́</text:span>Лах воплощая.</text:p>
      <text:h text:style-name="Heading_20_3" text:outline-level="3"><text:bookmark-start text:name="__RefHeading___Toc29054_3462270752"/><text:span text:style-name="T4">надежда — ТИКВА</text:span><text:span text:style-name="T6">́</text:span><text:bookmark-end text:name="__RefHeading___Toc29054_3462270752"/></text:h>
      <text:h text:style-name="Heading_20_3" text:outline-level="3"><text:bookmark-start text:name="__RefHeading___Toc29056_3462270752"/><text:span text:style-name="T4">вход — ПЕ</text:span><text:span text:style-name="T6">́</text:span><text:span text:style-name="T4">ТАХ</text:span><text:bookmark-end text:name="__RefHeading___Toc29056_3462270752"/></text:h>
      <text:h text:style-name="Heading_20_3" text:outline-level="3"><text:bookmark-start text:name="__RefHeading___Toc29058_3462270752"/><text:span text:style-name="T4">врата надежды — ПЕ</text:span><text:span text:style-name="T6">́</text:span><text:span text:style-name="T4">ТАХ ТИКВА</text:span><text:span text:style-name="T6">́</text:span><text:bookmark-end text:name="__RefHeading___Toc29058_3462270752"/></text:h>
      <text:p text:style-name="Text_20_body"><text:line-break/>- И не надейся —</text:p>
      <text:p text:style-name="Text_20_body">Жизнь такова:</text:p>
      <text:p text:style-name="Text_20_body">Квакай, не квакай...</text:p>
      <text:p text:style-name="Text_20_body"><text:span text:style-name="T2">— </text:span><text:span text:style-name="T1">А ты: "Ква!"</text:span></text:p>
      <text:p text:style-name="P3">***</text:p>
      <text:p text:style-name="Text_20_body">Если встретит вас тыквой петух,</text:p>
      <text:p text:style-name="Text_20_body">Да воспрянет унылый дух!</text:p>
      <text:p text:style-name="Text_20_body">Потому что, знайте невежды:</text:p>
      <text:p text:style-name="Text_20_body">ПЕ<text:span text:style-name="T5">́</text:span>ТАХ ТИ<text:span text:style-name="T5">́</text:span>КВА — Врата Надежды.</text:p>
      <text:h text:style-name="Heading_20_3" text:outline-level="3"><text:bookmark-start text:name="__RefHeading___Toc29060_3462270752"/><text:span text:style-name="T4">раб — Э</text:span><text:span text:style-name="T6">́</text:span><text:span text:style-name="T4">ВЕД</text:span><text:bookmark-end text:name="__RefHeading___Toc29060_3462270752"/></text:h>
      <text:h text:style-name="Heading_20_3" text:outline-level="3"><text:bookmark-start text:name="__RefHeading___Toc29062_3462270752"/><text:span text:style-name="T4">рабство — АВДУ</text:span><text:span text:style-name="T6">́</text:span><text:span text:style-name="T4">Т</text:span><text:bookmark-end text:name="__RefHeading___Toc29062_3462270752"/></text:h>
      <text:p text:style-name="Text_20_body">Тянут невод Э<text:span text:style-name="T5">́</text:span>ВЕДы,</text:p>
      <text:p text:style-name="Text_20_body">Сами в тесном неводе:</text:p>
      <text:p text:style-name="Text_20_body">Ни в какие годы</text:p>
      <text:p text:style-name="Text_20_body">Им не знать свободы.</text:p>
      <text:p text:style-name="P3">***</text:p>
      <text:p text:style-name="Text_20_body">Когда сам идёшь,</text:p>
      <text:p text:style-name="Text_20_body">Куда хошь свернёшь,</text:p>
      <text:p text:style-name="Text_20_body">А когда ведут —</text:p>
      <text:p text:style-name="Text_20_body">То уже АВДУ<text:span text:style-name="T5">́</text:span>Т.</text:p>
      <text:h text:style-name="Heading_20_3" text:outline-level="3"><text:bookmark-start text:name="__RefHeading___Toc29064_3462270752"/><text:span text:style-name="T4">свобода — ХО</text:span><text:span text:style-name="T6">́</text:span><text:span text:style-name="T4">ФЕШ</text:span><text:bookmark-end text:name="__RefHeading___Toc29064_3462270752"/></text:h>
      <text:h text:style-name="Heading_20_3" text:outline-level="3"><text:bookmark-start text:name="__RefHeading___Toc29066_3462270752"/><text:span text:style-name="T4">свободный — ХОФШИ</text:span><text:span text:style-name="T6">́</text:span><text:bookmark-end text:name="__RefHeading___Toc29066_3462270752"/></text:h>
      <text:h text:style-name="Heading_20_3" text:outline-level="3"><text:bookmark-start text:name="__RefHeading___Toc29068_3462270752"/><text:span text:style-name="T4">воля желание) — РАЦО</text:span><text:span text:style-name="T6">́</text:span><text:span text:style-name="T4">Н</text:span><text:bookmark-end text:name="__RefHeading___Toc29068_3462270752"/></text:h>
      <text:p text:style-name="Text_20_body">Хороша свобода, ХО<text:span text:style-name="T5">́</text:span>ФЕШ:</text:p>
      <text:p text:style-name="Text_20_body">Делай всё, что ни захочешь,</text:p>
      <text:p text:style-name="Text_20_body">Всё, что сладко для души.</text:p>
      <text:p text:style-name="Text_20_body">Славно вольным быть, ХОФШИ<text:span text:style-name="T5">́</text:span> —</text:p>
      <text:p text:style-name="Text_20_body">Не подыскивать резона</text:p>
      <text:p text:style-name="Text_20_body">Для безумного РАЦО<text:span text:style-name="T5">́</text:span>На.</text:p>
      <text:h text:style-name="Heading_20_2" text:outline-level="2"/>
      <text:h text:style-name="Heading_20_3" text:outline-level="3"><text:bookmark-start text:name="__RefHeading___Toc29070_3462270752"/><text:span text:style-name="T4">идти — ЛАЛЭ</text:span><text:span text:style-name="T6">́</text:span><text:span text:style-name="T4">ХЕТ</text:span><text:bookmark-end text:name="__RefHeading___Toc29070_3462270752"/></text:h>
      <text:h text:style-name="Heading_20_3" text:outline-level="3"><text:bookmark-start text:name="__RefHeading___Toc29072_3462270752"/><text:span text:style-name="T4">шёл,</text:span><text:span text:style-name="T2"> </text:span><text:span text:style-name="T4">пошёл — hАЛА</text:span><text:span text:style-name="T6">́</text:span><text:span text:style-name="T4">Х</text:span><text:bookmark-end text:name="__RefHeading___Toc29072_3462270752"/></text:h>
      <text:p text:style-name="Text_20_body">Места тут красивые —</text:p>
      <text:p text:style-name="Text_20_body">Лучше ЛАЛЭ<text:span text:style-name="T5">́</text:span>ХЕТ,</text:p>
      <text:p text:style-name="Text_20_body">А очень ленивые</text:p>
      <text:p text:style-name="Text_20_body">Могут поехать.</text:p>
      <text:p text:style-name="P3">***</text:p>
      <text:p text:style-name="Text_20_body">— Ни минутки — весь в делах.</text:p>
      <text:p text:style-name="Text_20_body">Извините: я — hАЛА<text:span text:style-name="T5">́</text:span>Х!</text:p>
      <text:p text:style-name="P3">***</text:p>
      <text:p text:style-name="Text_20_body">— Гляди-ка на Алика —</text:p>
      <text:p text:style-name="Text_20_body">Как он hАЛА<text:span text:style-name="T5">́</text:span>Х?</text:p>
      <text:p text:style-name="Text_20_body">— Аллах его знает,</text:p>
      <text:p text:style-name="Text_20_body">Но весь он в репьях.</text:p>
      <text:h text:style-name="Heading_20_3" text:outline-level="3"><text:bookmark-start text:name="__RefHeading___Toc29074_3462270752"/><text:span text:style-name="T4">едят </text:span><text:span text:style-name="T2">?</text:span><text:span text:style-name="T4"> hОЛХО</text:span><text:span text:style-name="T6">́</text:span><text:span text:style-name="T4">Т</text:span><text:bookmark-end text:name="__RefHeading___Toc29074_3462270752"/></text:h>
      <text:h text:style-name="Heading_20_3" text:outline-level="3"><text:bookmark-start text:name="__RefHeading___Toc29076_3462270752"/><text:span text:style-name="T4">идут </text:span><text:span text:style-name="T2">?</text:span><text:span text:style-name="T4"> ОЛХО</text:span><text:span text:style-name="T6">́</text:span><text:span text:style-name="T4">Т</text:span><text:bookmark-end text:name="__RefHeading___Toc29076_3462270752"/></text:h>
      <text:p text:style-name="Text_20_body">Кто hОЛХО<text:span text:style-name="T5">́</text:span>Т, те ОЛХО<text:span text:style-name="T5">́</text:span>Т ?</text:p>
      <text:p text:style-name="Text_20_body">Те едят, кто идут ?</text:p>
      <text:p text:style-name="Text_20_body">Всё похоже и тут:</text:p>
      <text:p text:style-name="Text_20_body">Не потопаешь ? не полопаешь.</text:p>
      <text:h text:style-name="Heading_20_2" text:outline-level="2"><text:soft-page-break/></text:h>
      <text:h text:style-name="Heading_20_3" text:outline-level="3"><text:bookmark-start text:name="__RefHeading___Toc29078_3462270752"/><text:span text:style-name="T4">нужен — ЗАКУ</text:span><text:span text:style-name="T6">́</text:span><text:span text:style-name="T4">К</text:span><text:bookmark-end text:name="__RefHeading___Toc29078_3462270752"/></text:h>
      <text:p text:style-name="Text_20_body">Закуковал я без денег, друг,</text:p>
      <text:p text:style-name="Text_20_body">Очень срочно они ЗАКУ<text:span text:style-name="T5">́</text:span>К.</text:p>
      <text:h text:style-name="Heading_20_3" text:outline-level="3"><text:bookmark-start text:name="__RefHeading___Toc29080_3462270752"/><text:span text:style-name="T4">деньги — КЕ</text:span><text:span text:style-name="T6">́</text:span><text:span text:style-name="T4">СЕФ</text:span><text:bookmark-end text:name="__RefHeading___Toc29080_3462270752"/></text:h>
      <text:p text:style-name="Text_20_body">Деньги, КЕ<text:span text:style-name="T5">́</text:span>СЕФ</text:p>
      <text:p text:style-name="Text_20_body">Манят всех —</text:p>
      <text:p text:style-name="Text_20_body">Прячьте КЕ<text:span text:style-name="T5">́</text:span>СЕФ</text:p>
      <text:p text:style-name="Text_20_body">В крепкий сейф!</text:p>
      <text:h text:style-name="Heading_20_3" text:outline-level="3"><text:bookmark-start text:name="__RefHeading___Toc29082_3462270752"/><text:span text:style-name="T4">наличные — МЕЗУМАНИ</text:span><text:span text:style-name="T6">́</text:span><text:span text:style-name="T4">М</text:span><text:bookmark-end text:name="__RefHeading___Toc29082_3462270752"/></text:h>
      <text:p text:style-name="Text_20_body"><text:span text:style-name="T2">С собой носите </text:span><text:span text:style-name="T1">money,</text:span></text:p>
      <text:p text:style-name="Text_20_body">Платите МЕЗУМА<text:span text:style-name="T5">́</text:span>НИМ —</text:p>
      <text:p text:style-name="Text_20_body">Без всяких там кредитов,</text:p>
      <text:p text:style-name="Text_20_body">Надёжно и сердито.</text:p>
      <text:h text:style-name="Heading_20_3" text:outline-level="3"><text:bookmark-start text:name="__RefHeading___Toc29084_3462270752"/><text:span text:style-name="T4">волшебный — КАСУ</text:span><text:span text:style-name="T6">́</text:span><text:span text:style-name="T4">М</text:span><text:bookmark-end text:name="__RefHeading___Toc29084_3462270752"/></text:h>
      <text:p text:style-name="Text_20_body">Отыскали кассу КАСУ<text:span text:style-name="T5">́</text:span>М мы:</text:p>
      <text:p text:style-name="Text_20_body">Называйте любую сумму.</text:p>
      <text:h text:style-name="Heading_20_3" text:outline-level="3"><text:bookmark-start text:name="__RefHeading___Toc29086_3462270752"/><text:span text:style-name="T4">монета — МАТБЕ</text:span><text:span text:style-name="T6">́</text:span><text:span text:style-name="T4">А</text:span><text:bookmark-end text:name="__RefHeading___Toc29086_3462270752"/></text:h>
      <text:p text:style-name="Text_20_body">Объясню игру Матвею:</text:p>
      <text:p text:style-name="Text_20_body">Бей МАТБЕ<text:span text:style-name="T5">́</text:span>ем по МАТБЕ<text:span text:style-name="T5">́</text:span>ю,</text:p>
      <text:p text:style-name="Text_20_body">Если ляжет на орла,</text:p>
      <text:p text:style-name="Text_20_body">Забирай — твоя взяла!</text:p>
      <text:h text:style-name="Heading_20_3" text:outline-level="3"><text:bookmark-start text:name="__RefHeading___Toc29088_3462270752"/><text:span text:style-name="T4">раковина </text:span><text:span text:style-name="T1">(морская)</text:span><text:span text:style-name="T4"> — ЦЕ</text:span><text:span text:style-name="T6">́</text:span><text:span text:style-name="T4">ДЕФ</text:span><text:bookmark-end text:name="__RefHeading___Toc29088_3462270752"/></text:h>
      <text:p text:style-name="Text_20_body">ЦЕ<text:span text:style-name="T5">́</text:span>ДЕФ когда-то очень ценили,</text:p>
      <text:p text:style-name="Text_20_body">ЦЕ<text:span text:style-name="T5">́</text:span>ДЕФ когда-то деньгами были.</text:p>
      <text:h text:style-name="Heading_20_3" text:outline-level="3"><text:bookmark-start text:name="__RefHeading___Toc29090_3462270752"/><text:span text:style-name="T4">казна — ОЦА</text:span><text:span text:style-name="T6">́</text:span><text:span text:style-name="T4">Р</text:span><text:bookmark-end text:name="__RefHeading___Toc29090_3462270752"/></text:h>
      <text:p text:style-name="Text_20_body">Знали встарь,</text:p>
      <text:p text:style-name="Text_20_body">Что царь — не царь,</text:p>
      <text:p text:style-name="Text_20_body">Если пуст его ОЦА<text:span text:style-name="T5">́</text:span>Р,</text:p>
      <text:h text:style-name="Heading_20_3" text:outline-level="3"><text:bookmark-start text:name="__RefHeading___Toc29092_3462270752"/><text:span text:style-name="T2">А с ОЦА</text:span><text:span text:style-name="T8">́</text:span><text:span text:style-name="T2">Ром — каждый царь.</text:span><text:bookmark-end text:name="__RefHeading___Toc29092_3462270752"/></text:h>
      <text:h text:style-name="Heading_20_3" text:outline-level="3"><text:bookmark-start text:name="__RefHeading___Toc29094_3462270752"/><text:span text:style-name="T4">зарплата — САХА</text:span><text:span text:style-name="T6">́</text:span><text:span text:style-name="T4">Р, МАСКО</text:span><text:span text:style-name="T6">́</text:span><text:span text:style-name="T4">РЕТ</text:span><text:bookmark-end text:name="__RefHeading___Toc29094_3462270752"/></text:h>
      <text:p text:style-name="Text_20_body">— Так сидите на зарплате?</text:p>
      <text:p text:style-name="Text_20_body">— Что имеем, то и тратим:</text:p>
      <text:p text:style-name="Text_20_body">Нам на чай да сахар хватит.</text:p>
      <text:p text:style-name="P3">***</text:p>
      <text:p text:style-name="Text_20_body">— Кончаем по договору,</text:p>
      <text:p text:style-name="Text_20_body">И скоро дадут МАСКО<text:span text:style-name="T5">́</text:span>РЕТ.</text:p>
      <text:h text:style-name="Heading_20_3" text:outline-level="3"><text:bookmark-start text:name="__RefHeading___Toc29096_3462270752"/><text:span text:style-name="T4">заработал </text:span><text:span text:style-name="T1">(я)</text:span><text:span text:style-name="T4"> — hИРВА</text:span><text:span text:style-name="T6">́</text:span><text:span text:style-name="T4">ХТИ</text:span><text:bookmark-end text:name="__RefHeading___Toc29096_3462270752"/></text:h>
      <text:p text:style-name="Text_20_body">Я эти деньги на вахте hИРВА<text:span text:style-name="T5">́</text:span>ХТИ,</text:p>
      <text:p text:style-name="Text_20_body">И ничего я нигде не урвал —</text:p>
      <text:p text:style-name="Text_20_body">Так что, точней выражайся, нахал!</text:p>
      <text:h text:style-name="Heading_20_3" text:outline-level="3"><text:bookmark-start text:name="__RefHeading___Toc29098_3462270752"/><text:span text:style-name="T4">потребность, нужда — МИЦРА</text:span><text:span text:style-name="T6">́</text:span><text:span text:style-name="T4">Х</text:span><text:bookmark-end text:name="__RefHeading___Toc29098_3462270752"/></text:h>
      <text:p text:style-name="Text_20_body">Когда грозит нам полный крах,</text:p>
      <text:p text:style-name="Text_20_body">МИЦРА<text:span text:style-name="T5">́</text:span>Х одолевает страх.</text:p>
      <text:h text:style-name="Heading_20_3" text:outline-level="3"><text:bookmark-start text:name="__RefHeading___Toc29100_3462270752"/><text:span text:style-name="T4">спрос — БИККУ</text:span><text:span text:style-name="T6">́</text:span><text:span text:style-name="T4">Ш</text:span><text:bookmark-end text:name="__RefHeading___Toc29100_3462270752"/></text:h>
      <text:p text:style-name="Text_20_body">Оживленье БИККУ<text:span text:style-name="T5">́</text:span>Ша</text:p>
      <text:p text:style-name="Text_20_body">На мёртвые души</text:p>
      <text:h text:style-name="Heading_20_3" text:outline-level="3"><text:bookmark-start text:name="__RefHeading___Toc29102_3462270752"/><text:span text:style-name="T4">договор — ХОЗЕ</text:span><text:span text:style-name="T6">́</text:span><text:bookmark-end text:name="__RefHeading___Toc29102_3462270752"/></text:h>
      <text:p text:style-name="Text_20_body">Знать я не знаю о белой козе:</text:p>
      <text:p text:style-name="Text_20_body">Не было этого пункта в ХОЗЕ<text:span text:style-name="T5">́</text:span>.</text:p>
      <text:h text:style-name="Heading_20_3" text:outline-level="3"><text:bookmark-start text:name="__RefHeading___Toc29104_3462270752"/><text:span text:style-name="T4">условие — ТНА</text:span><text:span text:style-name="T6">́</text:span><text:span text:style-name="T4">Й</text:span><text:bookmark-end text:name="__RefHeading___Toc29104_3462270752"/></text:h>
      <text:p text:style-name="Text_20_body">Если станешь ставить ТНА<text:span text:style-name="T5">́</text:span>Й,</text:p>
      <text:p text:style-name="Text_20_body">На себя потом пеняй.</text:p>
      <text:h text:style-name="Heading_20_3" text:outline-level="3"><text:bookmark-start text:name="__RefHeading___Toc29106_3462270752"/><text:span text:style-name="T4">магазин — ХАНУ</text:span><text:span text:style-name="T6">́</text:span><text:span text:style-name="T4">Т</text:span><text:bookmark-end text:name="__RefHeading___Toc29106_3462270752"/></text:h>
      <text:p text:style-name="Text_20_body">Тают денежки в ХАНУ<text:span text:style-name="T5">́</text:span>Тах</text:p>
      <text:p text:style-name="Text_20_body">Не в недели, а в минуты:</text:p>
      <text:p text:style-name="Text_20_body">Не успел зайти в ХАНУ<text:span text:style-name="T5">́</text:span>Т,</text:p>
      <text:p text:style-name="Text_20_body">А уж денежкам — капут.</text:p>
      <text:h text:style-name="Heading_20_3" text:outline-level="3"><text:bookmark-start text:name="__RefHeading___Toc29108_3462270752"/>решётка,<text:bookmark-end text:name="__RefHeading___Toc29108_3462270752"/></text:h>
      <text:h text:style-name="Heading_20_3" text:outline-level="3"><text:bookmark-start text:name="__RefHeading___Toc29110_3462270752"/><text:span text:style-name="T4">сеть </text:span><text:span text:style-name="T1">(магазинов) — </text:span><text:span text:style-name="T4">РЕ</text:span><text:span text:style-name="T6">́</text:span><text:span text:style-name="T4">ШЕТ</text:span><text:bookmark-end text:name="__RefHeading___Toc29110_3462270752"/></text:h>
      <text:p text:style-name="Text_20_body">РЕ<text:span text:style-name="T5">́</text:span>ШЕТ — решето.</text:p>
      <text:p text:style-name="Text_20_body">Aх, Боже,</text:p>
      <text:p text:style-name="Text_20_body">Всё бы было так похоже!</text:p>
      <text:h text:style-name="Heading_20_3" text:outline-level="3"><text:bookmark-start text:name="__RefHeading___Toc29112_3462270752"/><text:span text:style-name="T4">продать — ЛИМКО</text:span><text:span text:style-name="T6">́</text:span><text:span text:style-name="T4">Р</text:span><text:bookmark-end text:name="__RefHeading___Toc29112_3462270752"/></text:h>
      <text:p text:style-name="Text_20_body">Может вам ЛИМКО<text:span text:style-name="T5">́</text:span>Р линкор</text:p>
      <text:p text:style-name="Text_20_body">На толчке одесский вор.</text:p>
      <text:h text:style-name="Heading_20_3" text:outline-level="3"><text:bookmark-start text:name="__RefHeading___Toc29114_3462270752"/><text:span text:style-name="T4">продавец — МОХЭ</text:span><text:span text:style-name="T6">́</text:span><text:span text:style-name="T4">Р</text:span><text:bookmark-end text:name="__RefHeading___Toc29114_3462270752"/></text:h>
      <text:h text:style-name="Heading_20_3" text:outline-level="3"><text:bookmark-start text:name="__RefHeading___Toc29116_3462270752"/><text:span text:style-name="T4">покупатель — КОНЭ</text:span><text:span text:style-name="T6">́</text:span><text:bookmark-end text:name="__RefHeading___Toc29116_3462270752"/></text:h>
      <text:p text:style-name="Text_20_body">Десять тысяч за мохер</text:p>
      <text:p text:style-name="Text_20_body">Не стыдясь, просил МОХЭ<text:span text:style-name="T5">́</text:span>Р.</text:p>
      <text:p text:style-name="Text_20_body">Всё купил один КОНЭ<text:span text:style-name="T5">́</text:span> —</text:p>
      <text:p text:style-name="Text_20_body">У него полно монет.</text:p>
      <text:h text:style-name="Heading_20_3" text:outline-level="3"><text:bookmark-start text:name="__RefHeading___Toc29118_3462270752"/><text:span text:style-name="T4">потребитель — ЦАРХА</text:span><text:span text:style-name="T6">́</text:span><text:span text:style-name="T4">Н</text:span><text:bookmark-end text:name="__RefHeading___Toc29118_3462270752"/></text:h>
      <text:p text:style-name="Text_20_body">Ноты шлют, враждуют страны</text:p>
      <text:p text:style-name="Text_20_body">Из-за прихотей ЦАРХА<text:span text:style-name="T5">́</text:span>На,</text:p>
      <text:p text:style-name="Text_20_body">А бессовестный ЦАРХ<text:span text:style-name="T5">́</text:span>Н:</text:p>
      <text:p text:style-name="Text_20_body">"Цаца-цаца" — и в карман!</text:p>
      <text:h text:style-name="Heading_20_3" text:outline-level="3"><text:bookmark-start text:name="__RefHeading___Toc29120_3462270752"/><text:span text:style-name="T4">товар </text:span><text:span text:style-name="T2">?</text:span><text:span text:style-name="T4"> СХОРА</text:span><text:span text:style-name="T6">́</text:span><text:bookmark-end text:name="__RefHeading___Toc29120_3462270752"/></text:h>
      <text:p text:style-name="Text_20_body"><text:span text:style-name="T2">СХОРА</text:span><text:span text:style-name="T8">́</text:span><text:span text:style-name="T2"> </text:span><text:span text:style-name="T1">сохраняют</text:span><text:span text:style-name="T2"> от вора,</text:span></text:p>
      <text:p text:style-name="Text_20_body">От плесени и оговора.</text:p>
      <text:h text:style-name="Heading_20_3" text:outline-level="3"><text:bookmark-start text:name="__RefHeading___Toc29122_3462270752"/><text:span text:style-name="T4">сравнить — ЛЭhАШВО</text:span><text:span text:style-name="T6">́</text:span><text:span text:style-name="T4">Т</text:span><text:bookmark-end text:name="__RefHeading___Toc29122_3462270752"/></text:h>
      <text:p text:style-name="Text_20_body">Это вот — и это вот</text:p>
      <text:p text:style-name="Text_20_body">Покажи, чтоб ЛЭhАШВО<text:span text:style-name="T5">́</text:span>Т.</text:p>
      <text:h text:style-name="Heading_20_3" text:outline-level="3"><text:bookmark-start text:name="__RefHeading___Toc29124_3462270752"/><text:span text:style-name="T4">дорогой — ЯКА</text:span><text:span text:style-name="T6">́</text:span><text:span text:style-name="T4">Р</text:span><text:bookmark-end text:name="__RefHeading___Toc29124_3462270752"/></text:h>
      <text:h text:style-name="Heading_20_3" text:outline-level="3"><text:bookmark-start text:name="__RefHeading___Toc29126_3462270752"/><text:span text:style-name="T4">очень дорогой</text:span><text:span text:style-name="T2"> — </text:span><text:span text:style-name="T4">ЯКА</text:span><text:span text:style-name="T6">́</text:span><text:span text:style-name="T4">Р МЭО</text:span><text:span text:style-name="T6">́</text:span><text:span text:style-name="T4">Д</text:span><text:bookmark-end text:name="__RefHeading___Toc29126_3462270752"/></text:h>
      <text:p text:style-name="Text_20_body">Икра — ЯКА<text:span text:style-name="T5">́</text:span>Р,</text:p>
      <text:p text:style-name="Text_20_body">Икра и мёд —</text:p>
      <text:p text:style-name="Text_20_body">ЯКА<text:span text:style-name="T5">́</text:span>Р МЭО<text:span text:style-name="T5">́</text:span>Д.</text:p>
      <text:h text:style-name="Heading_20_3" text:outline-level="3"><text:bookmark-start text:name="__RefHeading___Toc29128_3462270752"/><text:span text:style-name="T4">дешёвый — ЗОЛЬ</text:span><text:bookmark-end text:name="__RefHeading___Toc29128_3462270752"/></text:h>
      <text:p text:style-name="Text_20_body">Если дёшево, как соль,</text:p>
      <text:p text:style-name="Text_20_body">Значит, очень, очень ЗОЛЬ.</text:p>
      <text:h text:style-name="Heading_20_3" text:outline-level="3"><text:bookmark-start text:name="__RefHeading___Toc29130_3462270752"/><text:span text:style-name="T4">экономит — ХАСА</text:span><text:span text:style-name="T6">́</text:span><text:span text:style-name="T4">Х</text:span><text:bookmark-end text:name="__RefHeading___Toc29130_3462270752"/></text:h>
      <text:p text:style-name="Text_20_body">— Видать, на всём Хасан ХАСА<text:span text:style-name="T5">́</text:span>Х:</text:p>
      <text:p text:style-name="Text_20_body">Совсем уже, как жердь, иссох!</text:p>
      <text:h text:style-name="Heading_20_3" text:outline-level="3"><text:bookmark-start text:name="__RefHeading___Toc29132_3462270752"/>покупка — КНИЯ<text:span text:style-name="T5">́</text:span><text:bookmark-end text:name="__RefHeading___Toc29132_3462270752"/></text:h>
      <text:h text:style-name="Heading_20_3" text:outline-level="3"><text:bookmark-start text:name="__RefHeading___Toc29134_3462270752"/><text:span text:style-name="T4">покупки — КНИЁ</text:span><text:span text:style-name="T6">́</text:span><text:span text:style-name="T4">Т</text:span><text:bookmark-end text:name="__RefHeading___Toc29134_3462270752"/></text:h>
      <text:p text:style-name="Text_20_body">Сам конь — КНИЯ<text:span text:style-name="T5">́</text:span></text:p>
      <text:p text:style-name="Text_20_body">И воз КНИЁ<text:span text:style-name="T5">́</text:span>Т</text:p>
      <text:p text:style-name="Text_20_body">Он бодро с ярмарки везёт.</text:p>
      <text:h text:style-name="Heading_20_3" text:outline-level="3"><text:bookmark-start text:name="__RefHeading___Toc29136_3462270752"/><text:span text:style-name="T4">купили </text:span><text:span text:style-name="T1">(мы)</text:span><text:span text:style-name="T4"> </text:span><text:span text:style-name="T2">?</text:span><text:span text:style-name="T4"> КАНИ</text:span><text:span text:style-name="T6">́</text:span><text:span text:style-name="T4">НУ</text:span><text:bookmark-end text:name="__RefHeading___Toc29136_3462270752"/></text:h>
      <text:p text:style-name="Text_20_body">? Что мы сегодня КАНИ<text:span text:style-name="T5">́</text:span>НУ?</text:p>
      <text:p text:style-name="Text_20_body">Мы КАНИ<text:span text:style-name="T5">́</text:span>НУ конину.</text:p>
      <text:h text:style-name="Heading_20_3" text:outline-level="3"><text:bookmark-start text:name="__RefHeading___Toc29138_3462270752"/><text:span text:style-name="T4">клиент — ЛАКО</text:span><text:span text:style-name="T6">́</text:span><text:span text:style-name="T4">АХ</text:span><text:bookmark-end text:name="__RefHeading___Toc29138_3462270752"/></text:h>
      <text:h text:style-name="Heading_20_3" text:outline-level="3"><text:bookmark-start text:name="__RefHeading___Toc29140_3462270752"/><text:span text:style-name="T4">клиенты — ЛАКОХО</text:span><text:span text:style-name="T6">́</text:span><text:span text:style-name="T4">Т</text:span><text:bookmark-end text:name="__RefHeading___Toc29140_3462270752"/></text:h>
      <text:p text:style-name="Text_20_body">Потому валит к нам в лавку народ,</text:p>
      <text:p text:style-name="Text_20_body">Что встречаем ласково ЛАКОХО<text:span text:style-name="T5">́</text:span>Т.</text:p>
      <text:h text:style-name="Heading_20_3" text:outline-level="3"><text:bookmark-start text:name="__RefHeading___Toc29142_3462270752"/><text:soft-page-break/><text:span text:style-name="T4">посоветуете — ТАМЛИЦУ</text:span><text:span text:style-name="T6">́</text:span><text:bookmark-end text:name="__RefHeading___Toc29142_3462270752"/></text:h>
      <text:h text:style-name="Heading_20_3" text:outline-level="3"><text:bookmark-start text:name="__RefHeading___Toc29144_3462270752"/><text:span text:style-name="T4">совет — ЭЦА</text:span><text:span text:style-name="T6">́</text:span><text:bookmark-end text:name="__RefHeading___Toc29144_3462270752"/></text:h>
      <text:p text:style-name="Text_20_body">— Серьги вы не ТАМЛИЦУ<text:span text:style-name="T5">́</text:span>,</text:p>
      <text:p text:style-name="Text_20_body">Чтобы были мне к лицу?</text:p>
      <text:p text:style-name="P3">***</text:p>
      <text:p text:style-name="Text_20_body">Дам тебе совет, ЭЦА<text:span text:style-name="T5">́</text:span>,</text:p>
      <text:p text:style-name="Text_20_body">Только слушай до конца.</text:p>
      <text:h text:style-name="Heading_20_3" text:outline-level="3"><text:bookmark-start text:name="__RefHeading___Toc29146_3462270752"/><text:span text:style-name="T4">богатый — АШИ</text:span><text:span text:style-name="T6">́</text:span><text:span text:style-name="T4">Р</text:span><text:bookmark-end text:name="__RefHeading___Toc29146_3462270752"/></text:h>
      <text:p text:style-name="Text_20_body">У богатого АШИР<text:span text:style-name="T5">́</text:span>А</text:p>
      <text:p text:style-name="Text_20_body">Много денег — мало жира:</text:p>
      <text:p text:style-name="Text_20_body">Потому богат АШИ<text:span text:style-name="T5">́</text:span>Р,</text:p>
      <text:p text:style-name="Text_20_body">Что в делах сгоняет жир.</text:p>
      <text:h text:style-name="Heading_20_3" text:outline-level="3"><text:bookmark-start text:name="__RefHeading___Toc29148_3462270752"/><text:span text:style-name="T4">вещь, предмет </text:span><text:span text:style-name="T2">?</text:span><text:span text:style-name="T4"> ХЕ</text:span><text:span text:style-name="T6">́</text:span><text:span text:style-name="T4">ФЭЦ</text:span><text:bookmark-end text:name="__RefHeading___Toc29148_3462270752"/></text:h>
      <text:p text:style-name="Text_20_body">Сколько ХЕ<text:span text:style-name="T5">́</text:span>ФЭЦов ни хапай,</text:p>
      <text:p text:style-name="Text_20_body">А помрёшь с открытой лапой.</text:p>
      <text:h text:style-name="Heading_20_3" text:outline-level="3"><text:bookmark-start text:name="__RefHeading___Toc29150_3462270752"/><text:span text:style-name="T4">предприниматель — ЯЗА</text:span><text:span text:style-name="T6">́</text:span><text:span text:style-name="T4">М</text:span><text:bookmark-end text:name="__RefHeading___Toc29150_3462270752"/></text:h>
      <text:p text:style-name="Text_20_body">Настоящий станет ЯЗА<text:span text:style-name="T5">́</text:span>М</text:p>
      <text:p text:style-name="Text_20_body">Тот, кто может сказать: "Я сам!"</text:p>
      <text:h text:style-name="Heading_20_3" text:outline-level="3"><text:bookmark-start text:name="__RefHeading___Toc29152_3462270752"/><text:span text:style-name="T4">занят</text:span><text:span text:style-name="T2"> </text:span><text:span text:style-name="T1">(делом)</text:span><text:span text:style-name="T4"> — АСУ</text:span><text:span text:style-name="T6">́</text:span><text:span text:style-name="T4">К</text:span><text:bookmark-end text:name="__RefHeading___Toc29152_3462270752"/></text:h>
      <text:p text:style-name="Text_20_body">— Вася, чем ты там АСУ<text:span text:style-name="T5">́</text:span>К?</text:p>
      <text:p text:style-name="Text_20_body">— Я пилю под нами сук.</text:p>
      <text:h text:style-name="Heading_20_3" text:outline-level="3"><text:bookmark-start text:name="__RefHeading___Toc29154_3462270752"/><text:span text:style-name="T4">занят </text:span><text:span text:style-name="T1">(о месте)</text:span><text:span text:style-name="T4"> — ТАФУ</text:span><text:span text:style-name="T6">́</text:span><text:span text:style-name="T4">З</text:span><text:bookmark-end text:name="__RefHeading___Toc29154_3462270752"/></text:h>
      <text:p text:style-name="Text_20_body">Опять конфуз:</text:p>
      <text:p text:style-name="Text_20_body">Наш стол ТАФУ<text:span text:style-name="T5">́</text:span>З!</text:p>
      <text:h text:style-name="Heading_20_3" text:outline-level="3"><text:bookmark-start text:name="__RefHeading___Toc29156_3462270752"/><text:span text:style-name="T4">бездельник — БАТЛА</text:span><text:span text:style-name="T6">́</text:span><text:span text:style-name="T4">Н</text:span><text:bookmark-end text:name="__RefHeading___Toc29156_3462270752"/></text:h>
      <text:h text:style-name="Heading_20_3" text:outline-level="3"><text:bookmark-start text:name="__RefHeading___Toc29158_3462270752"/><text:span text:style-name="T4">беззаботный — ШАЛЕ</text:span><text:span text:style-name="T6">́</text:span><text:span text:style-name="T4">В</text:span><text:bookmark-end text:name="__RefHeading___Toc29158_3462270752"/></text:h>
      <text:p text:style-name="Text_20_body">БАТЛА<text:span text:style-name="T5">́</text:span>Н-то ШАЛЕ<text:span text:style-name="T5">́</text:span>В наш</text:p>
      <text:p text:style-name="Text_20_body">Храпит в понедельник:</text:p>
      <text:p text:style-name="Text_20_body">Совсем ошалел</text:p>
      <text:p text:style-name="Text_20_body">Беззаботный бездельник!</text:p>
      <text:h text:style-name="Heading_20_3" text:outline-level="3"><text:bookmark-start text:name="__RefHeading___Toc29160_3462270752"/><text:span text:style-name="T4">уволила </text:span><text:span text:style-name="T2">?</text:span><text:span text:style-name="T4"> ПИТА</text:span><text:span text:style-name="T6">́</text:span><text:span text:style-name="T4">РТИ</text:span><text:bookmark-end text:name="__RefHeading___Toc29160_3462270752"/></text:h>
      <text:p text:style-name="Text_20_body">? Петьку я вчера ПИТА<text:span text:style-name="T5">́</text:span>РТИ ?</text:p>
      <text:p text:style-name="Text_20_body">Вылетел он, как петарда!</text:p>
      <text:h text:style-name="Heading_20_3" text:outline-level="3"><text:bookmark-start text:name="__RefHeading___Toc29162_3462270752"/><text:span text:style-name="T4">бедный — АНИ</text:span><text:span text:style-name="T6">́</text:span><text:bookmark-end text:name="__RefHeading___Toc29162_3462270752"/></text:h>
      <text:p text:style-name="Text_20_body">— Чем цепочку заложить,</text:p>
      <text:p text:style-name="Text_20_body">Лучше б денег одолжить —</text:p>
      <text:p text:style-name="Text_20_body">Ведь полно у вас родни.</text:p>
      <text:p text:style-name="Text_20_body"><text:span text:style-name="T2">— Да бедны </text:span><text:span text:style-name="T1">они</text:span><text:span text:style-name="T2">, АНИ</text:span><text:span text:style-name="T8">́</text:span><text:span text:style-name="T2">.</text:span></text:p>
      <text:h text:style-name="Heading_20_3" text:outline-level="3"><text:bookmark-start text:name="__RefHeading___Toc29164_3462270752"/><text:span text:style-name="T4">тяжкий, суровый — ХАМУ</text:span><text:span text:style-name="T6">́</text:span><text:span text:style-name="T4">Р</text:span><text:bookmark-end text:name="__RefHeading___Toc29164_3462270752"/></text:h>
      <text:p text:style-name="Text_20_body">— Почему ты, Хаим, хмур?</text:p>
      <text:p text:style-name="Text_20_body">— Потому что жизнь ХАМУ<text:span text:style-name="T5">́</text:span>Р.</text:p>
      <text:h text:style-name="Heading_20_3" text:outline-level="3"><text:bookmark-start text:name="__RefHeading___Toc29166_3462270752"/><text:span text:style-name="T4">нищета — О</text:span><text:span text:style-name="T6">́</text:span><text:span text:style-name="T4">НИ</text:span><text:bookmark-end text:name="__RefHeading___Toc29166_3462270752"/></text:h>
      <text:p text:style-name="Text_20_body">Благородства нету в О<text:span text:style-name="T5">́</text:span>НИ:</text:p>
      <text:p text:style-name="Text_20_body">В О<text:span text:style-name="T5">́</text:span>НИ только много вони.</text:p>
      <text:h text:style-name="Heading_20_3" text:outline-level="3"><text:bookmark-start text:name="__RefHeading___Toc29168_3462270752"/><text:span text:style-name="T4">капитал — hОН</text:span><text:bookmark-end text:name="__RefHeading___Toc29168_3462270752"/></text:h>
      <text:h text:style-name="Heading_20_3" text:outline-level="3"><text:bookmark-start text:name="__RefHeading___Toc29170_3462270752"/><text:span text:style-name="T4">капиталист — БААЛ-hОН</text:span><text:bookmark-end text:name="__RefHeading___Toc29170_3462270752"/></text:h>
      <text:p text:style-name="Text_20_body">hОН поставь на кон,</text:p>
      <text:p text:style-name="Text_20_body">Выйди на балкон,</text:p>
      <text:p text:style-name="Text_20_body">А назад — БААЛ-hО<text:span text:style-name="T5">́</text:span>Ном,</text:p>
      <text:p text:style-name="Text_20_body">Или вниз с балкона.</text:p>
      <text:h text:style-name="Heading_20_3" text:outline-level="3"><text:bookmark-start text:name="__RefHeading___Toc29172_3462270752"/><text:span text:style-name="T4">налог — МАС</text:span><text:bookmark-end text:name="__RefHeading___Toc29172_3462270752"/></text:h>
      <text:p text:style-name="Text_20_body">Стара мораль ревизской сказки:</text:p>
      <text:p text:style-name="Text_20_body">На всякий МАС своя отмазка.</text:p>
      <text:h text:style-name="Heading_20_3" text:outline-level="3"><text:bookmark-start text:name="__RefHeading___Toc29174_3462270752"/><text:span text:style-name="T4">штраф — КНАС</text:span><text:bookmark-end text:name="__RefHeading___Toc29174_3462270752"/></text:h>
      <text:p text:style-name="Text_20_body">Из лесу прогнали нас</text:p>
      <text:p text:style-name="Text_20_body">И большой влепили КНАС,</text:p>
      <text:p text:style-name="Text_20_body">Чтоб не жгли костры сейчас.</text:p>
      <text:h text:style-name="Heading_20_3" text:outline-level="3"><text:bookmark-start text:name="__RefHeading___Toc29176_3462270752"/><text:span text:style-name="T4">вычет — НИКУ</text:span><text:span text:style-name="T6">́</text:span><text:span text:style-name="T4">Й</text:span><text:bookmark-end text:name="__RefHeading___Toc29176_3462270752"/></text:h>
      <text:p text:style-name="Text_20_body">Если после НИКУЯ<text:span text:style-name="T5">́</text:span></text:p>
      <text:p text:style-name="Text_20_body">Не осталось ничего,</text:p>
      <text:p text:style-name="Text_20_body">Значит куй или не куй,</text:p>
      <text:p text:style-name="Text_20_body">Всё равно получишь мало.</text:p>
      <text:h text:style-name="Heading_20_3" text:outline-level="3"><text:bookmark-start text:name="__RefHeading___Toc29178_3462270752"/><text:span text:style-name="T4">компенсация — ПИЦУИ</text:span><text:span text:style-name="T6">́</text:span><text:span text:style-name="T4"> компенсации — ПИЦУИ</text:span><text:span text:style-name="T6">́</text:span><text:span text:style-name="T4">М</text:span><text:bookmark-end text:name="__RefHeading___Toc29178_3462270752"/></text:h>
      <text:p text:style-name="Text_20_body">За шум наш ночью, в ПИЦУИ<text:span text:style-name="T5">́</text:span>М</text:p>
      <text:p text:style-name="Text_20_body">Большую пиццу им дадим.</text:p>
      <text:h text:style-name="Heading_20_3" text:outline-level="3"><text:bookmark-start text:name="__RefHeading___Toc29180_3462270752"/><text:span text:style-name="T4">убыток — hЭФСЕ</text:span><text:span text:style-name="T6">́</text:span><text:span text:style-name="T4">Д</text:span><text:bookmark-end text:name="__RefHeading___Toc29180_3462270752"/></text:h>
      <text:p text:style-name="Text_20_body">Всем хочется знать о гешефтах соседа,</text:p>
      <text:p text:style-name="Text_20_body">И дела нам нет до соседских hЭФСЕ<text:span text:style-name="T5">́</text:span>Дов.</text:p>
      <text:h text:style-name="Heading_20_3" text:outline-level="3"><text:bookmark-start text:name="__RefHeading___Toc29182_3462270752"/><text:span text:style-name="T4">расход — hОЦАА</text:span><text:span text:style-name="T6">́</text:span><text:bookmark-end text:name="__RefHeading___Toc29182_3462270752"/></text:h>
      <text:p text:style-name="Text_20_body">Только траты без конца:</text:p>
      <text:p text:style-name="Text_20_body">Как ни кинь — везде hОЦАА<text:span text:style-name="T5">́</text:span>!</text:p>
      <text:h text:style-name="Heading_20_3" text:outline-level="3"><text:bookmark-start text:name="__RefHeading___Toc29184_3462270752"/><text:span text:style-name="T4">срок — МОЭ</text:span><text:span text:style-name="T6">́</text:span><text:span text:style-name="T4">Д</text:span><text:bookmark-end text:name="__RefHeading___Toc29184_3462270752"/></text:h>
      <text:p text:style-name="Text_20_body">— Денег нет, платить — МОЭ<text:span text:style-name="T5">́</text:span>Д,</text:p>
      <text:p text:style-name="Text_20_body">Так что, выручи, Мамед.</text:p>
      <text:h text:style-name="Heading_20_3" text:outline-level="3"><text:bookmark-start text:name="__RefHeading___Toc29186_3462270752"/><text:span text:style-name="T4">долг — ХОВ</text:span><text:bookmark-end text:name="__RefHeading___Toc29186_3462270752"/></text:h>
      <text:p text:style-name="Text_20_body">— Поскорей верни им ХОВ,</text:p>
      <text:p text:style-name="Text_20_body">И подальше от грехов!</text:p>
      <text:h text:style-name="Heading_20_2" text:outline-level="2"/>
      <text:h text:style-name="Heading_20_3" text:outline-level="3"><text:bookmark-start text:name="__RefHeading___Toc29188_3462270752"/><text:span text:style-name="T4">очередь — ТОР</text:span><text:bookmark-end text:name="__RefHeading___Toc29188_3462270752"/></text:h>
      <text:p text:style-name="Text_20_body">— Почему такой затор?</text:p>
      <text:p text:style-name="Text_20_body">— У таможни длинный ТОР.</text:p>
      <text:h text:style-name="Heading_20_3" text:outline-level="3"><text:bookmark-start text:name="__RefHeading___Toc29190_3462270752"/><text:span text:style-name="T4">чемодан — МИЗВАДА</text:span><text:span text:style-name="T6">́</text:span><text:bookmark-end text:name="__RefHeading___Toc29190_3462270752"/></text:h>
      <text:p text:style-name="Text_20_body">Ну-ка, ну-ка, мисс Вода,</text:p>
      <text:p text:style-name="Text_20_body">Что там в вашем МИЗВАДА<text:span text:style-name="T5">́</text:span>?</text:p>
      <text:p text:style-name="Text_20_body">Соболя и бриллианты</text:p>
      <text:p text:style-name="Text_20_body">Или просто ерунда?</text:p>
      <text:h text:style-name="Heading_20_3" text:outline-level="3"><text:bookmark-start text:name="__RefHeading___Toc29192_3462270752"/><text:span text:style-name="T4">багаж — МИТЪА</text:span><text:span text:style-name="T6">́</text:span><text:span text:style-name="T4">Н</text:span><text:bookmark-end text:name="__RefHeading___Toc29192_3462270752"/></text:h>
      <text:p text:style-name="Text_20_body">Устремляет шеф Натан</text:p>
      <text:p text:style-name="Text_20_body">Глаз таможенный в МИТЪА<text:span text:style-name="T5">́</text:span>Н:</text:p>
      <text:p text:style-name="Text_20_body">Насквозь видит он в МИТЪА<text:span text:style-name="T5">́</text:span>Не</text:p>
      <text:p text:style-name="Text_20_body">Жемчуг, киснущий в сметане.</text:p>
      <text:h text:style-name="Heading_20_3" text:outline-level="3"><text:bookmark-start text:name="__RefHeading___Toc29194_3462270752"/><text:span text:style-name="T4">пустыня — МИТБА</text:span><text:span text:style-name="T6">́</text:span><text:span text:style-name="T4">Р</text:span><text:bookmark-end text:name="__RefHeading___Toc29194_3462270752"/></text:h>
      <text:p text:style-name="Text_20_body">Ни самум, ни зной МИТБА<text:span text:style-name="T5">́</text:span>Ра</text:p>
      <text:p text:style-name="Text_20_body">Не преграда для товара.</text:p>
      <text:p text:style-name="Text_20_body">Сунет мытарь нос в товар —</text:p>
      <text:p text:style-name="Text_20_body">Это хуже, чем МИТБА<text:span text:style-name="T5">́</text:span>Р.</text:p>
      <text:h text:style-name="Heading_20_3" text:outline-level="3"><text:bookmark-start text:name="__RefHeading___Toc29196_3462270752"/><text:span text:style-name="T4">пошлина — МЭ</text:span><text:span text:style-name="T6">́</text:span><text:span text:style-name="T4">ХЭС</text:span><text:bookmark-end text:name="__RefHeading___Toc29196_3462270752"/></text:h>
      <text:p text:style-name="Text_20_body">— Две бутылки вёз для смеху,</text:p>
      <text:p text:style-name="Text_20_body">А какой содрали МЭ<text:span text:style-name="T5">́</text:span>ХЭС!</text:p>
      <text:h text:style-name="Heading_20_3" text:outline-level="3"><text:bookmark-start text:name="__RefHeading___Toc29198_3462270752"/><text:span text:style-name="T4">проход — МААВА</text:span><text:span text:style-name="T6">́</text:span><text:span text:style-name="T4">Р</text:span><text:bookmark-end text:name="__RefHeading___Toc29198_3462270752"/></text:h>
      <text:h text:style-name="Heading_20_3" text:outline-level="3"><text:bookmark-start text:name="__RefHeading___Toc29200_3462270752"/><text:span text:style-name="T4">проходы</text:span><text:span text:style-name="T2"> — </text:span><text:span text:style-name="T4">МААВРИ</text:span><text:span text:style-name="T6">́</text:span><text:span text:style-name="T4">М</text:span><text:bookmark-end text:name="__RefHeading___Toc29200_3462270752"/></text:h>
      <text:p text:style-name="Text_20_body">— Правда ли, что мавры в Риме</text:p>
      <text:p text:style-name="Text_20_body">Прокопали МААВРИ<text:span text:style-name="T5">́</text:span>Мы,</text:p>
      <text:p text:style-name="Text_20_body">И сквозь каждый МААВА<text:span text:style-name="T5">́</text:span>Р</text:p>
      <text:p text:style-name="Text_20_body">Потайной несли товар?</text:p>
      <text:h text:style-name="Heading_20_2" text:outline-level="2"><text:soft-page-break/></text:h>
      <text:h text:style-name="Heading_20_3" text:outline-level="3"><text:bookmark-start text:name="__RefHeading___Toc29202_3462270752"/><text:span text:style-name="T4">шорох — РИШРУ</text:span><text:span text:style-name="T6">́</text:span><text:span text:style-name="T4">Ш</text:span><text:bookmark-end text:name="__RefHeading___Toc29202_3462270752"/></text:h>
      <text:p text:style-name="Text_20_body">Шумит камыш,</text:p>
      <text:p text:style-name="Text_20_body">РИШРУ<text:span text:style-name="T5">́</text:span>Ш шуршит —</text:p>
      <text:p text:style-name="Text_20_body">На шабаш шушера спешит.</text:p>
      <text:h text:style-name="Heading_20_3" text:outline-level="3"><text:bookmark-start text:name="__RefHeading___Toc29204_3462270752"/><text:span text:style-name="T4">свист — ШРИКА</text:span><text:span text:style-name="T6">́</text:span><text:bookmark-end text:name="__RefHeading___Toc29204_3462270752"/></text:h>
      <text:p text:style-name="Text_20_body">— Что ж не движется паром —</text:p>
      <text:p text:style-name="Text_20_body">Целый час мы тут орём?</text:p>
      <text:p text:style-name="Text_20_body">— Глуховат старик-то</text:p>
      <text:p text:style-name="Text_20_body">И не слышит крика —</text:p>
      <text:p text:style-name="Text_20_body">Лишь заливистым ШРИКА<text:span text:style-name="T5">́</text:span></text:p>
      <text:p text:style-name="Text_20_body">Досвиститесь старика.</text:p>
      <text:h text:style-name="Heading_20_3" text:outline-level="3"><text:bookmark-start text:name="__RefHeading___Toc29206_3462270752"/><text:span text:style-name="T4">широкий — РАХА</text:span><text:span text:style-name="T6">́</text:span><text:span text:style-name="T4">В</text:span><text:bookmark-end text:name="__RefHeading___Toc29206_3462270752"/></text:h>
      <text:p text:style-name="Text_20_body">Мяч запрятал Дав в рукав:</text:p>
      <text:p text:style-name="Text_20_body">У него рукав РАХА<text:span text:style-name="T5">́</text:span>В.</text:p>
      <text:h text:style-name="Heading_20_3" text:outline-level="3"><text:bookmark-start text:name="__RefHeading___Toc29208_3462270752"/><text:span text:style-name="T4">узкий — ЦАР</text:span><text:bookmark-end text:name="__RefHeading___Toc29208_3462270752"/></text:h>
      <text:h text:style-name="Heading_20_3" text:outline-level="3"><text:bookmark-start text:name="__RefHeading___Toc29210_3462270752"/><text:span text:style-name="T4">узкая — ЦАРА</text:span><text:span text:style-name="T6">́</text:span><text:bookmark-end text:name="__RefHeading___Toc29210_3462270752"/></text:h>
      <text:p text:style-name="Text_20_body">Крута гора,</text:p>
      <text:p text:style-name="Text_20_body">Тропа ЦАРА<text:span text:style-name="T5">́</text:span>,</text:p>
      <text:p text:style-name="Text_20_body">Кряхтя, взбираемся с утра.</text:p>
      <text:h text:style-name="Heading_20_3" text:outline-level="3"><text:bookmark-start text:name="__RefHeading___Toc29212_3462270752"/><text:span text:style-name="T4">беда, горе — ЦАРА</text:span><text:span text:style-name="T6">́</text:span><text:bookmark-end text:name="__RefHeading___Toc29212_3462270752"/></text:h>
      <text:p text:style-name="Text_20_body">Померла моя сестра,</text:p>
      <text:p text:style-name="Text_20_body">А ведь не была стара:</text:p>
      <text:p text:style-name="Text_20_body">Вот какая, друг, ЦАРА<text:span text:style-name="T5">́</text:span>.</text:p>
      <text:p text:style-name="P3">***</text:p>
      <text:p text:style-name="Text_20_body">Ключ нашёл — и с плеч гора!</text:p>
      <text:p text:style-name="Text_20_body">Без ключа была б ЦАРА<text:span text:style-name="T5">́</text:span>!</text:p>
      <text:h text:style-name="Heading_20_3" text:outline-level="3"><text:bookmark-start text:name="__RefHeading___Toc29214_3462270752"/><text:span text:style-name="T4">дыра — ХОР</text:span><text:bookmark-end text:name="__RefHeading___Toc29214_3462270752"/></text:h>
      <text:p text:style-name="Text_20_body">Как Егор наш в ХОР попал,</text:p>
      <text:p text:style-name="Text_20_body">Ведомо лишь Богу,</text:p>
      <text:p text:style-name="Text_20_body">Но не голос в нём сорвал,</text:p>
      <text:p text:style-name="Text_20_body">А сломал там ногу.</text:p>
      <text:h text:style-name="Heading_20_3" text:outline-level="3"><text:bookmark-start text:name="__RefHeading___Toc29216_3462270752"/><text:span text:style-name="T4">ошибка — ТАУ</text:span><text:span text:style-name="T6">́</text:span><text:span text:style-name="T4">Т</text:span><text:bookmark-end text:name="__RefHeading___Toc29216_3462270752"/></text:h>
      <text:p text:style-name="Text_20_body">Невидим, коварен и вкрадчив ТАУ<text:span text:style-name="T5">́</text:span>Т:</text:p>
      <text:p text:style-name="Text_20_body">Где много ТАУ<text:span text:style-name="T5">́</text:span>Тов, несчастья нас ждут.</text:p>
      <text:h text:style-name="Heading_20_3" text:outline-level="3"><text:bookmark-start text:name="__RefHeading___Toc29218_3462270752"/><text:span text:style-name="T4">глупость — ШТУТ</text:span><text:bookmark-end text:name="__RefHeading___Toc29218_3462270752"/></text:h>
      <text:h text:style-name="Heading_20_3" text:outline-level="3"><text:bookmark-start text:name="__RefHeading___Toc29220_3462270752"/><text:span text:style-name="T4">глупый — ТИПШИ</text:span><text:span text:style-name="T6">́</text:span><text:bookmark-end text:name="__RefHeading___Toc29220_3462270752"/></text:h>
      <text:p text:style-name="Text_20_body">Пусть немного подождут —</text:p>
      <text:p text:style-name="Text_20_body">Лишь не брякни глупость, ШТУТ.</text:p>
      <text:p text:style-name="Text_20_body">Говори, да не спеши —</text:p>
      <text:p text:style-name="Text_20_body">Ты ж не глупый, не ТИПШИ<text:span text:style-name="T5">́</text:span>.</text:p>
      <text:h text:style-name="Heading_20_3" text:outline-level="3"><text:bookmark-start text:name="__RefHeading___Toc29222_3462270752"/><text:span text:style-name="T4">простак, дурак — ХУША</text:span><text:span text:style-name="T6">́</text:span><text:span text:style-name="T4">М</text:span><text:bookmark-end text:name="__RefHeading___Toc29222_3462270752"/></text:h>
      <text:h text:style-name="Heading_20_3" text:outline-level="3"><text:bookmark-start text:name="__RefHeading___Toc29224_3462270752"/><text:span text:style-name="T4">простаки — ХУШАМИ</text:span><text:span text:style-name="T6">́</text:span><text:span text:style-name="T4">М</text:span><text:bookmark-end text:name="__RefHeading___Toc29224_3462270752"/></text:h>
      <text:p text:style-name="Text_20_body">Не хлопайте ушами —</text:p>
      <text:p text:style-name="Text_20_body">Не будете ХУШАМИМ.</text:p>
      <text:h text:style-name="Heading_20_3" text:outline-level="3"><text:bookmark-start text:name="__RefHeading___Toc29226_3462270752"/><text:span text:style-name="T4">простой — ПАШУ</text:span><text:span text:style-name="T6">́</text:span><text:span text:style-name="T4">Т</text:span><text:bookmark-end text:name="__RefHeading___Toc29226_3462270752"/></text:h>
      <text:p text:style-name="Text_20_body">Что уж — очень прост наш Паша,</text:p>
      <text:p text:style-name="Text_20_body"><text:span text:style-name="T2">Потому на нём и </text:span><text:span text:style-name="T1">пашут</text:span><text:span text:style-name="T2">...</text:span></text:p>
      <text:h text:style-name="Heading_20_3" text:outline-level="3"><text:bookmark-start text:name="__RefHeading___Toc29228_3462270752"/><text:span text:style-name="T4">рычаг — МАНО</text:span><text:span text:style-name="T6">́</text:span><text:span text:style-name="T4">Ф</text:span><text:bookmark-end text:name="__RefHeading___Toc29228_3462270752"/></text:h>
      <text:p text:style-name="Text_20_body">Отнюдь не нов МАНО<text:span text:style-name="T5">́</text:span>Ф,</text:p>
      <text:p text:style-name="Text_20_body">Чтоб сдвинуть простков:</text:p>
      <text:p text:style-name="Text_20_body">Лишь помани их манной,</text:p>
      <text:p text:style-name="Text_20_body">И вывернут карманы.</text:p>
      <text:h text:style-name="Heading_20_3" text:outline-level="3"><text:bookmark-start text:name="__RefHeading___Toc29230_3462270752"/><text:span text:style-name="T4">удача — МАЗЗА</text:span><text:span text:style-name="T6">́</text:span><text:span text:style-name="T4">Л</text:span><text:bookmark-end text:name="__RefHeading___Toc29230_3462270752"/></text:h>
      <text:p text:style-name="Text_20_body">— Удачно ты билет достал!</text:p>
      <text:p text:style-name="Text_20_body">— Подмазал — вот и весь МАЗЗА<text:span text:style-name="T5">́</text:span>Л.</text:p>
      <text:h text:style-name="Heading_20_3" text:outline-level="3"><text:bookmark-start text:name="__RefHeading___Toc29232_3462270752"/><text:span text:style-name="T4">шанс — СИККУ</text:span><text:span text:style-name="T6">́</text:span><text:span text:style-name="T4">Й</text:span><text:bookmark-end text:name="__RefHeading___Toc29232_3462270752"/></text:h>
      <text:p text:style-name="Text_20_body">Получил СИККУ<text:span text:style-name="T5">́</text:span>Й —</text:p>
      <text:p text:style-name="Text_20_body">Сразу счастье куй!</text:p>
      <text:h text:style-name="Heading_20_3" text:outline-level="3"><text:bookmark-start text:name="__RefHeading___Toc29234_3462270752"/><text:span text:style-name="T4">успех — hАЦЛАХА</text:span><text:span text:style-name="T6">́</text:span><text:bookmark-end text:name="__RefHeading___Toc29234_3462270752"/></text:h>
      <text:p text:style-name="Text_20_body">Избавь нас от худа,</text:p>
      <text:p text:style-name="Text_20_body">Болезней, греха,</text:p>
      <text:p text:style-name="Text_20_body">Даруй своё чудо,</text:p>
      <text:p text:style-name="Text_20_body">Успех, hАЦЛАХА<text:span text:style-name="T5">́</text:span>.</text:p>
      <text:h text:style-name="Heading_20_3" text:outline-level="3"><text:bookmark-start text:name="__RefHeading___Toc29236_3462270752"/><text:span text:style-name="T4">пожелание — ИХУ</text:span><text:span text:style-name="T6">́</text:span><text:span text:style-name="T4">Л</text:span><text:bookmark-end text:name="__RefHeading___Toc29236_3462270752"/></text:h>
      <text:p text:style-name="Text_20_body">ИХУ<text:span text:style-name="T5">́</text:span>Л им послали,</text:p>
      <text:p text:style-name="Text_20_body">Чтоб лиха не знали</text:p>
      <text:p text:style-name="Text_20_body">И всякие слухи с хулой —</text:p>
      <text:p text:style-name="Text_20_body">Презирали.</text:p>
      <text:h text:style-name="Heading_20_3" text:outline-level="3"><text:bookmark-start text:name="__RefHeading___Toc29238_3462270752"/><text:span text:style-name="T4">добрый — ТОВ</text:span><text:bookmark-end text:name="__RefHeading___Toc29238_3462270752"/></text:h>
      <text:p text:style-name="Text_20_body">— Муж твой слишком добрый, ТОВ:</text:p>
      <text:p text:style-name="Text_20_body">Всё и всем простить готов.</text:p>
      <text:h text:style-name="Heading_20_3" text:outline-level="3"><text:bookmark-start text:name="__RefHeading___Toc29240_3462270752"/><text:span text:style-name="T4">приятный — НАИ</text:span><text:span text:style-name="T6">́</text:span><text:span text:style-name="T4">М</text:span><text:bookmark-end text:name="__RefHeading___Toc29240_3462270752"/></text:h>
      <text:p text:style-name="Text_20_body">Дар у Нюмы быть НАИ<text:span text:style-name="T5">́</text:span>М</text:p>
      <text:p text:style-name="Text_20_body">И своим и не своим.</text:p>
      <text:p text:style-name="Text_20_body">Нюма не был бы НАИ<text:span text:style-name="T5">́</text:span>Мен,</text:p>
      <text:p text:style-name="Text_20_body">Кабы не был так наивен.</text:p>
      <text:h text:style-name="Heading_20_3" text:outline-level="3"><text:bookmark-start text:name="__RefHeading___Toc29242_3462270752"/><text:span text:style-name="T4">наивный — ТАМИ</text:span><text:span text:style-name="T6">́</text:span><text:span text:style-name="T4">М</text:span><text:bookmark-end text:name="__RefHeading___Toc29242_3462270752"/></text:h>
      <text:p text:style-name="Text_20_body">Кто подозреньями не томим,</text:p>
      <text:p text:style-name="Text_20_body">Может, и в самом деле ТАМИ<text:span text:style-name="T5">́</text:span>М,</text:p>
      <text:p text:style-name="Text_20_body">Только не лучше ли быть ТАМИ<text:span text:style-name="T5">́</text:span>Мом,</text:p>
      <text:p text:style-name="Text_20_body">Чем видеть злодея в идущем мимо?</text:p>
      <text:h text:style-name="Heading_20_3" text:outline-level="3"><text:bookmark-start text:name="__RefHeading___Toc29244_3462270752"/><text:span text:style-name="T4">привлекательность — ХЕН</text:span><text:bookmark-end text:name="__RefHeading___Toc29244_3462270752"/></text:h>
      <text:p text:style-name="Text_20_body">— А у Гены что за ХЕН?</text:p>
      <text:p text:style-name="Text_20_body">— Он высокий и шатен.</text:p>
      <text:h text:style-name="Heading_20_3" text:outline-level="3"><text:bookmark-start text:name="__RefHeading___Toc29246_3462270752"/><text:span text:style-name="T4">злой — РА</text:span><text:bookmark-end text:name="__RefHeading___Toc29246_3462270752"/></text:h>
      <text:p text:style-name="Text_20_body">— Почему твой дед орал?</text:p>
      <text:p text:style-name="Text_20_body">— Потому что дед мой РА.</text:p>
      <text:h text:style-name="Heading_20_3" text:outline-level="3"><text:bookmark-start text:name="__RefHeading___Toc29248_3462270752"/><text:span text:style-name="T4">характер — О</text:span><text:span text:style-name="T6">́</text:span><text:span text:style-name="T4">ФИ</text:span><text:bookmark-end text:name="__RefHeading___Toc29248_3462270752"/></text:h>
      <text:p text:style-name="Text_20_body">— У Фимы, знаешь ли, ОФИ!</text:p>
      <text:p text:style-name="Text_20_body">— ОФИ у Фимы, знаешь, фи!</text:p>
      <text:h text:style-name="Heading_20_3" text:outline-level="3"><text:bookmark-start text:name="__RefHeading___Toc29250_3462270752"/><text:span text:style-name="T4">обидел — hЭЭЛИ</text:span><text:span text:style-name="T6">́</text:span><text:span text:style-name="T4">В</text:span><text:bookmark-end text:name="__RefHeading___Toc29250_3462270752"/></text:h>
      <text:p text:style-name="Text_20_body">Хотел его похвалить,</text:p>
      <text:p text:style-name="Text_20_body">А вышло, что hЭЭЛИ<text:span text:style-name="T5">́</text:span>В.</text:p>
      <text:h text:style-name="Heading_20_3" text:outline-level="3"><text:bookmark-start text:name="__RefHeading___Toc29252_3462270752"/><text:span text:style-name="T4">возражение — hИТНАГУ</text:span><text:span text:style-name="T6">́</text:span><text:span text:style-name="T4">Т</text:span><text:bookmark-end text:name="__RefHeading___Toc29252_3462270752"/></text:h>
      <text:p text:style-name="Text_20_body">— Вижу ты, Натан, надут —</text:p>
      <text:p text:style-name="Text_20_body">У тебя есть hИТНАГУ<text:span text:style-name="T5">́</text:span>Т?</text:p>
      <text:h text:style-name="Heading_20_3" text:outline-level="3"><text:bookmark-start text:name="__RefHeading___Toc29254_3462270752"/><text:span text:style-name="T4">отказ — СЕЙРУ</text:span><text:span text:style-name="T6">́</text:span><text:span text:style-name="T4">Ф</text:span><text:bookmark-end text:name="__RefHeading___Toc29254_3462270752"/></text:h>
      <text:p text:style-name="Text_20_body">— Не любят у нас старух:</text:p>
      <text:p text:style-name="Text_20_body">Куда ни сунься — СЕЙРУ<text:span text:style-name="T5">́</text:span>Ф.</text:p>
      <text:h text:style-name="Heading_20_3" text:outline-level="3"><text:bookmark-start text:name="__RefHeading___Toc29256_3462270752"/><text:span text:style-name="T4">гнев — КААС</text:span><text:bookmark-end text:name="__RefHeading___Toc29256_3462270752"/></text:h>
      <text:p text:style-name="Text_20_body">Завсегда</text:p>
      <text:p text:style-name="Text_20_body">Пустая касса</text:p>
      <text:p text:style-name="Text_20_body">Вызывает КААС</text:p>
      <text:p text:style-name="Text_20_body">У класса.</text:p>
      <text:h text:style-name="Heading_20_3" text:outline-level="3"><text:bookmark-start text:name="__RefHeading___Toc29258_3462270752"/><text:span text:style-name="T4">гнев — РУГЗА</text:span><text:span text:style-name="T6">́</text:span><text:bookmark-end text:name="__RefHeading___Toc29258_3462270752"/></text:h>
      <text:p text:style-name="Text_20_body">— Да не смотри с таким РУГЗА<text:span text:style-name="T5">́</text:span> —</text:p>
      <text:p text:style-name="Text_20_body">Не я порвал тебе рюкзак!</text:p>
      <text:h text:style-name="Heading_20_3" text:outline-level="3"><text:bookmark-start text:name="__RefHeading___Toc29260_3462270752"/><text:span text:style-name="T4">разозлил — hИРГИ</text:span><text:span text:style-name="T6">́</text:span><text:span text:style-name="T4">З</text:span><text:bookmark-end text:name="__RefHeading___Toc29260_3462270752"/></text:h>
      <text:p text:style-name="Text_20_body">Уж так hИРГИ<text:span text:style-name="T5">́</text:span>З меня киргиз,</text:p>
      <text:p text:style-name="Text_20_body">Что я с Памира спрыгнул вниз.</text:p>
      <text:h text:style-name="Heading_20_3" text:outline-level="3"><text:bookmark-start text:name="__RefHeading___Toc29262_3462270752"/><text:span text:style-name="T4">ссора — МРИВА</text:span><text:span text:style-name="T6">́</text:span><text:bookmark-end text:name="__RefHeading___Toc29262_3462270752"/></text:h>
      <text:p text:style-name="Text_20_body">Будь хоть тысячу раз ты права —</text:p>
      <text:p text:style-name="Text_20_body">Доведёт до разрыва МРИВА<text:span text:style-name="T5">́</text:span>.</text:p>
      <text:h text:style-name="Heading_20_3" text:outline-level="3"><text:bookmark-start text:name="__RefHeading___Toc29264_3462270752"/><text:soft-page-break/><text:span text:style-name="T4">ссора — РИВ</text:span><text:bookmark-end text:name="__RefHeading___Toc29264_3462270752"/></text:h>
      <text:h text:style-name="Heading_20_3" text:outline-level="3"><text:bookmark-start text:name="__RefHeading___Toc29266_3462270752"/><text:span text:style-name="T4">поссорился — РАВ</text:span><text:bookmark-end text:name="__RefHeading___Toc29266_3462270752"/></text:h>
      <text:p text:style-name="Text_20_body">Сколько крика, ора, рёва:</text:p>
      <text:p text:style-name="Text_20_body">Крупный РИВ у Ромы с Лёвой.</text:p>
      <text:p text:style-name="Text_20_body">До чего же довели вы</text:p>
      <text:p text:style-name="Text_20_body">Рому с Лёвой, тётя Рива...</text:p>
      <text:p text:style-name="P3">***</text:p>
      <text:p text:style-name="Text_20_body">Хоть Рома с Лёвой сильно РАВ,</text:p>
      <text:p text:style-name="Text_20_body">Но Рома прав, и Лёва прав!</text:p>
      <text:h text:style-name="Heading_20_3" text:outline-level="3"><text:bookmark-start text:name="__RefHeading___Toc29268_3462270752"/><text:span text:style-name="T4">скупой, жадный — КАМЦА</text:span><text:span text:style-name="T6">́</text:span><text:span text:style-name="T4">Н</text:span><text:bookmark-end text:name="__RefHeading___Toc29268_3462270752"/></text:h>
      <text:p text:style-name="Text_20_body">Колька жадина, КАМЦА<text:span text:style-name="T5">́</text:span>Н,</text:p>
      <text:p text:style-name="Text_20_body">Провонял его карман,</text:p>
      <text:p text:style-name="Text_20_body">Он ни с кем не поделился</text:p>
      <text:p text:style-name="Text_20_body">И котлетой подавился.</text:p>
      <text:h text:style-name="Heading_20_3" text:outline-level="3"><text:bookmark-start text:name="__RefHeading___Toc29270_3462270752"/><text:span text:style-name="T4">щедрый — НАДИ</text:span><text:span text:style-name="T6">́</text:span><text:span text:style-name="T4">В</text:span><text:bookmark-end text:name="__RefHeading___Toc29270_3462270752"/></text:h>
      <text:p text:style-name="Text_20_body">Славочка у нас НАДИ<text:span text:style-name="T5">́</text:span>В:</text:p>
      <text:p text:style-name="Text_20_body">Угощает коллектив.</text:p>
      <text:p text:style-name="Text_20_body">Уважают люди Славу,</text:p>
      <text:p text:style-name="Text_20_body">Когда выпьют на халяву.</text:p>
      <text:h text:style-name="Heading_20_3" text:outline-level="3"><text:bookmark-start text:name="__RefHeading___Toc29272_3462270752"/><text:span text:style-name="T4">излишек, сдача — О</text:span><text:span text:style-name="T6">́</text:span><text:span text:style-name="T4">ДЕФ</text:span><text:bookmark-end text:name="__RefHeading___Toc29272_3462270752"/></text:h>
      <text:p text:style-name="Text_20_body">Тот, чья жизнь диванный отдых,</text:p>
      <text:p text:style-name="Text_20_body">У того и веса О<text:span text:style-name="T5">́</text:span>ДЕФ,</text:p>
      <text:p text:style-name="Text_20_body">Хрип, одышка, несваренье...</text:p>
      <text:p text:style-name="Text_20_body">Добрый люд, сражайся с ленью!</text:p>
      <text:h text:style-name="Heading_20_3" text:outline-level="3"><text:bookmark-start text:name="__RefHeading___Toc29274_3462270752"/><text:span text:style-name="T4">медленный — ИТТИ</text:span><text:span text:style-name="T6">́</text:span><text:bookmark-end text:name="__RefHeading___Toc29274_3462270752"/></text:h>
      <text:h text:style-name="Heading_20_3" text:outline-level="3"><text:bookmark-start text:name="__RefHeading___Toc29276_3462270752"/><text:span text:style-name="T4">быстрый — МАhИР</text:span><text:bookmark-end text:name="__RefHeading___Toc29276_3462270752"/></text:h>
      <text:p text:style-name="Text_20_body"><text:span text:style-name="T2">Если тихому </text:span><text:span text:style-name="T1">идти</text:span><text:span text:style-name="T2">,</text:span></text:p>
      <text:p text:style-name="Text_20_body">То и за день не дойти,</text:p>
      <text:p text:style-name="Text_20_body">А МАhИР как зашагает —</text:p>
      <text:p text:style-name="Text_20_body">До полудня отмахает!</text:p>
      <text:h text:style-name="Heading_20_3" text:outline-level="3"><text:bookmark-start text:name="__RefHeading___Toc29278_3462270752"/><text:span text:style-name="T4">помеха — МИТРА</text:span><text:span text:style-name="T6">́</text:span><text:span text:style-name="T4">Д</text:span><text:bookmark-end text:name="__RefHeading___Toc29278_3462270752"/></text:h>
      <text:p text:style-name="Text_20_body">— Ну, чем нас порадует радио, брат?</text:p>
      <text:p text:style-name="Text_20_body">— Совсем ничего не слыхать от МИТРА<text:span text:style-name="T5">́</text:span>Д.</text:p>
      <text:h text:style-name="Heading_20_3" text:outline-level="3"><text:bookmark-start text:name="__RefHeading___Toc29280_3462270752"/><text:span text:style-name="T4">радиопередача — ШИДУ</text:span><text:span text:style-name="T6">́</text:span><text:span text:style-name="T4">Р</text:span><text:bookmark-end text:name="__RefHeading___Toc29280_3462270752"/></text:h>
      <text:h text:style-name="Heading_20_3" text:outline-level="3"><text:bookmark-start text:name="__RefHeading___Toc29282_3462270752"/><text:span text:style-name="T4">радиопередачи — ШИДУРЕ</text:span><text:span text:style-name="T6">́</text:span><text:span text:style-name="T4">Й</text:span><text:bookmark-end text:name="__RefHeading___Toc29282_3462270752"/></text:h>
      <text:p text:style-name="Text_20_body">Я от этих ШИДУРЕев,</text:p>
      <text:p text:style-name="Text_20_body">Кажется, совсем сдурею.</text:p>
      <text:h text:style-name="Heading_20_3" text:outline-level="3"><text:bookmark-start text:name="__RefHeading___Toc29284_3462270752"/><text:span text:style-name="T4">план, программа — ТОХНИ</text:span><text:span text:style-name="T6">́</text:span><text:span text:style-name="T4">Т</text:span><text:bookmark-end text:name="__RefHeading___Toc29284_3462270752"/></text:h>
      <text:p text:style-name="Text_20_body">Опять пиши ТОХНИ<text:span text:style-name="T5">́</text:span>Т —</text:p>
      <text:p text:style-name="Text_20_body">Меня от них тошнит!</text:p>
      <text:h text:style-name="Heading_20_3" text:outline-level="3"><text:bookmark-start text:name="__RefHeading___Toc29286_3462270752"/><text:span text:style-name="T4">противоречие — НИГУ</text:span><text:span text:style-name="T6">́</text:span><text:span text:style-name="T4">Д</text:span><text:bookmark-end text:name="__RefHeading___Toc29286_3462270752"/></text:h>
      <text:p text:style-name="Text_20_body">Совсем без НИГУ<text:span text:style-name="T5">́</text:span>Дов</text:p>
      <text:p text:style-name="Text_20_body">Нигде не живут,</text:p>
      <text:p text:style-name="Text_20_body">Но много НИГУ<text:span text:style-name="T5">́</text:span>Дов —</text:p>
      <text:p text:style-name="Text_20_body">Тоже не GOOD.</text:p>
      <text:h text:style-name="Heading_20_2" text:outline-level="2"/>
      <text:h text:style-name="Heading_20_3" text:outline-level="3"><text:bookmark-start text:name="__RefHeading___Toc29288_3462270752"/><text:span text:style-name="T4">враг — ОЕ</text:span><text:span text:style-name="T6">́</text:span><text:span text:style-name="T4">В</text:span><text:bookmark-end text:name="__RefHeading___Toc29288_3462270752"/></text:h>
      <text:p text:style-name="Text_20_body">Поспав, поев и подобрев,</text:p>
      <text:p text:style-name="Text_20_body">Не сразу видишь, где ОЕ<text:span text:style-name="T5">́</text:span>В,</text:p>
      <text:p text:style-name="Text_20_body">И если срочно нужен враг,</text:p>
      <text:p text:style-name="Text_20_body">Ищи ОЕ<text:span text:style-name="T5">́</text:span>Ва натощак.</text:p>
      <text:h text:style-name="Heading_20_3" text:outline-level="3"><text:bookmark-start text:name="__RefHeading___Toc29290_3462270752"/><text:span text:style-name="T4">солдат — ХАЯ</text:span><text:span text:style-name="T6">́</text:span><text:span text:style-name="T4">Л</text:span><text:bookmark-end text:name="__RefHeading___Toc29290_3462270752"/></text:h>
      <text:p text:style-name="Text_20_body">На посту ХАЯ<text:span text:style-name="T5">́</text:span>Л стоял —</text:p>
      <text:p text:style-name="Text_20_body">Он не хаял рок,</text:p>
      <text:p text:style-name="Text_20_body">А достойно охранял</text:p>
      <text:p text:style-name="Text_20_body">Вахтенный грибок.</text:p>
      <text:h text:style-name="Heading_20_3" text:outline-level="3"><text:bookmark-start text:name="__RefHeading___Toc29292_3462270752"/><text:span text:style-name="T4">мобилизация — ГИЮ</text:span><text:span text:style-name="T6">́</text:span><text:span text:style-name="T4">С</text:span><text:bookmark-end text:name="__RefHeading___Toc29292_3462270752"/></text:h>
      <text:p text:style-name="Text_20_body">Когда страна в опасности,</text:p>
      <text:p text:style-name="Text_20_body">Грядёт большой ГИЮ<text:span text:style-name="T5">́</text:span>С,</text:p>
      <text:p text:style-name="Text_20_body">И видно в полной ясности,</text:p>
      <text:p text:style-name="Text_20_body">Кто — трус, а кто — не трус,</text:p>
      <text:p text:style-name="Text_20_body">Возьмут и Гришку, в частности,</text:p>
      <text:p text:style-name="Text_20_body">А он — не дует в ус.</text:p>
      <text:h text:style-name="Heading_20_3" text:outline-level="3"><text:bookmark-start text:name="__RefHeading___Toc29294_3462270752"/><text:span text:style-name="T4">сбежал, беглый — НИМЛА</text:span><text:span text:style-name="T6">́</text:span><text:span text:style-name="T4">Т</text:span><text:bookmark-end text:name="__RefHeading___Toc29294_3462270752"/></text:h>
      <text:p text:style-name="Text_20_body">Симулянт был ваш солдат,</text:p>
      <text:p text:style-name="Text_20_body">Из больницы он НИМЛА<text:span text:style-name="T5">́</text:span>Т —</text:p>
      <text:p text:style-name="Text_20_body">Будет хитрому дисбат.</text:p>
      <text:h text:style-name="Heading_20_3" text:outline-level="3"><text:bookmark-start text:name="__RefHeading___Toc29296_3462270752"/><text:span text:style-name="T4">звание — ДАРГА</text:span><text:span text:style-name="T6">́</text:span><text:bookmark-end text:name="__RefHeading___Toc29296_3462270752"/></text:h>
      <text:p text:style-name="Text_20_body">Ваське лычка дорога:</text:p>
      <text:p text:style-name="Text_20_body">Получил вчера ДАРГА<text:span text:style-name="T5">́</text:span>,</text:p>
      <text:p text:style-name="Text_20_body">А с ДАРГой уже в дорогу —</text:p>
      <text:p text:style-name="Text_20_body">Скоро дембель, слава Богу!</text:p>
      <text:h text:style-name="Heading_20_3" text:outline-level="3"><text:bookmark-start text:name="__RefHeading___Toc29298_3462270752"/><text:span text:style-name="T4">офицер — КАЦИ</text:span><text:span text:style-name="T6">́</text:span><text:span text:style-name="T4">Н</text:span><text:bookmark-end text:name="__RefHeading___Toc29298_3462270752"/></text:h>
      <text:p text:style-name="Text_20_body">Сетовал один КАЦИ<text:span text:style-name="T5">́</text:span>Н:</text:p>
      <text:p text:style-name="Text_20_body">"Задержали новый чин".</text:p>
      <text:h text:style-name="Heading_20_3" text:outline-level="3"><text:bookmark-start text:name="__RefHeading___Toc29300_3462270752"/><text:span text:style-name="T4">пример — ДУГМА</text:span><text:span text:style-name="T6">́</text:span><text:bookmark-end text:name="__RefHeading___Toc29300_3462270752"/></text:h>
      <text:p text:style-name="Text_20_body">Не догма ДУГМА<text:span text:style-name="T5">́</text:span>, а пример:</text:p>
      <text:p text:style-name="Text_20_body">Мозгой шевели, офицер.</text:p>
      <text:h text:style-name="Heading_20_3" text:outline-level="3"><text:bookmark-start text:name="__RefHeading___Toc29302_3462270752"/><text:span text:style-name="T4">например, для примера — ЛЕМАША</text:span><text:span text:style-name="T6">́</text:span><text:span text:style-name="T4">Л</text:span><text:bookmark-end text:name="__RefHeading___Toc29302_3462270752"/></text:h>
      <text:p text:style-name="Text_20_body">Пару фактов ЛЕМАША<text:span text:style-name="T5">́</text:span>Ла</text:p>
      <text:p text:style-name="Text_20_body">Привести бы не мешало —</text:p>
      <text:p text:style-name="Text_20_body">Вот тогда б легенда ваша</text:p>
      <text:p text:style-name="Text_20_body">Зажила и задышала.</text:p>
      <text:h text:style-name="Heading_20_3" text:outline-level="3"><text:bookmark-start text:name="__RefHeading___Toc29304_3462270752"/><text:span text:style-name="T4">флаг — ДЭ</text:span><text:span text:style-name="T6">́</text:span><text:span text:style-name="T4">ГЭЛ</text:span><text:bookmark-end text:name="__RefHeading___Toc29304_3462270752"/></text:h>
      <text:p text:style-name="Text_20_body">— Тащишь ДЭ<text:span text:style-name="T5">́</text:span>ГЭЛ, как мотыгу —</text:p>
      <text:p text:style-name="Text_20_body">Ты б им в воздухе подрыгал,</text:p>
      <text:p text:style-name="Text_20_body">Помахал бы, помотал,</text:p>
      <text:p text:style-name="Text_20_body">И режим бы мягче стал...</text:p>
      <text:h text:style-name="Heading_20_3" text:outline-level="3"><text:bookmark-start text:name="__RefHeading___Toc29306_3462270752"/><text:span text:style-name="T4">устав — ТАКАНО</text:span><text:span text:style-name="T6">́</text:span><text:span text:style-name="T4">Н</text:span><text:bookmark-end text:name="__RefHeading___Toc29306_3462270752"/></text:h>
      <text:p text:style-name="Text_20_body">В монастырях ведётся испокон,</text:p>
      <text:p text:style-name="Text_20_body">Что в каждом свой закон и ТАКАНО<text:span text:style-name="T5">́</text:span>Н,</text:p>
      <text:p text:style-name="Text_20_body">И неприемлем в них иной канон.</text:p>
      <text:h text:style-name="Heading_20_3" text:outline-level="3"><text:bookmark-start text:name="__RefHeading___Toc29308_3462270752"/><text:span text:style-name="T4">смотр, перепись — МИФКА</text:span><text:span text:style-name="T6">́</text:span><text:span text:style-name="T4">Д</text:span><text:bookmark-end text:name="__RefHeading___Toc29308_3462270752"/></text:h>
      <text:p text:style-name="Text_20_body">Шёл сумрачный Моня с МИФКА<text:span text:style-name="T5">́</text:span>Да</text:p>
      <text:p text:style-name="Text_20_body">И думал : "Кому оно надо?"</text:p>
      <text:h text:style-name="Heading_20_3" text:outline-level="3"><text:bookmark-start text:name="__RefHeading___Toc29310_3462270752"/><text:span text:style-name="T4">отставка — hИТПАТРУ</text:span><text:span text:style-name="T6">́</text:span><text:span text:style-name="T4">Т</text:span><text:bookmark-end text:name="__RefHeading___Toc29310_3462270752"/></text:h>
      <text:p text:style-name="Text_20_body">— Лучше выйди в hИТПАТРУ<text:span text:style-name="T5">́</text:span>Т:</text:p>
      <text:p text:style-name="Text_20_body">Всё равно тебя сотрут.</text:p>
      <text:h text:style-name="Heading_20_3" text:outline-level="3"><text:bookmark-start text:name="__RefHeading___Toc29312_3462270752"/><text:soft-page-break/><text:span text:style-name="T4">педант — КАФДА</text:span><text:span text:style-name="T6">́</text:span><text:span text:style-name="T4">Н</text:span><text:bookmark-end text:name="__RefHeading___Toc29312_3462270752"/></text:h>
      <text:p text:style-name="Text_20_body">Капитан у нас КАФДА<text:span text:style-name="T5">́</text:span>Н:</text:p>
      <text:p text:style-name="Text_20_body">Льёт до рисочки в стакан.</text:p>
      <text:h text:style-name="Heading_20_3" text:outline-level="3"><text:bookmark-start text:name="__RefHeading___Toc29314_3462270752"/><text:span text:style-name="T4">генерал — АЛУ</text:span><text:span text:style-name="T6">́</text:span><text:span text:style-name="T4">Ф</text:span><text:bookmark-end text:name="__RefHeading___Toc29314_3462270752"/></text:h>
      <text:p text:style-name="Text_20_body">В первой паре на балу</text:p>
      <text:p text:style-name="Text_20_body">Вёл кадриль вдовец-АЛУ<text:span text:style-name="T5">́</text:span>Ф.</text:p>
      <text:p text:style-name="Text_20_body">Ярко лампы полыхали,</text:p>
      <text:p text:style-name="Text_20_body">Жарко барышни вздыхали.</text:p>
      <text:h text:style-name="Heading_20_3" text:outline-level="3"><text:bookmark-start text:name="__RefHeading___Toc29316_3462270752"/><text:span text:style-name="T4">бал — НЭ</text:span><text:span text:style-name="T6">́</text:span><text:span text:style-name="T4">ШЕФ</text:span><text:bookmark-end text:name="__RefHeading___Toc29316_3462270752"/></text:h>
      <text:p text:style-name="Text_20_body">Шеф под шофе ваш</text:p>
      <text:p text:style-name="Text_20_body">Стоит тут, как вешалка,</text:p>
      <text:p text:style-name="Text_20_body">Нечего лешему</text:p>
      <text:p text:style-name="Text_20_body">Делать на НЭ<text:span text:style-name="T5">́</text:span>ШЕФе.</text:p>
      <text:h text:style-name="Heading_20_3" text:outline-level="3"><text:bookmark-start text:name="__RefHeading___Toc29318_3462270752"/><text:span text:style-name="T4">приём</text:span><text:span text:style-name="T2"> </text:span><text:span text:style-name="T1">(официальное собрание)</text:span><text:span text:style-name="T4"> </text:span><text:span text:style-name="T2">?</text:span><text:span text:style-name="T4"> КАБАЛА</text:span><text:span text:style-name="T6">́</text:span><text:bookmark-end text:name="__RefHeading___Toc29318_3462270752"/></text:h>
      <text:p text:style-name="Text_20_body">На бал попасть мечта была,</text:p>
      <text:p text:style-name="Text_20_body">А вот попал на КАБАЛА<text:span text:style-name="T5">́</text:span>.</text:p>
      <text:p text:style-name="Text_20_body">Придумал сборище злодей:</text:p>
      <text:p text:style-name="Text_20_body">Вприглядку ешь, впринюшку пей.</text:p>
      <text:h text:style-name="Heading_20_3" text:outline-level="3"><text:bookmark-start text:name="__RefHeading___Toc29320_3462270752"/><text:span text:style-name="T4">впечатляющий — МАРШИ</text:span><text:span text:style-name="T6">́</text:span><text:span text:style-name="T4">М</text:span><text:bookmark-end text:name="__RefHeading___Toc29320_3462270752"/></text:h>
      <text:p text:style-name="Text_20_body">Маршал должен быть МАРШИ<text:span text:style-name="T5">́</text:span>М:</text:p>
      <text:p text:style-name="Text_20_body">Громким, грозным и большим.</text:p>
      <text:h text:style-name="Heading_20_3" text:outline-level="3"><text:bookmark-start text:name="__RefHeading___Toc29322_3462270752"/><text:span text:style-name="T4">батальон, полк — ГДУ</text:span><text:span text:style-name="T6">́</text:span><text:span text:style-name="T4">Д</text:span><text:bookmark-end text:name="__RefHeading___Toc29322_3462270752"/></text:h>
      <text:p text:style-name="Text_20_body">— Гады, вишь, опять идут!</text:p>
      <text:p text:style-name="Text_20_body">— И не взвод, а весь ГДУ<text:span text:style-name="T5">́</text:span>Д...</text:p>
      <text:h text:style-name="Heading_20_3" text:outline-level="3"><text:bookmark-start text:name="__RefHeading___Toc29324_3462270752"/><text:span text:style-name="T4">ряд — ШУРА</text:span><text:span text:style-name="T6">́</text:span><text:bookmark-end text:name="__RefHeading___Toc29324_3462270752"/></text:h>
      <text:p text:style-name="Text_20_body">— Вот вам, хлопцы, два шнура,</text:p>
      <text:p text:style-name="Text_20_body">Станьте ровно в два ШУРА<text:span text:style-name="T5">́</text:span></text:p>
      <text:p text:style-name="Text_20_body">И полковнику: "Ура!"</text:p>
      <text:h text:style-name="Heading_20_3" text:outline-level="3"><text:bookmark-start text:name="__RefHeading___Toc29326_3462270752"/><text:span text:style-name="T4">знаменитый — МЕФУРСА</text:span><text:span text:style-name="T6">́</text:span><text:span text:style-name="T4">М</text:span><text:bookmark-end text:name="__RefHeading___Toc29326_3462270752"/></text:h>
      <text:p text:style-name="Text_20_body">Фурцева* из советских дам</text:p>
      <text:p text:style-name="Text_20_body">Была самая МЕФУРСА<text:span text:style-name="T5">́</text:span>М.</text:p>
      <text:p text:style-name="Text_20_body">- — - — - — - — -</text:p>
      <text:p text:style-name="Text_20_body"><text:span text:style-name="T2">*</text:span><text:span text:style-name="T1">Министр культуры СССР в1960-е годы</text:span></text:p>
      <text:h text:style-name="Heading_20_3" text:outline-level="3"><text:bookmark-start text:name="__RefHeading___Toc29328_3462270752"/><text:span text:style-name="T4">слава — ТЭИЛА</text:span><text:span text:style-name="T6">́</text:span><text:bookmark-end text:name="__RefHeading___Toc29328_3462270752"/></text:h>
      <text:p text:style-name="Text_20_body">Хула его не взяла —</text:p>
      <text:p text:style-name="Text_20_body">Сгубила вмиг ТЭИЛА<text:span text:style-name="T5">́</text:span>.</text:p>
      <text:h text:style-name="Heading_20_3" text:outline-level="3"><text:bookmark-start text:name="__RefHeading___Toc29330_3462270752"/><text:span text:style-name="T4">мундир, форма — МАДИ</text:span><text:span text:style-name="T6">́</text:span><text:span text:style-name="T4">М</text:span><text:bookmark-end text:name="__RefHeading___Toc29330_3462270752"/></text:h>
      <text:p text:style-name="Text_20_body">Ладен на Диме</text:p>
      <text:p text:style-name="Text_20_body">Новый МАДИ<text:span text:style-name="T5">́</text:span>М,</text:p>
      <text:p text:style-name="Text_20_body">Дима в МАДИ<text:span text:style-name="T5">́</text:span>Ме —</text:p>
      <text:p text:style-name="Text_20_body">Непобедим.</text:p>
      <text:h text:style-name="Heading_20_3" text:outline-level="3"><text:bookmark-start text:name="__RefHeading___Toc29332_3462270752"/><text:span text:style-name="T4">командир — М(Е)ФАККЕ</text:span><text:span text:style-name="T6">́</text:span><text:span text:style-name="T4">Д</text:span><text:bookmark-end text:name="__RefHeading___Toc29332_3462270752"/></text:h>
      <text:p text:style-name="Text_20_body">Вот он, Фима-МЕФАККЕ<text:span text:style-name="T5">́</text:span>Д:</text:p>
      <text:p text:style-name="Text_20_body">Всем салагам грозный дед.</text:p>
      <text:h text:style-name="Heading_20_3" text:outline-level="3"><text:bookmark-start text:name="__RefHeading___Toc29334_3462270752"/><text:span text:style-name="T4">срочный — ДАХУ</text:span><text:span text:style-name="T6">́</text:span><text:span text:style-name="T4">Ф</text:span><text:bookmark-end text:name="__RefHeading___Toc29334_3462270752"/></text:h>
      <text:p text:style-name="Text_20_body">Вести срочные, ДАХУ<text:span text:style-name="T5">́</text:span>Ф:</text:p>
      <text:p text:style-name="Text_20_body">Так что — на одному духу!</text:p>
      <text:h text:style-name="Heading_20_3" text:outline-level="3"><text:bookmark-start text:name="__RefHeading___Toc29336_3462270752"/><text:span text:style-name="T4">требовани</text:span><text:span text:style-name="T2">е — </text:span><text:span text:style-name="T4">Д(Е)РИША</text:span><text:span text:style-name="T6">́</text:span><text:bookmark-end text:name="__RefHeading___Toc29336_3462270752"/></text:h>
      <text:p text:style-name="Text_20_body">Целясь, главная ДРИША<text:span text:style-name="T5">́</text:span>:</text:p>
      <text:p text:style-name="Text_20_body">Не дышать и не дрожать.</text:p>
      <text:h text:style-name="Heading_20_3" text:outline-level="3"><text:bookmark-start text:name="__RefHeading___Toc29338_3462270752"/><text:span text:style-name="T4">снайпер — ЦАЛЛА</text:span><text:span text:style-name="T6">́</text:span><text:span text:style-name="T4">Ф</text:span><text:bookmark-end text:name="__RefHeading___Toc29338_3462270752"/></text:h>
      <text:p text:style-name="Text_20_body">Прицелился ЦАЛЛА<text:span text:style-name="T5">́</text:span>Ф,</text:p>
      <text:p text:style-name="Text_20_body">Пальцем сделал пиф-паф:</text:p>
      <text:p text:style-name="Text_20_body">Бух голова —</text:p>
      <text:p text:style-name="Text_20_body">Вот и все права!</text:p>
      <text:h text:style-name="Heading_20_3" text:outline-level="3"><text:bookmark-start text:name="__RefHeading___Toc29340_3462270752"/><text:span text:style-name="T4">стрела — ХЕЦ</text:span><text:bookmark-end text:name="__RefHeading___Toc29340_3462270752"/></text:h>
      <text:p text:style-name="Text_20_body">Из лука — ХЕЦ!</text:p>
      <text:p text:style-name="Text_20_body">И конец.</text:p>
      <text:h text:style-name="Heading_20_3" text:outline-level="3"><text:bookmark-start text:name="__RefHeading___Toc29342_3462270752"/><text:span text:style-name="T4">месть — НЕКАМА</text:span><text:span text:style-name="T6">́</text:span><text:bookmark-end text:name="__RefHeading___Toc29342_3462270752"/></text:h>
      <text:p text:style-name="Text_20_body">Никому не готовь НЕКАМА<text:span text:style-name="T5">́</text:span>:</text:p>
      <text:p text:style-name="Text_20_body">НЕКАМА<text:span text:style-name="T5">́</text:span> настигает сама.</text:p>
      <text:h text:style-name="Heading_20_3" text:outline-level="3"><text:bookmark-start text:name="__RefHeading___Toc29344_3462270752"/><text:span text:style-name="T4">ненависть — СИНЪА</text:span><text:span text:style-name="T6">́</text:span><text:bookmark-end text:name="__RefHeading___Toc29344_3462270752"/></text:h>
      <text:p text:style-name="Text_20_body">Злость до посинения, она</text:p>
      <text:p text:style-name="Text_20_body">И есть СИНЪА<text:span text:style-name="T5">́</text:span>.</text:p>
      <text:h text:style-name="Heading_20_3" text:outline-level="3"><text:bookmark-start text:name="__RefHeading___Toc29346_3462270752"/><text:span text:style-name="T4">граница — ГВУЛЬ</text:span><text:bookmark-end text:name="__RefHeading___Toc29346_3462270752"/></text:h>
      <text:p text:style-name="Text_20_body">Гуляющих по ГВУ<text:span text:style-name="T5">́</text:span>Лю,</text:p>
      <text:p text:style-name="Text_20_body">Нашла шальная пуля.</text:p>
      <text:h text:style-name="Heading_20_3" text:outline-level="3"><text:bookmark-start text:name="__RefHeading___Toc29348_3462270752"/><text:span text:style-name="T4">убил — hАРА</text:span><text:span text:style-name="T6">́</text:span><text:span text:style-name="T4">Г</text:span><text:bookmark-end text:name="__RefHeading___Toc29348_3462270752"/></text:h>
      <text:h text:style-name="Heading_20_3" text:outline-level="3"><text:bookmark-start text:name="__RefHeading___Toc29350_3462270752"/><text:span text:style-name="T4">убить — ЛЕhАРО</text:span><text:span text:style-name="T6">́</text:span><text:span text:style-name="T4">Г</text:span><text:bookmark-end text:name="__RefHeading___Toc29350_3462270752"/></text:h>
      <text:p text:style-name="Text_20_body">Бежал дурак —</text:p>
      <text:p text:style-name="Text_20_body">Его hАРА<text:span text:style-name="T5">́</text:span>Г.</text:p>
      <text:p text:style-name="Text_20_body">Потом узнали,</text:p>
      <text:p text:style-name="Text_20_body">Что — не враг.</text:p>
      <text:p text:style-name="P3">***</text:p>
      <text:p text:style-name="Text_20_body">Есть у быка разящий рог,</text:p>
      <text:p text:style-name="Text_20_body">Чтоб матадора ЛЕhАРО<text:span text:style-name="T5">́</text:span>Г.</text:p>
      <text:h text:style-name="Heading_20_3" text:outline-level="3"><text:bookmark-start text:name="__RefHeading___Toc29352_3462270752"/><text:span text:style-name="T4">бой — КРАВ</text:span><text:bookmark-end text:name="__RefHeading___Toc29352_3462270752"/></text:h>
      <text:p text:style-name="Text_20_body">Бой КРАВ</text:p>
      <text:p text:style-name="Text_20_body">Был кровав.</text:p>
      <text:h text:style-name="Heading_20_3" text:outline-level="3"><text:bookmark-start text:name="__RefHeading___Toc29354_3462270752"/><text:span text:style-name="T4">победа — НИЦАХО</text:span><text:span text:style-name="T6">́</text:span><text:span text:style-name="T4">Н</text:span><text:bookmark-end text:name="__RefHeading___Toc29354_3462270752"/></text:h>
      <text:p text:style-name="Text_20_body">Враг ниц простёрся, сокрушен:</text:p>
      <text:p text:style-name="Text_20_body">Вот это значит НИЦАХО<text:span text:style-name="T5">́</text:span>Н!</text:p>
      <text:h text:style-name="Heading_20_3" text:outline-level="3"><text:bookmark-start text:name="__RefHeading___Toc29356_3462270752"/><text:span text:style-name="T4">поражение </text:span><text:span text:style-name="T2">?</text:span><text:span text:style-name="T4"> ТВУСА</text:span><text:span text:style-name="T6">́</text:span><text:bookmark-end text:name="__RefHeading___Toc29356_3462270752"/></text:h>
      <text:p text:style-name="Text_20_body">Надают вам по усам ?</text:p>
      <text:p text:style-name="Text_20_body">Вот и будет вам ТВУСА<text:span text:style-name="T5">́</text:span>.</text:p>
      <text:h text:style-name="Heading_20_3" text:outline-level="3"><text:bookmark-start text:name="__RefHeading___Toc29358_3462270752"/><text:span text:style-name="T4">страх — ХАРРАДА</text:span><text:span text:style-name="T6">́</text:span><text:bookmark-end text:name="__RefHeading___Toc29358_3462270752"/></text:h>
      <text:p text:style-name="Text_20_body">Идёт орда на города,</text:p>
      <text:p text:style-name="Text_20_body">И отдаёт их ХАРРАДА<text:span text:style-name="T5">́</text:span>.</text:p>
      <text:h text:style-name="Heading_20_3" text:outline-level="3"><text:bookmark-start text:name="__RefHeading___Toc29360_3462270752"/><text:span text:style-name="T4">трус — ПАХДА</text:span><text:span text:style-name="T6">́</text:span><text:span text:style-name="T4">Н</text:span><text:bookmark-end text:name="__RefHeading___Toc29360_3462270752"/></text:h>
      <text:p text:style-name="Text_20_body">Чем пахнут позиции дёшево сданные?</text:p>
      <text:p text:style-name="Text_20_body">— Позиции сданные пахнут ПАХДА<text:span text:style-name="T5">́</text:span>Нами.</text:p>
      <text:h text:style-name="Heading_20_3" text:outline-level="3"><text:bookmark-start text:name="__RefHeading___Toc29362_3462270752"/><text:span text:style-name="T4">отступление — НЭСИГА</text:span><text:span text:style-name="T6">́</text:span><text:bookmark-end text:name="__RefHeading___Toc29362_3462270752"/></text:h>
      <text:p text:style-name="Text_20_body">Ушедших с фронта в НЭСИГА<text:span text:style-name="T5">́</text:span></text:p>
      <text:p text:style-name="Text_20_body">Противник быстро настигал.</text:p>
      <text:h text:style-name="Heading_20_3" text:outline-level="3"><text:bookmark-start text:name="__RefHeading___Toc29364_3462270752"/><text:span text:style-name="T4">намерен </text:span><text:span text:style-name="T2">?</text:span><text:span text:style-name="T4"> МИТКАВЕ</text:span><text:span text:style-name="T6">́</text:span><text:span text:style-name="T4">Н</text:span><text:bookmark-end text:name="__RefHeading___Toc29364_3462270752"/></text:h>
      <text:p text:style-name="Text_20_body">? Видно, Митька, МИТКАВЕ<text:span text:style-name="T5">́</text:span>Н</text:p>
      <text:p text:style-name="Text_20_body">"Синим" сразу сдаться в плен.</text:p>
      <text:h text:style-name="Heading_20_3" text:outline-level="3"><text:bookmark-start text:name="__RefHeading___Toc29366_3462270752"/><text:span text:style-name="T4">пленный — ШАВУ</text:span><text:span text:style-name="T6">́</text:span><text:span text:style-name="T4">Й</text:span><text:bookmark-end text:name="__RefHeading___Toc29366_3462270752"/></text:h>
      <text:h text:style-name="Heading_20_3" text:outline-level="3"><text:bookmark-start text:name="__RefHeading___Toc29368_3462270752"/><text:span text:style-name="T4">плен — ШЕВИ</text:span><text:span text:style-name="T6">́</text:span><text:bookmark-end text:name="__RefHeading___Toc29368_3462270752"/></text:h>
      <text:p text:style-name="Text_20_body">Враг, окоп твой атакуя,</text:p>
      <text:p text:style-name="Text_20_body">Мнит, что в нём возьмёт ШАВУ<text:span text:style-name="T5">́</text:span>я.</text:p>
      <text:p text:style-name="Text_20_body">Вражий замысел сорви:</text:p>
      <text:p text:style-name="Text_20_body">Сам пускай сидит в ШЕВИ<text:span text:style-name="T5">́</text:span>!</text:p>
      <text:h text:style-name="Heading_20_3" text:outline-level="3"><text:bookmark-start text:name="__RefHeading___Toc29370_3462270752"/><text:span text:style-name="T4">щит — МАГЕ</text:span><text:span text:style-name="T6">́</text:span><text:span text:style-name="T4">Н</text:span><text:bookmark-end text:name="__RefHeading___Toc29370_3462270752"/></text:h>
      <text:p text:style-name="Text_20_body">Чтоб стать победителем, а не пленным,</text:p>
      <text:p text:style-name="Text_20_body">Вооружись мечом и МАГЕ<text:span text:style-name="T5">́</text:span>Ном!</text:p>
      <text:h text:style-name="Heading_20_3" text:outline-level="3"><text:bookmark-start text:name="__RefHeading___Toc29372_3462270752"/><text:span text:style-name="T4">пушка — ТОТА</text:span><text:span text:style-name="T6">́</text:span><text:span text:style-name="T4">Х</text:span><text:bookmark-end text:name="__RefHeading___Toc29372_3462270752"/></text:h>
      <text:p text:style-name="Text_20_body">ТОТА<text:span text:style-name="T5">́</text:span>Х должны быть на фронтах,</text:p>
      <text:p text:style-name="Text_20_body"><text:soft-page-break/>Замаскированы в кустах</text:p>
      <text:p text:style-name="Text_20_body">И наводить на фрицев страх.</text:p>
      <text:h text:style-name="Heading_20_3" text:outline-level="3"><text:bookmark-start text:name="__RefHeading___Toc29374_3462270752"/><text:span text:style-name="T4">ухудшил — ЭХМИ</text:span><text:span text:style-name="T6">́</text:span><text:span text:style-name="T4">Р</text:span><text:bookmark-end text:name="__RefHeading___Toc29374_3462270752"/></text:h>
      <text:p text:style-name="Text_20_body">ЭХМИ<text:span text:style-name="T5">́</text:span>Р эмир</text:p>
      <text:p text:style-name="Text_20_body">Наш шанс на мир.</text:p>
      <text:h text:style-name="Heading_20_3" text:outline-level="3"><text:bookmark-start text:name="__RefHeading___Toc29376_3462270752"/><text:span text:style-name="T4">бомбоубежище — МИКЛА</text:span><text:span text:style-name="T6">́</text:span><text:span text:style-name="T4">Т</text:span><text:bookmark-end text:name="__RefHeading___Toc29376_3462270752"/></text:h>
      <text:p text:style-name="Text_20_body">При войне под домом склад</text:p>
      <text:p text:style-name="Text_20_body">Превращается в МИКЛА<text:span text:style-name="T5">́</text:span>Т,</text:p>
      <text:p text:style-name="Text_20_body">И желтеют в нём не груши,</text:p>
      <text:p text:style-name="Text_20_body">А трепещущие души.</text:p>
      <text:h text:style-name="Heading_20_3" text:outline-level="3"><text:bookmark-start text:name="__RefHeading___Toc29378_3462270752"/><text:span text:style-name="T4">убежище — ХАСУ</text:span><text:span text:style-name="T6">́</text:span><text:span text:style-name="T4">Т</text:span><text:bookmark-end text:name="__RefHeading___Toc29378_3462270752"/></text:h>
      <text:p text:style-name="Text_20_body">Нужен всем в беде ХАСУ<text:span text:style-name="T5">́</text:span>Т,</text:p>
      <text:p text:style-name="Text_20_body">Где укроют и спасут.</text:p>
      <text:h text:style-name="Heading_20_3" text:outline-level="3"><text:bookmark-start text:name="__RefHeading___Toc29380_3462270752"/><text:span text:style-name="T4">безопасное место — МИВТА</text:span><text:span text:style-name="T6">́</text:span><text:span text:style-name="T4">Х</text:span><text:bookmark-end text:name="__RefHeading___Toc29380_3462270752"/></text:h>
      <text:p text:style-name="Text_20_body">Ищет МИВТА<text:span text:style-name="T5">́</text:span>Ха</text:p>
      <text:p text:style-name="Text_20_body">Каждая птаха:</text:p>
      <text:p text:style-name="Text_20_body">Чем круче скала,</text:p>
      <text:p text:style-name="Text_20_body">Тем меньше ей страха.</text:p>
      <text:h text:style-name="Heading_20_3" text:outline-level="3"><text:bookmark-start text:name="__RefHeading___Toc29382_3462270752"/><text:span text:style-name="T4">старался — hИШТАДЕ</text:span><text:span text:style-name="T6">́</text:span><text:span text:style-name="T4">ЛЬ</text:span><text:bookmark-end text:name="__RefHeading___Toc29382_3462270752"/></text:h>
      <text:h text:style-name="Heading_20_3" text:outline-level="3"><text:bookmark-start text:name="__RefHeading___Toc29384_3462270752"/><text:span text:style-name="T2">Как супостат ни hИШТАДЕ</text:span><text:span text:style-name="T8">́</text:span><text:span text:style-name="T2">ЛЬ</text:span><text:bookmark-end text:name="__RefHeading___Toc29384_3462270752"/></text:h>
      <text:p text:style-name="Text_20_body">Взять шумным штурмом цитадель,</text:p>
      <text:p text:style-name="Text_20_body">Был гарнизон её сильней</text:p>
      <text:p text:style-name="Text_20_body">И сокрушительно шумней.</text:p>
      <text:h text:style-name="Heading_20_3" text:outline-level="3"><text:bookmark-start text:name="__RefHeading___Toc29386_3462270752"/><text:span text:style-name="T4">беженец — ПАЛИ</text:span><text:span text:style-name="T6">́</text:span><text:span text:style-name="T4">Т</text:span><text:bookmark-end text:name="__RefHeading___Toc29386_3462270752"/></text:h>
      <text:p text:style-name="Text_20_body">Коль твой дом война спалит,</text:p>
      <text:p text:style-name="Text_20_body">Станешь беженцем, ПАЛИ<text:span text:style-name="T5">́</text:span>Т.</text:p>
      <text:h text:style-name="Heading_20_3" text:outline-level="3"><text:bookmark-start text:name="__RefHeading___Toc29388_3462270752"/><text:span text:style-name="T4">измена — БГИДА</text:span><text:span text:style-name="T6">́</text:span><text:bookmark-end text:name="__RefHeading___Toc29388_3462270752"/></text:h>
      <text:h text:style-name="Heading_20_3" text:outline-level="3"><text:bookmark-start text:name="__RefHeading___Toc29390_3462270752"/><text:span text:style-name="T4">изменник — БОГЕ</text:span><text:span text:style-name="T6">́</text:span><text:span text:style-name="T4">Д</text:span><text:bookmark-end text:name="__RefHeading___Toc29390_3462270752"/></text:h>
      <text:p text:style-name="Text_20_body">Коли БГИДА<text:span text:style-name="T5">́</text:span>,</text:p>
      <text:p text:style-name="Text_20_body">То всем беда:</text:p>
      <text:p text:style-name="Text_20_body">БОГЕ<text:span text:style-name="T5">́</text:span>Да, гада,</text:p>
      <text:p text:style-name="Text_20_body">Найти нам надо.</text:p>
      <text:h text:style-name="Heading_20_3" text:outline-level="3"><text:bookmark-start text:name="__RefHeading___Toc29392_3462270752"/><text:span text:style-name="T4">шпион — МИРАГЕ</text:span><text:span text:style-name="T6">́</text:span><text:span text:style-name="T4">Л</text:span><text:bookmark-end text:name="__RefHeading___Toc29392_3462270752"/></text:h>
      <text:p text:style-name="Text_20_body">Марик тайну разболтал —</text:p>
      <text:p text:style-name="Text_20_body">МИРАГЕ<text:span text:style-name="T5">́</text:span>Л её узнал.</text:p>
      <text:p text:style-name="Text_20_body">Сел пустой болтун по делу</text:p>
      <text:p text:style-name="Text_20_body">Негодяя МИРАГЕ<text:span text:style-name="T5">́</text:span>Ла.</text:p>
      <text:h text:style-name="Heading_20_3" text:outline-level="3"><text:bookmark-start text:name="__RefHeading___Toc29394_3462270752"/><text:span text:style-name="T4">наблюдать — леhАШГИ</text:span><text:span text:style-name="T6">́</text:span><text:span text:style-name="T4">АХ</text:span><text:bookmark-end text:name="__RefHeading___Toc29394_3462270752"/></text:h>
      <text:p text:style-name="Text_20_body">Всюду таится шпион или враг,</text:p>
      <text:p text:style-name="Text_20_body">Чтоб леhАШГИ<text:span text:style-name="T5">́</text:span>АХ каждый наш шаг.</text:p>
      <text:p text:style-name="Text_20_body">Что они высмотрят, подождём —</text:p>
      <text:p text:style-name="Text_20_body">Тогда и узнаем, как мы живём.</text:p>
      <text:h text:style-name="Heading_20_3" text:outline-level="3"><text:bookmark-start text:name="__RefHeading___Toc29396_3462270752"/><text:span text:style-name="T4">рыцарь — АББИ</text:span><text:span text:style-name="T6">́</text:span><text:span text:style-name="T4">Р</text:span><text:bookmark-end text:name="__RefHeading___Toc29396_3462270752"/></text:h>
      <text:p text:style-name="Text_20_body">Встарь съезжались на турниры</text:p>
      <text:p text:style-name="Text_20_body">Дам порадовать АББИ<text:span text:style-name="T5">́</text:span>РЫ,</text:p>
      <text:p text:style-name="Text_20_body">Кровь лилась, звенела сталь.</text:p>
      <text:p text:style-name="Text_20_body">А коней нам, право, жаль...</text:p>
      <text:h text:style-name="Heading_20_3" text:outline-level="3"><text:bookmark-start text:name="__RefHeading___Toc29398_3462270752"/><text:span text:style-name="T4">отбой </text:span><text:span text:style-name="T1">(сигнал)</text:span><text:span text:style-name="T4"> — ОТ-АРГАА</text:span><text:span text:style-name="T6">́</text:span><text:bookmark-end text:name="__RefHeading___Toc29398_3462270752"/></text:h>
      <text:p text:style-name="Text_20_body">Нет врага —</text:p>
      <text:p text:style-name="Text_20_body">ОТ-АРГАА<text:span text:style-name="T5">́</text:span>!</text:p>
      <text:h text:style-name="Heading_20_2" text:outline-level="2"/>
      <text:h text:style-name="Heading_20_3" text:outline-level="3"><text:bookmark-start text:name="__RefHeading___Toc29400_3462270752"/><text:span text:style-name="T4">государство — МЕДИНА</text:span><text:span text:style-name="T6">́</text:span><text:span text:style-name="T4"> государства — МЕДИНО</text:span><text:span text:style-name="T6">́</text:span><text:span text:style-name="T4">Т</text:span><text:bookmark-end text:name="__RefHeading___Toc29400_3462270752"/></text:h>
      <text:p text:style-name="Text_20_body">Как известно, МЕДИНА<text:span text:style-name="T5">́</text:span> —</text:p>
      <text:p text:style-name="Text_20_body">Государство и страна,</text:p>
      <text:p text:style-name="Text_20_body">В мире двести МЕДИНО<text:span text:style-name="T5">́</text:span>Т —</text:p>
      <text:p text:style-name="Text_20_body">Кто их ссоры разберёт?</text:p>
      <text:h text:style-name="Heading_20_3" text:outline-level="3"><text:bookmark-start text:name="__RefHeading___Toc29402_3462270752"/>Греция — ЯВА<text:span text:style-name="T5">́</text:span>Н<text:bookmark-end text:name="__RefHeading___Toc29402_3462270752"/></text:h>
      <text:h text:style-name="Heading_20_3" text:outline-level="3"><text:bookmark-start text:name="__RefHeading___Toc29404_3462270752"/><text:span text:style-name="T4">грек — ЕВАНИ</text:span><text:span text:style-name="T6">́</text:span><text:bookmark-end text:name="__RefHeading___Toc29404_3462270752"/></text:h>
      <text:p text:style-name="Text_20_body">Есть страна, где все Иваны —</text:p>
      <text:p text:style-name="Text_20_body">Не Россия, как ни странно —</text:p>
      <text:p text:style-name="Text_20_body">А ЯВА<text:span text:style-name="T5">́</text:span>Н, и в ней одни</text:p>
      <text:p text:style-name="Text_20_body">Проживают ЕВАНИ<text:span text:style-name="T5">́</text:span>.</text:p>
      <text:h text:style-name="Heading_20_3" text:outline-level="3"><text:bookmark-start text:name="__RefHeading___Toc29406_3462270752"/><text:span text:style-name="T4">президент </text:span><text:span text:style-name="T2">?</text:span><text:span text:style-name="T4"> НАСИ</text:span><text:span text:style-name="T6">́</text:span><text:bookmark-end text:name="__RefHeading___Toc29406_3462270752"/></text:h>
      <text:h text:style-name="Heading_20_3" text:outline-level="3"><text:bookmark-start text:name="__RefHeading___Toc29408_3462270752"/><text:span text:style-name="T4">господин </text:span><text:span text:style-name="T2">?</text:span><text:span text:style-name="T4"> АДОН</text:span><text:bookmark-end text:name="__RefHeading___Toc29408_3462270752"/></text:h>
      <text:p text:style-name="Text_20_body">? На, ? сказал АДОН НАСИ<text:span text:style-name="T5">́</text:span>, ?</text:p>
      <text:p text:style-name="Text_20_body">Конституцию, носи!</text:p>
      <text:h text:style-name="Heading_20_3" text:outline-level="3"><text:bookmark-start text:name="__RefHeading___Toc29410_3462270752"/><text:span text:style-name="T4">политика — МДИНИЮ</text:span><text:span text:style-name="T6">́</text:span><text:span text:style-name="T4">Т</text:span><text:bookmark-end text:name="__RefHeading___Toc29410_3462270752"/></text:h>
      <text:p text:style-name="Text_20_body">В МИДе днюют и ночуют,</text:p>
      <text:p text:style-name="Text_20_body">Неустанно МДИНИЮ<text:span text:style-name="T5">́</text:span>ют,</text:p>
      <text:p text:style-name="Text_20_body">Пишут ноты и вручают,</text:p>
      <text:p text:style-name="Text_20_body">А народы — знать не знают...</text:p>
      <text:h text:style-name="Heading_20_3" text:outline-level="3"><text:bookmark-start text:name="__RefHeading___Toc29412_3462270752"/><text:span text:style-name="T4">посол — ШАГРИ</text:span><text:span text:style-name="T6">́</text:span><text:span text:style-name="T4">Р</text:span><text:bookmark-end text:name="__RefHeading___Toc29412_3462270752"/></text:h>
      <text:p text:style-name="Text_20_body">ШАГРИ<text:span text:style-name="T5">́</text:span>Р предпримет шаги,</text:p>
      <text:p text:style-name="Text_20_body">Чтоб друзьями стали враги.</text:p>
      <text:h text:style-name="Heading_20_3" text:outline-level="3"><text:bookmark-start text:name="__RefHeading___Toc29414_3462270752"/><text:span text:style-name="T4">раскол — ПИЛЛУ</text:span><text:span text:style-name="T6">́</text:span><text:span text:style-name="T4">Г</text:span><text:bookmark-end text:name="__RefHeading___Toc29414_3462270752"/></text:h>
      <text:p text:style-name="Text_20_body">Видно, чёрт прошёлся плугом:</text:p>
      <text:p text:style-name="Text_20_body">Дело кончилось ПИЛЛУ<text:span text:style-name="T5">́</text:span>Гом.</text:p>
      <text:h text:style-name="Heading_20_3" text:outline-level="3"><text:bookmark-start text:name="__RefHeading___Toc29416_3462270752"/><text:span text:style-name="T4">тонкий</text:span><text:span text:style-name="T2"> — </text:span><text:span text:style-name="T4">ДАК</text:span><text:bookmark-end text:name="__RefHeading___Toc29416_3462270752"/></text:h>
      <text:p text:style-name="Text_20_body"><text:span text:style-name="T1">(в прямом и переносном смысле)</text:span></text:p>
      <text:p text:style-name="Text_20_body">— Дело тонкое, чудак,</text:p>
      <text:p text:style-name="Text_20_body">И подход здесь нужен ДАК.</text:p>
      <text:h text:style-name="Heading_20_3" text:outline-level="3"><text:bookmark-start text:name="__RefHeading___Toc29418_3462270752"/><text:span text:style-name="T4">компромисс — П(Е)ШАРА</text:span><text:span text:style-name="T6">́</text:span><text:bookmark-end text:name="__RefHeading___Toc29418_3462270752"/></text:h>
      <text:p text:style-name="Text_20_body">Так, ни холод, ни жара,</text:p>
      <text:p text:style-name="Text_20_body">А сплошная ПЕШАРА<text:span text:style-name="T5">́</text:span>.</text:p>
      <text:h text:style-name="Heading_20_3" text:outline-level="3"><text:bookmark-start text:name="__RefHeading___Toc29420_3462270752"/><text:span text:style-name="T4">объяснил — hИСБИ</text:span><text:span text:style-name="T6">́</text:span><text:span text:style-name="T4">Р</text:span><text:bookmark-end text:name="__RefHeading___Toc29420_3462270752"/></text:h>
      <text:p text:style-name="Text_20_body">Объяснил он избирателю,</text:p>
      <text:p text:style-name="Text_20_body">За кого голосовать ему.</text:p>
      <text:h text:style-name="Heading_20_3" text:outline-level="3"><text:bookmark-start text:name="__RefHeading___Toc29422_3462270752"/><text:span text:style-name="T4">министр — САР</text:span><text:bookmark-end text:name="__RefHeading___Toc29422_3462270752"/></text:h>
      <text:p text:style-name="Text_20_body">Министр он, может, и недаром,</text:p>
      <text:p text:style-name="Text_20_body">Но главный-то над САРом — Сарра.</text:p>
      <text:h text:style-name="Heading_20_3" text:outline-level="3"><text:bookmark-start text:name="__RefHeading___Toc29424_3462270752"/><text:span text:style-name="T4">союз — БРИТ</text:span><text:bookmark-end text:name="__RefHeading___Toc29424_3462270752"/></text:h>
      <text:p text:style-name="Text_20_body">Полмира — от Африки до Океании —</text:p>
      <text:p text:style-name="Text_20_body">Охотно осталось в БРИТе с Британией.</text:p>
      <text:h text:style-name="Heading_20_3" text:outline-level="3"><text:bookmark-start text:name="__RefHeading___Toc29426_3462270752"/><text:span text:style-name="T4">город — ИР</text:span><text:bookmark-end text:name="__RefHeading___Toc29426_3462270752"/></text:h>
      <text:p text:style-name="Text_20_body">— Мам, скажи, есть город Тань?</text:p>
      <text:p text:style-name="Text_20_body">— Не выдумывай, отстань!</text:p>
      <text:p text:style-name="Text_20_body">— Что ты, мама, фыр да фыр —</text:p>
      <text:p text:style-name="Text_20_body">Говорят ведь — город Ир.</text:p>
      <text:h text:style-name="Heading_20_3" text:outline-level="3"><text:bookmark-start text:name="__RefHeading___Toc29428_3462270752"/><text:span text:style-name="T4">площадь — КИКА</text:span><text:span text:style-name="T6">́</text:span><text:span text:style-name="T4">Р</text:span><text:bookmark-end text:name="__RefHeading___Toc29428_3462270752"/></text:h>
      <text:p text:style-name="Text_20_body">Повсюду, если город старый,</text:p>
      <text:p text:style-name="Text_20_body">Найдёте в нём каре КИКА<text:span text:style-name="T5">́</text:span>Ра.</text:p>
      <text:h text:style-name="Heading_20_3" text:outline-level="3"><text:bookmark-start text:name="__RefHeading___Toc29430_3462270752"/><text:span text:style-name="T4">тротуар </text:span><text:span text:style-name="T2">?</text:span><text:span text:style-name="T4"> МИДРАХА</text:span><text:span text:style-name="T6">́</text:span><text:bookmark-end text:name="__RefHeading___Toc29430_3462270752"/></text:h>
      <text:p text:style-name="Text_20_body">Послушен правилам народ,</text:p>
      <text:p text:style-name="Text_20_body">Когда по МИДРАХА<text:span text:style-name="T5">́</text:span> идёт.</text:p>
      <text:p text:style-name="Text_20_body">Так не сходите с МИДРАХА<text:span text:style-name="T5">́</text:span> ?</text:p>
      <text:p text:style-name="Text_20_body"><text:soft-page-break/>Держитесь дальше от греха!</text:p>
      <text:h text:style-name="Heading_20_3" text:outline-level="3"><text:bookmark-start text:name="__RefHeading___Toc29432_3462270752"/><text:span text:style-name="T4">фонтан — МИЗРАКА</text:span><text:span text:style-name="T6">́</text:span><text:bookmark-end text:name="__RefHeading___Toc29432_3462270752"/></text:h>
      <text:p text:style-name="Text_20_body">Дивный город Петергоф:</text:p>
      <text:p text:style-name="Text_20_body">В нём десятки МИЗРАКов</text:p>
      <text:p text:style-name="Text_20_body">И шутейный МИЗРАКА<text:span text:style-name="T5">́</text:span></text:p>
      <text:p text:style-name="Text_20_body">Со струёй для дурака.</text:p>
      <text:h text:style-name="Heading_20_3" text:outline-level="3"><text:bookmark-start text:name="__RefHeading___Toc29434_3462270752"/><text:span text:style-name="T4">переулок — СИМТА</text:span><text:span text:style-name="T6">́</text:span><text:bookmark-end text:name="__RefHeading___Toc29434_3462270752"/></text:h>
      <text:p text:style-name="Text_20_body">Где ж ты Сима-Сима-та?</text:p>
      <text:p text:style-name="Text_20_body">Где твой маленький СИМТА<text:span text:style-name="T5">́</text:span>?</text:p>
      <text:p text:style-name="Text_20_body">Ощущаю все симптомы:</text:p>
      <text:p text:style-name="Text_20_body">В том СИМТе — моя мечта.</text:p>
      <text:h text:style-name="Heading_20_3" text:outline-level="3"><text:bookmark-start text:name="__RefHeading___Toc29436_3462270752"/><text:span text:style-name="T4">район </text:span><text:span text:style-name="T1">(городской)</text:span><text:span text:style-name="T4"> — ШХУНА</text:span><text:span text:style-name="T6">́</text:span><text:bookmark-end text:name="__RefHeading___Toc29436_3462270752"/></text:h>
      <text:p text:style-name="Text_20_body">На ШХУНах живёт сухопутный народ,</text:p>
      <text:p text:style-name="Text_20_body">Не подозревая, что вечно плывёт,</text:p>
      <text:p text:style-name="Text_20_body">Не зная, что мучаясь в сонном трамвае,</text:p>
      <text:p text:style-name="Text_20_body">Со ШХУНы на ШХУНу он переезжает.</text:p>
      <text:h text:style-name="Heading_20_3" text:outline-level="3"><text:bookmark-start text:name="__RefHeading___Toc29438_3462270752"/><text:span text:style-name="T4">пассажир — НОСЕ</text:span><text:span text:style-name="T6">́</text:span><text:span text:style-name="T4">А</text:span><text:bookmark-end text:name="__RefHeading___Toc29438_3462270752"/></text:h>
      <text:h text:style-name="Heading_20_3" text:outline-level="3"><text:bookmark-start text:name="__RefHeading___Toc29440_3462270752"/><text:span text:style-name="T4">пассажиры — НОС(Е)</text:span><text:span text:style-name="T6">́</text:span><text:span text:style-name="T4">ИМ</text:span><text:bookmark-end text:name="__RefHeading___Toc29440_3462270752"/></text:h>
      <text:p text:style-name="Text_20_body">Трамвай и троллейбус</text:p>
      <text:p text:style-name="Text_20_body">Обсели НОС(Е)<text:span text:style-name="T5">́</text:span>ИМ,</text:p>
      <text:p text:style-name="Text_20_body">Их носит по будням</text:p>
      <text:p text:style-name="Text_20_body">И по воскресеньям,</text:p>
      <text:p text:style-name="Text_20_body">Вперёд не проходят,</text:p>
      <text:p text:style-name="Text_20_body">Толкутся, галдят,</text:p>
      <text:p text:style-name="Text_20_body">И все за проезд</text:p>
      <text:p text:style-name="Text_20_body">Заплатить не хотят.</text:p>
      <text:h text:style-name="Heading_20_3" text:outline-level="3"><text:bookmark-start text:name="__RefHeading___Toc29442_3462270752"/><text:span text:style-name="T4">переполненный — ГАДУ</text:span><text:span text:style-name="T6">́</text:span><text:span text:style-name="T4">Ш</text:span><text:bookmark-end text:name="__RefHeading___Toc29442_3462270752"/></text:h>
      <text:p text:style-name="Text_20_body"><text:span text:style-name="T2">Было в автобусе этом </text:span><text:span text:style-name="T1">гадюшном</text:span></text:p>
      <text:p text:style-name="Text_20_body">Жарко, задавлено, потно и душно.</text:p>
      <text:h text:style-name="Heading_20_3" text:outline-level="3"><text:bookmark-start text:name="__RefHeading___Toc29444_3462270752"/><text:span text:style-name="T4">мост — ГЕ</text:span><text:span text:style-name="T6">́</text:span><text:span text:style-name="T4">ШЕР</text:span><text:bookmark-end text:name="__RefHeading___Toc29444_3462270752"/></text:h>
      <text:p text:style-name="Text_20_body">В синагогу через ГЕ<text:span text:style-name="T5">́</text:span>ШЕР</text:p>
      <text:p text:style-name="Text_20_body">Шел, стеная, грешный Гершель.</text:p>
      <text:h text:style-name="Heading_20_3" text:outline-level="3"><text:bookmark-start text:name="__RefHeading___Toc29446_3462270752"/><text:span text:style-name="T4">произвол — ШРИРУ</text:span><text:span text:style-name="T6">́</text:span><text:span text:style-name="T4">Т</text:span><text:bookmark-end text:name="__RefHeading___Toc29446_3462270752"/></text:h>
      <text:p text:style-name="Text_20_body">Если все на всех орут,</text:p>
      <text:p text:style-name="Text_20_body">Плох закон и дремлет суд,</text:p>
      <text:p text:style-name="Text_20_body">Значит властвует ШРИРУ<text:span text:style-name="T5">́</text:span>Т.</text:p>
      <text:h text:style-name="Heading_20_3" text:outline-level="3"><text:bookmark-start text:name="__RefHeading___Toc29448_3462270752"/><text:span text:style-name="T4">диктатура — РОДАНУ</text:span><text:span text:style-name="T6">́</text:span><text:span text:style-name="T4">Т</text:span><text:bookmark-end text:name="__RefHeading___Toc29448_3462270752"/></text:h>
      <text:p text:style-name="Text_20_body">— Что такое РОДАНУ<text:span text:style-name="T5">́</text:span>Т?</text:p>
      <text:p text:style-name="Text_20_body">— Когда рот вожди заткнут.</text:p>
      <text:h text:style-name="Heading_20_3" text:outline-level="3"><text:bookmark-start text:name="__RefHeading___Toc29450_3462270752"/><text:span text:style-name="T4">восстание — МЭ</text:span><text:span text:style-name="T6">́</text:span><text:span text:style-name="T4">РЭД</text:span><text:bookmark-end text:name="__RefHeading___Toc29450_3462270752"/></text:h>
      <text:p text:style-name="Text_20_body">Поднялся на МЭ<text:span text:style-name="T5">́</text:span>РЭД народ —</text:p>
      <text:p text:style-name="Text_20_body">Нынче знаем, что его ждёт:</text:p>
      <text:p text:style-name="Text_20_body">Что уступят герои скоро</text:p>
      <text:p text:style-name="Text_20_body">Власть мерзавцам и мародёрам.</text:p>
      <text:h text:style-name="Heading_20_3" text:outline-level="3"><text:bookmark-start text:name="__RefHeading___Toc29452_3462270752"/><text:span text:style-name="T4">баррикада — МИТРА</text:span><text:span text:style-name="T6">́</text:span><text:span text:style-name="T4">С</text:span><text:bookmark-end text:name="__RefHeading___Toc29452_3462270752"/></text:h>
      <text:p text:style-name="Text_20_body">Променяли матрас на МИТРА<text:span text:style-name="T5">́</text:span>С —</text:p>
      <text:p text:style-name="Text_20_body">О, великий и горестный час!</text:p>
      <text:h text:style-name="Heading_20_3" text:outline-level="3"><text:bookmark-start text:name="__RefHeading___Toc29454_3462270752"/><text:span text:style-name="T4">революция — МАhПЕХА</text:span><text:span text:style-name="T6">́</text:span><text:bookmark-end text:name="__RefHeading___Toc29454_3462270752"/></text:h>
      <text:p text:style-name="Text_20_body">Вот размахнётся МАhПЕХА<text:span text:style-name="T5">́</text:span> —</text:p>
      <text:p text:style-name="Text_20_body">Из всех полезут потроха.</text:p>
      <text:p text:style-name="P3">***</text:p>
      <text:p text:style-name="Text_20_body">Все основы и начала</text:p>
      <text:p text:style-name="Text_20_body">МАhПЕХА<text:span text:style-name="T5">́</text:span> перепахала,</text:p>
      <text:p text:style-name="Text_20_body">А закончилась она —</text:p>
      <text:p text:style-name="Text_20_body">Власть опять у пахана.</text:p>
      <text:h text:style-name="Heading_20_3" text:outline-level="3"><text:bookmark-start text:name="__RefHeading___Toc29456_3462270752"/><text:span text:style-name="T4">герой — ГИББО</text:span><text:span text:style-name="T6">́</text:span><text:span text:style-name="T4">Р</text:span><text:bookmark-end text:name="__RefHeading___Toc29456_3462270752"/></text:h>
      <text:p text:style-name="Text_20_body">Гибнет ГИББО<text:span text:style-name="T5">́</text:span>Р</text:p>
      <text:p text:style-name="Text_20_body">В битве с властью тиранов</text:p>
      <text:p text:style-name="Text_20_body">За счастье</text:p>
      <text:p text:style-name="Text_20_body">Стать самому,</text:p>
      <text:p text:style-name="Text_20_body">Хоть на часик,</text:p>
      <text:p text:style-name="Text_20_body">Тираном во власти.</text:p>
      <text:h text:style-name="Heading_20_3" text:outline-level="3"><text:bookmark-start text:name="__RefHeading___Toc29458_3462270752"/><text:span text:style-name="T4">список — РЕШИМА</text:span><text:span text:style-name="T6">́</text:span><text:bookmark-end text:name="__RefHeading___Toc29458_3462270752"/></text:h>
      <text:p text:style-name="Text_20_body">Остался от режима РЕШИМА<text:span text:style-name="T5">́</text:span></text:p>
      <text:p text:style-name="Text_20_body">Сошедших кто в могилу,</text:p>
      <text:p text:style-name="Text_20_body">Кто с ума.</text:p>
      <text:h text:style-name="Heading_20_3" text:outline-level="3"><text:bookmark-start text:name="__RefHeading___Toc29460_3462270752"/><text:span text:style-name="T4">изгнанник — ГУЛА</text:span><text:span text:style-name="T6">́</text:span><text:bookmark-end text:name="__RefHeading___Toc29460_3462270752"/></text:h>
      <text:h text:style-name="Heading_20_3" text:outline-level="3"><text:bookmark-start text:name="__RefHeading___Toc29462_3462270752"/><text:span text:style-name="T4">изгнанники — ГУЛИ</text:span><text:span text:style-name="T6">́</text:span><text:span text:style-name="T4">М</text:span><text:bookmark-end text:name="__RefHeading___Toc29462_3462270752"/></text:h>
      <text:p text:style-name="Text_20_body">Не ужи<text:span text:style-name="T5">́</text:span>лись с царём со своим</text:p>
      <text:p text:style-name="Text_20_body">И гуляют по свету ГУЛИ<text:span text:style-name="T5">́</text:span>М.</text:p>
      <text:h text:style-name="Heading_20_3" text:outline-level="3"><text:bookmark-start text:name="__RefHeading___Toc29464_3462270752"/><text:span text:style-name="T4">эмигранты — МЭhАГРИ</text:span><text:span text:style-name="T6">́</text:span><text:span text:style-name="T4">М</text:span><text:bookmark-end text:name="__RefHeading___Toc29464_3462270752"/></text:h>
      <text:p text:style-name="Text_20_body">Эмигранты, МЭhАГРИ<text:span text:style-name="T5">́</text:span>Мы</text:p>
      <text:p text:style-name="Text_20_body">По планете пилигримы,</text:p>
      <text:p text:style-name="Text_20_body">Лишь терпимы — не любимы.</text:p>
      <text:h text:style-name="Heading_20_3" text:outline-level="3"><text:bookmark-start text:name="__RefHeading___Toc29466_3462270752"/><text:span text:style-name="T4">иностранец </text:span><text:span text:style-name="T2">?</text:span><text:span text:style-name="T4"> ЗАР</text:span><text:bookmark-end text:name="__RefHeading___Toc29466_3462270752"/></text:h>
      <text:p text:style-name="Text_20_body">Ходят ЗАРы по базару</text:p>
      <text:p text:style-name="Text_20_body">Да глазеют на товары:</text:p>
      <text:p text:style-name="Text_20_body">Всё хотят, чтоб им ? задаром.</text:p>
      <text:h text:style-name="Heading_20_3" text:outline-level="3"><text:bookmark-start text:name="__RefHeading___Toc29468_3462270752"/><text:span text:style-name="T4">чужой </text:span><text:span text:style-name="T2">?</text:span><text:span text:style-name="T4"> НОХРИ</text:span><text:span text:style-name="T6">́</text:span><text:bookmark-end text:name="__RefHeading___Toc29468_3462270752"/></text:h>
      <text:p text:style-name="Text_20_body">На ночь дверь плотней запри:</text:p>
      <text:p text:style-name="Text_20_body">Носит всяких тут НОХРИ<text:span text:style-name="T5">́</text:span>!</text:p>
      <text:h text:style-name="Heading_20_3" text:outline-level="3"><text:bookmark-start text:name="__RefHeading___Toc29470_3462270752"/><text:span text:style-name="T4">репатриант — ОЛЕ</text:span><text:span text:style-name="T6">́</text:span><text:span text:style-name="T4">-ХАДА</text:span><text:span text:style-name="T6">́</text:span><text:span text:style-name="T4">Ш</text:span><text:bookmark-end text:name="__RefHeading___Toc29470_3462270752"/></text:h>
      <text:h text:style-name="Heading_20_3" text:outline-level="3"><text:bookmark-start text:name="__RefHeading___Toc29472_3462270752"/><text:span text:style-name="T4">репатриантка — ОЛА</text:span><text:span text:style-name="T6">́</text:span><text:span text:style-name="T4">-ХАДАША</text:span><text:bookmark-end text:name="__RefHeading___Toc29472_3462270752"/></text:h>
      <text:p text:style-name="Text_20_body">Стал Олег ОЛЕ<text:span text:style-name="T5">́</text:span>-ХАДА<text:span text:style-name="T5">́</text:span>Ш,</text:p>
      <text:p text:style-name="Text_20_body">Часто ходит он на пляж,</text:p>
      <text:p text:style-name="Text_20_body">Там часами загорает,</text:p>
      <text:p text:style-name="Text_20_body">Чисто-чисто убирает.</text:p>
      <text:p text:style-name="P3">***</text:p>
      <text:p text:style-name="Text_20_body">Стала Оля ОЛА<text:span text:style-name="T5">́</text:span>-ХАДАША<text:span text:style-name="T5">́</text:span>,</text:p>
      <text:p text:style-name="Text_20_body">И жизнь у Оли совсем хороша.</text:p>
      <text:h text:style-name="Heading_20_2" text:outline-level="2"><text:soft-page-break/></text:h>
      <text:h text:style-name="Heading_20_3" text:outline-level="3"><text:bookmark-start text:name="__RefHeading___Toc29474_3462270752"/><text:span text:style-name="T4">результат — ТОЦАА</text:span><text:span text:style-name="T6">́</text:span><text:span text:style-name="T4"> результаты — ТОЦАО</text:span><text:span text:style-name="T6">́</text:span><text:span text:style-name="T4">Т</text:span><text:bookmark-end text:name="__RefHeading___Toc29474_3462270752"/></text:h>
      <text:p text:style-name="Text_20_body">— Взялись не с того конца:</text:p>
      <text:p text:style-name="Text_20_body">Соответственно — ТОЦАА<text:span text:style-name="T5">́</text:span>.</text:p>
      <text:p text:style-name="Text_20_body">Посмеялся лишь народ —</text:p>
      <text:p text:style-name="Text_20_body">Вот такие ТОЦАО<text:span text:style-name="T5">́</text:span>Т.</text:p>
      <text:h text:style-name="Heading_20_3" text:outline-level="3"><text:bookmark-start text:name="__RefHeading___Toc29476_3462270752"/><text:span text:style-name="T4">итог — СЕКЕ</text:span><text:span text:style-name="T6">́</text:span><text:span text:style-name="T4">М</text:span><text:bookmark-end text:name="__RefHeading___Toc29476_3462270752"/></text:h>
      <text:p text:style-name="Text_20_body">Давай-ка подведём СЕКЕ<text:span text:style-name="T5">́</text:span>М:</text:p>
      <text:p text:style-name="Text_20_body">Скажи, ты с нами или с кем?</text:p>
      <text:h text:style-name="Heading_20_3" text:outline-level="3"><text:bookmark-start text:name="__RefHeading___Toc29478_3462270752"/><text:span text:style-name="T4">одинокий — БОДЕ</text:span><text:span text:style-name="T6">́</text:span><text:span text:style-name="T4">Д</text:span><text:bookmark-end text:name="__RefHeading___Toc29478_3462270752"/></text:h>
      <text:p text:style-name="Text_20_body">Стар и слаб беззубый дед,</text:p>
      <text:p text:style-name="Text_20_body">Болен, беден и БОДЕ<text:span text:style-name="T5">́</text:span>Д.</text:p>
      <text:h text:style-name="Heading_20_3" text:outline-level="3"><text:bookmark-start text:name="__RefHeading___Toc29480_3462270752"/><text:span text:style-name="T4">отшельник — НАЗИ</text:span><text:span text:style-name="T6">́</text:span><text:span text:style-name="T4">Р</text:span><text:bookmark-end text:name="__RefHeading___Toc29480_3462270752"/></text:h>
      <text:p text:style-name="Text_20_body">И коммунальная квартира</text:p>
      <text:p text:style-name="Text_20_body">Глушь и пустыня для НАЗИ<text:span text:style-name="T5">́</text:span>Ра.</text:p>
      <text:p text:style-name="Text_20_body">— Презревший мир — везде НАЗИ<text:span text:style-name="T5">́</text:span>Р.</text:p>
      <text:h text:style-name="Heading_20_3" text:outline-level="3"><text:bookmark-start text:name="__RefHeading___Toc29482_3462270752"/><text:span text:style-name="T4">сам, один — ЛЕВА</text:span><text:span text:style-name="T6">́</text:span><text:span text:style-name="T4">Д</text:span><text:bookmark-end text:name="__RefHeading___Toc29482_3462270752"/></text:h>
      <text:p text:style-name="Text_20_body">— А ты ЛЕВА<text:span text:style-name="T5">́</text:span>Д в Ливадии?</text:p>
      <text:p text:style-name="Text_20_body">— Один, как перст, без Нади я.</text:p>
      <text:h text:style-name="Heading_20_3" text:outline-level="3"><text:bookmark-start text:name="__RefHeading___Toc29484_3462270752"/><text:span text:style-name="T4">обещание — hАВТАХА</text:span><text:span text:style-name="T6">́</text:span><text:bookmark-end text:name="__RefHeading___Toc29484_3462270752"/></text:h>
      <text:h text:style-name="Heading_20_3" text:outline-level="3"><text:bookmark-start text:name="__RefHeading___Toc29486_3462270752"/><text:span text:style-name="T4">обещал — hИВТИ</text:span><text:span text:style-name="T6">́</text:span><text:span text:style-name="T4">АХ</text:span><text:bookmark-end text:name="__RefHeading___Toc29486_3462270752"/></text:h>
      <text:p text:style-name="Text_20_body">Вася дал hАВТАХА<text:span text:style-name="T5">́</text:span></text:p>
      <text:p text:style-name="Text_20_body">Не валять дурака,</text:p>
      <text:p text:style-name="Text_20_body">А авто возвратить</text:p>
      <text:p text:style-name="Text_20_body">И резину купить.</text:p>
      <text:p text:style-name="P3">***</text:p>
      <text:p text:style-name="Text_20_body">— Ты с нами поедешь сейчас, или что?</text:p>
      <text:p text:style-name="Text_20_body">— Нет, Витька hИВТИ<text:span text:style-name="T5">́</text:span>АХ, что будет с авто.</text:p>
      <text:h text:style-name="Heading_20_3" text:outline-level="3"><text:bookmark-start text:name="__RefHeading___Toc29488_3462270752"/><text:span text:style-name="T4">весёлый — АЛИ</text:span><text:span text:style-name="T6">́</text:span><text:span text:style-name="T4">З</text:span><text:bookmark-end text:name="__RefHeading___Toc29488_3462270752"/></text:h>
      <text:p text:style-name="Text_20_body"><text:span text:style-name="T2">Любила Алёшу весёлая </text:span><text:span text:style-name="T1">Лиза</text:span><text:span text:style-name="T2">,</text:span></text:p>
      <text:p text:style-name="Text_20_body"><text:span text:style-name="T2">Весёлая к ней забегала </text:span><text:span text:style-name="T1">Алиса</text:span><text:span text:style-name="T2">.</text:span></text:p>
      <text:p text:style-name="Text_20_body"><text:span text:style-name="T2">Сманила </text:span><text:span text:style-name="T1">Алиса Алёшу у Лизы</text:span><text:span text:style-name="T2">,</text:span></text:p>
      <text:p text:style-name="Text_20_body"><text:span text:style-name="T1">А Лиза</text:span><text:span text:style-name="T2"> осталась с весёлым сюрпризом.</text:span></text:p>
      <text:h text:style-name="Heading_20_3" text:outline-level="3"><text:bookmark-start text:name="__RefHeading___Toc29490_3462270752"/><text:span text:style-name="T4">серьёзно — БИРЦИНУ</text:span><text:span text:style-name="T6">́</text:span><text:span text:style-name="T4">Т серьёзный — РИЦИНИ</text:span><text:span text:style-name="T6">́</text:span><text:bookmark-end text:name="__RefHeading___Toc29490_3462270752"/></text:h>
      <text:p text:style-name="Text_20_body">Борцы с потерею минут</text:p>
      <text:p text:style-name="Text_20_body">На Дело смотрят БИРЦИНУ<text:span text:style-name="T5">́</text:span>Т,</text:p>
      <text:p text:style-name="Text_20_body">А Дело глянет со смешком</text:p>
      <text:p text:style-name="Text_20_body">И движется себе шажком.</text:p>
      <text:h text:style-name="Heading_20_3" text:outline-level="3"><text:bookmark-start text:name="__RefHeading___Toc29492_3462270752"/><text:span text:style-name="T4">треугольник — МИШШУЛА</text:span><text:span text:style-name="T6">́</text:span><text:span text:style-name="T4">Ш</text:span><text:bookmark-end text:name="__RefHeading___Toc29492_3462270752"/></text:h>
      <text:p text:style-name="Text_20_body">Миша, Уленька и Глаша —</text:p>
      <text:p text:style-name="Text_20_body">Три вершины МИШШУЛА<text:span text:style-name="T5">́</text:span>Ша.</text:p>
      <text:h text:style-name="Heading_20_3" text:outline-level="3"><text:bookmark-start text:name="__RefHeading___Toc29494_3462270752"/><text:span text:style-name="T4">страсть — ТААВА</text:span><text:span text:style-name="T6">́</text:span><text:bookmark-end text:name="__RefHeading___Toc29494_3462270752"/></text:h>
      <text:h text:style-name="Heading_20_3" text:outline-level="3"><text:bookmark-start text:name="__RefHeading___Toc29496_3462270752"/><text:span text:style-name="T4">ревность — КИНЪА</text:span><text:span text:style-name="T6">́</text:span><text:bookmark-end text:name="__RefHeading___Toc29496_3462270752"/></text:h>
      <text:p text:style-name="Text_20_body">Кто спокойный, как трава,</text:p>
      <text:p text:style-name="Text_20_body">Тот не мучится ТААВА<text:span text:style-name="T5">́</text:span></text:p>
      <text:p text:style-name="Text_20_body">И о бешеной КИНЪА<text:span text:style-name="T5">́</text:span></text:p>
      <text:p text:style-name="Text_20_body">Знает только из кина.</text:p>
      <text:h text:style-name="Heading_20_3" text:outline-level="3"><text:bookmark-start text:name="__RefHeading___Toc29498_3462270752"/><text:span text:style-name="T4">спросил — ШААЛ</text:span><text:bookmark-end text:name="__RefHeading___Toc29498_3462270752"/></text:h>
      <text:h text:style-name="Heading_20_3" text:outline-level="3"><text:bookmark-start text:name="__RefHeading___Toc29500_3462270752"/><text:span text:style-name="T4">ответил — АНА</text:span><text:span text:style-name="T6">́</text:span><text:bookmark-end text:name="__RefHeading___Toc29500_3462270752"/></text:h>
      <text:p text:style-name="Text_20_body"><text:span text:style-name="T2">— Та в </text:span><text:span text:style-name="T1">шали</text:span><text:span text:style-name="T2">? — спросила жена.</text:span></text:p>
      <text:p text:style-name="Text_20_body">Муж глухо ответил:</text:p>
      <text:p text:style-name="Text_20_body"><text:span text:style-name="T2">— </text:span><text:span text:style-name="T1">Она</text:span><text:span text:style-name="T2">.</text:span></text:p>
      <text:h text:style-name="Heading_20_3" text:outline-level="3"><text:bookmark-start text:name="__RefHeading___Toc29502_3462270752"/><text:span text:style-name="T4">ревнивый — КАНА</text:span><text:span text:style-name="T6">́</text:span><text:span text:style-name="T4">Й</text:span><text:bookmark-end text:name="__RefHeading___Toc29502_3462270752"/></text:h>
      <text:p text:style-name="Text_20_body">— Кран починисшь и канай*:</text:p>
      <text:p text:style-name="Text_20_body">У меня мужик КАНА<text:span text:style-name="T5">́</text:span>Й.</text:p>
      <text:p text:style-name="P3">***</text:p>
      <text:p text:style-name="Text_20_body"><text:span text:style-name="T2">*</text:span><text:span text:style-name="T1">Убирайся (жаргон)</text:span></text:p>
      <text:h text:style-name="Heading_20_3" text:outline-level="3"><text:bookmark-start text:name="__RefHeading___Toc29504_3462270752"/><text:span text:style-name="T4">лыжник — ГОЛЭ</text:span><text:span text:style-name="T6">́</text:span><text:span text:style-name="T4">Ш</text:span><text:bookmark-end text:name="__RefHeading___Toc29504_3462270752"/></text:h>
      <text:p text:style-name="Text_20_body">Увидел супруг, воротившийся рано,</text:p>
      <text:p text:style-name="Text_20_body">Как мчится от дому ГОЛЭ<text:span text:style-name="T5">́</text:span>Ш голоштанный.</text:p>
      <text:h text:style-name="Heading_20_3" text:outline-level="3"><text:bookmark-start text:name="__RefHeading___Toc29506_3462270752"/><text:span text:style-name="T4">смущённый — НАВО</text:span><text:span text:style-name="T6">́</text:span><text:span text:style-name="T4">Х</text:span><text:bookmark-end text:name="__RefHeading___Toc29506_3462270752"/></text:h>
      <text:p text:style-name="Text_20_body">Кто попался на подвохе,</text:p>
      <text:p text:style-name="Text_20_body">Опускает взгляд с НАВО<text:span text:style-name="T5">́</text:span>Хом.</text:p>
      <text:h text:style-name="Heading_20_2" text:outline-level="2"/>
      <text:h text:style-name="Heading_20_3" text:outline-level="3"><text:bookmark-start text:name="__RefHeading___Toc29508_3462270752"/><text:span text:style-name="T4">за </text:span><text:span text:style-name="T2">(чем-либо)</text:span><text:span text:style-name="T4"> — МЕАХУРИ</text:span><text:span text:style-name="T6">́</text:span><text:bookmark-end text:name="__RefHeading___Toc29508_3462270752"/></text:h>
      <text:p text:style-name="Text_20_body">Ты здесь, милый, не кури:</text:p>
      <text:p text:style-name="Text_20_body">Выдь за дом, МЕАХУРИ<text:span text:style-name="T5">́</text:span>!</text:p>
      <text:h text:style-name="Heading_20_3" text:outline-level="3"><text:bookmark-start text:name="__RefHeading___Toc29510_3462270752"/><text:span text:style-name="T4">напротив — МИММУ</text:span><text:span text:style-name="T6">́</text:span><text:span text:style-name="T4">Л</text:span><text:bookmark-end text:name="__RefHeading___Toc29510_3462270752"/></text:h>
      <text:p text:style-name="Text_20_body">Принеси-ка, друг мой, стул</text:p>
      <text:p text:style-name="Text_20_body">И поставь его МИММУ<text:span text:style-name="T5">́</text:span>Л.</text:p>
      <text:h text:style-name="Heading_20_3" text:outline-level="3"><text:bookmark-start text:name="__RefHeading___Toc29512_3462270752"/><text:span text:style-name="T4">внутри — БИФНИ</text:span><text:span text:style-name="T6">́</text:span><text:span text:style-name="T4">М</text:span><text:bookmark-end text:name="__RefHeading___Toc29512_3462270752"/></text:h>
      <text:p text:style-name="Text_20_body">— Блюдо, что мне делать с ним?</text:p>
      <text:p text:style-name="Text_20_body">— Упакуй его БИФНИ<text:span text:style-name="T5">́</text:span>М.</text:p>
      <text:h text:style-name="Heading_20_3" text:outline-level="3"><text:bookmark-start text:name="__RefHeading___Toc29514_3462270752"/><text:span text:style-name="T4">край — КАЦЭ</text:span><text:span text:style-name="T6">́</text:span><text:bookmark-end text:name="__RefHeading___Toc29514_3462270752"/></text:h>
      <text:h text:style-name="Heading_20_3" text:outline-level="3"><text:bookmark-start text:name="__RefHeading___Toc29516_3462270752"/><text:span text:style-name="T4">середина — Э</text:span><text:span text:style-name="T6">́</text:span><text:span text:style-name="T4">МЦА</text:span><text:bookmark-end text:name="__RefHeading___Toc29516_3462270752"/></text:h>
      <text:p text:style-name="Text_20_body">Нет КАЦЭ<text:span text:style-name="T5">́</text:span> на яйце —</text:p>
      <text:p text:style-name="Text_20_body">Э<text:span text:style-name="T5">́</text:span>МЦА есть, серёдка.</text:p>
      <text:p text:style-name="Text_20_body">Не ищите КАЦЭ<text:span text:style-name="T5">́</text:span>:</text:p>
      <text:p text:style-name="Text_20_body">В Э<text:span text:style-name="T5">́</text:span>МЦА ждёт находка.</text:p>
      <text:p text:style-name="P3">***</text:p>
      <text:p text:style-name="Text_20_body">— Что находим на конце?</text:p>
      <text:p text:style-name="Text_20_body">— Ничего, кроме КАЦЭ<text:span text:style-name="T5">́</text:span>.</text:p>
      <text:p text:style-name="P3">***</text:p>
      <text:p text:style-name="Text_20_body">Путь из края в край ведёт,</text:p>
      <text:p text:style-name="Text_20_body">Между горок вьётся,</text:p>
      <text:p text:style-name="Text_20_body">Кто до Э<text:span text:style-name="T5">́</text:span>МЦА добредёт,</text:p>
      <text:p text:style-name="Text_20_body">Дальше не собьётся.</text:p>
      <text:h text:style-name="Heading_20_3" text:outline-level="3"><text:bookmark-start text:name="__RefHeading___Toc29518_3462270752"/><text:span text:style-name="T4">близко — КАРО</text:span><text:span text:style-name="T6">́</text:span><text:span text:style-name="T4">В</text:span><text:bookmark-end text:name="__RefHeading___Toc29518_3462270752"/></text:h>
      <text:p text:style-name="Text_20_body">Рано утром из Коврова</text:p>
      <text:p text:style-name="Text_20_body">На луга идут коровы,</text:p>
      <text:p text:style-name="Text_20_body"><text:soft-page-break/>Потому от лугов</text:p>
      <text:p text:style-name="Text_20_body">Городок Ковров КАРО<text:span text:style-name="T5">́</text:span>В.</text:p>
      <text:h text:style-name="Heading_20_3" text:outline-level="3"><text:bookmark-start text:name="__RefHeading___Toc29520_3462270752"/><text:span text:style-name="T4">далеко — РАХО</text:span><text:span text:style-name="T6">́</text:span><text:span text:style-name="T4">К</text:span><text:bookmark-end text:name="__RefHeading___Toc29520_3462270752"/></text:h>
      <text:p text:style-name="Text_20_body">Где ты, Рахов-городок?</text:p>
      <text:p text:style-name="Text_20_body">От Приморья ты РАХО<text:span text:style-name="T5">́</text:span>К —</text:p>
      <text:p text:style-name="Text_20_body">Там Карпаты, здесь солдаты</text:p>
      <text:p text:style-name="Text_20_body">Дожидают дембелёк.</text:p>
      <text:h text:style-name="Heading_20_3" text:outline-level="3"><text:bookmark-start text:name="__RefHeading___Toc29522_3462270752"/><text:span text:style-name="T4">напротив — АДРАБА</text:span><text:span text:style-name="T6">́</text:span><text:bookmark-end text:name="__RefHeading___Toc29522_3462270752"/></text:h>
      <text:p text:style-name="Text_20_body">Рай вольного,</text:p>
      <text:p text:style-name="Text_20_body">Кому судьба.</text:p>
      <text:p text:style-name="Text_20_body">Кому, напротив —</text:p>
      <text:p text:style-name="Text_20_body">Ад раба.</text:p>
      <text:h text:style-name="Heading_20_3" text:outline-level="3"><text:bookmark-start text:name="__RefHeading___Toc29524_3462270752"/><text:span text:style-name="T4">осадок — МИШКА</text:span><text:span text:style-name="T6">́</text:span><text:bookmark-end text:name="__RefHeading___Toc29524_3462270752"/></text:h>
      <text:p text:style-name="Text_20_body">Мишка, масло слей пока:</text:p>
      <text:p text:style-name="Text_20_body">Видишь, сколько в нём МИШКА<text:span text:style-name="T5">́</text:span>!</text:p>
      <text:h text:style-name="Heading_20_3" text:outline-level="3"><text:bookmark-start text:name="__RefHeading___Toc29526_3462270752"/><text:span text:style-name="T4">уверена — БАТУХА</text:span><text:span text:style-name="T6">́</text:span><text:bookmark-end text:name="__RefHeading___Toc29526_3462270752"/></text:h>
      <text:h text:style-name="Heading_20_3" text:outline-level="3"><text:bookmark-start text:name="__RefHeading___Toc29528_3462270752"/><text:span text:style-name="T4">уверен — БАТУ</text:span><text:span text:style-name="T6">́</text:span><text:span text:style-name="T4">АХ</text:span><text:bookmark-end text:name="__RefHeading___Toc29528_3462270752"/></text:h>
      <text:p text:style-name="Text_20_body">Вижу Бася БАТУХА<text:span text:style-name="T5">́</text:span>,</text:p>
      <text:p text:style-name="Text_20_body">Что поймает петуха.</text:p>
      <text:p text:style-name="Text_20_body">Спорю, Бася, я БАТУ<text:span text:style-name="T5">́</text:span>Х:</text:p>
      <text:p text:style-name="Text_20_body">Удерёт опять петух!</text:p>
      <text:h text:style-name="Heading_20_3" text:outline-level="3"><text:bookmark-start text:name="__RefHeading___Toc29530_3462270752"/><text:span text:style-name="T4">колебание, неопределённость — hИСУ</text:span><text:span text:style-name="T6">́</text:span><text:span text:style-name="T4">С</text:span><text:bookmark-end text:name="__RefHeading___Toc29530_3462270752"/></text:h>
      <text:h text:style-name="Heading_20_3" text:outline-level="3"><text:bookmark-start text:name="__RefHeading___Toc29532_3462270752"/><text:span text:style-name="T4">сомнение — ПИКПУ</text:span><text:span text:style-name="T6">́</text:span><text:span text:style-name="T4">К</text:span><text:bookmark-end text:name="__RefHeading___Toc29532_3462270752"/></text:h>
      <text:p text:style-name="Text_20_body">Нет у христиан hИСУ<text:span text:style-name="T5">́</text:span>Са</text:p>
      <text:p text:style-name="Text_20_body">В воскресении Иисуса,</text:p>
      <text:p text:style-name="Text_20_body">А у рыцарей наук</text:p>
      <text:p text:style-name="Text_20_body">Есть на этот счёт ПИКПУ<text:span text:style-name="T5">́</text:span>К.</text:p>
      <text:h text:style-name="Heading_20_3" text:outline-level="3"><text:bookmark-start text:name="__RefHeading___Toc29534_3462270752"/><text:span text:style-name="T4">за </text:span><text:span text:style-name="T1">(чем-либо)</text:span><text:span text:style-name="T4"> — МЕАХУРИ</text:span><text:span text:style-name="T6">́</text:span><text:bookmark-end text:name="__RefHeading___Toc29534_3462270752"/></text:h>
      <text:p text:style-name="Text_20_body">Ты здесь, милый, не кури:</text:p>
      <text:p text:style-name="Text_20_body">Выдь за дом, МЕАХУРИ<text:span text:style-name="T5">́</text:span>!</text:p>
      <text:h text:style-name="Heading_20_3" text:outline-level="3"><text:bookmark-start text:name="__RefHeading___Toc29536_3462270752"/><text:span text:style-name="T4">напротив — МИММУ</text:span><text:span text:style-name="T6">́</text:span><text:span text:style-name="T4">Л</text:span><text:bookmark-end text:name="__RefHeading___Toc29536_3462270752"/></text:h>
      <text:p text:style-name="Text_20_body">Принеси-ка, друг мой, стул</text:p>
      <text:p text:style-name="Text_20_body">И поставь его МИММУ<text:span text:style-name="T5">́</text:span>Л.</text:p>
      <text:h text:style-name="Heading_20_3" text:outline-level="3"><text:bookmark-start text:name="__RefHeading___Toc29538_3462270752"/><text:span text:style-name="T4">внутри — БИФНИ</text:span><text:span text:style-name="T6">́</text:span><text:span text:style-name="T4">М</text:span><text:bookmark-end text:name="__RefHeading___Toc29538_3462270752"/></text:h>
      <text:p text:style-name="Text_20_body">— Блюдо, что мне делать с ним?</text:p>
      <text:p text:style-name="Text_20_body">— Упакуй его БИФНИ<text:span text:style-name="T5">́</text:span>М.</text:p>
      <text:h text:style-name="Heading_20_3" text:outline-level="3"><text:bookmark-start text:name="__RefHeading___Toc29540_3462270752"/><text:span text:style-name="T4">раньше — КО</text:span><text:span text:style-name="T6">́</text:span><text:span text:style-name="T4">ДЕМ</text:span><text:bookmark-end text:name="__RefHeading___Toc29540_3462270752"/></text:h>
      <text:p text:style-name="Text_20_body">Вот когда-то были годы,</text:p>
      <text:p text:style-name="Text_20_body">Кеды, Кодры и походы,</text:p>
      <text:p text:style-name="Text_20_body">И природа, и погода —</text:p>
      <text:p text:style-name="Text_20_body">Всё ведь было — КО<text:span text:style-name="T5">́</text:span>ДЕМ, КО<text:span text:style-name="T5">́</text:span>ДЕМ...</text:p>
      <text:h text:style-name="Heading_20_3" text:outline-level="3"><text:bookmark-start text:name="__RefHeading___Toc29542_3462270752"/><text:span text:style-name="T4">рано </text:span><text:span text:style-name="T2">?</text:span><text:span text:style-name="T4"> МУКДА</text:span><text:span text:style-name="T6">́</text:span><text:span text:style-name="T4">М</text:span><text:bookmark-end text:name="__RefHeading___Toc29542_3462270752"/></text:h>
      <text:p text:style-name="Text_20_body">? Что-то рано вы, МУКДА<text:span text:style-name="T5">́</text:span>М<text:span text:style-name="T5">́</text:span> ?</text:p>
      <text:p text:style-name="Text_20_body">Я вам водки не продам.</text:p>
      <text:h text:style-name="Heading_20_3" text:outline-level="3"><text:bookmark-start text:name="__RefHeading___Toc29544_3462270752"/><text:span text:style-name="T4">была — hАИ</text:span><text:span text:style-name="T6">́</text:span><text:span text:style-name="T4">ТИ</text:span><text:bookmark-end text:name="__RefHeading___Toc29544_3462270752"/></text:h>
      <text:p text:style-name="Text_20_body">— А была ли ты на Гаити?</text:p>
      <text:p text:style-name="Text_20_body">— На Гаити я не hАИ<text:span text:style-name="T5">́</text:span>ТИ.</text:p>
      <text:h text:style-name="Heading_20_3" text:outline-level="3"><text:bookmark-start text:name="__RefHeading___Toc29546_3462270752"/><text:span text:style-name="T4">умер — МЕТ</text:span><text:bookmark-end text:name="__RefHeading___Toc29546_3462270752"/></text:h>
      <text:p text:style-name="Text_20_body">Дед у Дины умер — МЕТ —</text:p>
      <text:p text:style-name="Text_20_body">Значит деда больше нет.</text:p>
      <text:h text:style-name="Heading_20_3" text:outline-level="3"><text:bookmark-start text:name="__RefHeading___Toc29548_3462270752"/><text:span text:style-name="T4">последний </text:span><text:span text:style-name="T2">?</text:span><text:span text:style-name="T4"> АХАРО</text:span><text:span text:style-name="T6">́</text:span><text:span text:style-name="T4">Н</text:span><text:bookmark-end text:name="__RefHeading___Toc29548_3462270752"/></text:h>
      <text:p text:style-name="Text_20_body">Знаем все свой последний сон:</text:p>
      <text:p text:style-name="Text_20_body">АХАРО<text:span text:style-name="T5">́</text:span>Ном будет ? Харон.</text:p>
      <text:h text:style-name="Heading_20_3" text:outline-level="3"><text:bookmark-start text:name="__RefHeading___Toc29550_3462270752"/><text:span text:style-name="T4">глина — ХО</text:span><text:span text:style-name="T6">́</text:span><text:span text:style-name="T4">МЕР</text:span><text:bookmark-end text:name="__RefHeading___Toc29550_3462270752"/></text:h>
      <text:p text:style-name="Text_20_body">Превратился в глину, ХО<text:span text:style-name="T5">́</text:span>МЕР:</text:p>
      <text:p text:style-name="Text_20_body">Это значит — просто помер.</text:p>
      <text:h text:style-name="Heading_20_3" text:outline-level="3"><text:bookmark-start text:name="__RefHeading___Toc29552_3462270752"/><text:span text:style-name="T4">умерли — МЕТУ</text:span><text:span text:style-name="T6">́</text:span><text:bookmark-end text:name="__RefHeading___Toc29552_3462270752"/></text:h>
      <text:p text:style-name="Text_20_body">Тятя с маменькой МЕТУ<text:span text:style-name="T5">́</text:span> —</text:p>
      <text:p text:style-name="Text_20_body">Пожалейте сироту!</text:p>
      <text:h text:style-name="Heading_20_3" text:outline-level="3"><text:bookmark-start text:name="__RefHeading___Toc29554_3462270752"/><text:span text:style-name="T4">похороны — ХАЛВАЯ</text:span><text:span text:style-name="T6">́</text:span><text:bookmark-end text:name="__RefHeading___Toc29554_3462270752"/></text:h>
      <text:p text:style-name="Text_20_body">Кто без слёз, кто со слезою,</text:p>
      <text:p text:style-name="Text_20_body">Вздохом, плачем, рёвом, воем...</text:p>
      <text:p text:style-name="Text_20_body">Горько: все мы, вой — не вой,</text:p>
      <text:p text:style-name="Text_20_body">Кончим этою халвой.</text:p>
      <text:h text:style-name="Heading_20_3" text:outline-level="3"><text:bookmark-start text:name="__RefHeading___Toc29556_3462270752"/><text:span text:style-name="T4">гроб — АРО</text:span><text:span text:style-name="T6">́</text:span><text:span text:style-name="T4">Н</text:span><text:bookmark-end text:name="__RefHeading___Toc29556_3462270752"/></text:h>
      <text:p text:style-name="Text_20_body">Положили Арона в АРО<text:span text:style-name="T5">́</text:span>Н</text:p>
      <text:p text:style-name="Text_20_body">В день Ароновых похорон.</text:p>
      <text:h text:style-name="Heading_20_3" text:outline-level="3"><text:bookmark-start text:name="__RefHeading___Toc29558_3462270752"/><text:span text:style-name="T4">самоубийца — МИТЪАБЕ</text:span><text:span text:style-name="T6">́</text:span><text:span text:style-name="T4">Д</text:span><text:bookmark-end text:name="__RefHeading___Toc29558_3462270752"/></text:h>
      <text:p text:style-name="Text_20_body">За всё ответил МИТЪАБЕ<text:span text:style-name="T5">́</text:span>Д —</text:p>
      <text:p text:style-name="Text_20_body">Земных счето<text:span text:style-name="T5">́</text:span>в с ним больше нет.</text:p>
      <text:h text:style-name="Heading_20_3" text:outline-level="3"><text:bookmark-start text:name="__RefHeading___Toc29560_3462270752"/><text:span text:style-name="T4">кладбище — БЕТ-hАКВАРО</text:span><text:span text:style-name="T6">́</text:span><text:span text:style-name="T4">Т</text:span><text:bookmark-end text:name="__RefHeading___Toc29560_3462270752"/></text:h>
      <text:p text:style-name="Text_20_body">От БЕТ-hАКВАРО<text:span text:style-name="T5">́</text:span>Та</text:p>
      <text:p text:style-name="Text_20_body">Нам нет отворота:</text:p>
      <text:p text:style-name="Text_20_body">Всем в эти ворота</text:p>
      <text:p text:style-name="Text_20_body">И без поворота,</text:p>
      <text:p text:style-name="Text_20_body">Всех бед непреклонней</text:p>
      <text:p text:style-name="Text_20_body">И злей этот БЕТ —</text:p>
      <text:p text:style-name="Text_20_body">Оттуда никто</text:p>
      <text:p text:style-name="Text_20_body">Не пришлёт нам привет.</text:p>
      <text:h text:style-name="Heading_20_3" text:outline-level="3"><text:bookmark-start text:name="__RefHeading___Toc29562_3462270752"/><text:span text:style-name="T4">мрамор — ША</text:span><text:span text:style-name="T6">́</text:span><text:span text:style-name="T4">ЙИШ</text:span><text:bookmark-end text:name="__RefHeading___Toc29562_3462270752"/></text:h>
      <text:p text:style-name="Text_20_body">Мечтаешь пока ты,</text:p>
      <text:p text:style-name="Text_20_body">Желаешь, решаешь,</text:p>
      <text:p text:style-name="Text_20_body">Но ждёт уже даты</text:p>
      <text:p text:style-name="Text_20_body">Нарезанный ША<text:span text:style-name="T5">́</text:span>ЙИШ.</text:p>
      <text:h text:style-name="Heading_20_3" text:outline-level="3"><text:bookmark-start text:name="__RefHeading___Toc29564_3462270752"/><text:span text:style-name="T4">могила — КЭ</text:span><text:span text:style-name="T6">́</text:span><text:span text:style-name="T4">ВЕР</text:span><text:bookmark-end text:name="__RefHeading___Toc29564_3462270752"/></text:h>
      <text:p text:style-name="Text_20_body">Заростают КЭ<text:span text:style-name="T5">́</text:span>ВЕРы</text:p>
      <text:p text:style-name="Text_20_body">Ковылём да клевером,</text:p>
      <text:p text:style-name="Text_20_body">Грустны, неухожены,</text:p>
      <text:p text:style-name="Text_20_body">Внуками заброшены.</text:p>
      <text:h text:style-name="Heading_20_2" text:outline-level="2"><text:soft-page-break/></text:h>
      <text:h text:style-name="Heading_20_3" text:outline-level="3"><text:bookmark-start text:name="__RefHeading___Toc29566_3462270752"/><text:span text:style-name="T4">дата — ТААРИ</text:span><text:span text:style-name="T6">́</text:span><text:span text:style-name="T4">Х</text:span><text:bookmark-end text:name="__RefHeading___Toc29566_3462270752"/></text:h>
      <text:p text:style-name="Text_20_body">— Для чего календари?</text:p>
      <text:p text:style-name="Text_20_body">— Чтобы помнить ТААРИ<text:span text:style-name="T5">́</text:span>Х.</text:p>
      <text:h text:style-name="Heading_20_3" text:outline-level="3"><text:bookmark-start text:name="__RefHeading___Toc29568_3462270752"/><text:span text:style-name="T4">секунда — ШНИЯ</text:span><text:span text:style-name="T6">́</text:span><text:bookmark-end text:name="__RefHeading___Toc29568_3462270752"/></text:h>
      <text:p text:style-name="Text_20_body">— За сколько иголку засилит швея?</text:p>
      <text:p text:style-name="Text_20_body">— Швея засилит её за ШНИЯ<text:span text:style-name="T5">́</text:span>.</text:p>
      <text:h text:style-name="Heading_20_3" text:outline-level="3"><text:bookmark-start text:name="__RefHeading___Toc29570_3462270752"/><text:span text:style-name="T4">минута — ДАККА</text:span><text:span text:style-name="T6">́</text:span><text:bookmark-end text:name="__RefHeading___Toc29570_3462270752"/></text:h>
      <text:p text:style-name="Text_20_body">Пронесёт наверняка —</text:p>
      <text:p text:style-name="Text_20_body">До звонка одна ДАККА<text:span text:style-name="T5">́</text:span>.</text:p>
      <text:h text:style-name="Heading_20_3" text:outline-level="3"><text:bookmark-start text:name="__RefHeading___Toc29572_3462270752"/><text:span text:style-name="T4">стрелка часов — МАХО</text:span><text:span text:style-name="T6">́</text:span><text:span text:style-name="T4">Г</text:span><text:bookmark-end text:name="__RefHeading___Toc29572_3462270752"/></text:h>
      <text:p text:style-name="Text_20_body">Мах за махом, круг за кругом</text:p>
      <text:p text:style-name="Text_20_body">То в обнимочку, то цугом,</text:p>
      <text:p text:style-name="Text_20_body">Два МАХО<text:span text:style-name="T5">́</text:span>Га ходят, ходят,</text:p>
      <text:p text:style-name="Text_20_body">А до дому не проводят.</text:p>
      <text:h text:style-name="Heading_20_3" text:outline-level="3"><text:bookmark-start text:name="__RefHeading___Toc29574_3462270752"/><text:span text:style-name="T4">месяц — ХО</text:span><text:span text:style-name="T6">́</text:span><text:span text:style-name="T4">ДЕШ</text:span><text:bookmark-end text:name="__RefHeading___Toc29574_3462270752"/></text:h>
      <text:p text:style-name="Text_20_body">Ты чего забыл нас, кореш?</text:p>
      <text:p text:style-name="Text_20_body">ХО<text:span text:style-name="T5">́</text:span>ДЕШ в гости не заходишь.</text:p>
      <text:h text:style-name="Heading_20_3" text:outline-level="3"><text:bookmark-start text:name="__RefHeading___Toc29576_3462270752"/><text:span text:style-name="T4">год — ШАНА</text:span><text:span text:style-name="T6">́</text:span><text:bookmark-end text:name="__RefHeading___Toc29576_3462270752"/></text:h>
      <text:p text:style-name="Text_20_body">Году старому хана!</text:p>
      <text:p text:style-name="Text_20_body">Новый год идёт — ШАНА<text:span text:style-name="T5">́</text:span>!</text:p>
      <text:h text:style-name="Heading_20_3" text:outline-level="3"><text:bookmark-start text:name="__RefHeading___Toc29578_3462270752"/><text:span text:style-name="T4">будущее — АТИ</text:span><text:span text:style-name="T6">́</text:span><text:span text:style-name="T4">Д</text:span><text:bookmark-end text:name="__RefHeading___Toc29578_3462270752"/></text:h>
      <text:h text:style-name="Heading_20_3" text:outline-level="3"><text:bookmark-start text:name="__RefHeading___Toc29580_3462270752"/><text:span text:style-name="T4">прошлое — hЭАВА</text:span><text:span text:style-name="T6">́</text:span><text:span text:style-name="T4">Р</text:span><text:bookmark-end text:name="__RefHeading___Toc29580_3462270752"/></text:h>
      <text:p text:style-name="Text_20_body">Неспешно жизнь катит</text:p>
      <text:p text:style-name="Text_20_body">Неслышно станешь стар,</text:p>
      <text:p text:style-name="Text_20_body">И твой былой АТИ<text:span text:style-name="T5">́</text:span>Д</text:p>
      <text:p text:style-name="Text_20_body">Отчалит в hЭАВА<text:span text:style-name="T5">́</text:span>Р.</text:p>
      <text:p text:style-name="P3">***</text:p>
      <text:p text:style-name="Text_20_body">Всё, что в жизни прикатит</text:p>
      <text:p text:style-name="Text_20_body">Всё, что будет — то АТИ<text:span text:style-name="T5">́</text:span>Д:</text:p>
      <text:p text:style-name="Text_20_body">Кто узнает, кто прозрит —</text:p>
      <text:p text:style-name="Text_20_body">Бой ли, мир ли, честь иль стыд?</text:p>
      <text:h text:style-name="Heading_20_3" text:outline-level="3"><text:bookmark-start text:name="__RefHeading___Toc29582_3462270752"/><text:span text:style-name="T4">камень — Э</text:span><text:span text:style-name="T6">́</text:span><text:span text:style-name="T4">ВЭН</text:span><text:bookmark-end text:name="__RefHeading___Toc29582_3462270752"/></text:h>
      <text:p text:style-name="Text_20_body">Камень Э<text:span text:style-name="T5">́</text:span>ВЭН очень древен:</text:p>
      <text:p text:style-name="Text_20_body">Помнит он Адама с Евой,</text:p>
      <text:p text:style-name="Text_20_body">Первобытный помнит Девон.</text:p>
      <text:p text:style-name="Text_20_body">Камень — вечности залог.</text:p>
      <text:p text:style-name="Text_20_body">Старше камня — только Бог.</text:p>
      <text:h text:style-name="Heading_20_3" text:outline-level="3"><text:bookmark-start text:name="__RefHeading___Toc29584_3462270752"/><text:span text:style-name="T4">время — ЗМАН</text:span><text:bookmark-end text:name="__RefHeading___Toc29584_3462270752"/></text:h>
      <text:h text:style-name="Heading_20_3" text:outline-level="3"><text:bookmark-start text:name="__RefHeading___Toc29586_3462270752"/><text:span text:style-name="T4">часы — ШАО</text:span><text:span text:style-name="T6">́</text:span><text:span text:style-name="T4">Н</text:span><text:bookmark-end text:name="__RefHeading___Toc29586_3462270752"/></text:h>
      <text:p text:style-name="Text_20_body"><text:span text:style-name="T2">Время </text:span><text:span text:style-name="T1">манит</text:span><text:span text:style-name="T2">, время </text:span><text:span text:style-name="T1">сманит</text:span><text:span text:style-name="T2">,</text:span></text:p>
      <text:p text:style-name="Text_20_body">Не спешит и не отстанет.</text:p>
      <text:p text:style-name="Text_20_body">Могут стать часы, ШАО<text:span text:style-name="T5">́</text:span>Н,</text:p>
      <text:p text:style-name="Text_20_body">Но бессрочен ход времён.</text:p>
      <text:h text:style-name="Heading_20_3" text:outline-level="3"><text:bookmark-start text:name="__RefHeading___Toc29588_3462270752"/><text:span text:style-name="T4">часы — ШАОН</text:span><text:bookmark-end text:name="__RefHeading___Toc29588_3462270752"/></text:h>
      <text:p text:style-name="Text_20_body">До скончания времён</text:p>
      <text:p text:style-name="Text_20_body">Чёток шаг часов ШАО<text:span text:style-name="T5">́</text:span>Н:</text:p>
      <text:p text:style-name="Text_20_body">Тик да так, за шагом шаг,</text:p>
      <text:p text:style-name="Text_20_body">Тьма и свет, и снова мрак.</text:p>
      <text:h text:style-name="Heading_20_3" text:outline-level="3"><text:bookmark-start text:name="__RefHeading___Toc29590_3462270752"/><text:span text:style-name="T4">история — ТОЛАДО</text:span><text:span text:style-name="T6">́</text:span><text:span text:style-name="T4">Т</text:span><text:bookmark-end text:name="__RefHeading___Toc29590_3462270752"/></text:h>
      <text:p text:style-name="Text_20_body">То спал,</text:p>
      <text:p text:style-name="Text_20_body">То бунтовал народ,</text:p>
      <text:p text:style-name="Text_20_body">То лад, то глад,</text:p>
      <text:p text:style-name="Text_20_body">То жар, то лёд:</text:p>
      <text:p text:style-name="Text_20_body">Так и писался ТОЛАДО<text:span text:style-name="T5">́</text:span>Т.</text:p>
      <text:h text:style-name="Heading_20_3" text:outline-level="3"><text:bookmark-start text:name="__RefHeading___Toc29592_3462270752"/><text:span text:style-name="T4">разум — СЭ</text:span><text:span text:style-name="T6">́</text:span><text:span text:style-name="T4">ХЕЛ</text:span><text:bookmark-end text:name="__RefHeading___Toc29592_3462270752"/></text:h>
      <text:p text:style-name="Text_20_body">Берегите, люди, СЭ<text:span text:style-name="T5">́</text:span>ХЕЛ:</text:p>
      <text:p text:style-name="Text_20_body">Плохо, если СЭ<text:span text:style-name="T5">́</text:span>ХЕЛ съехал!</text:p>
      <text:h text:style-name="Heading_20_3" text:outline-level="3"><text:bookmark-start text:name="__RefHeading___Toc29594_3462270752"/><text:span text:style-name="T4">тайна — ТААЛУМА</text:span><text:span text:style-name="T6">́</text:span><text:bookmark-end text:name="__RefHeading___Toc29594_3462270752"/></text:h>
      <text:p text:style-name="Text_20_body">— Где она, где та палата ума?</text:p>
      <text:p text:style-name="Text_20_body">— Адрес её не даём — ТААЛУМА<text:span text:style-name="T5">́</text:span>!</text:p>
      <text:h text:style-name="Heading_20_3" text:outline-level="3"><text:bookmark-start text:name="__RefHeading___Toc29596_3462270752"/><text:span text:style-name="T4">мудрость — ХОХМА</text:span><text:span text:style-name="T6">́</text:span><text:bookmark-end text:name="__RefHeading___Toc29596_3462270752"/></text:h>
      <text:p text:style-name="Text_20_body">Высь и ширь, и глубь ума</text:p>
      <text:p text:style-name="Text_20_body">Называется ХОХМА<text:span text:style-name="T5">́</text:span>.</text:p>
      <text:p text:style-name="Text_20_body">Ей владеющий богач</text:p>
      <text:p text:style-name="Text_20_body">Величается хохмач.</text:p>
      <text:h text:style-name="Heading_20_3" text:outline-level="3"><text:bookmark-start text:name="__RefHeading___Toc29598_3462270752"/><text:span text:style-name="T4">улыбка — ХИЮ</text:span><text:span text:style-name="T6">́</text:span><text:span text:style-name="T4">Х</text:span><text:bookmark-end text:name="__RefHeading___Toc29598_3462270752"/></text:h>
      <text:p text:style-name="Text_20_body">Какая ХИЮ<text:span text:style-name="T5">́</text:span>Ха —</text:p>
      <text:p text:style-name="Text_20_body">От уха до уха!</text:p>
      <text:h text:style-name="Heading_20_3" text:outline-level="3"><text:bookmark-start text:name="__RefHeading___Toc29600_3462270752"/><text:span text:style-name="T4">конец — СОФ</text:span><text:bookmark-end text:name="__RefHeading___Toc29600_3462270752"/></text:h>
      <text:p text:style-name="Text_20_body">Всё, конец, ребята, СОФ!</text:p>
      <text:p text:style-name="Text_20_body">Запираю на засов.</text:p>
      <text:p text:style-name="P3">***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" svg:font-family="'EB Garamond'"/>
    <style:font-face style:name="Lato Black" svg:font-family="'Lato Black'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pitch="variable"/>
    <style:font-face style:name="FreeSerif1" svg:font-family="FreeSerif" style:font-family-generic="roman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be" fo:country="BY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true" fo:line-height="100%"/>
      <style:text-properties style:font-name="FreeSerif" fo:font-family="FreeSerif" style:font-style-name="Regular" style:font-family-generic="roman" style:font-pitch="variable" fo:font-size="12pt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true" fo:line-height="100%"/>
      <style:text-properties style:font-name="Akzidenz-Grotesk Pro" fo:font-family="'Akzidenz-Grotesk Pro'" style:font-pitch="variable" fo:font-size="85%" fo:font-style="normal" fo:font-weight="bold" style:font-size-asian="101%" style:font-weight-asian="bold" style:font-size-complex="101%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201in" fo:margin-bottom="0in" loext:contextual-spacing="true" style:page-number="auto" fo:break-before="column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10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10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10.4965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Часть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columns fo:column-count="4">
          <style:column style:rel-width="3848*" fo:start-indent="0in" fo:end-indent="0in"/>
          <style:column style:rel-width="3848*" fo:start-indent="0in" fo:end-indent="0in"/>
          <style:column style:rel-width="3848*" fo:start-indent="0in" fo:end-indent="0in"/>
          <style:column style:rel-width="385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Admin</meta:initial-creator>
    <meta:creation-date>2012-01-27T23:24:00</meta:creation-date>
    <dc:creator>Žāle Mottahedin</dc:creator>
    <dc:date>2019-09-19T01:20:25.561765626</dc:date>
    <meta:editing-cycles>11</meta:editing-cycles>
    <meta:editing-duration>PT12H3M6S</meta:editing-duration>
    <meta:generator>LibreOffice/6.2.4.2$Linux_X86_64 LibreOffice_project/20$Build-2</meta:generator>
    <meta:document-statistic meta:table-count="0" meta:image-count="0" meta:object-count="0" meta:page-count="55" meta:paragraph-count="5601" meta:word-count="19456" meta:character-count="116423" meta:non-whitespace-character-count="100380"/>
  </office:meta>
</office:document-meta>
</file>